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130_151710conf_memo" table:style-name="ta1">
        <table:shapes>
          <draw:frame draw:z-index="0" draw:style-name="gr1" draw:text-style-name="P1" svg:width="15.999cm" svg:height="8.999cm" svg:x="5.715cm" svg:y="1.455cm">
            <draw:object draw:notify-on-update-of-ranges="20230130_151710conf_memo.A1:20230130_151710conf_memo.A33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956151187419891" calcext:value-type="float">
            <text:p>0.956151187419891</text:p>
          </table:table-cell>
          <table:table-cell table:number-columns-repeated="2"/>
        </table:table-row>
        <table:table-row table:style-name="ro1">
          <table:table-cell office:value-type="float" office:value="0.956102252006531" calcext:value-type="float">
            <text:p>0.956102252006531</text:p>
          </table:table-cell>
          <table:table-cell/>
          <table:table-cell table:style-name="ce1" office:value-type="string" calcext:value-type="string">
            <text:p>認識率</text:p>
          </table:table-cell>
        </table:table-row>
        <table:table-row table:style-name="ro1">
          <table:table-cell office:value-type="float" office:value="0.956112027168274" calcext:value-type="float">
            <text:p>0.956112027168274</text:p>
          </table:table-cell>
          <table:table-cell/>
          <table:table-cell table:style-name="ce1" table:formula="of:=AVERAGE([.A1:.A3340])" office:value-type="float" office:value="0.907791113585769" calcext:value-type="float">
            <text:p>0.907791113585769</text:p>
          </table:table-cell>
        </table:table-row>
        <table:table-row table:style-name="ro1">
          <table:table-cell office:value-type="float" office:value="0.956733524799347" calcext:value-type="float">
            <text:p>0.956733524799347</text:p>
          </table:table-cell>
          <table:table-cell table:number-columns-repeated="2"/>
        </table:table-row>
        <table:table-row table:style-name="ro1">
          <table:table-cell office:value-type="float" office:value="0.956823706626892" calcext:value-type="float">
            <text:p>0.956823706626892</text:p>
          </table:table-cell>
          <table:table-cell table:number-columns-repeated="2"/>
        </table:table-row>
        <table:table-row table:style-name="ro1">
          <table:table-cell office:value-type="float" office:value="0.956842303276062" calcext:value-type="float">
            <text:p>0.956842303276062</text:p>
          </table:table-cell>
          <table:table-cell table:number-columns-repeated="2"/>
        </table:table-row>
        <table:table-row table:style-name="ro1">
          <table:table-cell office:value-type="float" office:value="0.964716255664825" calcext:value-type="float">
            <text:p>0.964716255664825</text:p>
          </table:table-cell>
          <table:table-cell table:number-columns-repeated="2"/>
        </table:table-row>
        <table:table-row table:style-name="ro1">
          <table:table-cell office:value-type="float" office:value="0.964670836925507" calcext:value-type="float">
            <text:p>0.964670836925507</text:p>
          </table:table-cell>
          <table:table-cell table:number-columns-repeated="2"/>
        </table:table-row>
        <table:table-row table:style-name="ro1">
          <table:table-cell office:value-type="float" office:value="0.964764297008514" calcext:value-type="float">
            <text:p>0.964764297008514</text:p>
          </table:table-cell>
          <table:table-cell table:number-columns-repeated="2"/>
        </table:table-row>
        <table:table-row table:style-name="ro1">
          <table:table-cell office:value-type="float" office:value="0.962969005107879" calcext:value-type="float">
            <text:p>0.962969005107879</text:p>
          </table:table-cell>
          <table:table-cell table:number-columns-repeated="2"/>
        </table:table-row>
        <table:table-row table:style-name="ro1">
          <table:table-cell office:value-type="float" office:value="0.962950527667999" calcext:value-type="float">
            <text:p>0.962950527667999</text:p>
          </table:table-cell>
          <table:table-cell table:number-columns-repeated="2"/>
        </table:table-row>
        <table:table-row table:style-name="ro1">
          <table:table-cell office:value-type="float" office:value="0.962957143783569" calcext:value-type="float">
            <text:p>0.962957143783569</text:p>
          </table:table-cell>
          <table:table-cell table:number-columns-repeated="2"/>
        </table:table-row>
        <table:table-row table:style-name="ro1">
          <table:table-cell office:value-type="float" office:value="0.956351280212402" calcext:value-type="float">
            <text:p>0.956351280212402</text:p>
          </table:table-cell>
          <table:table-cell table:number-columns-repeated="2"/>
        </table:table-row>
        <table:table-row table:style-name="ro1">
          <table:table-cell office:value-type="float" office:value="0.956350982189178" calcext:value-type="float">
            <text:p>0.956350982189178</text:p>
          </table:table-cell>
          <table:table-cell table:number-columns-repeated="2"/>
        </table:table-row>
        <table:table-row table:style-name="ro1">
          <table:table-cell office:value-type="float" office:value="0.956364750862122" calcext:value-type="float">
            <text:p>0.956364750862122</text:p>
          </table:table-cell>
          <table:table-cell table:number-columns-repeated="2"/>
        </table:table-row>
        <table:table-row table:style-name="ro1">
          <table:table-cell office:value-type="float" office:value="0.951823234558106" calcext:value-type="float">
            <text:p>0.951823234558106</text:p>
          </table:table-cell>
          <table:table-cell table:number-columns-repeated="2"/>
        </table:table-row>
        <table:table-row table:style-name="ro1">
          <table:table-cell office:value-type="float" office:value="0.951764106750488" calcext:value-type="float">
            <text:p>0.951764106750488</text:p>
          </table:table-cell>
          <table:table-cell table:number-columns-repeated="2"/>
        </table:table-row>
        <table:table-row table:style-name="ro1">
          <table:table-cell office:value-type="float" office:value="0.95171445608139" calcext:value-type="float">
            <text:p>0.95171445608139</text:p>
          </table:table-cell>
          <table:table-cell table:number-columns-repeated="2"/>
        </table:table-row>
        <table:table-row table:style-name="ro1">
          <table:table-cell office:value-type="float" office:value="0.948059022426605" calcext:value-type="float">
            <text:p>0.948059022426605</text:p>
          </table:table-cell>
          <table:table-cell table:number-columns-repeated="2"/>
        </table:table-row>
        <table:table-row table:style-name="ro1">
          <table:table-cell office:value-type="float" office:value="0.948073923587799" calcext:value-type="float">
            <text:p>0.948073923587799</text:p>
          </table:table-cell>
          <table:table-cell table:number-columns-repeated="2"/>
        </table:table-row>
        <table:table-row table:style-name="ro1">
          <table:table-cell office:value-type="float" office:value="0.947961151599884" calcext:value-type="float">
            <text:p>0.947961151599884</text:p>
          </table:table-cell>
          <table:table-cell table:number-columns-repeated="2"/>
        </table:table-row>
        <table:table-row table:style-name="ro1">
          <table:table-cell office:value-type="float" office:value="0.953637957572937" calcext:value-type="float">
            <text:p>0.953637957572937</text:p>
          </table:table-cell>
          <table:table-cell table:number-columns-repeated="2"/>
        </table:table-row>
        <table:table-row table:style-name="ro1">
          <table:table-cell office:value-type="float" office:value="0.953694522380829" calcext:value-type="float">
            <text:p>0.953694522380829</text:p>
          </table:table-cell>
          <table:table-cell table:number-columns-repeated="2"/>
        </table:table-row>
        <table:table-row table:style-name="ro1">
          <table:table-cell office:value-type="float" office:value="0.953721642494202" calcext:value-type="float">
            <text:p>0.953721642494202</text:p>
          </table:table-cell>
          <table:table-cell table:number-columns-repeated="2"/>
        </table:table-row>
        <table:table-row table:style-name="ro1">
          <table:table-cell office:value-type="float" office:value="0.953526318073273" calcext:value-type="float">
            <text:p>0.953526318073273</text:p>
          </table:table-cell>
          <table:table-cell table:number-columns-repeated="2"/>
        </table:table-row>
        <table:table-row table:style-name="ro1">
          <table:table-cell office:value-type="float" office:value="0.953532040119171" calcext:value-type="float">
            <text:p>0.953532040119171</text:p>
          </table:table-cell>
          <table:table-cell table:number-columns-repeated="2"/>
        </table:table-row>
        <table:table-row table:style-name="ro1">
          <table:table-cell office:value-type="float" office:value="0.953534364700317" calcext:value-type="float">
            <text:p>0.953534364700317</text:p>
          </table:table-cell>
          <table:table-cell table:number-columns-repeated="2"/>
        </table:table-row>
        <table:table-row table:style-name="ro1">
          <table:table-cell office:value-type="float" office:value="0.96079295873642" calcext:value-type="float">
            <text:p>0.96079295873642</text:p>
          </table:table-cell>
          <table:table-cell table:number-columns-repeated="2"/>
        </table:table-row>
        <table:table-row table:style-name="ro1">
          <table:table-cell office:value-type="float" office:value="0.960807621479034" calcext:value-type="float">
            <text:p>0.960807621479034</text:p>
          </table:table-cell>
          <table:table-cell table:number-columns-repeated="2"/>
        </table:table-row>
        <table:table-row table:style-name="ro1">
          <table:table-cell office:value-type="float" office:value="0.960320949554443" calcext:value-type="float">
            <text:p>0.960320949554443</text:p>
          </table:table-cell>
          <table:table-cell table:number-columns-repeated="2"/>
        </table:table-row>
        <table:table-row table:style-name="ro1">
          <table:table-cell office:value-type="float" office:value="0.960212588310242" calcext:value-type="float">
            <text:p>0.960212588310242</text:p>
          </table:table-cell>
          <table:table-cell table:number-columns-repeated="2"/>
        </table:table-row>
        <table:table-row table:style-name="ro1">
          <table:table-cell office:value-type="float" office:value="0.960290491580963" calcext:value-type="float">
            <text:p>0.960290491580963</text:p>
          </table:table-cell>
          <table:table-cell table:number-columns-repeated="2"/>
        </table:table-row>
        <table:table-row table:style-name="ro1">
          <table:table-cell office:value-type="float" office:value="0.951910138130188" calcext:value-type="float">
            <text:p>0.951910138130188</text:p>
          </table:table-cell>
          <table:table-cell table:number-columns-repeated="2"/>
        </table:table-row>
        <table:table-row table:style-name="ro1">
          <table:table-cell office:value-type="float" office:value="0.95171856880188" calcext:value-type="float">
            <text:p>0.95171856880188</text:p>
          </table:table-cell>
          <table:table-cell table:number-columns-repeated="2"/>
        </table:table-row>
        <table:table-row table:style-name="ro1">
          <table:table-cell office:value-type="float" office:value="0.951681911945343" calcext:value-type="float">
            <text:p>0.951681911945343</text:p>
          </table:table-cell>
          <table:table-cell table:number-columns-repeated="2"/>
        </table:table-row>
        <table:table-row table:style-name="ro1">
          <table:table-cell office:value-type="float" office:value="0.945811212062836" calcext:value-type="float">
            <text:p>0.945811212062836</text:p>
          </table:table-cell>
          <table:table-cell table:number-columns-repeated="2"/>
        </table:table-row>
        <table:table-row table:style-name="ro1">
          <table:table-cell office:value-type="float" office:value="0.945782959461212" calcext:value-type="float">
            <text:p>0.945782959461212</text:p>
          </table:table-cell>
          <table:table-cell table:number-columns-repeated="2"/>
        </table:table-row>
        <table:table-row table:style-name="ro1">
          <table:table-cell office:value-type="float" office:value="0.945917069911957" calcext:value-type="float">
            <text:p>0.945917069911957</text:p>
          </table:table-cell>
          <table:table-cell table:number-columns-repeated="2"/>
        </table:table-row>
        <table:table-row table:style-name="ro1">
          <table:table-cell office:value-type="float" office:value="0.938741445541382" calcext:value-type="float">
            <text:p>0.938741445541382</text:p>
          </table:table-cell>
          <table:table-cell table:number-columns-repeated="2"/>
        </table:table-row>
        <table:table-row table:style-name="ro1">
          <table:table-cell office:value-type="float" office:value="0.938747823238373" calcext:value-type="float">
            <text:p>0.938747823238373</text:p>
          </table:table-cell>
          <table:table-cell table:number-columns-repeated="2"/>
        </table:table-row>
        <table:table-row table:style-name="ro1">
          <table:table-cell office:value-type="float" office:value="0.93882018327713" calcext:value-type="float">
            <text:p>0.93882018327713</text:p>
          </table:table-cell>
          <table:table-cell table:number-columns-repeated="2"/>
        </table:table-row>
        <table:table-row table:style-name="ro1">
          <table:table-cell office:value-type="float" office:value="0.945057272911072" calcext:value-type="float">
            <text:p>0.945057272911072</text:p>
          </table:table-cell>
          <table:table-cell table:number-columns-repeated="2"/>
        </table:table-row>
        <table:table-row table:style-name="ro1">
          <table:table-cell office:value-type="float" office:value="0.945032477378845" calcext:value-type="float">
            <text:p>0.945032477378845</text:p>
          </table:table-cell>
          <table:table-cell table:number-columns-repeated="2"/>
        </table:table-row>
        <table:table-row table:style-name="ro1">
          <table:table-cell office:value-type="float" office:value="0.945106148719788" calcext:value-type="float">
            <text:p>0.945106148719788</text:p>
          </table:table-cell>
          <table:table-cell table:number-columns-repeated="2"/>
        </table:table-row>
        <table:table-row table:style-name="ro1">
          <table:table-cell office:value-type="float" office:value="0.945707857608795" calcext:value-type="float">
            <text:p>0.945707857608795</text:p>
          </table:table-cell>
          <table:table-cell table:number-columns-repeated="2"/>
        </table:table-row>
        <table:table-row table:style-name="ro1">
          <table:table-cell office:value-type="float" office:value="0.945672452449799" calcext:value-type="float">
            <text:p>0.945672452449799</text:p>
          </table:table-cell>
          <table:table-cell table:number-columns-repeated="2"/>
        </table:table-row>
        <table:table-row table:style-name="ro1">
          <table:table-cell office:value-type="float" office:value="0.945683419704437" calcext:value-type="float">
            <text:p>0.945683419704437</text:p>
          </table:table-cell>
          <table:table-cell table:number-columns-repeated="2"/>
        </table:table-row>
        <table:table-row table:style-name="ro1">
          <table:table-cell office:value-type="float" office:value="0.942991137504577" calcext:value-type="float">
            <text:p>0.942991137504577</text:p>
          </table:table-cell>
          <table:table-cell table:number-columns-repeated="2"/>
        </table:table-row>
        <table:table-row table:style-name="ro1">
          <table:table-cell office:value-type="float" office:value="0.943023562431335" calcext:value-type="float">
            <text:p>0.943023562431335</text:p>
          </table:table-cell>
          <table:table-cell table:number-columns-repeated="2"/>
        </table:table-row>
        <table:table-row table:style-name="ro1">
          <table:table-cell office:value-type="float" office:value="0.94307553768158" calcext:value-type="float">
            <text:p>0.94307553768158</text:p>
          </table:table-cell>
          <table:table-cell table:number-columns-repeated="2"/>
        </table:table-row>
        <table:table-row table:style-name="ro1">
          <table:table-cell office:value-type="float" office:value="0.94935542345047" calcext:value-type="float">
            <text:p>0.94935542345047</text:p>
          </table:table-cell>
          <table:table-cell table:number-columns-repeated="2"/>
        </table:table-row>
        <table:table-row table:style-name="ro1">
          <table:table-cell office:value-type="float" office:value="0.949274361133575" calcext:value-type="float">
            <text:p>0.949274361133575</text:p>
          </table:table-cell>
          <table:table-cell table:number-columns-repeated="2"/>
        </table:table-row>
        <table:table-row table:style-name="ro1">
          <table:table-cell office:value-type="float" office:value="0.949226856231689" calcext:value-type="float">
            <text:p>0.949226856231689</text:p>
          </table:table-cell>
          <table:table-cell table:number-columns-repeated="2"/>
        </table:table-row>
        <table:table-row table:style-name="ro1">
          <table:table-cell office:value-type="float" office:value="0.950599908828735" calcext:value-type="float">
            <text:p>0.950599908828735</text:p>
          </table:table-cell>
          <table:table-cell table:number-columns-repeated="2"/>
        </table:table-row>
        <table:table-row table:style-name="ro1">
          <table:table-cell office:value-type="float" office:value="0.950642466545105" calcext:value-type="float">
            <text:p>0.950642466545105</text:p>
          </table:table-cell>
          <table:table-cell table:number-columns-repeated="2"/>
        </table:table-row>
        <table:table-row table:style-name="ro1">
          <table:table-cell office:value-type="float" office:value="0.950674772262573" calcext:value-type="float">
            <text:p>0.950674772262573</text:p>
          </table:table-cell>
          <table:table-cell table:number-columns-repeated="2"/>
        </table:table-row>
        <table:table-row table:style-name="ro1">
          <table:table-cell office:value-type="float" office:value="0.948806762695312" calcext:value-type="float">
            <text:p>0.948806762695312</text:p>
          </table:table-cell>
          <table:table-cell table:number-columns-repeated="2"/>
        </table:table-row>
        <table:table-row table:style-name="ro1">
          <table:table-cell office:value-type="float" office:value="0.948853850364685" calcext:value-type="float">
            <text:p>0.948853850364685</text:p>
          </table:table-cell>
          <table:table-cell table:number-columns-repeated="2"/>
        </table:table-row>
        <table:table-row table:style-name="ro1">
          <table:table-cell office:value-type="float" office:value="0.955687940120697" calcext:value-type="float">
            <text:p>0.955687940120697</text:p>
          </table:table-cell>
          <table:table-cell table:number-columns-repeated="2"/>
        </table:table-row>
        <table:table-row table:style-name="ro1">
          <table:table-cell office:value-type="float" office:value="0.955653309822082" calcext:value-type="float">
            <text:p>0.955653309822082</text:p>
          </table:table-cell>
          <table:table-cell table:number-columns-repeated="2"/>
        </table:table-row>
        <table:table-row table:style-name="ro1">
          <table:table-cell office:value-type="float" office:value="0.955644845962524" calcext:value-type="float">
            <text:p>0.955644845962524</text:p>
          </table:table-cell>
          <table:table-cell table:number-columns-repeated="2"/>
        </table:table-row>
        <table:table-row table:style-name="ro1">
          <table:table-cell office:value-type="float" office:value="0.950995087623596" calcext:value-type="float">
            <text:p>0.950995087623596</text:p>
          </table:table-cell>
          <table:table-cell table:number-columns-repeated="2"/>
        </table:table-row>
        <table:table-row table:style-name="ro1">
          <table:table-cell office:value-type="float" office:value="0.951004505157471" calcext:value-type="float">
            <text:p>0.951004505157471</text:p>
          </table:table-cell>
          <table:table-cell table:number-columns-repeated="2"/>
        </table:table-row>
        <table:table-row table:style-name="ro1">
          <table:table-cell office:value-type="float" office:value="0.951031029224396" calcext:value-type="float">
            <text:p>0.951031029224396</text:p>
          </table:table-cell>
          <table:table-cell table:number-columns-repeated="2"/>
        </table:table-row>
        <table:table-row table:style-name="ro1">
          <table:table-cell office:value-type="float" office:value="0.943997263908386" calcext:value-type="float">
            <text:p>0.943997263908386</text:p>
          </table:table-cell>
          <table:table-cell table:number-columns-repeated="2"/>
        </table:table-row>
        <table:table-row table:style-name="ro1">
          <table:table-cell office:value-type="float" office:value="0.943986177444458" calcext:value-type="float">
            <text:p>0.943986177444458</text:p>
          </table:table-cell>
          <table:table-cell table:number-columns-repeated="2"/>
        </table:table-row>
        <table:table-row table:style-name="ro1">
          <table:table-cell office:value-type="float" office:value="0.943954586982727" calcext:value-type="float">
            <text:p>0.943954586982727</text:p>
          </table:table-cell>
          <table:table-cell table:number-columns-repeated="2"/>
        </table:table-row>
        <table:table-row table:style-name="ro1">
          <table:table-cell office:value-type="float" office:value="0.944007277488708" calcext:value-type="float">
            <text:p>0.944007277488708</text:p>
          </table:table-cell>
          <table:table-cell table:number-columns-repeated="2"/>
        </table:table-row>
        <table:table-row table:style-name="ro1">
          <table:table-cell office:value-type="float" office:value="0.944009125232696" calcext:value-type="float">
            <text:p>0.944009125232696</text:p>
          </table:table-cell>
          <table:table-cell table:number-columns-repeated="2"/>
        </table:table-row>
        <table:table-row table:style-name="ro1">
          <table:table-cell office:value-type="float" office:value="0.944020330905914" calcext:value-type="float">
            <text:p>0.944020330905914</text:p>
          </table:table-cell>
          <table:table-cell table:number-columns-repeated="2"/>
        </table:table-row>
        <table:table-row table:style-name="ro1">
          <table:table-cell office:value-type="float" office:value="0.95721161365509" calcext:value-type="float">
            <text:p>0.95721161365509</text:p>
          </table:table-cell>
          <table:table-cell table:number-columns-repeated="2"/>
        </table:table-row>
        <table:table-row table:style-name="ro1">
          <table:table-cell office:value-type="float" office:value="0.957195222377777" calcext:value-type="float">
            <text:p>0.957195222377777</text:p>
          </table:table-cell>
          <table:table-cell table:number-columns-repeated="2"/>
        </table:table-row>
        <table:table-row table:style-name="ro1">
          <table:table-cell office:value-type="float" office:value="0.957112371921539" calcext:value-type="float">
            <text:p>0.957112371921539</text:p>
          </table:table-cell>
          <table:table-cell table:number-columns-repeated="2"/>
        </table:table-row>
        <table:table-row table:style-name="ro1">
          <table:table-cell office:value-type="float" office:value="0.957306027412415" calcext:value-type="float">
            <text:p>0.957306027412415</text:p>
          </table:table-cell>
          <table:table-cell table:number-columns-repeated="2"/>
        </table:table-row>
        <table:table-row table:style-name="ro1">
          <table:table-cell office:value-type="float" office:value="0.957348823547363" calcext:value-type="float">
            <text:p>0.957348823547363</text:p>
          </table:table-cell>
          <table:table-cell table:number-columns-repeated="2"/>
        </table:table-row>
        <table:table-row table:style-name="ro1">
          <table:table-cell office:value-type="float" office:value="0.957203686237335" calcext:value-type="float">
            <text:p>0.957203686237335</text:p>
          </table:table-cell>
          <table:table-cell table:number-columns-repeated="2"/>
        </table:table-row>
        <table:table-row table:style-name="ro1">
          <table:table-cell office:value-type="float" office:value="0.942732214927673" calcext:value-type="float">
            <text:p>0.942732214927673</text:p>
          </table:table-cell>
          <table:table-cell table:number-columns-repeated="2"/>
        </table:table-row>
        <table:table-row table:style-name="ro1">
          <table:table-cell office:value-type="float" office:value="0.942783892154694" calcext:value-type="float">
            <text:p>0.942783892154694</text:p>
          </table:table-cell>
          <table:table-cell table:number-columns-repeated="2"/>
        </table:table-row>
        <table:table-row table:style-name="ro1">
          <table:table-cell office:value-type="float" office:value="0.942786991596222" calcext:value-type="float">
            <text:p>0.942786991596222</text:p>
          </table:table-cell>
          <table:table-cell table:number-columns-repeated="2"/>
        </table:table-row>
        <table:table-row table:style-name="ro1">
          <table:table-cell office:value-type="float" office:value="0.94917905330658" calcext:value-type="float">
            <text:p>0.94917905330658</text:p>
          </table:table-cell>
          <table:table-cell table:number-columns-repeated="2"/>
        </table:table-row>
        <table:table-row table:style-name="ro1">
          <table:table-cell office:value-type="float" office:value="0.94903290271759" calcext:value-type="float">
            <text:p>0.94903290271759</text:p>
          </table:table-cell>
          <table:table-cell table:number-columns-repeated="2"/>
        </table:table-row>
        <table:table-row table:style-name="ro1">
          <table:table-cell office:value-type="float" office:value="0.949280619621277" calcext:value-type="float">
            <text:p>0.949280619621277</text:p>
          </table:table-cell>
          <table:table-cell table:number-columns-repeated="2"/>
        </table:table-row>
        <table:table-row table:style-name="ro1">
          <table:table-cell office:value-type="float" office:value="0.943802237510681" calcext:value-type="float">
            <text:p>0.943802237510681</text:p>
          </table:table-cell>
          <table:table-cell table:number-columns-repeated="2"/>
        </table:table-row>
        <table:table-row table:style-name="ro1">
          <table:table-cell office:value-type="float" office:value="0.94377326965332" calcext:value-type="float">
            <text:p>0.94377326965332</text:p>
          </table:table-cell>
          <table:table-cell table:number-columns-repeated="2"/>
        </table:table-row>
        <table:table-row table:style-name="ro1">
          <table:table-cell office:value-type="float" office:value="0.943872392177582" calcext:value-type="float">
            <text:p>0.943872392177582</text:p>
          </table:table-cell>
          <table:table-cell table:number-columns-repeated="2"/>
        </table:table-row>
        <table:table-row table:style-name="ro1">
          <table:table-cell office:value-type="float" office:value="0.934804439544678" calcext:value-type="float">
            <text:p>0.934804439544678</text:p>
          </table:table-cell>
          <table:table-cell table:number-columns-repeated="2"/>
        </table:table-row>
        <table:table-row table:style-name="ro1">
          <table:table-cell office:value-type="float" office:value="0.93479859828949" calcext:value-type="float">
            <text:p>0.93479859828949</text:p>
          </table:table-cell>
          <table:table-cell table:number-columns-repeated="2"/>
        </table:table-row>
        <table:table-row table:style-name="ro1">
          <table:table-cell office:value-type="float" office:value="0.9497429728508" calcext:value-type="float">
            <text:p>0.9497429728508</text:p>
          </table:table-cell>
          <table:table-cell table:number-columns-repeated="2"/>
        </table:table-row>
        <table:table-row table:style-name="ro1">
          <table:table-cell office:value-type="float" office:value="0.94974809885025" calcext:value-type="float">
            <text:p>0.94974809885025</text:p>
          </table:table-cell>
          <table:table-cell table:number-columns-repeated="2"/>
        </table:table-row>
        <table:table-row table:style-name="ro1">
          <table:table-cell office:value-type="float" office:value="0.949796855449676" calcext:value-type="float">
            <text:p>0.949796855449676</text:p>
          </table:table-cell>
          <table:table-cell table:number-columns-repeated="2"/>
        </table:table-row>
        <table:table-row table:style-name="ro1">
          <table:table-cell office:value-type="float" office:value="0.955324590206146" calcext:value-type="float">
            <text:p>0.955324590206146</text:p>
          </table:table-cell>
          <table:table-cell table:number-columns-repeated="2"/>
        </table:table-row>
        <table:table-row table:style-name="ro1">
          <table:table-cell office:value-type="float" office:value="0.955329060554504" calcext:value-type="float">
            <text:p>0.955329060554504</text:p>
          </table:table-cell>
          <table:table-cell table:number-columns-repeated="2"/>
        </table:table-row>
        <table:table-row table:style-name="ro1">
          <table:table-cell office:value-type="float" office:value="0.955048680305481" calcext:value-type="float">
            <text:p>0.955048680305481</text:p>
          </table:table-cell>
          <table:table-cell table:number-columns-repeated="2"/>
        </table:table-row>
        <table:table-row table:style-name="ro1">
          <table:table-cell office:value-type="float" office:value="0.953329205513" calcext:value-type="float">
            <text:p>0.953329205513</text:p>
          </table:table-cell>
          <table:table-cell table:number-columns-repeated="2"/>
        </table:table-row>
        <table:table-row table:style-name="ro1">
          <table:table-cell office:value-type="float" office:value="0.953329205513" calcext:value-type="float">
            <text:p>0.953329205513</text:p>
          </table:table-cell>
          <table:table-cell table:number-columns-repeated="2"/>
        </table:table-row>
        <table:table-row table:style-name="ro1">
          <table:table-cell office:value-type="float" office:value="0.953382074832916" calcext:value-type="float">
            <text:p>0.953382074832916</text:p>
          </table:table-cell>
          <table:table-cell table:number-columns-repeated="2"/>
        </table:table-row>
        <table:table-row table:style-name="ro1">
          <table:table-cell office:value-type="float" office:value="0.938931167125702" calcext:value-type="float">
            <text:p>0.938931167125702</text:p>
          </table:table-cell>
          <table:table-cell table:number-columns-repeated="2"/>
        </table:table-row>
        <table:table-row table:style-name="ro1">
          <table:table-cell office:value-type="float" office:value="0.938856601715088" calcext:value-type="float">
            <text:p>0.938856601715088</text:p>
          </table:table-cell>
          <table:table-cell table:number-columns-repeated="2"/>
        </table:table-row>
        <table:table-row table:style-name="ro1">
          <table:table-cell office:value-type="float" office:value="0.938922762870789" calcext:value-type="float">
            <text:p>0.938922762870789</text:p>
          </table:table-cell>
          <table:table-cell table:number-columns-repeated="2"/>
        </table:table-row>
        <table:table-row table:style-name="ro1">
          <table:table-cell office:value-type="float" office:value="0.945652008056641" calcext:value-type="float">
            <text:p>0.945652008056641</text:p>
          </table:table-cell>
          <table:table-cell table:number-columns-repeated="2"/>
        </table:table-row>
        <table:table-row table:style-name="ro1">
          <table:table-cell office:value-type="float" office:value="0.945677697658539" calcext:value-type="float">
            <text:p>0.945677697658539</text:p>
          </table:table-cell>
          <table:table-cell table:number-columns-repeated="2"/>
        </table:table-row>
        <table:table-row table:style-name="ro1">
          <table:table-cell office:value-type="float" office:value="0.945424556732178" calcext:value-type="float">
            <text:p>0.945424556732178</text:p>
          </table:table-cell>
          <table:table-cell table:number-columns-repeated="2"/>
        </table:table-row>
        <table:table-row table:style-name="ro1">
          <table:table-cell office:value-type="float" office:value="0.941148340702057" calcext:value-type="float">
            <text:p>0.941148340702057</text:p>
          </table:table-cell>
          <table:table-cell table:number-columns-repeated="2"/>
        </table:table-row>
        <table:table-row table:style-name="ro1">
          <table:table-cell office:value-type="float" office:value="0.941191494464874" calcext:value-type="float">
            <text:p>0.941191494464874</text:p>
          </table:table-cell>
          <table:table-cell table:number-columns-repeated="2"/>
        </table:table-row>
        <table:table-row table:style-name="ro1">
          <table:table-cell office:value-type="float" office:value="0.941189765930176" calcext:value-type="float">
            <text:p>0.941189765930176</text:p>
          </table:table-cell>
          <table:table-cell table:number-columns-repeated="2"/>
        </table:table-row>
        <table:table-row table:style-name="ro1">
          <table:table-cell office:value-type="float" office:value="0.964766025543213" calcext:value-type="float">
            <text:p>0.964766025543213</text:p>
          </table:table-cell>
          <table:table-cell table:number-columns-repeated="2"/>
        </table:table-row>
        <table:table-row table:style-name="ro1">
          <table:table-cell office:value-type="float" office:value="0.964632093906403" calcext:value-type="float">
            <text:p>0.964632093906403</text:p>
          </table:table-cell>
          <table:table-cell table:number-columns-repeated="2"/>
        </table:table-row>
        <table:table-row table:style-name="ro1">
          <table:table-cell office:value-type="float" office:value="0.964608490467072" calcext:value-type="float">
            <text:p>0.964608490467072</text:p>
          </table:table-cell>
          <table:table-cell table:number-columns-repeated="2"/>
        </table:table-row>
        <table:table-row table:style-name="ro1">
          <table:table-cell office:value-type="float" office:value="0.950361967086792" calcext:value-type="float">
            <text:p>0.950361967086792</text:p>
          </table:table-cell>
          <table:table-cell table:number-columns-repeated="2"/>
        </table:table-row>
        <table:table-row table:style-name="ro1">
          <table:table-cell office:value-type="float" office:value="0.950335562229156" calcext:value-type="float">
            <text:p>0.950335562229156</text:p>
          </table:table-cell>
          <table:table-cell table:number-columns-repeated="2"/>
        </table:table-row>
        <table:table-row table:style-name="ro1">
          <table:table-cell office:value-type="float" office:value="0.95031201839447" calcext:value-type="float">
            <text:p>0.95031201839447</text:p>
          </table:table-cell>
          <table:table-cell table:number-columns-repeated="2"/>
        </table:table-row>
        <table:table-row table:style-name="ro1">
          <table:table-cell office:value-type="float" office:value="0.951190650463104" calcext:value-type="float">
            <text:p>0.951190650463104</text:p>
          </table:table-cell>
          <table:table-cell table:number-columns-repeated="2"/>
        </table:table-row>
        <table:table-row table:style-name="ro1">
          <table:table-cell office:value-type="float" office:value="0.951172888278961" calcext:value-type="float">
            <text:p>0.951172888278961</text:p>
          </table:table-cell>
          <table:table-cell table:number-columns-repeated="2"/>
        </table:table-row>
        <table:table-row table:style-name="ro1">
          <table:table-cell office:value-type="float" office:value="0.951217353343964" calcext:value-type="float">
            <text:p>0.951217353343964</text:p>
          </table:table-cell>
          <table:table-cell table:number-columns-repeated="2"/>
        </table:table-row>
        <table:table-row table:style-name="ro1">
          <table:table-cell office:value-type="float" office:value="0.92614358663559" calcext:value-type="float">
            <text:p>0.92614358663559</text:p>
          </table:table-cell>
          <table:table-cell table:number-columns-repeated="2"/>
        </table:table-row>
        <table:table-row table:style-name="ro1">
          <table:table-cell office:value-type="float" office:value="0.926086604595184" calcext:value-type="float">
            <text:p>0.926086604595184</text:p>
          </table:table-cell>
          <table:table-cell table:number-columns-repeated="2"/>
        </table:table-row>
        <table:table-row table:style-name="ro1">
          <table:table-cell office:value-type="float" office:value="0.930486381053925" calcext:value-type="float">
            <text:p>0.930486381053925</text:p>
          </table:table-cell>
          <table:table-cell table:number-columns-repeated="2"/>
        </table:table-row>
        <table:table-row table:style-name="ro1">
          <table:table-cell office:value-type="float" office:value="0.93044126033783" calcext:value-type="float">
            <text:p>0.93044126033783</text:p>
          </table:table-cell>
          <table:table-cell table:number-columns-repeated="2"/>
        </table:table-row>
        <table:table-row table:style-name="ro1">
          <table:table-cell office:value-type="float" office:value="0.930448293685913" calcext:value-type="float">
            <text:p>0.930448293685913</text:p>
          </table:table-cell>
          <table:table-cell table:number-columns-repeated="2"/>
        </table:table-row>
        <table:table-row table:style-name="ro1">
          <table:table-cell office:value-type="float" office:value="0.938426852226257" calcext:value-type="float">
            <text:p>0.938426852226257</text:p>
          </table:table-cell>
          <table:table-cell table:number-columns-repeated="2"/>
        </table:table-row>
        <table:table-row table:style-name="ro1">
          <table:table-cell office:value-type="float" office:value="0.938066482543945" calcext:value-type="float">
            <text:p>0.938066482543945</text:p>
          </table:table-cell>
          <table:table-cell table:number-columns-repeated="2"/>
        </table:table-row>
        <table:table-row table:style-name="ro1">
          <table:table-cell office:value-type="float" office:value="0.938466191291809" calcext:value-type="float">
            <text:p>0.938466191291809</text:p>
          </table:table-cell>
          <table:table-cell table:number-columns-repeated="2"/>
        </table:table-row>
        <table:table-row table:style-name="ro1">
          <table:table-cell office:value-type="float" office:value="0.957456946372986" calcext:value-type="float">
            <text:p>0.957456946372986</text:p>
          </table:table-cell>
          <table:table-cell table:number-columns-repeated="2"/>
        </table:table-row>
        <table:table-row table:style-name="ro1">
          <table:table-cell office:value-type="float" office:value="0.957459449768066" calcext:value-type="float">
            <text:p>0.957459449768066</text:p>
          </table:table-cell>
          <table:table-cell table:number-columns-repeated="2"/>
        </table:table-row>
        <table:table-row table:style-name="ro1">
          <table:table-cell office:value-type="float" office:value="0.957381546497345" calcext:value-type="float">
            <text:p>0.957381546497345</text:p>
          </table:table-cell>
          <table:table-cell table:number-columns-repeated="2"/>
        </table:table-row>
        <table:table-row table:style-name="ro1">
          <table:table-cell office:value-type="float" office:value="0.945845782756805" calcext:value-type="float">
            <text:p>0.945845782756805</text:p>
          </table:table-cell>
          <table:table-cell table:number-columns-repeated="2"/>
        </table:table-row>
        <table:table-row table:style-name="ro1">
          <table:table-cell office:value-type="float" office:value="0.945478141307831" calcext:value-type="float">
            <text:p>0.945478141307831</text:p>
          </table:table-cell>
          <table:table-cell table:number-columns-repeated="2"/>
        </table:table-row>
        <table:table-row table:style-name="ro1">
          <table:table-cell office:value-type="float" office:value="0.945315301418304" calcext:value-type="float">
            <text:p>0.945315301418304</text:p>
          </table:table-cell>
          <table:table-cell table:number-columns-repeated="2"/>
        </table:table-row>
        <table:table-row table:style-name="ro1">
          <table:table-cell office:value-type="float" office:value="0.947393476963043" calcext:value-type="float">
            <text:p>0.947393476963043</text:p>
          </table:table-cell>
          <table:table-cell table:number-columns-repeated="2"/>
        </table:table-row>
        <table:table-row table:style-name="ro1">
          <table:table-cell office:value-type="float" office:value="0.947570323944092" calcext:value-type="float">
            <text:p>0.947570323944092</text:p>
          </table:table-cell>
          <table:table-cell table:number-columns-repeated="2"/>
        </table:table-row>
        <table:table-row table:style-name="ro1">
          <table:table-cell office:value-type="float" office:value="0.947604596614838" calcext:value-type="float">
            <text:p>0.947604596614838</text:p>
          </table:table-cell>
          <table:table-cell table:number-columns-repeated="2"/>
        </table:table-row>
        <table:table-row table:style-name="ro1">
          <table:table-cell office:value-type="float" office:value="0.949488997459412" calcext:value-type="float">
            <text:p>0.949488997459412</text:p>
          </table:table-cell>
          <table:table-cell table:number-columns-repeated="2"/>
        </table:table-row>
        <table:table-row table:style-name="ro1">
          <table:table-cell office:value-type="float" office:value="0.949367880821228" calcext:value-type="float">
            <text:p>0.949367880821228</text:p>
          </table:table-cell>
          <table:table-cell table:number-columns-repeated="2"/>
        </table:table-row>
        <table:table-row table:style-name="ro1">
          <table:table-cell office:value-type="float" office:value="0.949686110019684" calcext:value-type="float">
            <text:p>0.949686110019684</text:p>
          </table:table-cell>
          <table:table-cell table:number-columns-repeated="2"/>
        </table:table-row>
        <table:table-row table:style-name="ro1">
          <table:table-cell office:value-type="float" office:value="0.94865608215332" calcext:value-type="float">
            <text:p>0.94865608215332</text:p>
          </table:table-cell>
          <table:table-cell table:number-columns-repeated="2"/>
        </table:table-row>
        <table:table-row table:style-name="ro1">
          <table:table-cell office:value-type="float" office:value="0.948660850524902" calcext:value-type="float">
            <text:p>0.948660850524902</text:p>
          </table:table-cell>
          <table:table-cell table:number-columns-repeated="2"/>
        </table:table-row>
        <table:table-row table:style-name="ro1">
          <table:table-cell office:value-type="float" office:value="0.948714017868042" calcext:value-type="float">
            <text:p>0.948714017868042</text:p>
          </table:table-cell>
          <table:table-cell table:number-columns-repeated="2"/>
        </table:table-row>
        <table:table-row table:style-name="ro1">
          <table:table-cell office:value-type="float" office:value="0.941177189350128" calcext:value-type="float">
            <text:p>0.941177189350128</text:p>
          </table:table-cell>
          <table:table-cell table:number-columns-repeated="2"/>
        </table:table-row>
        <table:table-row table:style-name="ro1">
          <table:table-cell office:value-type="float" office:value="0.941152453422546" calcext:value-type="float">
            <text:p>0.941152453422546</text:p>
          </table:table-cell>
          <table:table-cell table:number-columns-repeated="2"/>
        </table:table-row>
        <table:table-row table:style-name="ro1">
          <table:table-cell office:value-type="float" office:value="0.940797746181488" calcext:value-type="float">
            <text:p>0.940797746181488</text:p>
          </table:table-cell>
          <table:table-cell table:number-columns-repeated="2"/>
        </table:table-row>
        <table:table-row table:style-name="ro1">
          <table:table-cell office:value-type="float" office:value="0.942076027393341" calcext:value-type="float">
            <text:p>0.942076027393341</text:p>
          </table:table-cell>
          <table:table-cell table:number-columns-repeated="2"/>
        </table:table-row>
        <table:table-row table:style-name="ro1">
          <table:table-cell office:value-type="float" office:value="0.941993117332458" calcext:value-type="float">
            <text:p>0.941993117332458</text:p>
          </table:table-cell>
          <table:table-cell table:number-columns-repeated="2"/>
        </table:table-row>
        <table:table-row table:style-name="ro1">
          <table:table-cell office:value-type="float" office:value="0.94201272726059" calcext:value-type="float">
            <text:p>0.94201272726059</text:p>
          </table:table-cell>
          <table:table-cell table:number-columns-repeated="2"/>
        </table:table-row>
        <table:table-row table:style-name="ro1">
          <table:table-cell office:value-type="float" office:value="0.944843888282776" calcext:value-type="float">
            <text:p>0.944843888282776</text:p>
          </table:table-cell>
          <table:table-cell table:number-columns-repeated="2"/>
        </table:table-row>
        <table:table-row table:style-name="ro1">
          <table:table-cell office:value-type="float" office:value="0.944817781448364" calcext:value-type="float">
            <text:p>0.944817781448364</text:p>
          </table:table-cell>
          <table:table-cell table:number-columns-repeated="2"/>
        </table:table-row>
        <table:table-row table:style-name="ro1">
          <table:table-cell office:value-type="float" office:value="0.944855093955994" calcext:value-type="float">
            <text:p>0.944855093955994</text:p>
          </table:table-cell>
          <table:table-cell table:number-columns-repeated="2"/>
        </table:table-row>
        <table:table-row table:style-name="ro1">
          <table:table-cell office:value-type="float" office:value="0.944862067699432" calcext:value-type="float">
            <text:p>0.944862067699432</text:p>
          </table:table-cell>
          <table:table-cell table:number-columns-repeated="2"/>
        </table:table-row>
        <table:table-row table:style-name="ro1">
          <table:table-cell office:value-type="float" office:value="0.944779276847839" calcext:value-type="float">
            <text:p>0.944779276847839</text:p>
          </table:table-cell>
          <table:table-cell table:number-columns-repeated="2"/>
        </table:table-row>
        <table:table-row table:style-name="ro1">
          <table:table-cell office:value-type="float" office:value="0.940053045749664" calcext:value-type="float">
            <text:p>0.940053045749664</text:p>
          </table:table-cell>
          <table:table-cell table:number-columns-repeated="2"/>
        </table:table-row>
        <table:table-row table:style-name="ro1">
          <table:table-cell office:value-type="float" office:value="0.940154016017914" calcext:value-type="float">
            <text:p>0.940154016017914</text:p>
          </table:table-cell>
          <table:table-cell table:number-columns-repeated="2"/>
        </table:table-row>
        <table:table-row table:style-name="ro1">
          <table:table-cell office:value-type="float" office:value="0.940047144889832" calcext:value-type="float">
            <text:p>0.940047144889832</text:p>
          </table:table-cell>
          <table:table-cell table:number-columns-repeated="2"/>
        </table:table-row>
        <table:table-row table:style-name="ro1">
          <table:table-cell office:value-type="float" office:value="0.939380764961243" calcext:value-type="float">
            <text:p>0.939380764961243</text:p>
          </table:table-cell>
          <table:table-cell table:number-columns-repeated="2"/>
        </table:table-row>
        <table:table-row table:style-name="ro1">
          <table:table-cell office:value-type="float" office:value="0.939379453659058" calcext:value-type="float">
            <text:p>0.939379453659058</text:p>
          </table:table-cell>
          <table:table-cell table:number-columns-repeated="2"/>
        </table:table-row>
        <table:table-row table:style-name="ro1">
          <table:table-cell office:value-type="float" office:value="0.939397633075714" calcext:value-type="float">
            <text:p>0.939397633075714</text:p>
          </table:table-cell>
          <table:table-cell table:number-columns-repeated="2"/>
        </table:table-row>
        <table:table-row table:style-name="ro1">
          <table:table-cell office:value-type="float" office:value="0.94182825088501" calcext:value-type="float">
            <text:p>0.94182825088501</text:p>
          </table:table-cell>
          <table:table-cell table:number-columns-repeated="2"/>
        </table:table-row>
        <table:table-row table:style-name="ro1">
          <table:table-cell office:value-type="float" office:value="0.941745340824127" calcext:value-type="float">
            <text:p>0.941745340824127</text:p>
          </table:table-cell>
          <table:table-cell table:number-columns-repeated="2"/>
        </table:table-row>
        <table:table-row table:style-name="ro1">
          <table:table-cell office:value-type="float" office:value="0.941733956336975" calcext:value-type="float">
            <text:p>0.941733956336975</text:p>
          </table:table-cell>
          <table:table-cell table:number-columns-repeated="2"/>
        </table:table-row>
        <table:table-row table:style-name="ro1">
          <table:table-cell office:value-type="float" office:value="0.942909240722656" calcext:value-type="float">
            <text:p>0.942909240722656</text:p>
          </table:table-cell>
          <table:table-cell table:number-columns-repeated="2"/>
        </table:table-row>
        <table:table-row table:style-name="ro1">
          <table:table-cell office:value-type="float" office:value="0.942937672138214" calcext:value-type="float">
            <text:p>0.942937672138214</text:p>
          </table:table-cell>
          <table:table-cell table:number-columns-repeated="2"/>
        </table:table-row>
        <table:table-row table:style-name="ro1">
          <table:table-cell office:value-type="float" office:value="0.942902028560638" calcext:value-type="float">
            <text:p>0.942902028560638</text:p>
          </table:table-cell>
          <table:table-cell table:number-columns-repeated="2"/>
        </table:table-row>
        <table:table-row table:style-name="ro1">
          <table:table-cell office:value-type="float" office:value="0.941821575164795" calcext:value-type="float">
            <text:p>0.941821575164795</text:p>
          </table:table-cell>
          <table:table-cell table:number-columns-repeated="2"/>
        </table:table-row>
        <table:table-row table:style-name="ro1">
          <table:table-cell office:value-type="float" office:value="0.941668748855591" calcext:value-type="float">
            <text:p>0.941668748855591</text:p>
          </table:table-cell>
          <table:table-cell table:number-columns-repeated="2"/>
        </table:table-row>
        <table:table-row table:style-name="ro1">
          <table:table-cell office:value-type="float" office:value="0.941662549972534" calcext:value-type="float">
            <text:p>0.941662549972534</text:p>
          </table:table-cell>
          <table:table-cell table:number-columns-repeated="2"/>
        </table:table-row>
        <table:table-row table:style-name="ro1">
          <table:table-cell office:value-type="float" office:value="0.940155446529388" calcext:value-type="float">
            <text:p>0.940155446529388</text:p>
          </table:table-cell>
          <table:table-cell table:number-columns-repeated="2"/>
        </table:table-row>
        <table:table-row table:style-name="ro1">
          <table:table-cell office:value-type="float" office:value="0.940350651741028" calcext:value-type="float">
            <text:p>0.940350651741028</text:p>
          </table:table-cell>
          <table:table-cell table:number-columns-repeated="2"/>
        </table:table-row>
        <table:table-row table:style-name="ro1">
          <table:table-cell office:value-type="float" office:value="0.940114974975586" calcext:value-type="float">
            <text:p>0.940114974975586</text:p>
          </table:table-cell>
          <table:table-cell table:number-columns-repeated="2"/>
        </table:table-row>
        <table:table-row table:style-name="ro1">
          <table:table-cell office:value-type="float" office:value="0.943723082542419" calcext:value-type="float">
            <text:p>0.943723082542419</text:p>
          </table:table-cell>
          <table:table-cell table:number-columns-repeated="2"/>
        </table:table-row>
        <table:table-row table:style-name="ro1">
          <table:table-cell office:value-type="float" office:value="0.943727135658264" calcext:value-type="float">
            <text:p>0.943727135658264</text:p>
          </table:table-cell>
          <table:table-cell table:number-columns-repeated="2"/>
        </table:table-row>
        <table:table-row table:style-name="ro1">
          <table:table-cell office:value-type="float" office:value="0.943484604358673" calcext:value-type="float">
            <text:p>0.943484604358673</text:p>
          </table:table-cell>
          <table:table-cell table:number-columns-repeated="2"/>
        </table:table-row>
        <table:table-row table:style-name="ro1">
          <table:table-cell office:value-type="float" office:value="0.955215573310852" calcext:value-type="float">
            <text:p>0.955215573310852</text:p>
          </table:table-cell>
          <table:table-cell table:number-columns-repeated="2"/>
        </table:table-row>
        <table:table-row table:style-name="ro1">
          <table:table-cell office:value-type="float" office:value="0.955151379108429" calcext:value-type="float">
            <text:p>0.955151379108429</text:p>
          </table:table-cell>
          <table:table-cell table:number-columns-repeated="2"/>
        </table:table-row>
        <table:table-row table:style-name="ro1">
          <table:table-cell office:value-type="float" office:value="0.955034136772156" calcext:value-type="float">
            <text:p>0.955034136772156</text:p>
          </table:table-cell>
          <table:table-cell table:number-columns-repeated="2"/>
        </table:table-row>
        <table:table-row table:style-name="ro1">
          <table:table-cell office:value-type="float" office:value="0.939566433429718" calcext:value-type="float">
            <text:p>0.939566433429718</text:p>
          </table:table-cell>
          <table:table-cell table:number-columns-repeated="2"/>
        </table:table-row>
        <table:table-row table:style-name="ro1">
          <table:table-cell office:value-type="float" office:value="0.939598798751831" calcext:value-type="float">
            <text:p>0.939598798751831</text:p>
          </table:table-cell>
          <table:table-cell table:number-columns-repeated="2"/>
        </table:table-row>
        <table:table-row table:style-name="ro1">
          <table:table-cell office:value-type="float" office:value="0.938032746315002" calcext:value-type="float">
            <text:p>0.938032746315002</text:p>
          </table:table-cell>
          <table:table-cell table:number-columns-repeated="2"/>
        </table:table-row>
        <table:table-row table:style-name="ro1">
          <table:table-cell office:value-type="float" office:value="0.937975883483887" calcext:value-type="float">
            <text:p>0.937975883483887</text:p>
          </table:table-cell>
          <table:table-cell table:number-columns-repeated="2"/>
        </table:table-row>
        <table:table-row table:style-name="ro1">
          <table:table-cell office:value-type="float" office:value="0.937939465045929" calcext:value-type="float">
            <text:p>0.937939465045929</text:p>
          </table:table-cell>
          <table:table-cell table:number-columns-repeated="2"/>
        </table:table-row>
        <table:table-row table:style-name="ro1">
          <table:table-cell office:value-type="float" office:value="0.934110105037689" calcext:value-type="float">
            <text:p>0.934110105037689</text:p>
          </table:table-cell>
          <table:table-cell table:number-columns-repeated="2"/>
        </table:table-row>
        <table:table-row table:style-name="ro1">
          <table:table-cell office:value-type="float" office:value="0.934120178222656" calcext:value-type="float">
            <text:p>0.934120178222656</text:p>
          </table:table-cell>
          <table:table-cell table:number-columns-repeated="2"/>
        </table:table-row>
        <table:table-row table:style-name="ro1">
          <table:table-cell office:value-type="float" office:value="0.934103846549988" calcext:value-type="float">
            <text:p>0.934103846549988</text:p>
          </table:table-cell>
          <table:table-cell table:number-columns-repeated="2"/>
        </table:table-row>
        <table:table-row table:style-name="ro1">
          <table:table-cell office:value-type="float" office:value="0.931812047958374" calcext:value-type="float">
            <text:p>0.931812047958374</text:p>
          </table:table-cell>
          <table:table-cell table:number-columns-repeated="2"/>
        </table:table-row>
        <table:table-row table:style-name="ro1">
          <table:table-cell office:value-type="float" office:value="0.931656062602997" calcext:value-type="float">
            <text:p>0.931656062602997</text:p>
          </table:table-cell>
          <table:table-cell table:number-columns-repeated="2"/>
        </table:table-row>
        <table:table-row table:style-name="ro1">
          <table:table-cell office:value-type="float" office:value="0.931661069393158" calcext:value-type="float">
            <text:p>0.931661069393158</text:p>
          </table:table-cell>
          <table:table-cell table:number-columns-repeated="2"/>
        </table:table-row>
        <table:table-row table:style-name="ro1">
          <table:table-cell office:value-type="float" office:value="0.937565088272095" calcext:value-type="float">
            <text:p>0.937565088272095</text:p>
          </table:table-cell>
          <table:table-cell table:number-columns-repeated="2"/>
        </table:table-row>
        <table:table-row table:style-name="ro1">
          <table:table-cell office:value-type="float" office:value="0.937555849552154" calcext:value-type="float">
            <text:p>0.937555849552154</text:p>
          </table:table-cell>
          <table:table-cell table:number-columns-repeated="2"/>
        </table:table-row>
        <table:table-row table:style-name="ro1">
          <table:table-cell office:value-type="float" office:value="0.937767922878265" calcext:value-type="float">
            <text:p>0.937767922878265</text:p>
          </table:table-cell>
          <table:table-cell table:number-columns-repeated="2"/>
        </table:table-row>
        <table:table-row table:style-name="ro1">
          <table:table-cell office:value-type="float" office:value="0.933516204357147" calcext:value-type="float">
            <text:p>0.933516204357147</text:p>
          </table:table-cell>
          <table:table-cell table:number-columns-repeated="2"/>
        </table:table-row>
        <table:table-row table:style-name="ro1">
          <table:table-cell office:value-type="float" office:value="0.933519423007965" calcext:value-type="float">
            <text:p>0.933519423007965</text:p>
          </table:table-cell>
          <table:table-cell table:number-columns-repeated="2"/>
        </table:table-row>
        <table:table-row table:style-name="ro1">
          <table:table-cell office:value-type="float" office:value="0.933511674404144" calcext:value-type="float">
            <text:p>0.933511674404144</text:p>
          </table:table-cell>
          <table:table-cell table:number-columns-repeated="2"/>
        </table:table-row>
        <table:table-row table:style-name="ro1">
          <table:table-cell office:value-type="float" office:value="0.943955898284912" calcext:value-type="float">
            <text:p>0.943955898284912</text:p>
          </table:table-cell>
          <table:table-cell table:number-columns-repeated="2"/>
        </table:table-row>
        <table:table-row table:style-name="ro1">
          <table:table-cell office:value-type="float" office:value="0.943998575210571" calcext:value-type="float">
            <text:p>0.943998575210571</text:p>
          </table:table-cell>
          <table:table-cell table:number-columns-repeated="2"/>
        </table:table-row>
        <table:table-row table:style-name="ro1">
          <table:table-cell office:value-type="float" office:value="0.943991243839264" calcext:value-type="float">
            <text:p>0.943991243839264</text:p>
          </table:table-cell>
          <table:table-cell table:number-columns-repeated="2"/>
        </table:table-row>
        <table:table-row table:style-name="ro1">
          <table:table-cell office:value-type="float" office:value="0.944900095462799" calcext:value-type="float">
            <text:p>0.944900095462799</text:p>
          </table:table-cell>
          <table:table-cell table:number-columns-repeated="2"/>
        </table:table-row>
        <table:table-row table:style-name="ro1">
          <table:table-cell office:value-type="float" office:value="0.944836616516113" calcext:value-type="float">
            <text:p>0.944836616516113</text:p>
          </table:table-cell>
          <table:table-cell table:number-columns-repeated="2"/>
        </table:table-row>
        <table:table-row table:style-name="ro1">
          <table:table-cell office:value-type="float" office:value="0.944892704486847" calcext:value-type="float">
            <text:p>0.944892704486847</text:p>
          </table:table-cell>
          <table:table-cell table:number-columns-repeated="2"/>
        </table:table-row>
        <table:table-row table:style-name="ro1">
          <table:table-cell office:value-type="float" office:value="0.945757508277893" calcext:value-type="float">
            <text:p>0.945757508277893</text:p>
          </table:table-cell>
          <table:table-cell table:number-columns-repeated="2"/>
        </table:table-row>
        <table:table-row table:style-name="ro1">
          <table:table-cell office:value-type="float" office:value="0.945803582668304" calcext:value-type="float">
            <text:p>0.945803582668304</text:p>
          </table:table-cell>
          <table:table-cell table:number-columns-repeated="2"/>
        </table:table-row>
        <table:table-row table:style-name="ro1">
          <table:table-cell office:value-type="float" office:value="0.945770561695099" calcext:value-type="float">
            <text:p>0.945770561695099</text:p>
          </table:table-cell>
          <table:table-cell table:number-columns-repeated="2"/>
        </table:table-row>
        <table:table-row table:style-name="ro1">
          <table:table-cell office:value-type="float" office:value="0.946678459644318" calcext:value-type="float">
            <text:p>0.946678459644318</text:p>
          </table:table-cell>
          <table:table-cell table:number-columns-repeated="2"/>
        </table:table-row>
        <table:table-row table:style-name="ro1">
          <table:table-cell office:value-type="float" office:value="0.946634292602539" calcext:value-type="float">
            <text:p>0.946634292602539</text:p>
          </table:table-cell>
          <table:table-cell table:number-columns-repeated="2"/>
        </table:table-row>
        <table:table-row table:style-name="ro1">
          <table:table-cell office:value-type="float" office:value="0.946792542934418" calcext:value-type="float">
            <text:p>0.946792542934418</text:p>
          </table:table-cell>
          <table:table-cell table:number-columns-repeated="2"/>
        </table:table-row>
        <table:table-row table:style-name="ro1">
          <table:table-cell office:value-type="float" office:value="0.936679005622864" calcext:value-type="float">
            <text:p>0.936679005622864</text:p>
          </table:table-cell>
          <table:table-cell table:number-columns-repeated="2"/>
        </table:table-row>
        <table:table-row table:style-name="ro1">
          <table:table-cell office:value-type="float" office:value="0.936746299266815" calcext:value-type="float">
            <text:p>0.936746299266815</text:p>
          </table:table-cell>
          <table:table-cell table:number-columns-repeated="2"/>
        </table:table-row>
        <table:table-row table:style-name="ro1">
          <table:table-cell office:value-type="float" office:value="0.941571593284607" calcext:value-type="float">
            <text:p>0.941571593284607</text:p>
          </table:table-cell>
          <table:table-cell table:number-columns-repeated="2"/>
        </table:table-row>
        <table:table-row table:style-name="ro1">
          <table:table-cell office:value-type="float" office:value="0.941697955131531" calcext:value-type="float">
            <text:p>0.941697955131531</text:p>
          </table:table-cell>
          <table:table-cell table:number-columns-repeated="2"/>
        </table:table-row>
        <table:table-row table:style-name="ro1">
          <table:table-cell office:value-type="float" office:value="0.941153168678284" calcext:value-type="float">
            <text:p>0.941153168678284</text:p>
          </table:table-cell>
          <table:table-cell table:number-columns-repeated="2"/>
        </table:table-row>
        <table:table-row table:style-name="ro1">
          <table:table-cell office:value-type="float" office:value="0.930378913879394" calcext:value-type="float">
            <text:p>0.930378913879394</text:p>
          </table:table-cell>
          <table:table-cell table:number-columns-repeated="2"/>
        </table:table-row>
        <table:table-row table:style-name="ro1">
          <table:table-cell office:value-type="float" office:value="0.930370330810547" calcext:value-type="float">
            <text:p>0.930370330810547</text:p>
          </table:table-cell>
          <table:table-cell table:number-columns-repeated="2"/>
        </table:table-row>
        <table:table-row table:style-name="ro1">
          <table:table-cell office:value-type="float" office:value="0.930330455303192" calcext:value-type="float">
            <text:p>0.930330455303192</text:p>
          </table:table-cell>
          <table:table-cell table:number-columns-repeated="2"/>
        </table:table-row>
        <table:table-row table:style-name="ro1">
          <table:table-cell office:value-type="float" office:value="0.945908486843109" calcext:value-type="float">
            <text:p>0.945908486843109</text:p>
          </table:table-cell>
          <table:table-cell table:number-columns-repeated="2"/>
        </table:table-row>
        <table:table-row table:style-name="ro1">
          <table:table-cell office:value-type="float" office:value="0.946111440658569" calcext:value-type="float">
            <text:p>0.946111440658569</text:p>
          </table:table-cell>
          <table:table-cell table:number-columns-repeated="2"/>
        </table:table-row>
        <table:table-row table:style-name="ro1">
          <table:table-cell office:value-type="float" office:value="0.946118295192718" calcext:value-type="float">
            <text:p>0.946118295192718</text:p>
          </table:table-cell>
          <table:table-cell table:number-columns-repeated="2"/>
        </table:table-row>
        <table:table-row table:style-name="ro1">
          <table:table-cell office:value-type="float" office:value="0.944240808486938" calcext:value-type="float">
            <text:p>0.944240808486938</text:p>
          </table:table-cell>
          <table:table-cell table:number-columns-repeated="2"/>
        </table:table-row>
        <table:table-row table:style-name="ro1">
          <table:table-cell office:value-type="float" office:value="0.944327890872955" calcext:value-type="float">
            <text:p>0.944327890872955</text:p>
          </table:table-cell>
          <table:table-cell table:number-columns-repeated="2"/>
        </table:table-row>
        <table:table-row table:style-name="ro1">
          <table:table-cell office:value-type="float" office:value="0.944353938102722" calcext:value-type="float">
            <text:p>0.944353938102722</text:p>
          </table:table-cell>
          <table:table-cell table:number-columns-repeated="2"/>
        </table:table-row>
        <table:table-row table:style-name="ro1">
          <table:table-cell office:value-type="float" office:value="0.93828159570694" calcext:value-type="float">
            <text:p>0.93828159570694</text:p>
          </table:table-cell>
          <table:table-cell table:number-columns-repeated="2"/>
        </table:table-row>
        <table:table-row table:style-name="ro1">
          <table:table-cell office:value-type="float" office:value="0.938043236732483" calcext:value-type="float">
            <text:p>0.938043236732483</text:p>
          </table:table-cell>
          <table:table-cell table:number-columns-repeated="2"/>
        </table:table-row>
        <table:table-row table:style-name="ro1">
          <table:table-cell office:value-type="float" office:value="0.938272774219513" calcext:value-type="float">
            <text:p>0.938272774219513</text:p>
          </table:table-cell>
          <table:table-cell table:number-columns-repeated="2"/>
        </table:table-row>
        <table:table-row table:style-name="ro1">
          <table:table-cell office:value-type="float" office:value="0.937379896640778" calcext:value-type="float">
            <text:p>0.937379896640778</text:p>
          </table:table-cell>
          <table:table-cell table:number-columns-repeated="2"/>
        </table:table-row>
        <table:table-row table:style-name="ro1">
          <table:table-cell office:value-type="float" office:value="0.937409162521362" calcext:value-type="float">
            <text:p>0.937409162521362</text:p>
          </table:table-cell>
          <table:table-cell table:number-columns-repeated="2"/>
        </table:table-row>
        <table:table-row table:style-name="ro1">
          <table:table-cell office:value-type="float" office:value="0.937278032302856" calcext:value-type="float">
            <text:p>0.937278032302856</text:p>
          </table:table-cell>
          <table:table-cell table:number-columns-repeated="2"/>
        </table:table-row>
        <table:table-row table:style-name="ro1">
          <table:table-cell office:value-type="float" office:value="0.93675684928894" calcext:value-type="float">
            <text:p>0.93675684928894</text:p>
          </table:table-cell>
          <table:table-cell table:number-columns-repeated="2"/>
        </table:table-row>
        <table:table-row table:style-name="ro1">
          <table:table-cell office:value-type="float" office:value="0.936307847499847" calcext:value-type="float">
            <text:p>0.936307847499847</text:p>
          </table:table-cell>
          <table:table-cell table:number-columns-repeated="2"/>
        </table:table-row>
        <table:table-row table:style-name="ro1">
          <table:table-cell office:value-type="float" office:value="0.936306536197662" calcext:value-type="float">
            <text:p>0.936306536197662</text:p>
          </table:table-cell>
          <table:table-cell table:number-columns-repeated="2"/>
        </table:table-row>
        <table:table-row table:style-name="ro1">
          <table:table-cell office:value-type="float" office:value="0.940072655677795" calcext:value-type="float">
            <text:p>0.940072655677795</text:p>
          </table:table-cell>
          <table:table-cell table:number-columns-repeated="2"/>
        </table:table-row>
        <table:table-row table:style-name="ro1">
          <table:table-cell office:value-type="float" office:value="0.940289974212646" calcext:value-type="float">
            <text:p>0.940289974212646</text:p>
          </table:table-cell>
          <table:table-cell table:number-columns-repeated="2"/>
        </table:table-row>
        <table:table-row table:style-name="ro1">
          <table:table-cell office:value-type="float" office:value="0.940363049507141" calcext:value-type="float">
            <text:p>0.940363049507141</text:p>
          </table:table-cell>
          <table:table-cell table:number-columns-repeated="2"/>
        </table:table-row>
        <table:table-row table:style-name="ro1">
          <table:table-cell office:value-type="float" office:value="0.941586792469025" calcext:value-type="float">
            <text:p>0.941586792469025</text:p>
          </table:table-cell>
          <table:table-cell table:number-columns-repeated="2"/>
        </table:table-row>
        <table:table-row table:style-name="ro1">
          <table:table-cell office:value-type="float" office:value="0.941531002521515" calcext:value-type="float">
            <text:p>0.941531002521515</text:p>
          </table:table-cell>
          <table:table-cell table:number-columns-repeated="2"/>
        </table:table-row>
        <table:table-row table:style-name="ro1">
          <table:table-cell office:value-type="float" office:value="0.941350996494293" calcext:value-type="float">
            <text:p>0.941350996494293</text:p>
          </table:table-cell>
          <table:table-cell table:number-columns-repeated="2"/>
        </table:table-row>
        <table:table-row table:style-name="ro1">
          <table:table-cell office:value-type="float" office:value="0.945649743080139" calcext:value-type="float">
            <text:p>0.945649743080139</text:p>
          </table:table-cell>
          <table:table-cell table:number-columns-repeated="2"/>
        </table:table-row>
        <table:table-row table:style-name="ro1">
          <table:table-cell office:value-type="float" office:value="0.945698857307434" calcext:value-type="float">
            <text:p>0.945698857307434</text:p>
          </table:table-cell>
          <table:table-cell table:number-columns-repeated="2"/>
        </table:table-row>
        <table:table-row table:style-name="ro1">
          <table:table-cell office:value-type="float" office:value="0.947827219963074" calcext:value-type="float">
            <text:p>0.947827219963074</text:p>
          </table:table-cell>
          <table:table-cell table:number-columns-repeated="2"/>
        </table:table-row>
        <table:table-row table:style-name="ro1">
          <table:table-cell office:value-type="float" office:value="0.947719573974609" calcext:value-type="float">
            <text:p>0.947719573974609</text:p>
          </table:table-cell>
          <table:table-cell table:number-columns-repeated="2"/>
        </table:table-row>
        <table:table-row table:style-name="ro1">
          <table:table-cell office:value-type="float" office:value="0.947692215442658" calcext:value-type="float">
            <text:p>0.947692215442658</text:p>
          </table:table-cell>
          <table:table-cell table:number-columns-repeated="2"/>
        </table:table-row>
        <table:table-row table:style-name="ro1">
          <table:table-cell office:value-type="float" office:value="0.946218371391296" calcext:value-type="float">
            <text:p>0.946218371391296</text:p>
          </table:table-cell>
          <table:table-cell table:number-columns-repeated="2"/>
        </table:table-row>
        <table:table-row table:style-name="ro1">
          <table:table-cell office:value-type="float" office:value="0.946285605430603" calcext:value-type="float">
            <text:p>0.946285605430603</text:p>
          </table:table-cell>
          <table:table-cell table:number-columns-repeated="2"/>
        </table:table-row>
        <table:table-row table:style-name="ro1">
          <table:table-cell office:value-type="float" office:value="0.94624662399292" calcext:value-type="float">
            <text:p>0.94624662399292</text:p>
          </table:table-cell>
          <table:table-cell table:number-columns-repeated="2"/>
        </table:table-row>
        <table:table-row table:style-name="ro1">
          <table:table-cell office:value-type="float" office:value="0.94209212064743" calcext:value-type="float">
            <text:p>0.94209212064743</text:p>
          </table:table-cell>
          <table:table-cell table:number-columns-repeated="2"/>
        </table:table-row>
        <table:table-row table:style-name="ro1">
          <table:table-cell office:value-type="float" office:value="0.942073702812195" calcext:value-type="float">
            <text:p>0.942073702812195</text:p>
          </table:table-cell>
          <table:table-cell table:number-columns-repeated="2"/>
        </table:table-row>
        <table:table-row table:style-name="ro1">
          <table:table-cell office:value-type="float" office:value="0.941996335983276" calcext:value-type="float">
            <text:p>0.941996335983276</text:p>
          </table:table-cell>
          <table:table-cell table:number-columns-repeated="2"/>
        </table:table-row>
        <table:table-row table:style-name="ro1">
          <table:table-cell office:value-type="float" office:value="0.943760991096497" calcext:value-type="float">
            <text:p>0.943760991096497</text:p>
          </table:table-cell>
          <table:table-cell table:number-columns-repeated="2"/>
        </table:table-row>
        <table:table-row table:style-name="ro1">
          <table:table-cell office:value-type="float" office:value="0.94388872385025" calcext:value-type="float">
            <text:p>0.94388872385025</text:p>
          </table:table-cell>
          <table:table-cell table:number-columns-repeated="2"/>
        </table:table-row>
        <table:table-row table:style-name="ro1">
          <table:table-cell office:value-type="float" office:value="0.944026827812195" calcext:value-type="float">
            <text:p>0.944026827812195</text:p>
          </table:table-cell>
          <table:table-cell table:number-columns-repeated="2"/>
        </table:table-row>
        <table:table-row table:style-name="ro1">
          <table:table-cell office:value-type="float" office:value="0.952479839324951" calcext:value-type="float">
            <text:p>0.952479839324951</text:p>
          </table:table-cell>
          <table:table-cell table:number-columns-repeated="2"/>
        </table:table-row>
        <table:table-row table:style-name="ro1">
          <table:table-cell office:value-type="float" office:value="0.952526271343231" calcext:value-type="float">
            <text:p>0.952526271343231</text:p>
          </table:table-cell>
          <table:table-cell table:number-columns-repeated="2"/>
        </table:table-row>
        <table:table-row table:style-name="ro1">
          <table:table-cell office:value-type="float" office:value="0.952542245388031" calcext:value-type="float">
            <text:p>0.952542245388031</text:p>
          </table:table-cell>
          <table:table-cell table:number-columns-repeated="2"/>
        </table:table-row>
        <table:table-row table:style-name="ro1">
          <table:table-cell office:value-type="float" office:value="0.935701608657837" calcext:value-type="float">
            <text:p>0.935701608657837</text:p>
          </table:table-cell>
          <table:table-cell table:number-columns-repeated="2"/>
        </table:table-row>
        <table:table-row table:style-name="ro1">
          <table:table-cell office:value-type="float" office:value="0.935682892799377" calcext:value-type="float">
            <text:p>0.935682892799377</text:p>
          </table:table-cell>
          <table:table-cell table:number-columns-repeated="2"/>
        </table:table-row>
        <table:table-row table:style-name="ro1">
          <table:table-cell office:value-type="float" office:value="0.935683310031891" calcext:value-type="float">
            <text:p>0.935683310031891</text:p>
          </table:table-cell>
          <table:table-cell table:number-columns-repeated="2"/>
        </table:table-row>
        <table:table-row table:style-name="ro1">
          <table:table-cell office:value-type="float" office:value="0.928995251655579" calcext:value-type="float">
            <text:p>0.928995251655579</text:p>
          </table:table-cell>
          <table:table-cell table:number-columns-repeated="2"/>
        </table:table-row>
        <table:table-row table:style-name="ro1">
          <table:table-cell office:value-type="float" office:value="0.928921401500702" calcext:value-type="float">
            <text:p>0.928921401500702</text:p>
          </table:table-cell>
          <table:table-cell table:number-columns-repeated="2"/>
        </table:table-row>
        <table:table-row table:style-name="ro1">
          <table:table-cell office:value-type="float" office:value="0.928905665874481" calcext:value-type="float">
            <text:p>0.928905665874481</text:p>
          </table:table-cell>
          <table:table-cell table:number-columns-repeated="2"/>
        </table:table-row>
        <table:table-row table:style-name="ro1">
          <table:table-cell office:value-type="float" office:value="0.927424728870392" calcext:value-type="float">
            <text:p>0.927424728870392</text:p>
          </table:table-cell>
          <table:table-cell table:number-columns-repeated="2"/>
        </table:table-row>
        <table:table-row table:style-name="ro1">
          <table:table-cell office:value-type="float" office:value="0.927484035491943" calcext:value-type="float">
            <text:p>0.927484035491943</text:p>
          </table:table-cell>
          <table:table-cell table:number-columns-repeated="2"/>
        </table:table-row>
        <table:table-row table:style-name="ro1">
          <table:table-cell office:value-type="float" office:value="0.928072333335876" calcext:value-type="float">
            <text:p>0.928072333335876</text:p>
          </table:table-cell>
          <table:table-cell table:number-columns-repeated="2"/>
        </table:table-row>
        <table:table-row table:style-name="ro1">
          <table:table-cell office:value-type="float" office:value="0.933459877967834" calcext:value-type="float">
            <text:p>0.933459877967834</text:p>
          </table:table-cell>
          <table:table-cell table:number-columns-repeated="2"/>
        </table:table-row>
        <table:table-row table:style-name="ro1">
          <table:table-cell office:value-type="float" office:value="0.933454036712646" calcext:value-type="float">
            <text:p>0.933454036712646</text:p>
          </table:table-cell>
          <table:table-cell table:number-columns-repeated="2"/>
        </table:table-row>
        <table:table-row table:style-name="ro1">
          <table:table-cell office:value-type="float" office:value="0.933441400527954" calcext:value-type="float">
            <text:p>0.933441400527954</text:p>
          </table:table-cell>
          <table:table-cell table:number-columns-repeated="2"/>
        </table:table-row>
        <table:table-row table:style-name="ro1">
          <table:table-cell office:value-type="float" office:value="0.947137773036957" calcext:value-type="float">
            <text:p>0.947137773036957</text:p>
          </table:table-cell>
          <table:table-cell table:number-columns-repeated="2"/>
        </table:table-row>
        <table:table-row table:style-name="ro1">
          <table:table-cell office:value-type="float" office:value="0.947228610515594" calcext:value-type="float">
            <text:p>0.947228610515594</text:p>
          </table:table-cell>
          <table:table-cell table:number-columns-repeated="2"/>
        </table:table-row>
        <table:table-row table:style-name="ro1">
          <table:table-cell office:value-type="float" office:value="0.952723860740662" calcext:value-type="float">
            <text:p>0.952723860740662</text:p>
          </table:table-cell>
          <table:table-cell table:number-columns-repeated="2"/>
        </table:table-row>
        <table:table-row table:style-name="ro1">
          <table:table-cell office:value-type="float" office:value="0.952615976333618" calcext:value-type="float">
            <text:p>0.952615976333618</text:p>
          </table:table-cell>
          <table:table-cell table:number-columns-repeated="2"/>
        </table:table-row>
        <table:table-row table:style-name="ro1">
          <table:table-cell office:value-type="float" office:value="0.952631115913391" calcext:value-type="float">
            <text:p>0.952631115913391</text:p>
          </table:table-cell>
          <table:table-cell table:number-columns-repeated="2"/>
        </table:table-row>
        <table:table-row table:style-name="ro1">
          <table:table-cell office:value-type="float" office:value="0.949573934078217" calcext:value-type="float">
            <text:p>0.949573934078217</text:p>
          </table:table-cell>
          <table:table-cell table:number-columns-repeated="2"/>
        </table:table-row>
        <table:table-row table:style-name="ro1">
          <table:table-cell office:value-type="float" office:value="0.949580073356628" calcext:value-type="float">
            <text:p>0.949580073356628</text:p>
          </table:table-cell>
          <table:table-cell table:number-columns-repeated="2"/>
        </table:table-row>
        <table:table-row table:style-name="ro1">
          <table:table-cell office:value-type="float" office:value="0.949525713920593" calcext:value-type="float">
            <text:p>0.949525713920593</text:p>
          </table:table-cell>
          <table:table-cell table:number-columns-repeated="2"/>
        </table:table-row>
        <table:table-row table:style-name="ro1">
          <table:table-cell office:value-type="float" office:value="0.944985330104828" calcext:value-type="float">
            <text:p>0.944985330104828</text:p>
          </table:table-cell>
          <table:table-cell table:number-columns-repeated="2"/>
        </table:table-row>
        <table:table-row table:style-name="ro1">
          <table:table-cell office:value-type="float" office:value="0.944697022438049" calcext:value-type="float">
            <text:p>0.944697022438049</text:p>
          </table:table-cell>
          <table:table-cell table:number-columns-repeated="2"/>
        </table:table-row>
        <table:table-row table:style-name="ro1">
          <table:table-cell office:value-type="float" office:value="0.944503426551819" calcext:value-type="float">
            <text:p>0.944503426551819</text:p>
          </table:table-cell>
          <table:table-cell table:number-columns-repeated="2"/>
        </table:table-row>
        <table:table-row table:style-name="ro1">
          <table:table-cell office:value-type="float" office:value="0.925968706607819" calcext:value-type="float">
            <text:p>0.925968706607819</text:p>
          </table:table-cell>
          <table:table-cell table:number-columns-repeated="2"/>
        </table:table-row>
        <table:table-row table:style-name="ro1">
          <table:table-cell office:value-type="float" office:value="0.926241278648376" calcext:value-type="float">
            <text:p>0.926241278648376</text:p>
          </table:table-cell>
          <table:table-cell table:number-columns-repeated="2"/>
        </table:table-row>
        <table:table-row table:style-name="ro1">
          <table:table-cell office:value-type="float" office:value="0.925883769989014" calcext:value-type="float">
            <text:p>0.925883769989014</text:p>
          </table:table-cell>
          <table:table-cell table:number-columns-repeated="2"/>
        </table:table-row>
        <table:table-row table:style-name="ro1">
          <table:table-cell office:value-type="float" office:value="0.923488020896912" calcext:value-type="float">
            <text:p>0.923488020896912</text:p>
          </table:table-cell>
          <table:table-cell table:number-columns-repeated="2"/>
        </table:table-row>
        <table:table-row table:style-name="ro1">
          <table:table-cell office:value-type="float" office:value="0.923525214195251" calcext:value-type="float">
            <text:p>0.923525214195251</text:p>
          </table:table-cell>
          <table:table-cell table:number-columns-repeated="2"/>
        </table:table-row>
        <table:table-row table:style-name="ro1">
          <table:table-cell office:value-type="float" office:value="0.923430860042572" calcext:value-type="float">
            <text:p>0.923430860042572</text:p>
          </table:table-cell>
          <table:table-cell table:number-columns-repeated="2"/>
        </table:table-row>
        <table:table-row table:style-name="ro1">
          <table:table-cell office:value-type="float" office:value="0.916433990001678" calcext:value-type="float">
            <text:p>0.916433990001678</text:p>
          </table:table-cell>
          <table:table-cell table:number-columns-repeated="2"/>
        </table:table-row>
        <table:table-row table:style-name="ro1">
          <table:table-cell office:value-type="float" office:value="0.916465163230896" calcext:value-type="float">
            <text:p>0.916465163230896</text:p>
          </table:table-cell>
          <table:table-cell table:number-columns-repeated="2"/>
        </table:table-row>
        <table:table-row table:style-name="ro1">
          <table:table-cell office:value-type="float" office:value="0.916441202163696" calcext:value-type="float">
            <text:p>0.916441202163696</text:p>
          </table:table-cell>
          <table:table-cell table:number-columns-repeated="2"/>
        </table:table-row>
        <table:table-row table:style-name="ro1">
          <table:table-cell office:value-type="float" office:value="0.920744776725769" calcext:value-type="float">
            <text:p>0.920744776725769</text:p>
          </table:table-cell>
          <table:table-cell table:number-columns-repeated="2"/>
        </table:table-row>
        <table:table-row table:style-name="ro1">
          <table:table-cell office:value-type="float" office:value="0.920732021331787" calcext:value-type="float">
            <text:p>0.920732021331787</text:p>
          </table:table-cell>
          <table:table-cell table:number-columns-repeated="2"/>
        </table:table-row>
        <table:table-row table:style-name="ro1">
          <table:table-cell office:value-type="float" office:value="0.92070472240448" calcext:value-type="float">
            <text:p>0.92070472240448</text:p>
          </table:table-cell>
          <table:table-cell table:number-columns-repeated="2"/>
        </table:table-row>
        <table:table-row table:style-name="ro1">
          <table:table-cell office:value-type="float" office:value="0.919725775718689" calcext:value-type="float">
            <text:p>0.919725775718689</text:p>
          </table:table-cell>
          <table:table-cell table:number-columns-repeated="2"/>
        </table:table-row>
        <table:table-row table:style-name="ro1">
          <table:table-cell office:value-type="float" office:value="0.920315861701965" calcext:value-type="float">
            <text:p>0.920315861701965</text:p>
          </table:table-cell>
          <table:table-cell table:number-columns-repeated="2"/>
        </table:table-row>
        <table:table-row table:style-name="ro1">
          <table:table-cell office:value-type="float" office:value="0.919678628444672" calcext:value-type="float">
            <text:p>0.919678628444672</text:p>
          </table:table-cell>
          <table:table-cell table:number-columns-repeated="2"/>
        </table:table-row>
        <table:table-row table:style-name="ro1">
          <table:table-cell office:value-type="float" office:value="0.915499806404114" calcext:value-type="float">
            <text:p>0.915499806404114</text:p>
          </table:table-cell>
          <table:table-cell table:number-columns-repeated="2"/>
        </table:table-row>
        <table:table-row table:style-name="ro1">
          <table:table-cell office:value-type="float" office:value="0.915544629096985" calcext:value-type="float">
            <text:p>0.915544629096985</text:p>
          </table:table-cell>
          <table:table-cell table:number-columns-repeated="2"/>
        </table:table-row>
        <table:table-row table:style-name="ro1">
          <table:table-cell office:value-type="float" office:value="0.915508985519409" calcext:value-type="float">
            <text:p>0.915508985519409</text:p>
          </table:table-cell>
          <table:table-cell table:number-columns-repeated="2"/>
        </table:table-row>
        <table:table-row table:style-name="ro1">
          <table:table-cell office:value-type="float" office:value="0.919920086860657" calcext:value-type="float">
            <text:p>0.919920086860657</text:p>
          </table:table-cell>
          <table:table-cell table:number-columns-repeated="2"/>
        </table:table-row>
        <table:table-row table:style-name="ro1">
          <table:table-cell office:value-type="float" office:value="0.919957160949707" calcext:value-type="float">
            <text:p>0.919957160949707</text:p>
          </table:table-cell>
          <table:table-cell table:number-columns-repeated="2"/>
        </table:table-row>
        <table:table-row table:style-name="ro1">
          <table:table-cell office:value-type="float" office:value="0.931027829647064" calcext:value-type="float">
            <text:p>0.931027829647064</text:p>
          </table:table-cell>
          <table:table-cell table:number-columns-repeated="2"/>
        </table:table-row>
        <table:table-row table:style-name="ro1">
          <table:table-cell office:value-type="float" office:value="0.930906236171722" calcext:value-type="float">
            <text:p>0.930906236171722</text:p>
          </table:table-cell>
          <table:table-cell table:number-columns-repeated="2"/>
        </table:table-row>
        <table:table-row table:style-name="ro1">
          <table:table-cell office:value-type="float" office:value="0.930916249752045" calcext:value-type="float">
            <text:p>0.930916249752045</text:p>
          </table:table-cell>
          <table:table-cell table:number-columns-repeated="2"/>
        </table:table-row>
        <table:table-row table:style-name="ro1">
          <table:table-cell office:value-type="float" office:value="0.931412816047668" calcext:value-type="float">
            <text:p>0.931412816047668</text:p>
          </table:table-cell>
          <table:table-cell table:number-columns-repeated="2"/>
        </table:table-row>
        <table:table-row table:style-name="ro1">
          <table:table-cell office:value-type="float" office:value="0.931429445743561" calcext:value-type="float">
            <text:p>0.931429445743561</text:p>
          </table:table-cell>
          <table:table-cell table:number-columns-repeated="2"/>
        </table:table-row>
        <table:table-row table:style-name="ro1">
          <table:table-cell office:value-type="float" office:value="0.931522488594055" calcext:value-type="float">
            <text:p>0.931522488594055</text:p>
          </table:table-cell>
          <table:table-cell table:number-columns-repeated="2"/>
        </table:table-row>
        <table:table-row table:style-name="ro1">
          <table:table-cell office:value-type="float" office:value="0.917776584625244" calcext:value-type="float">
            <text:p>0.917776584625244</text:p>
          </table:table-cell>
          <table:table-cell table:number-columns-repeated="2"/>
        </table:table-row>
        <table:table-row table:style-name="ro1">
          <table:table-cell office:value-type="float" office:value="0.917783677577972" calcext:value-type="float">
            <text:p>0.917783677577972</text:p>
          </table:table-cell>
          <table:table-cell table:number-columns-repeated="2"/>
        </table:table-row>
        <table:table-row table:style-name="ro1">
          <table:table-cell office:value-type="float" office:value="0.917671263217926" calcext:value-type="float">
            <text:p>0.917671263217926</text:p>
          </table:table-cell>
          <table:table-cell table:number-columns-repeated="2"/>
        </table:table-row>
        <table:table-row table:style-name="ro1">
          <table:table-cell office:value-type="float" office:value="0.891718685626983" calcext:value-type="float">
            <text:p>0.891718685626983</text:p>
          </table:table-cell>
          <table:table-cell table:number-columns-repeated="2"/>
        </table:table-row>
        <table:table-row table:style-name="ro1">
          <table:table-cell office:value-type="float" office:value="0.891628086566925" calcext:value-type="float">
            <text:p>0.891628086566925</text:p>
          </table:table-cell>
          <table:table-cell table:number-columns-repeated="2"/>
        </table:table-row>
        <table:table-row table:style-name="ro1">
          <table:table-cell office:value-type="float" office:value="0.891727089881897" calcext:value-type="float">
            <text:p>0.891727089881897</text:p>
          </table:table-cell>
          <table:table-cell table:number-columns-repeated="2"/>
        </table:table-row>
        <table:table-row table:style-name="ro1">
          <table:table-cell office:value-type="float" office:value="0.914635539054871" calcext:value-type="float">
            <text:p>0.914635539054871</text:p>
          </table:table-cell>
          <table:table-cell table:number-columns-repeated="2"/>
        </table:table-row>
        <table:table-row table:style-name="ro1">
          <table:table-cell office:value-type="float" office:value="0.914791643619537" calcext:value-type="float">
            <text:p>0.914791643619537</text:p>
          </table:table-cell>
          <table:table-cell table:number-columns-repeated="2"/>
        </table:table-row>
        <table:table-row table:style-name="ro1">
          <table:table-cell office:value-type="float" office:value="0.915062606334686" calcext:value-type="float">
            <text:p>0.915062606334686</text:p>
          </table:table-cell>
          <table:table-cell table:number-columns-repeated="2"/>
        </table:table-row>
        <table:table-row table:style-name="ro1">
          <table:table-cell office:value-type="float" office:value="0.930703699588776" calcext:value-type="float">
            <text:p>0.930703699588776</text:p>
          </table:table-cell>
          <table:table-cell table:number-columns-repeated="2"/>
        </table:table-row>
        <table:table-row table:style-name="ro1">
          <table:table-cell office:value-type="float" office:value="0.930681586265564" calcext:value-type="float">
            <text:p>0.930681586265564</text:p>
          </table:table-cell>
          <table:table-cell table:number-columns-repeated="2"/>
        </table:table-row>
        <table:table-row table:style-name="ro1">
          <table:table-cell office:value-type="float" office:value="0.930540800094604" calcext:value-type="float">
            <text:p>0.930540800094604</text:p>
          </table:table-cell>
          <table:table-cell table:number-columns-repeated="2"/>
        </table:table-row>
        <table:table-row table:style-name="ro1">
          <table:table-cell office:value-type="float" office:value="0.936401426792145" calcext:value-type="float">
            <text:p>0.936401426792145</text:p>
          </table:table-cell>
          <table:table-cell table:number-columns-repeated="2"/>
        </table:table-row>
        <table:table-row table:style-name="ro1">
          <table:table-cell office:value-type="float" office:value="0.936385154724121" calcext:value-type="float">
            <text:p>0.936385154724121</text:p>
          </table:table-cell>
          <table:table-cell table:number-columns-repeated="2"/>
        </table:table-row>
        <table:table-row table:style-name="ro1">
          <table:table-cell office:value-type="float" office:value="0.936242580413818" calcext:value-type="float">
            <text:p>0.936242580413818</text:p>
          </table:table-cell>
          <table:table-cell table:number-columns-repeated="2"/>
        </table:table-row>
        <table:table-row table:style-name="ro1">
          <table:table-cell office:value-type="float" office:value="0.939649283885956" calcext:value-type="float">
            <text:p>0.939649283885956</text:p>
          </table:table-cell>
          <table:table-cell table:number-columns-repeated="2"/>
        </table:table-row>
        <table:table-row table:style-name="ro1">
          <table:table-cell office:value-type="float" office:value="0.939620018005371" calcext:value-type="float">
            <text:p>0.939620018005371</text:p>
          </table:table-cell>
          <table:table-cell table:number-columns-repeated="2"/>
        </table:table-row>
        <table:table-row table:style-name="ro1">
          <table:table-cell office:value-type="float" office:value="0.939655780792236" calcext:value-type="float">
            <text:p>0.939655780792236</text:p>
          </table:table-cell>
          <table:table-cell table:number-columns-repeated="2"/>
        </table:table-row>
        <table:table-row table:style-name="ro1">
          <table:table-cell office:value-type="float" office:value="0.948988020420074" calcext:value-type="float">
            <text:p>0.948988020420074</text:p>
          </table:table-cell>
          <table:table-cell table:number-columns-repeated="2"/>
        </table:table-row>
        <table:table-row table:style-name="ro1">
          <table:table-cell office:value-type="float" office:value="0.949047207832336" calcext:value-type="float">
            <text:p>0.949047207832336</text:p>
          </table:table-cell>
          <table:table-cell table:number-columns-repeated="2"/>
        </table:table-row>
        <table:table-row table:style-name="ro1">
          <table:table-cell office:value-type="float" office:value="0.94903975725174" calcext:value-type="float">
            <text:p>0.94903975725174</text:p>
          </table:table-cell>
          <table:table-cell table:number-columns-repeated="2"/>
        </table:table-row>
        <table:table-row table:style-name="ro1">
          <table:table-cell office:value-type="float" office:value="0.949327766895294" calcext:value-type="float">
            <text:p>0.949327766895294</text:p>
          </table:table-cell>
          <table:table-cell table:number-columns-repeated="2"/>
        </table:table-row>
        <table:table-row table:style-name="ro1">
          <table:table-cell office:value-type="float" office:value="0.949618637561798" calcext:value-type="float">
            <text:p>0.949618637561798</text:p>
          </table:table-cell>
          <table:table-cell table:number-columns-repeated="2"/>
        </table:table-row>
        <table:table-row table:style-name="ro1">
          <table:table-cell office:value-type="float" office:value="0.957379221916199" calcext:value-type="float">
            <text:p>0.957379221916199</text:p>
          </table:table-cell>
          <table:table-cell table:number-columns-repeated="2"/>
        </table:table-row>
        <table:table-row table:style-name="ro1">
          <table:table-cell office:value-type="float" office:value="0.957515120506287" calcext:value-type="float">
            <text:p>0.957515120506287</text:p>
          </table:table-cell>
          <table:table-cell table:number-columns-repeated="2"/>
        </table:table-row>
        <table:table-row table:style-name="ro1">
          <table:table-cell office:value-type="float" office:value="0.957543253898621" calcext:value-type="float">
            <text:p>0.957543253898621</text:p>
          </table:table-cell>
          <table:table-cell table:number-columns-repeated="2"/>
        </table:table-row>
        <table:table-row table:style-name="ro1">
          <table:table-cell office:value-type="float" office:value="0.941123962402344" calcext:value-type="float">
            <text:p>0.941123962402344</text:p>
          </table:table-cell>
          <table:table-cell table:number-columns-repeated="2"/>
        </table:table-row>
        <table:table-row table:style-name="ro1">
          <table:table-cell office:value-type="float" office:value="0.941002666950226" calcext:value-type="float">
            <text:p>0.941002666950226</text:p>
          </table:table-cell>
          <table:table-cell table:number-columns-repeated="2"/>
        </table:table-row>
        <table:table-row table:style-name="ro1">
          <table:table-cell office:value-type="float" office:value="0.94096440076828" calcext:value-type="float">
            <text:p>0.94096440076828</text:p>
          </table:table-cell>
          <table:table-cell table:number-columns-repeated="2"/>
        </table:table-row>
        <table:table-row table:style-name="ro1">
          <table:table-cell office:value-type="float" office:value="0.951789498329163" calcext:value-type="float">
            <text:p>0.951789498329163</text:p>
          </table:table-cell>
          <table:table-cell table:number-columns-repeated="2"/>
        </table:table-row>
        <table:table-row table:style-name="ro1">
          <table:table-cell office:value-type="float" office:value="0.951777696609497" calcext:value-type="float">
            <text:p>0.951777696609497</text:p>
          </table:table-cell>
          <table:table-cell table:number-columns-repeated="2"/>
        </table:table-row>
        <table:table-row table:style-name="ro1">
          <table:table-cell office:value-type="float" office:value="0.951725959777832" calcext:value-type="float">
            <text:p>0.951725959777832</text:p>
          </table:table-cell>
          <table:table-cell table:number-columns-repeated="2"/>
        </table:table-row>
        <table:table-row table:style-name="ro1">
          <table:table-cell office:value-type="float" office:value="0.946001768112183" calcext:value-type="float">
            <text:p>0.946001768112183</text:p>
          </table:table-cell>
          <table:table-cell table:number-columns-repeated="2"/>
        </table:table-row>
        <table:table-row table:style-name="ro1">
          <table:table-cell office:value-type="float" office:value="0.945987582206726" calcext:value-type="float">
            <text:p>0.945987582206726</text:p>
          </table:table-cell>
          <table:table-cell table:number-columns-repeated="2"/>
        </table:table-row>
        <table:table-row table:style-name="ro1">
          <table:table-cell office:value-type="float" office:value="0.945989012718201" calcext:value-type="float">
            <text:p>0.945989012718201</text:p>
          </table:table-cell>
          <table:table-cell table:number-columns-repeated="2"/>
        </table:table-row>
        <table:table-row table:style-name="ro1">
          <table:table-cell office:value-type="float" office:value="0.952357709407806" calcext:value-type="float">
            <text:p>0.952357709407806</text:p>
          </table:table-cell>
          <table:table-cell table:number-columns-repeated="2"/>
        </table:table-row>
        <table:table-row table:style-name="ro1">
          <table:table-cell office:value-type="float" office:value="0.952404856681824" calcext:value-type="float">
            <text:p>0.952404856681824</text:p>
          </table:table-cell>
          <table:table-cell table:number-columns-repeated="2"/>
        </table:table-row>
        <table:table-row table:style-name="ro1">
          <table:table-cell office:value-type="float" office:value="0.952340304851532" calcext:value-type="float">
            <text:p>0.952340304851532</text:p>
          </table:table-cell>
          <table:table-cell table:number-columns-repeated="2"/>
        </table:table-row>
        <table:table-row table:style-name="ro1">
          <table:table-cell office:value-type="float" office:value="0.94376927614212" calcext:value-type="float">
            <text:p>0.94376927614212</text:p>
          </table:table-cell>
          <table:table-cell table:number-columns-repeated="2"/>
        </table:table-row>
        <table:table-row table:style-name="ro1">
          <table:table-cell office:value-type="float" office:value="0.943750858306885" calcext:value-type="float">
            <text:p>0.943750858306885</text:p>
          </table:table-cell>
          <table:table-cell table:number-columns-repeated="2"/>
        </table:table-row>
        <table:table-row table:style-name="ro1">
          <table:table-cell office:value-type="float" office:value="0.943772077560425" calcext:value-type="float">
            <text:p>0.943772077560425</text:p>
          </table:table-cell>
          <table:table-cell table:number-columns-repeated="2"/>
        </table:table-row>
        <table:table-row table:style-name="ro1">
          <table:table-cell office:value-type="float" office:value="0.940488815307617" calcext:value-type="float">
            <text:p>0.940488815307617</text:p>
          </table:table-cell>
          <table:table-cell table:number-columns-repeated="2"/>
        </table:table-row>
        <table:table-row table:style-name="ro1">
          <table:table-cell office:value-type="float" office:value="0.940468072891235" calcext:value-type="float">
            <text:p>0.940468072891235</text:p>
          </table:table-cell>
          <table:table-cell table:number-columns-repeated="2"/>
        </table:table-row>
        <table:table-row table:style-name="ro1">
          <table:table-cell office:value-type="float" office:value="0.940414011478424" calcext:value-type="float">
            <text:p>0.940414011478424</text:p>
          </table:table-cell>
          <table:table-cell table:number-columns-repeated="2"/>
        </table:table-row>
        <table:table-row table:style-name="ro1">
          <table:table-cell office:value-type="float" office:value="0.952464520931244" calcext:value-type="float">
            <text:p>0.952464520931244</text:p>
          </table:table-cell>
          <table:table-cell table:number-columns-repeated="2"/>
        </table:table-row>
        <table:table-row table:style-name="ro1">
          <table:table-cell office:value-type="float" office:value="0.952425241470337" calcext:value-type="float">
            <text:p>0.952425241470337</text:p>
          </table:table-cell>
          <table:table-cell table:number-columns-repeated="2"/>
        </table:table-row>
        <table:table-row table:style-name="ro1">
          <table:table-cell office:value-type="float" office:value="0.952524125576019" calcext:value-type="float">
            <text:p>0.952524125576019</text:p>
          </table:table-cell>
          <table:table-cell table:number-columns-repeated="2"/>
        </table:table-row>
        <table:table-row table:style-name="ro1">
          <table:table-cell office:value-type="float" office:value="0.950019657611847" calcext:value-type="float">
            <text:p>0.950019657611847</text:p>
          </table:table-cell>
          <table:table-cell table:number-columns-repeated="2"/>
        </table:table-row>
        <table:table-row table:style-name="ro1">
          <table:table-cell office:value-type="float" office:value="0.95002543926239" calcext:value-type="float">
            <text:p>0.95002543926239</text:p>
          </table:table-cell>
          <table:table-cell table:number-columns-repeated="2"/>
        </table:table-row>
        <table:table-row table:style-name="ro1">
          <table:table-cell office:value-type="float" office:value="0.950003087520599" calcext:value-type="float">
            <text:p>0.950003087520599</text:p>
          </table:table-cell>
          <table:table-cell table:number-columns-repeated="2"/>
        </table:table-row>
        <table:table-row table:style-name="ro1">
          <table:table-cell office:value-type="float" office:value="0.950464487075806" calcext:value-type="float">
            <text:p>0.950464487075806</text:p>
          </table:table-cell>
          <table:table-cell table:number-columns-repeated="2"/>
        </table:table-row>
        <table:table-row table:style-name="ro1">
          <table:table-cell office:value-type="float" office:value="0.950468897819519" calcext:value-type="float">
            <text:p>0.950468897819519</text:p>
          </table:table-cell>
          <table:table-cell table:number-columns-repeated="2"/>
        </table:table-row>
        <table:table-row table:style-name="ro1">
          <table:table-cell office:value-type="float" office:value="0.960531175136566" calcext:value-type="float">
            <text:p>0.960531175136566</text:p>
          </table:table-cell>
          <table:table-cell table:number-columns-repeated="2"/>
        </table:table-row>
        <table:table-row table:style-name="ro1">
          <table:table-cell office:value-type="float" office:value="0.960520803928375" calcext:value-type="float">
            <text:p>0.960520803928375</text:p>
          </table:table-cell>
          <table:table-cell table:number-columns-repeated="2"/>
        </table:table-row>
        <table:table-row table:style-name="ro1">
          <table:table-cell office:value-type="float" office:value="0.960629105567932" calcext:value-type="float">
            <text:p>0.960629105567932</text:p>
          </table:table-cell>
          <table:table-cell table:number-columns-repeated="2"/>
        </table:table-row>
        <table:table-row table:style-name="ro1">
          <table:table-cell office:value-type="float" office:value="0.944485247135162" calcext:value-type="float">
            <text:p>0.944485247135162</text:p>
          </table:table-cell>
          <table:table-cell table:number-columns-repeated="2"/>
        </table:table-row>
        <table:table-row table:style-name="ro1">
          <table:table-cell office:value-type="float" office:value="0.944481730461121" calcext:value-type="float">
            <text:p>0.944481730461121</text:p>
          </table:table-cell>
          <table:table-cell table:number-columns-repeated="2"/>
        </table:table-row>
        <table:table-row table:style-name="ro1">
          <table:table-cell office:value-type="float" office:value="0.944497466087341" calcext:value-type="float">
            <text:p>0.944497466087341</text:p>
          </table:table-cell>
          <table:table-cell table:number-columns-repeated="2"/>
        </table:table-row>
        <table:table-row table:style-name="ro1">
          <table:table-cell office:value-type="float" office:value="0.94424170255661" calcext:value-type="float">
            <text:p>0.94424170255661</text:p>
          </table:table-cell>
          <table:table-cell table:number-columns-repeated="2"/>
        </table:table-row>
        <table:table-row table:style-name="ro1">
          <table:table-cell office:value-type="float" office:value="0.944370269775391" calcext:value-type="float">
            <text:p>0.944370269775391</text:p>
          </table:table-cell>
          <table:table-cell table:number-columns-repeated="2"/>
        </table:table-row>
        <table:table-row table:style-name="ro1">
          <table:table-cell office:value-type="float" office:value="0.944401860237122" calcext:value-type="float">
            <text:p>0.944401860237122</text:p>
          </table:table-cell>
          <table:table-cell table:number-columns-repeated="2"/>
        </table:table-row>
        <table:table-row table:style-name="ro1">
          <table:table-cell office:value-type="float" office:value="0.951499044895172" calcext:value-type="float">
            <text:p>0.951499044895172</text:p>
          </table:table-cell>
          <table:table-cell table:number-columns-repeated="2"/>
        </table:table-row>
        <table:table-row table:style-name="ro1">
          <table:table-cell office:value-type="float" office:value="0.9515261054039" calcext:value-type="float">
            <text:p>0.9515261054039</text:p>
          </table:table-cell>
          <table:table-cell table:number-columns-repeated="2"/>
        </table:table-row>
        <table:table-row table:style-name="ro1">
          <table:table-cell office:value-type="float" office:value="0.951607286930084" calcext:value-type="float">
            <text:p>0.951607286930084</text:p>
          </table:table-cell>
          <table:table-cell table:number-columns-repeated="2"/>
        </table:table-row>
        <table:table-row table:style-name="ro1">
          <table:table-cell office:value-type="float" office:value="0.938866198062897" calcext:value-type="float">
            <text:p>0.938866198062897</text:p>
          </table:table-cell>
          <table:table-cell table:number-columns-repeated="2"/>
        </table:table-row>
        <table:table-row table:style-name="ro1">
          <table:table-cell office:value-type="float" office:value="0.938851356506348" calcext:value-type="float">
            <text:p>0.938851356506348</text:p>
          </table:table-cell>
          <table:table-cell table:number-columns-repeated="2"/>
        </table:table-row>
        <table:table-row table:style-name="ro1">
          <table:table-cell office:value-type="float" office:value="0.938993632793426" calcext:value-type="float">
            <text:p>0.938993632793426</text:p>
          </table:table-cell>
          <table:table-cell table:number-columns-repeated="2"/>
        </table:table-row>
        <table:table-row table:style-name="ro1">
          <table:table-cell office:value-type="float" office:value="0.937750935554504" calcext:value-type="float">
            <text:p>0.937750935554504</text:p>
          </table:table-cell>
          <table:table-cell table:number-columns-repeated="2"/>
        </table:table-row>
        <table:table-row table:style-name="ro1">
          <table:table-cell office:value-type="float" office:value="0.937787473201752" calcext:value-type="float">
            <text:p>0.937787473201752</text:p>
          </table:table-cell>
          <table:table-cell table:number-columns-repeated="2"/>
        </table:table-row>
        <table:table-row table:style-name="ro1">
          <table:table-cell office:value-type="float" office:value="0.938065826892853" calcext:value-type="float">
            <text:p>0.938065826892853</text:p>
          </table:table-cell>
          <table:table-cell table:number-columns-repeated="2"/>
        </table:table-row>
        <table:table-row table:style-name="ro1">
          <table:table-cell office:value-type="float" office:value="0.949444532394409" calcext:value-type="float">
            <text:p>0.949444532394409</text:p>
          </table:table-cell>
          <table:table-cell table:number-columns-repeated="2"/>
        </table:table-row>
        <table:table-row table:style-name="ro1">
          <table:table-cell office:value-type="float" office:value="0.949395775794983" calcext:value-type="float">
            <text:p>0.949395775794983</text:p>
          </table:table-cell>
          <table:table-cell table:number-columns-repeated="2"/>
        </table:table-row>
        <table:table-row table:style-name="ro1">
          <table:table-cell office:value-type="float" office:value="0.949350953102112" calcext:value-type="float">
            <text:p>0.949350953102112</text:p>
          </table:table-cell>
          <table:table-cell table:number-columns-repeated="2"/>
        </table:table-row>
        <table:table-row table:style-name="ro1">
          <table:table-cell office:value-type="float" office:value="0.948425531387329" calcext:value-type="float">
            <text:p>0.948425531387329</text:p>
          </table:table-cell>
          <table:table-cell table:number-columns-repeated="2"/>
        </table:table-row>
        <table:table-row table:style-name="ro1">
          <table:table-cell office:value-type="float" office:value="0.948627412319183" calcext:value-type="float">
            <text:p>0.948627412319183</text:p>
          </table:table-cell>
          <table:table-cell table:number-columns-repeated="2"/>
        </table:table-row>
        <table:table-row table:style-name="ro1">
          <table:table-cell office:value-type="float" office:value="0.948641240596771" calcext:value-type="float">
            <text:p>0.948641240596771</text:p>
          </table:table-cell>
          <table:table-cell table:number-columns-repeated="2"/>
        </table:table-row>
        <table:table-row table:style-name="ro1">
          <table:table-cell office:value-type="float" office:value="0.956445336341858" calcext:value-type="float">
            <text:p>0.956445336341858</text:p>
          </table:table-cell>
          <table:table-cell table:number-columns-repeated="2"/>
        </table:table-row>
        <table:table-row table:style-name="ro1">
          <table:table-cell office:value-type="float" office:value="0.956444501876831" calcext:value-type="float">
            <text:p>0.956444501876831</text:p>
          </table:table-cell>
          <table:table-cell table:number-columns-repeated="2"/>
        </table:table-row>
        <table:table-row table:style-name="ro1">
          <table:table-cell office:value-type="float" office:value="0.956453621387482" calcext:value-type="float">
            <text:p>0.956453621387482</text:p>
          </table:table-cell>
          <table:table-cell table:number-columns-repeated="2"/>
        </table:table-row>
        <table:table-row table:style-name="ro1">
          <table:table-cell office:value-type="float" office:value="0.955931901931763" calcext:value-type="float">
            <text:p>0.955931901931763</text:p>
          </table:table-cell>
          <table:table-cell table:number-columns-repeated="2"/>
        </table:table-row>
        <table:table-row table:style-name="ro1">
          <table:table-cell office:value-type="float" office:value="0.955800712108612" calcext:value-type="float">
            <text:p>0.955800712108612</text:p>
          </table:table-cell>
          <table:table-cell table:number-columns-repeated="2"/>
        </table:table-row>
        <table:table-row table:style-name="ro1">
          <table:table-cell office:value-type="float" office:value="0.966316938400269" calcext:value-type="float">
            <text:p>0.966316938400269</text:p>
          </table:table-cell>
          <table:table-cell table:number-columns-repeated="2"/>
        </table:table-row>
        <table:table-row table:style-name="ro1">
          <table:table-cell office:value-type="float" office:value="0.966460466384888" calcext:value-type="float">
            <text:p>0.966460466384888</text:p>
          </table:table-cell>
          <table:table-cell table:number-columns-repeated="2"/>
        </table:table-row>
        <table:table-row table:style-name="ro1">
          <table:table-cell office:value-type="float" office:value="0.96665358543396" calcext:value-type="float">
            <text:p>0.96665358543396</text:p>
          </table:table-cell>
          <table:table-cell table:number-columns-repeated="2"/>
        </table:table-row>
        <table:table-row table:style-name="ro1">
          <table:table-cell office:value-type="float" office:value="0.951462686061859" calcext:value-type="float">
            <text:p>0.951462686061859</text:p>
          </table:table-cell>
          <table:table-cell table:number-columns-repeated="2"/>
        </table:table-row>
        <table:table-row table:style-name="ro1">
          <table:table-cell office:value-type="float" office:value="0.950803816318512" calcext:value-type="float">
            <text:p>0.950803816318512</text:p>
          </table:table-cell>
          <table:table-cell table:number-columns-repeated="2"/>
        </table:table-row>
        <table:table-row table:style-name="ro1">
          <table:table-cell office:value-type="float" office:value="0.95025622844696" calcext:value-type="float">
            <text:p>0.95025622844696</text:p>
          </table:table-cell>
          <table:table-cell table:number-columns-repeated="2"/>
        </table:table-row>
        <table:table-row table:style-name="ro1">
          <table:table-cell office:value-type="float" office:value="0.950197219848633" calcext:value-type="float">
            <text:p>0.950197219848633</text:p>
          </table:table-cell>
          <table:table-cell table:number-columns-repeated="2"/>
        </table:table-row>
        <table:table-row table:style-name="ro1">
          <table:table-cell office:value-type="float" office:value="0.950186371803284" calcext:value-type="float">
            <text:p>0.950186371803284</text:p>
          </table:table-cell>
          <table:table-cell table:number-columns-repeated="2"/>
        </table:table-row>
        <table:table-row table:style-name="ro1">
          <table:table-cell office:value-type="float" office:value="0.95058023929596" calcext:value-type="float">
            <text:p>0.95058023929596</text:p>
          </table:table-cell>
          <table:table-cell table:number-columns-repeated="2"/>
        </table:table-row>
        <table:table-row table:style-name="ro1">
          <table:table-cell office:value-type="float" office:value="0.958496332168579" calcext:value-type="float">
            <text:p>0.958496332168579</text:p>
          </table:table-cell>
          <table:table-cell table:number-columns-repeated="2"/>
        </table:table-row>
        <table:table-row table:style-name="ro1">
          <table:table-cell office:value-type="float" office:value="0.958796501159668" calcext:value-type="float">
            <text:p>0.958796501159668</text:p>
          </table:table-cell>
          <table:table-cell table:number-columns-repeated="2"/>
        </table:table-row>
        <table:table-row table:style-name="ro1">
          <table:table-cell office:value-type="float" office:value="0.958789110183716" calcext:value-type="float">
            <text:p>0.958789110183716</text:p>
          </table:table-cell>
          <table:table-cell table:number-columns-repeated="2"/>
        </table:table-row>
        <table:table-row table:style-name="ro1">
          <table:table-cell office:value-type="float" office:value="0.946072697639465" calcext:value-type="float">
            <text:p>0.946072697639465</text:p>
          </table:table-cell>
          <table:table-cell table:number-columns-repeated="2"/>
        </table:table-row>
        <table:table-row table:style-name="ro1">
          <table:table-cell office:value-type="float" office:value="0.946151554584503" calcext:value-type="float">
            <text:p>0.946151554584503</text:p>
          </table:table-cell>
          <table:table-cell table:number-columns-repeated="2"/>
        </table:table-row>
        <table:table-row table:style-name="ro1">
          <table:table-cell office:value-type="float" office:value="0.946380198001862" calcext:value-type="float">
            <text:p>0.946380198001862</text:p>
          </table:table-cell>
          <table:table-cell table:number-columns-repeated="2"/>
        </table:table-row>
        <table:table-row table:style-name="ro1">
          <table:table-cell office:value-type="float" office:value="0.957915127277374" calcext:value-type="float">
            <text:p>0.957915127277374</text:p>
          </table:table-cell>
          <table:table-cell table:number-columns-repeated="2"/>
        </table:table-row>
        <table:table-row table:style-name="ro1">
          <table:table-cell office:value-type="float" office:value="0.957882046699524" calcext:value-type="float">
            <text:p>0.957882046699524</text:p>
          </table:table-cell>
          <table:table-cell table:number-columns-repeated="2"/>
        </table:table-row>
        <table:table-row table:style-name="ro1">
          <table:table-cell office:value-type="float" office:value="0.957925021648407" calcext:value-type="float">
            <text:p>0.957925021648407</text:p>
          </table:table-cell>
          <table:table-cell table:number-columns-repeated="2"/>
        </table:table-row>
        <table:table-row table:style-name="ro1">
          <table:table-cell office:value-type="float" office:value="0.961597561836243" calcext:value-type="float">
            <text:p>0.961597561836243</text:p>
          </table:table-cell>
          <table:table-cell table:number-columns-repeated="2"/>
        </table:table-row>
        <table:table-row table:style-name="ro1">
          <table:table-cell office:value-type="float" office:value="0.962049543857574" calcext:value-type="float">
            <text:p>0.962049543857574</text:p>
          </table:table-cell>
          <table:table-cell table:number-columns-repeated="2"/>
        </table:table-row>
        <table:table-row table:style-name="ro1">
          <table:table-cell office:value-type="float" office:value="0.961932182312012" calcext:value-type="float">
            <text:p>0.961932182312012</text:p>
          </table:table-cell>
          <table:table-cell table:number-columns-repeated="2"/>
        </table:table-row>
        <table:table-row table:style-name="ro1">
          <table:table-cell office:value-type="float" office:value="0.956161320209503" calcext:value-type="float">
            <text:p>0.956161320209503</text:p>
          </table:table-cell>
          <table:table-cell table:number-columns-repeated="2"/>
        </table:table-row>
        <table:table-row table:style-name="ro1">
          <table:table-cell office:value-type="float" office:value="0.956267058849335" calcext:value-type="float">
            <text:p>0.956267058849335</text:p>
          </table:table-cell>
          <table:table-cell table:number-columns-repeated="2"/>
        </table:table-row>
        <table:table-row table:style-name="ro1">
          <table:table-cell office:value-type="float" office:value="0.956258475780487" calcext:value-type="float">
            <text:p>0.956258475780487</text:p>
          </table:table-cell>
          <table:table-cell table:number-columns-repeated="2"/>
        </table:table-row>
        <table:table-row table:style-name="ro1">
          <table:table-cell office:value-type="float" office:value="0.967274367809296" calcext:value-type="float">
            <text:p>0.967274367809296</text:p>
          </table:table-cell>
          <table:table-cell table:number-columns-repeated="2"/>
        </table:table-row>
        <table:table-row table:style-name="ro1">
          <table:table-cell office:value-type="float" office:value="0.967263042926788" calcext:value-type="float">
            <text:p>0.967263042926788</text:p>
          </table:table-cell>
          <table:table-cell table:number-columns-repeated="2"/>
        </table:table-row>
        <table:table-row table:style-name="ro1">
          <table:table-cell office:value-type="float" office:value="0.967365205287933" calcext:value-type="float">
            <text:p>0.967365205287933</text:p>
          </table:table-cell>
          <table:table-cell table:number-columns-repeated="2"/>
        </table:table-row>
        <table:table-row table:style-name="ro1">
          <table:table-cell office:value-type="float" office:value="0.964370846748352" calcext:value-type="float">
            <text:p>0.964370846748352</text:p>
          </table:table-cell>
          <table:table-cell table:number-columns-repeated="2"/>
        </table:table-row>
        <table:table-row table:style-name="ro1">
          <table:table-cell office:value-type="float" office:value="0.96439391374588" calcext:value-type="float">
            <text:p>0.96439391374588</text:p>
          </table:table-cell>
          <table:table-cell table:number-columns-repeated="2"/>
        </table:table-row>
        <table:table-row table:style-name="ro1">
          <table:table-cell office:value-type="float" office:value="0.973799526691437" calcext:value-type="float">
            <text:p>0.973799526691437</text:p>
          </table:table-cell>
          <table:table-cell table:number-columns-repeated="2"/>
        </table:table-row>
        <table:table-row table:style-name="ro1">
          <table:table-cell office:value-type="float" office:value="0.973776936531067" calcext:value-type="float">
            <text:p>0.973776936531067</text:p>
          </table:table-cell>
          <table:table-cell table:number-columns-repeated="2"/>
        </table:table-row>
        <table:table-row table:style-name="ro1">
          <table:table-cell office:value-type="float" office:value="0.973789572715759" calcext:value-type="float">
            <text:p>0.973789572715759</text:p>
          </table:table-cell>
          <table:table-cell table:number-columns-repeated="2"/>
        </table:table-row>
        <table:table-row table:style-name="ro1">
          <table:table-cell office:value-type="float" office:value="0.951010465621948" calcext:value-type="float">
            <text:p>0.951010465621948</text:p>
          </table:table-cell>
          <table:table-cell table:number-columns-repeated="2"/>
        </table:table-row>
        <table:table-row table:style-name="ro1">
          <table:table-cell office:value-type="float" office:value="0.951017022132874" calcext:value-type="float">
            <text:p>0.951017022132874</text:p>
          </table:table-cell>
          <table:table-cell table:number-columns-repeated="2"/>
        </table:table-row>
        <table:table-row table:style-name="ro1">
          <table:table-cell office:value-type="float" office:value="0.951048374176025" calcext:value-type="float">
            <text:p>0.951048374176025</text:p>
          </table:table-cell>
          <table:table-cell table:number-columns-repeated="2"/>
        </table:table-row>
        <table:table-row table:style-name="ro1">
          <table:table-cell office:value-type="float" office:value="0.961464822292328" calcext:value-type="float">
            <text:p>0.961464822292328</text:p>
          </table:table-cell>
          <table:table-cell table:number-columns-repeated="2"/>
        </table:table-row>
        <table:table-row table:style-name="ro1">
          <table:table-cell office:value-type="float" office:value="0.96136873960495" calcext:value-type="float">
            <text:p>0.96136873960495</text:p>
          </table:table-cell>
          <table:table-cell table:number-columns-repeated="2"/>
        </table:table-row>
        <table:table-row table:style-name="ro1">
          <table:table-cell office:value-type="float" office:value="0.961232781410217" calcext:value-type="float">
            <text:p>0.961232781410217</text:p>
          </table:table-cell>
          <table:table-cell table:number-columns-repeated="2"/>
        </table:table-row>
        <table:table-row table:style-name="ro1">
          <table:table-cell office:value-type="float" office:value="0.957379758358002" calcext:value-type="float">
            <text:p>0.957379758358002</text:p>
          </table:table-cell>
          <table:table-cell table:number-columns-repeated="2"/>
        </table:table-row>
        <table:table-row table:style-name="ro1">
          <table:table-cell office:value-type="float" office:value="0.957368612289429" calcext:value-type="float">
            <text:p>0.957368612289429</text:p>
          </table:table-cell>
          <table:table-cell table:number-columns-repeated="2"/>
        </table:table-row>
        <table:table-row table:style-name="ro1">
          <table:table-cell office:value-type="float" office:value="0.957411289215088" calcext:value-type="float">
            <text:p>0.957411289215088</text:p>
          </table:table-cell>
          <table:table-cell table:number-columns-repeated="2"/>
        </table:table-row>
        <table:table-row table:style-name="ro1">
          <table:table-cell office:value-type="float" office:value="0.958919703960419" calcext:value-type="float">
            <text:p>0.958919703960419</text:p>
          </table:table-cell>
          <table:table-cell table:number-columns-repeated="2"/>
        </table:table-row>
        <table:table-row table:style-name="ro1">
          <table:table-cell office:value-type="float" office:value="0.958859860897064" calcext:value-type="float">
            <text:p>0.958859860897064</text:p>
          </table:table-cell>
          <table:table-cell table:number-columns-repeated="2"/>
        </table:table-row>
        <table:table-row table:style-name="ro1">
          <table:table-cell office:value-type="float" office:value="0.95888340473175" calcext:value-type="float">
            <text:p>0.95888340473175</text:p>
          </table:table-cell>
          <table:table-cell table:number-columns-repeated="2"/>
        </table:table-row>
        <table:table-row table:style-name="ro1">
          <table:table-cell office:value-type="float" office:value="0.28466922044754" calcext:value-type="float">
            <text:p>0.28466922044754</text:p>
          </table:table-cell>
          <table:table-cell table:number-columns-repeated="2"/>
        </table:table-row>
        <table:table-row table:style-name="ro1">
          <table:table-cell office:value-type="float" office:value="0.966908097267151" calcext:value-type="float">
            <text:p>0.966908097267151</text:p>
          </table:table-cell>
          <table:table-cell table:number-columns-repeated="2"/>
        </table:table-row>
        <table:table-row table:style-name="ro1">
          <table:table-cell office:value-type="float" office:value="0.284214556217194" calcext:value-type="float">
            <text:p>0.284214556217194</text:p>
          </table:table-cell>
          <table:table-cell table:number-columns-repeated="2"/>
        </table:table-row>
        <table:table-row table:style-name="ro1">
          <table:table-cell office:value-type="float" office:value="0.966909229755402" calcext:value-type="float">
            <text:p>0.966909229755402</text:p>
          </table:table-cell>
          <table:table-cell table:number-columns-repeated="2"/>
        </table:table-row>
        <table:table-row table:style-name="ro1">
          <table:table-cell office:value-type="float" office:value="0.280445367097855" calcext:value-type="float">
            <text:p>0.280445367097855</text:p>
          </table:table-cell>
          <table:table-cell table:number-columns-repeated="2"/>
        </table:table-row>
        <table:table-row table:style-name="ro1">
          <table:table-cell office:value-type="float" office:value="0.967054665088654" calcext:value-type="float">
            <text:p>0.967054665088654</text:p>
          </table:table-cell>
          <table:table-cell table:number-columns-repeated="2"/>
        </table:table-row>
        <table:table-row table:style-name="ro1">
          <table:table-cell office:value-type="float" office:value="0.955114722251892" calcext:value-type="float">
            <text:p>0.955114722251892</text:p>
          </table:table-cell>
          <table:table-cell table:number-columns-repeated="2"/>
        </table:table-row>
        <table:table-row table:style-name="ro1">
          <table:table-cell office:value-type="float" office:value="0.955124914646149" calcext:value-type="float">
            <text:p>0.955124914646149</text:p>
          </table:table-cell>
          <table:table-cell table:number-columns-repeated="2"/>
        </table:table-row>
        <table:table-row table:style-name="ro1">
          <table:table-cell office:value-type="float" office:value="0.95513379573822" calcext:value-type="float">
            <text:p>0.95513379573822</text:p>
          </table:table-cell>
          <table:table-cell table:number-columns-repeated="2"/>
        </table:table-row>
        <table:table-row table:style-name="ro1">
          <table:table-cell office:value-type="float" office:value="0.429969310760498" calcext:value-type="float">
            <text:p>0.429969310760498</text:p>
          </table:table-cell>
          <table:table-cell table:number-columns-repeated="2"/>
        </table:table-row>
        <table:table-row table:style-name="ro1">
          <table:table-cell office:value-type="float" office:value="0.954431414604187" calcext:value-type="float">
            <text:p>0.954431414604187</text:p>
          </table:table-cell>
          <table:table-cell table:number-columns-repeated="2"/>
        </table:table-row>
        <table:table-row table:style-name="ro1">
          <table:table-cell office:value-type="float" office:value="0.429768204689026" calcext:value-type="float">
            <text:p>0.429768204689026</text:p>
          </table:table-cell>
          <table:table-cell table:number-columns-repeated="2"/>
        </table:table-row>
        <table:table-row table:style-name="ro1">
          <table:table-cell office:value-type="float" office:value="0.95444905757904" calcext:value-type="float">
            <text:p>0.95444905757904</text:p>
          </table:table-cell>
          <table:table-cell table:number-columns-repeated="2"/>
        </table:table-row>
        <table:table-row table:style-name="ro1">
          <table:table-cell office:value-type="float" office:value="0.429547816514969" calcext:value-type="float">
            <text:p>0.429547816514969</text:p>
          </table:table-cell>
          <table:table-cell table:number-columns-repeated="2"/>
        </table:table-row>
        <table:table-row table:style-name="ro1">
          <table:table-cell office:value-type="float" office:value="0.954249501228332" calcext:value-type="float">
            <text:p>0.954249501228332</text:p>
          </table:table-cell>
          <table:table-cell table:number-columns-repeated="2"/>
        </table:table-row>
        <table:table-row table:style-name="ro1">
          <table:table-cell office:value-type="float" office:value="0.433919280767441" calcext:value-type="float">
            <text:p>0.433919280767441</text:p>
          </table:table-cell>
          <table:table-cell table:number-columns-repeated="2"/>
        </table:table-row>
        <table:table-row table:style-name="ro1">
          <table:table-cell office:value-type="float" office:value="0.955362617969513" calcext:value-type="float">
            <text:p>0.955362617969513</text:p>
          </table:table-cell>
          <table:table-cell table:number-columns-repeated="2"/>
        </table:table-row>
        <table:table-row table:style-name="ro1">
          <table:table-cell office:value-type="float" office:value="0.434122353792191" calcext:value-type="float">
            <text:p>0.434122353792191</text:p>
          </table:table-cell>
          <table:table-cell table:number-columns-repeated="2"/>
        </table:table-row>
        <table:table-row table:style-name="ro1">
          <table:table-cell office:value-type="float" office:value="0.955273509025574" calcext:value-type="float">
            <text:p>0.955273509025574</text:p>
          </table:table-cell>
          <table:table-cell table:number-columns-repeated="2"/>
        </table:table-row>
        <table:table-row table:style-name="ro1">
          <table:table-cell office:value-type="float" office:value="0.434262692928314" calcext:value-type="float">
            <text:p>0.434262692928314</text:p>
          </table:table-cell>
          <table:table-cell table:number-columns-repeated="2"/>
        </table:table-row>
        <table:table-row table:style-name="ro1">
          <table:table-cell office:value-type="float" office:value="0.95526772737503" calcext:value-type="float">
            <text:p>0.95526772737503</text:p>
          </table:table-cell>
          <table:table-cell table:number-columns-repeated="2"/>
        </table:table-row>
        <table:table-row table:style-name="ro1">
          <table:table-cell office:value-type="float" office:value="0.431734502315521" calcext:value-type="float">
            <text:p>0.431734502315521</text:p>
          </table:table-cell>
          <table:table-cell table:number-columns-repeated="2"/>
        </table:table-row>
        <table:table-row table:style-name="ro1">
          <table:table-cell office:value-type="float" office:value="0.95331859588623" calcext:value-type="float">
            <text:p>0.95331859588623</text:p>
          </table:table-cell>
          <table:table-cell table:number-columns-repeated="2"/>
        </table:table-row>
        <table:table-row table:style-name="ro1">
          <table:table-cell office:value-type="float" office:value="0.431550055742264" calcext:value-type="float">
            <text:p>0.431550055742264</text:p>
          </table:table-cell>
          <table:table-cell table:number-columns-repeated="2"/>
        </table:table-row>
        <table:table-row table:style-name="ro1">
          <table:table-cell office:value-type="float" office:value="0.953373730182648" calcext:value-type="float">
            <text:p>0.953373730182648</text:p>
          </table:table-cell>
          <table:table-cell table:number-columns-repeated="2"/>
        </table:table-row>
        <table:table-row table:style-name="ro1">
          <table:table-cell office:value-type="float" office:value="0.445776492357254" calcext:value-type="float">
            <text:p>0.445776492357254</text:p>
          </table:table-cell>
          <table:table-cell table:number-columns-repeated="2"/>
        </table:table-row>
        <table:table-row table:style-name="ro1">
          <table:table-cell office:value-type="float" office:value="0.953637361526489" calcext:value-type="float">
            <text:p>0.953637361526489</text:p>
          </table:table-cell>
          <table:table-cell table:number-columns-repeated="2"/>
        </table:table-row>
        <table:table-row table:style-name="ro1">
          <table:table-cell office:value-type="float" office:value="0.446151822805405" calcext:value-type="float">
            <text:p>0.446151822805405</text:p>
          </table:table-cell>
          <table:table-cell table:number-columns-repeated="2"/>
        </table:table-row>
        <table:table-row table:style-name="ro1">
          <table:table-cell office:value-type="float" office:value="0.953688681125641" calcext:value-type="float">
            <text:p>0.953688681125641</text:p>
          </table:table-cell>
          <table:table-cell table:number-columns-repeated="2"/>
        </table:table-row>
        <table:table-row table:style-name="ro1">
          <table:table-cell office:value-type="float" office:value="0.446044832468033" calcext:value-type="float">
            <text:p>0.446044832468033</text:p>
          </table:table-cell>
          <table:table-cell table:number-columns-repeated="2"/>
        </table:table-row>
        <table:table-row table:style-name="ro1">
          <table:table-cell office:value-type="float" office:value="0.953677296638489" calcext:value-type="float">
            <text:p>0.953677296638489</text:p>
          </table:table-cell>
          <table:table-cell table:number-columns-repeated="2"/>
        </table:table-row>
        <table:table-row table:style-name="ro1">
          <table:table-cell office:value-type="float" office:value="0.94811201095581" calcext:value-type="float">
            <text:p>0.94811201095581</text:p>
          </table:table-cell>
          <table:table-cell table:number-columns-repeated="2"/>
        </table:table-row>
        <table:table-row table:style-name="ro1">
          <table:table-cell office:value-type="float" office:value="0.461305946111679" calcext:value-type="float">
            <text:p>0.461305946111679</text:p>
          </table:table-cell>
          <table:table-cell table:number-columns-repeated="2"/>
        </table:table-row>
        <table:table-row table:style-name="ro1">
          <table:table-cell office:value-type="float" office:value="0.948183119297028" calcext:value-type="float">
            <text:p>0.948183119297028</text:p>
          </table:table-cell>
          <table:table-cell table:number-columns-repeated="2"/>
        </table:table-row>
        <table:table-row table:style-name="ro1">
          <table:table-cell office:value-type="float" office:value="0.461229711771011" calcext:value-type="float">
            <text:p>0.461229711771011</text:p>
          </table:table-cell>
          <table:table-cell table:number-columns-repeated="2"/>
        </table:table-row>
        <table:table-row table:style-name="ro1">
          <table:table-cell office:value-type="float" office:value="0.948159217834473" calcext:value-type="float">
            <text:p>0.948159217834473</text:p>
          </table:table-cell>
          <table:table-cell table:number-columns-repeated="2"/>
        </table:table-row>
        <table:table-row table:style-name="ro1">
          <table:table-cell office:value-type="float" office:value="0.947972238063812" calcext:value-type="float">
            <text:p>0.947972238063812</text:p>
          </table:table-cell>
          <table:table-cell table:number-columns-repeated="2"/>
        </table:table-row>
        <table:table-row table:style-name="ro1">
          <table:table-cell office:value-type="float" office:value="0.948075234889984" calcext:value-type="float">
            <text:p>0.948075234889984</text:p>
          </table:table-cell>
          <table:table-cell table:number-columns-repeated="2"/>
        </table:table-row>
        <table:table-row table:style-name="ro1">
          <table:table-cell office:value-type="float" office:value="0.948055565357208" calcext:value-type="float">
            <text:p>0.948055565357208</text:p>
          </table:table-cell>
          <table:table-cell table:number-columns-repeated="2"/>
        </table:table-row>
        <table:table-row table:style-name="ro1">
          <table:table-cell office:value-type="float" office:value="0.943996429443359" calcext:value-type="float">
            <text:p>0.943996429443359</text:p>
          </table:table-cell>
          <table:table-cell table:number-columns-repeated="2"/>
        </table:table-row>
        <table:table-row table:style-name="ro1">
          <table:table-cell office:value-type="float" office:value="0.944064855575562" calcext:value-type="float">
            <text:p>0.944064855575562</text:p>
          </table:table-cell>
          <table:table-cell table:number-columns-repeated="2"/>
        </table:table-row>
        <table:table-row table:style-name="ro1">
          <table:table-cell office:value-type="float" office:value="0.944116950035095" calcext:value-type="float">
            <text:p>0.944116950035095</text:p>
          </table:table-cell>
          <table:table-cell table:number-columns-repeated="2"/>
        </table:table-row>
        <table:table-row table:style-name="ro1">
          <table:table-cell office:value-type="float" office:value="0.937171399593353" calcext:value-type="float">
            <text:p>0.937171399593353</text:p>
          </table:table-cell>
          <table:table-cell table:number-columns-repeated="2"/>
        </table:table-row>
        <table:table-row table:style-name="ro1">
          <table:table-cell office:value-type="float" office:value="0.93706226348877" calcext:value-type="float">
            <text:p>0.93706226348877</text:p>
          </table:table-cell>
          <table:table-cell table:number-columns-repeated="2"/>
        </table:table-row>
        <table:table-row table:style-name="ro1">
          <table:table-cell office:value-type="float" office:value="0.937315881252289" calcext:value-type="float">
            <text:p>0.937315881252289</text:p>
          </table:table-cell>
          <table:table-cell table:number-columns-repeated="2"/>
        </table:table-row>
        <table:table-row table:style-name="ro1">
          <table:table-cell office:value-type="float" office:value="0.943376004695892" calcext:value-type="float">
            <text:p>0.943376004695892</text:p>
          </table:table-cell>
          <table:table-cell table:number-columns-repeated="2"/>
        </table:table-row>
        <table:table-row table:style-name="ro1">
          <table:table-cell office:value-type="float" office:value="0.9435173869133" calcext:value-type="float">
            <text:p>0.9435173869133</text:p>
          </table:table-cell>
          <table:table-cell table:number-columns-repeated="2"/>
        </table:table-row>
        <table:table-row table:style-name="ro1">
          <table:table-cell office:value-type="float" office:value="0.943471491336822" calcext:value-type="float">
            <text:p>0.943471491336822</text:p>
          </table:table-cell>
          <table:table-cell table:number-columns-repeated="2"/>
        </table:table-row>
        <table:table-row table:style-name="ro1">
          <table:table-cell office:value-type="float" office:value="0.939970850944519" calcext:value-type="float">
            <text:p>0.939970850944519</text:p>
          </table:table-cell>
          <table:table-cell table:number-columns-repeated="2"/>
        </table:table-row>
        <table:table-row table:style-name="ro1">
          <table:table-cell office:value-type="float" office:value="0.939858794212341" calcext:value-type="float">
            <text:p>0.939858794212341</text:p>
          </table:table-cell>
          <table:table-cell table:number-columns-repeated="2"/>
        </table:table-row>
        <table:table-row table:style-name="ro1">
          <table:table-cell office:value-type="float" office:value="0.939548254013062" calcext:value-type="float">
            <text:p>0.939548254013062</text:p>
          </table:table-cell>
          <table:table-cell table:number-columns-repeated="2"/>
        </table:table-row>
        <table:table-row table:style-name="ro1">
          <table:table-cell office:value-type="float" office:value="0.93793135881424" calcext:value-type="float">
            <text:p>0.93793135881424</text:p>
          </table:table-cell>
          <table:table-cell table:number-columns-repeated="2"/>
        </table:table-row>
        <table:table-row table:style-name="ro1">
          <table:table-cell office:value-type="float" office:value="0.937934339046478" calcext:value-type="float">
            <text:p>0.937934339046478</text:p>
          </table:table-cell>
          <table:table-cell table:number-columns-repeated="2"/>
        </table:table-row>
        <table:table-row table:style-name="ro1">
          <table:table-cell office:value-type="float" office:value="0.937893450260162" calcext:value-type="float">
            <text:p>0.937893450260162</text:p>
          </table:table-cell>
          <table:table-cell table:number-columns-repeated="2"/>
        </table:table-row>
        <table:table-row table:style-name="ro1">
          <table:table-cell office:value-type="float" office:value="0.95896714925766" calcext:value-type="float">
            <text:p>0.95896714925766</text:p>
          </table:table-cell>
          <table:table-cell table:number-columns-repeated="2"/>
        </table:table-row>
        <table:table-row table:style-name="ro1">
          <table:table-cell office:value-type="float" office:value="0.958953857421875" calcext:value-type="float">
            <text:p>0.958953857421875</text:p>
          </table:table-cell>
          <table:table-cell table:number-columns-repeated="2"/>
        </table:table-row>
        <table:table-row table:style-name="ro1">
          <table:table-cell office:value-type="float" office:value="0.95879602432251" calcext:value-type="float">
            <text:p>0.95879602432251</text:p>
          </table:table-cell>
          <table:table-cell table:number-columns-repeated="2"/>
        </table:table-row>
        <table:table-row table:style-name="ro1">
          <table:table-cell office:value-type="float" office:value="0.332068383693695" calcext:value-type="float">
            <text:p>0.332068383693695</text:p>
          </table:table-cell>
          <table:table-cell table:number-columns-repeated="2"/>
        </table:table-row>
        <table:table-row table:style-name="ro1">
          <table:table-cell office:value-type="float" office:value="0.965469121932983" calcext:value-type="float">
            <text:p>0.965469121932983</text:p>
          </table:table-cell>
          <table:table-cell table:number-columns-repeated="2"/>
        </table:table-row>
        <table:table-row table:style-name="ro1">
          <table:table-cell office:value-type="float" office:value="0.329963207244873" calcext:value-type="float">
            <text:p>0.329963207244873</text:p>
          </table:table-cell>
          <table:table-cell table:number-columns-repeated="2"/>
        </table:table-row>
        <table:table-row table:style-name="ro1">
          <table:table-cell office:value-type="float" office:value="0.96548867225647" calcext:value-type="float">
            <text:p>0.96548867225647</text:p>
          </table:table-cell>
          <table:table-cell table:number-columns-repeated="2"/>
        </table:table-row>
        <table:table-row table:style-name="ro1">
          <table:table-cell office:value-type="float" office:value="0.965906381607056" calcext:value-type="float">
            <text:p>0.965906381607056</text:p>
          </table:table-cell>
          <table:table-cell table:number-columns-repeated="2"/>
        </table:table-row>
        <table:table-row table:style-name="ro1">
          <table:table-cell office:value-type="float" office:value="0.965893685817718" calcext:value-type="float">
            <text:p>0.965893685817718</text:p>
          </table:table-cell>
          <table:table-cell table:number-columns-repeated="2"/>
        </table:table-row>
        <table:table-row table:style-name="ro1">
          <table:table-cell office:value-type="float" office:value="0.965900957584381" calcext:value-type="float">
            <text:p>0.965900957584381</text:p>
          </table:table-cell>
          <table:table-cell table:number-columns-repeated="2"/>
        </table:table-row>
        <table:table-row table:style-name="ro1">
          <table:table-cell office:value-type="float" office:value="0.965151786804199" calcext:value-type="float">
            <text:p>0.965151786804199</text:p>
          </table:table-cell>
          <table:table-cell table:number-columns-repeated="2"/>
        </table:table-row>
        <table:table-row table:style-name="ro1">
          <table:table-cell office:value-type="float" office:value="0.965162992477417" calcext:value-type="float">
            <text:p>0.965162992477417</text:p>
          </table:table-cell>
          <table:table-cell table:number-columns-repeated="2"/>
        </table:table-row>
        <table:table-row table:style-name="ro1">
          <table:table-cell office:value-type="float" office:value="0.965183079242706" calcext:value-type="float">
            <text:p>0.965183079242706</text:p>
          </table:table-cell>
          <table:table-cell table:number-columns-repeated="2"/>
        </table:table-row>
        <table:table-row table:style-name="ro1">
          <table:table-cell office:value-type="float" office:value="0.964724719524384" calcext:value-type="float">
            <text:p>0.964724719524384</text:p>
          </table:table-cell>
          <table:table-cell table:number-columns-repeated="2"/>
        </table:table-row>
        <table:table-row table:style-name="ro1">
          <table:table-cell office:value-type="float" office:value="0.964698612689972" calcext:value-type="float">
            <text:p>0.964698612689972</text:p>
          </table:table-cell>
          <table:table-cell table:number-columns-repeated="2"/>
        </table:table-row>
        <table:table-row table:style-name="ro1">
          <table:table-cell office:value-type="float" office:value="0.964688539505005" calcext:value-type="float">
            <text:p>0.964688539505005</text:p>
          </table:table-cell>
          <table:table-cell table:number-columns-repeated="2"/>
        </table:table-row>
        <table:table-row table:style-name="ro1">
          <table:table-cell office:value-type="float" office:value="0.96359658241272" calcext:value-type="float">
            <text:p>0.96359658241272</text:p>
          </table:table-cell>
          <table:table-cell table:number-columns-repeated="2"/>
        </table:table-row>
        <table:table-row table:style-name="ro1">
          <table:table-cell office:value-type="float" office:value="0.963628351688385" calcext:value-type="float">
            <text:p>0.963628351688385</text:p>
          </table:table-cell>
          <table:table-cell table:number-columns-repeated="2"/>
        </table:table-row>
        <table:table-row table:style-name="ro1">
          <table:table-cell office:value-type="float" office:value="0.963599741458893" calcext:value-type="float">
            <text:p>0.963599741458893</text:p>
          </table:table-cell>
          <table:table-cell table:number-columns-repeated="2"/>
        </table:table-row>
        <table:table-row table:style-name="ro1">
          <table:table-cell office:value-type="float" office:value="0.958294749259949" calcext:value-type="float">
            <text:p>0.958294749259949</text:p>
          </table:table-cell>
          <table:table-cell table:number-columns-repeated="2"/>
        </table:table-row>
        <table:table-row table:style-name="ro1">
          <table:table-cell office:value-type="float" office:value="0.958293318748474" calcext:value-type="float">
            <text:p>0.958293318748474</text:p>
          </table:table-cell>
          <table:table-cell table:number-columns-repeated="2"/>
        </table:table-row>
        <table:table-row table:style-name="ro1">
          <table:table-cell office:value-type="float" office:value="0.958249449729919" calcext:value-type="float">
            <text:p>0.958249449729919</text:p>
          </table:table-cell>
          <table:table-cell table:number-columns-repeated="2"/>
        </table:table-row>
        <table:table-row table:style-name="ro1">
          <table:table-cell office:value-type="float" office:value="0.941773295402527" calcext:value-type="float">
            <text:p>0.941773295402527</text:p>
          </table:table-cell>
          <table:table-cell table:number-columns-repeated="2"/>
        </table:table-row>
        <table:table-row table:style-name="ro1">
          <table:table-cell office:value-type="float" office:value="0.941666066646576" calcext:value-type="float">
            <text:p>0.941666066646576</text:p>
          </table:table-cell>
          <table:table-cell table:number-columns-repeated="2"/>
        </table:table-row>
        <table:table-row table:style-name="ro1">
          <table:table-cell office:value-type="float" office:value="0.941679775714874" calcext:value-type="float">
            <text:p>0.941679775714874</text:p>
          </table:table-cell>
          <table:table-cell table:number-columns-repeated="2"/>
        </table:table-row>
        <table:table-row table:style-name="ro1">
          <table:table-cell office:value-type="float" office:value="0.938552141189575" calcext:value-type="float">
            <text:p>0.938552141189575</text:p>
          </table:table-cell>
          <table:table-cell table:number-columns-repeated="2"/>
        </table:table-row>
        <table:table-row table:style-name="ro1">
          <table:table-cell office:value-type="float" office:value="0.938502788543701" calcext:value-type="float">
            <text:p>0.938502788543701</text:p>
          </table:table-cell>
          <table:table-cell table:number-columns-repeated="2"/>
        </table:table-row>
        <table:table-row table:style-name="ro1">
          <table:table-cell office:value-type="float" office:value="0.938527822494507" calcext:value-type="float">
            <text:p>0.938527822494507</text:p>
          </table:table-cell>
          <table:table-cell table:number-columns-repeated="2"/>
        </table:table-row>
        <table:table-row table:style-name="ro1">
          <table:table-cell office:value-type="float" office:value="0.929423332214356" calcext:value-type="float">
            <text:p>0.929423332214356</text:p>
          </table:table-cell>
          <table:table-cell table:number-columns-repeated="2"/>
        </table:table-row>
        <table:table-row table:style-name="ro1">
          <table:table-cell office:value-type="float" office:value="0.929502069950104" calcext:value-type="float">
            <text:p>0.929502069950104</text:p>
          </table:table-cell>
          <table:table-cell table:number-columns-repeated="2"/>
        </table:table-row>
        <table:table-row table:style-name="ro1">
          <table:table-cell office:value-type="float" office:value="0.929558217525482" calcext:value-type="float">
            <text:p>0.929558217525482</text:p>
          </table:table-cell>
          <table:table-cell table:number-columns-repeated="2"/>
        </table:table-row>
        <table:table-row table:style-name="ro1">
          <table:table-cell office:value-type="float" office:value="0.94065272808075" calcext:value-type="float">
            <text:p>0.94065272808075</text:p>
          </table:table-cell>
          <table:table-cell table:number-columns-repeated="2"/>
        </table:table-row>
        <table:table-row table:style-name="ro1">
          <table:table-cell office:value-type="float" office:value="0.940526068210602" calcext:value-type="float">
            <text:p>0.940526068210602</text:p>
          </table:table-cell>
          <table:table-cell table:number-columns-repeated="2"/>
        </table:table-row>
        <table:table-row table:style-name="ro1">
          <table:table-cell office:value-type="float" office:value="0.940490484237671" calcext:value-type="float">
            <text:p>0.940490484237671</text:p>
          </table:table-cell>
          <table:table-cell table:number-columns-repeated="2"/>
        </table:table-row>
        <table:table-row table:style-name="ro1">
          <table:table-cell office:value-type="float" office:value="0.961351573467254" calcext:value-type="float">
            <text:p>0.961351573467254</text:p>
          </table:table-cell>
          <table:table-cell table:number-columns-repeated="2"/>
        </table:table-row>
        <table:table-row table:style-name="ro1">
          <table:table-cell office:value-type="float" office:value="0.96135002374649" calcext:value-type="float">
            <text:p>0.96135002374649</text:p>
          </table:table-cell>
          <table:table-cell table:number-columns-repeated="2"/>
        </table:table-row>
        <table:table-row table:style-name="ro1">
          <table:table-cell office:value-type="float" office:value="0.951481521129608" calcext:value-type="float">
            <text:p>0.951481521129608</text:p>
          </table:table-cell>
          <table:table-cell table:number-columns-repeated="2"/>
        </table:table-row>
        <table:table-row table:style-name="ro1">
          <table:table-cell office:value-type="float" office:value="0.951467871665955" calcext:value-type="float">
            <text:p>0.951467871665955</text:p>
          </table:table-cell>
          <table:table-cell table:number-columns-repeated="2"/>
        </table:table-row>
        <table:table-row table:style-name="ro1">
          <table:table-cell office:value-type="float" office:value="0.951499938964844" calcext:value-type="float">
            <text:p>0.951499938964844</text:p>
          </table:table-cell>
          <table:table-cell table:number-columns-repeated="2"/>
        </table:table-row>
        <table:table-row table:style-name="ro1">
          <table:table-cell office:value-type="float" office:value="0.957635879516602" calcext:value-type="float">
            <text:p>0.957635879516602</text:p>
          </table:table-cell>
          <table:table-cell table:number-columns-repeated="2"/>
        </table:table-row>
        <table:table-row table:style-name="ro1">
          <table:table-cell office:value-type="float" office:value="0.957538187503815" calcext:value-type="float">
            <text:p>0.957538187503815</text:p>
          </table:table-cell>
          <table:table-cell table:number-columns-repeated="2"/>
        </table:table-row>
        <table:table-row table:style-name="ro1">
          <table:table-cell office:value-type="float" office:value="0.95758444070816" calcext:value-type="float">
            <text:p>0.95758444070816</text:p>
          </table:table-cell>
          <table:table-cell table:number-columns-repeated="2"/>
        </table:table-row>
        <table:table-row table:style-name="ro1">
          <table:table-cell office:value-type="float" office:value="0.94092720746994" calcext:value-type="float">
            <text:p>0.94092720746994</text:p>
          </table:table-cell>
          <table:table-cell table:number-columns-repeated="2"/>
        </table:table-row>
        <table:table-row table:style-name="ro1">
          <table:table-cell office:value-type="float" office:value="0.941030561923981" calcext:value-type="float">
            <text:p>0.941030561923981</text:p>
          </table:table-cell>
          <table:table-cell table:number-columns-repeated="2"/>
        </table:table-row>
        <table:table-row table:style-name="ro1">
          <table:table-cell office:value-type="float" office:value="0.941064834594727" calcext:value-type="float">
            <text:p>0.941064834594727</text:p>
          </table:table-cell>
          <table:table-cell table:number-columns-repeated="2"/>
        </table:table-row>
        <table:table-row table:style-name="ro1">
          <table:table-cell office:value-type="float" office:value="0.95175164937973" calcext:value-type="float">
            <text:p>0.95175164937973</text:p>
          </table:table-cell>
          <table:table-cell table:number-columns-repeated="2"/>
        </table:table-row>
        <table:table-row table:style-name="ro1">
          <table:table-cell office:value-type="float" office:value="0.951744198799133" calcext:value-type="float">
            <text:p>0.951744198799133</text:p>
          </table:table-cell>
          <table:table-cell table:number-columns-repeated="2"/>
        </table:table-row>
        <table:table-row table:style-name="ro1">
          <table:table-cell office:value-type="float" office:value="0.951665580272675" calcext:value-type="float">
            <text:p>0.951665580272675</text:p>
          </table:table-cell>
          <table:table-cell table:number-columns-repeated="2"/>
        </table:table-row>
        <table:table-row table:style-name="ro1">
          <table:table-cell office:value-type="float" office:value="0.959226727485657" calcext:value-type="float">
            <text:p>0.959226727485657</text:p>
          </table:table-cell>
          <table:table-cell table:number-columns-repeated="2"/>
        </table:table-row>
        <table:table-row table:style-name="ro1">
          <table:table-cell office:value-type="float" office:value="0.959217488765717" calcext:value-type="float">
            <text:p>0.959217488765717</text:p>
          </table:table-cell>
          <table:table-cell table:number-columns-repeated="2"/>
        </table:table-row>
        <table:table-row table:style-name="ro1">
          <table:table-cell office:value-type="float" office:value="0.959261238574982" calcext:value-type="float">
            <text:p>0.959261238574982</text:p>
          </table:table-cell>
          <table:table-cell table:number-columns-repeated="2"/>
        </table:table-row>
        <table:table-row table:style-name="ro1">
          <table:table-cell office:value-type="float" office:value="0.946361362934112" calcext:value-type="float">
            <text:p>0.946361362934112</text:p>
          </table:table-cell>
          <table:table-cell table:number-columns-repeated="2"/>
        </table:table-row>
        <table:table-row table:style-name="ro1">
          <table:table-cell office:value-type="float" office:value="0.946153581142426" calcext:value-type="float">
            <text:p>0.946153581142426</text:p>
          </table:table-cell>
          <table:table-cell table:number-columns-repeated="2"/>
        </table:table-row>
        <table:table-row table:style-name="ro1">
          <table:table-cell office:value-type="float" office:value="0.94692587852478" calcext:value-type="float">
            <text:p>0.94692587852478</text:p>
          </table:table-cell>
          <table:table-cell table:number-columns-repeated="2"/>
        </table:table-row>
        <table:table-row table:style-name="ro1">
          <table:table-cell office:value-type="float" office:value="0.961554646492004" calcext:value-type="float">
            <text:p>0.961554646492004</text:p>
          </table:table-cell>
          <table:table-cell table:number-columns-repeated="2"/>
        </table:table-row>
        <table:table-row table:style-name="ro1">
          <table:table-cell office:value-type="float" office:value="0.96157717704773" calcext:value-type="float">
            <text:p>0.96157717704773</text:p>
          </table:table-cell>
          <table:table-cell table:number-columns-repeated="2"/>
        </table:table-row>
        <table:table-row table:style-name="ro1">
          <table:table-cell office:value-type="float" office:value="0.961575031280518" calcext:value-type="float">
            <text:p>0.961575031280518</text:p>
          </table:table-cell>
          <table:table-cell table:number-columns-repeated="2"/>
        </table:table-row>
        <table:table-row table:style-name="ro1">
          <table:table-cell office:value-type="float" office:value="0.945827543735504" calcext:value-type="float">
            <text:p>0.945827543735504</text:p>
          </table:table-cell>
          <table:table-cell table:number-columns-repeated="2"/>
        </table:table-row>
        <table:table-row table:style-name="ro1">
          <table:table-cell office:value-type="float" office:value="0.94589751958847" calcext:value-type="float">
            <text:p>0.94589751958847</text:p>
          </table:table-cell>
          <table:table-cell table:number-columns-repeated="2"/>
        </table:table-row>
        <table:table-row table:style-name="ro1">
          <table:table-cell office:value-type="float" office:value="0.945788562297821" calcext:value-type="float">
            <text:p>0.945788562297821</text:p>
          </table:table-cell>
          <table:table-cell table:number-columns-repeated="2"/>
        </table:table-row>
        <table:table-row table:style-name="ro1">
          <table:table-cell office:value-type="float" office:value="0.96555083990097" calcext:value-type="float">
            <text:p>0.96555083990097</text:p>
          </table:table-cell>
          <table:table-cell table:number-columns-repeated="2"/>
        </table:table-row>
        <table:table-row table:style-name="ro1">
          <table:table-cell office:value-type="float" office:value="0.965767025947571" calcext:value-type="float">
            <text:p>0.965767025947571</text:p>
          </table:table-cell>
          <table:table-cell table:number-columns-repeated="2"/>
        </table:table-row>
        <table:table-row table:style-name="ro1">
          <table:table-cell office:value-type="float" office:value="0.965590953826904" calcext:value-type="float">
            <text:p>0.965590953826904</text:p>
          </table:table-cell>
          <table:table-cell table:number-columns-repeated="2"/>
        </table:table-row>
        <table:table-row table:style-name="ro1">
          <table:table-cell office:value-type="float" office:value="0.953245520591736" calcext:value-type="float">
            <text:p>0.953245520591736</text:p>
          </table:table-cell>
          <table:table-cell table:number-columns-repeated="2"/>
        </table:table-row>
        <table:table-row table:style-name="ro1">
          <table:table-cell office:value-type="float" office:value="0.953256189823151" calcext:value-type="float">
            <text:p>0.953256189823151</text:p>
          </table:table-cell>
          <table:table-cell table:number-columns-repeated="2"/>
        </table:table-row>
        <table:table-row table:style-name="ro1">
          <table:table-cell office:value-type="float" office:value="0.955547630786896" calcext:value-type="float">
            <text:p>0.955547630786896</text:p>
          </table:table-cell>
          <table:table-cell table:number-columns-repeated="2"/>
        </table:table-row>
        <table:table-row table:style-name="ro1">
          <table:table-cell office:value-type="float" office:value="0.955589056015015" calcext:value-type="float">
            <text:p>0.955589056015015</text:p>
          </table:table-cell>
          <table:table-cell table:number-columns-repeated="2"/>
        </table:table-row>
        <table:table-row table:style-name="ro1">
          <table:table-cell office:value-type="float" office:value="0.955594897270202" calcext:value-type="float">
            <text:p>0.955594897270202</text:p>
          </table:table-cell>
          <table:table-cell table:number-columns-repeated="2"/>
        </table:table-row>
        <table:table-row table:style-name="ro1">
          <table:table-cell office:value-type="float" office:value="0.959759414196014" calcext:value-type="float">
            <text:p>0.959759414196014</text:p>
          </table:table-cell>
          <table:table-cell table:number-columns-repeated="2"/>
        </table:table-row>
        <table:table-row table:style-name="ro1">
          <table:table-cell office:value-type="float" office:value="0.959746837615967" calcext:value-type="float">
            <text:p>0.959746837615967</text:p>
          </table:table-cell>
          <table:table-cell table:number-columns-repeated="2"/>
        </table:table-row>
        <table:table-row table:style-name="ro1">
          <table:table-cell office:value-type="float" office:value="0.959726691246033" calcext:value-type="float">
            <text:p>0.959726691246033</text:p>
          </table:table-cell>
          <table:table-cell table:number-columns-repeated="2"/>
        </table:table-row>
        <table:table-row table:style-name="ro1">
          <table:table-cell office:value-type="float" office:value="0.955705523490906" calcext:value-type="float">
            <text:p>0.955705523490906</text:p>
          </table:table-cell>
          <table:table-cell table:number-columns-repeated="2"/>
        </table:table-row>
        <table:table-row table:style-name="ro1">
          <table:table-cell office:value-type="float" office:value="0.955505192279816" calcext:value-type="float">
            <text:p>0.955505192279816</text:p>
          </table:table-cell>
          <table:table-cell table:number-columns-repeated="2"/>
        </table:table-row>
        <table:table-row table:style-name="ro1">
          <table:table-cell office:value-type="float" office:value="0.955514371395111" calcext:value-type="float">
            <text:p>0.955514371395111</text:p>
          </table:table-cell>
          <table:table-cell table:number-columns-repeated="2"/>
        </table:table-row>
        <table:table-row table:style-name="ro1">
          <table:table-cell office:value-type="float" office:value="0.968080818653107" calcext:value-type="float">
            <text:p>0.968080818653107</text:p>
          </table:table-cell>
          <table:table-cell table:number-columns-repeated="2"/>
        </table:table-row>
        <table:table-row table:style-name="ro1">
          <table:table-cell office:value-type="float" office:value="0.968078672885895" calcext:value-type="float">
            <text:p>0.968078672885895</text:p>
          </table:table-cell>
          <table:table-cell table:number-columns-repeated="2"/>
        </table:table-row>
        <table:table-row table:style-name="ro1">
          <table:table-cell office:value-type="float" office:value="0.968080282211304" calcext:value-type="float">
            <text:p>0.968080282211304</text:p>
          </table:table-cell>
          <table:table-cell table:number-columns-repeated="2"/>
        </table:table-row>
        <table:table-row table:style-name="ro1">
          <table:table-cell office:value-type="float" office:value="0.959042847156525" calcext:value-type="float">
            <text:p>0.959042847156525</text:p>
          </table:table-cell>
          <table:table-cell table:number-columns-repeated="2"/>
        </table:table-row>
        <table:table-row table:style-name="ro1">
          <table:table-cell office:value-type="float" office:value="0.959048092365265" calcext:value-type="float">
            <text:p>0.959048092365265</text:p>
          </table:table-cell>
          <table:table-cell table:number-columns-repeated="2"/>
        </table:table-row>
        <table:table-row table:style-name="ro1">
          <table:table-cell office:value-type="float" office:value="0.958977282047272" calcext:value-type="float">
            <text:p>0.958977282047272</text:p>
          </table:table-cell>
          <table:table-cell table:number-columns-repeated="2"/>
        </table:table-row>
        <table:table-row table:style-name="ro1">
          <table:table-cell office:value-type="float" office:value="0.954415738582611" calcext:value-type="float">
            <text:p>0.954415738582611</text:p>
          </table:table-cell>
          <table:table-cell table:number-columns-repeated="2"/>
        </table:table-row>
        <table:table-row table:style-name="ro1">
          <table:table-cell office:value-type="float" office:value="0.954264521598816" calcext:value-type="float">
            <text:p>0.954264521598816</text:p>
          </table:table-cell>
          <table:table-cell table:number-columns-repeated="2"/>
        </table:table-row>
        <table:table-row table:style-name="ro1">
          <table:table-cell office:value-type="float" office:value="0.954285204410553" calcext:value-type="float">
            <text:p>0.954285204410553</text:p>
          </table:table-cell>
          <table:table-cell table:number-columns-repeated="2"/>
        </table:table-row>
        <table:table-row table:style-name="ro1">
          <table:table-cell office:value-type="float" office:value="0.963818073272705" calcext:value-type="float">
            <text:p>0.963818073272705</text:p>
          </table:table-cell>
          <table:table-cell table:number-columns-repeated="2"/>
        </table:table-row>
        <table:table-row table:style-name="ro1">
          <table:table-cell office:value-type="float" office:value="0.963731050491333" calcext:value-type="float">
            <text:p>0.963731050491333</text:p>
          </table:table-cell>
          <table:table-cell table:number-columns-repeated="2"/>
        </table:table-row>
        <table:table-row table:style-name="ro1">
          <table:table-cell office:value-type="float" office:value="0.963725626468658" calcext:value-type="float">
            <text:p>0.963725626468658</text:p>
          </table:table-cell>
          <table:table-cell table:number-columns-repeated="2"/>
        </table:table-row>
        <table:table-row table:style-name="ro1">
          <table:table-cell office:value-type="float" office:value="0.962682008743286" calcext:value-type="float">
            <text:p>0.962682008743286</text:p>
          </table:table-cell>
          <table:table-cell table:number-columns-repeated="2"/>
        </table:table-row>
        <table:table-row table:style-name="ro1">
          <table:table-cell office:value-type="float" office:value="0.962637782096863" calcext:value-type="float">
            <text:p>0.962637782096863</text:p>
          </table:table-cell>
          <table:table-cell table:number-columns-repeated="2"/>
        </table:table-row>
        <table:table-row table:style-name="ro1">
          <table:table-cell office:value-type="float" office:value="0.962805688381195" calcext:value-type="float">
            <text:p>0.962805688381195</text:p>
          </table:table-cell>
          <table:table-cell table:number-columns-repeated="2"/>
        </table:table-row>
        <table:table-row table:style-name="ro1">
          <table:table-cell office:value-type="float" office:value="0.950196981430054" calcext:value-type="float">
            <text:p>0.950196981430054</text:p>
          </table:table-cell>
          <table:table-cell table:number-columns-repeated="2"/>
        </table:table-row>
        <table:table-row table:style-name="ro1">
          <table:table-cell office:value-type="float" office:value="0.950140058994293" calcext:value-type="float">
            <text:p>0.950140058994293</text:p>
          </table:table-cell>
          <table:table-cell table:number-columns-repeated="2"/>
        </table:table-row>
        <table:table-row table:style-name="ro1">
          <table:table-cell office:value-type="float" office:value="0.950137853622436" calcext:value-type="float">
            <text:p>0.950137853622436</text:p>
          </table:table-cell>
          <table:table-cell table:number-columns-repeated="2"/>
        </table:table-row>
        <table:table-row table:style-name="ro1">
          <table:table-cell office:value-type="float" office:value="0.964527547359467" calcext:value-type="float">
            <text:p>0.964527547359467</text:p>
          </table:table-cell>
          <table:table-cell table:number-columns-repeated="2"/>
        </table:table-row>
        <table:table-row table:style-name="ro1">
          <table:table-cell office:value-type="float" office:value="0.964508950710297" calcext:value-type="float">
            <text:p>0.964508950710297</text:p>
          </table:table-cell>
          <table:table-cell table:number-columns-repeated="2"/>
        </table:table-row>
        <table:table-row table:style-name="ro1">
          <table:table-cell office:value-type="float" office:value="0.974852800369263" calcext:value-type="float">
            <text:p>0.974852800369263</text:p>
          </table:table-cell>
          <table:table-cell table:number-columns-repeated="2"/>
        </table:table-row>
        <table:table-row table:style-name="ro1">
          <table:table-cell office:value-type="float" office:value="0.974831581115723" calcext:value-type="float">
            <text:p>0.974831581115723</text:p>
          </table:table-cell>
          <table:table-cell table:number-columns-repeated="2"/>
        </table:table-row>
        <table:table-row table:style-name="ro1">
          <table:table-cell office:value-type="float" office:value="0.974843204021454" calcext:value-type="float">
            <text:p>0.974843204021454</text:p>
          </table:table-cell>
          <table:table-cell table:number-columns-repeated="2"/>
        </table:table-row>
        <table:table-row table:style-name="ro1">
          <table:table-cell office:value-type="float" office:value="0.963769197463989" calcext:value-type="float">
            <text:p>0.963769197463989</text:p>
          </table:table-cell>
          <table:table-cell table:number-columns-repeated="2"/>
        </table:table-row>
        <table:table-row table:style-name="ro1">
          <table:table-cell office:value-type="float" office:value="0.963857531547546" calcext:value-type="float">
            <text:p>0.963857531547546</text:p>
          </table:table-cell>
          <table:table-cell table:number-columns-repeated="2"/>
        </table:table-row>
        <table:table-row table:style-name="ro1">
          <table:table-cell office:value-type="float" office:value="0.963676631450653" calcext:value-type="float">
            <text:p>0.963676631450653</text:p>
          </table:table-cell>
          <table:table-cell table:number-columns-repeated="2"/>
        </table:table-row>
        <table:table-row table:style-name="ro1">
          <table:table-cell office:value-type="float" office:value="0.962889671325684" calcext:value-type="float">
            <text:p>0.962889671325684</text:p>
          </table:table-cell>
          <table:table-cell table:number-columns-repeated="2"/>
        </table:table-row>
        <table:table-row table:style-name="ro1">
          <table:table-cell office:value-type="float" office:value="0.962875127792358" calcext:value-type="float">
            <text:p>0.962875127792358</text:p>
          </table:table-cell>
          <table:table-cell table:number-columns-repeated="2"/>
        </table:table-row>
        <table:table-row table:style-name="ro1">
          <table:table-cell office:value-type="float" office:value="0.962947368621826" calcext:value-type="float">
            <text:p>0.962947368621826</text:p>
          </table:table-cell>
          <table:table-cell table:number-columns-repeated="2"/>
        </table:table-row>
        <table:table-row table:style-name="ro1">
          <table:table-cell office:value-type="float" office:value="0.951931059360504" calcext:value-type="float">
            <text:p>0.951931059360504</text:p>
          </table:table-cell>
          <table:table-cell table:number-columns-repeated="2"/>
        </table:table-row>
        <table:table-row table:style-name="ro1">
          <table:table-cell office:value-type="float" office:value="0.951946675777435" calcext:value-type="float">
            <text:p>0.951946675777435</text:p>
          </table:table-cell>
          <table:table-cell table:number-columns-repeated="2"/>
        </table:table-row>
        <table:table-row table:style-name="ro1">
          <table:table-cell office:value-type="float" office:value="0.951936185359955" calcext:value-type="float">
            <text:p>0.951936185359955</text:p>
          </table:table-cell>
          <table:table-cell table:number-columns-repeated="2"/>
        </table:table-row>
        <table:table-row table:style-name="ro1">
          <table:table-cell office:value-type="float" office:value="0.963277697563171" calcext:value-type="float">
            <text:p>0.963277697563171</text:p>
          </table:table-cell>
          <table:table-cell table:number-columns-repeated="2"/>
        </table:table-row>
        <table:table-row table:style-name="ro1">
          <table:table-cell office:value-type="float" office:value="0.963206648826599" calcext:value-type="float">
            <text:p>0.963206648826599</text:p>
          </table:table-cell>
          <table:table-cell table:number-columns-repeated="2"/>
        </table:table-row>
        <table:table-row table:style-name="ro1">
          <table:table-cell office:value-type="float" office:value="0.963318467140198" calcext:value-type="float">
            <text:p>0.963318467140198</text:p>
          </table:table-cell>
          <table:table-cell table:number-columns-repeated="2"/>
        </table:table-row>
        <table:table-row table:style-name="ro1">
          <table:table-cell office:value-type="float" office:value="0.95330548286438" calcext:value-type="float">
            <text:p>0.95330548286438</text:p>
          </table:table-cell>
          <table:table-cell table:number-columns-repeated="2"/>
        </table:table-row>
        <table:table-row table:style-name="ro1">
          <table:table-cell office:value-type="float" office:value="0.953299820423126" calcext:value-type="float">
            <text:p>0.953299820423126</text:p>
          </table:table-cell>
          <table:table-cell table:number-columns-repeated="2"/>
        </table:table-row>
        <table:table-row table:style-name="ro1">
          <table:table-cell office:value-type="float" office:value="0.953382551670074" calcext:value-type="float">
            <text:p>0.953382551670074</text:p>
          </table:table-cell>
          <table:table-cell table:number-columns-repeated="2"/>
        </table:table-row>
        <table:table-row table:style-name="ro1">
          <table:table-cell office:value-type="float" office:value="0.949131786823273" calcext:value-type="float">
            <text:p>0.949131786823273</text:p>
          </table:table-cell>
          <table:table-cell table:number-columns-repeated="2"/>
        </table:table-row>
        <table:table-row table:style-name="ro1">
          <table:table-cell office:value-type="float" office:value="0.949127376079559" calcext:value-type="float">
            <text:p>0.949127376079559</text:p>
          </table:table-cell>
          <table:table-cell table:number-columns-repeated="2"/>
        </table:table-row>
        <table:table-row table:style-name="ro1">
          <table:table-cell office:value-type="float" office:value="0.949076652526856" calcext:value-type="float">
            <text:p>0.949076652526856</text:p>
          </table:table-cell>
          <table:table-cell table:number-columns-repeated="2"/>
        </table:table-row>
        <table:table-row table:style-name="ro1">
          <table:table-cell office:value-type="float" office:value="0.956927359104156" calcext:value-type="float">
            <text:p>0.956927359104156</text:p>
          </table:table-cell>
          <table:table-cell table:number-columns-repeated="2"/>
        </table:table-row>
        <table:table-row table:style-name="ro1">
          <table:table-cell office:value-type="float" office:value="0.956875681877136" calcext:value-type="float">
            <text:p>0.956875681877136</text:p>
          </table:table-cell>
          <table:table-cell table:number-columns-repeated="2"/>
        </table:table-row>
        <table:table-row table:style-name="ro1">
          <table:table-cell office:value-type="float" office:value="0.956851005554199" calcext:value-type="float">
            <text:p>0.956851005554199</text:p>
          </table:table-cell>
          <table:table-cell table:number-columns-repeated="2"/>
        </table:table-row>
        <table:table-row table:style-name="ro1">
          <table:table-cell office:value-type="float" office:value="0.961071312427521" calcext:value-type="float">
            <text:p>0.961071312427521</text:p>
          </table:table-cell>
          <table:table-cell table:number-columns-repeated="2"/>
        </table:table-row>
        <table:table-row table:style-name="ro1">
          <table:table-cell office:value-type="float" office:value="0.96111410856247" calcext:value-type="float">
            <text:p>0.96111410856247</text:p>
          </table:table-cell>
          <table:table-cell table:number-columns-repeated="2"/>
        </table:table-row>
        <table:table-row table:style-name="ro1">
          <table:table-cell office:value-type="float" office:value="0.961044609546661" calcext:value-type="float">
            <text:p>0.961044609546661</text:p>
          </table:table-cell>
          <table:table-cell table:number-columns-repeated="2"/>
        </table:table-row>
        <table:table-row table:style-name="ro1">
          <table:table-cell office:value-type="float" office:value="0.914767563343048" calcext:value-type="float">
            <text:p>0.914767563343048</text:p>
          </table:table-cell>
          <table:table-cell table:number-columns-repeated="2"/>
        </table:table-row>
        <table:table-row table:style-name="ro1">
          <table:table-cell office:value-type="float" office:value="0.914916694164276" calcext:value-type="float">
            <text:p>0.914916694164276</text:p>
          </table:table-cell>
          <table:table-cell table:number-columns-repeated="2"/>
        </table:table-row>
        <table:table-row table:style-name="ro1">
          <table:table-cell office:value-type="float" office:value="0.93735659122467" calcext:value-type="float">
            <text:p>0.93735659122467</text:p>
          </table:table-cell>
          <table:table-cell table:number-columns-repeated="2"/>
        </table:table-row>
        <table:table-row table:style-name="ro1">
          <table:table-cell office:value-type="float" office:value="0.937407553195953" calcext:value-type="float">
            <text:p>0.937407553195953</text:p>
          </table:table-cell>
          <table:table-cell table:number-columns-repeated="2"/>
        </table:table-row>
        <table:table-row table:style-name="ro1">
          <table:table-cell office:value-type="float" office:value="0.937425673007965" calcext:value-type="float">
            <text:p>0.937425673007965</text:p>
          </table:table-cell>
          <table:table-cell table:number-columns-repeated="2"/>
        </table:table-row>
        <table:table-row table:style-name="ro1">
          <table:table-cell office:value-type="float" office:value="0.948869884014129" calcext:value-type="float">
            <text:p>0.948869884014129</text:p>
          </table:table-cell>
          <table:table-cell table:number-columns-repeated="2"/>
        </table:table-row>
        <table:table-row table:style-name="ro1">
          <table:table-cell office:value-type="float" office:value="0.9488485455513" calcext:value-type="float">
            <text:p>0.9488485455513</text:p>
          </table:table-cell>
          <table:table-cell table:number-columns-repeated="2"/>
        </table:table-row>
        <table:table-row table:style-name="ro1">
          <table:table-cell office:value-type="float" office:value="0.948983252048492" calcext:value-type="float">
            <text:p>0.948983252048492</text:p>
          </table:table-cell>
          <table:table-cell table:number-columns-repeated="2"/>
        </table:table-row>
        <table:table-row table:style-name="ro1">
          <table:table-cell office:value-type="float" office:value="0.952816963195801" calcext:value-type="float">
            <text:p>0.952816963195801</text:p>
          </table:table-cell>
          <table:table-cell table:number-columns-repeated="2"/>
        </table:table-row>
        <table:table-row table:style-name="ro1">
          <table:table-cell office:value-type="float" office:value="0.952792346477508" calcext:value-type="float">
            <text:p>0.952792346477508</text:p>
          </table:table-cell>
          <table:table-cell table:number-columns-repeated="2"/>
        </table:table-row>
        <table:table-row table:style-name="ro1">
          <table:table-cell office:value-type="float" office:value="0.952745914459228" calcext:value-type="float">
            <text:p>0.952745914459228</text:p>
          </table:table-cell>
          <table:table-cell table:number-columns-repeated="2"/>
        </table:table-row>
        <table:table-row table:style-name="ro1">
          <table:table-cell office:value-type="float" office:value="0.939134359359741" calcext:value-type="float">
            <text:p>0.939134359359741</text:p>
          </table:table-cell>
          <table:table-cell table:number-columns-repeated="2"/>
        </table:table-row>
        <table:table-row table:style-name="ro1">
          <table:table-cell office:value-type="float" office:value="0.939272880554199" calcext:value-type="float">
            <text:p>0.939272880554199</text:p>
          </table:table-cell>
          <table:table-cell table:number-columns-repeated="2"/>
        </table:table-row>
        <table:table-row table:style-name="ro1">
          <table:table-cell office:value-type="float" office:value="0.939369916915894" calcext:value-type="float">
            <text:p>0.939369916915894</text:p>
          </table:table-cell>
          <table:table-cell table:number-columns-repeated="2"/>
        </table:table-row>
        <table:table-row table:style-name="ro1">
          <table:table-cell office:value-type="float" office:value="0.935806751251221" calcext:value-type="float">
            <text:p>0.935806751251221</text:p>
          </table:table-cell>
          <table:table-cell table:number-columns-repeated="2"/>
        </table:table-row>
        <table:table-row table:style-name="ro1">
          <table:table-cell office:value-type="float" office:value="0.935699880123138" calcext:value-type="float">
            <text:p>0.935699880123138</text:p>
          </table:table-cell>
          <table:table-cell table:number-columns-repeated="2"/>
        </table:table-row>
        <table:table-row table:style-name="ro1">
          <table:table-cell office:value-type="float" office:value="0.935607850551605" calcext:value-type="float">
            <text:p>0.935607850551605</text:p>
          </table:table-cell>
          <table:table-cell table:number-columns-repeated="2"/>
        </table:table-row>
        <table:table-row table:style-name="ro1">
          <table:table-cell office:value-type="float" office:value="0.935990691184998" calcext:value-type="float">
            <text:p>0.935990691184998</text:p>
          </table:table-cell>
          <table:table-cell table:number-columns-repeated="2"/>
        </table:table-row>
        <table:table-row table:style-name="ro1">
          <table:table-cell office:value-type="float" office:value="0.936078667640686" calcext:value-type="float">
            <text:p>0.936078667640686</text:p>
          </table:table-cell>
          <table:table-cell table:number-columns-repeated="2"/>
        </table:table-row>
        <table:table-row table:style-name="ro1">
          <table:table-cell office:value-type="float" office:value="0.936010241508484" calcext:value-type="float">
            <text:p>0.936010241508484</text:p>
          </table:table-cell>
          <table:table-cell table:number-columns-repeated="2"/>
        </table:table-row>
        <table:table-row table:style-name="ro1">
          <table:table-cell office:value-type="float" office:value="0.932467103004456" calcext:value-type="float">
            <text:p>0.932467103004456</text:p>
          </table:table-cell>
          <table:table-cell table:number-columns-repeated="2"/>
        </table:table-row>
        <table:table-row table:style-name="ro1">
          <table:table-cell office:value-type="float" office:value="0.932473480701446" calcext:value-type="float">
            <text:p>0.932473480701446</text:p>
          </table:table-cell>
          <table:table-cell table:number-columns-repeated="2"/>
        </table:table-row>
        <table:table-row table:style-name="ro1">
          <table:table-cell office:value-type="float" office:value="0.93248587846756" calcext:value-type="float">
            <text:p>0.93248587846756</text:p>
          </table:table-cell>
          <table:table-cell table:number-columns-repeated="2"/>
        </table:table-row>
        <table:table-row table:style-name="ro1">
          <table:table-cell office:value-type="float" office:value="0.925519049167633" calcext:value-type="float">
            <text:p>0.925519049167633</text:p>
          </table:table-cell>
          <table:table-cell table:number-columns-repeated="2"/>
        </table:table-row>
        <table:table-row table:style-name="ro1">
          <table:table-cell office:value-type="float" office:value="0.925540804862976" calcext:value-type="float">
            <text:p>0.925540804862976</text:p>
          </table:table-cell>
          <table:table-cell table:number-columns-repeated="2"/>
        </table:table-row>
        <table:table-row table:style-name="ro1">
          <table:table-cell office:value-type="float" office:value="0.925471007823944" calcext:value-type="float">
            <text:p>0.925471007823944</text:p>
          </table:table-cell>
          <table:table-cell table:number-columns-repeated="2"/>
        </table:table-row>
        <table:table-row table:style-name="ro1">
          <table:table-cell office:value-type="float" office:value="0.939403176307678" calcext:value-type="float">
            <text:p>0.939403176307678</text:p>
          </table:table-cell>
          <table:table-cell table:number-columns-repeated="2"/>
        </table:table-row>
        <table:table-row table:style-name="ro1">
          <table:table-cell office:value-type="float" office:value="0.939318239688873" calcext:value-type="float">
            <text:p>0.939318239688873</text:p>
          </table:table-cell>
          <table:table-cell table:number-columns-repeated="2"/>
        </table:table-row>
        <table:table-row table:style-name="ro1">
          <table:table-cell office:value-type="float" office:value="0.939320266246796" calcext:value-type="float">
            <text:p>0.939320266246796</text:p>
          </table:table-cell>
          <table:table-cell table:number-columns-repeated="2"/>
        </table:table-row>
        <table:table-row table:style-name="ro1">
          <table:table-cell office:value-type="float" office:value="0.954154372215271" calcext:value-type="float">
            <text:p>0.954154372215271</text:p>
          </table:table-cell>
          <table:table-cell table:number-columns-repeated="2"/>
        </table:table-row>
        <table:table-row table:style-name="ro1">
          <table:table-cell office:value-type="float" office:value="0.954177856445312" calcext:value-type="float">
            <text:p>0.954177856445312</text:p>
          </table:table-cell>
          <table:table-cell table:number-columns-repeated="2"/>
        </table:table-row>
        <table:table-row table:style-name="ro1">
          <table:table-cell office:value-type="float" office:value="0.944404780864716" calcext:value-type="float">
            <text:p>0.944404780864716</text:p>
          </table:table-cell>
          <table:table-cell table:number-columns-repeated="2"/>
        </table:table-row>
        <table:table-row table:style-name="ro1">
          <table:table-cell office:value-type="float" office:value="0.944302499294281" calcext:value-type="float">
            <text:p>0.944302499294281</text:p>
          </table:table-cell>
          <table:table-cell table:number-columns-repeated="2"/>
        </table:table-row>
        <table:table-row table:style-name="ro1">
          <table:table-cell office:value-type="float" office:value="0.944303333759308" calcext:value-type="float">
            <text:p>0.944303333759308</text:p>
          </table:table-cell>
          <table:table-cell table:number-columns-repeated="2"/>
        </table:table-row>
        <table:table-row table:style-name="ro1">
          <table:table-cell office:value-type="float" office:value="0.938665747642517" calcext:value-type="float">
            <text:p>0.938665747642517</text:p>
          </table:table-cell>
          <table:table-cell table:number-columns-repeated="2"/>
        </table:table-row>
        <table:table-row table:style-name="ro1">
          <table:table-cell office:value-type="float" office:value="0.93850839138031" calcext:value-type="float">
            <text:p>0.93850839138031</text:p>
          </table:table-cell>
          <table:table-cell table:number-columns-repeated="2"/>
        </table:table-row>
        <table:table-row table:style-name="ro1">
          <table:table-cell office:value-type="float" office:value="0.938766479492188" calcext:value-type="float">
            <text:p>0.938766479492188</text:p>
          </table:table-cell>
          <table:table-cell table:number-columns-repeated="2"/>
        </table:table-row>
        <table:table-row table:style-name="ro1">
          <table:table-cell office:value-type="float" office:value="0.959847092628479" calcext:value-type="float">
            <text:p>0.959847092628479</text:p>
          </table:table-cell>
          <table:table-cell table:number-columns-repeated="2"/>
        </table:table-row>
        <table:table-row table:style-name="ro1">
          <table:table-cell office:value-type="float" office:value="0.959855139255524" calcext:value-type="float">
            <text:p>0.959855139255524</text:p>
          </table:table-cell>
          <table:table-cell table:number-columns-repeated="2"/>
        </table:table-row>
        <table:table-row table:style-name="ro1">
          <table:table-cell office:value-type="float" office:value="0.959876716136932" calcext:value-type="float">
            <text:p>0.959876716136932</text:p>
          </table:table-cell>
          <table:table-cell table:number-columns-repeated="2"/>
        </table:table-row>
        <table:table-row table:style-name="ro1">
          <table:table-cell office:value-type="float" office:value="0.957223415374756" calcext:value-type="float">
            <text:p>0.957223415374756</text:p>
          </table:table-cell>
          <table:table-cell table:number-columns-repeated="2"/>
        </table:table-row>
        <table:table-row table:style-name="ro1">
          <table:table-cell office:value-type="float" office:value="0.957220911979675" calcext:value-type="float">
            <text:p>0.957220911979675</text:p>
          </table:table-cell>
          <table:table-cell table:number-columns-repeated="2"/>
        </table:table-row>
        <table:table-row table:style-name="ro1">
          <table:table-cell office:value-type="float" office:value="0.95719987154007" calcext:value-type="float">
            <text:p>0.95719987154007</text:p>
          </table:table-cell>
          <table:table-cell table:number-columns-repeated="2"/>
        </table:table-row>
        <table:table-row table:style-name="ro1">
          <table:table-cell office:value-type="float" office:value="0.959331393241882" calcext:value-type="float">
            <text:p>0.959331393241882</text:p>
          </table:table-cell>
          <table:table-cell table:number-columns-repeated="2"/>
        </table:table-row>
        <table:table-row table:style-name="ro1">
          <table:table-cell office:value-type="float" office:value="0.959326565265656" calcext:value-type="float">
            <text:p>0.959326565265656</text:p>
          </table:table-cell>
          <table:table-cell table:number-columns-repeated="2"/>
        </table:table-row>
        <table:table-row table:style-name="ro1">
          <table:table-cell office:value-type="float" office:value="0.95903068780899" calcext:value-type="float">
            <text:p>0.95903068780899</text:p>
          </table:table-cell>
          <table:table-cell table:number-columns-repeated="2"/>
        </table:table-row>
        <table:table-row table:style-name="ro1">
          <table:table-cell office:value-type="float" office:value="0.960576415061951" calcext:value-type="float">
            <text:p>0.960576415061951</text:p>
          </table:table-cell>
          <table:table-cell table:number-columns-repeated="2"/>
        </table:table-row>
        <table:table-row table:style-name="ro1">
          <table:table-cell office:value-type="float" office:value="0.960821688175201" calcext:value-type="float">
            <text:p>0.960821688175201</text:p>
          </table:table-cell>
          <table:table-cell table:number-columns-repeated="2"/>
        </table:table-row>
        <table:table-row table:style-name="ro1">
          <table:table-cell office:value-type="float" office:value="0.960847020149231" calcext:value-type="float">
            <text:p>0.960847020149231</text:p>
          </table:table-cell>
          <table:table-cell table:number-columns-repeated="2"/>
        </table:table-row>
        <table:table-row table:style-name="ro1">
          <table:table-cell office:value-type="float" office:value="0.959400177001953" calcext:value-type="float">
            <text:p>0.959400177001953</text:p>
          </table:table-cell>
          <table:table-cell table:number-columns-repeated="2"/>
        </table:table-row>
        <table:table-row table:style-name="ro1">
          <table:table-cell office:value-type="float" office:value="0.959415674209595" calcext:value-type="float">
            <text:p>0.959415674209595</text:p>
          </table:table-cell>
          <table:table-cell table:number-columns-repeated="2"/>
        </table:table-row>
        <table:table-row table:style-name="ro1">
          <table:table-cell office:value-type="float" office:value="0.959390759468079" calcext:value-type="float">
            <text:p>0.959390759468079</text:p>
          </table:table-cell>
          <table:table-cell table:number-columns-repeated="2"/>
        </table:table-row>
        <table:table-row table:style-name="ro1">
          <table:table-cell office:value-type="float" office:value="0.958661317825317" calcext:value-type="float">
            <text:p>0.958661317825317</text:p>
          </table:table-cell>
          <table:table-cell table:number-columns-repeated="2"/>
        </table:table-row>
        <table:table-row table:style-name="ro1">
          <table:table-cell office:value-type="float" office:value="0.958674013614654" calcext:value-type="float">
            <text:p>0.958674013614654</text:p>
          </table:table-cell>
          <table:table-cell table:number-columns-repeated="2"/>
        </table:table-row>
        <table:table-row table:style-name="ro1">
          <table:table-cell office:value-type="float" office:value="0.95859706401825" calcext:value-type="float">
            <text:p>0.95859706401825</text:p>
          </table:table-cell>
          <table:table-cell table:number-columns-repeated="2"/>
        </table:table-row>
        <table:table-row table:style-name="ro1">
          <table:table-cell office:value-type="float" office:value="0.957472503185272" calcext:value-type="float">
            <text:p>0.957472503185272</text:p>
          </table:table-cell>
          <table:table-cell table:number-columns-repeated="2"/>
        </table:table-row>
        <table:table-row table:style-name="ro1">
          <table:table-cell office:value-type="float" office:value="0.957456052303314" calcext:value-type="float">
            <text:p>0.957456052303314</text:p>
          </table:table-cell>
          <table:table-cell table:number-columns-repeated="2"/>
        </table:table-row>
        <table:table-row table:style-name="ro1">
          <table:table-cell office:value-type="float" office:value="0.957468628883362" calcext:value-type="float">
            <text:p>0.957468628883362</text:p>
          </table:table-cell>
          <table:table-cell table:number-columns-repeated="2"/>
        </table:table-row>
        <table:table-row table:style-name="ro1">
          <table:table-cell office:value-type="float" office:value="0.9531369805336" calcext:value-type="float">
            <text:p>0.9531369805336</text:p>
          </table:table-cell>
          <table:table-cell table:number-columns-repeated="2"/>
        </table:table-row>
        <table:table-row table:style-name="ro1">
          <table:table-cell office:value-type="float" office:value="0.952995598316193" calcext:value-type="float">
            <text:p>0.952995598316193</text:p>
          </table:table-cell>
          <table:table-cell table:number-columns-repeated="2"/>
        </table:table-row>
        <table:table-row table:style-name="ro1">
          <table:table-cell office:value-type="float" office:value="0.95181542634964" calcext:value-type="float">
            <text:p>0.95181542634964</text:p>
          </table:table-cell>
          <table:table-cell table:number-columns-repeated="2"/>
        </table:table-row>
        <table:table-row table:style-name="ro1">
          <table:table-cell office:value-type="float" office:value="0.951802015304565" calcext:value-type="float">
            <text:p>0.951802015304565</text:p>
          </table:table-cell>
          <table:table-cell table:number-columns-repeated="2"/>
        </table:table-row>
        <table:table-row table:style-name="ro1">
          <table:table-cell office:value-type="float" office:value="0.951805710792542" calcext:value-type="float">
            <text:p>0.951805710792542</text:p>
          </table:table-cell>
          <table:table-cell table:number-columns-repeated="2"/>
        </table:table-row>
        <table:table-row table:style-name="ro1">
          <table:table-cell office:value-type="float" office:value="0.953111231327057" calcext:value-type="float">
            <text:p>0.953111231327057</text:p>
          </table:table-cell>
          <table:table-cell table:number-columns-repeated="2"/>
        </table:table-row>
        <table:table-row table:style-name="ro1">
          <table:table-cell office:value-type="float" office:value="0.953166544437408" calcext:value-type="float">
            <text:p>0.953166544437408</text:p>
          </table:table-cell>
          <table:table-cell table:number-columns-repeated="2"/>
        </table:table-row>
        <table:table-row table:style-name="ro1">
          <table:table-cell office:value-type="float" office:value="0.953177630901337" calcext:value-type="float">
            <text:p>0.953177630901337</text:p>
          </table:table-cell>
          <table:table-cell table:number-columns-repeated="2"/>
        </table:table-row>
        <table:table-row table:style-name="ro1">
          <table:table-cell office:value-type="float" office:value="0.264247804880142" calcext:value-type="float">
            <text:p>0.264247804880142</text:p>
          </table:table-cell>
          <table:table-cell table:number-columns-repeated="2"/>
        </table:table-row>
        <table:table-row table:style-name="ro1">
          <table:table-cell office:value-type="float" office:value="0.953764379024506" calcext:value-type="float">
            <text:p>0.953764379024506</text:p>
          </table:table-cell>
          <table:table-cell table:number-columns-repeated="2"/>
        </table:table-row>
        <table:table-row table:style-name="ro1">
          <table:table-cell office:value-type="float" office:value="0.264281898736954" calcext:value-type="float">
            <text:p>0.264281898736954</text:p>
          </table:table-cell>
          <table:table-cell table:number-columns-repeated="2"/>
        </table:table-row>
        <table:table-row table:style-name="ro1">
          <table:table-cell office:value-type="float" office:value="0.953779697418213" calcext:value-type="float">
            <text:p>0.953779697418213</text:p>
          </table:table-cell>
          <table:table-cell table:number-columns-repeated="2"/>
        </table:table-row>
        <table:table-row table:style-name="ro1">
          <table:table-cell office:value-type="float" office:value="0.265730261802673" calcext:value-type="float">
            <text:p>0.265730261802673</text:p>
          </table:table-cell>
          <table:table-cell table:number-columns-repeated="2"/>
        </table:table-row>
        <table:table-row table:style-name="ro1">
          <table:table-cell office:value-type="float" office:value="0.953732192516327" calcext:value-type="float">
            <text:p>0.953732192516327</text:p>
          </table:table-cell>
          <table:table-cell table:number-columns-repeated="2"/>
        </table:table-row>
        <table:table-row table:style-name="ro1">
          <table:table-cell office:value-type="float" office:value="0.94818764925003" calcext:value-type="float">
            <text:p>0.94818764925003</text:p>
          </table:table-cell>
          <table:table-cell table:number-columns-repeated="2"/>
        </table:table-row>
        <table:table-row table:style-name="ro1">
          <table:table-cell office:value-type="float" office:value="0.948196411132812" calcext:value-type="float">
            <text:p>0.948196411132812</text:p>
          </table:table-cell>
          <table:table-cell table:number-columns-repeated="2"/>
        </table:table-row>
        <table:table-row table:style-name="ro1">
          <table:table-cell office:value-type="float" office:value="0.948155224323273" calcext:value-type="float">
            <text:p>0.948155224323273</text:p>
          </table:table-cell>
          <table:table-cell table:number-columns-repeated="2"/>
        </table:table-row>
        <table:table-row table:style-name="ro1">
          <table:table-cell office:value-type="float" office:value="0.93910551071167" calcext:value-type="float">
            <text:p>0.93910551071167</text:p>
          </table:table-cell>
          <table:table-cell table:number-columns-repeated="2"/>
        </table:table-row>
        <table:table-row table:style-name="ro1">
          <table:table-cell office:value-type="float" office:value="0.939103960990906" calcext:value-type="float">
            <text:p>0.939103960990906</text:p>
          </table:table-cell>
          <table:table-cell table:number-columns-repeated="2"/>
        </table:table-row>
        <table:table-row table:style-name="ro1">
          <table:table-cell office:value-type="float" office:value="0.939102590084076" calcext:value-type="float">
            <text:p>0.939102590084076</text:p>
          </table:table-cell>
          <table:table-cell table:number-columns-repeated="2"/>
        </table:table-row>
        <table:table-row table:style-name="ro1">
          <table:table-cell office:value-type="float" office:value="0.933771789073944" calcext:value-type="float">
            <text:p>0.933771789073944</text:p>
          </table:table-cell>
          <table:table-cell table:number-columns-repeated="2"/>
        </table:table-row>
        <table:table-row table:style-name="ro1">
          <table:table-cell office:value-type="float" office:value="0.933832168579102" calcext:value-type="float">
            <text:p>0.933832168579102</text:p>
          </table:table-cell>
          <table:table-cell table:number-columns-repeated="2"/>
        </table:table-row>
        <table:table-row table:style-name="ro1">
          <table:table-cell office:value-type="float" office:value="0.933844029903412" calcext:value-type="float">
            <text:p>0.933844029903412</text:p>
          </table:table-cell>
          <table:table-cell table:number-columns-repeated="2"/>
        </table:table-row>
        <table:table-row table:style-name="ro1">
          <table:table-cell office:value-type="float" office:value="0.93104612827301" calcext:value-type="float">
            <text:p>0.93104612827301</text:p>
          </table:table-cell>
          <table:table-cell table:number-columns-repeated="2"/>
        </table:table-row>
        <table:table-row table:style-name="ro1">
          <table:table-cell office:value-type="float" office:value="0.930824816226959" calcext:value-type="float">
            <text:p>0.930824816226959</text:p>
          </table:table-cell>
          <table:table-cell table:number-columns-repeated="2"/>
        </table:table-row>
        <table:table-row table:style-name="ro1">
          <table:table-cell office:value-type="float" office:value="0.930800378322601" calcext:value-type="float">
            <text:p>0.930800378322601</text:p>
          </table:table-cell>
          <table:table-cell table:number-columns-repeated="2"/>
        </table:table-row>
        <table:table-row table:style-name="ro1">
          <table:table-cell office:value-type="float" office:value="0.928273916244507" calcext:value-type="float">
            <text:p>0.928273916244507</text:p>
          </table:table-cell>
          <table:table-cell table:number-columns-repeated="2"/>
        </table:table-row>
        <table:table-row table:style-name="ro1">
          <table:table-cell office:value-type="float" office:value="0.928462147712708" calcext:value-type="float">
            <text:p>0.928462147712708</text:p>
          </table:table-cell>
          <table:table-cell table:number-columns-repeated="2"/>
        </table:table-row>
        <table:table-row table:style-name="ro1">
          <table:table-cell office:value-type="float" office:value="0.928480863571167" calcext:value-type="float">
            <text:p>0.928480863571167</text:p>
          </table:table-cell>
          <table:table-cell table:number-columns-repeated="2"/>
        </table:table-row>
        <table:table-row table:style-name="ro1">
          <table:table-cell office:value-type="float" office:value="0.925558090209961" calcext:value-type="float">
            <text:p>0.925558090209961</text:p>
          </table:table-cell>
          <table:table-cell table:number-columns-repeated="2"/>
        </table:table-row>
        <table:table-row table:style-name="ro1">
          <table:table-cell office:value-type="float" office:value="0.925547957420349" calcext:value-type="float">
            <text:p>0.925547957420349</text:p>
          </table:table-cell>
          <table:table-cell table:number-columns-repeated="2"/>
        </table:table-row>
        <table:table-row table:style-name="ro1">
          <table:table-cell office:value-type="float" office:value="0.925410330295563" calcext:value-type="float">
            <text:p>0.925410330295563</text:p>
          </table:table-cell>
          <table:table-cell table:number-columns-repeated="2"/>
        </table:table-row>
        <table:table-row table:style-name="ro1">
          <table:table-cell office:value-type="float" office:value="0.927072703838348" calcext:value-type="float">
            <text:p>0.927072703838348</text:p>
          </table:table-cell>
          <table:table-cell table:number-columns-repeated="2"/>
        </table:table-row>
        <table:table-row table:style-name="ro1">
          <table:table-cell office:value-type="float" office:value="0.927895307540894" calcext:value-type="float">
            <text:p>0.927895307540894</text:p>
          </table:table-cell>
          <table:table-cell table:number-columns-repeated="2"/>
        </table:table-row>
        <table:table-row table:style-name="ro1">
          <table:table-cell office:value-type="float" office:value="0.936489045619965" calcext:value-type="float">
            <text:p>0.936489045619965</text:p>
          </table:table-cell>
          <table:table-cell table:number-columns-repeated="2"/>
        </table:table-row>
        <table:table-row table:style-name="ro1">
          <table:table-cell office:value-type="float" office:value="0.936277568340302" calcext:value-type="float">
            <text:p>0.936277568340302</text:p>
          </table:table-cell>
          <table:table-cell table:number-columns-repeated="2"/>
        </table:table-row>
        <table:table-row table:style-name="ro1">
          <table:table-cell office:value-type="float" office:value="0.936419725418091" calcext:value-type="float">
            <text:p>0.936419725418091</text:p>
          </table:table-cell>
          <table:table-cell table:number-columns-repeated="2"/>
        </table:table-row>
        <table:table-row table:style-name="ro1">
          <table:table-cell office:value-type="float" office:value="0.273577332496643" calcext:value-type="float">
            <text:p>0.273577332496643</text:p>
          </table:table-cell>
          <table:table-cell table:number-columns-repeated="2"/>
        </table:table-row>
        <table:table-row table:style-name="ro1">
          <table:table-cell office:value-type="float" office:value="0.944973289966583" calcext:value-type="float">
            <text:p>0.944973289966583</text:p>
          </table:table-cell>
          <table:table-cell table:number-columns-repeated="2"/>
        </table:table-row>
        <table:table-row table:style-name="ro1">
          <table:table-cell office:value-type="float" office:value="0.274699419736862" calcext:value-type="float">
            <text:p>0.274699419736862</text:p>
          </table:table-cell>
          <table:table-cell table:number-columns-repeated="2"/>
        </table:table-row>
        <table:table-row table:style-name="ro1">
          <table:table-cell office:value-type="float" office:value="0.944966554641724" calcext:value-type="float">
            <text:p>0.944966554641724</text:p>
          </table:table-cell>
          <table:table-cell table:number-columns-repeated="2"/>
        </table:table-row>
        <table:table-row table:style-name="ro1">
          <table:table-cell office:value-type="float" office:value="0.273018836975098" calcext:value-type="float">
            <text:p>0.273018836975098</text:p>
          </table:table-cell>
          <table:table-cell table:number-columns-repeated="2"/>
        </table:table-row>
        <table:table-row table:style-name="ro1">
          <table:table-cell office:value-type="float" office:value="0.945016026496887" calcext:value-type="float">
            <text:p>0.945016026496887</text:p>
          </table:table-cell>
          <table:table-cell table:number-columns-repeated="2"/>
        </table:table-row>
        <table:table-row table:style-name="ro1">
          <table:table-cell office:value-type="float" office:value="0.930624067783356" calcext:value-type="float">
            <text:p>0.930624067783356</text:p>
          </table:table-cell>
          <table:table-cell table:number-columns-repeated="2"/>
        </table:table-row>
        <table:table-row table:style-name="ro1">
          <table:table-cell office:value-type="float" office:value="0.931164622306824" calcext:value-type="float">
            <text:p>0.931164622306824</text:p>
          </table:table-cell>
          <table:table-cell table:number-columns-repeated="2"/>
        </table:table-row>
        <table:table-row table:style-name="ro1">
          <table:table-cell office:value-type="float" office:value="0.931246638298035" calcext:value-type="float">
            <text:p>0.931246638298035</text:p>
          </table:table-cell>
          <table:table-cell table:number-columns-repeated="2"/>
        </table:table-row>
        <table:table-row table:style-name="ro1">
          <table:table-cell office:value-type="float" office:value="0.936297714710236" calcext:value-type="float">
            <text:p>0.936297714710236</text:p>
          </table:table-cell>
          <table:table-cell table:number-columns-repeated="2"/>
        </table:table-row>
        <table:table-row table:style-name="ro1">
          <table:table-cell office:value-type="float" office:value="0.936430215835571" calcext:value-type="float">
            <text:p>0.936430215835571</text:p>
          </table:table-cell>
          <table:table-cell table:number-columns-repeated="2"/>
        </table:table-row>
        <table:table-row table:style-name="ro1">
          <table:table-cell office:value-type="float" office:value="0.936436474323273" calcext:value-type="float">
            <text:p>0.936436474323273</text:p>
          </table:table-cell>
          <table:table-cell table:number-columns-repeated="2"/>
        </table:table-row>
        <table:table-row table:style-name="ro1">
          <table:table-cell office:value-type="float" office:value="0.928292512893677" calcext:value-type="float">
            <text:p>0.928292512893677</text:p>
          </table:table-cell>
          <table:table-cell table:number-columns-repeated="2"/>
        </table:table-row>
        <table:table-row table:style-name="ro1">
          <table:table-cell office:value-type="float" office:value="0.928096234798431" calcext:value-type="float">
            <text:p>0.928096234798431</text:p>
          </table:table-cell>
          <table:table-cell table:number-columns-repeated="2"/>
        </table:table-row>
        <table:table-row table:style-name="ro1">
          <table:table-cell office:value-type="float" office:value="0.92658531665802" calcext:value-type="float">
            <text:p>0.92658531665802</text:p>
          </table:table-cell>
          <table:table-cell table:number-columns-repeated="2"/>
        </table:table-row>
        <table:table-row table:style-name="ro1">
          <table:table-cell office:value-type="float" office:value="0.934763073921204" calcext:value-type="float">
            <text:p>0.934763073921204</text:p>
          </table:table-cell>
          <table:table-cell table:number-columns-repeated="2"/>
        </table:table-row>
        <table:table-row table:style-name="ro1">
          <table:table-cell office:value-type="float" office:value="0.934911012649536" calcext:value-type="float">
            <text:p>0.934911012649536</text:p>
          </table:table-cell>
          <table:table-cell table:number-columns-repeated="2"/>
        </table:table-row>
        <table:table-row table:style-name="ro1">
          <table:table-cell office:value-type="float" office:value="0.934516966342926" calcext:value-type="float">
            <text:p>0.934516966342926</text:p>
          </table:table-cell>
          <table:table-cell table:number-columns-repeated="2"/>
        </table:table-row>
        <table:table-row table:style-name="ro1">
          <table:table-cell office:value-type="float" office:value="0.933903694152832" calcext:value-type="float">
            <text:p>0.933903694152832</text:p>
          </table:table-cell>
          <table:table-cell table:number-columns-repeated="2"/>
        </table:table-row>
        <table:table-row table:style-name="ro1">
          <table:table-cell office:value-type="float" office:value="0.933550357818604" calcext:value-type="float">
            <text:p>0.933550357818604</text:p>
          </table:table-cell>
          <table:table-cell table:number-columns-repeated="2"/>
        </table:table-row>
        <table:table-row table:style-name="ro1">
          <table:table-cell office:value-type="float" office:value="0.933451175689697" calcext:value-type="float">
            <text:p>0.933451175689697</text:p>
          </table:table-cell>
          <table:table-cell table:number-columns-repeated="2"/>
        </table:table-row>
        <table:table-row table:style-name="ro1">
          <table:table-cell office:value-type="float" office:value="0.937839210033417" calcext:value-type="float">
            <text:p>0.937839210033417</text:p>
          </table:table-cell>
          <table:table-cell table:number-columns-repeated="2"/>
        </table:table-row>
        <table:table-row table:style-name="ro1">
          <table:table-cell office:value-type="float" office:value="0.938068509101868" calcext:value-type="float">
            <text:p>0.938068509101868</text:p>
          </table:table-cell>
          <table:table-cell table:number-columns-repeated="2"/>
        </table:table-row>
        <table:table-row table:style-name="ro1">
          <table:table-cell office:value-type="float" office:value="0.938075363636017" calcext:value-type="float">
            <text:p>0.938075363636017</text:p>
          </table:table-cell>
          <table:table-cell table:number-columns-repeated="2"/>
        </table:table-row>
        <table:table-row table:style-name="ro1">
          <table:table-cell office:value-type="float" office:value="0.94994306564331" calcext:value-type="float">
            <text:p>0.94994306564331</text:p>
          </table:table-cell>
          <table:table-cell table:number-columns-repeated="2"/>
        </table:table-row>
        <table:table-row table:style-name="ro1">
          <table:table-cell office:value-type="float" office:value="0.949916064739227" calcext:value-type="float">
            <text:p>0.949916064739227</text:p>
          </table:table-cell>
          <table:table-cell table:number-columns-repeated="2"/>
        </table:table-row>
        <table:table-row table:style-name="ro1">
          <table:table-cell office:value-type="float" office:value="0.950024247169495" calcext:value-type="float">
            <text:p>0.950024247169495</text:p>
          </table:table-cell>
          <table:table-cell table:number-columns-repeated="2"/>
        </table:table-row>
        <table:table-row table:style-name="ro1">
          <table:table-cell office:value-type="float" office:value="0.964449346065521" calcext:value-type="float">
            <text:p>0.964449346065521</text:p>
          </table:table-cell>
          <table:table-cell table:number-columns-repeated="2"/>
        </table:table-row>
        <table:table-row table:style-name="ro1">
          <table:table-cell office:value-type="float" office:value="0.964450001716614" calcext:value-type="float">
            <text:p>0.964450001716614</text:p>
          </table:table-cell>
          <table:table-cell table:number-columns-repeated="2"/>
        </table:table-row>
        <table:table-row table:style-name="ro1">
          <table:table-cell office:value-type="float" office:value="0.958035528659821" calcext:value-type="float">
            <text:p>0.958035528659821</text:p>
          </table:table-cell>
          <table:table-cell table:number-columns-repeated="2"/>
        </table:table-row>
        <table:table-row table:style-name="ro1">
          <table:table-cell office:value-type="float" office:value="0.958160519599915" calcext:value-type="float">
            <text:p>0.958160519599915</text:p>
          </table:table-cell>
          <table:table-cell table:number-columns-repeated="2"/>
        </table:table-row>
        <table:table-row table:style-name="ro1">
          <table:table-cell office:value-type="float" office:value="0.958085894584656" calcext:value-type="float">
            <text:p>0.958085894584656</text:p>
          </table:table-cell>
          <table:table-cell table:number-columns-repeated="2"/>
        </table:table-row>
        <table:table-row table:style-name="ro1">
          <table:table-cell office:value-type="float" office:value="0.953515648841858" calcext:value-type="float">
            <text:p>0.953515648841858</text:p>
          </table:table-cell>
          <table:table-cell table:number-columns-repeated="2"/>
        </table:table-row>
        <table:table-row table:style-name="ro1">
          <table:table-cell office:value-type="float" office:value="0.953637540340424" calcext:value-type="float">
            <text:p>0.953637540340424</text:p>
          </table:table-cell>
          <table:table-cell table:number-columns-repeated="2"/>
        </table:table-row>
        <table:table-row table:style-name="ro1">
          <table:table-cell office:value-type="float" office:value="0.95364111661911" calcext:value-type="float">
            <text:p>0.95364111661911</text:p>
          </table:table-cell>
          <table:table-cell table:number-columns-repeated="2"/>
        </table:table-row>
        <table:table-row table:style-name="ro1">
          <table:table-cell office:value-type="float" office:value="0.937930345535278" calcext:value-type="float">
            <text:p>0.937930345535278</text:p>
          </table:table-cell>
          <table:table-cell table:number-columns-repeated="2"/>
        </table:table-row>
        <table:table-row table:style-name="ro1">
          <table:table-cell office:value-type="float" office:value="0.937963366508484" calcext:value-type="float">
            <text:p>0.937963366508484</text:p>
          </table:table-cell>
          <table:table-cell table:number-columns-repeated="2"/>
        </table:table-row>
        <table:table-row table:style-name="ro1">
          <table:table-cell office:value-type="float" office:value="0.937755346298218" calcext:value-type="float">
            <text:p>0.937755346298218</text:p>
          </table:table-cell>
          <table:table-cell table:number-columns-repeated="2"/>
        </table:table-row>
        <table:table-row table:style-name="ro1">
          <table:table-cell office:value-type="float" office:value="0.953050315380096" calcext:value-type="float">
            <text:p>0.953050315380096</text:p>
          </table:table-cell>
          <table:table-cell table:number-columns-repeated="2"/>
        </table:table-row>
        <table:table-row table:style-name="ro1">
          <table:table-cell office:value-type="float" office:value="0.953184187412262" calcext:value-type="float">
            <text:p>0.953184187412262</text:p>
          </table:table-cell>
          <table:table-cell table:number-columns-repeated="2"/>
        </table:table-row>
        <table:table-row table:style-name="ro1">
          <table:table-cell office:value-type="float" office:value="0.953165292739868" calcext:value-type="float">
            <text:p>0.953165292739868</text:p>
          </table:table-cell>
          <table:table-cell table:number-columns-repeated="2"/>
        </table:table-row>
        <table:table-row table:style-name="ro1">
          <table:table-cell office:value-type="float" office:value="0.95161360502243" calcext:value-type="float">
            <text:p>0.95161360502243</text:p>
          </table:table-cell>
          <table:table-cell table:number-columns-repeated="2"/>
        </table:table-row>
        <table:table-row table:style-name="ro1">
          <table:table-cell office:value-type="float" office:value="0.951597154140472" calcext:value-type="float">
            <text:p>0.951597154140472</text:p>
          </table:table-cell>
          <table:table-cell table:number-columns-repeated="2"/>
        </table:table-row>
        <table:table-row table:style-name="ro1">
          <table:table-cell office:value-type="float" office:value="0.951737403869629" calcext:value-type="float">
            <text:p>0.951737403869629</text:p>
          </table:table-cell>
          <table:table-cell table:number-columns-repeated="2"/>
        </table:table-row>
        <table:table-row table:style-name="ro1">
          <table:table-cell office:value-type="float" office:value="0.944555640220642" calcext:value-type="float">
            <text:p>0.944555640220642</text:p>
          </table:table-cell>
          <table:table-cell table:number-columns-repeated="2"/>
        </table:table-row>
        <table:table-row table:style-name="ro1">
          <table:table-cell office:value-type="float" office:value="0.944521188735962" calcext:value-type="float">
            <text:p>0.944521188735962</text:p>
          </table:table-cell>
          <table:table-cell table:number-columns-repeated="2"/>
        </table:table-row>
        <table:table-row table:style-name="ro1">
          <table:table-cell office:value-type="float" office:value="0.944767892360687" calcext:value-type="float">
            <text:p>0.944767892360687</text:p>
          </table:table-cell>
          <table:table-cell table:number-columns-repeated="2"/>
        </table:table-row>
        <table:table-row table:style-name="ro1">
          <table:table-cell office:value-type="float" office:value="0.938195824623108" calcext:value-type="float">
            <text:p>0.938195824623108</text:p>
          </table:table-cell>
          <table:table-cell table:number-columns-repeated="2"/>
        </table:table-row>
        <table:table-row table:style-name="ro1">
          <table:table-cell office:value-type="float" office:value="0.938227891921997" calcext:value-type="float">
            <text:p>0.938227891921997</text:p>
          </table:table-cell>
          <table:table-cell table:number-columns-repeated="2"/>
        </table:table-row>
        <table:table-row table:style-name="ro1">
          <table:table-cell office:value-type="float" office:value="0.938235223293304" calcext:value-type="float">
            <text:p>0.938235223293304</text:p>
          </table:table-cell>
          <table:table-cell table:number-columns-repeated="2"/>
        </table:table-row>
        <table:table-row table:style-name="ro1">
          <table:table-cell office:value-type="float" office:value="0.925761520862579" calcext:value-type="float">
            <text:p>0.925761520862579</text:p>
          </table:table-cell>
          <table:table-cell table:number-columns-repeated="2"/>
        </table:table-row>
        <table:table-row table:style-name="ro1">
          <table:table-cell office:value-type="float" office:value="0.925756216049194" calcext:value-type="float">
            <text:p>0.925756216049194</text:p>
          </table:table-cell>
          <table:table-cell table:number-columns-repeated="2"/>
        </table:table-row>
        <table:table-row table:style-name="ro1">
          <table:table-cell office:value-type="float" office:value="0.925592660903931" calcext:value-type="float">
            <text:p>0.925592660903931</text:p>
          </table:table-cell>
          <table:table-cell table:number-columns-repeated="2"/>
        </table:table-row>
        <table:table-row table:style-name="ro1">
          <table:table-cell office:value-type="float" office:value="0.928382158279419" calcext:value-type="float">
            <text:p>0.928382158279419</text:p>
          </table:table-cell>
          <table:table-cell table:number-columns-repeated="2"/>
        </table:table-row>
        <table:table-row table:style-name="ro1">
          <table:table-cell office:value-type="float" office:value="0.928399622440338" calcext:value-type="float">
            <text:p>0.928399622440338</text:p>
          </table:table-cell>
          <table:table-cell table:number-columns-repeated="2"/>
        </table:table-row>
        <table:table-row table:style-name="ro1">
          <table:table-cell office:value-type="float" office:value="0.928434669971466" calcext:value-type="float">
            <text:p>0.928434669971466</text:p>
          </table:table-cell>
          <table:table-cell table:number-columns-repeated="2"/>
        </table:table-row>
        <table:table-row table:style-name="ro1">
          <table:table-cell office:value-type="float" office:value="0.933921575546265" calcext:value-type="float">
            <text:p>0.933921575546265</text:p>
          </table:table-cell>
          <table:table-cell table:number-columns-repeated="2"/>
        </table:table-row>
        <table:table-row table:style-name="ro1">
          <table:table-cell office:value-type="float" office:value="0.934094309806824" calcext:value-type="float">
            <text:p>0.934094309806824</text:p>
          </table:table-cell>
          <table:table-cell table:number-columns-repeated="2"/>
        </table:table-row>
        <table:table-row table:style-name="ro1">
          <table:table-cell office:value-type="float" office:value="0.942960619926452" calcext:value-type="float">
            <text:p>0.942960619926452</text:p>
          </table:table-cell>
          <table:table-cell table:number-columns-repeated="2"/>
        </table:table-row>
        <table:table-row table:style-name="ro1">
          <table:table-cell office:value-type="float" office:value="0.942744731903076" calcext:value-type="float">
            <text:p>0.942744731903076</text:p>
          </table:table-cell>
          <table:table-cell table:number-columns-repeated="2"/>
        </table:table-row>
        <table:table-row table:style-name="ro1">
          <table:table-cell office:value-type="float" office:value="0.942959904670715" calcext:value-type="float">
            <text:p>0.942959904670715</text:p>
          </table:table-cell>
          <table:table-cell table:number-columns-repeated="2"/>
        </table:table-row>
        <table:table-row table:style-name="ro1">
          <table:table-cell office:value-type="float" office:value="0.942976415157318" calcext:value-type="float">
            <text:p>0.942976415157318</text:p>
          </table:table-cell>
          <table:table-cell table:number-columns-repeated="2"/>
        </table:table-row>
        <table:table-row table:style-name="ro1">
          <table:table-cell office:value-type="float" office:value="0.943115234375" calcext:value-type="float">
            <text:p>0.943115234375</text:p>
          </table:table-cell>
          <table:table-cell table:number-columns-repeated="2"/>
        </table:table-row>
        <table:table-row table:style-name="ro1">
          <table:table-cell office:value-type="float" office:value="0.943038880825043" calcext:value-type="float">
            <text:p>0.943038880825043</text:p>
          </table:table-cell>
          <table:table-cell table:number-columns-repeated="2"/>
        </table:table-row>
        <table:table-row table:style-name="ro1">
          <table:table-cell office:value-type="float" office:value="0.93397843837738" calcext:value-type="float">
            <text:p>0.93397843837738</text:p>
          </table:table-cell>
          <table:table-cell table:number-columns-repeated="2"/>
        </table:table-row>
        <table:table-row table:style-name="ro1">
          <table:table-cell office:value-type="float" office:value="0.934003174304962" calcext:value-type="float">
            <text:p>0.934003174304962</text:p>
          </table:table-cell>
          <table:table-cell table:number-columns-repeated="2"/>
        </table:table-row>
        <table:table-row table:style-name="ro1">
          <table:table-cell office:value-type="float" office:value="0.933923423290253" calcext:value-type="float">
            <text:p>0.933923423290253</text:p>
          </table:table-cell>
          <table:table-cell table:number-columns-repeated="2"/>
        </table:table-row>
        <table:table-row table:style-name="ro1">
          <table:table-cell office:value-type="float" office:value="0.945902109146118" calcext:value-type="float">
            <text:p>0.945902109146118</text:p>
          </table:table-cell>
          <table:table-cell table:number-columns-repeated="2"/>
        </table:table-row>
        <table:table-row table:style-name="ro1">
          <table:table-cell office:value-type="float" office:value="0.945912182331085" calcext:value-type="float">
            <text:p>0.945912182331085</text:p>
          </table:table-cell>
          <table:table-cell table:number-columns-repeated="2"/>
        </table:table-row>
        <table:table-row table:style-name="ro1">
          <table:table-cell office:value-type="float" office:value="0.94585794210434" calcext:value-type="float">
            <text:p>0.94585794210434</text:p>
          </table:table-cell>
          <table:table-cell table:number-columns-repeated="2"/>
        </table:table-row>
        <table:table-row table:style-name="ro1">
          <table:table-cell office:value-type="float" office:value="0.948775768280029" calcext:value-type="float">
            <text:p>0.948775768280029</text:p>
          </table:table-cell>
          <table:table-cell table:number-columns-repeated="2"/>
        </table:table-row>
        <table:table-row table:style-name="ro1">
          <table:table-cell office:value-type="float" office:value="0.948813438415527" calcext:value-type="float">
            <text:p>0.948813438415527</text:p>
          </table:table-cell>
          <table:table-cell table:number-columns-repeated="2"/>
        </table:table-row>
        <table:table-row table:style-name="ro1">
          <table:table-cell office:value-type="float" office:value="0.948766112327576" calcext:value-type="float">
            <text:p>0.948766112327576</text:p>
          </table:table-cell>
          <table:table-cell table:number-columns-repeated="2"/>
        </table:table-row>
        <table:table-row table:style-name="ro1">
          <table:table-cell office:value-type="float" office:value="0.95402330160141" calcext:value-type="float">
            <text:p>0.95402330160141</text:p>
          </table:table-cell>
          <table:table-cell table:number-columns-repeated="2"/>
        </table:table-row>
        <table:table-row table:style-name="ro1">
          <table:table-cell office:value-type="float" office:value="0.954038202762604" calcext:value-type="float">
            <text:p>0.954038202762604</text:p>
          </table:table-cell>
          <table:table-cell table:number-columns-repeated="2"/>
        </table:table-row>
        <table:table-row table:style-name="ro1">
          <table:table-cell office:value-type="float" office:value="0.954046845436096" calcext:value-type="float">
            <text:p>0.954046845436096</text:p>
          </table:table-cell>
          <table:table-cell table:number-columns-repeated="2"/>
        </table:table-row>
        <table:table-row table:style-name="ro1">
          <table:table-cell office:value-type="float" office:value="0.967065751552582" calcext:value-type="float">
            <text:p>0.967065751552582</text:p>
          </table:table-cell>
          <table:table-cell table:number-columns-repeated="2"/>
        </table:table-row>
        <table:table-row table:style-name="ro1">
          <table:table-cell office:value-type="float" office:value="0.967066645622253" calcext:value-type="float">
            <text:p>0.967066645622253</text:p>
          </table:table-cell>
          <table:table-cell table:number-columns-repeated="2"/>
        </table:table-row>
        <table:table-row table:style-name="ro1">
          <table:table-cell office:value-type="float" office:value="0.967424154281616" calcext:value-type="float">
            <text:p>0.967424154281616</text:p>
          </table:table-cell>
          <table:table-cell table:number-columns-repeated="2"/>
        </table:table-row>
        <table:table-row table:style-name="ro1">
          <table:table-cell office:value-type="float" office:value="0.960732281208038" calcext:value-type="float">
            <text:p>0.960732281208038</text:p>
          </table:table-cell>
          <table:table-cell table:number-columns-repeated="2"/>
        </table:table-row>
        <table:table-row table:style-name="ro1">
          <table:table-cell office:value-type="float" office:value="0.960709273815155" calcext:value-type="float">
            <text:p>0.960709273815155</text:p>
          </table:table-cell>
          <table:table-cell table:number-columns-repeated="2"/>
        </table:table-row>
        <table:table-row table:style-name="ro1">
          <table:table-cell office:value-type="float" office:value="0.960606396198273" calcext:value-type="float">
            <text:p>0.960606396198273</text:p>
          </table:table-cell>
          <table:table-cell table:number-columns-repeated="2"/>
        </table:table-row>
        <table:table-row table:style-name="ro1">
          <table:table-cell office:value-type="float" office:value="0.946720480918884" calcext:value-type="float">
            <text:p>0.946720480918884</text:p>
          </table:table-cell>
          <table:table-cell table:number-columns-repeated="2"/>
        </table:table-row>
        <table:table-row table:style-name="ro1">
          <table:table-cell office:value-type="float" office:value="0.947371065616608" calcext:value-type="float">
            <text:p>0.947371065616608</text:p>
          </table:table-cell>
          <table:table-cell table:number-columns-repeated="2"/>
        </table:table-row>
        <table:table-row table:style-name="ro1">
          <table:table-cell office:value-type="float" office:value="0.947400569915772" calcext:value-type="float">
            <text:p>0.947400569915772</text:p>
          </table:table-cell>
          <table:table-cell table:number-columns-repeated="2"/>
        </table:table-row>
        <table:table-row table:style-name="ro1">
          <table:table-cell office:value-type="float" office:value="0.956748008728027" calcext:value-type="float">
            <text:p>0.956748008728027</text:p>
          </table:table-cell>
          <table:table-cell table:number-columns-repeated="2"/>
        </table:table-row>
        <table:table-row table:style-name="ro1">
          <table:table-cell office:value-type="float" office:value="0.956725597381592" calcext:value-type="float">
            <text:p>0.956725597381592</text:p>
          </table:table-cell>
          <table:table-cell table:number-columns-repeated="2"/>
        </table:table-row>
        <table:table-row table:style-name="ro1">
          <table:table-cell office:value-type="float" office:value="0.962561905384064" calcext:value-type="float">
            <text:p>0.962561905384064</text:p>
          </table:table-cell>
          <table:table-cell table:number-columns-repeated="2"/>
        </table:table-row>
        <table:table-row table:style-name="ro1">
          <table:table-cell office:value-type="float" office:value="0.962516844272614" calcext:value-type="float">
            <text:p>0.962516844272614</text:p>
          </table:table-cell>
          <table:table-cell table:number-columns-repeated="2"/>
        </table:table-row>
        <table:table-row table:style-name="ro1">
          <table:table-cell office:value-type="float" office:value="0.962501347064972" calcext:value-type="float">
            <text:p>0.962501347064972</text:p>
          </table:table-cell>
          <table:table-cell table:number-columns-repeated="2"/>
        </table:table-row>
        <table:table-row table:style-name="ro1">
          <table:table-cell office:value-type="float" office:value="0.962617218494415" calcext:value-type="float">
            <text:p>0.962617218494415</text:p>
          </table:table-cell>
          <table:table-cell table:number-columns-repeated="2"/>
        </table:table-row>
        <table:table-row table:style-name="ro1">
          <table:table-cell office:value-type="float" office:value="0.962671339511871" calcext:value-type="float">
            <text:p>0.962671339511871</text:p>
          </table:table-cell>
          <table:table-cell table:number-columns-repeated="2"/>
        </table:table-row>
        <table:table-row table:style-name="ro1">
          <table:table-cell office:value-type="float" office:value="0.962754309177399" calcext:value-type="float">
            <text:p>0.962754309177399</text:p>
          </table:table-cell>
          <table:table-cell table:number-columns-repeated="2"/>
        </table:table-row>
        <table:table-row table:style-name="ro1">
          <table:table-cell office:value-type="float" office:value="0.964412868022919" calcext:value-type="float">
            <text:p>0.964412868022919</text:p>
          </table:table-cell>
          <table:table-cell table:number-columns-repeated="2"/>
        </table:table-row>
        <table:table-row table:style-name="ro1">
          <table:table-cell office:value-type="float" office:value="0.96432763338089" calcext:value-type="float">
            <text:p>0.96432763338089</text:p>
          </table:table-cell>
          <table:table-cell table:number-columns-repeated="2"/>
        </table:table-row>
        <table:table-row table:style-name="ro1">
          <table:table-cell office:value-type="float" office:value="0.96432900428772" calcext:value-type="float">
            <text:p>0.96432900428772</text:p>
          </table:table-cell>
          <table:table-cell table:number-columns-repeated="2"/>
        </table:table-row>
        <table:table-row table:style-name="ro1">
          <table:table-cell office:value-type="float" office:value="0.960270762443542" calcext:value-type="float">
            <text:p>0.960270762443542</text:p>
          </table:table-cell>
          <table:table-cell table:number-columns-repeated="2"/>
        </table:table-row>
        <table:table-row table:style-name="ro1">
          <table:table-cell office:value-type="float" office:value="0.960258662700653" calcext:value-type="float">
            <text:p>0.960258662700653</text:p>
          </table:table-cell>
          <table:table-cell table:number-columns-repeated="2"/>
        </table:table-row>
        <table:table-row table:style-name="ro1">
          <table:table-cell office:value-type="float" office:value="0.960244953632355" calcext:value-type="float">
            <text:p>0.960244953632355</text:p>
          </table:table-cell>
          <table:table-cell table:number-columns-repeated="2"/>
        </table:table-row>
        <table:table-row table:style-name="ro1">
          <table:table-cell office:value-type="float" office:value="0.934025049209595" calcext:value-type="float">
            <text:p>0.934025049209595</text:p>
          </table:table-cell>
          <table:table-cell table:number-columns-repeated="2"/>
        </table:table-row>
        <table:table-row table:style-name="ro1">
          <table:table-cell office:value-type="float" office:value="0.934034526348114" calcext:value-type="float">
            <text:p>0.934034526348114</text:p>
          </table:table-cell>
          <table:table-cell table:number-columns-repeated="2"/>
        </table:table-row>
        <table:table-row table:style-name="ro1">
          <table:table-cell office:value-type="float" office:value="0.93408066034317" calcext:value-type="float">
            <text:p>0.93408066034317</text:p>
          </table:table-cell>
          <table:table-cell table:number-columns-repeated="2"/>
        </table:table-row>
        <table:table-row table:style-name="ro1">
          <table:table-cell office:value-type="float" office:value="0.950132071971893" calcext:value-type="float">
            <text:p>0.950132071971893</text:p>
          </table:table-cell>
          <table:table-cell table:number-columns-repeated="2"/>
        </table:table-row>
        <table:table-row table:style-name="ro1">
          <table:table-cell office:value-type="float" office:value="0.950219631195068" calcext:value-type="float">
            <text:p>0.950219631195068</text:p>
          </table:table-cell>
          <table:table-cell table:number-columns-repeated="2"/>
        </table:table-row>
        <table:table-row table:style-name="ro1">
          <table:table-cell office:value-type="float" office:value="0.950059652328491" calcext:value-type="float">
            <text:p>0.950059652328491</text:p>
          </table:table-cell>
          <table:table-cell table:number-columns-repeated="2"/>
        </table:table-row>
        <table:table-row table:style-name="ro1">
          <table:table-cell office:value-type="float" office:value="0.948921859264374" calcext:value-type="float">
            <text:p>0.948921859264374</text:p>
          </table:table-cell>
          <table:table-cell table:number-columns-repeated="2"/>
        </table:table-row>
        <table:table-row table:style-name="ro1">
          <table:table-cell office:value-type="float" office:value="0.948901236057282" calcext:value-type="float">
            <text:p>0.948901236057282</text:p>
          </table:table-cell>
          <table:table-cell table:number-columns-repeated="2"/>
        </table:table-row>
        <table:table-row table:style-name="ro1">
          <table:table-cell office:value-type="float" office:value="0.948908090591431" calcext:value-type="float">
            <text:p>0.948908090591431</text:p>
          </table:table-cell>
          <table:table-cell table:number-columns-repeated="2"/>
        </table:table-row>
        <table:table-row table:style-name="ro1">
          <table:table-cell office:value-type="float" office:value="0.965176284313202" calcext:value-type="float">
            <text:p>0.965176284313202</text:p>
          </table:table-cell>
          <table:table-cell table:number-columns-repeated="2"/>
        </table:table-row>
        <table:table-row table:style-name="ro1">
          <table:table-cell office:value-type="float" office:value="0.965218424797058" calcext:value-type="float">
            <text:p>0.965218424797058</text:p>
          </table:table-cell>
          <table:table-cell table:number-columns-repeated="2"/>
        </table:table-row>
        <table:table-row table:style-name="ro1">
          <table:table-cell office:value-type="float" office:value="0.965273201465607" calcext:value-type="float">
            <text:p>0.965273201465607</text:p>
          </table:table-cell>
          <table:table-cell table:number-columns-repeated="2"/>
        </table:table-row>
        <table:table-row table:style-name="ro1">
          <table:table-cell office:value-type="float" office:value="0.959040641784668" calcext:value-type="float">
            <text:p>0.959040641784668</text:p>
          </table:table-cell>
          <table:table-cell table:number-columns-repeated="2"/>
        </table:table-row>
        <table:table-row table:style-name="ro1">
          <table:table-cell office:value-type="float" office:value="0.95891261100769" calcext:value-type="float">
            <text:p>0.95891261100769</text:p>
          </table:table-cell>
          <table:table-cell table:number-columns-repeated="2"/>
        </table:table-row>
        <table:table-row table:style-name="ro1">
          <table:table-cell office:value-type="float" office:value="0.958875477313995" calcext:value-type="float">
            <text:p>0.958875477313995</text:p>
          </table:table-cell>
          <table:table-cell table:number-columns-repeated="2"/>
        </table:table-row>
        <table:table-row table:style-name="ro1">
          <table:table-cell office:value-type="float" office:value="0.950262069702148" calcext:value-type="float">
            <text:p>0.950262069702148</text:p>
          </table:table-cell>
          <table:table-cell table:number-columns-repeated="2"/>
        </table:table-row>
        <table:table-row table:style-name="ro1">
          <table:table-cell office:value-type="float" office:value="0.950272083282471" calcext:value-type="float">
            <text:p>0.950272083282471</text:p>
          </table:table-cell>
          <table:table-cell table:number-columns-repeated="2"/>
        </table:table-row>
        <table:table-row table:style-name="ro1">
          <table:table-cell office:value-type="float" office:value="0.955990672111511" calcext:value-type="float">
            <text:p>0.955990672111511</text:p>
          </table:table-cell>
          <table:table-cell table:number-columns-repeated="2"/>
        </table:table-row>
        <table:table-row table:style-name="ro1">
          <table:table-cell office:value-type="float" office:value="0.955981373786926" calcext:value-type="float">
            <text:p>0.955981373786926</text:p>
          </table:table-cell>
          <table:table-cell table:number-columns-repeated="2"/>
        </table:table-row>
        <table:table-row table:style-name="ro1">
          <table:table-cell office:value-type="float" office:value="0.955986022949219" calcext:value-type="float">
            <text:p>0.955986022949219</text:p>
          </table:table-cell>
          <table:table-cell table:number-columns-repeated="2"/>
        </table:table-row>
        <table:table-row table:style-name="ro1">
          <table:table-cell office:value-type="float" office:value="0.952620208263397" calcext:value-type="float">
            <text:p>0.952620208263397</text:p>
          </table:table-cell>
          <table:table-cell table:number-columns-repeated="2"/>
        </table:table-row>
        <table:table-row table:style-name="ro1">
          <table:table-cell office:value-type="float" office:value="0.952587127685547" calcext:value-type="float">
            <text:p>0.952587127685547</text:p>
          </table:table-cell>
          <table:table-cell table:number-columns-repeated="2"/>
        </table:table-row>
        <table:table-row table:style-name="ro1">
          <table:table-cell office:value-type="float" office:value="0.952572703361511" calcext:value-type="float">
            <text:p>0.952572703361511</text:p>
          </table:table-cell>
          <table:table-cell table:number-columns-repeated="2"/>
        </table:table-row>
        <table:table-row table:style-name="ro1">
          <table:table-cell office:value-type="float" office:value="0.953993260860443" calcext:value-type="float">
            <text:p>0.953993260860443</text:p>
          </table:table-cell>
          <table:table-cell table:number-columns-repeated="2"/>
        </table:table-row>
        <table:table-row table:style-name="ro1">
          <table:table-cell office:value-type="float" office:value="0.954015910625458" calcext:value-type="float">
            <text:p>0.954015910625458</text:p>
          </table:table-cell>
          <table:table-cell table:number-columns-repeated="2"/>
        </table:table-row>
        <table:table-row table:style-name="ro1">
          <table:table-cell office:value-type="float" office:value="0.954179286956787" calcext:value-type="float">
            <text:p>0.954179286956787</text:p>
          </table:table-cell>
          <table:table-cell table:number-columns-repeated="2"/>
        </table:table-row>
        <table:table-row table:style-name="ro1">
          <table:table-cell office:value-type="float" office:value="0.95861291885376" calcext:value-type="float">
            <text:p>0.95861291885376</text:p>
          </table:table-cell>
          <table:table-cell table:number-columns-repeated="2"/>
        </table:table-row>
        <table:table-row table:style-name="ro1">
          <table:table-cell office:value-type="float" office:value="0.95810866355896" calcext:value-type="float">
            <text:p>0.95810866355896</text:p>
          </table:table-cell>
          <table:table-cell table:number-columns-repeated="2"/>
        </table:table-row>
        <table:table-row table:style-name="ro1">
          <table:table-cell office:value-type="float" office:value="0.958683490753174" calcext:value-type="float">
            <text:p>0.958683490753174</text:p>
          </table:table-cell>
          <table:table-cell table:number-columns-repeated="2"/>
        </table:table-row>
        <table:table-row table:style-name="ro1">
          <table:table-cell office:value-type="float" office:value="0.954022526741028" calcext:value-type="float">
            <text:p>0.954022526741028</text:p>
          </table:table-cell>
          <table:table-cell table:number-columns-repeated="2"/>
        </table:table-row>
        <table:table-row table:style-name="ro1">
          <table:table-cell office:value-type="float" office:value="0.953980803489685" calcext:value-type="float">
            <text:p>0.953980803489685</text:p>
          </table:table-cell>
          <table:table-cell table:number-columns-repeated="2"/>
        </table:table-row>
        <table:table-row table:style-name="ro1">
          <table:table-cell office:value-type="float" office:value="0.954011142253876" calcext:value-type="float">
            <text:p>0.954011142253876</text:p>
          </table:table-cell>
          <table:table-cell table:number-columns-repeated="2"/>
        </table:table-row>
        <table:table-row table:style-name="ro1">
          <table:table-cell office:value-type="float" office:value="0.950997531414032" calcext:value-type="float">
            <text:p>0.950997531414032</text:p>
          </table:table-cell>
          <table:table-cell table:number-columns-repeated="2"/>
        </table:table-row>
        <table:table-row table:style-name="ro1">
          <table:table-cell office:value-type="float" office:value="0.951007068157196" calcext:value-type="float">
            <text:p>0.951007068157196</text:p>
          </table:table-cell>
          <table:table-cell table:number-columns-repeated="2"/>
        </table:table-row>
        <table:table-row table:style-name="ro1">
          <table:table-cell office:value-type="float" office:value="0.950950741767883" calcext:value-type="float">
            <text:p>0.950950741767883</text:p>
          </table:table-cell>
          <table:table-cell table:number-columns-repeated="2"/>
        </table:table-row>
        <table:table-row table:style-name="ro1">
          <table:table-cell office:value-type="float" office:value="0.959293961524963" calcext:value-type="float">
            <text:p>0.959293961524963</text:p>
          </table:table-cell>
          <table:table-cell table:number-columns-repeated="2"/>
        </table:table-row>
        <table:table-row table:style-name="ro1">
          <table:table-cell office:value-type="float" office:value="0.959437668323517" calcext:value-type="float">
            <text:p>0.959437668323517</text:p>
          </table:table-cell>
          <table:table-cell table:number-columns-repeated="2"/>
        </table:table-row>
        <table:table-row table:style-name="ro1">
          <table:table-cell office:value-type="float" office:value="0.959401786327362" calcext:value-type="float">
            <text:p>0.959401786327362</text:p>
          </table:table-cell>
          <table:table-cell table:number-columns-repeated="2"/>
        </table:table-row>
        <table:table-row table:style-name="ro1">
          <table:table-cell office:value-type="float" office:value="0.959054946899414" calcext:value-type="float">
            <text:p>0.959054946899414</text:p>
          </table:table-cell>
          <table:table-cell table:number-columns-repeated="2"/>
        </table:table-row>
        <table:table-row table:style-name="ro1">
          <table:table-cell office:value-type="float" office:value="0.959049105644226" calcext:value-type="float">
            <text:p>0.959049105644226</text:p>
          </table:table-cell>
          <table:table-cell table:number-columns-repeated="2"/>
        </table:table-row>
        <table:table-row table:style-name="ro1">
          <table:table-cell office:value-type="float" office:value="0.959060311317444" calcext:value-type="float">
            <text:p>0.959060311317444</text:p>
          </table:table-cell>
          <table:table-cell table:number-columns-repeated="2"/>
        </table:table-row>
        <table:table-row table:style-name="ro1">
          <table:table-cell office:value-type="float" office:value="0.960417926311493" calcext:value-type="float">
            <text:p>0.960417926311493</text:p>
          </table:table-cell>
          <table:table-cell table:number-columns-repeated="2"/>
        </table:table-row>
        <table:table-row table:style-name="ro1">
          <table:table-cell office:value-type="float" office:value="0.960537075996399" calcext:value-type="float">
            <text:p>0.960537075996399</text:p>
          </table:table-cell>
          <table:table-cell table:number-columns-repeated="2"/>
        </table:table-row>
        <table:table-row table:style-name="ro1">
          <table:table-cell office:value-type="float" office:value="0.960292160511017" calcext:value-type="float">
            <text:p>0.960292160511017</text:p>
          </table:table-cell>
          <table:table-cell table:number-columns-repeated="2"/>
        </table:table-row>
        <table:table-row table:style-name="ro1">
          <table:table-cell office:value-type="float" office:value="0.946684718132019" calcext:value-type="float">
            <text:p>0.946684718132019</text:p>
          </table:table-cell>
          <table:table-cell table:number-columns-repeated="2"/>
        </table:table-row>
        <table:table-row table:style-name="ro1">
          <table:table-cell office:value-type="float" office:value="0.946691870689392" calcext:value-type="float">
            <text:p>0.946691870689392</text:p>
          </table:table-cell>
          <table:table-cell table:number-columns-repeated="2"/>
        </table:table-row>
        <table:table-row table:style-name="ro1">
          <table:table-cell office:value-type="float" office:value="0.943031370639801" calcext:value-type="float">
            <text:p>0.943031370639801</text:p>
          </table:table-cell>
          <table:table-cell table:number-columns-repeated="2"/>
        </table:table-row>
        <table:table-row table:style-name="ro1">
          <table:table-cell office:value-type="float" office:value="0.943007349967956" calcext:value-type="float">
            <text:p>0.943007349967956</text:p>
          </table:table-cell>
          <table:table-cell table:number-columns-repeated="2"/>
        </table:table-row>
        <table:table-row table:style-name="ro1">
          <table:table-cell office:value-type="float" office:value="0.942762136459351" calcext:value-type="float">
            <text:p>0.942762136459351</text:p>
          </table:table-cell>
          <table:table-cell table:number-columns-repeated="2"/>
        </table:table-row>
        <table:table-row table:style-name="ro1">
          <table:table-cell office:value-type="float" office:value="0.951472520828247" calcext:value-type="float">
            <text:p>0.951472520828247</text:p>
          </table:table-cell>
          <table:table-cell table:number-columns-repeated="2"/>
        </table:table-row>
        <table:table-row table:style-name="ro1">
          <table:table-cell office:value-type="float" office:value="0.951829016208649" calcext:value-type="float">
            <text:p>0.951829016208649</text:p>
          </table:table-cell>
          <table:table-cell table:number-columns-repeated="2"/>
        </table:table-row>
        <table:table-row table:style-name="ro1">
          <table:table-cell office:value-type="float" office:value="0.951484382152557" calcext:value-type="float">
            <text:p>0.951484382152557</text:p>
          </table:table-cell>
          <table:table-cell table:number-columns-repeated="2"/>
        </table:table-row>
        <table:table-row table:style-name="ro1">
          <table:table-cell office:value-type="float" office:value="0.927509248256683" calcext:value-type="float">
            <text:p>0.927509248256683</text:p>
          </table:table-cell>
          <table:table-cell table:number-columns-repeated="2"/>
        </table:table-row>
        <table:table-row table:style-name="ro1">
          <table:table-cell office:value-type="float" office:value="0.927448451519012" calcext:value-type="float">
            <text:p>0.927448451519012</text:p>
          </table:table-cell>
          <table:table-cell table:number-columns-repeated="2"/>
        </table:table-row>
        <table:table-row table:style-name="ro1">
          <table:table-cell office:value-type="float" office:value="0.927467882633209" calcext:value-type="float">
            <text:p>0.927467882633209</text:p>
          </table:table-cell>
          <table:table-cell table:number-columns-repeated="2"/>
        </table:table-row>
        <table:table-row table:style-name="ro1">
          <table:table-cell office:value-type="float" office:value="0.934745371341705" calcext:value-type="float">
            <text:p>0.934745371341705</text:p>
          </table:table-cell>
          <table:table-cell table:number-columns-repeated="2"/>
        </table:table-row>
        <table:table-row table:style-name="ro1">
          <table:table-cell office:value-type="float" office:value="0.934587597846985" calcext:value-type="float">
            <text:p>0.934587597846985</text:p>
          </table:table-cell>
          <table:table-cell table:number-columns-repeated="2"/>
        </table:table-row>
        <table:table-row table:style-name="ro1">
          <table:table-cell office:value-type="float" office:value="0.933017194271088" calcext:value-type="float">
            <text:p>0.933017194271088</text:p>
          </table:table-cell>
          <table:table-cell table:number-columns-repeated="2"/>
        </table:table-row>
        <table:table-row table:style-name="ro1">
          <table:table-cell office:value-type="float" office:value="0.935355246067047" calcext:value-type="float">
            <text:p>0.935355246067047</text:p>
          </table:table-cell>
          <table:table-cell table:number-columns-repeated="2"/>
        </table:table-row>
        <table:table-row table:style-name="ro1">
          <table:table-cell office:value-type="float" office:value="0.93544590473175" calcext:value-type="float">
            <text:p>0.93544590473175</text:p>
          </table:table-cell>
          <table:table-cell table:number-columns-repeated="2"/>
        </table:table-row>
        <table:table-row table:style-name="ro1">
          <table:table-cell office:value-type="float" office:value="0.935717105865478" calcext:value-type="float">
            <text:p>0.935717105865478</text:p>
          </table:table-cell>
          <table:table-cell table:number-columns-repeated="2"/>
        </table:table-row>
        <table:table-row table:style-name="ro1">
          <table:table-cell office:value-type="float" office:value="0.922793924808502" calcext:value-type="float">
            <text:p>0.922793924808502</text:p>
          </table:table-cell>
          <table:table-cell table:number-columns-repeated="2"/>
        </table:table-row>
        <table:table-row table:style-name="ro1">
          <table:table-cell office:value-type="float" office:value="0.92280524969101" calcext:value-type="float">
            <text:p>0.92280524969101</text:p>
          </table:table-cell>
          <table:table-cell table:number-columns-repeated="2"/>
        </table:table-row>
        <table:table-row table:style-name="ro1">
          <table:table-cell office:value-type="float" office:value="0.922782361507416" calcext:value-type="float">
            <text:p>0.922782361507416</text:p>
          </table:table-cell>
          <table:table-cell table:number-columns-repeated="2"/>
        </table:table-row>
        <table:table-row table:style-name="ro1">
          <table:table-cell office:value-type="float" office:value="0.921238899230957" calcext:value-type="float">
            <text:p>0.921238899230957</text:p>
          </table:table-cell>
          <table:table-cell table:number-columns-repeated="2"/>
        </table:table-row>
        <table:table-row table:style-name="ro1">
          <table:table-cell office:value-type="float" office:value="0.921187698841095" calcext:value-type="float">
            <text:p>0.921187698841095</text:p>
          </table:table-cell>
          <table:table-cell table:number-columns-repeated="2"/>
        </table:table-row>
        <table:table-row table:style-name="ro1">
          <table:table-cell office:value-type="float" office:value="0.921211361885071" calcext:value-type="float">
            <text:p>0.921211361885071</text:p>
          </table:table-cell>
          <table:table-cell table:number-columns-repeated="2"/>
        </table:table-row>
        <table:table-row table:style-name="ro1">
          <table:table-cell office:value-type="float" office:value="0.918819010257721" calcext:value-type="float">
            <text:p>0.918819010257721</text:p>
          </table:table-cell>
          <table:table-cell table:number-columns-repeated="2"/>
        </table:table-row>
        <table:table-row table:style-name="ro1">
          <table:table-cell office:value-type="float" office:value="0.918823957443237" calcext:value-type="float">
            <text:p>0.918823957443237</text:p>
          </table:table-cell>
          <table:table-cell table:number-columns-repeated="2"/>
        </table:table-row>
        <table:table-row table:style-name="ro1">
          <table:table-cell office:value-type="float" office:value="0.919022142887116" calcext:value-type="float">
            <text:p>0.919022142887116</text:p>
          </table:table-cell>
          <table:table-cell table:number-columns-repeated="2"/>
        </table:table-row>
        <table:table-row table:style-name="ro1">
          <table:table-cell office:value-type="float" office:value="0.919165074825287" calcext:value-type="float">
            <text:p>0.919165074825287</text:p>
          </table:table-cell>
          <table:table-cell table:number-columns-repeated="2"/>
        </table:table-row>
        <table:table-row table:style-name="ro1">
          <table:table-cell office:value-type="float" office:value="0.919164896011352" calcext:value-type="float">
            <text:p>0.919164896011352</text:p>
          </table:table-cell>
          <table:table-cell table:number-columns-repeated="2"/>
        </table:table-row>
        <table:table-row table:style-name="ro1">
          <table:table-cell office:value-type="float" office:value="0.91917484998703" calcext:value-type="float">
            <text:p>0.91917484998703</text:p>
          </table:table-cell>
          <table:table-cell table:number-columns-repeated="2"/>
        </table:table-row>
        <table:table-row table:style-name="ro1">
          <table:table-cell office:value-type="float" office:value="0.920045375823975" calcext:value-type="float">
            <text:p>0.920045375823975</text:p>
          </table:table-cell>
          <table:table-cell table:number-columns-repeated="2"/>
        </table:table-row>
        <table:table-row table:style-name="ro1">
          <table:table-cell office:value-type="float" office:value="0.920053601264954" calcext:value-type="float">
            <text:p>0.920053601264954</text:p>
          </table:table-cell>
          <table:table-cell table:number-columns-repeated="2"/>
        </table:table-row>
        <table:table-row table:style-name="ro1">
          <table:table-cell office:value-type="float" office:value="0.921101570129394" calcext:value-type="float">
            <text:p>0.921101570129394</text:p>
          </table:table-cell>
          <table:table-cell table:number-columns-repeated="2"/>
        </table:table-row>
        <table:table-row table:style-name="ro1">
          <table:table-cell office:value-type="float" office:value="0.921214520931244" calcext:value-type="float">
            <text:p>0.921214520931244</text:p>
          </table:table-cell>
          <table:table-cell table:number-columns-repeated="2"/>
        </table:table-row>
        <table:table-row table:style-name="ro1">
          <table:table-cell office:value-type="float" office:value="0.921115219593048" calcext:value-type="float">
            <text:p>0.921115219593048</text:p>
          </table:table-cell>
          <table:table-cell table:number-columns-repeated="2"/>
        </table:table-row>
        <table:table-row table:style-name="ro1">
          <table:table-cell office:value-type="float" office:value="0.929288744926452" calcext:value-type="float">
            <text:p>0.929288744926452</text:p>
          </table:table-cell>
          <table:table-cell table:number-columns-repeated="2"/>
        </table:table-row>
        <table:table-row table:style-name="ro1">
          <table:table-cell office:value-type="float" office:value="0.929214835166931" calcext:value-type="float">
            <text:p>0.929214835166931</text:p>
          </table:table-cell>
          <table:table-cell table:number-columns-repeated="2"/>
        </table:table-row>
        <table:table-row table:style-name="ro1">
          <table:table-cell office:value-type="float" office:value="0.929181516170502" calcext:value-type="float">
            <text:p>0.929181516170502</text:p>
          </table:table-cell>
          <table:table-cell table:number-columns-repeated="2"/>
        </table:table-row>
        <table:table-row table:style-name="ro1">
          <table:table-cell office:value-type="float" office:value="0.934254229068756" calcext:value-type="float">
            <text:p>0.934254229068756</text:p>
          </table:table-cell>
          <table:table-cell table:number-columns-repeated="2"/>
        </table:table-row>
        <table:table-row table:style-name="ro1">
          <table:table-cell office:value-type="float" office:value="0.934178113937378" calcext:value-type="float">
            <text:p>0.934178113937378</text:p>
          </table:table-cell>
          <table:table-cell table:number-columns-repeated="2"/>
        </table:table-row>
        <table:table-row table:style-name="ro1">
          <table:table-cell office:value-type="float" office:value="0.934127986431122" calcext:value-type="float">
            <text:p>0.934127986431122</text:p>
          </table:table-cell>
          <table:table-cell table:number-columns-repeated="2"/>
        </table:table-row>
        <table:table-row table:style-name="ro1">
          <table:table-cell office:value-type="float" office:value="0.940536499023438" calcext:value-type="float">
            <text:p>0.940536499023438</text:p>
          </table:table-cell>
          <table:table-cell table:number-columns-repeated="2"/>
        </table:table-row>
        <table:table-row table:style-name="ro1">
          <table:table-cell office:value-type="float" office:value="0.940829813480377" calcext:value-type="float">
            <text:p>0.940829813480377</text:p>
          </table:table-cell>
          <table:table-cell table:number-columns-repeated="2"/>
        </table:table-row>
        <table:table-row table:style-name="ro1">
          <table:table-cell office:value-type="float" office:value="0.940781474113464" calcext:value-type="float">
            <text:p>0.940781474113464</text:p>
          </table:table-cell>
          <table:table-cell table:number-columns-repeated="2"/>
        </table:table-row>
        <table:table-row table:style-name="ro1">
          <table:table-cell office:value-type="float" office:value="0.92069011926651" calcext:value-type="float">
            <text:p>0.92069011926651</text:p>
          </table:table-cell>
          <table:table-cell table:number-columns-repeated="2"/>
        </table:table-row>
        <table:table-row table:style-name="ro1">
          <table:table-cell office:value-type="float" office:value="0.921114683151245" calcext:value-type="float">
            <text:p>0.921114683151245</text:p>
          </table:table-cell>
          <table:table-cell table:number-columns-repeated="2"/>
        </table:table-row>
        <table:table-row table:style-name="ro1">
          <table:table-cell office:value-type="float" office:value="0.920777976512909" calcext:value-type="float">
            <text:p>0.920777976512909</text:p>
          </table:table-cell>
          <table:table-cell table:number-columns-repeated="2"/>
        </table:table-row>
        <table:table-row table:style-name="ro1">
          <table:table-cell office:value-type="float" office:value="0.832423150539398" calcext:value-type="float">
            <text:p>0.832423150539398</text:p>
          </table:table-cell>
          <table:table-cell table:number-columns-repeated="2"/>
        </table:table-row>
        <table:table-row table:style-name="ro1">
          <table:table-cell office:value-type="float" office:value="0.833449721336365" calcext:value-type="float">
            <text:p>0.833449721336365</text:p>
          </table:table-cell>
          <table:table-cell table:number-columns-repeated="2"/>
        </table:table-row>
        <table:table-row table:style-name="ro1">
          <table:table-cell office:value-type="float" office:value="0.833913922309876" calcext:value-type="float">
            <text:p>0.833913922309876</text:p>
          </table:table-cell>
          <table:table-cell table:number-columns-repeated="2"/>
        </table:table-row>
        <table:table-row table:style-name="ro1">
          <table:table-cell office:value-type="float" office:value="0.884700953960419" calcext:value-type="float">
            <text:p>0.884700953960419</text:p>
          </table:table-cell>
          <table:table-cell table:number-columns-repeated="2"/>
        </table:table-row>
        <table:table-row table:style-name="ro1">
          <table:table-cell office:value-type="float" office:value="0.884601652622223" calcext:value-type="float">
            <text:p>0.884601652622223</text:p>
          </table:table-cell>
          <table:table-cell table:number-columns-repeated="2"/>
        </table:table-row>
        <table:table-row table:style-name="ro1">
          <table:table-cell office:value-type="float" office:value="0.884388029575348" calcext:value-type="float">
            <text:p>0.884388029575348</text:p>
          </table:table-cell>
          <table:table-cell table:number-columns-repeated="2"/>
        </table:table-row>
        <table:table-row table:style-name="ro1">
          <table:table-cell office:value-type="float" office:value="0.922419488430023" calcext:value-type="float">
            <text:p>0.922419488430023</text:p>
          </table:table-cell>
          <table:table-cell table:number-columns-repeated="2"/>
        </table:table-row>
        <table:table-row table:style-name="ro1">
          <table:table-cell office:value-type="float" office:value="0.921538174152374" calcext:value-type="float">
            <text:p>0.921538174152374</text:p>
          </table:table-cell>
          <table:table-cell table:number-columns-repeated="2"/>
        </table:table-row>
        <table:table-row table:style-name="ro1">
          <table:table-cell office:value-type="float" office:value="0.921661615371704" calcext:value-type="float">
            <text:p>0.921661615371704</text:p>
          </table:table-cell>
          <table:table-cell table:number-columns-repeated="2"/>
        </table:table-row>
        <table:table-row table:style-name="ro1">
          <table:table-cell office:value-type="float" office:value="0.939521551132202" calcext:value-type="float">
            <text:p>0.939521551132202</text:p>
          </table:table-cell>
          <table:table-cell table:number-columns-repeated="2"/>
        </table:table-row>
        <table:table-row table:style-name="ro1">
          <table:table-cell office:value-type="float" office:value="0.939600467681885" calcext:value-type="float">
            <text:p>0.939600467681885</text:p>
          </table:table-cell>
          <table:table-cell table:number-columns-repeated="2"/>
        </table:table-row>
        <table:table-row table:style-name="ro1">
          <table:table-cell office:value-type="float" office:value="0.939754366874695" calcext:value-type="float">
            <text:p>0.939754366874695</text:p>
          </table:table-cell>
          <table:table-cell table:number-columns-repeated="2"/>
        </table:table-row>
        <table:table-row table:style-name="ro1">
          <table:table-cell office:value-type="float" office:value="0.960195422172546" calcext:value-type="float">
            <text:p>0.960195422172546</text:p>
          </table:table-cell>
          <table:table-cell table:number-columns-repeated="2"/>
        </table:table-row>
        <table:table-row table:style-name="ro1">
          <table:table-cell office:value-type="float" office:value="0.960293173789978" calcext:value-type="float">
            <text:p>0.960293173789978</text:p>
          </table:table-cell>
          <table:table-cell table:number-columns-repeated="2"/>
        </table:table-row>
        <table:table-row table:style-name="ro1">
          <table:table-cell office:value-type="float" office:value="0.963766574859619" calcext:value-type="float">
            <text:p>0.963766574859619</text:p>
          </table:table-cell>
          <table:table-cell table:number-columns-repeated="2"/>
        </table:table-row>
        <table:table-row table:style-name="ro1">
          <table:table-cell office:value-type="float" office:value="0.963868081569672" calcext:value-type="float">
            <text:p>0.963868081569672</text:p>
          </table:table-cell>
          <table:table-cell table:number-columns-repeated="2"/>
        </table:table-row>
        <table:table-row table:style-name="ro1">
          <table:table-cell office:value-type="float" office:value="0.963989973068237" calcext:value-type="float">
            <text:p>0.963989973068237</text:p>
          </table:table-cell>
          <table:table-cell table:number-columns-repeated="2"/>
        </table:table-row>
        <table:table-row table:style-name="ro1">
          <table:table-cell office:value-type="float" office:value="0.965022146701813" calcext:value-type="float">
            <text:p>0.965022146701813</text:p>
          </table:table-cell>
          <table:table-cell table:number-columns-repeated="2"/>
        </table:table-row>
        <table:table-row table:style-name="ro1">
          <table:table-cell office:value-type="float" office:value="0.965044736862183" calcext:value-type="float">
            <text:p>0.965044736862183</text:p>
          </table:table-cell>
          <table:table-cell table:number-columns-repeated="2"/>
        </table:table-row>
        <table:table-row table:style-name="ro1">
          <table:table-cell office:value-type="float" office:value="0.964566946029663" calcext:value-type="float">
            <text:p>0.964566946029663</text:p>
          </table:table-cell>
          <table:table-cell table:number-columns-repeated="2"/>
        </table:table-row>
        <table:table-row table:style-name="ro1">
          <table:table-cell office:value-type="float" office:value="0.964925408363342" calcext:value-type="float">
            <text:p>0.964925408363342</text:p>
          </table:table-cell>
          <table:table-cell table:number-columns-repeated="2"/>
        </table:table-row>
        <table:table-row table:style-name="ro1">
          <table:table-cell office:value-type="float" office:value="0.964945197105408" calcext:value-type="float">
            <text:p>0.964945197105408</text:p>
          </table:table-cell>
          <table:table-cell table:number-columns-repeated="2"/>
        </table:table-row>
        <table:table-row table:style-name="ro1">
          <table:table-cell office:value-type="float" office:value="0.964952707290649" calcext:value-type="float">
            <text:p>0.964952707290649</text:p>
          </table:table-cell>
          <table:table-cell table:number-columns-repeated="2"/>
        </table:table-row>
        <table:table-row table:style-name="ro1">
          <table:table-cell office:value-type="float" office:value="0.931206226348877" calcext:value-type="float">
            <text:p>0.931206226348877</text:p>
          </table:table-cell>
          <table:table-cell table:number-columns-repeated="2"/>
        </table:table-row>
        <table:table-row table:style-name="ro1">
          <table:table-cell office:value-type="float" office:value="0.928734719753265" calcext:value-type="float">
            <text:p>0.928734719753265</text:p>
          </table:table-cell>
          <table:table-cell table:number-columns-repeated="2"/>
        </table:table-row>
        <table:table-row table:style-name="ro1">
          <table:table-cell office:value-type="float" office:value="0.927950024604797" calcext:value-type="float">
            <text:p>0.927950024604797</text:p>
          </table:table-cell>
          <table:table-cell table:number-columns-repeated="2"/>
        </table:table-row>
        <table:table-row table:style-name="ro1">
          <table:table-cell office:value-type="float" office:value="0.974767923355102" calcext:value-type="float">
            <text:p>0.974767923355102</text:p>
          </table:table-cell>
          <table:table-cell table:number-columns-repeated="2"/>
        </table:table-row>
        <table:table-row table:style-name="ro1">
          <table:table-cell office:value-type="float" office:value="0.974607467651367" calcext:value-type="float">
            <text:p>0.974607467651367</text:p>
          </table:table-cell>
          <table:table-cell table:number-columns-repeated="2"/>
        </table:table-row>
        <table:table-row table:style-name="ro1">
          <table:table-cell office:value-type="float" office:value="0.974622666835785" calcext:value-type="float">
            <text:p>0.974622666835785</text:p>
          </table:table-cell>
          <table:table-cell table:number-columns-repeated="2"/>
        </table:table-row>
        <table:table-row table:style-name="ro1">
          <table:table-cell office:value-type="float" office:value="0.95442795753479" calcext:value-type="float">
            <text:p>0.95442795753479</text:p>
          </table:table-cell>
          <table:table-cell table:number-columns-repeated="2"/>
        </table:table-row>
        <table:table-row table:style-name="ro1">
          <table:table-cell office:value-type="float" office:value="0.954395174980164" calcext:value-type="float">
            <text:p>0.954395174980164</text:p>
          </table:table-cell>
          <table:table-cell table:number-columns-repeated="2"/>
        </table:table-row>
        <table:table-row table:style-name="ro1">
          <table:table-cell office:value-type="float" office:value="0.954285264015198" calcext:value-type="float">
            <text:p>0.954285264015198</text:p>
          </table:table-cell>
          <table:table-cell table:number-columns-repeated="2"/>
        </table:table-row>
        <table:table-row table:style-name="ro1">
          <table:table-cell office:value-type="float" office:value="0.965448141098022" calcext:value-type="float">
            <text:p>0.965448141098022</text:p>
          </table:table-cell>
          <table:table-cell table:number-columns-repeated="2"/>
        </table:table-row>
        <table:table-row table:style-name="ro1">
          <table:table-cell office:value-type="float" office:value="0.965430498123169" calcext:value-type="float">
            <text:p>0.965430498123169</text:p>
          </table:table-cell>
          <table:table-cell table:number-columns-repeated="2"/>
        </table:table-row>
        <table:table-row table:style-name="ro1">
          <table:table-cell office:value-type="float" office:value="0.965467870235443" calcext:value-type="float">
            <text:p>0.965467870235443</text:p>
          </table:table-cell>
          <table:table-cell table:number-columns-repeated="2"/>
        </table:table-row>
        <table:table-row table:style-name="ro1">
          <table:table-cell office:value-type="float" office:value="0.962967038154602" calcext:value-type="float">
            <text:p>0.962967038154602</text:p>
          </table:table-cell>
          <table:table-cell table:number-columns-repeated="2"/>
        </table:table-row>
        <table:table-row table:style-name="ro1">
          <table:table-cell office:value-type="float" office:value="0.96300208568573" calcext:value-type="float">
            <text:p>0.96300208568573</text:p>
          </table:table-cell>
          <table:table-cell table:number-columns-repeated="2"/>
        </table:table-row>
        <table:table-row table:style-name="ro1">
          <table:table-cell office:value-type="float" office:value="0.962968409061432" calcext:value-type="float">
            <text:p>0.962968409061432</text:p>
          </table:table-cell>
          <table:table-cell table:number-columns-repeated="2"/>
        </table:table-row>
        <table:table-row table:style-name="ro1">
          <table:table-cell office:value-type="float" office:value="0.962267160415649" calcext:value-type="float">
            <text:p>0.962267160415649</text:p>
          </table:table-cell>
          <table:table-cell table:number-columns-repeated="2"/>
        </table:table-row>
        <table:table-row table:style-name="ro1">
          <table:table-cell office:value-type="float" office:value="0.962266981601715" calcext:value-type="float">
            <text:p>0.962266981601715</text:p>
          </table:table-cell>
          <table:table-cell table:number-columns-repeated="2"/>
        </table:table-row>
        <table:table-row table:style-name="ro1">
          <table:table-cell office:value-type="float" office:value="0.962235033512116" calcext:value-type="float">
            <text:p>0.962235033512116</text:p>
          </table:table-cell>
          <table:table-cell table:number-columns-repeated="2"/>
        </table:table-row>
        <table:table-row table:style-name="ro1">
          <table:table-cell office:value-type="float" office:value="0.958170294761658" calcext:value-type="float">
            <text:p>0.958170294761658</text:p>
          </table:table-cell>
          <table:table-cell table:number-columns-repeated="2"/>
        </table:table-row>
        <table:table-row table:style-name="ro1">
          <table:table-cell office:value-type="float" office:value="0.958222508430481" calcext:value-type="float">
            <text:p>0.958222508430481</text:p>
          </table:table-cell>
          <table:table-cell table:number-columns-repeated="2"/>
        </table:table-row>
        <table:table-row table:style-name="ro1">
          <table:table-cell office:value-type="float" office:value="0.952192842960358" calcext:value-type="float">
            <text:p>0.952192842960358</text:p>
          </table:table-cell>
          <table:table-cell table:number-columns-repeated="2"/>
        </table:table-row>
        <table:table-row table:style-name="ro1">
          <table:table-cell office:value-type="float" office:value="0.952157378196716" calcext:value-type="float">
            <text:p>0.952157378196716</text:p>
          </table:table-cell>
          <table:table-cell table:number-columns-repeated="2"/>
        </table:table-row>
        <table:table-row table:style-name="ro1">
          <table:table-cell office:value-type="float" office:value="0.952183306217194" calcext:value-type="float">
            <text:p>0.952183306217194</text:p>
          </table:table-cell>
          <table:table-cell table:number-columns-repeated="2"/>
        </table:table-row>
        <table:table-row table:style-name="ro1">
          <table:table-cell office:value-type="float" office:value="0.951743245124817" calcext:value-type="float">
            <text:p>0.951743245124817</text:p>
          </table:table-cell>
          <table:table-cell table:number-columns-repeated="2"/>
        </table:table-row>
        <table:table-row table:style-name="ro1">
          <table:table-cell office:value-type="float" office:value="0.951592564582825" calcext:value-type="float">
            <text:p>0.951592564582825</text:p>
          </table:table-cell>
          <table:table-cell table:number-columns-repeated="2"/>
        </table:table-row>
        <table:table-row table:style-name="ro1">
          <table:table-cell office:value-type="float" office:value="0.951597929000854" calcext:value-type="float">
            <text:p>0.951597929000854</text:p>
          </table:table-cell>
          <table:table-cell table:number-columns-repeated="2"/>
        </table:table-row>
        <table:table-row table:style-name="ro1">
          <table:table-cell office:value-type="float" office:value="0.955190420150757" calcext:value-type="float">
            <text:p>0.955190420150757</text:p>
          </table:table-cell>
          <table:table-cell table:number-columns-repeated="2"/>
        </table:table-row>
        <table:table-row table:style-name="ro1">
          <table:table-cell office:value-type="float" office:value="0.955240488052368" calcext:value-type="float">
            <text:p>0.955240488052368</text:p>
          </table:table-cell>
          <table:table-cell table:number-columns-repeated="2"/>
        </table:table-row>
        <table:table-row table:style-name="ro1">
          <table:table-cell office:value-type="float" office:value="0.95521891117096" calcext:value-type="float">
            <text:p>0.95521891117096</text:p>
          </table:table-cell>
          <table:table-cell table:number-columns-repeated="2"/>
        </table:table-row>
        <table:table-row table:style-name="ro1">
          <table:table-cell office:value-type="float" office:value="0.947007060050964" calcext:value-type="float">
            <text:p>0.947007060050964</text:p>
          </table:table-cell>
          <table:table-cell table:number-columns-repeated="2"/>
        </table:table-row>
        <table:table-row table:style-name="ro1">
          <table:table-cell office:value-type="float" office:value="0.946994185447693" calcext:value-type="float">
            <text:p>0.946994185447693</text:p>
          </table:table-cell>
          <table:table-cell table:number-columns-repeated="2"/>
        </table:table-row>
        <table:table-row table:style-name="ro1">
          <table:table-cell office:value-type="float" office:value="0.946987628936768" calcext:value-type="float">
            <text:p>0.946987628936768</text:p>
          </table:table-cell>
          <table:table-cell table:number-columns-repeated="2"/>
        </table:table-row>
        <table:table-row table:style-name="ro1">
          <table:table-cell office:value-type="float" office:value="0.936303555965424" calcext:value-type="float">
            <text:p>0.936303555965424</text:p>
          </table:table-cell>
          <table:table-cell table:number-columns-repeated="2"/>
        </table:table-row>
        <table:table-row table:style-name="ro1">
          <table:table-cell office:value-type="float" office:value="0.936287224292755" calcext:value-type="float">
            <text:p>0.936287224292755</text:p>
          </table:table-cell>
          <table:table-cell table:number-columns-repeated="2"/>
        </table:table-row>
        <table:table-row table:style-name="ro1">
          <table:table-cell office:value-type="float" office:value="0.936477184295654" calcext:value-type="float">
            <text:p>0.936477184295654</text:p>
          </table:table-cell>
          <table:table-cell table:number-columns-repeated="2"/>
        </table:table-row>
        <table:table-row table:style-name="ro1">
          <table:table-cell office:value-type="float" office:value="0.942477166652679" calcext:value-type="float">
            <text:p>0.942477166652679</text:p>
          </table:table-cell>
          <table:table-cell table:number-columns-repeated="2"/>
        </table:table-row>
        <table:table-row table:style-name="ro1">
          <table:table-cell office:value-type="float" office:value="0.942317545413971" calcext:value-type="float">
            <text:p>0.942317545413971</text:p>
          </table:table-cell>
          <table:table-cell table:number-columns-repeated="2"/>
        </table:table-row>
        <table:table-row table:style-name="ro1">
          <table:table-cell office:value-type="float" office:value="0.942243337631226" calcext:value-type="float">
            <text:p>0.942243337631226</text:p>
          </table:table-cell>
          <table:table-cell table:number-columns-repeated="2"/>
        </table:table-row>
        <table:table-row table:style-name="ro1">
          <table:table-cell office:value-type="float" office:value="0.953748643398285" calcext:value-type="float">
            <text:p>0.953748643398285</text:p>
          </table:table-cell>
          <table:table-cell table:number-columns-repeated="2"/>
        </table:table-row>
        <table:table-row table:style-name="ro1">
          <table:table-cell office:value-type="float" office:value="0.953639566898346" calcext:value-type="float">
            <text:p>0.953639566898346</text:p>
          </table:table-cell>
          <table:table-cell table:number-columns-repeated="2"/>
        </table:table-row>
        <table:table-row table:style-name="ro1">
          <table:table-cell office:value-type="float" office:value="0.953541815280914" calcext:value-type="float">
            <text:p>0.953541815280914</text:p>
          </table:table-cell>
          <table:table-cell table:number-columns-repeated="2"/>
        </table:table-row>
        <table:table-row table:style-name="ro1">
          <table:table-cell office:value-type="float" office:value="0.964621007442474" calcext:value-type="float">
            <text:p>0.964621007442474</text:p>
          </table:table-cell>
          <table:table-cell table:number-columns-repeated="2"/>
        </table:table-row>
        <table:table-row table:style-name="ro1">
          <table:table-cell office:value-type="float" office:value="0.96465653181076" calcext:value-type="float">
            <text:p>0.96465653181076</text:p>
          </table:table-cell>
          <table:table-cell table:number-columns-repeated="2"/>
        </table:table-row>
        <table:table-row table:style-name="ro1">
          <table:table-cell office:value-type="float" office:value="0.964693129062653" calcext:value-type="float">
            <text:p>0.964693129062653</text:p>
          </table:table-cell>
          <table:table-cell table:number-columns-repeated="2"/>
        </table:table-row>
        <table:table-row table:style-name="ro1">
          <table:table-cell office:value-type="float" office:value="0.970259070396423" calcext:value-type="float">
            <text:p>0.970259070396423</text:p>
          </table:table-cell>
          <table:table-cell table:number-columns-repeated="2"/>
        </table:table-row>
        <table:table-row table:style-name="ro1">
          <table:table-cell office:value-type="float" office:value="0.970235049724579" calcext:value-type="float">
            <text:p>0.970235049724579</text:p>
          </table:table-cell>
          <table:table-cell table:number-columns-repeated="2"/>
        </table:table-row>
        <table:table-row table:style-name="ro1">
          <table:table-cell office:value-type="float" office:value="0.970301806926727" calcext:value-type="float">
            <text:p>0.970301806926727</text:p>
          </table:table-cell>
          <table:table-cell table:number-columns-repeated="2"/>
        </table:table-row>
        <table:table-row table:style-name="ro1">
          <table:table-cell office:value-type="float" office:value="0.960969507694244" calcext:value-type="float">
            <text:p>0.960969507694244</text:p>
          </table:table-cell>
          <table:table-cell table:number-columns-repeated="2"/>
        </table:table-row>
        <table:table-row table:style-name="ro1">
          <table:table-cell office:value-type="float" office:value="0.960959136486053" calcext:value-type="float">
            <text:p>0.960959136486053</text:p>
          </table:table-cell>
          <table:table-cell table:number-columns-repeated="2"/>
        </table:table-row>
        <table:table-row table:style-name="ro1">
          <table:table-cell office:value-type="float" office:value="0.956051230430603" calcext:value-type="float">
            <text:p>0.956051230430603</text:p>
          </table:table-cell>
          <table:table-cell table:number-columns-repeated="2"/>
        </table:table-row>
        <table:table-row table:style-name="ro1">
          <table:table-cell office:value-type="float" office:value="0.956046283245087" calcext:value-type="float">
            <text:p>0.956046283245087</text:p>
          </table:table-cell>
          <table:table-cell table:number-columns-repeated="2"/>
        </table:table-row>
        <table:table-row table:style-name="ro1">
          <table:table-cell office:value-type="float" office:value="0.956022024154663" calcext:value-type="float">
            <text:p>0.956022024154663</text:p>
          </table:table-cell>
          <table:table-cell table:number-columns-repeated="2"/>
        </table:table-row>
        <table:table-row table:style-name="ro1">
          <table:table-cell office:value-type="float" office:value="0.952430546283722" calcext:value-type="float">
            <text:p>0.952430546283722</text:p>
          </table:table-cell>
          <table:table-cell table:number-columns-repeated="2"/>
        </table:table-row>
        <table:table-row table:style-name="ro1">
          <table:table-cell office:value-type="float" office:value="0.952452182769775" calcext:value-type="float">
            <text:p>0.952452182769775</text:p>
          </table:table-cell>
          <table:table-cell table:number-columns-repeated="2"/>
        </table:table-row>
        <table:table-row table:style-name="ro1">
          <table:table-cell office:value-type="float" office:value="0.952455103397369" calcext:value-type="float">
            <text:p>0.952455103397369</text:p>
          </table:table-cell>
          <table:table-cell table:number-columns-repeated="2"/>
        </table:table-row>
        <table:table-row table:style-name="ro1">
          <table:table-cell office:value-type="float" office:value="0.955859899520874" calcext:value-type="float">
            <text:p>0.955859899520874</text:p>
          </table:table-cell>
          <table:table-cell table:number-columns-repeated="2"/>
        </table:table-row>
        <table:table-row table:style-name="ro1">
          <table:table-cell office:value-type="float" office:value="0.955919623374939" calcext:value-type="float">
            <text:p>0.955919623374939</text:p>
          </table:table-cell>
          <table:table-cell table:number-columns-repeated="2"/>
        </table:table-row>
        <table:table-row table:style-name="ro1">
          <table:table-cell office:value-type="float" office:value="0.955915153026581" calcext:value-type="float">
            <text:p>0.955915153026581</text:p>
          </table:table-cell>
          <table:table-cell table:number-columns-repeated="2"/>
        </table:table-row>
        <table:table-row table:style-name="ro1">
          <table:table-cell office:value-type="float" office:value="0.948059678077698" calcext:value-type="float">
            <text:p>0.948059678077698</text:p>
          </table:table-cell>
          <table:table-cell table:number-columns-repeated="2"/>
        </table:table-row>
        <table:table-row table:style-name="ro1">
          <table:table-cell office:value-type="float" office:value="0.948031961917877" calcext:value-type="float">
            <text:p>0.948031961917877</text:p>
          </table:table-cell>
          <table:table-cell table:number-columns-repeated="2"/>
        </table:table-row>
        <table:table-row table:style-name="ro1">
          <table:table-cell office:value-type="float" office:value="0.948119699954987" calcext:value-type="float">
            <text:p>0.948119699954987</text:p>
          </table:table-cell>
          <table:table-cell table:number-columns-repeated="2"/>
        </table:table-row>
        <table:table-row table:style-name="ro1">
          <table:table-cell office:value-type="float" office:value="0.957086801528931" calcext:value-type="float">
            <text:p>0.957086801528931</text:p>
          </table:table-cell>
          <table:table-cell table:number-columns-repeated="2"/>
        </table:table-row>
        <table:table-row table:style-name="ro1">
          <table:table-cell office:value-type="float" office:value="0.957119107246399" calcext:value-type="float">
            <text:p>0.957119107246399</text:p>
          </table:table-cell>
          <table:table-cell table:number-columns-repeated="2"/>
        </table:table-row>
        <table:table-row table:style-name="ro1">
          <table:table-cell office:value-type="float" office:value="0.957150936126709" calcext:value-type="float">
            <text:p>0.957150936126709</text:p>
          </table:table-cell>
          <table:table-cell table:number-columns-repeated="2"/>
        </table:table-row>
        <table:table-row table:style-name="ro1">
          <table:table-cell office:value-type="float" office:value="0.950977206230164" calcext:value-type="float">
            <text:p>0.950977206230164</text:p>
          </table:table-cell>
          <table:table-cell table:number-columns-repeated="2"/>
        </table:table-row>
        <table:table-row table:style-name="ro1">
          <table:table-cell office:value-type="float" office:value="0.950904905796051" calcext:value-type="float">
            <text:p>0.950904905796051</text:p>
          </table:table-cell>
          <table:table-cell table:number-columns-repeated="2"/>
        </table:table-row>
        <table:table-row table:style-name="ro1">
          <table:table-cell office:value-type="float" office:value="0.950915932655334" calcext:value-type="float">
            <text:p>0.950915932655334</text:p>
          </table:table-cell>
          <table:table-cell table:number-columns-repeated="2"/>
        </table:table-row>
        <table:table-row table:style-name="ro1">
          <table:table-cell office:value-type="float" office:value="0.936968624591827" calcext:value-type="float">
            <text:p>0.936968624591827</text:p>
          </table:table-cell>
          <table:table-cell table:number-columns-repeated="2"/>
        </table:table-row>
        <table:table-row table:style-name="ro1">
          <table:table-cell office:value-type="float" office:value="0.937072336673737" calcext:value-type="float">
            <text:p>0.937072336673737</text:p>
          </table:table-cell>
          <table:table-cell table:number-columns-repeated="2"/>
        </table:table-row>
        <table:table-row table:style-name="ro1">
          <table:table-cell office:value-type="float" office:value="0.936990976333618" calcext:value-type="float">
            <text:p>0.936990976333618</text:p>
          </table:table-cell>
          <table:table-cell table:number-columns-repeated="2"/>
        </table:table-row>
        <table:table-row table:style-name="ro1">
          <table:table-cell office:value-type="float" office:value="0.94546914100647" calcext:value-type="float">
            <text:p>0.94546914100647</text:p>
          </table:table-cell>
          <table:table-cell table:number-columns-repeated="2"/>
        </table:table-row>
        <table:table-row table:style-name="ro1">
          <table:table-cell office:value-type="float" office:value="0.945435643196106" calcext:value-type="float">
            <text:p>0.945435643196106</text:p>
          </table:table-cell>
          <table:table-cell table:number-columns-repeated="2"/>
        </table:table-row>
        <table:table-row table:style-name="ro1">
          <table:table-cell office:value-type="float" office:value="0.945436298847198" calcext:value-type="float">
            <text:p>0.945436298847198</text:p>
          </table:table-cell>
          <table:table-cell table:number-columns-repeated="2"/>
        </table:table-row>
        <table:table-row table:style-name="ro1">
          <table:table-cell office:value-type="float" office:value="0.944286704063416" calcext:value-type="float">
            <text:p>0.944286704063416</text:p>
          </table:table-cell>
          <table:table-cell table:number-columns-repeated="2"/>
        </table:table-row>
        <table:table-row table:style-name="ro1">
          <table:table-cell office:value-type="float" office:value="0.944335699081421" calcext:value-type="float">
            <text:p>0.944335699081421</text:p>
          </table:table-cell>
          <table:table-cell table:number-columns-repeated="2"/>
        </table:table-row>
        <table:table-row table:style-name="ro1">
          <table:table-cell office:value-type="float" office:value="0.944258093833923" calcext:value-type="float">
            <text:p>0.944258093833923</text:p>
          </table:table-cell>
          <table:table-cell table:number-columns-repeated="2"/>
        </table:table-row>
        <table:table-row table:style-name="ro1">
          <table:table-cell office:value-type="float" office:value="0.9654820561409" calcext:value-type="float">
            <text:p>0.9654820561409</text:p>
          </table:table-cell>
          <table:table-cell table:number-columns-repeated="2"/>
        </table:table-row>
        <table:table-row table:style-name="ro1">
          <table:table-cell office:value-type="float" office:value="0.965470314025879" calcext:value-type="float">
            <text:p>0.965470314025879</text:p>
          </table:table-cell>
          <table:table-cell table:number-columns-repeated="2"/>
        </table:table-row>
        <table:table-row table:style-name="ro1">
          <table:table-cell office:value-type="float" office:value="0.5833660364151" calcext:value-type="float">
            <text:p>0.5833660364151</text:p>
          </table:table-cell>
          <table:table-cell table:number-columns-repeated="2"/>
        </table:table-row>
        <table:table-row table:style-name="ro1">
          <table:table-cell office:value-type="float" office:value="0.969273924827576" calcext:value-type="float">
            <text:p>0.969273924827576</text:p>
          </table:table-cell>
          <table:table-cell table:number-columns-repeated="2"/>
        </table:table-row>
        <table:table-row table:style-name="ro1">
          <table:table-cell office:value-type="float" office:value="0.583906173706055" calcext:value-type="float">
            <text:p>0.583906173706055</text:p>
          </table:table-cell>
          <table:table-cell table:number-columns-repeated="2"/>
        </table:table-row>
        <table:table-row table:style-name="ro1">
          <table:table-cell office:value-type="float" office:value="0.969317734241486" calcext:value-type="float">
            <text:p>0.969317734241486</text:p>
          </table:table-cell>
          <table:table-cell table:number-columns-repeated="2"/>
        </table:table-row>
        <table:table-row table:style-name="ro1">
          <table:table-cell office:value-type="float" office:value="0.586661577224731" calcext:value-type="float">
            <text:p>0.586661577224731</text:p>
          </table:table-cell>
          <table:table-cell table:number-columns-repeated="2"/>
        </table:table-row>
        <table:table-row table:style-name="ro1">
          <table:table-cell office:value-type="float" office:value="0.969106435775757" calcext:value-type="float">
            <text:p>0.969106435775757</text:p>
          </table:table-cell>
          <table:table-cell table:number-columns-repeated="2"/>
        </table:table-row>
        <table:table-row table:style-name="ro1">
          <table:table-cell office:value-type="float" office:value="0.614183127880096" calcext:value-type="float">
            <text:p>0.614183127880096</text:p>
          </table:table-cell>
          <table:table-cell table:number-columns-repeated="2"/>
        </table:table-row>
        <table:table-row table:style-name="ro1">
          <table:table-cell office:value-type="float" office:value="0.941861569881439" calcext:value-type="float">
            <text:p>0.941861569881439</text:p>
          </table:table-cell>
          <table:table-cell table:number-columns-repeated="2"/>
        </table:table-row>
        <table:table-row table:style-name="ro1">
          <table:table-cell office:value-type="float" office:value="0.614395618438721" calcext:value-type="float">
            <text:p>0.614395618438721</text:p>
          </table:table-cell>
          <table:table-cell table:number-columns-repeated="2"/>
        </table:table-row>
        <table:table-row table:style-name="ro1">
          <table:table-cell office:value-type="float" office:value="0.94184023141861" calcext:value-type="float">
            <text:p>0.94184023141861</text:p>
          </table:table-cell>
          <table:table-cell table:number-columns-repeated="2"/>
        </table:table-row>
        <table:table-row table:style-name="ro1">
          <table:table-cell office:value-type="float" office:value="0.61498087644577" calcext:value-type="float">
            <text:p>0.61498087644577</text:p>
          </table:table-cell>
          <table:table-cell table:number-columns-repeated="2"/>
        </table:table-row>
        <table:table-row table:style-name="ro1">
          <table:table-cell office:value-type="float" office:value="0.941794514656067" calcext:value-type="float">
            <text:p>0.941794514656067</text:p>
          </table:table-cell>
          <table:table-cell table:number-columns-repeated="2"/>
        </table:table-row>
        <table:table-row table:style-name="ro1">
          <table:table-cell office:value-type="float" office:value="0.619699597358704" calcext:value-type="float">
            <text:p>0.619699597358704</text:p>
          </table:table-cell>
          <table:table-cell table:number-columns-repeated="2"/>
        </table:table-row>
        <table:table-row table:style-name="ro1">
          <table:table-cell office:value-type="float" office:value="0.970461666584015" calcext:value-type="float">
            <text:p>0.970461666584015</text:p>
          </table:table-cell>
          <table:table-cell table:number-columns-repeated="2"/>
        </table:table-row>
        <table:table-row table:style-name="ro1">
          <table:table-cell office:value-type="float" office:value="0.620701491832733" calcext:value-type="float">
            <text:p>0.620701491832733</text:p>
          </table:table-cell>
          <table:table-cell table:number-columns-repeated="2"/>
        </table:table-row>
        <table:table-row table:style-name="ro1">
          <table:table-cell office:value-type="float" office:value="0.970302581787109" calcext:value-type="float">
            <text:p>0.970302581787109</text:p>
          </table:table-cell>
          <table:table-cell table:number-columns-repeated="2"/>
        </table:table-row>
        <table:table-row table:style-name="ro1">
          <table:table-cell office:value-type="float" office:value="0.621479690074921" calcext:value-type="float">
            <text:p>0.621479690074921</text:p>
          </table:table-cell>
          <table:table-cell table:number-columns-repeated="2"/>
        </table:table-row>
        <table:table-row table:style-name="ro1">
          <table:table-cell office:value-type="float" office:value="0.970491707324982" calcext:value-type="float">
            <text:p>0.970491707324982</text:p>
          </table:table-cell>
          <table:table-cell table:number-columns-repeated="2"/>
        </table:table-row>
        <table:table-row table:style-name="ro1">
          <table:table-cell office:value-type="float" office:value="0.698906123638153" calcext:value-type="float">
            <text:p>0.698906123638153</text:p>
          </table:table-cell>
          <table:table-cell table:number-columns-repeated="2"/>
        </table:table-row>
        <table:table-row table:style-name="ro1">
          <table:table-cell office:value-type="float" office:value="0.947563707828522" calcext:value-type="float">
            <text:p>0.947563707828522</text:p>
          </table:table-cell>
          <table:table-cell table:number-columns-repeated="2"/>
        </table:table-row>
        <table:table-row table:style-name="ro1">
          <table:table-cell office:value-type="float" office:value="0.69860702753067" calcext:value-type="float">
            <text:p>0.69860702753067</text:p>
          </table:table-cell>
          <table:table-cell table:number-columns-repeated="2"/>
        </table:table-row>
        <table:table-row table:style-name="ro1">
          <table:table-cell office:value-type="float" office:value="0.947494506835938" calcext:value-type="float">
            <text:p>0.947494506835938</text:p>
          </table:table-cell>
          <table:table-cell table:number-columns-repeated="2"/>
        </table:table-row>
        <table:table-row table:style-name="ro1">
          <table:table-cell office:value-type="float" office:value="0.698056757450104" calcext:value-type="float">
            <text:p>0.698056757450104</text:p>
          </table:table-cell>
          <table:table-cell table:number-columns-repeated="2"/>
        </table:table-row>
        <table:table-row table:style-name="ro1">
          <table:table-cell office:value-type="float" office:value="0.947150886058807" calcext:value-type="float">
            <text:p>0.947150886058807</text:p>
          </table:table-cell>
          <table:table-cell table:number-columns-repeated="2"/>
        </table:table-row>
        <table:table-row table:style-name="ro1">
          <table:table-cell office:value-type="float" office:value="0.667190730571747" calcext:value-type="float">
            <text:p>0.667190730571747</text:p>
          </table:table-cell>
          <table:table-cell table:number-columns-repeated="2"/>
        </table:table-row>
        <table:table-row table:style-name="ro1">
          <table:table-cell office:value-type="float" office:value="0.934717357158661" calcext:value-type="float">
            <text:p>0.934717357158661</text:p>
          </table:table-cell>
          <table:table-cell table:number-columns-repeated="2"/>
        </table:table-row>
        <table:table-row table:style-name="ro1">
          <table:table-cell office:value-type="float" office:value="0.667370796203613" calcext:value-type="float">
            <text:p>0.667370796203613</text:p>
          </table:table-cell>
          <table:table-cell table:number-columns-repeated="2"/>
        </table:table-row>
        <table:table-row table:style-name="ro1">
          <table:table-cell office:value-type="float" office:value="0.934703946113586" calcext:value-type="float">
            <text:p>0.934703946113586</text:p>
          </table:table-cell>
          <table:table-cell table:number-columns-repeated="2"/>
        </table:table-row>
        <table:table-row table:style-name="ro1">
          <table:table-cell office:value-type="float" office:value="0.666290879249573" calcext:value-type="float">
            <text:p>0.666290879249573</text:p>
          </table:table-cell>
          <table:table-cell table:number-columns-repeated="2"/>
        </table:table-row>
        <table:table-row table:style-name="ro1">
          <table:table-cell office:value-type="float" office:value="0.934602320194244" calcext:value-type="float">
            <text:p>0.934602320194244</text:p>
          </table:table-cell>
          <table:table-cell table:number-columns-repeated="2"/>
        </table:table-row>
        <table:table-row table:style-name="ro1">
          <table:table-cell office:value-type="float" office:value="0.681552767753601" calcext:value-type="float">
            <text:p>0.681552767753601</text:p>
          </table:table-cell>
          <table:table-cell table:number-columns-repeated="2"/>
        </table:table-row>
        <table:table-row table:style-name="ro1">
          <table:table-cell office:value-type="float" office:value="0.935045480728149" calcext:value-type="float">
            <text:p>0.935045480728149</text:p>
          </table:table-cell>
          <table:table-cell table:number-columns-repeated="2"/>
        </table:table-row>
        <table:table-row table:style-name="ro1">
          <table:table-cell office:value-type="float" office:value="0.681472361087799" calcext:value-type="float">
            <text:p>0.681472361087799</text:p>
          </table:table-cell>
          <table:table-cell table:number-columns-repeated="2"/>
        </table:table-row>
        <table:table-row table:style-name="ro1">
          <table:table-cell office:value-type="float" office:value="0.935043811798096" calcext:value-type="float">
            <text:p>0.935043811798096</text:p>
          </table:table-cell>
          <table:table-cell table:number-columns-repeated="2"/>
        </table:table-row>
        <table:table-row table:style-name="ro1">
          <table:table-cell office:value-type="float" office:value="0.681102633476257" calcext:value-type="float">
            <text:p>0.681102633476257</text:p>
          </table:table-cell>
          <table:table-cell table:number-columns-repeated="2"/>
        </table:table-row>
        <table:table-row table:style-name="ro1">
          <table:table-cell office:value-type="float" office:value="0.935076475143433" calcext:value-type="float">
            <text:p>0.935076475143433</text:p>
          </table:table-cell>
          <table:table-cell table:number-columns-repeated="2"/>
        </table:table-row>
        <table:table-row table:style-name="ro1">
          <table:table-cell office:value-type="float" office:value="0.6791752576828" calcext:value-type="float">
            <text:p>0.6791752576828</text:p>
          </table:table-cell>
          <table:table-cell table:number-columns-repeated="2"/>
        </table:table-row>
        <table:table-row table:style-name="ro1">
          <table:table-cell office:value-type="float" office:value="0.9347043633461" calcext:value-type="float">
            <text:p>0.9347043633461</text:p>
          </table:table-cell>
          <table:table-cell table:number-columns-repeated="2"/>
        </table:table-row>
        <table:table-row table:style-name="ro1">
          <table:table-cell office:value-type="float" office:value="0.67926025390625" calcext:value-type="float">
            <text:p>0.67926025390625</text:p>
          </table:table-cell>
          <table:table-cell table:number-columns-repeated="2"/>
        </table:table-row>
        <table:table-row table:style-name="ro1">
          <table:table-cell office:value-type="float" office:value="0.934731185436249" calcext:value-type="float">
            <text:p>0.934731185436249</text:p>
          </table:table-cell>
          <table:table-cell table:number-columns-repeated="2"/>
        </table:table-row>
        <table:table-row table:style-name="ro1">
          <table:table-cell office:value-type="float" office:value="0.67930269241333" calcext:value-type="float">
            <text:p>0.67930269241333</text:p>
          </table:table-cell>
          <table:table-cell table:number-columns-repeated="2"/>
        </table:table-row>
        <table:table-row table:style-name="ro1">
          <table:table-cell office:value-type="float" office:value="0.934787392616272" calcext:value-type="float">
            <text:p>0.934787392616272</text:p>
          </table:table-cell>
          <table:table-cell table:number-columns-repeated="2"/>
        </table:table-row>
        <table:table-row table:style-name="ro1">
          <table:table-cell office:value-type="float" office:value="0.677425503730774" calcext:value-type="float">
            <text:p>0.677425503730774</text:p>
          </table:table-cell>
          <table:table-cell table:number-columns-repeated="2"/>
        </table:table-row>
        <table:table-row table:style-name="ro1">
          <table:table-cell office:value-type="float" office:value="0.933517754077911" calcext:value-type="float">
            <text:p>0.933517754077911</text:p>
          </table:table-cell>
          <table:table-cell table:number-columns-repeated="2"/>
        </table:table-row>
        <table:table-row table:style-name="ro1">
          <table:table-cell office:value-type="float" office:value="0.676409542560577" calcext:value-type="float">
            <text:p>0.676409542560577</text:p>
          </table:table-cell>
          <table:table-cell table:number-columns-repeated="2"/>
        </table:table-row>
        <table:table-row table:style-name="ro1">
          <table:table-cell office:value-type="float" office:value="0.933405518531799" calcext:value-type="float">
            <text:p>0.933405518531799</text:p>
          </table:table-cell>
          <table:table-cell table:number-columns-repeated="2"/>
        </table:table-row>
        <table:table-row table:style-name="ro1">
          <table:table-cell office:value-type="float" office:value="0.676928639411926" calcext:value-type="float">
            <text:p>0.676928639411926</text:p>
          </table:table-cell>
          <table:table-cell table:number-columns-repeated="2"/>
        </table:table-row>
        <table:table-row table:style-name="ro1">
          <table:table-cell office:value-type="float" office:value="0.933469235897064" calcext:value-type="float">
            <text:p>0.933469235897064</text:p>
          </table:table-cell>
          <table:table-cell table:number-columns-repeated="2"/>
        </table:table-row>
        <table:table-row table:style-name="ro1">
          <table:table-cell office:value-type="float" office:value="0.666127979755402" calcext:value-type="float">
            <text:p>0.666127979755402</text:p>
          </table:table-cell>
          <table:table-cell table:number-columns-repeated="2"/>
        </table:table-row>
        <table:table-row table:style-name="ro1">
          <table:table-cell office:value-type="float" office:value="0.932378351688385" calcext:value-type="float">
            <text:p>0.932378351688385</text:p>
          </table:table-cell>
          <table:table-cell table:number-columns-repeated="2"/>
        </table:table-row>
        <table:table-row table:style-name="ro1">
          <table:table-cell office:value-type="float" office:value="0.666375577449799" calcext:value-type="float">
            <text:p>0.666375577449799</text:p>
          </table:table-cell>
          <table:table-cell table:number-columns-repeated="2"/>
        </table:table-row>
        <table:table-row table:style-name="ro1">
          <table:table-cell office:value-type="float" office:value="0.932349145412445" calcext:value-type="float">
            <text:p>0.932349145412445</text:p>
          </table:table-cell>
          <table:table-cell table:number-columns-repeated="2"/>
        </table:table-row>
        <table:table-row table:style-name="ro1">
          <table:table-cell office:value-type="float" office:value="0.665489852428436" calcext:value-type="float">
            <text:p>0.665489852428436</text:p>
          </table:table-cell>
          <table:table-cell table:number-columns-repeated="2"/>
        </table:table-row>
        <table:table-row table:style-name="ro1">
          <table:table-cell office:value-type="float" office:value="0.932199835777283" calcext:value-type="float">
            <text:p>0.932199835777283</text:p>
          </table:table-cell>
          <table:table-cell table:number-columns-repeated="2"/>
        </table:table-row>
        <table:table-row table:style-name="ro1">
          <table:table-cell office:value-type="float" office:value="0.670257270336151" calcext:value-type="float">
            <text:p>0.670257270336151</text:p>
          </table:table-cell>
          <table:table-cell table:number-columns-repeated="2"/>
        </table:table-row>
        <table:table-row table:style-name="ro1">
          <table:table-cell office:value-type="float" office:value="0.933994889259338" calcext:value-type="float">
            <text:p>0.933994889259338</text:p>
          </table:table-cell>
          <table:table-cell table:number-columns-repeated="2"/>
        </table:table-row>
        <table:table-row table:style-name="ro1">
          <table:table-cell office:value-type="float" office:value="0.67027086019516" calcext:value-type="float">
            <text:p>0.67027086019516</text:p>
          </table:table-cell>
          <table:table-cell table:number-columns-repeated="2"/>
        </table:table-row>
        <table:table-row table:style-name="ro1">
          <table:table-cell office:value-type="float" office:value="0.93400102853775" calcext:value-type="float">
            <text:p>0.93400102853775</text:p>
          </table:table-cell>
          <table:table-cell table:number-columns-repeated="2"/>
        </table:table-row>
        <table:table-row table:style-name="ro1">
          <table:table-cell office:value-type="float" office:value="0.666868329048157" calcext:value-type="float">
            <text:p>0.666868329048157</text:p>
          </table:table-cell>
          <table:table-cell table:number-columns-repeated="2"/>
        </table:table-row>
        <table:table-row table:style-name="ro1">
          <table:table-cell office:value-type="float" office:value="0.934246838092804" calcext:value-type="float">
            <text:p>0.934246838092804</text:p>
          </table:table-cell>
          <table:table-cell table:number-columns-repeated="2"/>
        </table:table-row>
        <table:table-row table:style-name="ro1">
          <table:table-cell office:value-type="float" office:value="0.666542589664459" calcext:value-type="float">
            <text:p>0.666542589664459</text:p>
          </table:table-cell>
          <table:table-cell table:number-columns-repeated="2"/>
        </table:table-row>
        <table:table-row table:style-name="ro1">
          <table:table-cell office:value-type="float" office:value="0.934239625930786" calcext:value-type="float">
            <text:p>0.934239625930786</text:p>
          </table:table-cell>
          <table:table-cell table:number-columns-repeated="2"/>
        </table:table-row>
        <table:table-row table:style-name="ro1">
          <table:table-cell office:value-type="float" office:value="0.666569232940674" calcext:value-type="float">
            <text:p>0.666569232940674</text:p>
          </table:table-cell>
          <table:table-cell table:number-columns-repeated="2"/>
        </table:table-row>
        <table:table-row table:style-name="ro1">
          <table:table-cell office:value-type="float" office:value="0.934293568134308" calcext:value-type="float">
            <text:p>0.934293568134308</text:p>
          </table:table-cell>
          <table:table-cell table:number-columns-repeated="2"/>
        </table:table-row>
        <table:table-row table:style-name="ro1">
          <table:table-cell office:value-type="float" office:value="0.653828859329224" calcext:value-type="float">
            <text:p>0.653828859329224</text:p>
          </table:table-cell>
          <table:table-cell table:number-columns-repeated="2"/>
        </table:table-row>
        <table:table-row table:style-name="ro1">
          <table:table-cell office:value-type="float" office:value="0.933736383914948" calcext:value-type="float">
            <text:p>0.933736383914948</text:p>
          </table:table-cell>
          <table:table-cell table:number-columns-repeated="2"/>
        </table:table-row>
        <table:table-row table:style-name="ro1">
          <table:table-cell office:value-type="float" office:value="0.653963387012482" calcext:value-type="float">
            <text:p>0.653963387012482</text:p>
          </table:table-cell>
          <table:table-cell table:number-columns-repeated="2"/>
        </table:table-row>
        <table:table-row table:style-name="ro1">
          <table:table-cell office:value-type="float" office:value="0.933793485164642" calcext:value-type="float">
            <text:p>0.933793485164642</text:p>
          </table:table-cell>
          <table:table-cell table:number-columns-repeated="2"/>
        </table:table-row>
        <table:table-row table:style-name="ro1">
          <table:table-cell office:value-type="float" office:value="0.653821527957916" calcext:value-type="float">
            <text:p>0.653821527957916</text:p>
          </table:table-cell>
          <table:table-cell table:number-columns-repeated="2"/>
        </table:table-row>
        <table:table-row table:style-name="ro1">
          <table:table-cell office:value-type="float" office:value="0.933973610401154" calcext:value-type="float">
            <text:p>0.933973610401154</text:p>
          </table:table-cell>
          <table:table-cell table:number-columns-repeated="2"/>
        </table:table-row>
        <table:table-row table:style-name="ro1">
          <table:table-cell office:value-type="float" office:value="0.640954256057739" calcext:value-type="float">
            <text:p>0.640954256057739</text:p>
          </table:table-cell>
          <table:table-cell table:number-columns-repeated="2"/>
        </table:table-row>
        <table:table-row table:style-name="ro1">
          <table:table-cell office:value-type="float" office:value="0.933817028999329" calcext:value-type="float">
            <text:p>0.933817028999329</text:p>
          </table:table-cell>
          <table:table-cell table:number-columns-repeated="2"/>
        </table:table-row>
        <table:table-row table:style-name="ro1">
          <table:table-cell office:value-type="float" office:value="0.640891134738922" calcext:value-type="float">
            <text:p>0.640891134738922</text:p>
          </table:table-cell>
          <table:table-cell table:number-columns-repeated="2"/>
        </table:table-row>
        <table:table-row table:style-name="ro1">
          <table:table-cell office:value-type="float" office:value="0.933765649795532" calcext:value-type="float">
            <text:p>0.933765649795532</text:p>
          </table:table-cell>
          <table:table-cell table:number-columns-repeated="2"/>
        </table:table-row>
        <table:table-row table:style-name="ro1">
          <table:table-cell office:value-type="float" office:value="0.640986800193787" calcext:value-type="float">
            <text:p>0.640986800193787</text:p>
          </table:table-cell>
          <table:table-cell table:number-columns-repeated="2"/>
        </table:table-row>
        <table:table-row table:style-name="ro1">
          <table:table-cell office:value-type="float" office:value="0.933807611465454" calcext:value-type="float">
            <text:p>0.933807611465454</text:p>
          </table:table-cell>
          <table:table-cell table:number-columns-repeated="2"/>
        </table:table-row>
        <table:table-row table:style-name="ro1">
          <table:table-cell office:value-type="float" office:value="0.644582569599152" calcext:value-type="float">
            <text:p>0.644582569599152</text:p>
          </table:table-cell>
          <table:table-cell table:number-columns-repeated="2"/>
        </table:table-row>
        <table:table-row table:style-name="ro1">
          <table:table-cell office:value-type="float" office:value="0.933465540409088" calcext:value-type="float">
            <text:p>0.933465540409088</text:p>
          </table:table-cell>
          <table:table-cell table:number-columns-repeated="2"/>
        </table:table-row>
        <table:table-row table:style-name="ro1">
          <table:table-cell office:value-type="float" office:value="0.645278811454773" calcext:value-type="float">
            <text:p>0.645278811454773</text:p>
          </table:table-cell>
          <table:table-cell table:number-columns-repeated="2"/>
        </table:table-row>
        <table:table-row table:style-name="ro1">
          <table:table-cell office:value-type="float" office:value="0.933410882949829" calcext:value-type="float">
            <text:p>0.933410882949829</text:p>
          </table:table-cell>
          <table:table-cell table:number-columns-repeated="2"/>
        </table:table-row>
        <table:table-row table:style-name="ro1">
          <table:table-cell office:value-type="float" office:value="0.644092082977295" calcext:value-type="float">
            <text:p>0.644092082977295</text:p>
          </table:table-cell>
          <table:table-cell table:number-columns-repeated="2"/>
        </table:table-row>
        <table:table-row table:style-name="ro1">
          <table:table-cell office:value-type="float" office:value="0.93349152803421" calcext:value-type="float">
            <text:p>0.93349152803421</text:p>
          </table:table-cell>
          <table:table-cell table:number-columns-repeated="2"/>
        </table:table-row>
        <table:table-row table:style-name="ro1">
          <table:table-cell office:value-type="float" office:value="0.655716717243195" calcext:value-type="float">
            <text:p>0.655716717243195</text:p>
          </table:table-cell>
          <table:table-cell table:number-columns-repeated="2"/>
        </table:table-row>
        <table:table-row table:style-name="ro1">
          <table:table-cell office:value-type="float" office:value="0.937654078006744" calcext:value-type="float">
            <text:p>0.937654078006744</text:p>
          </table:table-cell>
          <table:table-cell table:number-columns-repeated="2"/>
        </table:table-row>
        <table:table-row table:style-name="ro1">
          <table:table-cell office:value-type="float" office:value="0.655716717243195" calcext:value-type="float">
            <text:p>0.655716717243195</text:p>
          </table:table-cell>
          <table:table-cell table:number-columns-repeated="2"/>
        </table:table-row>
        <table:table-row table:style-name="ro1">
          <table:table-cell office:value-type="float" office:value="0.937654078006744" calcext:value-type="float">
            <text:p>0.937654078006744</text:p>
          </table:table-cell>
          <table:table-cell table:number-columns-repeated="2"/>
        </table:table-row>
        <table:table-row table:style-name="ro1">
          <table:table-cell office:value-type="float" office:value="0.650602102279663" calcext:value-type="float">
            <text:p>0.650602102279663</text:p>
          </table:table-cell>
          <table:table-cell table:number-columns-repeated="2"/>
        </table:table-row>
        <table:table-row table:style-name="ro1">
          <table:table-cell office:value-type="float" office:value="0.93845146894455" calcext:value-type="float">
            <text:p>0.93845146894455</text:p>
          </table:table-cell>
          <table:table-cell table:number-columns-repeated="2"/>
        </table:table-row>
        <table:table-row table:style-name="ro1">
          <table:table-cell office:value-type="float" office:value="0.649275958538055" calcext:value-type="float">
            <text:p>0.649275958538055</text:p>
          </table:table-cell>
          <table:table-cell table:number-columns-repeated="2"/>
        </table:table-row>
        <table:table-row table:style-name="ro1">
          <table:table-cell office:value-type="float" office:value="0.934036612510681" calcext:value-type="float">
            <text:p>0.934036612510681</text:p>
          </table:table-cell>
          <table:table-cell table:number-columns-repeated="2"/>
        </table:table-row>
        <table:table-row table:style-name="ro1">
          <table:table-cell office:value-type="float" office:value="0.649266362190247" calcext:value-type="float">
            <text:p>0.649266362190247</text:p>
          </table:table-cell>
          <table:table-cell table:number-columns-repeated="2"/>
        </table:table-row>
        <table:table-row table:style-name="ro1">
          <table:table-cell office:value-type="float" office:value="0.933910310268402" calcext:value-type="float">
            <text:p>0.933910310268402</text:p>
          </table:table-cell>
          <table:table-cell table:number-columns-repeated="2"/>
        </table:table-row>
        <table:table-row table:style-name="ro1">
          <table:table-cell office:value-type="float" office:value="0.649478316307068" calcext:value-type="float">
            <text:p>0.649478316307068</text:p>
          </table:table-cell>
          <table:table-cell table:number-columns-repeated="2"/>
        </table:table-row>
        <table:table-row table:style-name="ro1">
          <table:table-cell office:value-type="float" office:value="0.933908760547638" calcext:value-type="float">
            <text:p>0.933908760547638</text:p>
          </table:table-cell>
          <table:table-cell table:number-columns-repeated="2"/>
        </table:table-row>
        <table:table-row table:style-name="ro1">
          <table:table-cell office:value-type="float" office:value="0.661351263523102" calcext:value-type="float">
            <text:p>0.661351263523102</text:p>
          </table:table-cell>
          <table:table-cell table:number-columns-repeated="2"/>
        </table:table-row>
        <table:table-row table:style-name="ro1">
          <table:table-cell office:value-type="float" office:value="0.934844613075256" calcext:value-type="float">
            <text:p>0.934844613075256</text:p>
          </table:table-cell>
          <table:table-cell table:number-columns-repeated="2"/>
        </table:table-row>
        <table:table-row table:style-name="ro1">
          <table:table-cell office:value-type="float" office:value="0.663052380084991" calcext:value-type="float">
            <text:p>0.663052380084991</text:p>
          </table:table-cell>
          <table:table-cell table:number-columns-repeated="2"/>
        </table:table-row>
        <table:table-row table:style-name="ro1">
          <table:table-cell office:value-type="float" office:value="0.934655845165253" calcext:value-type="float">
            <text:p>0.934655845165253</text:p>
          </table:table-cell>
          <table:table-cell table:number-columns-repeated="2"/>
        </table:table-row>
        <table:table-row table:style-name="ro1">
          <table:table-cell office:value-type="float" office:value="0.663734018802643" calcext:value-type="float">
            <text:p>0.663734018802643</text:p>
          </table:table-cell>
          <table:table-cell table:number-columns-repeated="2"/>
        </table:table-row>
        <table:table-row table:style-name="ro1">
          <table:table-cell office:value-type="float" office:value="0.934781789779663" calcext:value-type="float">
            <text:p>0.934781789779663</text:p>
          </table:table-cell>
          <table:table-cell table:number-columns-repeated="2"/>
        </table:table-row>
        <table:table-row table:style-name="ro1">
          <table:table-cell office:value-type="float" office:value="0.666124939918518" calcext:value-type="float">
            <text:p>0.666124939918518</text:p>
          </table:table-cell>
          <table:table-cell table:number-columns-repeated="2"/>
        </table:table-row>
        <table:table-row table:style-name="ro1">
          <table:table-cell office:value-type="float" office:value="0.933158338069916" calcext:value-type="float">
            <text:p>0.933158338069916</text:p>
          </table:table-cell>
          <table:table-cell table:number-columns-repeated="2"/>
        </table:table-row>
        <table:table-row table:style-name="ro1">
          <table:table-cell office:value-type="float" office:value="0.666751742362976" calcext:value-type="float">
            <text:p>0.666751742362976</text:p>
          </table:table-cell>
          <table:table-cell table:number-columns-repeated="2"/>
        </table:table-row>
        <table:table-row table:style-name="ro1">
          <table:table-cell office:value-type="float" office:value="0.93304705619812" calcext:value-type="float">
            <text:p>0.93304705619812</text:p>
          </table:table-cell>
          <table:table-cell table:number-columns-repeated="2"/>
        </table:table-row>
        <table:table-row table:style-name="ro1">
          <table:table-cell office:value-type="float" office:value="0.666406214237213" calcext:value-type="float">
            <text:p>0.666406214237213</text:p>
          </table:table-cell>
          <table:table-cell table:number-columns-repeated="2"/>
        </table:table-row>
        <table:table-row table:style-name="ro1">
          <table:table-cell office:value-type="float" office:value="0.932982265949249" calcext:value-type="float">
            <text:p>0.932982265949249</text:p>
          </table:table-cell>
          <table:table-cell table:number-columns-repeated="2"/>
        </table:table-row>
        <table:table-row table:style-name="ro1">
          <table:table-cell office:value-type="float" office:value="0.63864129781723" calcext:value-type="float">
            <text:p>0.63864129781723</text:p>
          </table:table-cell>
          <table:table-cell table:number-columns-repeated="2"/>
        </table:table-row>
        <table:table-row table:style-name="ro1">
          <table:table-cell office:value-type="float" office:value="0.931814610958099" calcext:value-type="float">
            <text:p>0.931814610958099</text:p>
          </table:table-cell>
          <table:table-cell table:number-columns-repeated="2"/>
        </table:table-row>
        <table:table-row table:style-name="ro1">
          <table:table-cell office:value-type="float" office:value="0.638511002063751" calcext:value-type="float">
            <text:p>0.638511002063751</text:p>
          </table:table-cell>
          <table:table-cell table:number-columns-repeated="2"/>
        </table:table-row>
        <table:table-row table:style-name="ro1">
          <table:table-cell office:value-type="float" office:value="0.931782782077789" calcext:value-type="float">
            <text:p>0.931782782077789</text:p>
          </table:table-cell>
          <table:table-cell table:number-columns-repeated="2"/>
        </table:table-row>
        <table:table-row table:style-name="ro1">
          <table:table-cell office:value-type="float" office:value="0.638320326805115" calcext:value-type="float">
            <text:p>0.638320326805115</text:p>
          </table:table-cell>
          <table:table-cell table:number-columns-repeated="2"/>
        </table:table-row>
        <table:table-row table:style-name="ro1">
          <table:table-cell office:value-type="float" office:value="0.931725859642029" calcext:value-type="float">
            <text:p>0.931725859642029</text:p>
          </table:table-cell>
          <table:table-cell table:number-columns-repeated="2"/>
        </table:table-row>
        <table:table-row table:style-name="ro1">
          <table:table-cell office:value-type="float" office:value="0.635938823223114" calcext:value-type="float">
            <text:p>0.635938823223114</text:p>
          </table:table-cell>
          <table:table-cell table:number-columns-repeated="2"/>
        </table:table-row>
        <table:table-row table:style-name="ro1">
          <table:table-cell office:value-type="float" office:value="0.937197208404541" calcext:value-type="float">
            <text:p>0.937197208404541</text:p>
          </table:table-cell>
          <table:table-cell table:number-columns-repeated="2"/>
        </table:table-row>
        <table:table-row table:style-name="ro1">
          <table:table-cell office:value-type="float" office:value="0.636690020561218" calcext:value-type="float">
            <text:p>0.636690020561218</text:p>
          </table:table-cell>
          <table:table-cell table:number-columns-repeated="2"/>
        </table:table-row>
        <table:table-row table:style-name="ro1">
          <table:table-cell office:value-type="float" office:value="0.937253773212433" calcext:value-type="float">
            <text:p>0.937253773212433</text:p>
          </table:table-cell>
          <table:table-cell table:number-columns-repeated="2"/>
        </table:table-row>
        <table:table-row table:style-name="ro1">
          <table:table-cell office:value-type="float" office:value="0.627698540687561" calcext:value-type="float">
            <text:p>0.627698540687561</text:p>
          </table:table-cell>
          <table:table-cell table:number-columns-repeated="2"/>
        </table:table-row>
        <table:table-row table:style-name="ro1">
          <table:table-cell office:value-type="float" office:value="0.936792612075806" calcext:value-type="float">
            <text:p>0.936792612075806</text:p>
          </table:table-cell>
          <table:table-cell table:number-columns-repeated="2"/>
        </table:table-row>
        <table:table-row table:style-name="ro1">
          <table:table-cell office:value-type="float" office:value="0.628327429294586" calcext:value-type="float">
            <text:p>0.628327429294586</text:p>
          </table:table-cell>
          <table:table-cell table:number-columns-repeated="2"/>
        </table:table-row>
        <table:table-row table:style-name="ro1">
          <table:table-cell office:value-type="float" office:value="0.936759054660797" calcext:value-type="float">
            <text:p>0.936759054660797</text:p>
          </table:table-cell>
          <table:table-cell table:number-columns-repeated="2"/>
        </table:table-row>
        <table:table-row table:style-name="ro1">
          <table:table-cell office:value-type="float" office:value="0.627707898616791" calcext:value-type="float">
            <text:p>0.627707898616791</text:p>
          </table:table-cell>
          <table:table-cell table:number-columns-repeated="2"/>
        </table:table-row>
        <table:table-row table:style-name="ro1">
          <table:table-cell office:value-type="float" office:value="0.936846494674683" calcext:value-type="float">
            <text:p>0.936846494674683</text:p>
          </table:table-cell>
          <table:table-cell table:number-columns-repeated="2"/>
        </table:table-row>
        <table:table-row table:style-name="ro1">
          <table:table-cell office:value-type="float" office:value="0.667609035968781" calcext:value-type="float">
            <text:p>0.667609035968781</text:p>
          </table:table-cell>
          <table:table-cell table:number-columns-repeated="2"/>
        </table:table-row>
        <table:table-row table:style-name="ro1">
          <table:table-cell office:value-type="float" office:value="0.939844846725464" calcext:value-type="float">
            <text:p>0.939844846725464</text:p>
          </table:table-cell>
          <table:table-cell table:number-columns-repeated="2"/>
        </table:table-row>
        <table:table-row table:style-name="ro1">
          <table:table-cell office:value-type="float" office:value="0.667398154735565" calcext:value-type="float">
            <text:p>0.667398154735565</text:p>
          </table:table-cell>
          <table:table-cell table:number-columns-repeated="2"/>
        </table:table-row>
        <table:table-row table:style-name="ro1">
          <table:table-cell office:value-type="float" office:value="0.939790546894074" calcext:value-type="float">
            <text:p>0.939790546894074</text:p>
          </table:table-cell>
          <table:table-cell table:number-columns-repeated="2"/>
        </table:table-row>
        <table:table-row table:style-name="ro1">
          <table:table-cell office:value-type="float" office:value="0.668014883995056" calcext:value-type="float">
            <text:p>0.668014883995056</text:p>
          </table:table-cell>
          <table:table-cell table:number-columns-repeated="2"/>
        </table:table-row>
        <table:table-row table:style-name="ro1">
          <table:table-cell office:value-type="float" office:value="0.940182864665985" calcext:value-type="float">
            <text:p>0.940182864665985</text:p>
          </table:table-cell>
          <table:table-cell table:number-columns-repeated="2"/>
        </table:table-row>
        <table:table-row table:style-name="ro1">
          <table:table-cell office:value-type="float" office:value="0.9676433801651" calcext:value-type="float">
            <text:p>0.9676433801651</text:p>
          </table:table-cell>
          <table:table-cell table:number-columns-repeated="2"/>
        </table:table-row>
        <table:table-row table:style-name="ro1">
          <table:table-cell office:value-type="float" office:value="0.967644810676575" calcext:value-type="float">
            <text:p>0.967644810676575</text:p>
          </table:table-cell>
          <table:table-cell table:number-columns-repeated="2"/>
        </table:table-row>
        <table:table-row table:style-name="ro1">
          <table:table-cell office:value-type="float" office:value="0.967669367790222" calcext:value-type="float">
            <text:p>0.967669367790222</text:p>
          </table:table-cell>
          <table:table-cell table:number-columns-repeated="2"/>
        </table:table-row>
        <table:table-row table:style-name="ro1">
          <table:table-cell office:value-type="float" office:value="0.961739838123322" calcext:value-type="float">
            <text:p>0.961739838123322</text:p>
          </table:table-cell>
          <table:table-cell table:number-columns-repeated="2"/>
        </table:table-row>
        <table:table-row table:style-name="ro1">
          <table:table-cell office:value-type="float" office:value="0.962094008922577" calcext:value-type="float">
            <text:p>0.962094008922577</text:p>
          </table:table-cell>
          <table:table-cell table:number-columns-repeated="2"/>
        </table:table-row>
        <table:table-row table:style-name="ro1">
          <table:table-cell office:value-type="float" office:value="0.962500870227814" calcext:value-type="float">
            <text:p>0.962500870227814</text:p>
          </table:table-cell>
          <table:table-cell table:number-columns-repeated="2"/>
        </table:table-row>
        <table:table-row table:style-name="ro1">
          <table:table-cell office:value-type="float" office:value="0.633897662162781" calcext:value-type="float">
            <text:p>0.633897662162781</text:p>
          </table:table-cell>
          <table:table-cell table:number-columns-repeated="2"/>
        </table:table-row>
        <table:table-row table:style-name="ro1">
          <table:table-cell office:value-type="float" office:value="0.938576340675354" calcext:value-type="float">
            <text:p>0.938576340675354</text:p>
          </table:table-cell>
          <table:table-cell table:number-columns-repeated="2"/>
        </table:table-row>
        <table:table-row table:style-name="ro1">
          <table:table-cell office:value-type="float" office:value="0.632877171039581" calcext:value-type="float">
            <text:p>0.632877171039581</text:p>
          </table:table-cell>
          <table:table-cell table:number-columns-repeated="2"/>
        </table:table-row>
        <table:table-row table:style-name="ro1">
          <table:table-cell office:value-type="float" office:value="0.938601315021515" calcext:value-type="float">
            <text:p>0.938601315021515</text:p>
          </table:table-cell>
          <table:table-cell table:number-columns-repeated="2"/>
        </table:table-row>
        <table:table-row table:style-name="ro1">
          <table:table-cell office:value-type="float" office:value="0.632185637950897" calcext:value-type="float">
            <text:p>0.632185637950897</text:p>
          </table:table-cell>
          <table:table-cell table:number-columns-repeated="2"/>
        </table:table-row>
        <table:table-row table:style-name="ro1">
          <table:table-cell office:value-type="float" office:value="0.938580453395844" calcext:value-type="float">
            <text:p>0.938580453395844</text:p>
          </table:table-cell>
          <table:table-cell table:number-columns-repeated="2"/>
        </table:table-row>
        <table:table-row table:style-name="ro1">
          <table:table-cell office:value-type="float" office:value="0.580213785171509" calcext:value-type="float">
            <text:p>0.580213785171509</text:p>
          </table:table-cell>
          <table:table-cell table:number-columns-repeated="2"/>
        </table:table-row>
        <table:table-row table:style-name="ro1">
          <table:table-cell office:value-type="float" office:value="0.949471414089203" calcext:value-type="float">
            <text:p>0.949471414089203</text:p>
          </table:table-cell>
          <table:table-cell table:number-columns-repeated="2"/>
        </table:table-row>
        <table:table-row table:style-name="ro1">
          <table:table-cell office:value-type="float" office:value="0.579210638999939" calcext:value-type="float">
            <text:p>0.579210638999939</text:p>
          </table:table-cell>
          <table:table-cell table:number-columns-repeated="2"/>
        </table:table-row>
        <table:table-row table:style-name="ro1">
          <table:table-cell office:value-type="float" office:value="0.949472308158874" calcext:value-type="float">
            <text:p>0.949472308158874</text:p>
          </table:table-cell>
          <table:table-cell table:number-columns-repeated="2"/>
        </table:table-row>
        <table:table-row table:style-name="ro1">
          <table:table-cell office:value-type="float" office:value="0.580889284610748" calcext:value-type="float">
            <text:p>0.580889284610748</text:p>
          </table:table-cell>
          <table:table-cell table:number-columns-repeated="2"/>
        </table:table-row>
        <table:table-row table:style-name="ro1">
          <table:table-cell office:value-type="float" office:value="0.949487507343292" calcext:value-type="float">
            <text:p>0.949487507343292</text:p>
          </table:table-cell>
          <table:table-cell table:number-columns-repeated="2"/>
        </table:table-row>
        <table:table-row table:style-name="ro1">
          <table:table-cell office:value-type="float" office:value="0.965205729007721" calcext:value-type="float">
            <text:p>0.965205729007721</text:p>
          </table:table-cell>
          <table:table-cell table:number-columns-repeated="2"/>
        </table:table-row>
        <table:table-row table:style-name="ro1">
          <table:table-cell office:value-type="float" office:value="0.965157866477966" calcext:value-type="float">
            <text:p>0.965157866477966</text:p>
          </table:table-cell>
          <table:table-cell table:number-columns-repeated="2"/>
        </table:table-row>
        <table:table-row table:style-name="ro1">
          <table:table-cell office:value-type="float" office:value="0.96547919511795" calcext:value-type="float">
            <text:p>0.96547919511795</text:p>
          </table:table-cell>
          <table:table-cell table:number-columns-repeated="2"/>
        </table:table-row>
        <table:table-row table:style-name="ro1">
          <table:table-cell office:value-type="float" office:value="0.954723417758942" calcext:value-type="float">
            <text:p>0.954723417758942</text:p>
          </table:table-cell>
          <table:table-cell table:number-columns-repeated="2"/>
        </table:table-row>
        <table:table-row table:style-name="ro1">
          <table:table-cell office:value-type="float" office:value="0.954622149467468" calcext:value-type="float">
            <text:p>0.954622149467468</text:p>
          </table:table-cell>
          <table:table-cell table:number-columns-repeated="2"/>
        </table:table-row>
        <table:table-row table:style-name="ro1">
          <table:table-cell office:value-type="float" office:value="0.954591274261475" calcext:value-type="float">
            <text:p>0.954591274261475</text:p>
          </table:table-cell>
          <table:table-cell table:number-columns-repeated="2"/>
        </table:table-row>
        <table:table-row table:style-name="ro1">
          <table:table-cell office:value-type="float" office:value="0.958946406841278" calcext:value-type="float">
            <text:p>0.958946406841278</text:p>
          </table:table-cell>
          <table:table-cell table:number-columns-repeated="2"/>
        </table:table-row>
        <table:table-row table:style-name="ro1">
          <table:table-cell office:value-type="float" office:value="0.958915829658508" calcext:value-type="float">
            <text:p>0.958915829658508</text:p>
          </table:table-cell>
          <table:table-cell table:number-columns-repeated="2"/>
        </table:table-row>
        <table:table-row table:style-name="ro1">
          <table:table-cell office:value-type="float" office:value="0.9590904712677" calcext:value-type="float">
            <text:p>0.9590904712677</text:p>
          </table:table-cell>
          <table:table-cell table:number-columns-repeated="2"/>
        </table:table-row>
        <table:table-row table:style-name="ro1">
          <table:table-cell office:value-type="float" office:value="0.934691429138184" calcext:value-type="float">
            <text:p>0.934691429138184</text:p>
          </table:table-cell>
          <table:table-cell table:number-columns-repeated="2"/>
        </table:table-row>
        <table:table-row table:style-name="ro1">
          <table:table-cell office:value-type="float" office:value="0.934438765048981" calcext:value-type="float">
            <text:p>0.934438765048981</text:p>
          </table:table-cell>
          <table:table-cell table:number-columns-repeated="2"/>
        </table:table-row>
        <table:table-row table:style-name="ro1">
          <table:table-cell office:value-type="float" office:value="0.958891689777374" calcext:value-type="float">
            <text:p>0.958891689777374</text:p>
          </table:table-cell>
          <table:table-cell table:number-columns-repeated="2"/>
        </table:table-row>
        <table:table-row table:style-name="ro1">
          <table:table-cell office:value-type="float" office:value="0.958987355232239" calcext:value-type="float">
            <text:p>0.958987355232239</text:p>
          </table:table-cell>
          <table:table-cell table:number-columns-repeated="2"/>
        </table:table-row>
        <table:table-row table:style-name="ro1">
          <table:table-cell office:value-type="float" office:value="0.959035217761993" calcext:value-type="float">
            <text:p>0.959035217761993</text:p>
          </table:table-cell>
          <table:table-cell table:number-columns-repeated="2"/>
        </table:table-row>
        <table:table-row table:style-name="ro1">
          <table:table-cell office:value-type="float" office:value="0.957014977931976" calcext:value-type="float">
            <text:p>0.957014977931976</text:p>
          </table:table-cell>
          <table:table-cell table:number-columns-repeated="2"/>
        </table:table-row>
        <table:table-row table:style-name="ro1">
          <table:table-cell office:value-type="float" office:value="0.957027316093445" calcext:value-type="float">
            <text:p>0.957027316093445</text:p>
          </table:table-cell>
          <table:table-cell table:number-columns-repeated="2"/>
        </table:table-row>
        <table:table-row table:style-name="ro1">
          <table:table-cell office:value-type="float" office:value="0.957112729549408" calcext:value-type="float">
            <text:p>0.957112729549408</text:p>
          </table:table-cell>
          <table:table-cell table:number-columns-repeated="2"/>
        </table:table-row>
        <table:table-row table:style-name="ro1">
          <table:table-cell office:value-type="float" office:value="0.940370261669159" calcext:value-type="float">
            <text:p>0.940370261669159</text:p>
          </table:table-cell>
          <table:table-cell table:number-columns-repeated="2"/>
        </table:table-row>
        <table:table-row table:style-name="ro1">
          <table:table-cell office:value-type="float" office:value="0.940362930297852" calcext:value-type="float">
            <text:p>0.940362930297852</text:p>
          </table:table-cell>
          <table:table-cell table:number-columns-repeated="2"/>
        </table:table-row>
        <table:table-row table:style-name="ro1">
          <table:table-cell office:value-type="float" office:value="0.940360903739929" calcext:value-type="float">
            <text:p>0.940360903739929</text:p>
          </table:table-cell>
          <table:table-cell table:number-columns-repeated="2"/>
        </table:table-row>
        <table:table-row table:style-name="ro1">
          <table:table-cell office:value-type="float" office:value="0.947900414466858" calcext:value-type="float">
            <text:p>0.947900414466858</text:p>
          </table:table-cell>
          <table:table-cell table:number-columns-repeated="2"/>
        </table:table-row>
        <table:table-row table:style-name="ro1">
          <table:table-cell office:value-type="float" office:value="0.948000252246857" calcext:value-type="float">
            <text:p>0.948000252246857</text:p>
          </table:table-cell>
          <table:table-cell table:number-columns-repeated="2"/>
        </table:table-row>
        <table:table-row table:style-name="ro1">
          <table:table-cell office:value-type="float" office:value="0.947962522506714" calcext:value-type="float">
            <text:p>0.947962522506714</text:p>
          </table:table-cell>
          <table:table-cell table:number-columns-repeated="2"/>
        </table:table-row>
        <table:table-row table:style-name="ro1">
          <table:table-cell office:value-type="float" office:value="0.943238139152527" calcext:value-type="float">
            <text:p>0.943238139152527</text:p>
          </table:table-cell>
          <table:table-cell table:number-columns-repeated="2"/>
        </table:table-row>
        <table:table-row table:style-name="ro1">
          <table:table-cell office:value-type="float" office:value="0.943242073059082" calcext:value-type="float">
            <text:p>0.943242073059082</text:p>
          </table:table-cell>
          <table:table-cell table:number-columns-repeated="2"/>
        </table:table-row>
        <table:table-row table:style-name="ro1">
          <table:table-cell office:value-type="float" office:value="0.943310081958771" calcext:value-type="float">
            <text:p>0.943310081958771</text:p>
          </table:table-cell>
          <table:table-cell table:number-columns-repeated="2"/>
        </table:table-row>
        <table:table-row table:style-name="ro1">
          <table:table-cell office:value-type="float" office:value="0.950104355812073" calcext:value-type="float">
            <text:p>0.950104355812073</text:p>
          </table:table-cell>
          <table:table-cell table:number-columns-repeated="2"/>
        </table:table-row>
        <table:table-row table:style-name="ro1">
          <table:table-cell office:value-type="float" office:value="0.950152099132538" calcext:value-type="float">
            <text:p>0.950152099132538</text:p>
          </table:table-cell>
          <table:table-cell table:number-columns-repeated="2"/>
        </table:table-row>
        <table:table-row table:style-name="ro1">
          <table:table-cell office:value-type="float" office:value="0.950105309486389" calcext:value-type="float">
            <text:p>0.950105309486389</text:p>
          </table:table-cell>
          <table:table-cell table:number-columns-repeated="2"/>
        </table:table-row>
        <table:table-row table:style-name="ro1">
          <table:table-cell office:value-type="float" office:value="0.949973821640015" calcext:value-type="float">
            <text:p>0.949973821640015</text:p>
          </table:table-cell>
          <table:table-cell table:number-columns-repeated="2"/>
        </table:table-row>
        <table:table-row table:style-name="ro1">
          <table:table-cell office:value-type="float" office:value="0.949895918369293" calcext:value-type="float">
            <text:p>0.949895918369293</text:p>
          </table:table-cell>
          <table:table-cell table:number-columns-repeated="2"/>
        </table:table-row>
        <table:table-row table:style-name="ro1">
          <table:table-cell office:value-type="float" office:value="0.949955940246582" calcext:value-type="float">
            <text:p>0.949955940246582</text:p>
          </table:table-cell>
          <table:table-cell table:number-columns-repeated="2"/>
        </table:table-row>
        <table:table-row table:style-name="ro1">
          <table:table-cell office:value-type="float" office:value="0.951385855674744" calcext:value-type="float">
            <text:p>0.951385855674744</text:p>
          </table:table-cell>
          <table:table-cell table:number-columns-repeated="2"/>
        </table:table-row>
        <table:table-row table:style-name="ro1">
          <table:table-cell office:value-type="float" office:value="0.951488256454468" calcext:value-type="float">
            <text:p>0.951488256454468</text:p>
          </table:table-cell>
          <table:table-cell table:number-columns-repeated="2"/>
        </table:table-row>
        <table:table-row table:style-name="ro1">
          <table:table-cell office:value-type="float" office:value="0.951320469379425" calcext:value-type="float">
            <text:p>0.951320469379425</text:p>
          </table:table-cell>
          <table:table-cell table:number-columns-repeated="2"/>
        </table:table-row>
        <table:table-row table:style-name="ro1">
          <table:table-cell office:value-type="float" office:value="0.940244317054748" calcext:value-type="float">
            <text:p>0.940244317054748</text:p>
          </table:table-cell>
          <table:table-cell table:number-columns-repeated="2"/>
        </table:table-row>
        <table:table-row table:style-name="ro1">
          <table:table-cell office:value-type="float" office:value="0.940308332443237" calcext:value-type="float">
            <text:p>0.940308332443237</text:p>
          </table:table-cell>
          <table:table-cell table:number-columns-repeated="2"/>
        </table:table-row>
        <table:table-row table:style-name="ro1">
          <table:table-cell office:value-type="float" office:value="0.940344214439392" calcext:value-type="float">
            <text:p>0.940344214439392</text:p>
          </table:table-cell>
          <table:table-cell table:number-columns-repeated="2"/>
        </table:table-row>
        <table:table-row table:style-name="ro1">
          <table:table-cell office:value-type="float" office:value="0.959066212177277" calcext:value-type="float">
            <text:p>0.959066212177277</text:p>
          </table:table-cell>
          <table:table-cell table:number-columns-repeated="2"/>
        </table:table-row>
        <table:table-row table:style-name="ro1">
          <table:table-cell office:value-type="float" office:value="0.959043860435486" calcext:value-type="float">
            <text:p>0.959043860435486</text:p>
          </table:table-cell>
          <table:table-cell table:number-columns-repeated="2"/>
        </table:table-row>
        <table:table-row table:style-name="ro1">
          <table:table-cell office:value-type="float" office:value="0.955506801605225" calcext:value-type="float">
            <text:p>0.955506801605225</text:p>
          </table:table-cell>
          <table:table-cell table:number-columns-repeated="2"/>
        </table:table-row>
        <table:table-row table:style-name="ro1">
          <table:table-cell office:value-type="float" office:value="0.955375969409943" calcext:value-type="float">
            <text:p>0.955375969409943</text:p>
          </table:table-cell>
          <table:table-cell table:number-columns-repeated="2"/>
        </table:table-row>
        <table:table-row table:style-name="ro1">
          <table:table-cell office:value-type="float" office:value="0.955361604690552" calcext:value-type="float">
            <text:p>0.955361604690552</text:p>
          </table:table-cell>
          <table:table-cell table:number-columns-repeated="2"/>
        </table:table-row>
        <table:table-row table:style-name="ro1">
          <table:table-cell office:value-type="float" office:value="0.942501485347748" calcext:value-type="float">
            <text:p>0.942501485347748</text:p>
          </table:table-cell>
          <table:table-cell table:number-columns-repeated="2"/>
        </table:table-row>
        <table:table-row table:style-name="ro1">
          <table:table-cell office:value-type="float" office:value="0.942628681659698" calcext:value-type="float">
            <text:p>0.942628681659698</text:p>
          </table:table-cell>
          <table:table-cell table:number-columns-repeated="2"/>
        </table:table-row>
        <table:table-row table:style-name="ro1">
          <table:table-cell office:value-type="float" office:value="0.942646622657776" calcext:value-type="float">
            <text:p>0.942646622657776</text:p>
          </table:table-cell>
          <table:table-cell table:number-columns-repeated="2"/>
        </table:table-row>
        <table:table-row table:style-name="ro1">
          <table:table-cell office:value-type="float" office:value="0.947444021701813" calcext:value-type="float">
            <text:p>0.947444021701813</text:p>
          </table:table-cell>
          <table:table-cell table:number-columns-repeated="2"/>
        </table:table-row>
        <table:table-row table:style-name="ro1">
          <table:table-cell office:value-type="float" office:value="0.947424948215485" calcext:value-type="float">
            <text:p>0.947424948215485</text:p>
          </table:table-cell>
          <table:table-cell table:number-columns-repeated="2"/>
        </table:table-row>
        <table:table-row table:style-name="ro1">
          <table:table-cell office:value-type="float" office:value="0.947397768497467" calcext:value-type="float">
            <text:p>0.947397768497467</text:p>
          </table:table-cell>
          <table:table-cell table:number-columns-repeated="2"/>
        </table:table-row>
        <table:table-row table:style-name="ro1">
          <table:table-cell office:value-type="float" office:value="0.934721291065216" calcext:value-type="float">
            <text:p>0.934721291065216</text:p>
          </table:table-cell>
          <table:table-cell table:number-columns-repeated="2"/>
        </table:table-row>
        <table:table-row table:style-name="ro1">
          <table:table-cell office:value-type="float" office:value="0.934686958789825" calcext:value-type="float">
            <text:p>0.934686958789825</text:p>
          </table:table-cell>
          <table:table-cell table:number-columns-repeated="2"/>
        </table:table-row>
        <table:table-row table:style-name="ro1">
          <table:table-cell office:value-type="float" office:value="0.934759855270386" calcext:value-type="float">
            <text:p>0.934759855270386</text:p>
          </table:table-cell>
          <table:table-cell table:number-columns-repeated="2"/>
        </table:table-row>
        <table:table-row table:style-name="ro1">
          <table:table-cell office:value-type="float" office:value="0.936432242393494" calcext:value-type="float">
            <text:p>0.936432242393494</text:p>
          </table:table-cell>
          <table:table-cell table:number-columns-repeated="2"/>
        </table:table-row>
        <table:table-row table:style-name="ro1">
          <table:table-cell office:value-type="float" office:value="0.936431348323822" calcext:value-type="float">
            <text:p>0.936431348323822</text:p>
          </table:table-cell>
          <table:table-cell table:number-columns-repeated="2"/>
        </table:table-row>
        <table:table-row table:style-name="ro1">
          <table:table-cell office:value-type="float" office:value="0.936487853527069" calcext:value-type="float">
            <text:p>0.936487853527069</text:p>
          </table:table-cell>
          <table:table-cell table:number-columns-repeated="2"/>
        </table:table-row>
        <table:table-row table:style-name="ro1">
          <table:table-cell office:value-type="float" office:value="0.935073375701904" calcext:value-type="float">
            <text:p>0.935073375701904</text:p>
          </table:table-cell>
          <table:table-cell table:number-columns-repeated="2"/>
        </table:table-row>
        <table:table-row table:style-name="ro1">
          <table:table-cell office:value-type="float" office:value="0.934860050678253" calcext:value-type="float">
            <text:p>0.934860050678253</text:p>
          </table:table-cell>
          <table:table-cell table:number-columns-repeated="2"/>
        </table:table-row>
        <table:table-row table:style-name="ro1">
          <table:table-cell office:value-type="float" office:value="0.934933125972748" calcext:value-type="float">
            <text:p>0.934933125972748</text:p>
          </table:table-cell>
          <table:table-cell table:number-columns-repeated="2"/>
        </table:table-row>
        <table:table-row table:style-name="ro1">
          <table:table-cell office:value-type="float" office:value="0.938010692596436" calcext:value-type="float">
            <text:p>0.938010692596436</text:p>
          </table:table-cell>
          <table:table-cell table:number-columns-repeated="2"/>
        </table:table-row>
        <table:table-row table:style-name="ro1">
          <table:table-cell office:value-type="float" office:value="0.938047051429748" calcext:value-type="float">
            <text:p>0.938047051429748</text:p>
          </table:table-cell>
          <table:table-cell table:number-columns-repeated="2"/>
        </table:table-row>
        <table:table-row table:style-name="ro1">
          <table:table-cell office:value-type="float" office:value="0.938169717788696" calcext:value-type="float">
            <text:p>0.938169717788696</text:p>
          </table:table-cell>
          <table:table-cell table:number-columns-repeated="2"/>
        </table:table-row>
        <table:table-row table:style-name="ro1">
          <table:table-cell office:value-type="float" office:value="0.940958619117737" calcext:value-type="float">
            <text:p>0.940958619117737</text:p>
          </table:table-cell>
          <table:table-cell table:number-columns-repeated="2"/>
        </table:table-row>
        <table:table-row table:style-name="ro1">
          <table:table-cell office:value-type="float" office:value="0.940555036067963" calcext:value-type="float">
            <text:p>0.940555036067963</text:p>
          </table:table-cell>
          <table:table-cell table:number-columns-repeated="2"/>
        </table:table-row>
        <table:table-row table:style-name="ro1">
          <table:table-cell office:value-type="float" office:value="0.940033376216888" calcext:value-type="float">
            <text:p>0.940033376216888</text:p>
          </table:table-cell>
          <table:table-cell table:number-columns-repeated="2"/>
        </table:table-row>
        <table:table-row table:style-name="ro1">
          <table:table-cell office:value-type="float" office:value="0.959827482700348" calcext:value-type="float">
            <text:p>0.959827482700348</text:p>
          </table:table-cell>
          <table:table-cell table:number-columns-repeated="2"/>
        </table:table-row>
        <table:table-row table:style-name="ro1">
          <table:table-cell office:value-type="float" office:value="0.959768116474152" calcext:value-type="float">
            <text:p>0.959768116474152</text:p>
          </table:table-cell>
          <table:table-cell table:number-columns-repeated="2"/>
        </table:table-row>
        <table:table-row table:style-name="ro1">
          <table:table-cell office:value-type="float" office:value="0.959750413894653" calcext:value-type="float">
            <text:p>0.959750413894653</text:p>
          </table:table-cell>
          <table:table-cell table:number-columns-repeated="2"/>
        </table:table-row>
        <table:table-row table:style-name="ro1">
          <table:table-cell office:value-type="float" office:value="0.955983579158783" calcext:value-type="float">
            <text:p>0.955983579158783</text:p>
          </table:table-cell>
          <table:table-cell table:number-columns-repeated="2"/>
        </table:table-row>
        <table:table-row table:style-name="ro1">
          <table:table-cell office:value-type="float" office:value="0.955868244171143" calcext:value-type="float">
            <text:p>0.955868244171143</text:p>
          </table:table-cell>
          <table:table-cell table:number-columns-repeated="2"/>
        </table:table-row>
        <table:table-row table:style-name="ro1">
          <table:table-cell office:value-type="float" office:value="0.948451220989227" calcext:value-type="float">
            <text:p>0.948451220989227</text:p>
          </table:table-cell>
          <table:table-cell table:number-columns-repeated="2"/>
        </table:table-row>
        <table:table-row table:style-name="ro1">
          <table:table-cell office:value-type="float" office:value="0.948458611965179" calcext:value-type="float">
            <text:p>0.948458611965179</text:p>
          </table:table-cell>
          <table:table-cell table:number-columns-repeated="2"/>
        </table:table-row>
        <table:table-row table:style-name="ro1">
          <table:table-cell office:value-type="float" office:value="0.948362052440643" calcext:value-type="float">
            <text:p>0.948362052440643</text:p>
          </table:table-cell>
          <table:table-cell table:number-columns-repeated="2"/>
        </table:table-row>
        <table:table-row table:style-name="ro1">
          <table:table-cell office:value-type="float" office:value="0.949276387691498" calcext:value-type="float">
            <text:p>0.949276387691498</text:p>
          </table:table-cell>
          <table:table-cell table:number-columns-repeated="2"/>
        </table:table-row>
        <table:table-row table:style-name="ro1">
          <table:table-cell office:value-type="float" office:value="0.949174284934998" calcext:value-type="float">
            <text:p>0.949174284934998</text:p>
          </table:table-cell>
          <table:table-cell table:number-columns-repeated="2"/>
        </table:table-row>
        <table:table-row table:style-name="ro1">
          <table:table-cell office:value-type="float" office:value="0.949216544628143" calcext:value-type="float">
            <text:p>0.949216544628143</text:p>
          </table:table-cell>
          <table:table-cell table:number-columns-repeated="2"/>
        </table:table-row>
        <table:table-row table:style-name="ro1">
          <table:table-cell office:value-type="float" office:value="0.973328053951263" calcext:value-type="float">
            <text:p>0.973328053951263</text:p>
          </table:table-cell>
          <table:table-cell table:number-columns-repeated="2"/>
        </table:table-row>
        <table:table-row table:style-name="ro1">
          <table:table-cell office:value-type="float" office:value="0.973330080509186" calcext:value-type="float">
            <text:p>0.973330080509186</text:p>
          </table:table-cell>
          <table:table-cell table:number-columns-repeated="2"/>
        </table:table-row>
        <table:table-row table:style-name="ro1">
          <table:table-cell office:value-type="float" office:value="0.973332345485687" calcext:value-type="float">
            <text:p>0.973332345485687</text:p>
          </table:table-cell>
          <table:table-cell table:number-columns-repeated="2"/>
        </table:table-row>
        <table:table-row table:style-name="ro1">
          <table:table-cell office:value-type="float" office:value="0.973070621490478" calcext:value-type="float">
            <text:p>0.973070621490478</text:p>
          </table:table-cell>
          <table:table-cell table:number-columns-repeated="2"/>
        </table:table-row>
        <table:table-row table:style-name="ro1">
          <table:table-cell office:value-type="float" office:value="0.973032116889954" calcext:value-type="float">
            <text:p>0.973032116889954</text:p>
          </table:table-cell>
          <table:table-cell table:number-columns-repeated="2"/>
        </table:table-row>
        <table:table-row table:style-name="ro1">
          <table:table-cell office:value-type="float" office:value="0.973066985607147" calcext:value-type="float">
            <text:p>0.973066985607147</text:p>
          </table:table-cell>
          <table:table-cell table:number-columns-repeated="2"/>
        </table:table-row>
        <table:table-row table:style-name="ro1">
          <table:table-cell office:value-type="float" office:value="0.959642171859741" calcext:value-type="float">
            <text:p>0.959642171859741</text:p>
          </table:table-cell>
          <table:table-cell table:number-columns-repeated="2"/>
        </table:table-row>
        <table:table-row table:style-name="ro1">
          <table:table-cell office:value-type="float" office:value="0.959628582000732" calcext:value-type="float">
            <text:p>0.959628582000732</text:p>
          </table:table-cell>
          <table:table-cell table:number-columns-repeated="2"/>
        </table:table-row>
        <table:table-row table:style-name="ro1">
          <table:table-cell office:value-type="float" office:value="0.959620594978332" calcext:value-type="float">
            <text:p>0.959620594978332</text:p>
          </table:table-cell>
          <table:table-cell table:number-columns-repeated="2"/>
        </table:table-row>
        <table:table-row table:style-name="ro1">
          <table:table-cell office:value-type="float" office:value="0.947940409183502" calcext:value-type="float">
            <text:p>0.947940409183502</text:p>
          </table:table-cell>
          <table:table-cell table:number-columns-repeated="2"/>
        </table:table-row>
        <table:table-row table:style-name="ro1">
          <table:table-cell office:value-type="float" office:value="0.947902917861938" calcext:value-type="float">
            <text:p>0.947902917861938</text:p>
          </table:table-cell>
          <table:table-cell table:number-columns-repeated="2"/>
        </table:table-row>
        <table:table-row table:style-name="ro1">
          <table:table-cell office:value-type="float" office:value="0.947867214679718" calcext:value-type="float">
            <text:p>0.947867214679718</text:p>
          </table:table-cell>
          <table:table-cell table:number-columns-repeated="2"/>
        </table:table-row>
        <table:table-row table:style-name="ro1">
          <table:table-cell office:value-type="float" office:value="0.953425168991089" calcext:value-type="float">
            <text:p>0.953425168991089</text:p>
          </table:table-cell>
          <table:table-cell table:number-columns-repeated="2"/>
        </table:table-row>
        <table:table-row table:style-name="ro1">
          <table:table-cell office:value-type="float" office:value="0.953496336936951" calcext:value-type="float">
            <text:p>0.953496336936951</text:p>
          </table:table-cell>
          <table:table-cell table:number-columns-repeated="2"/>
        </table:table-row>
        <table:table-row table:style-name="ro1">
          <table:table-cell office:value-type="float" office:value="0.953393876552582" calcext:value-type="float">
            <text:p>0.953393876552582</text:p>
          </table:table-cell>
          <table:table-cell table:number-columns-repeated="2"/>
        </table:table-row>
        <table:table-row table:style-name="ro1">
          <table:table-cell office:value-type="float" office:value="0.956253588199616" calcext:value-type="float">
            <text:p>0.956253588199616</text:p>
          </table:table-cell>
          <table:table-cell table:number-columns-repeated="2"/>
        </table:table-row>
        <table:table-row table:style-name="ro1">
          <table:table-cell office:value-type="float" office:value="0.956460893154144" calcext:value-type="float">
            <text:p>0.956460893154144</text:p>
          </table:table-cell>
          <table:table-cell table:number-columns-repeated="2"/>
        </table:table-row>
        <table:table-row table:style-name="ro1">
          <table:table-cell office:value-type="float" office:value="0.956286311149597" calcext:value-type="float">
            <text:p>0.956286311149597</text:p>
          </table:table-cell>
          <table:table-cell table:number-columns-repeated="2"/>
        </table:table-row>
        <table:table-row table:style-name="ro1">
          <table:table-cell office:value-type="float" office:value="0.964353561401367" calcext:value-type="float">
            <text:p>0.964353561401367</text:p>
          </table:table-cell>
          <table:table-cell table:number-columns-repeated="2"/>
        </table:table-row>
        <table:table-row table:style-name="ro1">
          <table:table-cell office:value-type="float" office:value="0.964359402656555" calcext:value-type="float">
            <text:p>0.964359402656555</text:p>
          </table:table-cell>
          <table:table-cell table:number-columns-repeated="2"/>
        </table:table-row>
        <table:table-row table:style-name="ro1">
          <table:table-cell office:value-type="float" office:value="0.964369595050812" calcext:value-type="float">
            <text:p>0.964369595050812</text:p>
          </table:table-cell>
          <table:table-cell table:number-columns-repeated="2"/>
        </table:table-row>
        <table:table-row table:style-name="ro1">
          <table:table-cell office:value-type="float" office:value="0.969812631607056" calcext:value-type="float">
            <text:p>0.969812631607056</text:p>
          </table:table-cell>
          <table:table-cell table:number-columns-repeated="2"/>
        </table:table-row>
        <table:table-row table:style-name="ro1">
          <table:table-cell office:value-type="float" office:value="0.969880282878876" calcext:value-type="float">
            <text:p>0.969880282878876</text:p>
          </table:table-cell>
          <table:table-cell table:number-columns-repeated="2"/>
        </table:table-row>
        <table:table-row table:style-name="ro1">
          <table:table-cell office:value-type="float" office:value="0.96773374080658" calcext:value-type="float">
            <text:p>0.96773374080658</text:p>
          </table:table-cell>
          <table:table-cell table:number-columns-repeated="2"/>
        </table:table-row>
        <table:table-row table:style-name="ro1">
          <table:table-cell office:value-type="float" office:value="0.967798590660095" calcext:value-type="float">
            <text:p>0.967798590660095</text:p>
          </table:table-cell>
          <table:table-cell table:number-columns-repeated="2"/>
        </table:table-row>
        <table:table-row table:style-name="ro1">
          <table:table-cell office:value-type="float" office:value="0.967760622501373" calcext:value-type="float">
            <text:p>0.967760622501373</text:p>
          </table:table-cell>
          <table:table-cell table:number-columns-repeated="2"/>
        </table:table-row>
        <table:table-row table:style-name="ro1">
          <table:table-cell office:value-type="float" office:value="0.948347687721252" calcext:value-type="float">
            <text:p>0.948347687721252</text:p>
          </table:table-cell>
          <table:table-cell table:number-columns-repeated="2"/>
        </table:table-row>
        <table:table-row table:style-name="ro1">
          <table:table-cell office:value-type="float" office:value="0.948368191719055" calcext:value-type="float">
            <text:p>0.948368191719055</text:p>
          </table:table-cell>
          <table:table-cell table:number-columns-repeated="2"/>
        </table:table-row>
        <table:table-row table:style-name="ro1">
          <table:table-cell office:value-type="float" office:value="0.948402225971222" calcext:value-type="float">
            <text:p>0.948402225971222</text:p>
          </table:table-cell>
          <table:table-cell table:number-columns-repeated="2"/>
        </table:table-row>
        <table:table-row table:style-name="ro1">
          <table:table-cell office:value-type="float" office:value="0.952837824821472" calcext:value-type="float">
            <text:p>0.952837824821472</text:p>
          </table:table-cell>
          <table:table-cell table:number-columns-repeated="2"/>
        </table:table-row>
        <table:table-row table:style-name="ro1">
          <table:table-cell office:value-type="float" office:value="0.952827751636505" calcext:value-type="float">
            <text:p>0.952827751636505</text:p>
          </table:table-cell>
          <table:table-cell table:number-columns-repeated="2"/>
        </table:table-row>
        <table:table-row table:style-name="ro1">
          <table:table-cell office:value-type="float" office:value="0.952869236469269" calcext:value-type="float">
            <text:p>0.952869236469269</text:p>
          </table:table-cell>
          <table:table-cell table:number-columns-repeated="2"/>
        </table:table-row>
        <table:table-row table:style-name="ro1">
          <table:table-cell office:value-type="float" office:value="0.950373470783233" calcext:value-type="float">
            <text:p>0.950373470783233</text:p>
          </table:table-cell>
          <table:table-cell table:number-columns-repeated="2"/>
        </table:table-row>
        <table:table-row table:style-name="ro1">
          <table:table-cell office:value-type="float" office:value="0.950350701808929" calcext:value-type="float">
            <text:p>0.950350701808929</text:p>
          </table:table-cell>
          <table:table-cell table:number-columns-repeated="2"/>
        </table:table-row>
        <table:table-row table:style-name="ro1">
          <table:table-cell office:value-type="float" office:value="0.950314998626709" calcext:value-type="float">
            <text:p>0.950314998626709</text:p>
          </table:table-cell>
          <table:table-cell table:number-columns-repeated="2"/>
        </table:table-row>
        <table:table-row table:style-name="ro1">
          <table:table-cell office:value-type="float" office:value="0.945339024066925" calcext:value-type="float">
            <text:p>0.945339024066925</text:p>
          </table:table-cell>
          <table:table-cell table:number-columns-repeated="2"/>
        </table:table-row>
        <table:table-row table:style-name="ro1">
          <table:table-cell office:value-type="float" office:value="0.945290267467499" calcext:value-type="float">
            <text:p>0.945290267467499</text:p>
          </table:table-cell>
          <table:table-cell table:number-columns-repeated="2"/>
        </table:table-row>
        <table:table-row table:style-name="ro1">
          <table:table-cell office:value-type="float" office:value="0.945317208766937" calcext:value-type="float">
            <text:p>0.945317208766937</text:p>
          </table:table-cell>
          <table:table-cell table:number-columns-repeated="2"/>
        </table:table-row>
        <table:table-row table:style-name="ro1">
          <table:table-cell office:value-type="float" office:value="0.94651585817337" calcext:value-type="float">
            <text:p>0.94651585817337</text:p>
          </table:table-cell>
          <table:table-cell table:number-columns-repeated="2"/>
        </table:table-row>
        <table:table-row table:style-name="ro1">
          <table:table-cell office:value-type="float" office:value="0.94648540019989" calcext:value-type="float">
            <text:p>0.94648540019989</text:p>
          </table:table-cell>
          <table:table-cell table:number-columns-repeated="2"/>
        </table:table-row>
        <table:table-row table:style-name="ro1">
          <table:table-cell office:value-type="float" office:value="0.946448564529419" calcext:value-type="float">
            <text:p>0.946448564529419</text:p>
          </table:table-cell>
          <table:table-cell table:number-columns-repeated="2"/>
        </table:table-row>
        <table:table-row table:style-name="ro1">
          <table:table-cell office:value-type="float" office:value="0.931722521781921" calcext:value-type="float">
            <text:p>0.931722521781921</text:p>
          </table:table-cell>
          <table:table-cell table:number-columns-repeated="2"/>
        </table:table-row>
        <table:table-row table:style-name="ro1">
          <table:table-cell office:value-type="float" office:value="0.931740462779999" calcext:value-type="float">
            <text:p>0.931740462779999</text:p>
          </table:table-cell>
          <table:table-cell table:number-columns-repeated="2"/>
        </table:table-row>
        <table:table-row table:style-name="ro1">
          <table:table-cell office:value-type="float" office:value="0.931732892990112" calcext:value-type="float">
            <text:p>0.931732892990112</text:p>
          </table:table-cell>
          <table:table-cell table:number-columns-repeated="2"/>
        </table:table-row>
        <table:table-row table:style-name="ro1">
          <table:table-cell office:value-type="float" office:value="0.944262206554413" calcext:value-type="float">
            <text:p>0.944262206554413</text:p>
          </table:table-cell>
          <table:table-cell table:number-columns-repeated="2"/>
        </table:table-row>
        <table:table-row table:style-name="ro1">
          <table:table-cell office:value-type="float" office:value="0.944399118423462" calcext:value-type="float">
            <text:p>0.944399118423462</text:p>
          </table:table-cell>
          <table:table-cell table:number-columns-repeated="2"/>
        </table:table-row>
        <table:table-row table:style-name="ro1">
          <table:table-cell office:value-type="float" office:value="0.944528579711914" calcext:value-type="float">
            <text:p>0.944528579711914</text:p>
          </table:table-cell>
          <table:table-cell table:number-columns-repeated="2"/>
        </table:table-row>
        <table:table-row table:style-name="ro1">
          <table:table-cell office:value-type="float" office:value="0.950215458869934" calcext:value-type="float">
            <text:p>0.950215458869934</text:p>
          </table:table-cell>
          <table:table-cell table:number-columns-repeated="2"/>
        </table:table-row>
        <table:table-row table:style-name="ro1">
          <table:table-cell office:value-type="float" office:value="0.950277388095856" calcext:value-type="float">
            <text:p>0.950277388095856</text:p>
          </table:table-cell>
          <table:table-cell table:number-columns-repeated="2"/>
        </table:table-row>
        <table:table-row table:style-name="ro1">
          <table:table-cell office:value-type="float" office:value="0.950098693370819" calcext:value-type="float">
            <text:p>0.950098693370819</text:p>
          </table:table-cell>
          <table:table-cell table:number-columns-repeated="2"/>
        </table:table-row>
        <table:table-row table:style-name="ro1">
          <table:table-cell office:value-type="float" office:value="0.953584790229797" calcext:value-type="float">
            <text:p>0.953584790229797</text:p>
          </table:table-cell>
          <table:table-cell table:number-columns-repeated="2"/>
        </table:table-row>
        <table:table-row table:style-name="ro1">
          <table:table-cell office:value-type="float" office:value="0.953606247901916" calcext:value-type="float">
            <text:p>0.953606247901916</text:p>
          </table:table-cell>
          <table:table-cell table:number-columns-repeated="2"/>
        </table:table-row>
        <table:table-row table:style-name="ro1">
          <table:table-cell office:value-type="float" office:value="0.96058589220047" calcext:value-type="float">
            <text:p>0.96058589220047</text:p>
          </table:table-cell>
          <table:table-cell table:number-columns-repeated="2"/>
        </table:table-row>
        <table:table-row table:style-name="ro1">
          <table:table-cell office:value-type="float" office:value="0.960607290267944" calcext:value-type="float">
            <text:p>0.960607290267944</text:p>
          </table:table-cell>
          <table:table-cell table:number-columns-repeated="2"/>
        </table:table-row>
        <table:table-row table:style-name="ro1">
          <table:table-cell office:value-type="float" office:value="0.96056592464447" calcext:value-type="float">
            <text:p>0.96056592464447</text:p>
          </table:table-cell>
          <table:table-cell table:number-columns-repeated="2"/>
        </table:table-row>
        <table:table-row table:style-name="ro1">
          <table:table-cell office:value-type="float" office:value="0.937632501125336" calcext:value-type="float">
            <text:p>0.937632501125336</text:p>
          </table:table-cell>
          <table:table-cell table:number-columns-repeated="2"/>
        </table:table-row>
        <table:table-row table:style-name="ro1">
          <table:table-cell office:value-type="float" office:value="0.937771797180176" calcext:value-type="float">
            <text:p>0.937771797180176</text:p>
          </table:table-cell>
          <table:table-cell table:number-columns-repeated="2"/>
        </table:table-row>
        <table:table-row table:style-name="ro1">
          <table:table-cell office:value-type="float" office:value="0.938419461250305" calcext:value-type="float">
            <text:p>0.938419461250305</text:p>
          </table:table-cell>
          <table:table-cell table:number-columns-repeated="2"/>
        </table:table-row>
        <table:table-row table:style-name="ro1">
          <table:table-cell office:value-type="float" office:value="0.937220990657806" calcext:value-type="float">
            <text:p>0.937220990657806</text:p>
          </table:table-cell>
          <table:table-cell table:number-columns-repeated="2"/>
        </table:table-row>
        <table:table-row table:style-name="ro1">
          <table:table-cell office:value-type="float" office:value="0.937248229980469" calcext:value-type="float">
            <text:p>0.937248229980469</text:p>
          </table:table-cell>
          <table:table-cell table:number-columns-repeated="2"/>
        </table:table-row>
        <table:table-row table:style-name="ro1">
          <table:table-cell office:value-type="float" office:value="0.93723714351654" calcext:value-type="float">
            <text:p>0.93723714351654</text:p>
          </table:table-cell>
          <table:table-cell table:number-columns-repeated="2"/>
        </table:table-row>
        <table:table-row table:style-name="ro1">
          <table:table-cell office:value-type="float" office:value="0.942672312259674" calcext:value-type="float">
            <text:p>0.942672312259674</text:p>
          </table:table-cell>
          <table:table-cell table:number-columns-repeated="2"/>
        </table:table-row>
        <table:table-row table:style-name="ro1">
          <table:table-cell office:value-type="float" office:value="0.94279158115387" calcext:value-type="float">
            <text:p>0.94279158115387</text:p>
          </table:table-cell>
          <table:table-cell table:number-columns-repeated="2"/>
        </table:table-row>
        <table:table-row table:style-name="ro1">
          <table:table-cell office:value-type="float" office:value="0.942726910114288" calcext:value-type="float">
            <text:p>0.942726910114288</text:p>
          </table:table-cell>
          <table:table-cell table:number-columns-repeated="2"/>
        </table:table-row>
        <table:table-row table:style-name="ro1">
          <table:table-cell office:value-type="float" office:value="0.953239023685455" calcext:value-type="float">
            <text:p>0.953239023685455</text:p>
          </table:table-cell>
          <table:table-cell table:number-columns-repeated="2"/>
        </table:table-row>
        <table:table-row table:style-name="ro1">
          <table:table-cell office:value-type="float" office:value="0.953610956668854" calcext:value-type="float">
            <text:p>0.953610956668854</text:p>
          </table:table-cell>
          <table:table-cell table:number-columns-repeated="2"/>
        </table:table-row>
        <table:table-row table:style-name="ro1">
          <table:table-cell office:value-type="float" office:value="0.95359718799591" calcext:value-type="float">
            <text:p>0.95359718799591</text:p>
          </table:table-cell>
          <table:table-cell table:number-columns-repeated="2"/>
        </table:table-row>
        <table:table-row table:style-name="ro1">
          <table:table-cell office:value-type="float" office:value="0.950933039188385" calcext:value-type="float">
            <text:p>0.950933039188385</text:p>
          </table:table-cell>
          <table:table-cell table:number-columns-repeated="2"/>
        </table:table-row>
        <table:table-row table:style-name="ro1">
          <table:table-cell office:value-type="float" office:value="0.950997948646545" calcext:value-type="float">
            <text:p>0.950997948646545</text:p>
          </table:table-cell>
          <table:table-cell table:number-columns-repeated="2"/>
        </table:table-row>
        <table:table-row table:style-name="ro1">
          <table:table-cell office:value-type="float" office:value="0.950903415679931" calcext:value-type="float">
            <text:p>0.950903415679931</text:p>
          </table:table-cell>
          <table:table-cell table:number-columns-repeated="2"/>
        </table:table-row>
        <table:table-row table:style-name="ro1">
          <table:table-cell office:value-type="float" office:value="0.947694659233093" calcext:value-type="float">
            <text:p>0.947694659233093</text:p>
          </table:table-cell>
          <table:table-cell table:number-columns-repeated="2"/>
        </table:table-row>
        <table:table-row table:style-name="ro1">
          <table:table-cell office:value-type="float" office:value="0.947686731815338" calcext:value-type="float">
            <text:p>0.947686731815338</text:p>
          </table:table-cell>
          <table:table-cell table:number-columns-repeated="2"/>
        </table:table-row>
        <table:table-row table:style-name="ro1">
          <table:table-cell office:value-type="float" office:value="0.947717905044556" calcext:value-type="float">
            <text:p>0.947717905044556</text:p>
          </table:table-cell>
          <table:table-cell table:number-columns-repeated="2"/>
        </table:table-row>
        <table:table-row table:style-name="ro1">
          <table:table-cell office:value-type="float" office:value="0.949599623680115" calcext:value-type="float">
            <text:p>0.949599623680115</text:p>
          </table:table-cell>
          <table:table-cell table:number-columns-repeated="2"/>
        </table:table-row>
        <table:table-row table:style-name="ro1">
          <table:table-cell office:value-type="float" office:value="0.94951456785202" calcext:value-type="float">
            <text:p>0.94951456785202</text:p>
          </table:table-cell>
          <table:table-cell table:number-columns-repeated="2"/>
        </table:table-row>
        <table:table-row table:style-name="ro1">
          <table:table-cell office:value-type="float" office:value="0.949499905109406" calcext:value-type="float">
            <text:p>0.949499905109406</text:p>
          </table:table-cell>
          <table:table-cell table:number-columns-repeated="2"/>
        </table:table-row>
        <table:table-row table:style-name="ro1">
          <table:table-cell office:value-type="float" office:value="0.936827838420868" calcext:value-type="float">
            <text:p>0.936827838420868</text:p>
          </table:table-cell>
          <table:table-cell table:number-columns-repeated="2"/>
        </table:table-row>
        <table:table-row table:style-name="ro1">
          <table:table-cell office:value-type="float" office:value="0.936832070350647" calcext:value-type="float">
            <text:p>0.936832070350647</text:p>
          </table:table-cell>
          <table:table-cell table:number-columns-repeated="2"/>
        </table:table-row>
        <table:table-row table:style-name="ro1">
          <table:table-cell office:value-type="float" office:value="0.936711966991425" calcext:value-type="float">
            <text:p>0.936711966991425</text:p>
          </table:table-cell>
          <table:table-cell table:number-columns-repeated="2"/>
        </table:table-row>
        <table:table-row table:style-name="ro1">
          <table:table-cell office:value-type="float" office:value="0.943323194980621" calcext:value-type="float">
            <text:p>0.943323194980621</text:p>
          </table:table-cell>
          <table:table-cell table:number-columns-repeated="2"/>
        </table:table-row>
        <table:table-row table:style-name="ro1">
          <table:table-cell office:value-type="float" office:value="0.943349242210388" calcext:value-type="float">
            <text:p>0.943349242210388</text:p>
          </table:table-cell>
          <table:table-cell table:number-columns-repeated="2"/>
        </table:table-row>
        <table:table-row table:style-name="ro1">
          <table:table-cell office:value-type="float" office:value="0.942651033401489" calcext:value-type="float">
            <text:p>0.942651033401489</text:p>
          </table:table-cell>
          <table:table-cell table:number-columns-repeated="2"/>
        </table:table-row>
        <table:table-row table:style-name="ro1">
          <table:table-cell office:value-type="float" office:value="0.942331910133362" calcext:value-type="float">
            <text:p>0.942331910133362</text:p>
          </table:table-cell>
          <table:table-cell table:number-columns-repeated="2"/>
        </table:table-row>
        <table:table-row table:style-name="ro1">
          <table:table-cell office:value-type="float" office:value="0.942263245582581" calcext:value-type="float">
            <text:p>0.942263245582581</text:p>
          </table:table-cell>
          <table:table-cell table:number-columns-repeated="2"/>
        </table:table-row>
        <table:table-row table:style-name="ro1">
          <table:table-cell office:value-type="float" office:value="0.94112628698349" calcext:value-type="float">
            <text:p>0.94112628698349</text:p>
          </table:table-cell>
          <table:table-cell table:number-columns-repeated="2"/>
        </table:table-row>
        <table:table-row table:style-name="ro1">
          <table:table-cell office:value-type="float" office:value="0.94102418422699" calcext:value-type="float">
            <text:p>0.94102418422699</text:p>
          </table:table-cell>
          <table:table-cell table:number-columns-repeated="2"/>
        </table:table-row>
        <table:table-row table:style-name="ro1">
          <table:table-cell office:value-type="float" office:value="0.941057085990906" calcext:value-type="float">
            <text:p>0.941057085990906</text:p>
          </table:table-cell>
          <table:table-cell table:number-columns-repeated="2"/>
        </table:table-row>
        <table:table-row table:style-name="ro1">
          <table:table-cell office:value-type="float" office:value="0.953163206577301" calcext:value-type="float">
            <text:p>0.953163206577301</text:p>
          </table:table-cell>
          <table:table-cell table:number-columns-repeated="2"/>
        </table:table-row>
        <table:table-row table:style-name="ro1">
          <table:table-cell office:value-type="float" office:value="0.953119277954102" calcext:value-type="float">
            <text:p>0.953119277954102</text:p>
          </table:table-cell>
          <table:table-cell table:number-columns-repeated="2"/>
        </table:table-row>
        <table:table-row table:style-name="ro1">
          <table:table-cell office:value-type="float" office:value="0.953103601932526" calcext:value-type="float">
            <text:p>0.953103601932526</text:p>
          </table:table-cell>
          <table:table-cell table:number-columns-repeated="2"/>
        </table:table-row>
        <table:table-row table:style-name="ro1">
          <table:table-cell office:value-type="float" office:value="0.954510688781738" calcext:value-type="float">
            <text:p>0.954510688781738</text:p>
          </table:table-cell>
          <table:table-cell table:number-columns-repeated="2"/>
        </table:table-row>
        <table:table-row table:style-name="ro1">
          <table:table-cell office:value-type="float" office:value="0.954550445079803" calcext:value-type="float">
            <text:p>0.954550445079803</text:p>
          </table:table-cell>
          <table:table-cell table:number-columns-repeated="2"/>
        </table:table-row>
        <table:table-row table:style-name="ro1">
          <table:table-cell office:value-type="float" office:value="0.954473972320556" calcext:value-type="float">
            <text:p>0.954473972320556</text:p>
          </table:table-cell>
          <table:table-cell table:number-columns-repeated="2"/>
        </table:table-row>
        <table:table-row table:style-name="ro1">
          <table:table-cell office:value-type="float" office:value="0.968696057796478" calcext:value-type="float">
            <text:p>0.968696057796478</text:p>
          </table:table-cell>
          <table:table-cell table:number-columns-repeated="2"/>
        </table:table-row>
        <table:table-row table:style-name="ro1">
          <table:table-cell office:value-type="float" office:value="0.968597650527954" calcext:value-type="float">
            <text:p>0.968597650527954</text:p>
          </table:table-cell>
          <table:table-cell table:number-columns-repeated="2"/>
        </table:table-row>
        <table:table-row table:style-name="ro1">
          <table:table-cell office:value-type="float" office:value="0.968628644943237" calcext:value-type="float">
            <text:p>0.968628644943237</text:p>
          </table:table-cell>
          <table:table-cell table:number-columns-repeated="2"/>
        </table:table-row>
        <table:table-row table:style-name="ro1">
          <table:table-cell office:value-type="float" office:value="0.961719393730164" calcext:value-type="float">
            <text:p>0.961719393730164</text:p>
          </table:table-cell>
          <table:table-cell table:number-columns-repeated="2"/>
        </table:table-row>
        <table:table-row table:style-name="ro1">
          <table:table-cell office:value-type="float" office:value="0.961400747299194" calcext:value-type="float">
            <text:p>0.961400747299194</text:p>
          </table:table-cell>
          <table:table-cell table:number-columns-repeated="2"/>
        </table:table-row>
        <table:table-row table:style-name="ro1">
          <table:table-cell office:value-type="float" office:value="0.961416900157928" calcext:value-type="float">
            <text:p>0.961416900157928</text:p>
          </table:table-cell>
          <table:table-cell table:number-columns-repeated="2"/>
        </table:table-row>
        <table:table-row table:style-name="ro1">
          <table:table-cell office:value-type="float" office:value="0.958796620368958" calcext:value-type="float">
            <text:p>0.958796620368958</text:p>
          </table:table-cell>
          <table:table-cell table:number-columns-repeated="2"/>
        </table:table-row>
        <table:table-row table:style-name="ro1">
          <table:table-cell office:value-type="float" office:value="0.95878940820694" calcext:value-type="float">
            <text:p>0.95878940820694</text:p>
          </table:table-cell>
          <table:table-cell table:number-columns-repeated="2"/>
        </table:table-row>
        <table:table-row table:style-name="ro1">
          <table:table-cell office:value-type="float" office:value="0.958743155002594" calcext:value-type="float">
            <text:p>0.958743155002594</text:p>
          </table:table-cell>
          <table:table-cell table:number-columns-repeated="2"/>
        </table:table-row>
        <table:table-row table:style-name="ro1">
          <table:table-cell office:value-type="float" office:value="0.944345414638519" calcext:value-type="float">
            <text:p>0.944345414638519</text:p>
          </table:table-cell>
          <table:table-cell table:number-columns-repeated="2"/>
        </table:table-row>
        <table:table-row table:style-name="ro1">
          <table:table-cell office:value-type="float" office:value="0.944340169429779" calcext:value-type="float">
            <text:p>0.944340169429779</text:p>
          </table:table-cell>
          <table:table-cell table:number-columns-repeated="2"/>
        </table:table-row>
        <table:table-row table:style-name="ro1">
          <table:table-cell office:value-type="float" office:value="0.944369554519653" calcext:value-type="float">
            <text:p>0.944369554519653</text:p>
          </table:table-cell>
          <table:table-cell table:number-columns-repeated="2"/>
        </table:table-row>
        <table:table-row table:style-name="ro1">
          <table:table-cell office:value-type="float" office:value="0.948522210121155" calcext:value-type="float">
            <text:p>0.948522210121155</text:p>
          </table:table-cell>
          <table:table-cell table:number-columns-repeated="2"/>
        </table:table-row>
        <table:table-row table:style-name="ro1">
          <table:table-cell office:value-type="float" office:value="0.948515772819519" calcext:value-type="float">
            <text:p>0.948515772819519</text:p>
          </table:table-cell>
          <table:table-cell table:number-columns-repeated="2"/>
        </table:table-row>
        <table:table-row table:style-name="ro1">
          <table:table-cell office:value-type="float" office:value="0.948657751083374" calcext:value-type="float">
            <text:p>0.948657751083374</text:p>
          </table:table-cell>
          <table:table-cell table:number-columns-repeated="2"/>
        </table:table-row>
        <table:table-row table:style-name="ro1">
          <table:table-cell office:value-type="float" office:value="0.947896540164948" calcext:value-type="float">
            <text:p>0.947896540164948</text:p>
          </table:table-cell>
          <table:table-cell table:number-columns-repeated="2"/>
        </table:table-row>
        <table:table-row table:style-name="ro1">
          <table:table-cell office:value-type="float" office:value="0.947953164577484" calcext:value-type="float">
            <text:p>0.947953164577484</text:p>
          </table:table-cell>
          <table:table-cell table:number-columns-repeated="2"/>
        </table:table-row>
        <table:table-row table:style-name="ro1">
          <table:table-cell office:value-type="float" office:value="0.946076095104218" calcext:value-type="float">
            <text:p>0.946076095104218</text:p>
          </table:table-cell>
          <table:table-cell table:number-columns-repeated="2"/>
        </table:table-row>
        <table:table-row table:style-name="ro1">
          <table:table-cell office:value-type="float" office:value="0.946102559566498" calcext:value-type="float">
            <text:p>0.946102559566498</text:p>
          </table:table-cell>
          <table:table-cell table:number-columns-repeated="2"/>
        </table:table-row>
        <table:table-row table:style-name="ro1">
          <table:table-cell office:value-type="float" office:value="0.945999383926392" calcext:value-type="float">
            <text:p>0.945999383926392</text:p>
          </table:table-cell>
          <table:table-cell table:number-columns-repeated="2"/>
        </table:table-row>
        <table:table-row table:style-name="ro1">
          <table:table-cell office:value-type="float" office:value="0.950638949871063" calcext:value-type="float">
            <text:p>0.950638949871063</text:p>
          </table:table-cell>
          <table:table-cell table:number-columns-repeated="2"/>
        </table:table-row>
        <table:table-row table:style-name="ro1">
          <table:table-cell office:value-type="float" office:value="0.950667977333069" calcext:value-type="float">
            <text:p>0.950667977333069</text:p>
          </table:table-cell>
          <table:table-cell table:number-columns-repeated="2"/>
        </table:table-row>
        <table:table-row table:style-name="ro1">
          <table:table-cell office:value-type="float" office:value="0.950662791728973" calcext:value-type="float">
            <text:p>0.950662791728973</text:p>
          </table:table-cell>
          <table:table-cell table:number-columns-repeated="2"/>
        </table:table-row>
        <table:table-row table:style-name="ro1">
          <table:table-cell office:value-type="float" office:value="0.94829249382019" calcext:value-type="float">
            <text:p>0.94829249382019</text:p>
          </table:table-cell>
          <table:table-cell table:number-columns-repeated="2"/>
        </table:table-row>
        <table:table-row table:style-name="ro1">
          <table:table-cell office:value-type="float" office:value="0.948312282562256" calcext:value-type="float">
            <text:p>0.948312282562256</text:p>
          </table:table-cell>
          <table:table-cell table:number-columns-repeated="2"/>
        </table:table-row>
        <table:table-row table:style-name="ro1">
          <table:table-cell office:value-type="float" office:value="0.948268592357636" calcext:value-type="float">
            <text:p>0.948268592357636</text:p>
          </table:table-cell>
          <table:table-cell table:number-columns-repeated="2"/>
        </table:table-row>
        <table:table-row table:style-name="ro1">
          <table:table-cell office:value-type="float" office:value="0.9562047123909" calcext:value-type="float">
            <text:p>0.9562047123909</text:p>
          </table:table-cell>
          <table:table-cell table:number-columns-repeated="2"/>
        </table:table-row>
        <table:table-row table:style-name="ro1">
          <table:table-cell office:value-type="float" office:value="0.956292927265167" calcext:value-type="float">
            <text:p>0.956292927265167</text:p>
          </table:table-cell>
          <table:table-cell table:number-columns-repeated="2"/>
        </table:table-row>
        <table:table-row table:style-name="ro1">
          <table:table-cell office:value-type="float" office:value="0.956162929534912" calcext:value-type="float">
            <text:p>0.956162929534912</text:p>
          </table:table-cell>
          <table:table-cell table:number-columns-repeated="2"/>
        </table:table-row>
        <table:table-row table:style-name="ro1">
          <table:table-cell office:value-type="float" office:value="0.937311708927154" calcext:value-type="float">
            <text:p>0.937311708927154</text:p>
          </table:table-cell>
          <table:table-cell table:number-columns-repeated="2"/>
        </table:table-row>
        <table:table-row table:style-name="ro1">
          <table:table-cell office:value-type="float" office:value="0.937328219413757" calcext:value-type="float">
            <text:p>0.937328219413757</text:p>
          </table:table-cell>
          <table:table-cell table:number-columns-repeated="2"/>
        </table:table-row>
        <table:table-row table:style-name="ro1">
          <table:table-cell office:value-type="float" office:value="0.937342703342438" calcext:value-type="float">
            <text:p>0.937342703342438</text:p>
          </table:table-cell>
          <table:table-cell table:number-columns-repeated="2"/>
        </table:table-row>
        <table:table-row table:style-name="ro1">
          <table:table-cell office:value-type="float" office:value="0.932438790798187" calcext:value-type="float">
            <text:p>0.932438790798187</text:p>
          </table:table-cell>
          <table:table-cell table:number-columns-repeated="2"/>
        </table:table-row>
        <table:table-row table:style-name="ro1">
          <table:table-cell office:value-type="float" office:value="0.932360768318176" calcext:value-type="float">
            <text:p>0.932360768318176</text:p>
          </table:table-cell>
          <table:table-cell table:number-columns-repeated="2"/>
        </table:table-row>
        <table:table-row table:style-name="ro1">
          <table:table-cell office:value-type="float" office:value="0.932431817054748" calcext:value-type="float">
            <text:p>0.932431817054748</text:p>
          </table:table-cell>
          <table:table-cell table:number-columns-repeated="2"/>
        </table:table-row>
        <table:table-row table:style-name="ro1">
          <table:table-cell office:value-type="float" office:value="0.9496830701828" calcext:value-type="float">
            <text:p>0.9496830701828</text:p>
          </table:table-cell>
          <table:table-cell table:number-columns-repeated="2"/>
        </table:table-row>
        <table:table-row table:style-name="ro1">
          <table:table-cell office:value-type="float" office:value="0.949892222881317" calcext:value-type="float">
            <text:p>0.949892222881317</text:p>
          </table:table-cell>
          <table:table-cell table:number-columns-repeated="2"/>
        </table:table-row>
        <table:table-row table:style-name="ro1">
          <table:table-cell office:value-type="float" office:value="0.950057327747345" calcext:value-type="float">
            <text:p>0.950057327747345</text:p>
          </table:table-cell>
          <table:table-cell table:number-columns-repeated="2"/>
        </table:table-row>
        <table:table-row table:style-name="ro1">
          <table:table-cell office:value-type="float" office:value="0.935701966285706" calcext:value-type="float">
            <text:p>0.935701966285706</text:p>
          </table:table-cell>
          <table:table-cell table:number-columns-repeated="2"/>
        </table:table-row>
        <table:table-row table:style-name="ro1">
          <table:table-cell office:value-type="float" office:value="0.935686588287354" calcext:value-type="float">
            <text:p>0.935686588287354</text:p>
          </table:table-cell>
          <table:table-cell table:number-columns-repeated="2"/>
        </table:table-row>
        <table:table-row table:style-name="ro1">
          <table:table-cell office:value-type="float" office:value="0.935494899749756" calcext:value-type="float">
            <text:p>0.935494899749756</text:p>
          </table:table-cell>
          <table:table-cell table:number-columns-repeated="2"/>
        </table:table-row>
        <table:table-row table:style-name="ro1">
          <table:table-cell office:value-type="float" office:value="0.884327054023743" calcext:value-type="float">
            <text:p>0.884327054023743</text:p>
          </table:table-cell>
          <table:table-cell table:number-columns-repeated="2"/>
        </table:table-row>
        <table:table-row table:style-name="ro1">
          <table:table-cell office:value-type="float" office:value="0.8843914270401" calcext:value-type="float">
            <text:p>0.8843914270401</text:p>
          </table:table-cell>
          <table:table-cell table:number-columns-repeated="2"/>
        </table:table-row>
        <table:table-row table:style-name="ro1">
          <table:table-cell office:value-type="float" office:value="0.885766685009003" calcext:value-type="float">
            <text:p>0.885766685009003</text:p>
          </table:table-cell>
          <table:table-cell table:number-columns-repeated="2"/>
        </table:table-row>
        <table:table-row table:style-name="ro1">
          <table:table-cell office:value-type="float" office:value="0.944382131099701" calcext:value-type="float">
            <text:p>0.944382131099701</text:p>
          </table:table-cell>
          <table:table-cell table:number-columns-repeated="2"/>
        </table:table-row>
        <table:table-row table:style-name="ro1">
          <table:table-cell office:value-type="float" office:value="0.944300770759582" calcext:value-type="float">
            <text:p>0.944300770759582</text:p>
          </table:table-cell>
          <table:table-cell table:number-columns-repeated="2"/>
        </table:table-row>
        <table:table-row table:style-name="ro1">
          <table:table-cell office:value-type="float" office:value="0.945925176143646" calcext:value-type="float">
            <text:p>0.945925176143646</text:p>
          </table:table-cell>
          <table:table-cell table:number-columns-repeated="2"/>
        </table:table-row>
        <table:table-row table:style-name="ro1">
          <table:table-cell office:value-type="float" office:value="0.945739328861237" calcext:value-type="float">
            <text:p>0.945739328861237</text:p>
          </table:table-cell>
          <table:table-cell table:number-columns-repeated="2"/>
        </table:table-row>
        <table:table-row table:style-name="ro1">
          <table:table-cell office:value-type="float" office:value="0.945741534233093" calcext:value-type="float">
            <text:p>0.945741534233093</text:p>
          </table:table-cell>
          <table:table-cell table:number-columns-repeated="2"/>
        </table:table-row>
        <table:table-row table:style-name="ro1">
          <table:table-cell office:value-type="float" office:value="0.945877015590668" calcext:value-type="float">
            <text:p>0.945877015590668</text:p>
          </table:table-cell>
          <table:table-cell table:number-columns-repeated="2"/>
        </table:table-row>
        <table:table-row table:style-name="ro1">
          <table:table-cell office:value-type="float" office:value="0.945847928524017" calcext:value-type="float">
            <text:p>0.945847928524017</text:p>
          </table:table-cell>
          <table:table-cell table:number-columns-repeated="2"/>
        </table:table-row>
        <table:table-row table:style-name="ro1">
          <table:table-cell office:value-type="float" office:value="0.945794999599457" calcext:value-type="float">
            <text:p>0.945794999599457</text:p>
          </table:table-cell>
          <table:table-cell table:number-columns-repeated="2"/>
        </table:table-row>
        <table:table-row table:style-name="ro1">
          <table:table-cell office:value-type="float" office:value="0.946518242359161" calcext:value-type="float">
            <text:p>0.946518242359161</text:p>
          </table:table-cell>
          <table:table-cell table:number-columns-repeated="2"/>
        </table:table-row>
        <table:table-row table:style-name="ro1">
          <table:table-cell office:value-type="float" office:value="0.946910321712494" calcext:value-type="float">
            <text:p>0.946910321712494</text:p>
          </table:table-cell>
          <table:table-cell table:number-columns-repeated="2"/>
        </table:table-row>
        <table:table-row table:style-name="ro1">
          <table:table-cell office:value-type="float" office:value="0.946548342704773" calcext:value-type="float">
            <text:p>0.946548342704773</text:p>
          </table:table-cell>
          <table:table-cell table:number-columns-repeated="2"/>
        </table:table-row>
        <table:table-row table:style-name="ro1">
          <table:table-cell office:value-type="float" office:value="0.951386988162994" calcext:value-type="float">
            <text:p>0.951386988162994</text:p>
          </table:table-cell>
          <table:table-cell table:number-columns-repeated="2"/>
        </table:table-row>
        <table:table-row table:style-name="ro1">
          <table:table-cell office:value-type="float" office:value="0.951288998126983" calcext:value-type="float">
            <text:p>0.951288998126983</text:p>
          </table:table-cell>
          <table:table-cell table:number-columns-repeated="2"/>
        </table:table-row>
        <table:table-row table:style-name="ro1">
          <table:table-cell office:value-type="float" office:value="0.951445937156677" calcext:value-type="float">
            <text:p>0.951445937156677</text:p>
          </table:table-cell>
          <table:table-cell table:number-columns-repeated="2"/>
        </table:table-row>
        <table:table-row table:style-name="ro1">
          <table:table-cell office:value-type="float" office:value="0.930231213569641" calcext:value-type="float">
            <text:p>0.930231213569641</text:p>
          </table:table-cell>
          <table:table-cell table:number-columns-repeated="2"/>
        </table:table-row>
        <table:table-row table:style-name="ro1">
          <table:table-cell office:value-type="float" office:value="0.930617570877075" calcext:value-type="float">
            <text:p>0.930617570877075</text:p>
          </table:table-cell>
          <table:table-cell table:number-columns-repeated="2"/>
        </table:table-row>
        <table:table-row table:style-name="ro1">
          <table:table-cell office:value-type="float" office:value="0.93043315410614" calcext:value-type="float">
            <text:p>0.93043315410614</text:p>
          </table:table-cell>
          <table:table-cell table:number-columns-repeated="2"/>
        </table:table-row>
        <table:table-row table:style-name="ro1">
          <table:table-cell office:value-type="float" office:value="0.903847515583038" calcext:value-type="float">
            <text:p>0.903847515583038</text:p>
          </table:table-cell>
          <table:table-cell table:number-columns-repeated="2"/>
        </table:table-row>
        <table:table-row table:style-name="ro1">
          <table:table-cell office:value-type="float" office:value="0.904029488563538" calcext:value-type="float">
            <text:p>0.904029488563538</text:p>
          </table:table-cell>
          <table:table-cell table:number-columns-repeated="2"/>
        </table:table-row>
        <table:table-row table:style-name="ro1">
          <table:table-cell office:value-type="float" office:value="0.903966248035431" calcext:value-type="float">
            <text:p>0.903966248035431</text:p>
          </table:table-cell>
          <table:table-cell table:number-columns-repeated="2"/>
        </table:table-row>
        <table:table-row table:style-name="ro1">
          <table:table-cell office:value-type="float" office:value="0.920220971107483" calcext:value-type="float">
            <text:p>0.920220971107483</text:p>
          </table:table-cell>
          <table:table-cell table:number-columns-repeated="2"/>
        </table:table-row>
        <table:table-row table:style-name="ro1">
          <table:table-cell office:value-type="float" office:value="0.920463144779205" calcext:value-type="float">
            <text:p>0.920463144779205</text:p>
          </table:table-cell>
          <table:table-cell table:number-columns-repeated="2"/>
        </table:table-row>
        <table:table-row table:style-name="ro1">
          <table:table-cell office:value-type="float" office:value="0.920165181159973" calcext:value-type="float">
            <text:p>0.920165181159973</text:p>
          </table:table-cell>
          <table:table-cell table:number-columns-repeated="2"/>
        </table:table-row>
        <table:table-row table:style-name="ro1">
          <table:table-cell office:value-type="float" office:value="0.932171165943146" calcext:value-type="float">
            <text:p>0.932171165943146</text:p>
          </table:table-cell>
          <table:table-cell table:number-columns-repeated="2"/>
        </table:table-row>
        <table:table-row table:style-name="ro1">
          <table:table-cell office:value-type="float" office:value="0.932101786136627" calcext:value-type="float">
            <text:p>0.932101786136627</text:p>
          </table:table-cell>
          <table:table-cell table:number-columns-repeated="2"/>
        </table:table-row>
        <table:table-row table:style-name="ro1">
          <table:table-cell office:value-type="float" office:value="0.932278692722321" calcext:value-type="float">
            <text:p>0.932278692722321</text:p>
          </table:table-cell>
          <table:table-cell table:number-columns-repeated="2"/>
        </table:table-row>
        <table:table-row table:style-name="ro1">
          <table:table-cell office:value-type="float" office:value="0.945226669311523" calcext:value-type="float">
            <text:p>0.945226669311523</text:p>
          </table:table-cell>
          <table:table-cell table:number-columns-repeated="2"/>
        </table:table-row>
        <table:table-row table:style-name="ro1">
          <table:table-cell office:value-type="float" office:value="0.945974409580231" calcext:value-type="float">
            <text:p>0.945974409580231</text:p>
          </table:table-cell>
          <table:table-cell table:number-columns-repeated="2"/>
        </table:table-row>
        <table:table-row table:style-name="ro1">
          <table:table-cell office:value-type="float" office:value="0.945444226264954" calcext:value-type="float">
            <text:p>0.945444226264954</text:p>
          </table:table-cell>
          <table:table-cell table:number-columns-repeated="2"/>
        </table:table-row>
        <table:table-row table:style-name="ro1">
          <table:table-cell office:value-type="float" office:value="0.944413959980011" calcext:value-type="float">
            <text:p>0.944413959980011</text:p>
          </table:table-cell>
          <table:table-cell table:number-columns-repeated="2"/>
        </table:table-row>
        <table:table-row table:style-name="ro1">
          <table:table-cell office:value-type="float" office:value="0.944368243217468" calcext:value-type="float">
            <text:p>0.944368243217468</text:p>
          </table:table-cell>
          <table:table-cell table:number-columns-repeated="2"/>
        </table:table-row>
        <table:table-row table:style-name="ro1">
          <table:table-cell office:value-type="float" office:value="0.97166508436203" calcext:value-type="float">
            <text:p>0.97166508436203</text:p>
          </table:table-cell>
          <table:table-cell table:number-columns-repeated="2"/>
        </table:table-row>
        <table:table-row table:style-name="ro1">
          <table:table-cell office:value-type="float" office:value="0.971660435199738" calcext:value-type="float">
            <text:p>0.971660435199738</text:p>
          </table:table-cell>
          <table:table-cell table:number-columns-repeated="2"/>
        </table:table-row>
        <table:table-row table:style-name="ro1">
          <table:table-cell office:value-type="float" office:value="0.971660315990448" calcext:value-type="float">
            <text:p>0.971660315990448</text:p>
          </table:table-cell>
          <table:table-cell table:number-columns-repeated="2"/>
        </table:table-row>
        <table:table-row table:style-name="ro1">
          <table:table-cell office:value-type="float" office:value="0.970577538013458" calcext:value-type="float">
            <text:p>0.970577538013458</text:p>
          </table:table-cell>
          <table:table-cell table:number-columns-repeated="2"/>
        </table:table-row>
        <table:table-row table:style-name="ro1">
          <table:table-cell office:value-type="float" office:value="0.970541179180145" calcext:value-type="float">
            <text:p>0.970541179180145</text:p>
          </table:table-cell>
          <table:table-cell table:number-columns-repeated="2"/>
        </table:table-row>
        <table:table-row table:style-name="ro1">
          <table:table-cell office:value-type="float" office:value="0.970474600791931" calcext:value-type="float">
            <text:p>0.970474600791931</text:p>
          </table:table-cell>
          <table:table-cell table:number-columns-repeated="2"/>
        </table:table-row>
        <table:table-row table:style-name="ro1">
          <table:table-cell office:value-type="float" office:value="0.963090360164642" calcext:value-type="float">
            <text:p>0.963090360164642</text:p>
          </table:table-cell>
          <table:table-cell table:number-columns-repeated="2"/>
        </table:table-row>
        <table:table-row table:style-name="ro1">
          <table:table-cell office:value-type="float" office:value="0.96318382024765" calcext:value-type="float">
            <text:p>0.96318382024765</text:p>
          </table:table-cell>
          <table:table-cell table:number-columns-repeated="2"/>
        </table:table-row>
        <table:table-row table:style-name="ro1">
          <table:table-cell office:value-type="float" office:value="0.963203728199005" calcext:value-type="float">
            <text:p>0.963203728199005</text:p>
          </table:table-cell>
          <table:table-cell table:number-columns-repeated="2"/>
        </table:table-row>
        <table:table-row table:style-name="ro1">
          <table:table-cell office:value-type="float" office:value="0.949612259864807" calcext:value-type="float">
            <text:p>0.949612259864807</text:p>
          </table:table-cell>
          <table:table-cell table:number-columns-repeated="2"/>
        </table:table-row>
        <table:table-row table:style-name="ro1">
          <table:table-cell office:value-type="float" office:value="0.949587762355804" calcext:value-type="float">
            <text:p>0.949587762355804</text:p>
          </table:table-cell>
          <table:table-cell table:number-columns-repeated="2"/>
        </table:table-row>
        <table:table-row table:style-name="ro1">
          <table:table-cell office:value-type="float" office:value="0.949518084526062" calcext:value-type="float">
            <text:p>0.949518084526062</text:p>
          </table:table-cell>
          <table:table-cell table:number-columns-repeated="2"/>
        </table:table-row>
        <table:table-row table:style-name="ro1">
          <table:table-cell office:value-type="float" office:value="0.962699711322784" calcext:value-type="float">
            <text:p>0.962699711322784</text:p>
          </table:table-cell>
          <table:table-cell table:number-columns-repeated="2"/>
        </table:table-row>
        <table:table-row table:style-name="ro1">
          <table:table-cell office:value-type="float" office:value="0.96269816160202" calcext:value-type="float">
            <text:p>0.96269816160202</text:p>
          </table:table-cell>
          <table:table-cell table:number-columns-repeated="2"/>
        </table:table-row>
        <table:table-row table:style-name="ro1">
          <table:table-cell office:value-type="float" office:value="0.96263325214386" calcext:value-type="float">
            <text:p>0.96263325214386</text:p>
          </table:table-cell>
          <table:table-cell table:number-columns-repeated="2"/>
        </table:table-row>
        <table:table-row table:style-name="ro1">
          <table:table-cell office:value-type="float" office:value="0.954530596733093" calcext:value-type="float">
            <text:p>0.954530596733093</text:p>
          </table:table-cell>
          <table:table-cell table:number-columns-repeated="2"/>
        </table:table-row>
        <table:table-row table:style-name="ro1">
          <table:table-cell office:value-type="float" office:value="0.954508423805237" calcext:value-type="float">
            <text:p>0.954508423805237</text:p>
          </table:table-cell>
          <table:table-cell table:number-columns-repeated="2"/>
        </table:table-row>
        <table:table-row table:style-name="ro1">
          <table:table-cell office:value-type="float" office:value="0.954489409923553" calcext:value-type="float">
            <text:p>0.954489409923553</text:p>
          </table:table-cell>
          <table:table-cell table:number-columns-repeated="2"/>
        </table:table-row>
        <table:table-row table:style-name="ro1">
          <table:table-cell office:value-type="float" office:value="0.961706519126892" calcext:value-type="float">
            <text:p>0.961706519126892</text:p>
          </table:table-cell>
          <table:table-cell table:number-columns-repeated="2"/>
        </table:table-row>
        <table:table-row table:style-name="ro1">
          <table:table-cell office:value-type="float" office:value="0.961692273616791" calcext:value-type="float">
            <text:p>0.961692273616791</text:p>
          </table:table-cell>
          <table:table-cell table:number-columns-repeated="2"/>
        </table:table-row>
        <table:table-row table:style-name="ro1">
          <table:table-cell office:value-type="float" office:value="0.961715638637543" calcext:value-type="float">
            <text:p>0.961715638637543</text:p>
          </table:table-cell>
          <table:table-cell table:number-columns-repeated="2"/>
        </table:table-row>
        <table:table-row table:style-name="ro1">
          <table:table-cell office:value-type="float" office:value="0.954432547092438" calcext:value-type="float">
            <text:p>0.954432547092438</text:p>
          </table:table-cell>
          <table:table-cell table:number-columns-repeated="2"/>
        </table:table-row>
        <table:table-row table:style-name="ro1">
          <table:table-cell office:value-type="float" office:value="0.954467475414276" calcext:value-type="float">
            <text:p>0.954467475414276</text:p>
          </table:table-cell>
          <table:table-cell table:number-columns-repeated="2"/>
        </table:table-row>
        <table:table-row table:style-name="ro1">
          <table:table-cell office:value-type="float" office:value="0.954432547092438" calcext:value-type="float">
            <text:p>0.954432547092438</text:p>
          </table:table-cell>
          <table:table-cell table:number-columns-repeated="2"/>
        </table:table-row>
        <table:table-row table:style-name="ro1">
          <table:table-cell office:value-type="float" office:value="0.95564067363739" calcext:value-type="float">
            <text:p>0.95564067363739</text:p>
          </table:table-cell>
          <table:table-cell table:number-columns-repeated="2"/>
        </table:table-row>
        <table:table-row table:style-name="ro1">
          <table:table-cell office:value-type="float" office:value="0.955642461776733" calcext:value-type="float">
            <text:p>0.955642461776733</text:p>
          </table:table-cell>
          <table:table-cell table:number-columns-repeated="2"/>
        </table:table-row>
        <table:table-row table:style-name="ro1">
          <table:table-cell office:value-type="float" office:value="0.955643117427826" calcext:value-type="float">
            <text:p>0.955643117427826</text:p>
          </table:table-cell>
          <table:table-cell table:number-columns-repeated="2"/>
        </table:table-row>
        <table:table-row table:style-name="ro1">
          <table:table-cell office:value-type="float" office:value="0.947548151016235" calcext:value-type="float">
            <text:p>0.947548151016235</text:p>
          </table:table-cell>
          <table:table-cell table:number-columns-repeated="2"/>
        </table:table-row>
        <table:table-row table:style-name="ro1">
          <table:table-cell office:value-type="float" office:value="0.947611451148987" calcext:value-type="float">
            <text:p>0.947611451148987</text:p>
          </table:table-cell>
          <table:table-cell table:number-columns-repeated="2"/>
        </table:table-row>
        <table:table-row table:style-name="ro1">
          <table:table-cell office:value-type="float" office:value="0.953273773193359" calcext:value-type="float">
            <text:p>0.953273773193359</text:p>
          </table:table-cell>
          <table:table-cell table:number-columns-repeated="2"/>
        </table:table-row>
        <table:table-row table:style-name="ro1">
          <table:table-cell office:value-type="float" office:value="0.953335464000702" calcext:value-type="float">
            <text:p>0.953335464000702</text:p>
          </table:table-cell>
          <table:table-cell table:number-columns-repeated="2"/>
        </table:table-row>
        <table:table-row table:style-name="ro1">
          <table:table-cell office:value-type="float" office:value="0.953296422958374" calcext:value-type="float">
            <text:p>0.953296422958374</text:p>
          </table:table-cell>
          <table:table-cell table:number-columns-repeated="2"/>
        </table:table-row>
        <table:table-row table:style-name="ro1">
          <table:table-cell office:value-type="float" office:value="0.948598086833954" calcext:value-type="float">
            <text:p>0.948598086833954</text:p>
          </table:table-cell>
          <table:table-cell table:number-columns-repeated="2"/>
        </table:table-row>
        <table:table-row table:style-name="ro1">
          <table:table-cell office:value-type="float" office:value="0.948608756065369" calcext:value-type="float">
            <text:p>0.948608756065369</text:p>
          </table:table-cell>
          <table:table-cell table:number-columns-repeated="2"/>
        </table:table-row>
        <table:table-row table:style-name="ro1">
          <table:table-cell office:value-type="float" office:value="0.948727130889893" calcext:value-type="float">
            <text:p>0.948727130889893</text:p>
          </table:table-cell>
          <table:table-cell table:number-columns-repeated="2"/>
        </table:table-row>
        <table:table-row table:style-name="ro1">
          <table:table-cell office:value-type="float" office:value="0.955253183841705" calcext:value-type="float">
            <text:p>0.955253183841705</text:p>
          </table:table-cell>
          <table:table-cell table:number-columns-repeated="2"/>
        </table:table-row>
        <table:table-row table:style-name="ro1">
          <table:table-cell office:value-type="float" office:value="0.955176889896393" calcext:value-type="float">
            <text:p>0.955176889896393</text:p>
          </table:table-cell>
          <table:table-cell table:number-columns-repeated="2"/>
        </table:table-row>
        <table:table-row table:style-name="ro1">
          <table:table-cell office:value-type="float" office:value="0.955190598964691" calcext:value-type="float">
            <text:p>0.955190598964691</text:p>
          </table:table-cell>
          <table:table-cell table:number-columns-repeated="2"/>
        </table:table-row>
        <table:table-row table:style-name="ro1">
          <table:table-cell office:value-type="float" office:value="0.948943912982941" calcext:value-type="float">
            <text:p>0.948943912982941</text:p>
          </table:table-cell>
          <table:table-cell table:number-columns-repeated="2"/>
        </table:table-row>
        <table:table-row table:style-name="ro1">
          <table:table-cell office:value-type="float" office:value="0.948993861675262" calcext:value-type="float">
            <text:p>0.948993861675262</text:p>
          </table:table-cell>
          <table:table-cell table:number-columns-repeated="2"/>
        </table:table-row>
        <table:table-row table:style-name="ro1">
          <table:table-cell office:value-type="float" office:value="0.949010908603668" calcext:value-type="float">
            <text:p>0.949010908603668</text:p>
          </table:table-cell>
          <table:table-cell table:number-columns-repeated="2"/>
        </table:table-row>
        <table:table-row table:style-name="ro1">
          <table:table-cell office:value-type="float" office:value="0.948859810829163" calcext:value-type="float">
            <text:p>0.948859810829163</text:p>
          </table:table-cell>
          <table:table-cell table:number-columns-repeated="2"/>
        </table:table-row>
        <table:table-row table:style-name="ro1">
          <table:table-cell office:value-type="float" office:value="0.948874294757843" calcext:value-type="float">
            <text:p>0.948874294757843</text:p>
          </table:table-cell>
          <table:table-cell table:number-columns-repeated="2"/>
        </table:table-row>
        <table:table-row table:style-name="ro1">
          <table:table-cell office:value-type="float" office:value="0.948924839496612" calcext:value-type="float">
            <text:p>0.948924839496612</text:p>
          </table:table-cell>
          <table:table-cell table:number-columns-repeated="2"/>
        </table:table-row>
        <table:table-row table:style-name="ro1">
          <table:table-cell office:value-type="float" office:value="0.955837190151215" calcext:value-type="float">
            <text:p>0.955837190151215</text:p>
          </table:table-cell>
          <table:table-cell table:number-columns-repeated="2"/>
        </table:table-row>
        <table:table-row table:style-name="ro1">
          <table:table-cell office:value-type="float" office:value="0.955815374851227" calcext:value-type="float">
            <text:p>0.955815374851227</text:p>
          </table:table-cell>
          <table:table-cell table:number-columns-repeated="2"/>
        </table:table-row>
        <table:table-row table:style-name="ro1">
          <table:table-cell office:value-type="float" office:value="0.955885887145996" calcext:value-type="float">
            <text:p>0.955885887145996</text:p>
          </table:table-cell>
          <table:table-cell table:number-columns-repeated="2"/>
        </table:table-row>
        <table:table-row table:style-name="ro1">
          <table:table-cell office:value-type="float" office:value="0.949834644794464" calcext:value-type="float">
            <text:p>0.949834644794464</text:p>
          </table:table-cell>
          <table:table-cell table:number-columns-repeated="2"/>
        </table:table-row>
        <table:table-row table:style-name="ro1">
          <table:table-cell office:value-type="float" office:value="0.949818253517151" calcext:value-type="float">
            <text:p>0.949818253517151</text:p>
          </table:table-cell>
          <table:table-cell table:number-columns-repeated="2"/>
        </table:table-row>
        <table:table-row table:style-name="ro1">
          <table:table-cell office:value-type="float" office:value="0.949897944927216" calcext:value-type="float">
            <text:p>0.949897944927216</text:p>
          </table:table-cell>
          <table:table-cell table:number-columns-repeated="2"/>
        </table:table-row>
        <table:table-row table:style-name="ro1">
          <table:table-cell office:value-type="float" office:value="0.950979769229889" calcext:value-type="float">
            <text:p>0.950979769229889</text:p>
          </table:table-cell>
          <table:table-cell table:number-columns-repeated="2"/>
        </table:table-row>
        <table:table-row table:style-name="ro1">
          <table:table-cell office:value-type="float" office:value="0.950981914997101" calcext:value-type="float">
            <text:p>0.950981914997101</text:p>
          </table:table-cell>
          <table:table-cell table:number-columns-repeated="2"/>
        </table:table-row>
        <table:table-row table:style-name="ro1">
          <table:table-cell office:value-type="float" office:value="0.950960755348206" calcext:value-type="float">
            <text:p>0.950960755348206</text:p>
          </table:table-cell>
          <table:table-cell table:number-columns-repeated="2"/>
        </table:table-row>
        <table:table-row table:style-name="ro1">
          <table:table-cell office:value-type="float" office:value="0.952624499797821" calcext:value-type="float">
            <text:p>0.952624499797821</text:p>
          </table:table-cell>
          <table:table-cell table:number-columns-repeated="2"/>
        </table:table-row>
        <table:table-row table:style-name="ro1">
          <table:table-cell office:value-type="float" office:value="0.952669084072113" calcext:value-type="float">
            <text:p>0.952669084072113</text:p>
          </table:table-cell>
          <table:table-cell table:number-columns-repeated="2"/>
        </table:table-row>
        <table:table-row table:style-name="ro1">
          <table:table-cell office:value-type="float" office:value="0.952617347240448" calcext:value-type="float">
            <text:p>0.952617347240448</text:p>
          </table:table-cell>
          <table:table-cell table:number-columns-repeated="2"/>
        </table:table-row>
        <table:table-row table:style-name="ro1">
          <table:table-cell office:value-type="float" office:value="0.947669208049774" calcext:value-type="float">
            <text:p>0.947669208049774</text:p>
          </table:table-cell>
          <table:table-cell table:number-columns-repeated="2"/>
        </table:table-row>
        <table:table-row table:style-name="ro1">
          <table:table-cell office:value-type="float" office:value="0.947692573070526" calcext:value-type="float">
            <text:p>0.947692573070526</text:p>
          </table:table-cell>
          <table:table-cell table:number-columns-repeated="2"/>
        </table:table-row>
        <table:table-row table:style-name="ro1">
          <table:table-cell office:value-type="float" office:value="0.947933256626129" calcext:value-type="float">
            <text:p>0.947933256626129</text:p>
          </table:table-cell>
          <table:table-cell table:number-columns-repeated="2"/>
        </table:table-row>
        <table:table-row table:style-name="ro1">
          <table:table-cell office:value-type="float" office:value="0.948004007339478" calcext:value-type="float">
            <text:p>0.948004007339478</text:p>
          </table:table-cell>
          <table:table-cell table:number-columns-repeated="2"/>
        </table:table-row>
        <table:table-row table:style-name="ro1">
          <table:table-cell office:value-type="float" office:value="0.948006749153137" calcext:value-type="float">
            <text:p>0.948006749153137</text:p>
          </table:table-cell>
          <table:table-cell table:number-columns-repeated="2"/>
        </table:table-row>
        <table:table-row table:style-name="ro1">
          <table:table-cell office:value-type="float" office:value="0.947161853313446" calcext:value-type="float">
            <text:p>0.947161853313446</text:p>
          </table:table-cell>
          <table:table-cell table:number-columns-repeated="2"/>
        </table:table-row>
        <table:table-row table:style-name="ro1">
          <table:table-cell office:value-type="float" office:value="0.947140574455261" calcext:value-type="float">
            <text:p>0.947140574455261</text:p>
          </table:table-cell>
          <table:table-cell table:number-columns-repeated="2"/>
        </table:table-row>
        <table:table-row table:style-name="ro1">
          <table:table-cell office:value-type="float" office:value="0.947284877300262" calcext:value-type="float">
            <text:p>0.947284877300262</text:p>
          </table:table-cell>
          <table:table-cell table:number-columns-repeated="2"/>
        </table:table-row>
        <table:table-row table:style-name="ro1">
          <table:table-cell office:value-type="float" office:value="0.939432144165039" calcext:value-type="float">
            <text:p>0.939432144165039</text:p>
          </table:table-cell>
          <table:table-cell table:number-columns-repeated="2"/>
        </table:table-row>
        <table:table-row table:style-name="ro1">
          <table:table-cell office:value-type="float" office:value="0.939432621002197" calcext:value-type="float">
            <text:p>0.939432621002197</text:p>
          </table:table-cell>
          <table:table-cell table:number-columns-repeated="2"/>
        </table:table-row>
        <table:table-row table:style-name="ro1">
          <table:table-cell office:value-type="float" office:value="0.93936961889267" calcext:value-type="float">
            <text:p>0.93936961889267</text:p>
          </table:table-cell>
          <table:table-cell table:number-columns-repeated="2"/>
        </table:table-row>
        <table:table-row table:style-name="ro1">
          <table:table-cell office:value-type="float" office:value="0.942798495292664" calcext:value-type="float">
            <text:p>0.942798495292664</text:p>
          </table:table-cell>
          <table:table-cell table:number-columns-repeated="2"/>
        </table:table-row>
        <table:table-row table:style-name="ro1">
          <table:table-cell office:value-type="float" office:value="0.942809879779816" calcext:value-type="float">
            <text:p>0.942809879779816</text:p>
          </table:table-cell>
          <table:table-cell table:number-columns-repeated="2"/>
        </table:table-row>
        <table:table-row table:style-name="ro1">
          <table:table-cell office:value-type="float" office:value="0.942837238311768" calcext:value-type="float">
            <text:p>0.942837238311768</text:p>
          </table:table-cell>
          <table:table-cell table:number-columns-repeated="2"/>
        </table:table-row>
        <table:table-row table:style-name="ro1">
          <table:table-cell office:value-type="float" office:value="0.924709618091583" calcext:value-type="float">
            <text:p>0.924709618091583</text:p>
          </table:table-cell>
          <table:table-cell table:number-columns-repeated="2"/>
        </table:table-row>
        <table:table-row table:style-name="ro1">
          <table:table-cell office:value-type="float" office:value="0.924672186374664" calcext:value-type="float">
            <text:p>0.924672186374664</text:p>
          </table:table-cell>
          <table:table-cell table:number-columns-repeated="2"/>
        </table:table-row>
        <table:table-row table:style-name="ro1">
          <table:table-cell office:value-type="float" office:value="0.924701511859894" calcext:value-type="float">
            <text:p>0.924701511859894</text:p>
          </table:table-cell>
          <table:table-cell table:number-columns-repeated="2"/>
        </table:table-row>
        <table:table-row table:style-name="ro1">
          <table:table-cell office:value-type="float" office:value="0.925581395626068" calcext:value-type="float">
            <text:p>0.925581395626068</text:p>
          </table:table-cell>
          <table:table-cell table:number-columns-repeated="2"/>
        </table:table-row>
        <table:table-row table:style-name="ro1">
          <table:table-cell office:value-type="float" office:value="0.925509095191956" calcext:value-type="float">
            <text:p>0.925509095191956</text:p>
          </table:table-cell>
          <table:table-cell table:number-columns-repeated="2"/>
        </table:table-row>
        <table:table-row table:style-name="ro1">
          <table:table-cell office:value-type="float" office:value="0.925602972507477" calcext:value-type="float">
            <text:p>0.925602972507477</text:p>
          </table:table-cell>
          <table:table-cell table:number-columns-repeated="2"/>
        </table:table-row>
        <table:table-row table:style-name="ro1">
          <table:table-cell office:value-type="float" office:value="0.933534502983093" calcext:value-type="float">
            <text:p>0.933534502983093</text:p>
          </table:table-cell>
          <table:table-cell table:number-columns-repeated="2"/>
        </table:table-row>
        <table:table-row table:style-name="ro1">
          <table:table-cell office:value-type="float" office:value="0.933428049087524" calcext:value-type="float">
            <text:p>0.933428049087524</text:p>
          </table:table-cell>
          <table:table-cell table:number-columns-repeated="2"/>
        </table:table-row>
        <table:table-row table:style-name="ro1">
          <table:table-cell office:value-type="float" office:value="0.932898223400116" calcext:value-type="float">
            <text:p>0.932898223400116</text:p>
          </table:table-cell>
          <table:table-cell table:number-columns-repeated="2"/>
        </table:table-row>
        <table:table-row table:style-name="ro1">
          <table:table-cell office:value-type="float" office:value="0.932545006275177" calcext:value-type="float">
            <text:p>0.932545006275177</text:p>
          </table:table-cell>
          <table:table-cell table:number-columns-repeated="2"/>
        </table:table-row>
        <table:table-row table:style-name="ro1">
          <table:table-cell office:value-type="float" office:value="0.932479500770569" calcext:value-type="float">
            <text:p>0.932479500770569</text:p>
          </table:table-cell>
          <table:table-cell table:number-columns-repeated="2"/>
        </table:table-row>
        <table:table-row table:style-name="ro1">
          <table:table-cell office:value-type="float" office:value="0.932600975036621" calcext:value-type="float">
            <text:p>0.932600975036621</text:p>
          </table:table-cell>
          <table:table-cell table:number-columns-repeated="2"/>
        </table:table-row>
        <table:table-row table:style-name="ro1">
          <table:table-cell office:value-type="float" office:value="0.936480522155762" calcext:value-type="float">
            <text:p>0.936480522155762</text:p>
          </table:table-cell>
          <table:table-cell table:number-columns-repeated="2"/>
        </table:table-row>
        <table:table-row table:style-name="ro1">
          <table:table-cell office:value-type="float" office:value="0.936595618724823" calcext:value-type="float">
            <text:p>0.936595618724823</text:p>
          </table:table-cell>
          <table:table-cell table:number-columns-repeated="2"/>
        </table:table-row>
        <table:table-row table:style-name="ro1">
          <table:table-cell office:value-type="float" office:value="0.936665177345276" calcext:value-type="float">
            <text:p>0.936665177345276</text:p>
          </table:table-cell>
          <table:table-cell table:number-columns-repeated="2"/>
        </table:table-row>
        <table:table-row table:style-name="ro1">
          <table:table-cell office:value-type="float" office:value="0.957722902297974" calcext:value-type="float">
            <text:p>0.957722902297974</text:p>
          </table:table-cell>
          <table:table-cell table:number-columns-repeated="2"/>
        </table:table-row>
        <table:table-row table:style-name="ro1">
          <table:table-cell office:value-type="float" office:value="0.957503914833069" calcext:value-type="float">
            <text:p>0.957503914833069</text:p>
          </table:table-cell>
          <table:table-cell table:number-columns-repeated="2"/>
        </table:table-row>
        <table:table-row table:style-name="ro1">
          <table:table-cell office:value-type="float" office:value="0.963249504566193" calcext:value-type="float">
            <text:p>0.963249504566193</text:p>
          </table:table-cell>
          <table:table-cell table:number-columns-repeated="2"/>
        </table:table-row>
        <table:table-row table:style-name="ro1">
          <table:table-cell office:value-type="float" office:value="0.96327668428421" calcext:value-type="float">
            <text:p>0.96327668428421</text:p>
          </table:table-cell>
          <table:table-cell table:number-columns-repeated="2"/>
        </table:table-row>
        <table:table-row table:style-name="ro1">
          <table:table-cell office:value-type="float" office:value="0.963228344917297" calcext:value-type="float">
            <text:p>0.963228344917297</text:p>
          </table:table-cell>
          <table:table-cell table:number-columns-repeated="2"/>
        </table:table-row>
        <table:table-row table:style-name="ro1">
          <table:table-cell office:value-type="float" office:value="0.970908224582672" calcext:value-type="float">
            <text:p>0.970908224582672</text:p>
          </table:table-cell>
          <table:table-cell table:number-columns-repeated="2"/>
        </table:table-row>
        <table:table-row table:style-name="ro1">
          <table:table-cell office:value-type="float" office:value="0.970908761024475" calcext:value-type="float">
            <text:p>0.970908761024475</text:p>
          </table:table-cell>
          <table:table-cell table:number-columns-repeated="2"/>
        </table:table-row>
        <table:table-row table:style-name="ro1">
          <table:table-cell office:value-type="float" office:value="0.970908164978027" calcext:value-type="float">
            <text:p>0.970908164978027</text:p>
          </table:table-cell>
          <table:table-cell table:number-columns-repeated="2"/>
        </table:table-row>
        <table:table-row table:style-name="ro1">
          <table:table-cell office:value-type="float" office:value="0.971169948577881" calcext:value-type="float">
            <text:p>0.971169948577881</text:p>
          </table:table-cell>
          <table:table-cell table:number-columns-repeated="2"/>
        </table:table-row>
        <table:table-row table:style-name="ro1">
          <table:table-cell office:value-type="float" office:value="0.971163332462311" calcext:value-type="float">
            <text:p>0.971163332462311</text:p>
          </table:table-cell>
          <table:table-cell table:number-columns-repeated="2"/>
        </table:table-row>
        <table:table-row table:style-name="ro1">
          <table:table-cell office:value-type="float" office:value="0.971211671829224" calcext:value-type="float">
            <text:p>0.971211671829224</text:p>
          </table:table-cell>
          <table:table-cell table:number-columns-repeated="2"/>
        </table:table-row>
        <table:table-row table:style-name="ro1">
          <table:table-cell office:value-type="float" office:value="0.963819444179535" calcext:value-type="float">
            <text:p>0.963819444179535</text:p>
          </table:table-cell>
          <table:table-cell table:number-columns-repeated="2"/>
        </table:table-row>
        <table:table-row table:style-name="ro1">
          <table:table-cell office:value-type="float" office:value="0.963875472545624" calcext:value-type="float">
            <text:p>0.963875472545624</text:p>
          </table:table-cell>
          <table:table-cell table:number-columns-repeated="2"/>
        </table:table-row>
        <table:table-row table:style-name="ro1">
          <table:table-cell office:value-type="float" office:value="0.963851869106293" calcext:value-type="float">
            <text:p>0.963851869106293</text:p>
          </table:table-cell>
          <table:table-cell table:number-columns-repeated="2"/>
        </table:table-row>
        <table:table-row table:style-name="ro1">
          <table:table-cell office:value-type="float" office:value="0.959676444530487" calcext:value-type="float">
            <text:p>0.959676444530487</text:p>
          </table:table-cell>
          <table:table-cell table:number-columns-repeated="2"/>
        </table:table-row>
        <table:table-row table:style-name="ro1">
          <table:table-cell office:value-type="float" office:value="0.9596266746521" calcext:value-type="float">
            <text:p>0.9596266746521</text:p>
          </table:table-cell>
          <table:table-cell table:number-columns-repeated="2"/>
        </table:table-row>
        <table:table-row table:style-name="ro1">
          <table:table-cell office:value-type="float" office:value="0.959606826305389" calcext:value-type="float">
            <text:p>0.959606826305389</text:p>
          </table:table-cell>
          <table:table-cell table:number-columns-repeated="2"/>
        </table:table-row>
        <table:table-row table:style-name="ro1">
          <table:table-cell office:value-type="float" office:value="0.954564929008484" calcext:value-type="float">
            <text:p>0.954564929008484</text:p>
          </table:table-cell>
          <table:table-cell table:number-columns-repeated="2"/>
        </table:table-row>
        <table:table-row table:style-name="ro1">
          <table:table-cell office:value-type="float" office:value="0.954541027545929" calcext:value-type="float">
            <text:p>0.954541027545929</text:p>
          </table:table-cell>
          <table:table-cell table:number-columns-repeated="2"/>
        </table:table-row>
        <table:table-row table:style-name="ro1">
          <table:table-cell office:value-type="float" office:value="0.954540848731995" calcext:value-type="float">
            <text:p>0.954540848731995</text:p>
          </table:table-cell>
          <table:table-cell table:number-columns-repeated="2"/>
        </table:table-row>
        <table:table-row table:style-name="ro1">
          <table:table-cell office:value-type="float" office:value="0.950833201408386" calcext:value-type="float">
            <text:p>0.950833201408386</text:p>
          </table:table-cell>
          <table:table-cell table:number-columns-repeated="2"/>
        </table:table-row>
        <table:table-row table:style-name="ro1">
          <table:table-cell office:value-type="float" office:value="0.950811207294464" calcext:value-type="float">
            <text:p>0.950811207294464</text:p>
          </table:table-cell>
          <table:table-cell table:number-columns-repeated="2"/>
        </table:table-row>
        <table:table-row table:style-name="ro1">
          <table:table-cell office:value-type="float" office:value="0.950831115245819" calcext:value-type="float">
            <text:p>0.950831115245819</text:p>
          </table:table-cell>
          <table:table-cell table:number-columns-repeated="2"/>
        </table:table-row>
        <table:table-row table:style-name="ro1">
          <table:table-cell office:value-type="float" office:value="0.950743019580841" calcext:value-type="float">
            <text:p>0.950743019580841</text:p>
          </table:table-cell>
          <table:table-cell table:number-columns-repeated="2"/>
        </table:table-row>
        <table:table-row table:style-name="ro1">
          <table:table-cell office:value-type="float" office:value="0.950749278068542" calcext:value-type="float">
            <text:p>0.950749278068542</text:p>
          </table:table-cell>
          <table:table-cell table:number-columns-repeated="2"/>
        </table:table-row>
        <table:table-row table:style-name="ro1">
          <table:table-cell office:value-type="float" office:value="0.950701832771301" calcext:value-type="float">
            <text:p>0.950701832771301</text:p>
          </table:table-cell>
          <table:table-cell table:number-columns-repeated="2"/>
        </table:table-row>
        <table:table-row table:style-name="ro1">
          <table:table-cell office:value-type="float" office:value="0.951290488243103" calcext:value-type="float">
            <text:p>0.951290488243103</text:p>
          </table:table-cell>
          <table:table-cell table:number-columns-repeated="2"/>
        </table:table-row>
        <table:table-row table:style-name="ro1">
          <table:table-cell office:value-type="float" office:value="0.950987577438354" calcext:value-type="float">
            <text:p>0.950987577438354</text:p>
          </table:table-cell>
          <table:table-cell table:number-columns-repeated="2"/>
        </table:table-row>
        <table:table-row table:style-name="ro1">
          <table:table-cell office:value-type="float" office:value="0.950953125953674" calcext:value-type="float">
            <text:p>0.950953125953674</text:p>
          </table:table-cell>
          <table:table-cell table:number-columns-repeated="2"/>
        </table:table-row>
        <table:table-row table:style-name="ro1">
          <table:table-cell office:value-type="float" office:value="0.953003346920013" calcext:value-type="float">
            <text:p>0.953003346920013</text:p>
          </table:table-cell>
          <table:table-cell table:number-columns-repeated="2"/>
        </table:table-row>
        <table:table-row table:style-name="ro1">
          <table:table-cell office:value-type="float" office:value="0.953017771244049" calcext:value-type="float">
            <text:p>0.953017771244049</text:p>
          </table:table-cell>
          <table:table-cell table:number-columns-repeated="2"/>
        </table:table-row>
        <table:table-row table:style-name="ro1">
          <table:table-cell office:value-type="float" office:value="0.953320145606995" calcext:value-type="float">
            <text:p>0.953320145606995</text:p>
          </table:table-cell>
          <table:table-cell table:number-columns-repeated="2"/>
        </table:table-row>
        <table:table-row table:style-name="ro1">
          <table:table-cell office:value-type="float" office:value="0.953320682048798" calcext:value-type="float">
            <text:p>0.953320682048798</text:p>
          </table:table-cell>
          <table:table-cell table:number-columns-repeated="2"/>
        </table:table-row>
        <table:table-row table:style-name="ro1">
          <table:table-cell office:value-type="float" office:value="0.953319609165192" calcext:value-type="float">
            <text:p>0.953319609165192</text:p>
          </table:table-cell>
          <table:table-cell table:number-columns-repeated="2"/>
        </table:table-row>
        <table:table-row table:style-name="ro1">
          <table:table-cell office:value-type="float" office:value="0.955758929252624" calcext:value-type="float">
            <text:p>0.955758929252624</text:p>
          </table:table-cell>
          <table:table-cell table:number-columns-repeated="2"/>
        </table:table-row>
        <table:table-row table:style-name="ro1">
          <table:table-cell office:value-type="float" office:value="0.955772638320923" calcext:value-type="float">
            <text:p>0.955772638320923</text:p>
          </table:table-cell>
          <table:table-cell table:number-columns-repeated="2"/>
        </table:table-row>
        <table:table-row table:style-name="ro1">
          <table:table-cell office:value-type="float" office:value="0.955780327320099" calcext:value-type="float">
            <text:p>0.955780327320099</text:p>
          </table:table-cell>
          <table:table-cell table:number-columns-repeated="2"/>
        </table:table-row>
        <table:table-row table:style-name="ro1">
          <table:table-cell office:value-type="float" office:value="0.958138346672058" calcext:value-type="float">
            <text:p>0.958138346672058</text:p>
          </table:table-cell>
          <table:table-cell table:number-columns-repeated="2"/>
        </table:table-row>
        <table:table-row table:style-name="ro1">
          <table:table-cell office:value-type="float" office:value="0.958230018615723" calcext:value-type="float">
            <text:p>0.958230018615723</text:p>
          </table:table-cell>
          <table:table-cell table:number-columns-repeated="2"/>
        </table:table-row>
        <table:table-row table:style-name="ro1">
          <table:table-cell office:value-type="float" office:value="0.958302915096283" calcext:value-type="float">
            <text:p>0.958302915096283</text:p>
          </table:table-cell>
          <table:table-cell table:number-columns-repeated="2"/>
        </table:table-row>
        <table:table-row table:style-name="ro1">
          <table:table-cell office:value-type="float" office:value="0.959920465946198" calcext:value-type="float">
            <text:p>0.959920465946198</text:p>
          </table:table-cell>
          <table:table-cell table:number-columns-repeated="2"/>
        </table:table-row>
        <table:table-row table:style-name="ro1">
          <table:table-cell office:value-type="float" office:value="0.959924876689911" calcext:value-type="float">
            <text:p>0.959924876689911</text:p>
          </table:table-cell>
          <table:table-cell table:number-columns-repeated="2"/>
        </table:table-row>
        <table:table-row table:style-name="ro1">
          <table:table-cell office:value-type="float" office:value="0.959945797920227" calcext:value-type="float">
            <text:p>0.959945797920227</text:p>
          </table:table-cell>
          <table:table-cell table:number-columns-repeated="2"/>
        </table:table-row>
        <table:table-row table:style-name="ro1">
          <table:table-cell office:value-type="float" office:value="0.948458075523376" calcext:value-type="float">
            <text:p>0.948458075523376</text:p>
          </table:table-cell>
          <table:table-cell table:number-columns-repeated="2"/>
        </table:table-row>
        <table:table-row table:style-name="ro1">
          <table:table-cell office:value-type="float" office:value="0.948460876941681" calcext:value-type="float">
            <text:p>0.948460876941681</text:p>
          </table:table-cell>
          <table:table-cell table:number-columns-repeated="2"/>
        </table:table-row>
        <table:table-row table:style-name="ro1">
          <table:table-cell office:value-type="float" office:value="0.948430180549622" calcext:value-type="float">
            <text:p>0.948430180549622</text:p>
          </table:table-cell>
          <table:table-cell table:number-columns-repeated="2"/>
        </table:table-row>
        <table:table-row table:style-name="ro1">
          <table:table-cell office:value-type="float" office:value="0.943430542945862" calcext:value-type="float">
            <text:p>0.943430542945862</text:p>
          </table:table-cell>
          <table:table-cell table:number-columns-repeated="2"/>
        </table:table-row>
        <table:table-row table:style-name="ro1">
          <table:table-cell office:value-type="float" office:value="0.943299353122711" calcext:value-type="float">
            <text:p>0.943299353122711</text:p>
          </table:table-cell>
          <table:table-cell table:number-columns-repeated="2"/>
        </table:table-row>
        <table:table-row table:style-name="ro1">
          <table:table-cell office:value-type="float" office:value="0.943132877349854" calcext:value-type="float">
            <text:p>0.943132877349854</text:p>
          </table:table-cell>
          <table:table-cell table:number-columns-repeated="2"/>
        </table:table-row>
        <table:table-row table:style-name="ro1">
          <table:table-cell office:value-type="float" office:value="0.940805733203888" calcext:value-type="float">
            <text:p>0.940805733203888</text:p>
          </table:table-cell>
          <table:table-cell table:number-columns-repeated="2"/>
        </table:table-row>
        <table:table-row table:style-name="ro1">
          <table:table-cell office:value-type="float" office:value="0.94075608253479" calcext:value-type="float">
            <text:p>0.94075608253479</text:p>
          </table:table-cell>
          <table:table-cell table:number-columns-repeated="2"/>
        </table:table-row>
        <table:table-row table:style-name="ro1">
          <table:table-cell office:value-type="float" office:value="0.940759420394897" calcext:value-type="float">
            <text:p>0.940759420394897</text:p>
          </table:table-cell>
          <table:table-cell table:number-columns-repeated="2"/>
        </table:table-row>
        <table:table-row table:style-name="ro1">
          <table:table-cell office:value-type="float" office:value="0.9233558177948" calcext:value-type="float">
            <text:p>0.9233558177948</text:p>
          </table:table-cell>
          <table:table-cell table:number-columns-repeated="2"/>
        </table:table-row>
        <table:table-row table:style-name="ro1">
          <table:table-cell office:value-type="float" office:value="0.923346698284149" calcext:value-type="float">
            <text:p>0.923346698284149</text:p>
          </table:table-cell>
          <table:table-cell table:number-columns-repeated="2"/>
        </table:table-row>
        <table:table-row table:style-name="ro1">
          <table:table-cell office:value-type="float" office:value="0.923388659954071" calcext:value-type="float">
            <text:p>0.923388659954071</text:p>
          </table:table-cell>
          <table:table-cell table:number-columns-repeated="2"/>
        </table:table-row>
        <table:table-row table:style-name="ro1">
          <table:table-cell office:value-type="float" office:value="0.912377297878265" calcext:value-type="float">
            <text:p>0.912377297878265</text:p>
          </table:table-cell>
          <table:table-cell table:number-columns-repeated="2"/>
        </table:table-row>
        <table:table-row table:style-name="ro1">
          <table:table-cell office:value-type="float" office:value="0.912413716316223" calcext:value-type="float">
            <text:p>0.912413716316223</text:p>
          </table:table-cell>
          <table:table-cell table:number-columns-repeated="2"/>
        </table:table-row>
        <table:table-row table:style-name="ro1">
          <table:table-cell office:value-type="float" office:value="0.912371039390564" calcext:value-type="float">
            <text:p>0.912371039390564</text:p>
          </table:table-cell>
          <table:table-cell table:number-columns-repeated="2"/>
        </table:table-row>
        <table:table-row table:style-name="ro1">
          <table:table-cell office:value-type="float" office:value="0.916135489940643" calcext:value-type="float">
            <text:p>0.916135489940643</text:p>
          </table:table-cell>
          <table:table-cell table:number-columns-repeated="2"/>
        </table:table-row>
        <table:table-row table:style-name="ro1">
          <table:table-cell office:value-type="float" office:value="0.916198194026947" calcext:value-type="float">
            <text:p>0.916198194026947</text:p>
          </table:table-cell>
          <table:table-cell table:number-columns-repeated="2"/>
        </table:table-row>
        <table:table-row table:style-name="ro1">
          <table:table-cell office:value-type="float" office:value="0.916687309741974" calcext:value-type="float">
            <text:p>0.916687309741974</text:p>
          </table:table-cell>
          <table:table-cell table:number-columns-repeated="2"/>
        </table:table-row>
        <table:table-row table:style-name="ro1">
          <table:table-cell office:value-type="float" office:value="0.916389167308807" calcext:value-type="float">
            <text:p>0.916389167308807</text:p>
          </table:table-cell>
          <table:table-cell table:number-columns-repeated="2"/>
        </table:table-row>
        <table:table-row table:style-name="ro1">
          <table:table-cell office:value-type="float" office:value="0.916802287101746" calcext:value-type="float">
            <text:p>0.916802287101746</text:p>
          </table:table-cell>
          <table:table-cell table:number-columns-repeated="2"/>
        </table:table-row>
        <table:table-row table:style-name="ro1">
          <table:table-cell office:value-type="float" office:value="0.82950747013092" calcext:value-type="float">
            <text:p>0.82950747013092</text:p>
          </table:table-cell>
          <table:table-cell table:number-columns-repeated="2"/>
        </table:table-row>
        <table:table-row table:style-name="ro1">
          <table:table-cell office:value-type="float" office:value="0.829063773155212" calcext:value-type="float">
            <text:p>0.829063773155212</text:p>
          </table:table-cell>
          <table:table-cell table:number-columns-repeated="2"/>
        </table:table-row>
        <table:table-row table:style-name="ro1">
          <table:table-cell office:value-type="float" office:value="0.829763889312744" calcext:value-type="float">
            <text:p>0.829763889312744</text:p>
          </table:table-cell>
          <table:table-cell table:number-columns-repeated="2"/>
        </table:table-row>
        <table:table-row table:style-name="ro1">
          <table:table-cell office:value-type="float" office:value="0.455418318510056" calcext:value-type="float">
            <text:p>0.455418318510056</text:p>
          </table:table-cell>
          <table:table-cell table:number-columns-repeated="2"/>
        </table:table-row>
        <table:table-row table:style-name="ro1">
          <table:table-cell office:value-type="float" office:value="0.454287081956863" calcext:value-type="float">
            <text:p>0.454287081956863</text:p>
          </table:table-cell>
          <table:table-cell table:number-columns-repeated="2"/>
        </table:table-row>
        <table:table-row table:style-name="ro1">
          <table:table-cell office:value-type="float" office:value="0.452317953109741" calcext:value-type="float">
            <text:p>0.452317953109741</text:p>
          </table:table-cell>
          <table:table-cell table:number-columns-repeated="2"/>
        </table:table-row>
        <table:table-row table:style-name="ro1">
          <table:table-cell office:value-type="float" office:value="0.536768198013306" calcext:value-type="float">
            <text:p>0.536768198013306</text:p>
          </table:table-cell>
          <table:table-cell table:number-columns-repeated="2"/>
        </table:table-row>
        <table:table-row table:style-name="ro1">
          <table:table-cell office:value-type="float" office:value="0.537350535392761" calcext:value-type="float">
            <text:p>0.537350535392761</text:p>
          </table:table-cell>
          <table:table-cell table:number-columns-repeated="2"/>
        </table:table-row>
        <table:table-row table:style-name="ro1">
          <table:table-cell office:value-type="float" office:value="0.512659966945648" calcext:value-type="float">
            <text:p>0.512659966945648</text:p>
          </table:table-cell>
          <table:table-cell table:number-columns-repeated="2"/>
        </table:table-row>
        <table:table-row table:style-name="ro1">
          <table:table-cell office:value-type="float" office:value="0.410088658332825" calcext:value-type="float">
            <text:p>0.410088658332825</text:p>
          </table:table-cell>
          <table:table-cell table:number-columns-repeated="2"/>
        </table:table-row>
        <table:table-row table:style-name="ro1">
          <table:table-cell office:value-type="float" office:value="0.440431356430054" calcext:value-type="float">
            <text:p>0.440431356430054</text:p>
          </table:table-cell>
          <table:table-cell table:number-columns-repeated="2"/>
        </table:table-row>
        <table:table-row table:style-name="ro1">
          <table:table-cell office:value-type="float" office:value="0.808085560798645" calcext:value-type="float">
            <text:p>0.808085560798645</text:p>
          </table:table-cell>
          <table:table-cell table:number-columns-repeated="2"/>
        </table:table-row>
        <table:table-row table:style-name="ro1">
          <table:table-cell office:value-type="float" office:value="0.807071328163147" calcext:value-type="float">
            <text:p>0.807071328163147</text:p>
          </table:table-cell>
          <table:table-cell table:number-columns-repeated="2"/>
        </table:table-row>
        <table:table-row table:style-name="ro1">
          <table:table-cell office:value-type="float" office:value="0.803121864795685" calcext:value-type="float">
            <text:p>0.803121864795685</text:p>
          </table:table-cell>
          <table:table-cell table:number-columns-repeated="2"/>
        </table:table-row>
        <table:table-row table:style-name="ro1">
          <table:table-cell office:value-type="float" office:value="0.914986848831177" calcext:value-type="float">
            <text:p>0.914986848831177</text:p>
          </table:table-cell>
          <table:table-cell table:number-columns-repeated="2"/>
        </table:table-row>
        <table:table-row table:style-name="ro1">
          <table:table-cell office:value-type="float" office:value="0.914767742156982" calcext:value-type="float">
            <text:p>0.914767742156982</text:p>
          </table:table-cell>
          <table:table-cell table:number-columns-repeated="2"/>
        </table:table-row>
        <table:table-row table:style-name="ro1">
          <table:table-cell office:value-type="float" office:value="0.914582133293152" calcext:value-type="float">
            <text:p>0.914582133293152</text:p>
          </table:table-cell>
          <table:table-cell table:number-columns-repeated="2"/>
        </table:table-row>
        <table:table-row table:style-name="ro1">
          <table:table-cell office:value-type="float" office:value="0.927331805229187" calcext:value-type="float">
            <text:p>0.927331805229187</text:p>
          </table:table-cell>
          <table:table-cell table:number-columns-repeated="2"/>
        </table:table-row>
        <table:table-row table:style-name="ro1">
          <table:table-cell office:value-type="float" office:value="0.927302658557892" calcext:value-type="float">
            <text:p>0.927302658557892</text:p>
          </table:table-cell>
          <table:table-cell table:number-columns-repeated="2"/>
        </table:table-row>
        <table:table-row table:style-name="ro1">
          <table:table-cell office:value-type="float" office:value="0.927501797676086" calcext:value-type="float">
            <text:p>0.927501797676086</text:p>
          </table:table-cell>
          <table:table-cell table:number-columns-repeated="2"/>
        </table:table-row>
        <table:table-row table:style-name="ro1">
          <table:table-cell office:value-type="float" office:value="0.941147983074188" calcext:value-type="float">
            <text:p>0.941147983074188</text:p>
          </table:table-cell>
          <table:table-cell table:number-columns-repeated="2"/>
        </table:table-row>
        <table:table-row table:style-name="ro1">
          <table:table-cell office:value-type="float" office:value="0.941073477268219" calcext:value-type="float">
            <text:p>0.941073477268219</text:p>
          </table:table-cell>
          <table:table-cell table:number-columns-repeated="2"/>
        </table:table-row>
        <table:table-row table:style-name="ro1">
          <table:table-cell office:value-type="float" office:value="0.941044688224792" calcext:value-type="float">
            <text:p>0.941044688224792</text:p>
          </table:table-cell>
          <table:table-cell table:number-columns-repeated="2"/>
        </table:table-row>
        <table:table-row table:style-name="ro1">
          <table:table-cell office:value-type="float" office:value="0.932032108306885" calcext:value-type="float">
            <text:p>0.932032108306885</text:p>
          </table:table-cell>
          <table:table-cell table:number-columns-repeated="2"/>
        </table:table-row>
        <table:table-row table:style-name="ro1">
          <table:table-cell office:value-type="float" office:value="0.932016789913178" calcext:value-type="float">
            <text:p>0.932016789913178</text:p>
          </table:table-cell>
          <table:table-cell table:number-columns-repeated="2"/>
        </table:table-row>
        <table:table-row table:style-name="ro1">
          <table:table-cell office:value-type="float" office:value="0.932345271110535" calcext:value-type="float">
            <text:p>0.932345271110535</text:p>
          </table:table-cell>
          <table:table-cell table:number-columns-repeated="2"/>
        </table:table-row>
        <table:table-row table:style-name="ro1">
          <table:table-cell office:value-type="float" office:value="0.913814306259155" calcext:value-type="float">
            <text:p>0.913814306259155</text:p>
          </table:table-cell>
          <table:table-cell table:number-columns-repeated="2"/>
        </table:table-row>
        <table:table-row table:style-name="ro1">
          <table:table-cell office:value-type="float" office:value="0.913875997066498" calcext:value-type="float">
            <text:p>0.913875997066498</text:p>
          </table:table-cell>
          <table:table-cell table:number-columns-repeated="2"/>
        </table:table-row>
        <table:table-row table:style-name="ro1">
          <table:table-cell office:value-type="float" office:value="0.914002239704132" calcext:value-type="float">
            <text:p>0.914002239704132</text:p>
          </table:table-cell>
          <table:table-cell table:number-columns-repeated="2"/>
        </table:table-row>
        <table:table-row table:style-name="ro1">
          <table:table-cell office:value-type="float" office:value="0.932413995265961" calcext:value-type="float">
            <text:p>0.932413995265961</text:p>
          </table:table-cell>
          <table:table-cell table:number-columns-repeated="2"/>
        </table:table-row>
        <table:table-row table:style-name="ro1">
          <table:table-cell office:value-type="float" office:value="0.932542860507965" calcext:value-type="float">
            <text:p>0.932542860507965</text:p>
          </table:table-cell>
          <table:table-cell table:number-columns-repeated="2"/>
        </table:table-row>
        <table:table-row table:style-name="ro1">
          <table:table-cell office:value-type="float" office:value="0.932796835899353" calcext:value-type="float">
            <text:p>0.932796835899353</text:p>
          </table:table-cell>
          <table:table-cell table:number-columns-repeated="2"/>
        </table:table-row>
        <table:table-row table:style-name="ro1">
          <table:table-cell office:value-type="float" office:value="0.921120703220367" calcext:value-type="float">
            <text:p>0.921120703220367</text:p>
          </table:table-cell>
          <table:table-cell table:number-columns-repeated="2"/>
        </table:table-row>
        <table:table-row table:style-name="ro1">
          <table:table-cell office:value-type="float" office:value="0.921285510063171" calcext:value-type="float">
            <text:p>0.921285510063171</text:p>
          </table:table-cell>
          <table:table-cell table:number-columns-repeated="2"/>
        </table:table-row>
        <table:table-row table:style-name="ro1">
          <table:table-cell office:value-type="float" office:value="0.921426236629486" calcext:value-type="float">
            <text:p>0.921426236629486</text:p>
          </table:table-cell>
          <table:table-cell table:number-columns-repeated="2"/>
        </table:table-row>
        <table:table-row table:style-name="ro1">
          <table:table-cell office:value-type="float" office:value="0.886736154556274" calcext:value-type="float">
            <text:p>0.886736154556274</text:p>
          </table:table-cell>
          <table:table-cell table:number-columns-repeated="2"/>
        </table:table-row>
        <table:table-row table:style-name="ro1">
          <table:table-cell office:value-type="float" office:value="0.886849105358124" calcext:value-type="float">
            <text:p>0.886849105358124</text:p>
          </table:table-cell>
          <table:table-cell table:number-columns-repeated="2"/>
        </table:table-row>
        <table:table-row table:style-name="ro1">
          <table:table-cell office:value-type="float" office:value="0.887237787246704" calcext:value-type="float">
            <text:p>0.887237787246704</text:p>
          </table:table-cell>
          <table:table-cell table:number-columns-repeated="2"/>
        </table:table-row>
        <table:table-row table:style-name="ro1">
          <table:table-cell office:value-type="float" office:value="0.880750060081482" calcext:value-type="float">
            <text:p>0.880750060081482</text:p>
          </table:table-cell>
          <table:table-cell table:number-columns-repeated="2"/>
        </table:table-row>
        <table:table-row table:style-name="ro1">
          <table:table-cell office:value-type="float" office:value="0.880086362361908" calcext:value-type="float">
            <text:p>0.880086362361908</text:p>
          </table:table-cell>
          <table:table-cell table:number-columns-repeated="2"/>
        </table:table-row>
        <table:table-row table:style-name="ro1">
          <table:table-cell office:value-type="float" office:value="0.913084447383881" calcext:value-type="float">
            <text:p>0.913084447383881</text:p>
          </table:table-cell>
          <table:table-cell table:number-columns-repeated="2"/>
        </table:table-row>
        <table:table-row table:style-name="ro1">
          <table:table-cell office:value-type="float" office:value="0.913361430168152" calcext:value-type="float">
            <text:p>0.913361430168152</text:p>
          </table:table-cell>
          <table:table-cell table:number-columns-repeated="2"/>
        </table:table-row>
        <table:table-row table:style-name="ro1">
          <table:table-cell office:value-type="float" office:value="0.913262188434601" calcext:value-type="float">
            <text:p>0.913262188434601</text:p>
          </table:table-cell>
          <table:table-cell table:number-columns-repeated="2"/>
        </table:table-row>
        <table:table-row table:style-name="ro1">
          <table:table-cell office:value-type="float" office:value="0.903962850570679" calcext:value-type="float">
            <text:p>0.903962850570679</text:p>
          </table:table-cell>
          <table:table-cell table:number-columns-repeated="2"/>
        </table:table-row>
        <table:table-row table:style-name="ro1">
          <table:table-cell office:value-type="float" office:value="0.903737425804138" calcext:value-type="float">
            <text:p>0.903737425804138</text:p>
          </table:table-cell>
          <table:table-cell table:number-columns-repeated="2"/>
        </table:table-row>
        <table:table-row table:style-name="ro1">
          <table:table-cell office:value-type="float" office:value="0.904037594795227" calcext:value-type="float">
            <text:p>0.904037594795227</text:p>
          </table:table-cell>
          <table:table-cell table:number-columns-repeated="2"/>
        </table:table-row>
        <table:table-row table:style-name="ro1">
          <table:table-cell office:value-type="float" office:value="0.866014838218689" calcext:value-type="float">
            <text:p>0.866014838218689</text:p>
          </table:table-cell>
          <table:table-cell table:number-columns-repeated="2"/>
        </table:table-row>
        <table:table-row table:style-name="ro1">
          <table:table-cell office:value-type="float" office:value="0.866472423076629" calcext:value-type="float">
            <text:p>0.866472423076629</text:p>
          </table:table-cell>
          <table:table-cell table:number-columns-repeated="2"/>
        </table:table-row>
        <table:table-row table:style-name="ro1">
          <table:table-cell office:value-type="float" office:value="0.866233766078949" calcext:value-type="float">
            <text:p>0.866233766078949</text:p>
          </table:table-cell>
          <table:table-cell table:number-columns-repeated="2"/>
        </table:table-row>
        <table:table-row table:style-name="ro1">
          <table:table-cell office:value-type="float" office:value="0.764994204044342" calcext:value-type="float">
            <text:p>0.764994204044342</text:p>
          </table:table-cell>
          <table:table-cell table:number-columns-repeated="2"/>
        </table:table-row>
        <table:table-row table:style-name="ro1">
          <table:table-cell office:value-type="float" office:value="0.761479139328003" calcext:value-type="float">
            <text:p>0.761479139328003</text:p>
          </table:table-cell>
          <table:table-cell table:number-columns-repeated="2"/>
        </table:table-row>
        <table:table-row table:style-name="ro1">
          <table:table-cell office:value-type="float" office:value="0.762303113937378" calcext:value-type="float">
            <text:p>0.762303113937378</text:p>
          </table:table-cell>
          <table:table-cell table:number-columns-repeated="2"/>
        </table:table-row>
        <table:table-row table:style-name="ro1">
          <table:table-cell office:value-type="float" office:value="0.379447519779205" calcext:value-type="float">
            <text:p>0.379447519779205</text:p>
          </table:table-cell>
          <table:table-cell table:number-columns-repeated="2"/>
        </table:table-row>
        <table:table-row table:style-name="ro1">
          <table:table-cell office:value-type="float" office:value="0.375848531723022" calcext:value-type="float">
            <text:p>0.375848531723022</text:p>
          </table:table-cell>
          <table:table-cell table:number-columns-repeated="2"/>
        </table:table-row>
        <table:table-row table:style-name="ro1">
          <table:table-cell office:value-type="float" office:value="0.37654834985733" calcext:value-type="float">
            <text:p>0.37654834985733</text:p>
          </table:table-cell>
          <table:table-cell table:number-columns-repeated="2"/>
        </table:table-row>
        <table:table-row table:style-name="ro1">
          <table:table-cell office:value-type="float" office:value="0.573115944862366" calcext:value-type="float">
            <text:p>0.573115944862366</text:p>
          </table:table-cell>
          <table:table-cell table:number-columns-repeated="2"/>
        </table:table-row>
        <table:table-row table:style-name="ro1">
          <table:table-cell office:value-type="float" office:value="0.573089718818665" calcext:value-type="float">
            <text:p>0.573089718818665</text:p>
          </table:table-cell>
          <table:table-cell table:number-columns-repeated="2"/>
        </table:table-row>
        <table:table-row table:style-name="ro1">
          <table:table-cell office:value-type="float" office:value="0.575729072093964" calcext:value-type="float">
            <text:p>0.575729072093964</text:p>
          </table:table-cell>
          <table:table-cell table:number-columns-repeated="2"/>
        </table:table-row>
        <table:table-row table:style-name="ro1">
          <table:table-cell office:value-type="float" office:value="0.670955955982208" calcext:value-type="float">
            <text:p>0.670955955982208</text:p>
          </table:table-cell>
          <table:table-cell table:number-columns-repeated="2"/>
        </table:table-row>
        <table:table-row table:style-name="ro1">
          <table:table-cell office:value-type="float" office:value="0.669699788093567" calcext:value-type="float">
            <text:p>0.669699788093567</text:p>
          </table:table-cell>
          <table:table-cell table:number-columns-repeated="2"/>
        </table:table-row>
        <table:table-row table:style-name="ro1">
          <table:table-cell office:value-type="float" office:value="0.685220777988434" calcext:value-type="float">
            <text:p>0.685220777988434</text:p>
          </table:table-cell>
          <table:table-cell table:number-columns-repeated="2"/>
        </table:table-row>
        <table:table-row table:style-name="ro1">
          <table:table-cell office:value-type="float" office:value="0.684576451778412" calcext:value-type="float">
            <text:p>0.684576451778412</text:p>
          </table:table-cell>
          <table:table-cell table:number-columns-repeated="2"/>
        </table:table-row>
        <table:table-row table:style-name="ro1">
          <table:table-cell office:value-type="float" office:value="0.681971311569214" calcext:value-type="float">
            <text:p>0.681971311569214</text:p>
          </table:table-cell>
          <table:table-cell table:number-columns-repeated="2"/>
        </table:table-row>
        <table:table-row table:style-name="ro1">
          <table:table-cell office:value-type="float" office:value="0.66290146112442" calcext:value-type="float">
            <text:p>0.66290146112442</text:p>
          </table:table-cell>
          <table:table-cell table:number-columns-repeated="2"/>
        </table:table-row>
        <table:table-row table:style-name="ro1">
          <table:table-cell office:value-type="float" office:value="0.664620876312256" calcext:value-type="float">
            <text:p>0.664620876312256</text:p>
          </table:table-cell>
          <table:table-cell table:number-columns-repeated="2"/>
        </table:table-row>
        <table:table-row table:style-name="ro1">
          <table:table-cell office:value-type="float" office:value="0.669959604740143" calcext:value-type="float">
            <text:p>0.669959604740143</text:p>
          </table:table-cell>
          <table:table-cell table:number-columns-repeated="2"/>
        </table:table-row>
        <table:table-row table:style-name="ro1">
          <table:table-cell office:value-type="float" office:value="0.654264390468597" calcext:value-type="float">
            <text:p>0.654264390468597</text:p>
          </table:table-cell>
          <table:table-cell table:number-columns-repeated="2"/>
        </table:table-row>
        <table:table-row table:style-name="ro1">
          <table:table-cell office:value-type="float" office:value="0.652845025062561" calcext:value-type="float">
            <text:p>0.652845025062561</text:p>
          </table:table-cell>
          <table:table-cell table:number-columns-repeated="2"/>
        </table:table-row>
        <table:table-row table:style-name="ro1">
          <table:table-cell office:value-type="float" office:value="0.658405303955078" calcext:value-type="float">
            <text:p>0.658405303955078</text:p>
          </table:table-cell>
          <table:table-cell table:number-columns-repeated="2"/>
        </table:table-row>
        <table:table-row table:style-name="ro1">
          <table:table-cell office:value-type="float" office:value="0.63796877861023" calcext:value-type="float">
            <text:p>0.63796877861023</text:p>
          </table:table-cell>
          <table:table-cell table:number-columns-repeated="2"/>
        </table:table-row>
        <table:table-row table:style-name="ro1">
          <table:table-cell office:value-type="float" office:value="0.638450622558594" calcext:value-type="float">
            <text:p>0.638450622558594</text:p>
          </table:table-cell>
          <table:table-cell table:number-columns-repeated="2"/>
        </table:table-row>
        <table:table-row table:style-name="ro1">
          <table:table-cell office:value-type="float" office:value="0.638501346111298" calcext:value-type="float">
            <text:p>0.638501346111298</text:p>
          </table:table-cell>
          <table:table-cell table:number-columns-repeated="2"/>
        </table:table-row>
        <table:table-row table:style-name="ro1">
          <table:table-cell office:value-type="float" office:value="0.596151411533356" calcext:value-type="float">
            <text:p>0.596151411533356</text:p>
          </table:table-cell>
          <table:table-cell table:number-columns-repeated="2"/>
        </table:table-row>
        <table:table-row table:style-name="ro1">
          <table:table-cell office:value-type="float" office:value="0.595199286937714" calcext:value-type="float">
            <text:p>0.595199286937714</text:p>
          </table:table-cell>
          <table:table-cell table:number-columns-repeated="2"/>
        </table:table-row>
        <table:table-row table:style-name="ro1">
          <table:table-cell office:value-type="float" office:value="0.595725297927856" calcext:value-type="float">
            <text:p>0.595725297927856</text:p>
          </table:table-cell>
          <table:table-cell table:number-columns-repeated="2"/>
        </table:table-row>
        <table:table-row table:style-name="ro1">
          <table:table-cell office:value-type="float" office:value="0.56050580739975" calcext:value-type="float">
            <text:p>0.56050580739975</text:p>
          </table:table-cell>
          <table:table-cell table:number-columns-repeated="2"/>
        </table:table-row>
        <table:table-row table:style-name="ro1">
          <table:table-cell office:value-type="float" office:value="0.557403087615967" calcext:value-type="float">
            <text:p>0.557403087615967</text:p>
          </table:table-cell>
          <table:table-cell table:number-columns-repeated="2"/>
        </table:table-row>
        <table:table-row table:style-name="ro1">
          <table:table-cell office:value-type="float" office:value="0.559427917003632" calcext:value-type="float">
            <text:p>0.559427917003632</text:p>
          </table:table-cell>
          <table:table-cell table:number-columns-repeated="2"/>
        </table:table-row>
        <table:table-row table:style-name="ro1">
          <table:table-cell office:value-type="float" office:value="0.510840237140656" calcext:value-type="float">
            <text:p>0.510840237140656</text:p>
          </table:table-cell>
          <table:table-cell table:number-columns-repeated="2"/>
        </table:table-row>
        <table:table-row table:style-name="ro1">
          <table:table-cell office:value-type="float" office:value="0.509647130966187" calcext:value-type="float">
            <text:p>0.509647130966187</text:p>
          </table:table-cell>
          <table:table-cell table:number-columns-repeated="2"/>
        </table:table-row>
        <table:table-row table:style-name="ro1">
          <table:table-cell office:value-type="float" office:value="0.510726809501648" calcext:value-type="float">
            <text:p>0.510726809501648</text:p>
          </table:table-cell>
          <table:table-cell table:number-columns-repeated="2"/>
        </table:table-row>
        <table:table-row table:style-name="ro1">
          <table:table-cell office:value-type="float" office:value="0.493324398994446" calcext:value-type="float">
            <text:p>0.493324398994446</text:p>
          </table:table-cell>
          <table:table-cell table:number-columns-repeated="2"/>
        </table:table-row>
        <table:table-row table:style-name="ro1">
          <table:table-cell office:value-type="float" office:value="0.492789715528488" calcext:value-type="float">
            <text:p>0.492789715528488</text:p>
          </table:table-cell>
          <table:table-cell table:number-columns-repeated="2"/>
        </table:table-row>
        <table:table-row table:style-name="ro1">
          <table:table-cell office:value-type="float" office:value="0.490518480539322" calcext:value-type="float">
            <text:p>0.490518480539322</text:p>
          </table:table-cell>
          <table:table-cell table:number-columns-repeated="2"/>
        </table:table-row>
        <table:table-row table:style-name="ro1">
          <table:table-cell office:value-type="float" office:value="0.478672295808792" calcext:value-type="float">
            <text:p>0.478672295808792</text:p>
          </table:table-cell>
          <table:table-cell table:number-columns-repeated="2"/>
        </table:table-row>
        <table:table-row table:style-name="ro1">
          <table:table-cell office:value-type="float" office:value="0.480922609567642" calcext:value-type="float">
            <text:p>0.480922609567642</text:p>
          </table:table-cell>
          <table:table-cell table:number-columns-repeated="2"/>
        </table:table-row>
        <table:table-row table:style-name="ro1">
          <table:table-cell office:value-type="float" office:value="0.483539819717407" calcext:value-type="float">
            <text:p>0.483539819717407</text:p>
          </table:table-cell>
          <table:table-cell table:number-columns-repeated="2"/>
        </table:table-row>
        <table:table-row table:style-name="ro1">
          <table:table-cell office:value-type="float" office:value="0.467491328716278" calcext:value-type="float">
            <text:p>0.467491328716278</text:p>
          </table:table-cell>
          <table:table-cell table:number-columns-repeated="2"/>
        </table:table-row>
        <table:table-row table:style-name="ro1">
          <table:table-cell office:value-type="float" office:value="0.471827536821365" calcext:value-type="float">
            <text:p>0.471827536821365</text:p>
          </table:table-cell>
          <table:table-cell table:number-columns-repeated="2"/>
        </table:table-row>
        <table:table-row table:style-name="ro1">
          <table:table-cell office:value-type="float" office:value="0.407739132642746" calcext:value-type="float">
            <text:p>0.407739132642746</text:p>
          </table:table-cell>
          <table:table-cell table:number-columns-repeated="2"/>
        </table:table-row>
        <table:table-row table:style-name="ro1">
          <table:table-cell office:value-type="float" office:value="0.40774342417717" calcext:value-type="float">
            <text:p>0.40774342417717</text:p>
          </table:table-cell>
          <table:table-cell table:number-columns-repeated="2"/>
        </table:table-row>
        <table:table-row table:style-name="ro1">
          <table:table-cell office:value-type="float" office:value="0.406229138374329" calcext:value-type="float">
            <text:p>0.406229138374329</text:p>
          </table:table-cell>
          <table:table-cell table:number-columns-repeated="2"/>
        </table:table-row>
        <table:table-row table:style-name="ro1">
          <table:table-cell office:value-type="float" office:value="0.381476223468781" calcext:value-type="float">
            <text:p>0.381476223468781</text:p>
          </table:table-cell>
          <table:table-cell table:number-columns-repeated="2"/>
        </table:table-row>
        <table:table-row table:style-name="ro1">
          <table:table-cell office:value-type="float" office:value="0.385967910289764" calcext:value-type="float">
            <text:p>0.385967910289764</text:p>
          </table:table-cell>
          <table:table-cell table:number-columns-repeated="2"/>
        </table:table-row>
        <table:table-row table:style-name="ro1">
          <table:table-cell office:value-type="float" office:value="0.385951429605484" calcext:value-type="float">
            <text:p>0.385951429605484</text:p>
          </table:table-cell>
          <table:table-cell table:number-columns-repeated="2"/>
        </table:table-row>
        <table:table-row table:style-name="ro1">
          <table:table-cell office:value-type="float" office:value="0.339079171419144" calcext:value-type="float">
            <text:p>0.339079171419144</text:p>
          </table:table-cell>
          <table:table-cell table:number-columns-repeated="2"/>
        </table:table-row>
        <table:table-row table:style-name="ro1">
          <table:table-cell office:value-type="float" office:value="0.338661551475525" calcext:value-type="float">
            <text:p>0.338661551475525</text:p>
          </table:table-cell>
          <table:table-cell table:number-columns-repeated="2"/>
        </table:table-row>
        <table:table-row table:style-name="ro1">
          <table:table-cell office:value-type="float" office:value="0.336227566003799" calcext:value-type="float">
            <text:p>0.336227566003799</text:p>
          </table:table-cell>
          <table:table-cell table:number-columns-repeated="2"/>
        </table:table-row>
        <table:table-row table:style-name="ro1">
          <table:table-cell office:value-type="float" office:value="0.362513720989227" calcext:value-type="float">
            <text:p>0.362513720989227</text:p>
          </table:table-cell>
          <table:table-cell table:number-columns-repeated="2"/>
        </table:table-row>
        <table:table-row table:style-name="ro1">
          <table:table-cell office:value-type="float" office:value="0.365130633115768" calcext:value-type="float">
            <text:p>0.365130633115768</text:p>
          </table:table-cell>
          <table:table-cell table:number-columns-repeated="2"/>
        </table:table-row>
        <table:table-row table:style-name="ro1">
          <table:table-cell office:value-type="float" office:value="0.367076843976974" calcext:value-type="float">
            <text:p>0.367076843976974</text:p>
          </table:table-cell>
          <table:table-cell table:number-columns-repeated="2"/>
        </table:table-row>
        <table:table-row table:style-name="ro1">
          <table:table-cell office:value-type="float" office:value="0.361250072717667" calcext:value-type="float">
            <text:p>0.361250072717667</text:p>
          </table:table-cell>
          <table:table-cell table:number-columns-repeated="2"/>
        </table:table-row>
        <table:table-row table:style-name="ro1">
          <table:table-cell office:value-type="float" office:value="0.360818445682526" calcext:value-type="float">
            <text:p>0.360818445682526</text:p>
          </table:table-cell>
          <table:table-cell table:number-columns-repeated="2"/>
        </table:table-row>
        <table:table-row table:style-name="ro1">
          <table:table-cell office:value-type="float" office:value="0.35168194770813" calcext:value-type="float">
            <text:p>0.35168194770813</text:p>
          </table:table-cell>
          <table:table-cell table:number-columns-repeated="2"/>
        </table:table-row>
        <table:table-row table:style-name="ro1">
          <table:table-cell office:value-type="float" office:value="0.359823703765869" calcext:value-type="float">
            <text:p>0.359823703765869</text:p>
          </table:table-cell>
          <table:table-cell table:number-columns-repeated="2"/>
        </table:table-row>
        <table:table-row table:style-name="ro1">
          <table:table-cell office:value-type="float" office:value="0.363375067710876" calcext:value-type="float">
            <text:p>0.363375067710876</text:p>
          </table:table-cell>
          <table:table-cell table:number-columns-repeated="2"/>
        </table:table-row>
        <table:table-row table:style-name="ro1">
          <table:table-cell office:value-type="float" office:value="0.364180475473404" calcext:value-type="float">
            <text:p>0.364180475473404</text:p>
          </table:table-cell>
          <table:table-cell table:number-columns-repeated="2"/>
        </table:table-row>
        <table:table-row table:style-name="ro1">
          <table:table-cell office:value-type="float" office:value="0.316278338432312" calcext:value-type="float">
            <text:p>0.316278338432312</text:p>
          </table:table-cell>
          <table:table-cell table:number-columns-repeated="2"/>
        </table:table-row>
        <table:table-row table:style-name="ro1">
          <table:table-cell office:value-type="float" office:value="0.316442161798477" calcext:value-type="float">
            <text:p>0.316442161798477</text:p>
          </table:table-cell>
          <table:table-cell table:number-columns-repeated="2"/>
        </table:table-row>
        <table:table-row table:style-name="ro1">
          <table:table-cell office:value-type="float" office:value="0.31382605433464" calcext:value-type="float">
            <text:p>0.31382605433464</text:p>
          </table:table-cell>
          <table:table-cell table:number-columns-repeated="2"/>
        </table:table-row>
        <table:table-row table:style-name="ro1">
          <table:table-cell office:value-type="float" office:value="0.309456050395966" calcext:value-type="float">
            <text:p>0.309456050395966</text:p>
          </table:table-cell>
          <table:table-cell table:number-columns-repeated="2"/>
        </table:table-row>
        <table:table-row table:style-name="ro1">
          <table:table-cell office:value-type="float" office:value="0.311423599720001" calcext:value-type="float">
            <text:p>0.311423599720001</text:p>
          </table:table-cell>
          <table:table-cell table:number-columns-repeated="2"/>
        </table:table-row>
        <table:table-row table:style-name="ro1">
          <table:table-cell office:value-type="float" office:value="0.30940967798233" calcext:value-type="float">
            <text:p>0.30940967798233</text:p>
          </table:table-cell>
          <table:table-cell table:number-columns-repeated="2"/>
        </table:table-row>
        <table:table-row table:style-name="ro1">
          <table:table-cell office:value-type="float" office:value="0.276203006505966" calcext:value-type="float">
            <text:p>0.276203006505966</text:p>
          </table:table-cell>
          <table:table-cell table:number-columns-repeated="2"/>
        </table:table-row>
        <table:table-row table:style-name="ro1">
          <table:table-cell office:value-type="float" office:value="0.276240140199661" calcext:value-type="float">
            <text:p>0.276240140199661</text:p>
          </table:table-cell>
          <table:table-cell table:number-columns-repeated="2"/>
        </table:table-row>
        <table:table-row table:style-name="ro1">
          <table:table-cell office:value-type="float" office:value="0.278497964143753" calcext:value-type="float">
            <text:p>0.278497964143753</text:p>
          </table:table-cell>
          <table:table-cell table:number-columns-repeated="2"/>
        </table:table-row>
        <table:table-row table:style-name="ro1">
          <table:table-cell office:value-type="float" office:value="0.267850697040558" calcext:value-type="float">
            <text:p>0.267850697040558</text:p>
          </table:table-cell>
          <table:table-cell table:number-columns-repeated="2"/>
        </table:table-row>
        <table:table-row table:style-name="ro1">
          <table:table-cell office:value-type="float" office:value="0.268726378679276" calcext:value-type="float">
            <text:p>0.268726378679276</text:p>
          </table:table-cell>
          <table:table-cell table:number-columns-repeated="2"/>
        </table:table-row>
        <table:table-row table:style-name="ro1">
          <table:table-cell office:value-type="float" office:value="0.271223455667496" calcext:value-type="float">
            <text:p>0.271223455667496</text:p>
          </table:table-cell>
          <table:table-cell table:number-columns-repeated="2"/>
        </table:table-row>
        <table:table-row table:style-name="ro1">
          <table:table-cell office:value-type="float" office:value="0.27009853720665" calcext:value-type="float">
            <text:p>0.27009853720665</text:p>
          </table:table-cell>
          <table:table-cell table:number-columns-repeated="2"/>
        </table:table-row>
        <table:table-row table:style-name="ro1">
          <table:table-cell office:value-type="float" office:value="0.271032482385635" calcext:value-type="float">
            <text:p>0.271032482385635</text:p>
          </table:table-cell>
          <table:table-cell table:number-columns-repeated="2"/>
        </table:table-row>
        <table:table-row table:style-name="ro1">
          <table:table-cell office:value-type="float" office:value="0.613935589790344" calcext:value-type="float">
            <text:p>0.613935589790344</text:p>
          </table:table-cell>
          <table:table-cell table:number-columns-repeated="2"/>
        </table:table-row>
        <table:table-row table:style-name="ro1">
          <table:table-cell office:value-type="float" office:value="0.612722754478455" calcext:value-type="float">
            <text:p>0.612722754478455</text:p>
          </table:table-cell>
          <table:table-cell table:number-columns-repeated="2"/>
        </table:table-row>
        <table:table-row table:style-name="ro1">
          <table:table-cell office:value-type="float" office:value="0.617287814617157" calcext:value-type="float">
            <text:p>0.617287814617157</text:p>
          </table:table-cell>
          <table:table-cell table:number-columns-repeated="2"/>
        </table:table-row>
        <table:table-row table:style-name="ro1">
          <table:table-cell office:value-type="float" office:value="0.577550828456879" calcext:value-type="float">
            <text:p>0.577550828456879</text:p>
          </table:table-cell>
          <table:table-cell table:number-columns-repeated="2"/>
        </table:table-row>
        <table:table-row table:style-name="ro1">
          <table:table-cell office:value-type="float" office:value="0.590411722660065" calcext:value-type="float">
            <text:p>0.590411722660065</text:p>
          </table:table-cell>
          <table:table-cell table:number-columns-repeated="2"/>
        </table:table-row>
        <table:table-row table:style-name="ro1">
          <table:table-cell office:value-type="float" office:value="0.59269118309021" calcext:value-type="float">
            <text:p>0.59269118309021</text:p>
          </table:table-cell>
          <table:table-cell table:number-columns-repeated="2"/>
        </table:table-row>
        <table:table-row table:style-name="ro1">
          <table:table-cell office:value-type="float" office:value="0.626100897789001" calcext:value-type="float">
            <text:p>0.626100897789001</text:p>
          </table:table-cell>
          <table:table-cell table:number-columns-repeated="2"/>
        </table:table-row>
        <table:table-row table:style-name="ro1">
          <table:table-cell office:value-type="float" office:value="0.621825039386749" calcext:value-type="float">
            <text:p>0.621825039386749</text:p>
          </table:table-cell>
          <table:table-cell table:number-columns-repeated="2"/>
        </table:table-row>
        <table:table-row table:style-name="ro1">
          <table:table-cell office:value-type="float" office:value="0.622145175933838" calcext:value-type="float">
            <text:p>0.622145175933838</text:p>
          </table:table-cell>
          <table:table-cell table:number-columns-repeated="2"/>
        </table:table-row>
        <table:table-row table:style-name="ro1">
          <table:table-cell office:value-type="float" office:value="0.737367570400238" calcext:value-type="float">
            <text:p>0.737367570400238</text:p>
          </table:table-cell>
          <table:table-cell table:number-columns-repeated="2"/>
        </table:table-row>
        <table:table-row table:style-name="ro1">
          <table:table-cell office:value-type="float" office:value="0.73865818977356" calcext:value-type="float">
            <text:p>0.73865818977356</text:p>
          </table:table-cell>
          <table:table-cell table:number-columns-repeated="2"/>
        </table:table-row>
        <table:table-row table:style-name="ro1">
          <table:table-cell office:value-type="float" office:value="0.736940979957581" calcext:value-type="float">
            <text:p>0.736940979957581</text:p>
          </table:table-cell>
          <table:table-cell table:number-columns-repeated="2"/>
        </table:table-row>
        <table:table-row table:style-name="ro1">
          <table:table-cell office:value-type="float" office:value="0.792697846889496" calcext:value-type="float">
            <text:p>0.792697846889496</text:p>
          </table:table-cell>
          <table:table-cell table:number-columns-repeated="2"/>
        </table:table-row>
        <table:table-row table:style-name="ro1">
          <table:table-cell office:value-type="float" office:value="0.792951226234436" calcext:value-type="float">
            <text:p>0.792951226234436</text:p>
          </table:table-cell>
          <table:table-cell table:number-columns-repeated="2"/>
        </table:table-row>
        <table:table-row table:style-name="ro1">
          <table:table-cell office:value-type="float" office:value="0.793996453285217" calcext:value-type="float">
            <text:p>0.793996453285217</text:p>
          </table:table-cell>
          <table:table-cell table:number-columns-repeated="2"/>
        </table:table-row>
        <table:table-row table:style-name="ro1">
          <table:table-cell office:value-type="float" office:value="0.74099862575531" calcext:value-type="float">
            <text:p>0.74099862575531</text:p>
          </table:table-cell>
          <table:table-cell table:number-columns-repeated="2"/>
        </table:table-row>
        <table:table-row table:style-name="ro1">
          <table:table-cell office:value-type="float" office:value="0.740826487541199" calcext:value-type="float">
            <text:p>0.740826487541199</text:p>
          </table:table-cell>
          <table:table-cell table:number-columns-repeated="2"/>
        </table:table-row>
        <table:table-row table:style-name="ro1">
          <table:table-cell office:value-type="float" office:value="0.742038369178772" calcext:value-type="float">
            <text:p>0.742038369178772</text:p>
          </table:table-cell>
          <table:table-cell table:number-columns-repeated="2"/>
        </table:table-row>
        <table:table-row table:style-name="ro1">
          <table:table-cell office:value-type="float" office:value="0.759925544261932" calcext:value-type="float">
            <text:p>0.759925544261932</text:p>
          </table:table-cell>
          <table:table-cell table:number-columns-repeated="2"/>
        </table:table-row>
        <table:table-row table:style-name="ro1">
          <table:table-cell office:value-type="float" office:value="0.758648753166199" calcext:value-type="float">
            <text:p>0.758648753166199</text:p>
          </table:table-cell>
          <table:table-cell table:number-columns-repeated="2"/>
        </table:table-row>
        <table:table-row table:style-name="ro1">
          <table:table-cell office:value-type="float" office:value="0.756614446640015" calcext:value-type="float">
            <text:p>0.756614446640015</text:p>
          </table:table-cell>
          <table:table-cell table:number-columns-repeated="2"/>
        </table:table-row>
        <table:table-row table:style-name="ro1">
          <table:table-cell office:value-type="float" office:value="0.767461478710175" calcext:value-type="float">
            <text:p>0.767461478710175</text:p>
          </table:table-cell>
          <table:table-cell table:number-columns-repeated="2"/>
        </table:table-row>
        <table:table-row table:style-name="ro1">
          <table:table-cell office:value-type="float" office:value="0.768115103244782" calcext:value-type="float">
            <text:p>0.768115103244782</text:p>
          </table:table-cell>
          <table:table-cell table:number-columns-repeated="2"/>
        </table:table-row>
        <table:table-row table:style-name="ro1">
          <table:table-cell office:value-type="float" office:value="0.767251551151276" calcext:value-type="float">
            <text:p>0.767251551151276</text:p>
          </table:table-cell>
          <table:table-cell table:number-columns-repeated="2"/>
        </table:table-row>
        <table:table-row table:style-name="ro1">
          <table:table-cell office:value-type="float" office:value="0.772022306919098" calcext:value-type="float">
            <text:p>0.772022306919098</text:p>
          </table:table-cell>
          <table:table-cell table:number-columns-repeated="2"/>
        </table:table-row>
        <table:table-row table:style-name="ro1">
          <table:table-cell office:value-type="float" office:value="0.773226499557495" calcext:value-type="float">
            <text:p>0.773226499557495</text:p>
          </table:table-cell>
          <table:table-cell table:number-columns-repeated="2"/>
        </table:table-row>
        <table:table-row table:style-name="ro1">
          <table:table-cell office:value-type="float" office:value="0.797501921653748" calcext:value-type="float">
            <text:p>0.797501921653748</text:p>
          </table:table-cell>
          <table:table-cell table:number-columns-repeated="2"/>
        </table:table-row>
        <table:table-row table:style-name="ro1">
          <table:table-cell office:value-type="float" office:value="0.797858536243439" calcext:value-type="float">
            <text:p>0.797858536243439</text:p>
          </table:table-cell>
          <table:table-cell table:number-columns-repeated="2"/>
        </table:table-row>
        <table:table-row table:style-name="ro1">
          <table:table-cell office:value-type="float" office:value="0.79777467250824" calcext:value-type="float">
            <text:p>0.79777467250824</text:p>
          </table:table-cell>
          <table:table-cell table:number-columns-repeated="2"/>
        </table:table-row>
        <table:table-row table:style-name="ro1">
          <table:table-cell office:value-type="float" office:value="0.810622036457062" calcext:value-type="float">
            <text:p>0.810622036457062</text:p>
          </table:table-cell>
          <table:table-cell table:number-columns-repeated="2"/>
        </table:table-row>
        <table:table-row table:style-name="ro1">
          <table:table-cell office:value-type="float" office:value="0.810453474521637" calcext:value-type="float">
            <text:p>0.810453474521637</text:p>
          </table:table-cell>
          <table:table-cell table:number-columns-repeated="2"/>
        </table:table-row>
        <table:table-row table:style-name="ro1">
          <table:table-cell office:value-type="float" office:value="0.811718106269836" calcext:value-type="float">
            <text:p>0.811718106269836</text:p>
          </table:table-cell>
          <table:table-cell table:number-columns-repeated="2"/>
        </table:table-row>
        <table:table-row table:style-name="ro1">
          <table:table-cell office:value-type="float" office:value="0.813560724258423" calcext:value-type="float">
            <text:p>0.813560724258423</text:p>
          </table:table-cell>
          <table:table-cell table:number-columns-repeated="2"/>
        </table:table-row>
        <table:table-row table:style-name="ro1">
          <table:table-cell office:value-type="float" office:value="0.816756248474121" calcext:value-type="float">
            <text:p>0.816756248474121</text:p>
          </table:table-cell>
          <table:table-cell table:number-columns-repeated="2"/>
        </table:table-row>
        <table:table-row table:style-name="ro1">
          <table:table-cell office:value-type="float" office:value="0.816961228847504" calcext:value-type="float">
            <text:p>0.816961228847504</text:p>
          </table:table-cell>
          <table:table-cell table:number-columns-repeated="2"/>
        </table:table-row>
        <table:table-row table:style-name="ro1">
          <table:table-cell office:value-type="float" office:value="0.824211716651917" calcext:value-type="float">
            <text:p>0.824211716651917</text:p>
          </table:table-cell>
          <table:table-cell table:number-columns-repeated="2"/>
        </table:table-row>
        <table:table-row table:style-name="ro1">
          <table:table-cell office:value-type="float" office:value="0.822195172309876" calcext:value-type="float">
            <text:p>0.822195172309876</text:p>
          </table:table-cell>
          <table:table-cell table:number-columns-repeated="2"/>
        </table:table-row>
        <table:table-row table:style-name="ro1">
          <table:table-cell office:value-type="float" office:value="0.822270810604095" calcext:value-type="float">
            <text:p>0.822270810604095</text:p>
          </table:table-cell>
          <table:table-cell table:number-columns-repeated="2"/>
        </table:table-row>
        <table:table-row table:style-name="ro1">
          <table:table-cell office:value-type="float" office:value="0.825548589229584" calcext:value-type="float">
            <text:p>0.825548589229584</text:p>
          </table:table-cell>
          <table:table-cell table:number-columns-repeated="2"/>
        </table:table-row>
        <table:table-row table:style-name="ro1">
          <table:table-cell office:value-type="float" office:value="0.825267434120178" calcext:value-type="float">
            <text:p>0.825267434120178</text:p>
          </table:table-cell>
          <table:table-cell table:number-columns-repeated="2"/>
        </table:table-row>
        <table:table-row table:style-name="ro1">
          <table:table-cell office:value-type="float" office:value="0.825198352336883" calcext:value-type="float">
            <text:p>0.825198352336883</text:p>
          </table:table-cell>
          <table:table-cell table:number-columns-repeated="2"/>
        </table:table-row>
        <table:table-row table:style-name="ro1">
          <table:table-cell office:value-type="float" office:value="0.823543250560761" calcext:value-type="float">
            <text:p>0.823543250560761</text:p>
          </table:table-cell>
          <table:table-cell table:number-columns-repeated="2"/>
        </table:table-row>
        <table:table-row table:style-name="ro1">
          <table:table-cell office:value-type="float" office:value="0.823409795761108" calcext:value-type="float">
            <text:p>0.823409795761108</text:p>
          </table:table-cell>
          <table:table-cell table:number-columns-repeated="2"/>
        </table:table-row>
        <table:table-row table:style-name="ro1">
          <table:table-cell office:value-type="float" office:value="0.825901687145233" calcext:value-type="float">
            <text:p>0.825901687145233</text:p>
          </table:table-cell>
          <table:table-cell table:number-columns-repeated="2"/>
        </table:table-row>
        <table:table-row table:style-name="ro1">
          <table:table-cell office:value-type="float" office:value="0.826951205730438" calcext:value-type="float">
            <text:p>0.826951205730438</text:p>
          </table:table-cell>
          <table:table-cell table:number-columns-repeated="2"/>
        </table:table-row>
        <table:table-row table:style-name="ro1">
          <table:table-cell office:value-type="float" office:value="0.827381789684296" calcext:value-type="float">
            <text:p>0.827381789684296</text:p>
          </table:table-cell>
          <table:table-cell table:number-columns-repeated="2"/>
        </table:table-row>
        <table:table-row table:style-name="ro1">
          <table:table-cell office:value-type="float" office:value="0.82639092206955" calcext:value-type="float">
            <text:p>0.82639092206955</text:p>
          </table:table-cell>
          <table:table-cell table:number-columns-repeated="2"/>
        </table:table-row>
        <table:table-row table:style-name="ro1">
          <table:table-cell office:value-type="float" office:value="0.822575271129608" calcext:value-type="float">
            <text:p>0.822575271129608</text:p>
          </table:table-cell>
          <table:table-cell table:number-columns-repeated="2"/>
        </table:table-row>
        <table:table-row table:style-name="ro1">
          <table:table-cell office:value-type="float" office:value="0.823245584964752" calcext:value-type="float">
            <text:p>0.823245584964752</text:p>
          </table:table-cell>
          <table:table-cell table:number-columns-repeated="2"/>
        </table:table-row>
        <table:table-row table:style-name="ro1">
          <table:table-cell office:value-type="float" office:value="0.822664201259613" calcext:value-type="float">
            <text:p>0.822664201259613</text:p>
          </table:table-cell>
          <table:table-cell table:number-columns-repeated="2"/>
        </table:table-row>
        <table:table-row table:style-name="ro1">
          <table:table-cell office:value-type="float" office:value="0.817072510719299" calcext:value-type="float">
            <text:p>0.817072510719299</text:p>
          </table:table-cell>
          <table:table-cell table:number-columns-repeated="2"/>
        </table:table-row>
        <table:table-row table:style-name="ro1">
          <table:table-cell office:value-type="float" office:value="0.817183256149292" calcext:value-type="float">
            <text:p>0.817183256149292</text:p>
          </table:table-cell>
          <table:table-cell table:number-columns-repeated="2"/>
        </table:table-row>
        <table:table-row table:style-name="ro1">
          <table:table-cell office:value-type="float" office:value="0.816375911235809" calcext:value-type="float">
            <text:p>0.816375911235809</text:p>
          </table:table-cell>
          <table:table-cell table:number-columns-repeated="2"/>
        </table:table-row>
        <table:table-row table:style-name="ro1">
          <table:table-cell office:value-type="float" office:value="0.812581658363342" calcext:value-type="float">
            <text:p>0.812581658363342</text:p>
          </table:table-cell>
          <table:table-cell table:number-columns-repeated="2"/>
        </table:table-row>
        <table:table-row table:style-name="ro1">
          <table:table-cell office:value-type="float" office:value="0.814427852630615" calcext:value-type="float">
            <text:p>0.814427852630615</text:p>
          </table:table-cell>
          <table:table-cell table:number-columns-repeated="2"/>
        </table:table-row>
        <table:table-row table:style-name="ro1">
          <table:table-cell office:value-type="float" office:value="0.810025990009308" calcext:value-type="float">
            <text:p>0.810025990009308</text:p>
          </table:table-cell>
          <table:table-cell table:number-columns-repeated="2"/>
        </table:table-row>
        <table:table-row table:style-name="ro1">
          <table:table-cell office:value-type="float" office:value="0.809282183647156" calcext:value-type="float">
            <text:p>0.809282183647156</text:p>
          </table:table-cell>
          <table:table-cell table:number-columns-repeated="2"/>
        </table:table-row>
        <table:table-row table:style-name="ro1">
          <table:table-cell office:value-type="float" office:value="0.810975730419159" calcext:value-type="float">
            <text:p>0.810975730419159</text:p>
          </table:table-cell>
          <table:table-cell table:number-columns-repeated="2"/>
        </table:table-row>
        <table:table-row table:style-name="ro1">
          <table:table-cell office:value-type="float" office:value="0.8082115650177" calcext:value-type="float">
            <text:p>0.8082115650177</text:p>
          </table:table-cell>
          <table:table-cell table:number-columns-repeated="2"/>
        </table:table-row>
        <table:table-row table:style-name="ro1">
          <table:table-cell office:value-type="float" office:value="0.809194207191467" calcext:value-type="float">
            <text:p>0.809194207191467</text:p>
          </table:table-cell>
          <table:table-cell table:number-columns-repeated="2"/>
        </table:table-row>
        <table:table-row table:style-name="ro1">
          <table:table-cell office:value-type="float" office:value="0.81008368730545" calcext:value-type="float">
            <text:p>0.81008368730545</text:p>
          </table:table-cell>
          <table:table-cell table:number-columns-repeated="2"/>
        </table:table-row>
        <table:table-row table:style-name="ro1">
          <table:table-cell office:value-type="float" office:value="0.817959606647491" calcext:value-type="float">
            <text:p>0.817959606647491</text:p>
          </table:table-cell>
          <table:table-cell table:number-columns-repeated="2"/>
        </table:table-row>
        <table:table-row table:style-name="ro1">
          <table:table-cell office:value-type="float" office:value="0.817923367023468" calcext:value-type="float">
            <text:p>0.817923367023468</text:p>
          </table:table-cell>
          <table:table-cell table:number-columns-repeated="2"/>
        </table:table-row>
        <table:table-row table:style-name="ro1">
          <table:table-cell office:value-type="float" office:value="0.817654192447662" calcext:value-type="float">
            <text:p>0.817654192447662</text:p>
          </table:table-cell>
          <table:table-cell table:number-columns-repeated="2"/>
        </table:table-row>
        <table:table-row table:style-name="ro1">
          <table:table-cell office:value-type="float" office:value="0.808861613273621" calcext:value-type="float">
            <text:p>0.808861613273621</text:p>
          </table:table-cell>
          <table:table-cell table:number-columns-repeated="2"/>
        </table:table-row>
        <table:table-row table:style-name="ro1">
          <table:table-cell office:value-type="float" office:value="0.809159398078918" calcext:value-type="float">
            <text:p>0.809159398078918</text:p>
          </table:table-cell>
          <table:table-cell table:number-columns-repeated="2"/>
        </table:table-row>
        <table:table-row table:style-name="ro1">
          <table:table-cell office:value-type="float" office:value="0.809107959270477" calcext:value-type="float">
            <text:p>0.809107959270477</text:p>
          </table:table-cell>
          <table:table-cell table:number-columns-repeated="2"/>
        </table:table-row>
        <table:table-row table:style-name="ro1">
          <table:table-cell office:value-type="float" office:value="0.807052314281464" calcext:value-type="float">
            <text:p>0.807052314281464</text:p>
          </table:table-cell>
          <table:table-cell table:number-columns-repeated="2"/>
        </table:table-row>
        <table:table-row table:style-name="ro1">
          <table:table-cell office:value-type="float" office:value="0.808001041412354" calcext:value-type="float">
            <text:p>0.808001041412354</text:p>
          </table:table-cell>
          <table:table-cell table:number-columns-repeated="2"/>
        </table:table-row>
        <table:table-row table:style-name="ro1">
          <table:table-cell office:value-type="float" office:value="0.807755887508392" calcext:value-type="float">
            <text:p>0.807755887508392</text:p>
          </table:table-cell>
          <table:table-cell table:number-columns-repeated="2"/>
        </table:table-row>
        <table:table-row table:style-name="ro1">
          <table:table-cell office:value-type="float" office:value="0.807776868343353" calcext:value-type="float">
            <text:p>0.807776868343353</text:p>
          </table:table-cell>
          <table:table-cell table:number-columns-repeated="2"/>
        </table:table-row>
        <table:table-row table:style-name="ro1">
          <table:table-cell office:value-type="float" office:value="0.808342039585114" calcext:value-type="float">
            <text:p>0.808342039585114</text:p>
          </table:table-cell>
          <table:table-cell table:number-columns-repeated="2"/>
        </table:table-row>
        <table:table-row table:style-name="ro1">
          <table:table-cell office:value-type="float" office:value="0.80900514125824" calcext:value-type="float">
            <text:p>0.80900514125824</text:p>
          </table:table-cell>
          <table:table-cell table:number-columns-repeated="2"/>
        </table:table-row>
        <table:table-row table:style-name="ro1">
          <table:table-cell office:value-type="float" office:value="0.797557055950165" calcext:value-type="float">
            <text:p>0.797557055950165</text:p>
          </table:table-cell>
          <table:table-cell table:number-columns-repeated="2"/>
        </table:table-row>
        <table:table-row table:style-name="ro1">
          <table:table-cell office:value-type="float" office:value="0.797119379043579" calcext:value-type="float">
            <text:p>0.797119379043579</text:p>
          </table:table-cell>
          <table:table-cell table:number-columns-repeated="2"/>
        </table:table-row>
        <table:table-row table:style-name="ro1">
          <table:table-cell office:value-type="float" office:value="0.798750877380371" calcext:value-type="float">
            <text:p>0.798750877380371</text:p>
          </table:table-cell>
          <table:table-cell table:number-columns-repeated="2"/>
        </table:table-row>
        <table:table-row table:style-name="ro1">
          <table:table-cell office:value-type="float" office:value="0.795417606830597" calcext:value-type="float">
            <text:p>0.795417606830597</text:p>
          </table:table-cell>
          <table:table-cell table:number-columns-repeated="2"/>
        </table:table-row>
        <table:table-row table:style-name="ro1">
          <table:table-cell office:value-type="float" office:value="0.795965850353241" calcext:value-type="float">
            <text:p>0.795965850353241</text:p>
          </table:table-cell>
          <table:table-cell table:number-columns-repeated="2"/>
        </table:table-row>
        <table:table-row table:style-name="ro1">
          <table:table-cell office:value-type="float" office:value="0.796305596828461" calcext:value-type="float">
            <text:p>0.796305596828461</text:p>
          </table:table-cell>
          <table:table-cell table:number-columns-repeated="2"/>
        </table:table-row>
        <table:table-row table:style-name="ro1">
          <table:table-cell office:value-type="float" office:value="0.823674142360687" calcext:value-type="float">
            <text:p>0.823674142360687</text:p>
          </table:table-cell>
          <table:table-cell table:number-columns-repeated="2"/>
        </table:table-row>
        <table:table-row table:style-name="ro1">
          <table:table-cell office:value-type="float" office:value="0.825426518917084" calcext:value-type="float">
            <text:p>0.825426518917084</text:p>
          </table:table-cell>
          <table:table-cell table:number-columns-repeated="2"/>
        </table:table-row>
        <table:table-row table:style-name="ro1">
          <table:table-cell office:value-type="float" office:value="0.824887573719025" calcext:value-type="float">
            <text:p>0.824887573719025</text:p>
          </table:table-cell>
          <table:table-cell table:number-columns-repeated="2"/>
        </table:table-row>
        <table:table-row table:style-name="ro1">
          <table:table-cell office:value-type="float" office:value="0.821974098682404" calcext:value-type="float">
            <text:p>0.821974098682404</text:p>
          </table:table-cell>
          <table:table-cell table:number-columns-repeated="2"/>
        </table:table-row>
        <table:table-row table:style-name="ro1">
          <table:table-cell office:value-type="float" office:value="0.820992946624756" calcext:value-type="float">
            <text:p>0.820992946624756</text:p>
          </table:table-cell>
          <table:table-cell table:number-columns-repeated="2"/>
        </table:table-row>
        <table:table-row table:style-name="ro1">
          <table:table-cell office:value-type="float" office:value="0.819827318191528" calcext:value-type="float">
            <text:p>0.819827318191528</text:p>
          </table:table-cell>
          <table:table-cell table:number-columns-repeated="2"/>
        </table:table-row>
        <table:table-row table:style-name="ro1">
          <table:table-cell office:value-type="float" office:value="0.820734024047852" calcext:value-type="float">
            <text:p>0.820734024047852</text:p>
          </table:table-cell>
          <table:table-cell table:number-columns-repeated="2"/>
        </table:table-row>
        <table:table-row table:style-name="ro1">
          <table:table-cell office:value-type="float" office:value="0.820191919803619" calcext:value-type="float">
            <text:p>0.820191919803619</text:p>
          </table:table-cell>
          <table:table-cell table:number-columns-repeated="2"/>
        </table:table-row>
        <table:table-row table:style-name="ro1">
          <table:table-cell office:value-type="float" office:value="0.821537792682648" calcext:value-type="float">
            <text:p>0.821537792682648</text:p>
          </table:table-cell>
          <table:table-cell table:number-columns-repeated="2"/>
        </table:table-row>
        <table:table-row table:style-name="ro1">
          <table:table-cell office:value-type="float" office:value="0.82170706987381" calcext:value-type="float">
            <text:p>0.82170706987381</text:p>
          </table:table-cell>
          <table:table-cell table:number-columns-repeated="2"/>
        </table:table-row>
        <table:table-row table:style-name="ro1">
          <table:table-cell office:value-type="float" office:value="0.821607232093811" calcext:value-type="float">
            <text:p>0.821607232093811</text:p>
          </table:table-cell>
          <table:table-cell table:number-columns-repeated="2"/>
        </table:table-row>
        <table:table-row table:style-name="ro1">
          <table:table-cell office:value-type="float" office:value="0.82299679517746" calcext:value-type="float">
            <text:p>0.82299679517746</text:p>
          </table:table-cell>
          <table:table-cell table:number-columns-repeated="2"/>
        </table:table-row>
        <table:table-row table:style-name="ro1">
          <table:table-cell office:value-type="float" office:value="0.823243618011475" calcext:value-type="float">
            <text:p>0.823243618011475</text:p>
          </table:table-cell>
          <table:table-cell table:number-columns-repeated="2"/>
        </table:table-row>
        <table:table-row table:style-name="ro1">
          <table:table-cell office:value-type="float" office:value="0.824605584144592" calcext:value-type="float">
            <text:p>0.824605584144592</text:p>
          </table:table-cell>
          <table:table-cell table:number-columns-repeated="2"/>
        </table:table-row>
        <table:table-row table:style-name="ro1">
          <table:table-cell office:value-type="float" office:value="0.831272304058075" calcext:value-type="float">
            <text:p>0.831272304058075</text:p>
          </table:table-cell>
          <table:table-cell table:number-columns-repeated="2"/>
        </table:table-row>
        <table:table-row table:style-name="ro1">
          <table:table-cell office:value-type="float" office:value="0.831471145153046" calcext:value-type="float">
            <text:p>0.831471145153046</text:p>
          </table:table-cell>
          <table:table-cell table:number-columns-repeated="2"/>
        </table:table-row>
        <table:table-row table:style-name="ro1">
          <table:table-cell office:value-type="float" office:value="0.832522928714752" calcext:value-type="float">
            <text:p>0.832522928714752</text:p>
          </table:table-cell>
          <table:table-cell table:number-columns-repeated="2"/>
        </table:table-row>
        <table:table-row table:style-name="ro1">
          <table:table-cell office:value-type="float" office:value="0.828942775726318" calcext:value-type="float">
            <text:p>0.828942775726318</text:p>
          </table:table-cell>
          <table:table-cell table:number-columns-repeated="2"/>
        </table:table-row>
        <table:table-row table:style-name="ro1">
          <table:table-cell office:value-type="float" office:value="0.829259932041168" calcext:value-type="float">
            <text:p>0.829259932041168</text:p>
          </table:table-cell>
          <table:table-cell table:number-columns-repeated="2"/>
        </table:table-row>
        <table:table-row table:style-name="ro1">
          <table:table-cell office:value-type="float" office:value="0.829613924026489" calcext:value-type="float">
            <text:p>0.829613924026489</text:p>
          </table:table-cell>
          <table:table-cell table:number-columns-repeated="2"/>
        </table:table-row>
        <table:table-row table:style-name="ro1">
          <table:table-cell office:value-type="float" office:value="0.827136695384979" calcext:value-type="float">
            <text:p>0.827136695384979</text:p>
          </table:table-cell>
          <table:table-cell table:number-columns-repeated="2"/>
        </table:table-row>
        <table:table-row table:style-name="ro1">
          <table:table-cell office:value-type="float" office:value="0.827241897583008" calcext:value-type="float">
            <text:p>0.827241897583008</text:p>
          </table:table-cell>
          <table:table-cell table:number-columns-repeated="2"/>
        </table:table-row>
        <table:table-row table:style-name="ro1">
          <table:table-cell office:value-type="float" office:value="0.828189790248871" calcext:value-type="float">
            <text:p>0.828189790248871</text:p>
          </table:table-cell>
          <table:table-cell table:number-columns-repeated="2"/>
        </table:table-row>
        <table:table-row table:style-name="ro1">
          <table:table-cell office:value-type="float" office:value="0.829805076122284" calcext:value-type="float">
            <text:p>0.829805076122284</text:p>
          </table:table-cell>
          <table:table-cell table:number-columns-repeated="2"/>
        </table:table-row>
        <table:table-row table:style-name="ro1">
          <table:table-cell office:value-type="float" office:value="0.829903244972229" calcext:value-type="float">
            <text:p>0.829903244972229</text:p>
          </table:table-cell>
          <table:table-cell table:number-columns-repeated="2"/>
        </table:table-row>
        <table:table-row table:style-name="ro1">
          <table:table-cell office:value-type="float" office:value="0.831667959690094" calcext:value-type="float">
            <text:p>0.831667959690094</text:p>
          </table:table-cell>
          <table:table-cell table:number-columns-repeated="2"/>
        </table:table-row>
        <table:table-row table:style-name="ro1">
          <table:table-cell office:value-type="float" office:value="0.832512080669403" calcext:value-type="float">
            <text:p>0.832512080669403</text:p>
          </table:table-cell>
          <table:table-cell table:number-columns-repeated="2"/>
        </table:table-row>
        <table:table-row table:style-name="ro1">
          <table:table-cell office:value-type="float" office:value="0.832624018192291" calcext:value-type="float">
            <text:p>0.832624018192291</text:p>
          </table:table-cell>
          <table:table-cell table:number-columns-repeated="2"/>
        </table:table-row>
        <table:table-row table:style-name="ro1">
          <table:table-cell office:value-type="float" office:value="0.832221031188965" calcext:value-type="float">
            <text:p>0.832221031188965</text:p>
          </table:table-cell>
          <table:table-cell table:number-columns-repeated="2"/>
        </table:table-row>
        <table:table-row table:style-name="ro1">
          <table:table-cell office:value-type="float" office:value="0.827138125896454" calcext:value-type="float">
            <text:p>0.827138125896454</text:p>
          </table:table-cell>
          <table:table-cell table:number-columns-repeated="2"/>
        </table:table-row>
        <table:table-row table:style-name="ro1">
          <table:table-cell office:value-type="float" office:value="0.827505707740784" calcext:value-type="float">
            <text:p>0.827505707740784</text:p>
          </table:table-cell>
          <table:table-cell table:number-columns-repeated="2"/>
        </table:table-row>
        <table:table-row table:style-name="ro1">
          <table:table-cell office:value-type="float" office:value="0.827448487281799" calcext:value-type="float">
            <text:p>0.827448487281799</text:p>
          </table:table-cell>
          <table:table-cell table:number-columns-repeated="2"/>
        </table:table-row>
        <table:table-row table:style-name="ro1">
          <table:table-cell office:value-type="float" office:value="0.829518973827362" calcext:value-type="float">
            <text:p>0.829518973827362</text:p>
          </table:table-cell>
          <table:table-cell table:number-columns-repeated="2"/>
        </table:table-row>
        <table:table-row table:style-name="ro1">
          <table:table-cell office:value-type="float" office:value="0.831308007240295" calcext:value-type="float">
            <text:p>0.831308007240295</text:p>
          </table:table-cell>
          <table:table-cell table:number-columns-repeated="2"/>
        </table:table-row>
        <table:table-row table:style-name="ro1">
          <table:table-cell office:value-type="float" office:value="0.83319216966629" calcext:value-type="float">
            <text:p>0.83319216966629</text:p>
          </table:table-cell>
          <table:table-cell table:number-columns-repeated="2"/>
        </table:table-row>
        <table:table-row table:style-name="ro1">
          <table:table-cell office:value-type="float" office:value="0.833682894706726" calcext:value-type="float">
            <text:p>0.833682894706726</text:p>
          </table:table-cell>
          <table:table-cell table:number-columns-repeated="2"/>
        </table:table-row>
        <table:table-row table:style-name="ro1">
          <table:table-cell office:value-type="float" office:value="0.833805084228516" calcext:value-type="float">
            <text:p>0.833805084228516</text:p>
          </table:table-cell>
          <table:table-cell table:number-columns-repeated="2"/>
        </table:table-row>
        <table:table-row table:style-name="ro1">
          <table:table-cell office:value-type="float" office:value="0.817220032215118" calcext:value-type="float">
            <text:p>0.817220032215118</text:p>
          </table:table-cell>
          <table:table-cell table:number-columns-repeated="2"/>
        </table:table-row>
        <table:table-row table:style-name="ro1">
          <table:table-cell office:value-type="float" office:value="0.818826198577881" calcext:value-type="float">
            <text:p>0.818826198577881</text:p>
          </table:table-cell>
          <table:table-cell table:number-columns-repeated="2"/>
        </table:table-row>
        <table:table-row table:style-name="ro1">
          <table:table-cell office:value-type="float" office:value="0.818596482276917" calcext:value-type="float">
            <text:p>0.818596482276917</text:p>
          </table:table-cell>
          <table:table-cell table:number-columns-repeated="2"/>
        </table:table-row>
        <table:table-row table:style-name="ro1">
          <table:table-cell office:value-type="float" office:value="0.828701853752136" calcext:value-type="float">
            <text:p>0.828701853752136</text:p>
          </table:table-cell>
          <table:table-cell table:number-columns-repeated="2"/>
        </table:table-row>
        <table:table-row table:style-name="ro1">
          <table:table-cell office:value-type="float" office:value="0.828885614871979" calcext:value-type="float">
            <text:p>0.828885614871979</text:p>
          </table:table-cell>
          <table:table-cell table:number-columns-repeated="2"/>
        </table:table-row>
        <table:table-row table:style-name="ro1">
          <table:table-cell office:value-type="float" office:value="0.827556014060974" calcext:value-type="float">
            <text:p>0.827556014060974</text:p>
          </table:table-cell>
          <table:table-cell table:number-columns-repeated="2"/>
        </table:table-row>
        <table:table-row table:style-name="ro1">
          <table:table-cell office:value-type="float" office:value="0.908135890960693" calcext:value-type="float">
            <text:p>0.908135890960693</text:p>
          </table:table-cell>
          <table:table-cell table:number-columns-repeated="2"/>
        </table:table-row>
        <table:table-row table:style-name="ro1">
          <table:table-cell office:value-type="float" office:value="0.907995879650116" calcext:value-type="float">
            <text:p>0.907995879650116</text:p>
          </table:table-cell>
          <table:table-cell table:number-columns-repeated="2"/>
        </table:table-row>
        <table:table-row table:style-name="ro1">
          <table:table-cell office:value-type="float" office:value="0.907732248306274" calcext:value-type="float">
            <text:p>0.907732248306274</text:p>
          </table:table-cell>
          <table:table-cell table:number-columns-repeated="2"/>
        </table:table-row>
        <table:table-row table:style-name="ro1">
          <table:table-cell office:value-type="float" office:value="0.919592022895813" calcext:value-type="float">
            <text:p>0.919592022895813</text:p>
          </table:table-cell>
          <table:table-cell table:number-columns-repeated="2"/>
        </table:table-row>
        <table:table-row table:style-name="ro1">
          <table:table-cell office:value-type="float" office:value="0.919497668743134" calcext:value-type="float">
            <text:p>0.919497668743134</text:p>
          </table:table-cell>
          <table:table-cell table:number-columns-repeated="2"/>
        </table:table-row>
        <table:table-row table:style-name="ro1">
          <table:table-cell office:value-type="float" office:value="0.919573664665222" calcext:value-type="float">
            <text:p>0.919573664665222</text:p>
          </table:table-cell>
          <table:table-cell table:number-columns-repeated="2"/>
        </table:table-row>
        <table:table-row table:style-name="ro1">
          <table:table-cell office:value-type="float" office:value="0.893641769886017" calcext:value-type="float">
            <text:p>0.893641769886017</text:p>
          </table:table-cell>
          <table:table-cell table:number-columns-repeated="2"/>
        </table:table-row>
        <table:table-row table:style-name="ro1">
          <table:table-cell office:value-type="float" office:value="0.89374190568924" calcext:value-type="float">
            <text:p>0.89374190568924</text:p>
          </table:table-cell>
          <table:table-cell table:number-columns-repeated="2"/>
        </table:table-row>
        <table:table-row table:style-name="ro1">
          <table:table-cell office:value-type="float" office:value="0.893511593341827" calcext:value-type="float">
            <text:p>0.893511593341827</text:p>
          </table:table-cell>
          <table:table-cell table:number-columns-repeated="2"/>
        </table:table-row>
        <table:table-row table:style-name="ro1">
          <table:table-cell office:value-type="float" office:value="0.898660123348236" calcext:value-type="float">
            <text:p>0.898660123348236</text:p>
          </table:table-cell>
          <table:table-cell table:number-columns-repeated="2"/>
        </table:table-row>
        <table:table-row table:style-name="ro1">
          <table:table-cell office:value-type="float" office:value="0.898934125900269" calcext:value-type="float">
            <text:p>0.898934125900269</text:p>
          </table:table-cell>
          <table:table-cell table:number-columns-repeated="2"/>
        </table:table-row>
        <table:table-row table:style-name="ro1">
          <table:table-cell office:value-type="float" office:value="0.898855566978455" calcext:value-type="float">
            <text:p>0.898855566978455</text:p>
          </table:table-cell>
          <table:table-cell table:number-columns-repeated="2"/>
        </table:table-row>
        <table:table-row table:style-name="ro1">
          <table:table-cell office:value-type="float" office:value="0.878384709358215" calcext:value-type="float">
            <text:p>0.878384709358215</text:p>
          </table:table-cell>
          <table:table-cell table:number-columns-repeated="2"/>
        </table:table-row>
        <table:table-row table:style-name="ro1">
          <table:table-cell office:value-type="float" office:value="0.878459990024567" calcext:value-type="float">
            <text:p>0.878459990024567</text:p>
          </table:table-cell>
          <table:table-cell table:number-columns-repeated="2"/>
        </table:table-row>
        <table:table-row table:style-name="ro1">
          <table:table-cell office:value-type="float" office:value="0.878349721431732" calcext:value-type="float">
            <text:p>0.878349721431732</text:p>
          </table:table-cell>
          <table:table-cell table:number-columns-repeated="2"/>
        </table:table-row>
        <table:table-row table:style-name="ro1">
          <table:table-cell office:value-type="float" office:value="0.743262887001038" calcext:value-type="float">
            <text:p>0.743262887001038</text:p>
          </table:table-cell>
          <table:table-cell table:number-columns-repeated="2"/>
        </table:table-row>
        <table:table-row table:style-name="ro1">
          <table:table-cell office:value-type="float" office:value="0.74315357208252" calcext:value-type="float">
            <text:p>0.74315357208252</text:p>
          </table:table-cell>
          <table:table-cell table:number-columns-repeated="2"/>
        </table:table-row>
        <table:table-row table:style-name="ro1">
          <table:table-cell office:value-type="float" office:value="0.743604958057404" calcext:value-type="float">
            <text:p>0.743604958057404</text:p>
          </table:table-cell>
          <table:table-cell table:number-columns-repeated="2"/>
        </table:table-row>
        <table:table-row table:style-name="ro1">
          <table:table-cell office:value-type="float" office:value="0.314080983400345" calcext:value-type="float">
            <text:p>0.314080983400345</text:p>
          </table:table-cell>
          <table:table-cell table:number-columns-repeated="2"/>
        </table:table-row>
        <table:table-row table:style-name="ro1">
          <table:table-cell office:value-type="float" office:value="0.309250175952911" calcext:value-type="float">
            <text:p>0.309250175952911</text:p>
          </table:table-cell>
          <table:table-cell table:number-columns-repeated="2"/>
        </table:table-row>
        <table:table-row table:style-name="ro1">
          <table:table-cell office:value-type="float" office:value="0.260985791683197" calcext:value-type="float">
            <text:p>0.260985791683197</text:p>
          </table:table-cell>
          <table:table-cell table:number-columns-repeated="2"/>
        </table:table-row>
        <table:table-row table:style-name="ro1">
          <table:table-cell office:value-type="float" office:value="0.320751637220383" calcext:value-type="float">
            <text:p>0.320751637220383</text:p>
          </table:table-cell>
          <table:table-cell table:number-columns-repeated="2"/>
        </table:table-row>
        <table:table-row table:style-name="ro1">
          <table:table-cell office:value-type="float" office:value="0.320322334766388" calcext:value-type="float">
            <text:p>0.320322334766388</text:p>
          </table:table-cell>
          <table:table-cell table:number-columns-repeated="2"/>
        </table:table-row>
        <table:table-row table:style-name="ro1">
          <table:table-cell office:value-type="float" office:value="0.317160964012146" calcext:value-type="float">
            <text:p>0.317160964012146</text:p>
          </table:table-cell>
          <table:table-cell table:number-columns-repeated="2"/>
        </table:table-row>
        <table:table-row table:style-name="ro1">
          <table:table-cell office:value-type="float" office:value="0.329670369625092" calcext:value-type="float">
            <text:p>0.329670369625092</text:p>
          </table:table-cell>
          <table:table-cell table:number-columns-repeated="2"/>
        </table:table-row>
        <table:table-row table:style-name="ro1">
          <table:table-cell office:value-type="float" office:value="0.33299919962883" calcext:value-type="float">
            <text:p>0.33299919962883</text:p>
          </table:table-cell>
          <table:table-cell table:number-columns-repeated="2"/>
        </table:table-row>
        <table:table-row table:style-name="ro1">
          <table:table-cell office:value-type="float" office:value="0.335272282361984" calcext:value-type="float">
            <text:p>0.335272282361984</text:p>
          </table:table-cell>
          <table:table-cell table:number-columns-repeated="2"/>
        </table:table-row>
        <table:table-row table:style-name="ro1">
          <table:table-cell office:value-type="float" office:value="0.90628969669342" calcext:value-type="float">
            <text:p>0.90628969669342</text:p>
          </table:table-cell>
          <table:table-cell table:number-columns-repeated="2"/>
        </table:table-row>
        <table:table-row table:style-name="ro1">
          <table:table-cell office:value-type="float" office:value="0.90602719783783" calcext:value-type="float">
            <text:p>0.90602719783783</text:p>
          </table:table-cell>
          <table:table-cell table:number-columns-repeated="2"/>
        </table:table-row>
        <table:table-row table:style-name="ro1">
          <table:table-cell office:value-type="float" office:value="0.918786585330963" calcext:value-type="float">
            <text:p>0.918786585330963</text:p>
          </table:table-cell>
          <table:table-cell table:number-columns-repeated="2"/>
        </table:table-row>
        <table:table-row table:style-name="ro1">
          <table:table-cell office:value-type="float" office:value="0.918791234493256" calcext:value-type="float">
            <text:p>0.918791234493256</text:p>
          </table:table-cell>
          <table:table-cell table:number-columns-repeated="2"/>
        </table:table-row>
        <table:table-row table:style-name="ro1">
          <table:table-cell office:value-type="float" office:value="0.918769001960754" calcext:value-type="float">
            <text:p>0.918769001960754</text:p>
          </table:table-cell>
          <table:table-cell table:number-columns-repeated="2"/>
        </table:table-row>
        <table:table-row table:style-name="ro1">
          <table:table-cell office:value-type="float" office:value="0.924991548061371" calcext:value-type="float">
            <text:p>0.924991548061371</text:p>
          </table:table-cell>
          <table:table-cell table:number-columns-repeated="2"/>
        </table:table-row>
        <table:table-row table:style-name="ro1">
          <table:table-cell office:value-type="float" office:value="0.925042748451233" calcext:value-type="float">
            <text:p>0.925042748451233</text:p>
          </table:table-cell>
          <table:table-cell table:number-columns-repeated="2"/>
        </table:table-row>
        <table:table-row table:style-name="ro1">
          <table:table-cell office:value-type="float" office:value="0.925012290477753" calcext:value-type="float">
            <text:p>0.925012290477753</text:p>
          </table:table-cell>
          <table:table-cell table:number-columns-repeated="2"/>
        </table:table-row>
        <table:table-row table:style-name="ro1">
          <table:table-cell office:value-type="float" office:value="0.909842789173126" calcext:value-type="float">
            <text:p>0.909842789173126</text:p>
          </table:table-cell>
          <table:table-cell table:number-columns-repeated="2"/>
        </table:table-row>
        <table:table-row table:style-name="ro1">
          <table:table-cell office:value-type="float" office:value="0.910056054592133" calcext:value-type="float">
            <text:p>0.910056054592133</text:p>
          </table:table-cell>
          <table:table-cell table:number-columns-repeated="2"/>
        </table:table-row>
        <table:table-row table:style-name="ro1">
          <table:table-cell office:value-type="float" office:value="0.910043299198151" calcext:value-type="float">
            <text:p>0.910043299198151</text:p>
          </table:table-cell>
          <table:table-cell table:number-columns-repeated="2"/>
        </table:table-row>
        <table:table-row table:style-name="ro1">
          <table:table-cell office:value-type="float" office:value="0.953286647796631" calcext:value-type="float">
            <text:p>0.953286647796631</text:p>
          </table:table-cell>
          <table:table-cell table:number-columns-repeated="2"/>
        </table:table-row>
        <table:table-row table:style-name="ro1">
          <table:table-cell office:value-type="float" office:value="0.95329999923706" calcext:value-type="float">
            <text:p>0.95329999923706</text:p>
          </table:table-cell>
          <table:table-cell table:number-columns-repeated="2"/>
        </table:table-row>
        <table:table-row table:style-name="ro1">
          <table:table-cell office:value-type="float" office:value="0.953305423259735" calcext:value-type="float">
            <text:p>0.953305423259735</text:p>
          </table:table-cell>
          <table:table-cell table:number-columns-repeated="2"/>
        </table:table-row>
        <table:table-row table:style-name="ro1">
          <table:table-cell office:value-type="float" office:value="0.955783367156982" calcext:value-type="float">
            <text:p>0.955783367156982</text:p>
          </table:table-cell>
          <table:table-cell table:number-columns-repeated="2"/>
        </table:table-row>
        <table:table-row table:style-name="ro1">
          <table:table-cell office:value-type="float" office:value="0.955792486667633" calcext:value-type="float">
            <text:p>0.955792486667633</text:p>
          </table:table-cell>
          <table:table-cell table:number-columns-repeated="2"/>
        </table:table-row>
        <table:table-row table:style-name="ro1">
          <table:table-cell office:value-type="float" office:value="0.955829679965973" calcext:value-type="float">
            <text:p>0.955829679965973</text:p>
          </table:table-cell>
          <table:table-cell table:number-columns-repeated="2"/>
        </table:table-row>
        <table:table-row table:style-name="ro1">
          <table:table-cell office:value-type="float" office:value="0.949573397636414" calcext:value-type="float">
            <text:p>0.949573397636414</text:p>
          </table:table-cell>
          <table:table-cell table:number-columns-repeated="2"/>
        </table:table-row>
        <table:table-row table:style-name="ro1">
          <table:table-cell office:value-type="float" office:value="0.949569046497345" calcext:value-type="float">
            <text:p>0.949569046497345</text:p>
          </table:table-cell>
          <table:table-cell table:number-columns-repeated="2"/>
        </table:table-row>
        <table:table-row table:style-name="ro1">
          <table:table-cell office:value-type="float" office:value="0.949609994888306" calcext:value-type="float">
            <text:p>0.949609994888306</text:p>
          </table:table-cell>
          <table:table-cell table:number-columns-repeated="2"/>
        </table:table-row>
        <table:table-row table:style-name="ro1">
          <table:table-cell office:value-type="float" office:value="0.9610635638237" calcext:value-type="float">
            <text:p>0.9610635638237</text:p>
          </table:table-cell>
          <table:table-cell table:number-columns-repeated="2"/>
        </table:table-row>
        <table:table-row table:style-name="ro1">
          <table:table-cell office:value-type="float" office:value="0.961006164550781" calcext:value-type="float">
            <text:p>0.961006164550781</text:p>
          </table:table-cell>
          <table:table-cell table:number-columns-repeated="2"/>
        </table:table-row>
        <table:table-row table:style-name="ro1">
          <table:table-cell office:value-type="float" office:value="0.960951685905456" calcext:value-type="float">
            <text:p>0.960951685905456</text:p>
          </table:table-cell>
          <table:table-cell table:number-columns-repeated="2"/>
        </table:table-row>
        <table:table-row table:style-name="ro1">
          <table:table-cell office:value-type="float" office:value="0.948850750923157" calcext:value-type="float">
            <text:p>0.948850750923157</text:p>
          </table:table-cell>
          <table:table-cell table:number-columns-repeated="2"/>
        </table:table-row>
        <table:table-row table:style-name="ro1">
          <table:table-cell office:value-type="float" office:value="0.948948800563812" calcext:value-type="float">
            <text:p>0.948948800563812</text:p>
          </table:table-cell>
          <table:table-cell table:number-columns-repeated="2"/>
        </table:table-row>
        <table:table-row table:style-name="ro1">
          <table:table-cell office:value-type="float" office:value="0.949011325836181" calcext:value-type="float">
            <text:p>0.949011325836181</text:p>
          </table:table-cell>
          <table:table-cell table:number-columns-repeated="2"/>
        </table:table-row>
        <table:table-row table:style-name="ro1">
          <table:table-cell office:value-type="float" office:value="0.960819005966186" calcext:value-type="float">
            <text:p>0.960819005966186</text:p>
          </table:table-cell>
          <table:table-cell table:number-columns-repeated="2"/>
        </table:table-row>
        <table:table-row table:style-name="ro1">
          <table:table-cell office:value-type="float" office:value="0.960769414901733" calcext:value-type="float">
            <text:p>0.960769414901733</text:p>
          </table:table-cell>
          <table:table-cell table:number-columns-repeated="2"/>
        </table:table-row>
        <table:table-row table:style-name="ro1">
          <table:table-cell office:value-type="float" office:value="0.960806369781494" calcext:value-type="float">
            <text:p>0.960806369781494</text:p>
          </table:table-cell>
          <table:table-cell table:number-columns-repeated="2"/>
        </table:table-row>
        <table:table-row table:style-name="ro1">
          <table:table-cell office:value-type="float" office:value="0.96348637342453" calcext:value-type="float">
            <text:p>0.96348637342453</text:p>
          </table:table-cell>
          <table:table-cell table:number-columns-repeated="2"/>
        </table:table-row>
        <table:table-row table:style-name="ro1">
          <table:table-cell office:value-type="float" office:value="0.963484466075897" calcext:value-type="float">
            <text:p>0.963484466075897</text:p>
          </table:table-cell>
          <table:table-cell table:number-columns-repeated="2"/>
        </table:table-row>
        <table:table-row table:style-name="ro1">
          <table:table-cell office:value-type="float" office:value="0.955416917800903" calcext:value-type="float">
            <text:p>0.955416917800903</text:p>
          </table:table-cell>
          <table:table-cell table:number-columns-repeated="2"/>
        </table:table-row>
        <table:table-row table:style-name="ro1">
          <table:table-cell office:value-type="float" office:value="0.955449104309082" calcext:value-type="float">
            <text:p>0.955449104309082</text:p>
          </table:table-cell>
          <table:table-cell table:number-columns-repeated="2"/>
        </table:table-row>
        <table:table-row table:style-name="ro1">
          <table:table-cell office:value-type="float" office:value="0.955408275127411" calcext:value-type="float">
            <text:p>0.955408275127411</text:p>
          </table:table-cell>
          <table:table-cell table:number-columns-repeated="2"/>
        </table:table-row>
        <table:table-row table:style-name="ro1">
          <table:table-cell office:value-type="float" office:value="0.960051894187927" calcext:value-type="float">
            <text:p>0.960051894187927</text:p>
          </table:table-cell>
          <table:table-cell table:number-columns-repeated="2"/>
        </table:table-row>
        <table:table-row table:style-name="ro1">
          <table:table-cell office:value-type="float" office:value="0.960051655769348" calcext:value-type="float">
            <text:p>0.960051655769348</text:p>
          </table:table-cell>
          <table:table-cell table:number-columns-repeated="2"/>
        </table:table-row>
        <table:table-row table:style-name="ro1">
          <table:table-cell office:value-type="float" office:value="0.960033118724823" calcext:value-type="float">
            <text:p>0.960033118724823</text:p>
          </table:table-cell>
          <table:table-cell table:number-columns-repeated="2"/>
        </table:table-row>
        <table:table-row table:style-name="ro1">
          <table:table-cell office:value-type="float" office:value="0.958070278167725" calcext:value-type="float">
            <text:p>0.958070278167725</text:p>
          </table:table-cell>
          <table:table-cell table:number-columns-repeated="2"/>
        </table:table-row>
        <table:table-row table:style-name="ro1">
          <table:table-cell office:value-type="float" office:value="0.95808482170105" calcext:value-type="float">
            <text:p>0.95808482170105</text:p>
          </table:table-cell>
          <table:table-cell table:number-columns-repeated="2"/>
        </table:table-row>
        <table:table-row table:style-name="ro1">
          <table:table-cell office:value-type="float" office:value="0.958048284053802" calcext:value-type="float">
            <text:p>0.958048284053802</text:p>
          </table:table-cell>
          <table:table-cell table:number-columns-repeated="2"/>
        </table:table-row>
        <table:table-row table:style-name="ro1">
          <table:table-cell office:value-type="float" office:value="0.958280563354492" calcext:value-type="float">
            <text:p>0.958280563354492</text:p>
          </table:table-cell>
          <table:table-cell table:number-columns-repeated="2"/>
        </table:table-row>
        <table:table-row table:style-name="ro1">
          <table:table-cell office:value-type="float" office:value="0.958279550075531" calcext:value-type="float">
            <text:p>0.958279550075531</text:p>
          </table:table-cell>
          <table:table-cell table:number-columns-repeated="2"/>
        </table:table-row>
        <table:table-row table:style-name="ro1">
          <table:table-cell office:value-type="float" office:value="0.958640158176422" calcext:value-type="float">
            <text:p>0.958640158176422</text:p>
          </table:table-cell>
          <table:table-cell table:number-columns-repeated="2"/>
        </table:table-row>
        <table:table-row table:style-name="ro1">
          <table:table-cell office:value-type="float" office:value="0.953724801540375" calcext:value-type="float">
            <text:p>0.953724801540375</text:p>
          </table:table-cell>
          <table:table-cell table:number-columns-repeated="2"/>
        </table:table-row>
        <table:table-row table:style-name="ro1">
          <table:table-cell office:value-type="float" office:value="0.953660786151886" calcext:value-type="float">
            <text:p>0.953660786151886</text:p>
          </table:table-cell>
          <table:table-cell table:number-columns-repeated="2"/>
        </table:table-row>
        <table:table-row table:style-name="ro1">
          <table:table-cell office:value-type="float" office:value="0.953578472137451" calcext:value-type="float">
            <text:p>0.953578472137451</text:p>
          </table:table-cell>
          <table:table-cell table:number-columns-repeated="2"/>
        </table:table-row>
        <table:table-row table:style-name="ro1">
          <table:table-cell office:value-type="float" office:value="0.967160999774933" calcext:value-type="float">
            <text:p>0.967160999774933</text:p>
          </table:table-cell>
          <table:table-cell table:number-columns-repeated="2"/>
        </table:table-row>
        <table:table-row table:style-name="ro1">
          <table:table-cell office:value-type="float" office:value="0.967211961746216" calcext:value-type="float">
            <text:p>0.967211961746216</text:p>
          </table:table-cell>
          <table:table-cell table:number-columns-repeated="2"/>
        </table:table-row>
        <table:table-row table:style-name="ro1">
          <table:table-cell office:value-type="float" office:value="0.967171728610992" calcext:value-type="float">
            <text:p>0.967171728610992</text:p>
          </table:table-cell>
          <table:table-cell table:number-columns-repeated="2"/>
        </table:table-row>
        <table:table-row table:style-name="ro1">
          <table:table-cell office:value-type="float" office:value="0.882667601108551" calcext:value-type="float">
            <text:p>0.882667601108551</text:p>
          </table:table-cell>
          <table:table-cell table:number-columns-repeated="2"/>
        </table:table-row>
        <table:table-row table:style-name="ro1">
          <table:table-cell office:value-type="float" office:value="0.882546961307526" calcext:value-type="float">
            <text:p>0.882546961307526</text:p>
          </table:table-cell>
          <table:table-cell table:number-columns-repeated="2"/>
        </table:table-row>
        <table:table-row table:style-name="ro1">
          <table:table-cell office:value-type="float" office:value="0.883668661117554" calcext:value-type="float">
            <text:p>0.883668661117554</text:p>
          </table:table-cell>
          <table:table-cell table:number-columns-repeated="2"/>
        </table:table-row>
        <table:table-row table:style-name="ro1">
          <table:table-cell office:value-type="float" office:value="0.966120600700378" calcext:value-type="float">
            <text:p>0.966120600700378</text:p>
          </table:table-cell>
          <table:table-cell table:number-columns-repeated="2"/>
        </table:table-row>
        <table:table-row table:style-name="ro1">
          <table:table-cell office:value-type="float" office:value="0.966112077236176" calcext:value-type="float">
            <text:p>0.966112077236176</text:p>
          </table:table-cell>
          <table:table-cell table:number-columns-repeated="2"/>
        </table:table-row>
        <table:table-row table:style-name="ro1">
          <table:table-cell office:value-type="float" office:value="0.966095089912415" calcext:value-type="float">
            <text:p>0.966095089912415</text:p>
          </table:table-cell>
          <table:table-cell table:number-columns-repeated="2"/>
        </table:table-row>
        <table:table-row table:style-name="ro1">
          <table:table-cell office:value-type="float" office:value="0.95055627822876" calcext:value-type="float">
            <text:p>0.95055627822876</text:p>
          </table:table-cell>
          <table:table-cell table:number-columns-repeated="2"/>
        </table:table-row>
        <table:table-row table:style-name="ro1">
          <table:table-cell office:value-type="float" office:value="0.950563967227936" calcext:value-type="float">
            <text:p>0.950563967227936</text:p>
          </table:table-cell>
          <table:table-cell table:number-columns-repeated="2"/>
        </table:table-row>
        <table:table-row table:style-name="ro1">
          <table:table-cell office:value-type="float" office:value="0.950471520423889" calcext:value-type="float">
            <text:p>0.950471520423889</text:p>
          </table:table-cell>
          <table:table-cell table:number-columns-repeated="2"/>
        </table:table-row>
        <table:table-row table:style-name="ro1">
          <table:table-cell office:value-type="float" office:value="0.95895504951477" calcext:value-type="float">
            <text:p>0.95895504951477</text:p>
          </table:table-cell>
          <table:table-cell table:number-columns-repeated="2"/>
        </table:table-row>
        <table:table-row table:style-name="ro1">
          <table:table-cell office:value-type="float" office:value="0.958978414535522" calcext:value-type="float">
            <text:p>0.958978414535522</text:p>
          </table:table-cell>
          <table:table-cell table:number-columns-repeated="2"/>
        </table:table-row>
        <table:table-row table:style-name="ro1">
          <table:table-cell office:value-type="float" office:value="0.964260995388031" calcext:value-type="float">
            <text:p>0.964260995388031</text:p>
          </table:table-cell>
          <table:table-cell table:number-columns-repeated="2"/>
        </table:table-row>
        <table:table-row table:style-name="ro1">
          <table:table-cell office:value-type="float" office:value="0.96417635679245" calcext:value-type="float">
            <text:p>0.96417635679245</text:p>
          </table:table-cell>
          <table:table-cell table:number-columns-repeated="2"/>
        </table:table-row>
        <table:table-row table:style-name="ro1">
          <table:table-cell office:value-type="float" office:value="0.963650226593018" calcext:value-type="float">
            <text:p>0.963650226593018</text:p>
          </table:table-cell>
          <table:table-cell table:number-columns-repeated="2"/>
        </table:table-row>
        <table:table-row table:style-name="ro1">
          <table:table-cell office:value-type="float" office:value="0.964147627353668" calcext:value-type="float">
            <text:p>0.964147627353668</text:p>
          </table:table-cell>
          <table:table-cell table:number-columns-repeated="2"/>
        </table:table-row>
        <table:table-row table:style-name="ro1">
          <table:table-cell office:value-type="float" office:value="0.964197158813477" calcext:value-type="float">
            <text:p>0.964197158813477</text:p>
          </table:table-cell>
          <table:table-cell table:number-columns-repeated="2"/>
        </table:table-row>
        <table:table-row table:style-name="ro1">
          <table:table-cell office:value-type="float" office:value="0.964333951473236" calcext:value-type="float">
            <text:p>0.964333951473236</text:p>
          </table:table-cell>
          <table:table-cell table:number-columns-repeated="2"/>
        </table:table-row>
        <table:table-row table:style-name="ro1">
          <table:table-cell office:value-type="float" office:value="0.954708337783814" calcext:value-type="float">
            <text:p>0.954708337783814</text:p>
          </table:table-cell>
          <table:table-cell table:number-columns-repeated="2"/>
        </table:table-row>
        <table:table-row table:style-name="ro1">
          <table:table-cell office:value-type="float" office:value="0.955144107341766" calcext:value-type="float">
            <text:p>0.955144107341766</text:p>
          </table:table-cell>
          <table:table-cell table:number-columns-repeated="2"/>
        </table:table-row>
        <table:table-row table:style-name="ro1">
          <table:table-cell office:value-type="float" office:value="0.955068290233612" calcext:value-type="float">
            <text:p>0.955068290233612</text:p>
          </table:table-cell>
          <table:table-cell table:number-columns-repeated="2"/>
        </table:table-row>
        <table:table-row table:style-name="ro1">
          <table:table-cell office:value-type="float" office:value="0.948138773441315" calcext:value-type="float">
            <text:p>0.948138773441315</text:p>
          </table:table-cell>
          <table:table-cell table:number-columns-repeated="2"/>
        </table:table-row>
        <table:table-row table:style-name="ro1">
          <table:table-cell office:value-type="float" office:value="0.94813460111618" calcext:value-type="float">
            <text:p>0.94813460111618</text:p>
          </table:table-cell>
          <table:table-cell table:number-columns-repeated="2"/>
        </table:table-row>
        <table:table-row table:style-name="ro1">
          <table:table-cell office:value-type="float" office:value="0.948024868965149" calcext:value-type="float">
            <text:p>0.948024868965149</text:p>
          </table:table-cell>
          <table:table-cell table:number-columns-repeated="2"/>
        </table:table-row>
        <table:table-row table:style-name="ro1">
          <table:table-cell office:value-type="float" office:value="0.971563458442688" calcext:value-type="float">
            <text:p>0.971563458442688</text:p>
          </table:table-cell>
          <table:table-cell table:number-columns-repeated="2"/>
        </table:table-row>
        <table:table-row table:style-name="ro1">
          <table:table-cell office:value-type="float" office:value="0.971835076808929" calcext:value-type="float">
            <text:p>0.971835076808929</text:p>
          </table:table-cell>
          <table:table-cell table:number-columns-repeated="2"/>
        </table:table-row>
        <table:table-row table:style-name="ro1">
          <table:table-cell office:value-type="float" office:value="0.971782505512238" calcext:value-type="float">
            <text:p>0.971782505512238</text:p>
          </table:table-cell>
          <table:table-cell table:number-columns-repeated="2"/>
        </table:table-row>
        <table:table-row table:style-name="ro1">
          <table:table-cell office:value-type="float" office:value="0.948452651500702" calcext:value-type="float">
            <text:p>0.948452651500702</text:p>
          </table:table-cell>
          <table:table-cell table:number-columns-repeated="2"/>
        </table:table-row>
        <table:table-row table:style-name="ro1">
          <table:table-cell office:value-type="float" office:value="0.948412179946899" calcext:value-type="float">
            <text:p>0.948412179946899</text:p>
          </table:table-cell>
          <table:table-cell table:number-columns-repeated="2"/>
        </table:table-row>
        <table:table-row table:style-name="ro1">
          <table:table-cell office:value-type="float" office:value="0.948566317558289" calcext:value-type="float">
            <text:p>0.948566317558289</text:p>
          </table:table-cell>
          <table:table-cell table:number-columns-repeated="2"/>
        </table:table-row>
        <table:table-row table:style-name="ro1">
          <table:table-cell office:value-type="float" office:value="0.95980840921402" calcext:value-type="float">
            <text:p>0.95980840921402</text:p>
          </table:table-cell>
          <table:table-cell table:number-columns-repeated="2"/>
        </table:table-row>
        <table:table-row table:style-name="ro1">
          <table:table-cell office:value-type="float" office:value="0.959619522094727" calcext:value-type="float">
            <text:p>0.959619522094727</text:p>
          </table:table-cell>
          <table:table-cell table:number-columns-repeated="2"/>
        </table:table-row>
        <table:table-row table:style-name="ro1">
          <table:table-cell office:value-type="float" office:value="0.959587872028351" calcext:value-type="float">
            <text:p>0.959587872028351</text:p>
          </table:table-cell>
          <table:table-cell table:number-columns-repeated="2"/>
        </table:table-row>
        <table:table-row table:style-name="ro1">
          <table:table-cell office:value-type="float" office:value="0.955418884754181" calcext:value-type="float">
            <text:p>0.955418884754181</text:p>
          </table:table-cell>
          <table:table-cell table:number-columns-repeated="2"/>
        </table:table-row>
        <table:table-row table:style-name="ro1">
          <table:table-cell office:value-type="float" office:value="0.955387353897095" calcext:value-type="float">
            <text:p>0.955387353897095</text:p>
          </table:table-cell>
          <table:table-cell table:number-columns-repeated="2"/>
        </table:table-row>
        <table:table-row table:style-name="ro1">
          <table:table-cell office:value-type="float" office:value="0.955400884151459" calcext:value-type="float">
            <text:p>0.955400884151459</text:p>
          </table:table-cell>
          <table:table-cell table:number-columns-repeated="2"/>
        </table:table-row>
        <table:table-row table:style-name="ro1">
          <table:table-cell office:value-type="float" office:value="0.967086791992188" calcext:value-type="float">
            <text:p>0.967086791992188</text:p>
          </table:table-cell>
          <table:table-cell table:number-columns-repeated="2"/>
        </table:table-row>
        <table:table-row table:style-name="ro1">
          <table:table-cell office:value-type="float" office:value="0.967346906661987" calcext:value-type="float">
            <text:p>0.967346906661987</text:p>
          </table:table-cell>
          <table:table-cell table:number-columns-repeated="2"/>
        </table:table-row>
        <table:table-row table:style-name="ro1">
          <table:table-cell office:value-type="float" office:value="0.967350423336029" calcext:value-type="float">
            <text:p>0.967350423336029</text:p>
          </table:table-cell>
          <table:table-cell table:number-columns-repeated="2"/>
        </table:table-row>
        <table:table-row table:style-name="ro1">
          <table:table-cell office:value-type="float" office:value="0.960137069225311" calcext:value-type="float">
            <text:p>0.960137069225311</text:p>
          </table:table-cell>
          <table:table-cell table:number-columns-repeated="2"/>
        </table:table-row>
        <table:table-row table:style-name="ro1">
          <table:table-cell office:value-type="float" office:value="0.960367858409882" calcext:value-type="float">
            <text:p>0.960367858409882</text:p>
          </table:table-cell>
          <table:table-cell table:number-columns-repeated="2"/>
        </table:table-row>
        <table:table-row table:style-name="ro1">
          <table:table-cell office:value-type="float" office:value="0.954505681991577" calcext:value-type="float">
            <text:p>0.954505681991577</text:p>
          </table:table-cell>
          <table:table-cell table:number-columns-repeated="2"/>
        </table:table-row>
        <table:table-row table:style-name="ro1">
          <table:table-cell office:value-type="float" office:value="0.954541087150574" calcext:value-type="float">
            <text:p>0.954541087150574</text:p>
          </table:table-cell>
          <table:table-cell table:number-columns-repeated="2"/>
        </table:table-row>
        <table:table-row table:style-name="ro1">
          <table:table-cell office:value-type="float" office:value="0.954488635063171" calcext:value-type="float">
            <text:p>0.954488635063171</text:p>
          </table:table-cell>
          <table:table-cell table:number-columns-repeated="2"/>
        </table:table-row>
        <table:table-row table:style-name="ro1">
          <table:table-cell office:value-type="float" office:value="0.948691368103027" calcext:value-type="float">
            <text:p>0.948691368103027</text:p>
          </table:table-cell>
          <table:table-cell table:number-columns-repeated="2"/>
        </table:table-row>
        <table:table-row table:style-name="ro1">
          <table:table-cell office:value-type="float" office:value="0.948727071285248" calcext:value-type="float">
            <text:p>0.948727071285248</text:p>
          </table:table-cell>
          <table:table-cell table:number-columns-repeated="2"/>
        </table:table-row>
        <table:table-row table:style-name="ro1">
          <table:table-cell office:value-type="float" office:value="0.948686838150024" calcext:value-type="float">
            <text:p>0.948686838150024</text:p>
          </table:table-cell>
          <table:table-cell table:number-columns-repeated="2"/>
        </table:table-row>
        <table:table-row table:style-name="ro1">
          <table:table-cell office:value-type="float" office:value="0.96736079454422" calcext:value-type="float">
            <text:p>0.96736079454422</text:p>
          </table:table-cell>
          <table:table-cell table:number-columns-repeated="2"/>
        </table:table-row>
        <table:table-row table:style-name="ro1">
          <table:table-cell office:value-type="float" office:value="0.967395901679993" calcext:value-type="float">
            <text:p>0.967395901679993</text:p>
          </table:table-cell>
          <table:table-cell table:number-columns-repeated="2"/>
        </table:table-row>
        <table:table-row table:style-name="ro1">
          <table:table-cell office:value-type="float" office:value="0.967325150966644" calcext:value-type="float">
            <text:p>0.967325150966644</text:p>
          </table:table-cell>
          <table:table-cell table:number-columns-repeated="2"/>
        </table:table-row>
        <table:table-row table:style-name="ro1">
          <table:table-cell office:value-type="float" office:value="0.95765209197998" calcext:value-type="float">
            <text:p>0.95765209197998</text:p>
          </table:table-cell>
          <table:table-cell table:number-columns-repeated="2"/>
        </table:table-row>
        <table:table-row table:style-name="ro1">
          <table:table-cell office:value-type="float" office:value="0.957697987556458" calcext:value-type="float">
            <text:p>0.957697987556458</text:p>
          </table:table-cell>
          <table:table-cell table:number-columns-repeated="2"/>
        </table:table-row>
        <table:table-row table:style-name="ro1">
          <table:table-cell office:value-type="float" office:value="0.95771312713623" calcext:value-type="float">
            <text:p>0.95771312713623</text:p>
          </table:table-cell>
          <table:table-cell table:number-columns-repeated="2"/>
        </table:table-row>
        <table:table-row table:style-name="ro1">
          <table:table-cell office:value-type="float" office:value="0.956375896930695" calcext:value-type="float">
            <text:p>0.956375896930695</text:p>
          </table:table-cell>
          <table:table-cell table:number-columns-repeated="2"/>
        </table:table-row>
        <table:table-row table:style-name="ro1">
          <table:table-cell office:value-type="float" office:value="0.956312954425812" calcext:value-type="float">
            <text:p>0.956312954425812</text:p>
          </table:table-cell>
          <table:table-cell table:number-columns-repeated="2"/>
        </table:table-row>
        <table:table-row table:style-name="ro1">
          <table:table-cell office:value-type="float" office:value="0.95637047290802" calcext:value-type="float">
            <text:p>0.95637047290802</text:p>
          </table:table-cell>
          <table:table-cell table:number-columns-repeated="2"/>
        </table:table-row>
        <table:table-row table:style-name="ro1">
          <table:table-cell office:value-type="float" office:value="0.953356862068176" calcext:value-type="float">
            <text:p>0.953356862068176</text:p>
          </table:table-cell>
          <table:table-cell table:number-columns-repeated="2"/>
        </table:table-row>
        <table:table-row table:style-name="ro1">
          <table:table-cell office:value-type="float" office:value="0.953334510326386" calcext:value-type="float">
            <text:p>0.953334510326386</text:p>
          </table:table-cell>
          <table:table-cell table:number-columns-repeated="2"/>
        </table:table-row>
        <table:table-row table:style-name="ro1">
          <table:table-cell office:value-type="float" office:value="0.953281819820404" calcext:value-type="float">
            <text:p>0.953281819820404</text:p>
          </table:table-cell>
          <table:table-cell table:number-columns-repeated="2"/>
        </table:table-row>
        <table:table-row table:style-name="ro1">
          <table:table-cell office:value-type="float" office:value="0.960081219673157" calcext:value-type="float">
            <text:p>0.960081219673157</text:p>
          </table:table-cell>
          <table:table-cell table:number-columns-repeated="2"/>
        </table:table-row>
        <table:table-row table:style-name="ro1">
          <table:table-cell office:value-type="float" office:value="0.960163831710815" calcext:value-type="float">
            <text:p>0.960163831710815</text:p>
          </table:table-cell>
          <table:table-cell table:number-columns-repeated="2"/>
        </table:table-row>
        <table:table-row table:style-name="ro1">
          <table:table-cell office:value-type="float" office:value="0.959979891777039" calcext:value-type="float">
            <text:p>0.959979891777039</text:p>
          </table:table-cell>
          <table:table-cell table:number-columns-repeated="2"/>
        </table:table-row>
        <table:table-row table:style-name="ro1">
          <table:table-cell office:value-type="float" office:value="0.960075855255127" calcext:value-type="float">
            <text:p>0.960075855255127</text:p>
          </table:table-cell>
          <table:table-cell table:number-columns-repeated="2"/>
        </table:table-row>
        <table:table-row table:style-name="ro1">
          <table:table-cell office:value-type="float" office:value="0.960151374340057" calcext:value-type="float">
            <text:p>0.960151374340057</text:p>
          </table:table-cell>
          <table:table-cell table:number-columns-repeated="2"/>
        </table:table-row>
        <table:table-row table:style-name="ro1">
          <table:table-cell office:value-type="float" office:value="0.960095226764679" calcext:value-type="float">
            <text:p>0.960095226764679</text:p>
          </table:table-cell>
          <table:table-cell table:number-columns-repeated="2"/>
        </table:table-row>
        <table:table-row table:style-name="ro1">
          <table:table-cell office:value-type="float" office:value="0.964383244514465" calcext:value-type="float">
            <text:p>0.964383244514465</text:p>
          </table:table-cell>
          <table:table-cell table:number-columns-repeated="2"/>
        </table:table-row>
        <table:table-row table:style-name="ro1">
          <table:table-cell office:value-type="float" office:value="0.964415907859802" calcext:value-type="float">
            <text:p>0.964415907859802</text:p>
          </table:table-cell>
          <table:table-cell table:number-columns-repeated="2"/>
        </table:table-row>
        <table:table-row table:style-name="ro1">
          <table:table-cell office:value-type="float" office:value="0.964418947696686" calcext:value-type="float">
            <text:p>0.964418947696686</text:p>
          </table:table-cell>
          <table:table-cell table:number-columns-repeated="2"/>
        </table:table-row>
        <table:table-row table:style-name="ro1">
          <table:table-cell office:value-type="float" office:value="0.946588933467865" calcext:value-type="float">
            <text:p>0.946588933467865</text:p>
          </table:table-cell>
          <table:table-cell table:number-columns-repeated="2"/>
        </table:table-row>
        <table:table-row table:style-name="ro1">
          <table:table-cell office:value-type="float" office:value="0.94646942615509" calcext:value-type="float">
            <text:p>0.94646942615509</text:p>
          </table:table-cell>
          <table:table-cell table:number-columns-repeated="2"/>
        </table:table-row>
        <table:table-row table:style-name="ro1">
          <table:table-cell office:value-type="float" office:value="0.944381177425384" calcext:value-type="float">
            <text:p>0.944381177425384</text:p>
          </table:table-cell>
          <table:table-cell table:number-columns-repeated="2"/>
        </table:table-row>
        <table:table-row table:style-name="ro1">
          <table:table-cell office:value-type="float" office:value="0.944330334663391" calcext:value-type="float">
            <text:p>0.944330334663391</text:p>
          </table:table-cell>
          <table:table-cell table:number-columns-repeated="2"/>
        </table:table-row>
        <table:table-row table:style-name="ro1">
          <table:table-cell office:value-type="float" office:value="0.944383859634399" calcext:value-type="float">
            <text:p>0.944383859634399</text:p>
          </table:table-cell>
          <table:table-cell table:number-columns-repeated="2"/>
        </table:table-row>
        <table:table-row table:style-name="ro1">
          <table:table-cell office:value-type="float" office:value="0.947318255901337" calcext:value-type="float">
            <text:p>0.947318255901337</text:p>
          </table:table-cell>
          <table:table-cell table:number-columns-repeated="2"/>
        </table:table-row>
        <table:table-row table:style-name="ro1">
          <table:table-cell office:value-type="float" office:value="0.947312653064728" calcext:value-type="float">
            <text:p>0.947312653064728</text:p>
          </table:table-cell>
          <table:table-cell table:number-columns-repeated="2"/>
        </table:table-row>
        <table:table-row table:style-name="ro1">
          <table:table-cell office:value-type="float" office:value="0.947299897670746" calcext:value-type="float">
            <text:p>0.947299897670746</text:p>
          </table:table-cell>
          <table:table-cell table:number-columns-repeated="2"/>
        </table:table-row>
        <table:table-row table:style-name="ro1">
          <table:table-cell office:value-type="float" office:value="0.965523242950439" calcext:value-type="float">
            <text:p>0.965523242950439</text:p>
          </table:table-cell>
          <table:table-cell table:number-columns-repeated="2"/>
        </table:table-row>
        <table:table-row table:style-name="ro1">
          <table:table-cell office:value-type="float" office:value="0.965514600276947" calcext:value-type="float">
            <text:p>0.965514600276947</text:p>
          </table:table-cell>
          <table:table-cell table:number-columns-repeated="2"/>
        </table:table-row>
        <table:table-row table:style-name="ro1">
          <table:table-cell office:value-type="float" office:value="0.96570098400116" calcext:value-type="float">
            <text:p>0.96570098400116</text:p>
          </table:table-cell>
          <table:table-cell table:number-columns-repeated="2"/>
        </table:table-row>
        <table:table-row table:style-name="ro1">
          <table:table-cell office:value-type="float" office:value="0.94403201341629" calcext:value-type="float">
            <text:p>0.94403201341629</text:p>
          </table:table-cell>
          <table:table-cell table:number-columns-repeated="2"/>
        </table:table-row>
        <table:table-row table:style-name="ro1">
          <table:table-cell office:value-type="float" office:value="0.943978071212769" calcext:value-type="float">
            <text:p>0.943978071212769</text:p>
          </table:table-cell>
          <table:table-cell table:number-columns-repeated="2"/>
        </table:table-row>
        <table:table-row table:style-name="ro1">
          <table:table-cell office:value-type="float" office:value="0.943598031997681" calcext:value-type="float">
            <text:p>0.943598031997681</text:p>
          </table:table-cell>
          <table:table-cell table:number-columns-repeated="2"/>
        </table:table-row>
        <table:table-row table:style-name="ro1">
          <table:table-cell office:value-type="float" office:value="0.957770705223084" calcext:value-type="float">
            <text:p>0.957770705223084</text:p>
          </table:table-cell>
          <table:table-cell table:number-columns-repeated="2"/>
        </table:table-row>
        <table:table-row table:style-name="ro1">
          <table:table-cell office:value-type="float" office:value="0.957645893096924" calcext:value-type="float">
            <text:p>0.957645893096924</text:p>
          </table:table-cell>
          <table:table-cell table:number-columns-repeated="2"/>
        </table:table-row>
        <table:table-row table:style-name="ro1">
          <table:table-cell office:value-type="float" office:value="0.95765870809555" calcext:value-type="float">
            <text:p>0.95765870809555</text:p>
          </table:table-cell>
          <table:table-cell table:number-columns-repeated="2"/>
        </table:table-row>
        <table:table-row table:style-name="ro1">
          <table:table-cell office:value-type="float" office:value="0.945071518421173" calcext:value-type="float">
            <text:p>0.945071518421173</text:p>
          </table:table-cell>
          <table:table-cell table:number-columns-repeated="2"/>
        </table:table-row>
        <table:table-row table:style-name="ro1">
          <table:table-cell office:value-type="float" office:value="0.945069849491119" calcext:value-type="float">
            <text:p>0.945069849491119</text:p>
          </table:table-cell>
          <table:table-cell table:number-columns-repeated="2"/>
        </table:table-row>
        <table:table-row table:style-name="ro1">
          <table:table-cell office:value-type="float" office:value="0.945069313049316" calcext:value-type="float">
            <text:p>0.945069313049316</text:p>
          </table:table-cell>
          <table:table-cell table:number-columns-repeated="2"/>
        </table:table-row>
        <table:table-row table:style-name="ro1">
          <table:table-cell office:value-type="float" office:value="0.95541787147522" calcext:value-type="float">
            <text:p>0.95541787147522</text:p>
          </table:table-cell>
          <table:table-cell table:number-columns-repeated="2"/>
        </table:table-row>
        <table:table-row table:style-name="ro1">
          <table:table-cell office:value-type="float" office:value="0.955369591712952" calcext:value-type="float">
            <text:p>0.955369591712952</text:p>
          </table:table-cell>
          <table:table-cell table:number-columns-repeated="2"/>
        </table:table-row>
        <table:table-row table:style-name="ro1">
          <table:table-cell office:value-type="float" office:value="0.955499947071075" calcext:value-type="float">
            <text:p>0.955499947071075</text:p>
          </table:table-cell>
          <table:table-cell table:number-columns-repeated="2"/>
        </table:table-row>
        <table:table-row table:style-name="ro1">
          <table:table-cell office:value-type="float" office:value="0.957078039646149" calcext:value-type="float">
            <text:p>0.957078039646149</text:p>
          </table:table-cell>
          <table:table-cell table:number-columns-repeated="2"/>
        </table:table-row>
        <table:table-row table:style-name="ro1">
          <table:table-cell office:value-type="float" office:value="0.957080066204071" calcext:value-type="float">
            <text:p>0.957080066204071</text:p>
          </table:table-cell>
          <table:table-cell table:number-columns-repeated="2"/>
        </table:table-row>
        <table:table-row table:style-name="ro1">
          <table:table-cell office:value-type="float" office:value="0.957087814807892" calcext:value-type="float">
            <text:p>0.957087814807892</text:p>
          </table:table-cell>
          <table:table-cell table:number-columns-repeated="2"/>
        </table:table-row>
        <table:table-row table:style-name="ro1">
          <table:table-cell office:value-type="float" office:value="0.963502526283264" calcext:value-type="float">
            <text:p>0.963502526283264</text:p>
          </table:table-cell>
          <table:table-cell table:number-columns-repeated="2"/>
        </table:table-row>
        <table:table-row table:style-name="ro1">
          <table:table-cell office:value-type="float" office:value="0.963369369506836" calcext:value-type="float">
            <text:p>0.963369369506836</text:p>
          </table:table-cell>
          <table:table-cell table:number-columns-repeated="2"/>
        </table:table-row>
        <table:table-row table:style-name="ro1">
          <table:table-cell office:value-type="float" office:value="0.963409721851349" calcext:value-type="float">
            <text:p>0.963409721851349</text:p>
          </table:table-cell>
          <table:table-cell table:number-columns-repeated="2"/>
        </table:table-row>
        <table:table-row table:style-name="ro1">
          <table:table-cell office:value-type="float" office:value="0.946993470191956" calcext:value-type="float">
            <text:p>0.946993470191956</text:p>
          </table:table-cell>
          <table:table-cell table:number-columns-repeated="2"/>
        </table:table-row>
        <table:table-row table:style-name="ro1">
          <table:table-cell office:value-type="float" office:value="0.947035074234009" calcext:value-type="float">
            <text:p>0.947035074234009</text:p>
          </table:table-cell>
          <table:table-cell table:number-columns-repeated="2"/>
        </table:table-row>
        <table:table-row table:style-name="ro1">
          <table:table-cell office:value-type="float" office:value="0.94436651468277" calcext:value-type="float">
            <text:p>0.94436651468277</text:p>
          </table:table-cell>
          <table:table-cell table:number-columns-repeated="2"/>
        </table:table-row>
        <table:table-row table:style-name="ro1">
          <table:table-cell office:value-type="float" office:value="0.944394111633301" calcext:value-type="float">
            <text:p>0.944394111633301</text:p>
          </table:table-cell>
          <table:table-cell table:number-columns-repeated="2"/>
        </table:table-row>
        <table:table-row table:style-name="ro1">
          <table:table-cell office:value-type="float" office:value="0.944551467895508" calcext:value-type="float">
            <text:p>0.944551467895508</text:p>
          </table:table-cell>
          <table:table-cell table:number-columns-repeated="2"/>
        </table:table-row>
        <table:table-row table:style-name="ro1">
          <table:table-cell office:value-type="float" office:value="0.937033832073212" calcext:value-type="float">
            <text:p>0.937033832073212</text:p>
          </table:table-cell>
          <table:table-cell table:number-columns-repeated="2"/>
        </table:table-row>
        <table:table-row table:style-name="ro1">
          <table:table-cell office:value-type="float" office:value="0.937048673629761" calcext:value-type="float">
            <text:p>0.937048673629761</text:p>
          </table:table-cell>
          <table:table-cell table:number-columns-repeated="2"/>
        </table:table-row>
        <table:table-row table:style-name="ro1">
          <table:table-cell office:value-type="float" office:value="0.937105536460876" calcext:value-type="float">
            <text:p>0.937105536460876</text:p>
          </table:table-cell>
          <table:table-cell table:number-columns-repeated="2"/>
        </table:table-row>
        <table:table-row table:style-name="ro1">
          <table:table-cell office:value-type="float" office:value="0.952912509441376" calcext:value-type="float">
            <text:p>0.952912509441376</text:p>
          </table:table-cell>
          <table:table-cell table:number-columns-repeated="2"/>
        </table:table-row>
        <table:table-row table:style-name="ro1">
          <table:table-cell office:value-type="float" office:value="0.952947437763214" calcext:value-type="float">
            <text:p>0.952947437763214</text:p>
          </table:table-cell>
          <table:table-cell table:number-columns-repeated="2"/>
        </table:table-row>
        <table:table-row table:style-name="ro1">
          <table:table-cell office:value-type="float" office:value="0.952971041202545" calcext:value-type="float">
            <text:p>0.952971041202545</text:p>
          </table:table-cell>
          <table:table-cell table:number-columns-repeated="2"/>
        </table:table-row>
        <table:table-row table:style-name="ro1">
          <table:table-cell office:value-type="float" office:value="0.931493818759918" calcext:value-type="float">
            <text:p>0.931493818759918</text:p>
          </table:table-cell>
          <table:table-cell table:number-columns-repeated="2"/>
        </table:table-row>
        <table:table-row table:style-name="ro1">
          <table:table-cell office:value-type="float" office:value="0.931482195854187" calcext:value-type="float">
            <text:p>0.931482195854187</text:p>
          </table:table-cell>
          <table:table-cell table:number-columns-repeated="2"/>
        </table:table-row>
        <table:table-row table:style-name="ro1">
          <table:table-cell office:value-type="float" office:value="0.931513428688049" calcext:value-type="float">
            <text:p>0.931513428688049</text:p>
          </table:table-cell>
          <table:table-cell table:number-columns-repeated="2"/>
        </table:table-row>
        <table:table-row table:style-name="ro1">
          <table:table-cell office:value-type="float" office:value="0.917133271694183" calcext:value-type="float">
            <text:p>0.917133271694183</text:p>
          </table:table-cell>
          <table:table-cell table:number-columns-repeated="2"/>
        </table:table-row>
        <table:table-row table:style-name="ro1">
          <table:table-cell office:value-type="float" office:value="0.916950881481171" calcext:value-type="float">
            <text:p>0.916950881481171</text:p>
          </table:table-cell>
          <table:table-cell table:number-columns-repeated="2"/>
        </table:table-row>
        <table:table-row table:style-name="ro1">
          <table:table-cell office:value-type="float" office:value="0.916430175304413" calcext:value-type="float">
            <text:p>0.916430175304413</text:p>
          </table:table-cell>
          <table:table-cell table:number-columns-repeated="2"/>
        </table:table-row>
        <table:table-row table:style-name="ro1">
          <table:table-cell office:value-type="float" office:value="0.9472895860672" calcext:value-type="float">
            <text:p>0.9472895860672</text:p>
          </table:table-cell>
          <table:table-cell table:number-columns-repeated="2"/>
        </table:table-row>
        <table:table-row table:style-name="ro1">
          <table:table-cell office:value-type="float" office:value="0.947095334529877" calcext:value-type="float">
            <text:p>0.947095334529877</text:p>
          </table:table-cell>
          <table:table-cell table:number-columns-repeated="2"/>
        </table:table-row>
        <table:table-row table:style-name="ro1">
          <table:table-cell office:value-type="float" office:value="0.94716340303421" calcext:value-type="float">
            <text:p>0.94716340303421</text:p>
          </table:table-cell>
          <table:table-cell table:number-columns-repeated="2"/>
        </table:table-row>
        <table:table-row table:style-name="ro1">
          <table:table-cell office:value-type="float" office:value="0.913454711437225" calcext:value-type="float">
            <text:p>0.913454711437225</text:p>
          </table:table-cell>
          <table:table-cell table:number-columns-repeated="2"/>
        </table:table-row>
        <table:table-row table:style-name="ro1">
          <table:table-cell office:value-type="float" office:value="0.913326442241669" calcext:value-type="float">
            <text:p>0.913326442241669</text:p>
          </table:table-cell>
          <table:table-cell table:number-columns-repeated="2"/>
        </table:table-row>
        <table:table-row table:style-name="ro1">
          <table:table-cell office:value-type="float" office:value="0.913143396377564" calcext:value-type="float">
            <text:p>0.913143396377564</text:p>
          </table:table-cell>
          <table:table-cell table:number-columns-repeated="2"/>
        </table:table-row>
        <table:table-row table:style-name="ro1">
          <table:table-cell office:value-type="float" office:value="0.296513646841049" calcext:value-type="float">
            <text:p>0.296513646841049</text:p>
          </table:table-cell>
          <table:table-cell table:number-columns-repeated="2"/>
        </table:table-row>
        <table:table-row table:style-name="ro1">
          <table:table-cell office:value-type="float" office:value="0.299524366855621" calcext:value-type="float">
            <text:p>0.299524366855621</text:p>
          </table:table-cell>
          <table:table-cell table:number-columns-repeated="2"/>
        </table:table-row>
        <table:table-row table:style-name="ro1">
          <table:table-cell office:value-type="float" office:value="0.301815092563629" calcext:value-type="float">
            <text:p>0.301815092563629</text:p>
          </table:table-cell>
          <table:table-cell table:number-columns-repeated="2"/>
        </table:table-row>
        <table:table-row table:style-name="ro1">
          <table:table-cell office:value-type="float" office:value="0.844585180282593" calcext:value-type="float">
            <text:p>0.844585180282593</text:p>
          </table:table-cell>
          <table:table-cell table:number-columns-repeated="2"/>
        </table:table-row>
        <table:table-row table:style-name="ro1">
          <table:table-cell office:value-type="float" office:value="0.844580292701721" calcext:value-type="float">
            <text:p>0.844580292701721</text:p>
          </table:table-cell>
          <table:table-cell table:number-columns-repeated="2"/>
        </table:table-row>
        <table:table-row table:style-name="ro1">
          <table:table-cell office:value-type="float" office:value="0.844515562057495" calcext:value-type="float">
            <text:p>0.844515562057495</text:p>
          </table:table-cell>
          <table:table-cell table:number-columns-repeated="2"/>
        </table:table-row>
        <table:table-row table:style-name="ro1">
          <table:table-cell office:value-type="float" office:value="0.93234646320343" calcext:value-type="float">
            <text:p>0.93234646320343</text:p>
          </table:table-cell>
          <table:table-cell table:number-columns-repeated="2"/>
        </table:table-row>
        <table:table-row table:style-name="ro1">
          <table:table-cell office:value-type="float" office:value="0.932516932487488" calcext:value-type="float">
            <text:p>0.932516932487488</text:p>
          </table:table-cell>
          <table:table-cell table:number-columns-repeated="2"/>
        </table:table-row>
        <table:table-row table:style-name="ro1">
          <table:table-cell office:value-type="float" office:value="0.932394981384277" calcext:value-type="float">
            <text:p>0.932394981384277</text:p>
          </table:table-cell>
          <table:table-cell table:number-columns-repeated="2"/>
        </table:table-row>
        <table:table-row table:style-name="ro1">
          <table:table-cell office:value-type="float" office:value="0.939303398132324" calcext:value-type="float">
            <text:p>0.939303398132324</text:p>
          </table:table-cell>
          <table:table-cell table:number-columns-repeated="2"/>
        </table:table-row>
        <table:table-row table:style-name="ro1">
          <table:table-cell office:value-type="float" office:value="0.939278900623322" calcext:value-type="float">
            <text:p>0.939278900623322</text:p>
          </table:table-cell>
          <table:table-cell table:number-columns-repeated="2"/>
        </table:table-row>
        <table:table-row table:style-name="ro1">
          <table:table-cell office:value-type="float" office:value="0.939201772212982" calcext:value-type="float">
            <text:p>0.939201772212982</text:p>
          </table:table-cell>
          <table:table-cell table:number-columns-repeated="2"/>
        </table:table-row>
        <table:table-row table:style-name="ro1">
          <table:table-cell office:value-type="float" office:value="0.933032929897308" calcext:value-type="float">
            <text:p>0.933032929897308</text:p>
          </table:table-cell>
          <table:table-cell table:number-columns-repeated="2"/>
        </table:table-row>
        <table:table-row table:style-name="ro1">
          <table:table-cell office:value-type="float" office:value="0.933106958866119" calcext:value-type="float">
            <text:p>0.933106958866119</text:p>
          </table:table-cell>
          <table:table-cell table:number-columns-repeated="2"/>
        </table:table-row>
        <table:table-row table:style-name="ro1">
          <table:table-cell office:value-type="float" office:value="0.940502762794495" calcext:value-type="float">
            <text:p>0.940502762794495</text:p>
          </table:table-cell>
          <table:table-cell table:number-columns-repeated="2"/>
        </table:table-row>
        <table:table-row table:style-name="ro1">
          <table:table-cell office:value-type="float" office:value="0.940542578697205" calcext:value-type="float">
            <text:p>0.940542578697205</text:p>
          </table:table-cell>
          <table:table-cell table:number-columns-repeated="2"/>
        </table:table-row>
        <table:table-row table:style-name="ro1">
          <table:table-cell office:value-type="float" office:value="0.940565705299377" calcext:value-type="float">
            <text:p>0.940565705299377</text:p>
          </table:table-cell>
          <table:table-cell table:number-columns-repeated="2"/>
        </table:table-row>
        <table:table-row table:style-name="ro1">
          <table:table-cell office:value-type="float" office:value="0.921288013458252" calcext:value-type="float">
            <text:p>0.921288013458252</text:p>
          </table:table-cell>
          <table:table-cell table:number-columns-repeated="2"/>
        </table:table-row>
        <table:table-row table:style-name="ro1">
          <table:table-cell office:value-type="float" office:value="0.921270608901978" calcext:value-type="float">
            <text:p>0.921270608901978</text:p>
          </table:table-cell>
          <table:table-cell table:number-columns-repeated="2"/>
        </table:table-row>
        <table:table-row table:style-name="ro1">
          <table:table-cell office:value-type="float" office:value="0.921346306800842" calcext:value-type="float">
            <text:p>0.921346306800842</text:p>
          </table:table-cell>
          <table:table-cell table:number-columns-repeated="2"/>
        </table:table-row>
        <table:table-row table:style-name="ro1">
          <table:table-cell office:value-type="float" office:value="0.932295382022858" calcext:value-type="float">
            <text:p>0.932295382022858</text:p>
          </table:table-cell>
          <table:table-cell table:number-columns-repeated="2"/>
        </table:table-row>
        <table:table-row table:style-name="ro1">
          <table:table-cell office:value-type="float" office:value="0.932265520095825" calcext:value-type="float">
            <text:p>0.932265520095825</text:p>
          </table:table-cell>
          <table:table-cell table:number-columns-repeated="2"/>
        </table:table-row>
        <table:table-row table:style-name="ro1">
          <table:table-cell office:value-type="float" office:value="0.9322429895401" calcext:value-type="float">
            <text:p>0.9322429895401</text:p>
          </table:table-cell>
          <table:table-cell table:number-columns-repeated="2"/>
        </table:table-row>
        <table:table-row table:style-name="ro1">
          <table:table-cell office:value-type="float" office:value="0.941045999526978" calcext:value-type="float">
            <text:p>0.941045999526978</text:p>
          </table:table-cell>
          <table:table-cell table:number-columns-repeated="2"/>
        </table:table-row>
        <table:table-row table:style-name="ro1">
          <table:table-cell office:value-type="float" office:value="0.941116631031036" calcext:value-type="float">
            <text:p>0.941116631031036</text:p>
          </table:table-cell>
          <table:table-cell table:number-columns-repeated="2"/>
        </table:table-row>
        <table:table-row table:style-name="ro1">
          <table:table-cell office:value-type="float" office:value="0.941098511219025" calcext:value-type="float">
            <text:p>0.941098511219025</text:p>
          </table:table-cell>
          <table:table-cell table:number-columns-repeated="2"/>
        </table:table-row>
        <table:table-row table:style-name="ro1">
          <table:table-cell office:value-type="float" office:value="0.940316438674927" calcext:value-type="float">
            <text:p>0.940316438674927</text:p>
          </table:table-cell>
          <table:table-cell table:number-columns-repeated="2"/>
        </table:table-row>
        <table:table-row table:style-name="ro1">
          <table:table-cell office:value-type="float" office:value="0.940269947052002" calcext:value-type="float">
            <text:p>0.940269947052002</text:p>
          </table:table-cell>
          <table:table-cell table:number-columns-repeated="2"/>
        </table:table-row>
        <table:table-row table:style-name="ro1">
          <table:table-cell office:value-type="float" office:value="0.9402015209198" calcext:value-type="float">
            <text:p>0.9402015209198</text:p>
          </table:table-cell>
          <table:table-cell table:number-columns-repeated="2"/>
        </table:table-row>
        <table:table-row table:style-name="ro1">
          <table:table-cell office:value-type="float" office:value="0.938750803470612" calcext:value-type="float">
            <text:p>0.938750803470612</text:p>
          </table:table-cell>
          <table:table-cell table:number-columns-repeated="2"/>
        </table:table-row>
        <table:table-row table:style-name="ro1">
          <table:table-cell office:value-type="float" office:value="0.938705801963806" calcext:value-type="float">
            <text:p>0.938705801963806</text:p>
          </table:table-cell>
          <table:table-cell table:number-columns-repeated="2"/>
        </table:table-row>
        <table:table-row table:style-name="ro1">
          <table:table-cell office:value-type="float" office:value="0.938722252845764" calcext:value-type="float">
            <text:p>0.938722252845764</text:p>
          </table:table-cell>
          <table:table-cell table:number-columns-repeated="2"/>
        </table:table-row>
        <table:table-row table:style-name="ro1">
          <table:table-cell office:value-type="float" office:value="0.965008199214935" calcext:value-type="float">
            <text:p>0.965008199214935</text:p>
          </table:table-cell>
          <table:table-cell table:number-columns-repeated="2"/>
        </table:table-row>
        <table:table-row table:style-name="ro1">
          <table:table-cell office:value-type="float" office:value="0.965000331401825" calcext:value-type="float">
            <text:p>0.965000331401825</text:p>
          </table:table-cell>
          <table:table-cell table:number-columns-repeated="2"/>
        </table:table-row>
        <table:table-row table:style-name="ro1">
          <table:table-cell office:value-type="float" office:value="0.964974761009216" calcext:value-type="float">
            <text:p>0.964974761009216</text:p>
          </table:table-cell>
          <table:table-cell table:number-columns-repeated="2"/>
        </table:table-row>
        <table:table-row table:style-name="ro1">
          <table:table-cell office:value-type="float" office:value="0.95213234424591" calcext:value-type="float">
            <text:p>0.95213234424591</text:p>
          </table:table-cell>
          <table:table-cell table:number-columns-repeated="2"/>
        </table:table-row>
        <table:table-row table:style-name="ro1">
          <table:table-cell office:value-type="float" office:value="0.95211923122406" calcext:value-type="float">
            <text:p>0.95211923122406</text:p>
          </table:table-cell>
          <table:table-cell table:number-columns-repeated="2"/>
        </table:table-row>
        <table:table-row table:style-name="ro1">
          <table:table-cell office:value-type="float" office:value="0.951993525028229" calcext:value-type="float">
            <text:p>0.951993525028229</text:p>
          </table:table-cell>
          <table:table-cell table:number-columns-repeated="2"/>
        </table:table-row>
        <table:table-row table:style-name="ro1">
          <table:table-cell office:value-type="float" office:value="0.952059328556061" calcext:value-type="float">
            <text:p>0.952059328556061</text:p>
          </table:table-cell>
          <table:table-cell table:number-columns-repeated="2"/>
        </table:table-row>
        <table:table-row table:style-name="ro1">
          <table:table-cell office:value-type="float" office:value="0.951995968818665" calcext:value-type="float">
            <text:p>0.951995968818665</text:p>
          </table:table-cell>
          <table:table-cell table:number-columns-repeated="2"/>
        </table:table-row>
        <table:table-row table:style-name="ro1">
          <table:table-cell office:value-type="float" office:value="0.951988995075226" calcext:value-type="float">
            <text:p>0.951988995075226</text:p>
          </table:table-cell>
          <table:table-cell table:number-columns-repeated="2"/>
        </table:table-row>
        <table:table-row table:style-name="ro1">
          <table:table-cell office:value-type="float" office:value="0.956342399120331" calcext:value-type="float">
            <text:p>0.956342399120331</text:p>
          </table:table-cell>
          <table:table-cell table:number-columns-repeated="2"/>
        </table:table-row>
        <table:table-row table:style-name="ro1">
          <table:table-cell office:value-type="float" office:value="0.956330478191376" calcext:value-type="float">
            <text:p>0.956330478191376</text:p>
          </table:table-cell>
          <table:table-cell table:number-columns-repeated="2"/>
        </table:table-row>
        <table:table-row table:style-name="ro1">
          <table:table-cell office:value-type="float" office:value="0.959518074989319" calcext:value-type="float">
            <text:p>0.959518074989319</text:p>
          </table:table-cell>
          <table:table-cell table:number-columns-repeated="2"/>
        </table:table-row>
        <table:table-row table:style-name="ro1">
          <table:table-cell office:value-type="float" office:value="0.959158360958099" calcext:value-type="float">
            <text:p>0.959158360958099</text:p>
          </table:table-cell>
          <table:table-cell table:number-columns-repeated="2"/>
        </table:table-row>
        <table:table-row table:style-name="ro1">
          <table:table-cell office:value-type="float" office:value="0.959135591983795" calcext:value-type="float">
            <text:p>0.959135591983795</text:p>
          </table:table-cell>
          <table:table-cell table:number-columns-repeated="2"/>
        </table:table-row>
        <table:table-row table:style-name="ro1">
          <table:table-cell office:value-type="float" office:value="0.969425678253174" calcext:value-type="float">
            <text:p>0.969425678253174</text:p>
          </table:table-cell>
          <table:table-cell table:number-columns-repeated="2"/>
        </table:table-row>
        <table:table-row table:style-name="ro1">
          <table:table-cell office:value-type="float" office:value="0.969499826431274" calcext:value-type="float">
            <text:p>0.969499826431274</text:p>
          </table:table-cell>
          <table:table-cell table:number-columns-repeated="2"/>
        </table:table-row>
        <table:table-row table:style-name="ro1">
          <table:table-cell office:value-type="float" office:value="0.9695143699646" calcext:value-type="float">
            <text:p>0.9695143699646</text:p>
          </table:table-cell>
          <table:table-cell table:number-columns-repeated="2"/>
        </table:table-row>
        <table:table-row table:style-name="ro1">
          <table:table-cell office:value-type="float" office:value="0.965557157993317" calcext:value-type="float">
            <text:p>0.965557157993317</text:p>
          </table:table-cell>
          <table:table-cell table:number-columns-repeated="2"/>
        </table:table-row>
        <table:table-row table:style-name="ro1">
          <table:table-cell office:value-type="float" office:value="0.965552389621735" calcext:value-type="float">
            <text:p>0.965552389621735</text:p>
          </table:table-cell>
          <table:table-cell table:number-columns-repeated="2"/>
        </table:table-row>
        <table:table-row table:style-name="ro1">
          <table:table-cell office:value-type="float" office:value="0.96556544303894" calcext:value-type="float">
            <text:p>0.96556544303894</text:p>
          </table:table-cell>
          <table:table-cell table:number-columns-repeated="2"/>
        </table:table-row>
        <table:table-row table:style-name="ro1">
          <table:table-cell office:value-type="float" office:value="0.958482623100281" calcext:value-type="float">
            <text:p>0.958482623100281</text:p>
          </table:table-cell>
          <table:table-cell table:number-columns-repeated="2"/>
        </table:table-row>
        <table:table-row table:style-name="ro1">
          <table:table-cell office:value-type="float" office:value="0.958476960659027" calcext:value-type="float">
            <text:p>0.958476960659027</text:p>
          </table:table-cell>
          <table:table-cell table:number-columns-repeated="2"/>
        </table:table-row>
        <table:table-row table:style-name="ro1">
          <table:table-cell office:value-type="float" office:value="0.958465218544006" calcext:value-type="float">
            <text:p>0.958465218544006</text:p>
          </table:table-cell>
          <table:table-cell table:number-columns-repeated="2"/>
        </table:table-row>
        <table:table-row table:style-name="ro1">
          <table:table-cell office:value-type="float" office:value="0.959412813186646" calcext:value-type="float">
            <text:p>0.959412813186646</text:p>
          </table:table-cell>
          <table:table-cell table:number-columns-repeated="2"/>
        </table:table-row>
        <table:table-row table:style-name="ro1">
          <table:table-cell office:value-type="float" office:value="0.95939439535141" calcext:value-type="float">
            <text:p>0.95939439535141</text:p>
          </table:table-cell>
          <table:table-cell table:number-columns-repeated="2"/>
        </table:table-row>
        <table:table-row table:style-name="ro1">
          <table:table-cell office:value-type="float" office:value="0.959404170513153" calcext:value-type="float">
            <text:p>0.959404170513153</text:p>
          </table:table-cell>
          <table:table-cell table:number-columns-repeated="2"/>
        </table:table-row>
        <table:table-row table:style-name="ro1">
          <table:table-cell office:value-type="float" office:value="0.962926208972931" calcext:value-type="float">
            <text:p>0.962926208972931</text:p>
          </table:table-cell>
          <table:table-cell table:number-columns-repeated="2"/>
        </table:table-row>
        <table:table-row table:style-name="ro1">
          <table:table-cell office:value-type="float" office:value="0.962927937507629" calcext:value-type="float">
            <text:p>0.962927937507629</text:p>
          </table:table-cell>
          <table:table-cell table:number-columns-repeated="2"/>
        </table:table-row>
        <table:table-row table:style-name="ro1">
          <table:table-cell office:value-type="float" office:value="0.962905943393707" calcext:value-type="float">
            <text:p>0.962905943393707</text:p>
          </table:table-cell>
          <table:table-cell table:number-columns-repeated="2"/>
        </table:table-row>
        <table:table-row table:style-name="ro1">
          <table:table-cell office:value-type="float" office:value="0.968367874622345" calcext:value-type="float">
            <text:p>0.968367874622345</text:p>
          </table:table-cell>
          <table:table-cell table:number-columns-repeated="2"/>
        </table:table-row>
        <table:table-row table:style-name="ro1">
          <table:table-cell office:value-type="float" office:value="0.968283176422119" calcext:value-type="float">
            <text:p>0.968283176422119</text:p>
          </table:table-cell>
          <table:table-cell table:number-columns-repeated="2"/>
        </table:table-row>
        <table:table-row table:style-name="ro1">
          <table:table-cell office:value-type="float" office:value="0.968378782272339" calcext:value-type="float">
            <text:p>0.968378782272339</text:p>
          </table:table-cell>
          <table:table-cell table:number-columns-repeated="2"/>
        </table:table-row>
        <table:table-row table:style-name="ro1">
          <table:table-cell office:value-type="float" office:value="0.959918260574341" calcext:value-type="float">
            <text:p>0.959918260574341</text:p>
          </table:table-cell>
          <table:table-cell table:number-columns-repeated="2"/>
        </table:table-row>
        <table:table-row table:style-name="ro1">
          <table:table-cell office:value-type="float" office:value="0.959886789321899" calcext:value-type="float">
            <text:p>0.959886789321899</text:p>
          </table:table-cell>
          <table:table-cell table:number-columns-repeated="2"/>
        </table:table-row>
        <table:table-row table:style-name="ro1">
          <table:table-cell office:value-type="float" office:value="0.959826588630676" calcext:value-type="float">
            <text:p>0.959826588630676</text:p>
          </table:table-cell>
          <table:table-cell table:number-columns-repeated="2"/>
        </table:table-row>
        <table:table-row table:style-name="ro1">
          <table:table-cell office:value-type="float" office:value="0.964436292648315" calcext:value-type="float">
            <text:p>0.964436292648315</text:p>
          </table:table-cell>
          <table:table-cell table:number-columns-repeated="2"/>
        </table:table-row>
        <table:table-row table:style-name="ro1">
          <table:table-cell office:value-type="float" office:value="0.964426636695862" calcext:value-type="float">
            <text:p>0.964426636695862</text:p>
          </table:table-cell>
          <table:table-cell table:number-columns-repeated="2"/>
        </table:table-row>
        <table:table-row table:style-name="ro1">
          <table:table-cell office:value-type="float" office:value="0.964462041854858" calcext:value-type="float">
            <text:p>0.964462041854858</text:p>
          </table:table-cell>
          <table:table-cell table:number-columns-repeated="2"/>
        </table:table-row>
        <table:table-row table:style-name="ro1">
          <table:table-cell office:value-type="float" office:value="0.965056121349335" calcext:value-type="float">
            <text:p>0.965056121349335</text:p>
          </table:table-cell>
          <table:table-cell table:number-columns-repeated="2"/>
        </table:table-row>
        <table:table-row table:style-name="ro1">
          <table:table-cell office:value-type="float" office:value="0.965044677257538" calcext:value-type="float">
            <text:p>0.965044677257538</text:p>
          </table:table-cell>
          <table:table-cell table:number-columns-repeated="2"/>
        </table:table-row>
        <table:table-row table:style-name="ro1">
          <table:table-cell office:value-type="float" office:value="0.966996490955353" calcext:value-type="float">
            <text:p>0.966996490955353</text:p>
          </table:table-cell>
          <table:table-cell table:number-columns-repeated="2"/>
        </table:table-row>
        <table:table-row table:style-name="ro1">
          <table:table-cell office:value-type="float" office:value="0.967009425163269" calcext:value-type="float">
            <text:p>0.967009425163269</text:p>
          </table:table-cell>
          <table:table-cell table:number-columns-repeated="2"/>
        </table:table-row>
        <table:table-row table:style-name="ro1">
          <table:table-cell office:value-type="float" office:value="0.966976761817932" calcext:value-type="float">
            <text:p>0.966976761817932</text:p>
          </table:table-cell>
          <table:table-cell table:number-columns-repeated="2"/>
        </table:table-row>
        <table:table-row table:style-name="ro1">
          <table:table-cell office:value-type="float" office:value="0.966986775398254" calcext:value-type="float">
            <text:p>0.966986775398254</text:p>
          </table:table-cell>
          <table:table-cell table:number-columns-repeated="2"/>
        </table:table-row>
        <table:table-row table:style-name="ro1">
          <table:table-cell office:value-type="float" office:value="0.966952323913574" calcext:value-type="float">
            <text:p>0.966952323913574</text:p>
          </table:table-cell>
          <table:table-cell table:number-columns-repeated="2"/>
        </table:table-row>
        <table:table-row table:style-name="ro1">
          <table:table-cell office:value-type="float" office:value="0.967008411884308" calcext:value-type="float">
            <text:p>0.967008411884308</text:p>
          </table:table-cell>
          <table:table-cell table:number-columns-repeated="2"/>
        </table:table-row>
        <table:table-row table:style-name="ro1">
          <table:table-cell office:value-type="float" office:value="0.962648808956146" calcext:value-type="float">
            <text:p>0.962648808956146</text:p>
          </table:table-cell>
          <table:table-cell table:number-columns-repeated="2"/>
        </table:table-row>
        <table:table-row table:style-name="ro1">
          <table:table-cell office:value-type="float" office:value="0.962621569633484" calcext:value-type="float">
            <text:p>0.962621569633484</text:p>
          </table:table-cell>
          <table:table-cell table:number-columns-repeated="2"/>
        </table:table-row>
        <table:table-row table:style-name="ro1">
          <table:table-cell office:value-type="float" office:value="0.962623834609985" calcext:value-type="float">
            <text:p>0.962623834609985</text:p>
          </table:table-cell>
          <table:table-cell table:number-columns-repeated="2"/>
        </table:table-row>
        <table:table-row table:style-name="ro1">
          <table:table-cell office:value-type="float" office:value="0.962966799736023" calcext:value-type="float">
            <text:p>0.962966799736023</text:p>
          </table:table-cell>
          <table:table-cell table:number-columns-repeated="2"/>
        </table:table-row>
        <table:table-row table:style-name="ro1">
          <table:table-cell office:value-type="float" office:value="0.962970972061157" calcext:value-type="float">
            <text:p>0.962970972061157</text:p>
          </table:table-cell>
          <table:table-cell table:number-columns-repeated="2"/>
        </table:table-row>
        <table:table-row table:style-name="ro1">
          <table:table-cell office:value-type="float" office:value="0.963007926940918" calcext:value-type="float">
            <text:p>0.963007926940918</text:p>
          </table:table-cell>
          <table:table-cell table:number-columns-repeated="2"/>
        </table:table-row>
        <table:table-row table:style-name="ro1">
          <table:table-cell office:value-type="float" office:value="0.963577568531036" calcext:value-type="float">
            <text:p>0.963577568531036</text:p>
          </table:table-cell>
          <table:table-cell table:number-columns-repeated="2"/>
        </table:table-row>
        <table:table-row table:style-name="ro1">
          <table:table-cell office:value-type="float" office:value="0.963579177856445" calcext:value-type="float">
            <text:p>0.963579177856445</text:p>
          </table:table-cell>
          <table:table-cell table:number-columns-repeated="2"/>
        </table:table-row>
        <table:table-row table:style-name="ro1">
          <table:table-cell office:value-type="float" office:value="0.963658452033997" calcext:value-type="float">
            <text:p>0.963658452033997</text:p>
          </table:table-cell>
          <table:table-cell table:number-columns-repeated="2"/>
        </table:table-row>
        <table:table-row table:style-name="ro1">
          <table:table-cell office:value-type="float" office:value="0.961883902549744" calcext:value-type="float">
            <text:p>0.961883902549744</text:p>
          </table:table-cell>
          <table:table-cell table:number-columns-repeated="2"/>
        </table:table-row>
        <table:table-row table:style-name="ro1">
          <table:table-cell office:value-type="float" office:value="0.961900234222412" calcext:value-type="float">
            <text:p>0.961900234222412</text:p>
          </table:table-cell>
          <table:table-cell table:number-columns-repeated="2"/>
        </table:table-row>
        <table:table-row table:style-name="ro1">
          <table:table-cell office:value-type="float" office:value="0.961812257766724" calcext:value-type="float">
            <text:p>0.961812257766724</text:p>
          </table:table-cell>
          <table:table-cell table:number-columns-repeated="2"/>
        </table:table-row>
        <table:table-row table:style-name="ro1">
          <table:table-cell office:value-type="float" office:value="0.956511676311493" calcext:value-type="float">
            <text:p>0.956511676311493</text:p>
          </table:table-cell>
          <table:table-cell table:number-columns-repeated="2"/>
        </table:table-row>
        <table:table-row table:style-name="ro1">
          <table:table-cell office:value-type="float" office:value="0.956509590148926" calcext:value-type="float">
            <text:p>0.956509590148926</text:p>
          </table:table-cell>
          <table:table-cell table:number-columns-repeated="2"/>
        </table:table-row>
        <table:table-row table:style-name="ro1">
          <table:table-cell office:value-type="float" office:value="0.956552624702454" calcext:value-type="float">
            <text:p>0.956552624702454</text:p>
          </table:table-cell>
          <table:table-cell table:number-columns-repeated="2"/>
        </table:table-row>
        <table:table-row table:style-name="ro1">
          <table:table-cell office:value-type="float" office:value="0.952217221260071" calcext:value-type="float">
            <text:p>0.952217221260071</text:p>
          </table:table-cell>
          <table:table-cell table:number-columns-repeated="2"/>
        </table:table-row>
        <table:table-row table:style-name="ro1">
          <table:table-cell office:value-type="float" office:value="0.952179312705994" calcext:value-type="float">
            <text:p>0.952179312705994</text:p>
          </table:table-cell>
          <table:table-cell table:number-columns-repeated="2"/>
        </table:table-row>
        <table:table-row table:style-name="ro1">
          <table:table-cell office:value-type="float" office:value="0.952082991600037" calcext:value-type="float">
            <text:p>0.952082991600037</text:p>
          </table:table-cell>
          <table:table-cell table:number-columns-repeated="2"/>
        </table:table-row>
        <table:table-row table:style-name="ro1">
          <table:table-cell office:value-type="float" office:value="0.95183140039444" calcext:value-type="float">
            <text:p>0.95183140039444</text:p>
          </table:table-cell>
          <table:table-cell table:number-columns-repeated="2"/>
        </table:table-row>
        <table:table-row table:style-name="ro1">
          <table:table-cell office:value-type="float" office:value="0.951813817024231" calcext:value-type="float">
            <text:p>0.951813817024231</text:p>
          </table:table-cell>
          <table:table-cell table:number-columns-repeated="2"/>
        </table:table-row>
        <table:table-row table:style-name="ro1">
          <table:table-cell office:value-type="float" office:value="0.951872766017914" calcext:value-type="float">
            <text:p>0.951872766017914</text:p>
          </table:table-cell>
          <table:table-cell table:number-columns-repeated="2"/>
        </table:table-row>
        <table:table-row table:style-name="ro1">
          <table:table-cell office:value-type="float" office:value="0.95161509513855" calcext:value-type="float">
            <text:p>0.95161509513855</text:p>
          </table:table-cell>
          <table:table-cell table:number-columns-repeated="2"/>
        </table:table-row>
        <table:table-row table:style-name="ro1">
          <table:table-cell office:value-type="float" office:value="0.951573133468628" calcext:value-type="float">
            <text:p>0.951573133468628</text:p>
          </table:table-cell>
          <table:table-cell table:number-columns-repeated="2"/>
        </table:table-row>
        <table:table-row table:style-name="ro1">
          <table:table-cell office:value-type="float" office:value="0.951379895210266" calcext:value-type="float">
            <text:p>0.951379895210266</text:p>
          </table:table-cell>
          <table:table-cell table:number-columns-repeated="2"/>
        </table:table-row>
        <table:table-row table:style-name="ro1">
          <table:table-cell office:value-type="float" office:value="0.951313555240631" calcext:value-type="float">
            <text:p>0.951313555240631</text:p>
          </table:table-cell>
          <table:table-cell table:number-columns-repeated="2"/>
        </table:table-row>
        <table:table-row table:style-name="ro1">
          <table:table-cell office:value-type="float" office:value="0.951417148113251" calcext:value-type="float">
            <text:p>0.951417148113251</text:p>
          </table:table-cell>
          <table:table-cell table:number-columns-repeated="2"/>
        </table:table-row>
        <table:table-row table:style-name="ro1">
          <table:table-cell office:value-type="float" office:value="0.954837799072266" calcext:value-type="float">
            <text:p>0.954837799072266</text:p>
          </table:table-cell>
          <table:table-cell table:number-columns-repeated="2"/>
        </table:table-row>
        <table:table-row table:style-name="ro1">
          <table:table-cell office:value-type="float" office:value="0.954751491546631" calcext:value-type="float">
            <text:p>0.954751491546631</text:p>
          </table:table-cell>
          <table:table-cell table:number-columns-repeated="2"/>
        </table:table-row>
        <table:table-row table:style-name="ro1">
          <table:table-cell office:value-type="float" office:value="0.954998850822449" calcext:value-type="float">
            <text:p>0.954998850822449</text:p>
          </table:table-cell>
          <table:table-cell table:number-columns-repeated="2"/>
        </table:table-row>
        <table:table-row table:style-name="ro1">
          <table:table-cell office:value-type="float" office:value="0.956932246685028" calcext:value-type="float">
            <text:p>0.956932246685028</text:p>
          </table:table-cell>
          <table:table-cell table:number-columns-repeated="2"/>
        </table:table-row>
        <table:table-row table:style-name="ro1">
          <table:table-cell office:value-type="float" office:value="0.956956565380096" calcext:value-type="float">
            <text:p>0.956956565380096</text:p>
          </table:table-cell>
          <table:table-cell table:number-columns-repeated="2"/>
        </table:table-row>
        <table:table-row table:style-name="ro1">
          <table:table-cell office:value-type="float" office:value="0.957110404968262" calcext:value-type="float">
            <text:p>0.957110404968262</text:p>
          </table:table-cell>
          <table:table-cell table:number-columns-repeated="2"/>
        </table:table-row>
        <table:table-row table:style-name="ro1">
          <table:table-cell office:value-type="float" office:value="0.959243655204773" calcext:value-type="float">
            <text:p>0.959243655204773</text:p>
          </table:table-cell>
          <table:table-cell table:number-columns-repeated="2"/>
        </table:table-row>
        <table:table-row table:style-name="ro1">
          <table:table-cell office:value-type="float" office:value="0.959328889846802" calcext:value-type="float">
            <text:p>0.959328889846802</text:p>
          </table:table-cell>
          <table:table-cell table:number-columns-repeated="2"/>
        </table:table-row>
        <table:table-row table:style-name="ro1">
          <table:table-cell office:value-type="float" office:value="0.959266364574432" calcext:value-type="float">
            <text:p>0.959266364574432</text:p>
          </table:table-cell>
          <table:table-cell table:number-columns-repeated="2"/>
        </table:table-row>
        <table:table-row table:style-name="ro1">
          <table:table-cell office:value-type="float" office:value="0.960218906402588" calcext:value-type="float">
            <text:p>0.960218906402588</text:p>
          </table:table-cell>
          <table:table-cell table:number-columns-repeated="2"/>
        </table:table-row>
        <table:table-row table:style-name="ro1">
          <table:table-cell office:value-type="float" office:value="0.960198700428009" calcext:value-type="float">
            <text:p>0.960198700428009</text:p>
          </table:table-cell>
          <table:table-cell table:number-columns-repeated="2"/>
        </table:table-row>
        <table:table-row table:style-name="ro1">
          <table:table-cell office:value-type="float" office:value="0.960102498531342" calcext:value-type="float">
            <text:p>0.960102498531342</text:p>
          </table:table-cell>
          <table:table-cell table:number-columns-repeated="2"/>
        </table:table-row>
        <table:table-row table:style-name="ro1">
          <table:table-cell office:value-type="float" office:value="0.960144996643066" calcext:value-type="float">
            <text:p>0.960144996643066</text:p>
          </table:table-cell>
          <table:table-cell table:number-columns-repeated="2"/>
        </table:table-row>
        <table:table-row table:style-name="ro1">
          <table:table-cell office:value-type="float" office:value="0.960176467895508" calcext:value-type="float">
            <text:p>0.960176467895508</text:p>
          </table:table-cell>
          <table:table-cell table:number-columns-repeated="2"/>
        </table:table-row>
        <table:table-row table:style-name="ro1">
          <table:table-cell office:value-type="float" office:value="0.960337936878204" calcext:value-type="float">
            <text:p>0.960337936878204</text:p>
          </table:table-cell>
          <table:table-cell table:number-columns-repeated="2"/>
        </table:table-row>
        <table:table-row table:style-name="ro1">
          <table:table-cell office:value-type="float" office:value="0.960708737373352" calcext:value-type="float">
            <text:p>0.960708737373352</text:p>
          </table:table-cell>
          <table:table-cell table:number-columns-repeated="2"/>
        </table:table-row>
        <table:table-row table:style-name="ro1">
          <table:table-cell office:value-type="float" office:value="0.960768282413483" calcext:value-type="float">
            <text:p>0.960768282413483</text:p>
          </table:table-cell>
          <table:table-cell table:number-columns-repeated="2"/>
        </table:table-row>
        <table:table-row table:style-name="ro1">
          <table:table-cell office:value-type="float" office:value="0.960842788219452" calcext:value-type="float">
            <text:p>0.960842788219452</text:p>
          </table:table-cell>
          <table:table-cell table:number-columns-repeated="2"/>
        </table:table-row>
        <table:table-row table:style-name="ro1">
          <table:table-cell office:value-type="float" office:value="0.960386157035827" calcext:value-type="float">
            <text:p>0.960386157035827</text:p>
          </table:table-cell>
          <table:table-cell table:number-columns-repeated="2"/>
        </table:table-row>
        <table:table-row table:style-name="ro1">
          <table:table-cell office:value-type="float" office:value="0.960509538650513" calcext:value-type="float">
            <text:p>0.960509538650513</text:p>
          </table:table-cell>
          <table:table-cell table:number-columns-repeated="2"/>
        </table:table-row>
        <table:table-row table:style-name="ro1">
          <table:table-cell office:value-type="float" office:value="0.960550606250763" calcext:value-type="float">
            <text:p>0.960550606250763</text:p>
          </table:table-cell>
          <table:table-cell table:number-columns-repeated="2"/>
        </table:table-row>
        <table:table-row table:style-name="ro1">
          <table:table-cell office:value-type="float" office:value="0.959044098854065" calcext:value-type="float">
            <text:p>0.959044098854065</text:p>
          </table:table-cell>
          <table:table-cell table:number-columns-repeated="2"/>
        </table:table-row>
        <table:table-row table:style-name="ro1">
          <table:table-cell office:value-type="float" office:value="0.95915812253952" calcext:value-type="float">
            <text:p>0.95915812253952</text:p>
          </table:table-cell>
          <table:table-cell table:number-columns-repeated="2"/>
        </table:table-row>
        <table:table-row table:style-name="ro1">
          <table:table-cell office:value-type="float" office:value="0.95930027961731" calcext:value-type="float">
            <text:p>0.95930027961731</text:p>
          </table:table-cell>
          <table:table-cell table:number-columns-repeated="2"/>
        </table:table-row>
        <table:table-row table:style-name="ro1">
          <table:table-cell office:value-type="float" office:value="0.959434390068054" calcext:value-type="float">
            <text:p>0.959434390068054</text:p>
          </table:table-cell>
          <table:table-cell table:number-columns-repeated="2"/>
        </table:table-row>
        <table:table-row table:style-name="ro1">
          <table:table-cell office:value-type="float" office:value="0.959257543087006" calcext:value-type="float">
            <text:p>0.959257543087006</text:p>
          </table:table-cell>
          <table:table-cell table:number-columns-repeated="2"/>
        </table:table-row>
        <table:table-row table:style-name="ro1">
          <table:table-cell office:value-type="float" office:value="0.959245085716248" calcext:value-type="float">
            <text:p>0.959245085716248</text:p>
          </table:table-cell>
          <table:table-cell table:number-columns-repeated="2"/>
        </table:table-row>
        <table:table-row table:style-name="ro1">
          <table:table-cell office:value-type="float" office:value="0.959264278411865" calcext:value-type="float">
            <text:p>0.959264278411865</text:p>
          </table:table-cell>
          <table:table-cell table:number-columns-repeated="2"/>
        </table:table-row>
        <table:table-row table:style-name="ro1">
          <table:table-cell office:value-type="float" office:value="0.95930951833725" calcext:value-type="float">
            <text:p>0.95930951833725</text:p>
          </table:table-cell>
          <table:table-cell table:number-columns-repeated="2"/>
        </table:table-row>
        <table:table-row table:style-name="ro1">
          <table:table-cell office:value-type="float" office:value="0.959864318370819" calcext:value-type="float">
            <text:p>0.959864318370819</text:p>
          </table:table-cell>
          <table:table-cell table:number-columns-repeated="2"/>
        </table:table-row>
        <table:table-row table:style-name="ro1">
          <table:table-cell office:value-type="float" office:value="0.95983225107193" calcext:value-type="float">
            <text:p>0.95983225107193</text:p>
          </table:table-cell>
          <table:table-cell table:number-columns-repeated="2"/>
        </table:table-row>
        <table:table-row table:style-name="ro1">
          <table:table-cell office:value-type="float" office:value="0.960001468658447" calcext:value-type="float">
            <text:p>0.960001468658447</text:p>
          </table:table-cell>
          <table:table-cell table:number-columns-repeated="2"/>
        </table:table-row>
        <table:table-row table:style-name="ro1">
          <table:table-cell office:value-type="float" office:value="0.959780812263489" calcext:value-type="float">
            <text:p>0.959780812263489</text:p>
          </table:table-cell>
          <table:table-cell table:number-columns-repeated="2"/>
        </table:table-row>
        <table:table-row table:style-name="ro1">
          <table:table-cell office:value-type="float" office:value="0.959772765636444" calcext:value-type="float">
            <text:p>0.959772765636444</text:p>
          </table:table-cell>
          <table:table-cell table:number-columns-repeated="2"/>
        </table:table-row>
        <table:table-row table:style-name="ro1">
          <table:table-cell office:value-type="float" office:value="0.959768235683441" calcext:value-type="float">
            <text:p>0.959768235683441</text:p>
          </table:table-cell>
          <table:table-cell table:number-columns-repeated="2"/>
        </table:table-row>
        <table:table-row table:style-name="ro1">
          <table:table-cell office:value-type="float" office:value="0.95991051197052" calcext:value-type="float">
            <text:p>0.95991051197052</text:p>
          </table:table-cell>
          <table:table-cell table:number-columns-repeated="2"/>
        </table:table-row>
        <table:table-row table:style-name="ro1">
          <table:table-cell office:value-type="float" office:value="0.959901034832001" calcext:value-type="float">
            <text:p>0.959901034832001</text:p>
          </table:table-cell>
          <table:table-cell table:number-columns-repeated="2"/>
        </table:table-row>
        <table:table-row table:style-name="ro1">
          <table:table-cell office:value-type="float" office:value="0.959818959236145" calcext:value-type="float">
            <text:p>0.959818959236145</text:p>
          </table:table-cell>
          <table:table-cell table:number-columns-repeated="2"/>
        </table:table-row>
        <table:table-row table:style-name="ro1">
          <table:table-cell office:value-type="float" office:value="0.95991975069046" calcext:value-type="float">
            <text:p>0.95991975069046</text:p>
          </table:table-cell>
          <table:table-cell table:number-columns-repeated="2"/>
        </table:table-row>
        <table:table-row table:style-name="ro1">
          <table:table-cell office:value-type="float" office:value="0.959862470626831" calcext:value-type="float">
            <text:p>0.959862470626831</text:p>
          </table:table-cell>
          <table:table-cell table:number-columns-repeated="2"/>
        </table:table-row>
        <table:table-row table:style-name="ro1">
          <table:table-cell office:value-type="float" office:value="0.959891140460968" calcext:value-type="float">
            <text:p>0.959891140460968</text:p>
          </table:table-cell>
          <table:table-cell table:number-columns-repeated="2"/>
        </table:table-row>
        <table:table-row table:style-name="ro1">
          <table:table-cell office:value-type="float" office:value="0.959671378135681" calcext:value-type="float">
            <text:p>0.959671378135681</text:p>
          </table:table-cell>
          <table:table-cell table:number-columns-repeated="2"/>
        </table:table-row>
        <table:table-row table:style-name="ro1">
          <table:table-cell office:value-type="float" office:value="0.959656357765198" calcext:value-type="float">
            <text:p>0.959656357765198</text:p>
          </table:table-cell>
          <table:table-cell table:number-columns-repeated="2"/>
        </table:table-row>
        <table:table-row table:style-name="ro1">
          <table:table-cell office:value-type="float" office:value="0.959656357765198" calcext:value-type="float">
            <text:p>0.959656357765198</text:p>
          </table:table-cell>
          <table:table-cell table:number-columns-repeated="2"/>
        </table:table-row>
        <table:table-row table:style-name="ro1">
          <table:table-cell office:value-type="float" office:value="0.961166441440582" calcext:value-type="float">
            <text:p>0.961166441440582</text:p>
          </table:table-cell>
          <table:table-cell table:number-columns-repeated="2"/>
        </table:table-row>
        <table:table-row table:style-name="ro1">
          <table:table-cell office:value-type="float" office:value="0.961111485958099" calcext:value-type="float">
            <text:p>0.961111485958099</text:p>
          </table:table-cell>
          <table:table-cell table:number-columns-repeated="2"/>
        </table:table-row>
        <table:table-row table:style-name="ro1">
          <table:table-cell office:value-type="float" office:value="0.961112678050995" calcext:value-type="float">
            <text:p>0.961112678050995</text:p>
          </table:table-cell>
          <table:table-cell table:number-columns-repeated="2"/>
        </table:table-row>
        <table:table-row table:style-name="ro1">
          <table:table-cell office:value-type="float" office:value="0.963075280189514" calcext:value-type="float">
            <text:p>0.963075280189514</text:p>
          </table:table-cell>
          <table:table-cell table:number-columns-repeated="2"/>
        </table:table-row>
        <table:table-row table:style-name="ro1">
          <table:table-cell office:value-type="float" office:value="0.963055610656738" calcext:value-type="float">
            <text:p>0.963055610656738</text:p>
          </table:table-cell>
          <table:table-cell table:number-columns-repeated="2"/>
        </table:table-row>
        <table:table-row table:style-name="ro1">
          <table:table-cell office:value-type="float" office:value="0.963057577610016" calcext:value-type="float">
            <text:p>0.963057577610016</text:p>
          </table:table-cell>
          <table:table-cell table:number-columns-repeated="2"/>
        </table:table-row>
        <table:table-row table:style-name="ro1">
          <table:table-cell office:value-type="float" office:value="0.963148355484009" calcext:value-type="float">
            <text:p>0.963148355484009</text:p>
          </table:table-cell>
          <table:table-cell table:number-columns-repeated="2"/>
        </table:table-row>
        <table:table-row table:style-name="ro1">
          <table:table-cell office:value-type="float" office:value="0.963143467903137" calcext:value-type="float">
            <text:p>0.963143467903137</text:p>
          </table:table-cell>
          <table:table-cell table:number-columns-repeated="2"/>
        </table:table-row>
        <table:table-row table:style-name="ro1">
          <table:table-cell office:value-type="float" office:value="0.963115692138672" calcext:value-type="float">
            <text:p>0.963115692138672</text:p>
          </table:table-cell>
          <table:table-cell table:number-columns-repeated="2"/>
        </table:table-row>
        <table:table-row table:style-name="ro1">
          <table:table-cell office:value-type="float" office:value="0.96174156665802" calcext:value-type="float">
            <text:p>0.96174156665802</text:p>
          </table:table-cell>
          <table:table-cell table:number-columns-repeated="2"/>
        </table:table-row>
        <table:table-row table:style-name="ro1">
          <table:table-cell office:value-type="float" office:value="0.961791932582855" calcext:value-type="float">
            <text:p>0.961791932582855</text:p>
          </table:table-cell>
          <table:table-cell table:number-columns-repeated="2"/>
        </table:table-row>
        <table:table-row table:style-name="ro1">
          <table:table-cell office:value-type="float" office:value="0.961341321468353" calcext:value-type="float">
            <text:p>0.961341321468353</text:p>
          </table:table-cell>
          <table:table-cell table:number-columns-repeated="2"/>
        </table:table-row>
        <table:table-row table:style-name="ro1">
          <table:table-cell office:value-type="float" office:value="0.961342930793762" calcext:value-type="float">
            <text:p>0.961342930793762</text:p>
          </table:table-cell>
          <table:table-cell table:number-columns-repeated="2"/>
        </table:table-row>
        <table:table-row table:style-name="ro1">
          <table:table-cell office:value-type="float" office:value="0.961311459541321" calcext:value-type="float">
            <text:p>0.961311459541321</text:p>
          </table:table-cell>
          <table:table-cell table:number-columns-repeated="2"/>
        </table:table-row>
        <table:table-row table:style-name="ro1">
          <table:table-cell office:value-type="float" office:value="0.963065445423126" calcext:value-type="float">
            <text:p>0.963065445423126</text:p>
          </table:table-cell>
          <table:table-cell table:number-columns-repeated="2"/>
        </table:table-row>
        <table:table-row table:style-name="ro1">
          <table:table-cell office:value-type="float" office:value="0.963065207004547" calcext:value-type="float">
            <text:p>0.963065207004547</text:p>
          </table:table-cell>
          <table:table-cell table:number-columns-repeated="2"/>
        </table:table-row>
        <table:table-row table:style-name="ro1">
          <table:table-cell office:value-type="float" office:value="0.963060677051544" calcext:value-type="float">
            <text:p>0.963060677051544</text:p>
          </table:table-cell>
          <table:table-cell table:number-columns-repeated="2"/>
        </table:table-row>
        <table:table-row table:style-name="ro1">
          <table:table-cell office:value-type="float" office:value="0.962854743003845" calcext:value-type="float">
            <text:p>0.962854743003845</text:p>
          </table:table-cell>
          <table:table-cell table:number-columns-repeated="2"/>
        </table:table-row>
        <table:table-row table:style-name="ro1">
          <table:table-cell office:value-type="float" office:value="0.96285879611969" calcext:value-type="float">
            <text:p>0.96285879611969</text:p>
          </table:table-cell>
          <table:table-cell table:number-columns-repeated="2"/>
        </table:table-row>
        <table:table-row table:style-name="ro1">
          <table:table-cell office:value-type="float" office:value="0.962888240814209" calcext:value-type="float">
            <text:p>0.962888240814209</text:p>
          </table:table-cell>
          <table:table-cell table:number-columns-repeated="2"/>
        </table:table-row>
        <table:table-row table:style-name="ro1">
          <table:table-cell office:value-type="float" office:value="0.963482618331909" calcext:value-type="float">
            <text:p>0.963482618331909</text:p>
          </table:table-cell>
          <table:table-cell table:number-columns-repeated="2"/>
        </table:table-row>
        <table:table-row table:style-name="ro1">
          <table:table-cell office:value-type="float" office:value="0.963356494903564" calcext:value-type="float">
            <text:p>0.963356494903564</text:p>
          </table:table-cell>
          <table:table-cell table:number-columns-repeated="2"/>
        </table:table-row>
        <table:table-row table:style-name="ro1">
          <table:table-cell office:value-type="float" office:value="0.963415026664734" calcext:value-type="float">
            <text:p>0.963415026664734</text:p>
          </table:table-cell>
          <table:table-cell table:number-columns-repeated="2"/>
        </table:table-row>
        <table:table-row table:style-name="ro1">
          <table:table-cell office:value-type="float" office:value="0.960706889629364" calcext:value-type="float">
            <text:p>0.960706889629364</text:p>
          </table:table-cell>
          <table:table-cell table:number-columns-repeated="2"/>
        </table:table-row>
        <table:table-row table:style-name="ro1">
          <table:table-cell office:value-type="float" office:value="0.96081417798996" calcext:value-type="float">
            <text:p>0.96081417798996</text:p>
          </table:table-cell>
          <table:table-cell table:number-columns-repeated="2"/>
        </table:table-row>
        <table:table-row table:style-name="ro1">
          <table:table-cell office:value-type="float" office:value="0.960702478885651" calcext:value-type="float">
            <text:p>0.960702478885651</text:p>
          </table:table-cell>
          <table:table-cell table:number-columns-repeated="2"/>
        </table:table-row>
        <table:table-row table:style-name="ro1">
          <table:table-cell office:value-type="float" office:value="0.95646870136261" calcext:value-type="float">
            <text:p>0.95646870136261</text:p>
          </table:table-cell>
          <table:table-cell table:number-columns-repeated="2"/>
        </table:table-row>
        <table:table-row table:style-name="ro1">
          <table:table-cell office:value-type="float" office:value="0.956495404243469" calcext:value-type="float">
            <text:p>0.956495404243469</text:p>
          </table:table-cell>
          <table:table-cell table:number-columns-repeated="2"/>
        </table:table-row>
        <table:table-row table:style-name="ro1">
          <table:table-cell office:value-type="float" office:value="0.956423938274384" calcext:value-type="float">
            <text:p>0.956423938274384</text:p>
          </table:table-cell>
          <table:table-cell table:number-columns-repeated="2"/>
        </table:table-row>
        <table:table-row table:style-name="ro1">
          <table:table-cell office:value-type="float" office:value="0.956846594810486" calcext:value-type="float">
            <text:p>0.956846594810486</text:p>
          </table:table-cell>
          <table:table-cell table:number-columns-repeated="2"/>
        </table:table-row>
        <table:table-row table:style-name="ro1">
          <table:table-cell office:value-type="float" office:value="0.956788003444672" calcext:value-type="float">
            <text:p>0.956788003444672</text:p>
          </table:table-cell>
          <table:table-cell table:number-columns-repeated="2"/>
        </table:table-row>
        <table:table-row table:style-name="ro1">
          <table:table-cell office:value-type="float" office:value="0.956780314445496" calcext:value-type="float">
            <text:p>0.956780314445496</text:p>
          </table:table-cell>
          <table:table-cell table:number-columns-repeated="2"/>
        </table:table-row>
        <table:table-row table:style-name="ro1">
          <table:table-cell office:value-type="float" office:value="0.954330682754517" calcext:value-type="float">
            <text:p>0.954330682754517</text:p>
          </table:table-cell>
          <table:table-cell table:number-columns-repeated="2"/>
        </table:table-row>
        <table:table-row table:style-name="ro1">
          <table:table-cell office:value-type="float" office:value="0.954362630844116" calcext:value-type="float">
            <text:p>0.954362630844116</text:p>
          </table:table-cell>
          <table:table-cell table:number-columns-repeated="2"/>
        </table:table-row>
        <table:table-row table:style-name="ro1">
          <table:table-cell office:value-type="float" office:value="0.954347133636475" calcext:value-type="float">
            <text:p>0.954347133636475</text:p>
          </table:table-cell>
          <table:table-cell table:number-columns-repeated="2"/>
        </table:table-row>
        <table:table-row table:style-name="ro1">
          <table:table-cell office:value-type="float" office:value="0.954104661941528" calcext:value-type="float">
            <text:p>0.954104661941528</text:p>
          </table:table-cell>
          <table:table-cell table:number-columns-repeated="2"/>
        </table:table-row>
        <table:table-row table:style-name="ro1">
          <table:table-cell office:value-type="float" office:value="0.954083561897278" calcext:value-type="float">
            <text:p>0.954083561897278</text:p>
          </table:table-cell>
          <table:table-cell table:number-columns-repeated="2"/>
        </table:table-row>
        <table:table-row table:style-name="ro1">
          <table:table-cell office:value-type="float" office:value="0.954133093357086" calcext:value-type="float">
            <text:p>0.954133093357086</text:p>
          </table:table-cell>
          <table:table-cell table:number-columns-repeated="2"/>
        </table:table-row>
        <table:table-row table:style-name="ro1">
          <table:table-cell office:value-type="float" office:value="0.954565405845642" calcext:value-type="float">
            <text:p>0.954565405845642</text:p>
          </table:table-cell>
          <table:table-cell table:number-columns-repeated="2"/>
        </table:table-row>
        <table:table-row table:style-name="ro1">
          <table:table-cell office:value-type="float" office:value="0.95455938577652" calcext:value-type="float">
            <text:p>0.95455938577652</text:p>
          </table:table-cell>
          <table:table-cell table:number-columns-repeated="2"/>
        </table:table-row>
        <table:table-row table:style-name="ro1">
          <table:table-cell office:value-type="float" office:value="0.95321649312973" calcext:value-type="float">
            <text:p>0.95321649312973</text:p>
          </table:table-cell>
          <table:table-cell table:number-columns-repeated="2"/>
        </table:table-row>
        <table:table-row table:style-name="ro1">
          <table:table-cell office:value-type="float" office:value="0.953228294849396" calcext:value-type="float">
            <text:p>0.953228294849396</text:p>
          </table:table-cell>
          <table:table-cell table:number-columns-repeated="2"/>
        </table:table-row>
        <table:table-row table:style-name="ro1">
          <table:table-cell office:value-type="float" office:value="0.953222274780273" calcext:value-type="float">
            <text:p>0.953222274780273</text:p>
          </table:table-cell>
          <table:table-cell table:number-columns-repeated="2"/>
        </table:table-row>
        <table:table-row table:style-name="ro1">
          <table:table-cell office:value-type="float" office:value="0.953718721866608" calcext:value-type="float">
            <text:p>0.953718721866608</text:p>
          </table:table-cell>
          <table:table-cell table:number-columns-repeated="2"/>
        </table:table-row>
        <table:table-row table:style-name="ro1">
          <table:table-cell office:value-type="float" office:value="0.953645825386047" calcext:value-type="float">
            <text:p>0.953645825386047</text:p>
          </table:table-cell>
          <table:table-cell table:number-columns-repeated="2"/>
        </table:table-row>
        <table:table-row table:style-name="ro1">
          <table:table-cell office:value-type="float" office:value="0.953749418258667" calcext:value-type="float">
            <text:p>0.953749418258667</text:p>
          </table:table-cell>
          <table:table-cell table:number-columns-repeated="2"/>
        </table:table-row>
        <table:table-row table:style-name="ro1">
          <table:table-cell office:value-type="float" office:value="0.953032374382019" calcext:value-type="float">
            <text:p>0.953032374382019</text:p>
          </table:table-cell>
          <table:table-cell table:number-columns-repeated="2"/>
        </table:table-row>
        <table:table-row table:style-name="ro1">
          <table:table-cell office:value-type="float" office:value="0.95304411649704" calcext:value-type="float">
            <text:p>0.95304411649704</text:p>
          </table:table-cell>
          <table:table-cell table:number-columns-repeated="2"/>
        </table:table-row>
        <table:table-row table:style-name="ro1">
          <table:table-cell office:value-type="float" office:value="0.953013956546783" calcext:value-type="float">
            <text:p>0.953013956546783</text:p>
          </table:table-cell>
          <table:table-cell table:number-columns-repeated="2"/>
        </table:table-row>
        <table:table-row table:style-name="ro1">
          <table:table-cell office:value-type="float" office:value="0.953674614429474" calcext:value-type="float">
            <text:p>0.953674614429474</text:p>
          </table:table-cell>
          <table:table-cell table:number-columns-repeated="2"/>
        </table:table-row>
        <table:table-row table:style-name="ro1">
          <table:table-cell office:value-type="float" office:value="0.953667998313904" calcext:value-type="float">
            <text:p>0.953667998313904</text:p>
          </table:table-cell>
          <table:table-cell table:number-columns-repeated="2"/>
        </table:table-row>
        <table:table-row table:style-name="ro1">
          <table:table-cell office:value-type="float" office:value="0.953648209571838" calcext:value-type="float">
            <text:p>0.953648209571838</text:p>
          </table:table-cell>
          <table:table-cell table:number-columns-repeated="2"/>
        </table:table-row>
        <table:table-row table:style-name="ro1">
          <table:table-cell office:value-type="float" office:value="0.956463694572449" calcext:value-type="float">
            <text:p>0.956463694572449</text:p>
          </table:table-cell>
          <table:table-cell table:number-columns-repeated="2"/>
        </table:table-row>
        <table:table-row table:style-name="ro1">
          <table:table-cell office:value-type="float" office:value="0.956458985805512" calcext:value-type="float">
            <text:p>0.956458985805512</text:p>
          </table:table-cell>
          <table:table-cell table:number-columns-repeated="2"/>
        </table:table-row>
        <table:table-row table:style-name="ro1">
          <table:table-cell office:value-type="float" office:value="0.956386089324951" calcext:value-type="float">
            <text:p>0.956386089324951</text:p>
          </table:table-cell>
          <table:table-cell table:number-columns-repeated="2"/>
        </table:table-row>
        <table:table-row table:style-name="ro1">
          <table:table-cell office:value-type="float" office:value="0.957802832126617" calcext:value-type="float">
            <text:p>0.957802832126617</text:p>
          </table:table-cell>
          <table:table-cell table:number-columns-repeated="2"/>
        </table:table-row>
        <table:table-row table:style-name="ro1">
          <table:table-cell office:value-type="float" office:value="0.957744836807251" calcext:value-type="float">
            <text:p>0.957744836807251</text:p>
          </table:table-cell>
          <table:table-cell table:number-columns-repeated="2"/>
        </table:table-row>
        <table:table-row table:style-name="ro1">
          <table:table-cell office:value-type="float" office:value="0.957784593105316" calcext:value-type="float">
            <text:p>0.957784593105316</text:p>
          </table:table-cell>
          <table:table-cell table:number-columns-repeated="2"/>
        </table:table-row>
        <table:table-row table:style-name="ro1">
          <table:table-cell office:value-type="float" office:value="0.955374538898468" calcext:value-type="float">
            <text:p>0.955374538898468</text:p>
          </table:table-cell>
          <table:table-cell table:number-columns-repeated="2"/>
        </table:table-row>
        <table:table-row table:style-name="ro1">
          <table:table-cell office:value-type="float" office:value="0.955321788787842" calcext:value-type="float">
            <text:p>0.955321788787842</text:p>
          </table:table-cell>
          <table:table-cell table:number-columns-repeated="2"/>
        </table:table-row>
        <table:table-row table:style-name="ro1">
          <table:table-cell office:value-type="float" office:value="0.955331861972809" calcext:value-type="float">
            <text:p>0.955331861972809</text:p>
          </table:table-cell>
          <table:table-cell table:number-columns-repeated="2"/>
        </table:table-row>
        <table:table-row table:style-name="ro1">
          <table:table-cell office:value-type="float" office:value="0.957963347434998" calcext:value-type="float">
            <text:p>0.957963347434998</text:p>
          </table:table-cell>
          <table:table-cell table:number-columns-repeated="2"/>
        </table:table-row>
        <table:table-row table:style-name="ro1">
          <table:table-cell office:value-type="float" office:value="0.957937955856323" calcext:value-type="float">
            <text:p>0.957937955856323</text:p>
          </table:table-cell>
          <table:table-cell table:number-columns-repeated="2"/>
        </table:table-row>
        <table:table-row table:style-name="ro1">
          <table:table-cell office:value-type="float" office:value="0.957949578762054" calcext:value-type="float">
            <text:p>0.957949578762054</text:p>
          </table:table-cell>
          <table:table-cell table:number-columns-repeated="2"/>
        </table:table-row>
        <table:table-row table:style-name="ro1">
          <table:table-cell office:value-type="float" office:value="0.960983157157898" calcext:value-type="float">
            <text:p>0.960983157157898</text:p>
          </table:table-cell>
          <table:table-cell table:number-columns-repeated="2"/>
        </table:table-row>
        <table:table-row table:style-name="ro1">
          <table:table-cell office:value-type="float" office:value="0.96098792552948" calcext:value-type="float">
            <text:p>0.96098792552948</text:p>
          </table:table-cell>
          <table:table-cell table:number-columns-repeated="2"/>
        </table:table-row>
        <table:table-row table:style-name="ro1">
          <table:table-cell office:value-type="float" office:value="0.961001813411713" calcext:value-type="float">
            <text:p>0.961001813411713</text:p>
          </table:table-cell>
          <table:table-cell table:number-columns-repeated="2"/>
        </table:table-row>
        <table:table-row table:style-name="ro1">
          <table:table-cell office:value-type="float" office:value="0.963398873806" calcext:value-type="float">
            <text:p>0.963398873806</text:p>
          </table:table-cell>
          <table:table-cell table:number-columns-repeated="2"/>
        </table:table-row>
        <table:table-row table:style-name="ro1">
          <table:table-cell office:value-type="float" office:value="0.963385462760925" calcext:value-type="float">
            <text:p>0.963385462760925</text:p>
          </table:table-cell>
          <table:table-cell table:number-columns-repeated="2"/>
        </table:table-row>
        <table:table-row table:style-name="ro1">
          <table:table-cell office:value-type="float" office:value="0.966510593891144" calcext:value-type="float">
            <text:p>0.966510593891144</text:p>
          </table:table-cell>
          <table:table-cell table:number-columns-repeated="2"/>
        </table:table-row>
        <table:table-row table:style-name="ro1">
          <table:table-cell office:value-type="float" office:value="0.966435253620148" calcext:value-type="float">
            <text:p>0.966435253620148</text:p>
          </table:table-cell>
          <table:table-cell table:number-columns-repeated="2"/>
        </table:table-row>
        <table:table-row table:style-name="ro1">
          <table:table-cell office:value-type="float" office:value="0.966657757759094" calcext:value-type="float">
            <text:p>0.966657757759094</text:p>
          </table:table-cell>
          <table:table-cell table:number-columns-repeated="2"/>
        </table:table-row>
        <table:table-row table:style-name="ro1">
          <table:table-cell office:value-type="float" office:value="0.963921904563904" calcext:value-type="float">
            <text:p>0.963921904563904</text:p>
          </table:table-cell>
          <table:table-cell table:number-columns-repeated="2"/>
        </table:table-row>
        <table:table-row table:style-name="ro1">
          <table:table-cell office:value-type="float" office:value="0.9639652967453" calcext:value-type="float">
            <text:p>0.9639652967453</text:p>
          </table:table-cell>
          <table:table-cell table:number-columns-repeated="2"/>
        </table:table-row>
        <table:table-row table:style-name="ro1">
          <table:table-cell office:value-type="float" office:value="0.964028894901276" calcext:value-type="float">
            <text:p>0.964028894901276</text:p>
          </table:table-cell>
          <table:table-cell table:number-columns-repeated="2"/>
        </table:table-row>
        <table:table-row table:style-name="ro1">
          <table:table-cell office:value-type="float" office:value="0.958092272281647" calcext:value-type="float">
            <text:p>0.958092272281647</text:p>
          </table:table-cell>
          <table:table-cell table:number-columns-repeated="2"/>
        </table:table-row>
        <table:table-row table:style-name="ro1">
          <table:table-cell office:value-type="float" office:value="0.958049297332764" calcext:value-type="float">
            <text:p>0.958049297332764</text:p>
          </table:table-cell>
          <table:table-cell table:number-columns-repeated="2"/>
        </table:table-row>
        <table:table-row table:style-name="ro1">
          <table:table-cell office:value-type="float" office:value="0.958267331123352" calcext:value-type="float">
            <text:p>0.958267331123352</text:p>
          </table:table-cell>
          <table:table-cell table:number-columns-repeated="2"/>
        </table:table-row>
        <table:table-row table:style-name="ro1">
          <table:table-cell office:value-type="float" office:value="0.959062278270721" calcext:value-type="float">
            <text:p>0.959062278270721</text:p>
          </table:table-cell>
          <table:table-cell table:number-columns-repeated="2"/>
        </table:table-row>
        <table:table-row table:style-name="ro1">
          <table:table-cell office:value-type="float" office:value="0.95904940366745" calcext:value-type="float">
            <text:p>0.95904940366745</text:p>
          </table:table-cell>
          <table:table-cell table:number-columns-repeated="2"/>
        </table:table-row>
        <table:table-row table:style-name="ro1">
          <table:table-cell office:value-type="float" office:value="0.959045767784119" calcext:value-type="float">
            <text:p>0.959045767784119</text:p>
          </table:table-cell>
          <table:table-cell table:number-columns-repeated="2"/>
        </table:table-row>
        <table:table-row table:style-name="ro1">
          <table:table-cell office:value-type="float" office:value="0.961455702781677" calcext:value-type="float">
            <text:p>0.961455702781677</text:p>
          </table:table-cell>
          <table:table-cell table:number-columns-repeated="2"/>
        </table:table-row>
        <table:table-row table:style-name="ro1">
          <table:table-cell office:value-type="float" office:value="0.961447358131409" calcext:value-type="float">
            <text:p>0.961447358131409</text:p>
          </table:table-cell>
          <table:table-cell table:number-columns-repeated="2"/>
        </table:table-row>
        <table:table-row table:style-name="ro1">
          <table:table-cell office:value-type="float" office:value="0.961403489112854" calcext:value-type="float">
            <text:p>0.961403489112854</text:p>
          </table:table-cell>
          <table:table-cell table:number-columns-repeated="2"/>
        </table:table-row>
        <table:table-row table:style-name="ro1">
          <table:table-cell office:value-type="float" office:value="0.964122712612152" calcext:value-type="float">
            <text:p>0.964122712612152</text:p>
          </table:table-cell>
          <table:table-cell table:number-columns-repeated="2"/>
        </table:table-row>
        <table:table-row table:style-name="ro1">
          <table:table-cell office:value-type="float" office:value="0.963855564594269" calcext:value-type="float">
            <text:p>0.963855564594269</text:p>
          </table:table-cell>
          <table:table-cell table:number-columns-repeated="2"/>
        </table:table-row>
        <table:table-row table:style-name="ro1">
          <table:table-cell office:value-type="float" office:value="0.963803768157959" calcext:value-type="float">
            <text:p>0.963803768157959</text:p>
          </table:table-cell>
          <table:table-cell table:number-columns-repeated="2"/>
        </table:table-row>
        <table:table-row table:style-name="ro1">
          <table:table-cell office:value-type="float" office:value="0.962318599224091" calcext:value-type="float">
            <text:p>0.962318599224091</text:p>
          </table:table-cell>
          <table:table-cell table:number-columns-repeated="2"/>
        </table:table-row>
        <table:table-row table:style-name="ro1">
          <table:table-cell office:value-type="float" office:value="0.96238100528717" calcext:value-type="float">
            <text:p>0.96238100528717</text:p>
          </table:table-cell>
          <table:table-cell table:number-columns-repeated="2"/>
        </table:table-row>
        <table:table-row table:style-name="ro1">
          <table:table-cell office:value-type="float" office:value="0.962368488311768" calcext:value-type="float">
            <text:p>0.962368488311768</text:p>
          </table:table-cell>
          <table:table-cell table:number-columns-repeated="2"/>
        </table:table-row>
        <table:table-row table:style-name="ro1">
          <table:table-cell office:value-type="float" office:value="0.966544210910797" calcext:value-type="float">
            <text:p>0.966544210910797</text:p>
          </table:table-cell>
          <table:table-cell table:number-columns-repeated="2"/>
        </table:table-row>
        <table:table-row table:style-name="ro1">
          <table:table-cell office:value-type="float" office:value="0.966538429260254" calcext:value-type="float">
            <text:p>0.966538429260254</text:p>
          </table:table-cell>
          <table:table-cell table:number-columns-repeated="2"/>
        </table:table-row>
        <table:table-row table:style-name="ro1">
          <table:table-cell office:value-type="float" office:value="0.966522812843323" calcext:value-type="float">
            <text:p>0.966522812843323</text:p>
          </table:table-cell>
          <table:table-cell table:number-columns-repeated="2"/>
        </table:table-row>
        <table:table-row table:style-name="ro1">
          <table:table-cell office:value-type="float" office:value="0.965086042881012" calcext:value-type="float">
            <text:p>0.965086042881012</text:p>
          </table:table-cell>
          <table:table-cell table:number-columns-repeated="2"/>
        </table:table-row>
        <table:table-row table:style-name="ro1">
          <table:table-cell office:value-type="float" office:value="0.9652139544487" calcext:value-type="float">
            <text:p>0.9652139544487</text:p>
          </table:table-cell>
          <table:table-cell table:number-columns-repeated="2"/>
        </table:table-row>
        <table:table-row table:style-name="ro1">
          <table:table-cell office:value-type="float" office:value="0.96531093120575" calcext:value-type="float">
            <text:p>0.96531093120575</text:p>
          </table:table-cell>
          <table:table-cell table:number-columns-repeated="2"/>
        </table:table-row>
        <table:table-row table:style-name="ro1">
          <table:table-cell office:value-type="float" office:value="0.962496280670166" calcext:value-type="float">
            <text:p>0.962496280670166</text:p>
          </table:table-cell>
          <table:table-cell table:number-columns-repeated="2"/>
        </table:table-row>
        <table:table-row table:style-name="ro1">
          <table:table-cell office:value-type="float" office:value="0.962368965148926" calcext:value-type="float">
            <text:p>0.962368965148926</text:p>
          </table:table-cell>
          <table:table-cell table:number-columns-repeated="2"/>
        </table:table-row>
        <table:table-row table:style-name="ro1">
          <table:table-cell office:value-type="float" office:value="0.963019549846649" calcext:value-type="float">
            <text:p>0.963019549846649</text:p>
          </table:table-cell>
          <table:table-cell table:number-columns-repeated="2"/>
        </table:table-row>
        <table:table-row table:style-name="ro1">
          <table:table-cell office:value-type="float" office:value="0.962984502315521" calcext:value-type="float">
            <text:p>0.962984502315521</text:p>
          </table:table-cell>
          <table:table-cell table:number-columns-repeated="2"/>
        </table:table-row>
        <table:table-row table:style-name="ro1">
          <table:table-cell office:value-type="float" office:value="0.963106632232666" calcext:value-type="float">
            <text:p>0.963106632232666</text:p>
          </table:table-cell>
          <table:table-cell table:number-columns-repeated="2"/>
        </table:table-row>
        <table:table-row table:style-name="ro1">
          <table:table-cell office:value-type="float" office:value="0.962202727794647" calcext:value-type="float">
            <text:p>0.962202727794647</text:p>
          </table:table-cell>
          <table:table-cell table:number-columns-repeated="2"/>
        </table:table-row>
        <table:table-row table:style-name="ro1">
          <table:table-cell office:value-type="float" office:value="0.962310552597046" calcext:value-type="float">
            <text:p>0.962310552597046</text:p>
          </table:table-cell>
          <table:table-cell table:number-columns-repeated="2"/>
        </table:table-row>
        <table:table-row table:style-name="ro1">
          <table:table-cell office:value-type="float" office:value="0.962343215942383" calcext:value-type="float">
            <text:p>0.962343215942383</text:p>
          </table:table-cell>
          <table:table-cell table:number-columns-repeated="2"/>
        </table:table-row>
        <table:table-row table:style-name="ro1">
          <table:table-cell office:value-type="float" office:value="0.960692405700684" calcext:value-type="float">
            <text:p>0.960692405700684</text:p>
          </table:table-cell>
          <table:table-cell table:number-columns-repeated="2"/>
        </table:table-row>
        <table:table-row table:style-name="ro1">
          <table:table-cell office:value-type="float" office:value="0.961015224456787" calcext:value-type="float">
            <text:p>0.961015224456787</text:p>
          </table:table-cell>
          <table:table-cell table:number-columns-repeated="2"/>
        </table:table-row>
        <table:table-row table:style-name="ro1">
          <table:table-cell office:value-type="float" office:value="0.960945606231689" calcext:value-type="float">
            <text:p>0.960945606231689</text:p>
          </table:table-cell>
          <table:table-cell table:number-columns-repeated="2"/>
        </table:table-row>
        <table:table-row table:style-name="ro1">
          <table:table-cell office:value-type="float" office:value="0.960932314395904" calcext:value-type="float">
            <text:p>0.960932314395904</text:p>
          </table:table-cell>
          <table:table-cell table:number-columns-repeated="2"/>
        </table:table-row>
        <table:table-row table:style-name="ro1">
          <table:table-cell office:value-type="float" office:value="0.960852921009064" calcext:value-type="float">
            <text:p>0.960852921009064</text:p>
          </table:table-cell>
          <table:table-cell table:number-columns-repeated="2"/>
        </table:table-row>
        <table:table-row table:style-name="ro1">
          <table:table-cell office:value-type="float" office:value="0.960887372493744" calcext:value-type="float">
            <text:p>0.960887372493744</text:p>
          </table:table-cell>
          <table:table-cell table:number-columns-repeated="2"/>
        </table:table-row>
        <table:table-row table:style-name="ro1">
          <table:table-cell office:value-type="float" office:value="0.963238179683685" calcext:value-type="float">
            <text:p>0.963238179683685</text:p>
          </table:table-cell>
          <table:table-cell table:number-columns-repeated="2"/>
        </table:table-row>
        <table:table-row table:style-name="ro1">
          <table:table-cell office:value-type="float" office:value="0.963237404823303" calcext:value-type="float">
            <text:p>0.963237404823303</text:p>
          </table:table-cell>
          <table:table-cell table:number-columns-repeated="2"/>
        </table:table-row>
        <table:table-row table:style-name="ro1">
          <table:table-cell office:value-type="float" office:value="0.963238716125488" calcext:value-type="float">
            <text:p>0.963238716125488</text:p>
          </table:table-cell>
          <table:table-cell table:number-columns-repeated="2"/>
        </table:table-row>
        <table:table-row table:style-name="ro1">
          <table:table-cell office:value-type="float" office:value="0.96309244632721" calcext:value-type="float">
            <text:p>0.96309244632721</text:p>
          </table:table-cell>
          <table:table-cell table:number-columns-repeated="2"/>
        </table:table-row>
        <table:table-row table:style-name="ro1">
          <table:table-cell office:value-type="float" office:value="0.963270783424377" calcext:value-type="float">
            <text:p>0.963270783424377</text:p>
          </table:table-cell>
          <table:table-cell table:number-columns-repeated="2"/>
        </table:table-row>
        <table:table-row table:style-name="ro1">
          <table:table-cell office:value-type="float" office:value="0.963258445262909" calcext:value-type="float">
            <text:p>0.963258445262909</text:p>
          </table:table-cell>
          <table:table-cell table:number-columns-repeated="2"/>
        </table:table-row>
        <table:table-row table:style-name="ro1">
          <table:table-cell office:value-type="float" office:value="0.963328421115875" calcext:value-type="float">
            <text:p>0.963328421115875</text:p>
          </table:table-cell>
          <table:table-cell table:number-columns-repeated="2"/>
        </table:table-row>
        <table:table-row table:style-name="ro1">
          <table:table-cell office:value-type="float" office:value="0.963155090808868" calcext:value-type="float">
            <text:p>0.963155090808868</text:p>
          </table:table-cell>
          <table:table-cell table:number-columns-repeated="2"/>
        </table:table-row>
        <table:table-row table:style-name="ro1">
          <table:table-cell office:value-type="float" office:value="0.963221669197082" calcext:value-type="float">
            <text:p>0.963221669197082</text:p>
          </table:table-cell>
          <table:table-cell table:number-columns-repeated="2"/>
        </table:table-row>
        <table:table-row table:style-name="ro1">
          <table:table-cell office:value-type="float" office:value="0.96276843547821" calcext:value-type="float">
            <text:p>0.96276843547821</text:p>
          </table:table-cell>
          <table:table-cell table:number-columns-repeated="2"/>
        </table:table-row>
        <table:table-row table:style-name="ro1">
          <table:table-cell office:value-type="float" office:value="0.962818264961243" calcext:value-type="float">
            <text:p>0.962818264961243</text:p>
          </table:table-cell>
          <table:table-cell table:number-columns-repeated="2"/>
        </table:table-row>
        <table:table-row table:style-name="ro1">
          <table:table-cell office:value-type="float" office:value="0.962797582149506" calcext:value-type="float">
            <text:p>0.962797582149506</text:p>
          </table:table-cell>
          <table:table-cell table:number-columns-repeated="2"/>
        </table:table-row>
        <table:table-row table:style-name="ro1">
          <table:table-cell office:value-type="float" office:value="0.959756672382355" calcext:value-type="float">
            <text:p>0.959756672382355</text:p>
          </table:table-cell>
          <table:table-cell table:number-columns-repeated="2"/>
        </table:table-row>
        <table:table-row table:style-name="ro1">
          <table:table-cell office:value-type="float" office:value="0.959737181663513" calcext:value-type="float">
            <text:p>0.959737181663513</text:p>
          </table:table-cell>
          <table:table-cell table:number-columns-repeated="2"/>
        </table:table-row>
        <table:table-row table:style-name="ro1">
          <table:table-cell office:value-type="float" office:value="0.959901392459869" calcext:value-type="float">
            <text:p>0.959901392459869</text:p>
          </table:table-cell>
          <table:table-cell table:number-columns-repeated="2"/>
        </table:table-row>
        <table:table-row table:style-name="ro1">
          <table:table-cell office:value-type="float" office:value="0.956632971763611" calcext:value-type="float">
            <text:p>0.956632971763611</text:p>
          </table:table-cell>
          <table:table-cell table:number-columns-repeated="2"/>
        </table:table-row>
        <table:table-row table:style-name="ro1">
          <table:table-cell office:value-type="float" office:value="0.956649720668793" calcext:value-type="float">
            <text:p>0.956649720668793</text:p>
          </table:table-cell>
          <table:table-cell table:number-columns-repeated="2"/>
        </table:table-row>
        <table:table-row table:style-name="ro1">
          <table:table-cell office:value-type="float" office:value="0.956620395183563" calcext:value-type="float">
            <text:p>0.956620395183563</text:p>
          </table:table-cell>
          <table:table-cell table:number-columns-repeated="2"/>
        </table:table-row>
        <table:table-row table:style-name="ro1">
          <table:table-cell office:value-type="float" office:value="0.956516802310944" calcext:value-type="float">
            <text:p>0.956516802310944</text:p>
          </table:table-cell>
          <table:table-cell table:number-columns-repeated="2"/>
        </table:table-row>
        <table:table-row table:style-name="ro1">
          <table:table-cell office:value-type="float" office:value="0.956822097301483" calcext:value-type="float">
            <text:p>0.956822097301483</text:p>
          </table:table-cell>
          <table:table-cell table:number-columns-repeated="2"/>
        </table:table-row>
        <table:table-row table:style-name="ro1">
          <table:table-cell office:value-type="float" office:value="0.957185387611389" calcext:value-type="float">
            <text:p>0.957185387611389</text:p>
          </table:table-cell>
          <table:table-cell table:number-columns-repeated="2"/>
        </table:table-row>
        <table:table-row table:style-name="ro1">
          <table:table-cell office:value-type="float" office:value="0.957127213478088" calcext:value-type="float">
            <text:p>0.957127213478088</text:p>
          </table:table-cell>
          <table:table-cell table:number-columns-repeated="2"/>
        </table:table-row>
        <table:table-row table:style-name="ro1">
          <table:table-cell office:value-type="float" office:value="0.957144320011139" calcext:value-type="float">
            <text:p>0.957144320011139</text:p>
          </table:table-cell>
          <table:table-cell table:number-columns-repeated="2"/>
        </table:table-row>
        <table:table-row table:style-name="ro1">
          <table:table-cell office:value-type="float" office:value="0.957813441753387" calcext:value-type="float">
            <text:p>0.957813441753387</text:p>
          </table:table-cell>
          <table:table-cell table:number-columns-repeated="2"/>
        </table:table-row>
        <table:table-row table:style-name="ro1">
          <table:table-cell office:value-type="float" office:value="0.957805871963501" calcext:value-type="float">
            <text:p>0.957805871963501</text:p>
          </table:table-cell>
          <table:table-cell table:number-columns-repeated="2"/>
        </table:table-row>
        <table:table-row table:style-name="ro1">
          <table:table-cell office:value-type="float" office:value="0.95785391330719" calcext:value-type="float">
            <text:p>0.95785391330719</text:p>
          </table:table-cell>
          <table:table-cell table:number-columns-repeated="2"/>
        </table:table-row>
        <table:table-row table:style-name="ro1">
          <table:table-cell office:value-type="float" office:value="0.958432257175446" calcext:value-type="float">
            <text:p>0.958432257175446</text:p>
          </table:table-cell>
          <table:table-cell table:number-columns-repeated="2"/>
        </table:table-row>
        <table:table-row table:style-name="ro1">
          <table:table-cell office:value-type="float" office:value="0.958155691623688" calcext:value-type="float">
            <text:p>0.958155691623688</text:p>
          </table:table-cell>
          <table:table-cell table:number-columns-repeated="2"/>
        </table:table-row>
        <table:table-row table:style-name="ro1">
          <table:table-cell office:value-type="float" office:value="0.958178341388702" calcext:value-type="float">
            <text:p>0.958178341388702</text:p>
          </table:table-cell>
          <table:table-cell table:number-columns-repeated="2"/>
        </table:table-row>
        <table:table-row table:style-name="ro1">
          <table:table-cell office:value-type="float" office:value="0.959242343902588" calcext:value-type="float">
            <text:p>0.959242343902588</text:p>
          </table:table-cell>
          <table:table-cell table:number-columns-repeated="2"/>
        </table:table-row>
        <table:table-row table:style-name="ro1">
          <table:table-cell office:value-type="float" office:value="0.959283709526062" calcext:value-type="float">
            <text:p>0.959283709526062</text:p>
          </table:table-cell>
          <table:table-cell table:number-columns-repeated="2"/>
        </table:table-row>
        <table:table-row table:style-name="ro1">
          <table:table-cell office:value-type="float" office:value="0.959140241146088" calcext:value-type="float">
            <text:p>0.959140241146088</text:p>
          </table:table-cell>
          <table:table-cell table:number-columns-repeated="2"/>
        </table:table-row>
        <table:table-row table:style-name="ro1">
          <table:table-cell office:value-type="float" office:value="0.959404468536377" calcext:value-type="float">
            <text:p>0.959404468536377</text:p>
          </table:table-cell>
          <table:table-cell table:number-columns-repeated="2"/>
        </table:table-row>
        <table:table-row table:style-name="ro1">
          <table:table-cell office:value-type="float" office:value="0.959395229816437" calcext:value-type="float">
            <text:p>0.959395229816437</text:p>
          </table:table-cell>
          <table:table-cell table:number-columns-repeated="2"/>
        </table:table-row>
        <table:table-row table:style-name="ro1">
          <table:table-cell office:value-type="float" office:value="0.959401249885559" calcext:value-type="float">
            <text:p>0.959401249885559</text:p>
          </table:table-cell>
          <table:table-cell table:number-columns-repeated="2"/>
        </table:table-row>
        <table:table-row table:style-name="ro1">
          <table:table-cell office:value-type="float" office:value="0.9600390791893" calcext:value-type="float">
            <text:p>0.9600390791893</text:p>
          </table:table-cell>
          <table:table-cell table:number-columns-repeated="2"/>
        </table:table-row>
        <table:table-row table:style-name="ro1">
          <table:table-cell office:value-type="float" office:value="0.9600390791893" calcext:value-type="float">
            <text:p>0.9600390791893</text:p>
          </table:table-cell>
          <table:table-cell table:number-columns-repeated="2"/>
        </table:table-row>
        <table:table-row table:style-name="ro1">
          <table:table-cell office:value-type="float" office:value="0.960127890110016" calcext:value-type="float">
            <text:p>0.960127890110016</text:p>
          </table:table-cell>
          <table:table-cell table:number-columns-repeated="2"/>
        </table:table-row>
        <table:table-row table:style-name="ro1">
          <table:table-cell office:value-type="float" office:value="0.96040666103363" calcext:value-type="float">
            <text:p>0.96040666103363</text:p>
          </table:table-cell>
          <table:table-cell table:number-columns-repeated="2"/>
        </table:table-row>
        <table:table-row table:style-name="ro1">
          <table:table-cell office:value-type="float" office:value="0.960201621055603" calcext:value-type="float">
            <text:p>0.960201621055603</text:p>
          </table:table-cell>
          <table:table-cell table:number-columns-repeated="2"/>
        </table:table-row>
        <table:table-row table:style-name="ro1">
          <table:table-cell office:value-type="float" office:value="0.960248172283173" calcext:value-type="float">
            <text:p>0.960248172283173</text:p>
          </table:table-cell>
          <table:table-cell table:number-columns-repeated="2"/>
        </table:table-row>
        <table:table-row table:style-name="ro1">
          <table:table-cell office:value-type="float" office:value="0.960221350193024" calcext:value-type="float">
            <text:p>0.960221350193024</text:p>
          </table:table-cell>
          <table:table-cell table:number-columns-repeated="2"/>
        </table:table-row>
        <table:table-row table:style-name="ro1">
          <table:table-cell office:value-type="float" office:value="0.9601930975914" calcext:value-type="float">
            <text:p>0.9601930975914</text:p>
          </table:table-cell>
          <table:table-cell table:number-columns-repeated="2"/>
        </table:table-row>
        <table:table-row table:style-name="ro1">
          <table:table-cell office:value-type="float" office:value="0.96003645658493" calcext:value-type="float">
            <text:p>0.96003645658493</text:p>
          </table:table-cell>
          <table:table-cell table:number-columns-repeated="2"/>
        </table:table-row>
        <table:table-row table:style-name="ro1">
          <table:table-cell office:value-type="float" office:value="0.960224092006683" calcext:value-type="float">
            <text:p>0.960224092006683</text:p>
          </table:table-cell>
          <table:table-cell table:number-columns-repeated="2"/>
        </table:table-row>
        <table:table-row table:style-name="ro1">
          <table:table-cell office:value-type="float" office:value="0.96026223897934" calcext:value-type="float">
            <text:p>0.96026223897934</text:p>
          </table:table-cell>
          <table:table-cell table:number-columns-repeated="2"/>
        </table:table-row>
        <table:table-row table:style-name="ro1">
          <table:table-cell office:value-type="float" office:value="0.960364460945129" calcext:value-type="float">
            <text:p>0.960364460945129</text:p>
          </table:table-cell>
          <table:table-cell table:number-columns-repeated="2"/>
        </table:table-row>
        <table:table-row table:style-name="ro1">
          <table:table-cell office:value-type="float" office:value="0.960245430469513" calcext:value-type="float">
            <text:p>0.960245430469513</text:p>
          </table:table-cell>
          <table:table-cell table:number-columns-repeated="2"/>
        </table:table-row>
        <table:table-row table:style-name="ro1">
          <table:table-cell office:value-type="float" office:value="0.960242927074432" calcext:value-type="float">
            <text:p>0.960242927074432</text:p>
          </table:table-cell>
          <table:table-cell table:number-columns-repeated="2"/>
        </table:table-row>
        <table:table-row table:style-name="ro1">
          <table:table-cell office:value-type="float" office:value="0.960508823394775" calcext:value-type="float">
            <text:p>0.960508823394775</text:p>
          </table:table-cell>
          <table:table-cell table:number-columns-repeated="2"/>
        </table:table-row>
        <table:table-row table:style-name="ro1">
          <table:table-cell office:value-type="float" office:value="0.960548102855682" calcext:value-type="float">
            <text:p>0.960548102855682</text:p>
          </table:table-cell>
          <table:table-cell table:number-columns-repeated="2"/>
        </table:table-row>
        <table:table-row table:style-name="ro1">
          <table:table-cell office:value-type="float" office:value="0.960497140884399" calcext:value-type="float">
            <text:p>0.960497140884399</text:p>
          </table:table-cell>
          <table:table-cell table:number-columns-repeated="2"/>
        </table:table-row>
        <table:table-row table:style-name="ro1">
          <table:table-cell office:value-type="float" office:value="0.961417496204376" calcext:value-type="float">
            <text:p>0.961417496204376</text:p>
          </table:table-cell>
          <table:table-cell table:number-columns-repeated="2"/>
        </table:table-row>
        <table:table-row table:style-name="ro1">
          <table:table-cell office:value-type="float" office:value="0.961402475833893" calcext:value-type="float">
            <text:p>0.961402475833893</text:p>
          </table:table-cell>
          <table:table-cell table:number-columns-repeated="2"/>
        </table:table-row>
        <table:table-row table:style-name="ro1">
          <table:table-cell office:value-type="float" office:value="0.961380004882812" calcext:value-type="float">
            <text:p>0.961380004882812</text:p>
          </table:table-cell>
          <table:table-cell table:number-columns-repeated="2"/>
        </table:table-row>
        <table:table-row table:style-name="ro1">
          <table:table-cell office:value-type="float" office:value="0.960657775402069" calcext:value-type="float">
            <text:p>0.960657775402069</text:p>
          </table:table-cell>
          <table:table-cell table:number-columns-repeated="2"/>
        </table:table-row>
        <table:table-row table:style-name="ro1">
          <table:table-cell office:value-type="float" office:value="0.960664510726929" calcext:value-type="float">
            <text:p>0.960664510726929</text:p>
          </table:table-cell>
          <table:table-cell table:number-columns-repeated="2"/>
        </table:table-row>
        <table:table-row table:style-name="ro1">
          <table:table-cell office:value-type="float" office:value="0.960631370544434" calcext:value-type="float">
            <text:p>0.960631370544434</text:p>
          </table:table-cell>
          <table:table-cell table:number-columns-repeated="2"/>
        </table:table-row>
        <table:table-row table:style-name="ro1">
          <table:table-cell office:value-type="float" office:value="0.961517691612244" calcext:value-type="float">
            <text:p>0.961517691612244</text:p>
          </table:table-cell>
          <table:table-cell table:number-columns-repeated="2"/>
        </table:table-row>
        <table:table-row table:style-name="ro1">
          <table:table-cell office:value-type="float" office:value="0.961437344551086" calcext:value-type="float">
            <text:p>0.961437344551086</text:p>
          </table:table-cell>
          <table:table-cell table:number-columns-repeated="2"/>
        </table:table-row>
        <table:table-row table:style-name="ro1">
          <table:table-cell office:value-type="float" office:value="0.961431920528412" calcext:value-type="float">
            <text:p>0.961431920528412</text:p>
          </table:table-cell>
          <table:table-cell table:number-columns-repeated="2"/>
        </table:table-row>
        <table:table-row table:style-name="ro1">
          <table:table-cell office:value-type="float" office:value="0.959537267684936" calcext:value-type="float">
            <text:p>0.959537267684936</text:p>
          </table:table-cell>
          <table:table-cell table:number-columns-repeated="2"/>
        </table:table-row>
        <table:table-row table:style-name="ro1">
          <table:table-cell office:value-type="float" office:value="0.95966100692749" calcext:value-type="float">
            <text:p>0.95966100692749</text:p>
          </table:table-cell>
          <table:table-cell table:number-columns-repeated="2"/>
        </table:table-row>
        <table:table-row table:style-name="ro1">
          <table:table-cell office:value-type="float" office:value="0.959643006324768" calcext:value-type="float">
            <text:p>0.959643006324768</text:p>
          </table:table-cell>
          <table:table-cell table:number-columns-repeated="2"/>
        </table:table-row>
        <table:table-row table:style-name="ro1">
          <table:table-cell office:value-type="float" office:value="0.959985136985779" calcext:value-type="float">
            <text:p>0.959985136985779</text:p>
          </table:table-cell>
          <table:table-cell table:number-columns-repeated="2"/>
        </table:table-row>
        <table:table-row table:style-name="ro1">
          <table:table-cell office:value-type="float" office:value="0.959982872009277" calcext:value-type="float">
            <text:p>0.959982872009277</text:p>
          </table:table-cell>
          <table:table-cell table:number-columns-repeated="2"/>
        </table:table-row>
        <table:table-row table:style-name="ro1">
          <table:table-cell office:value-type="float" office:value="0.960040152072906" calcext:value-type="float">
            <text:p>0.960040152072906</text:p>
          </table:table-cell>
          <table:table-cell table:number-columns-repeated="2"/>
        </table:table-row>
        <table:table-row table:style-name="ro1">
          <table:table-cell office:value-type="float" office:value="0.960113525390625" calcext:value-type="float">
            <text:p>0.960113525390625</text:p>
          </table:table-cell>
          <table:table-cell table:number-columns-repeated="2"/>
        </table:table-row>
        <table:table-row table:style-name="ro1">
          <table:table-cell office:value-type="float" office:value="0.960102736949921" calcext:value-type="float">
            <text:p>0.960102736949921</text:p>
          </table:table-cell>
          <table:table-cell table:number-columns-repeated="2"/>
        </table:table-row>
        <table:table-row table:style-name="ro1">
          <table:table-cell office:value-type="float" office:value="0.960380375385284" calcext:value-type="float">
            <text:p>0.960380375385284</text:p>
          </table:table-cell>
          <table:table-cell table:number-columns-repeated="2"/>
        </table:table-row>
        <table:table-row table:style-name="ro1">
          <table:table-cell office:value-type="float" office:value="0.961848795413971" calcext:value-type="float">
            <text:p>0.961848795413971</text:p>
          </table:table-cell>
          <table:table-cell table:number-columns-repeated="2"/>
        </table:table-row>
        <table:table-row table:style-name="ro1">
          <table:table-cell office:value-type="float" office:value="0.961679697036743" calcext:value-type="float">
            <text:p>0.961679697036743</text:p>
          </table:table-cell>
          <table:table-cell table:number-columns-repeated="2"/>
        </table:table-row>
        <table:table-row table:style-name="ro1">
          <table:table-cell office:value-type="float" office:value="0.961719572544098" calcext:value-type="float">
            <text:p>0.961719572544098</text:p>
          </table:table-cell>
          <table:table-cell table:number-columns-repeated="2"/>
        </table:table-row>
        <table:table-row table:style-name="ro1">
          <table:table-cell office:value-type="float" office:value="0.96314150094986" calcext:value-type="float">
            <text:p>0.96314150094986</text:p>
          </table:table-cell>
          <table:table-cell table:number-columns-repeated="2"/>
        </table:table-row>
        <table:table-row table:style-name="ro1">
          <table:table-cell office:value-type="float" office:value="0.963213622570038" calcext:value-type="float">
            <text:p>0.963213622570038</text:p>
          </table:table-cell>
          <table:table-cell table:number-columns-repeated="2"/>
        </table:table-row>
        <table:table-row table:style-name="ro1">
          <table:table-cell office:value-type="float" office:value="0.964163720607758" calcext:value-type="float">
            <text:p>0.964163720607758</text:p>
          </table:table-cell>
          <table:table-cell table:number-columns-repeated="2"/>
        </table:table-row>
        <table:table-row table:style-name="ro1">
          <table:table-cell office:value-type="float" office:value="0.964182913303375" calcext:value-type="float">
            <text:p>0.964182913303375</text:p>
          </table:table-cell>
          <table:table-cell table:number-columns-repeated="2"/>
        </table:table-row>
        <table:table-row table:style-name="ro1">
          <table:table-cell office:value-type="float" office:value="0.964165508747101" calcext:value-type="float">
            <text:p>0.964165508747101</text:p>
          </table:table-cell>
          <table:table-cell table:number-columns-repeated="2"/>
        </table:table-row>
        <table:table-row table:style-name="ro1">
          <table:table-cell office:value-type="float" office:value="0.964707612991333" calcext:value-type="float">
            <text:p>0.964707612991333</text:p>
          </table:table-cell>
          <table:table-cell table:number-columns-repeated="2"/>
        </table:table-row>
        <table:table-row table:style-name="ro1">
          <table:table-cell office:value-type="float" office:value="0.964632213115692" calcext:value-type="float">
            <text:p>0.964632213115692</text:p>
          </table:table-cell>
          <table:table-cell table:number-columns-repeated="2"/>
        </table:table-row>
        <table:table-row table:style-name="ro1">
          <table:table-cell office:value-type="float" office:value="0.964634120464325" calcext:value-type="float">
            <text:p>0.964634120464325</text:p>
          </table:table-cell>
          <table:table-cell table:number-columns-repeated="2"/>
        </table:table-row>
        <table:table-row table:style-name="ro1">
          <table:table-cell office:value-type="float" office:value="0.964179635047913" calcext:value-type="float">
            <text:p>0.964179635047913</text:p>
          </table:table-cell>
          <table:table-cell table:number-columns-repeated="2"/>
        </table:table-row>
        <table:table-row table:style-name="ro1">
          <table:table-cell office:value-type="float" office:value="0.964184463024139" calcext:value-type="float">
            <text:p>0.964184463024139</text:p>
          </table:table-cell>
          <table:table-cell table:number-columns-repeated="2"/>
        </table:table-row>
        <table:table-row table:style-name="ro1">
          <table:table-cell office:value-type="float" office:value="0.964212596416473" calcext:value-type="float">
            <text:p>0.964212596416473</text:p>
          </table:table-cell>
          <table:table-cell table:number-columns-repeated="2"/>
        </table:table-row>
        <table:table-row table:style-name="ro1">
          <table:table-cell office:value-type="float" office:value="0.964751958847046" calcext:value-type="float">
            <text:p>0.964751958847046</text:p>
          </table:table-cell>
          <table:table-cell table:number-columns-repeated="2"/>
        </table:table-row>
        <table:table-row table:style-name="ro1">
          <table:table-cell office:value-type="float" office:value="0.964685380458832" calcext:value-type="float">
            <text:p>0.964685380458832</text:p>
          </table:table-cell>
          <table:table-cell table:number-columns-repeated="2"/>
        </table:table-row>
        <table:table-row table:style-name="ro1">
          <table:table-cell office:value-type="float" office:value="0.964730203151703" calcext:value-type="float">
            <text:p>0.964730203151703</text:p>
          </table:table-cell>
          <table:table-cell table:number-columns-repeated="2"/>
        </table:table-row>
        <table:table-row table:style-name="ro1">
          <table:table-cell office:value-type="float" office:value="0.967002511024475" calcext:value-type="float">
            <text:p>0.967002511024475</text:p>
          </table:table-cell>
          <table:table-cell table:number-columns-repeated="2"/>
        </table:table-row>
        <table:table-row table:style-name="ro1">
          <table:table-cell office:value-type="float" office:value="0.967190861701965" calcext:value-type="float">
            <text:p>0.967190861701965</text:p>
          </table:table-cell>
          <table:table-cell table:number-columns-repeated="2"/>
        </table:table-row>
        <table:table-row table:style-name="ro1">
          <table:table-cell office:value-type="float" office:value="0.966993510723114" calcext:value-type="float">
            <text:p>0.966993510723114</text:p>
          </table:table-cell>
          <table:table-cell table:number-columns-repeated="2"/>
        </table:table-row>
        <table:table-row table:style-name="ro1">
          <table:table-cell office:value-type="float" office:value="0.968358993530273" calcext:value-type="float">
            <text:p>0.968358993530273</text:p>
          </table:table-cell>
          <table:table-cell table:number-columns-repeated="2"/>
        </table:table-row>
        <table:table-row table:style-name="ro1">
          <table:table-cell office:value-type="float" office:value="0.968366026878357" calcext:value-type="float">
            <text:p>0.968366026878357</text:p>
          </table:table-cell>
          <table:table-cell table:number-columns-repeated="2"/>
        </table:table-row>
        <table:table-row table:style-name="ro1">
          <table:table-cell office:value-type="float" office:value="0.968362748622894" calcext:value-type="float">
            <text:p>0.968362748622894</text:p>
          </table:table-cell>
          <table:table-cell table:number-columns-repeated="2"/>
        </table:table-row>
        <table:table-row table:style-name="ro1">
          <table:table-cell office:value-type="float" office:value="0.966865479946136" calcext:value-type="float">
            <text:p>0.966865479946136</text:p>
          </table:table-cell>
          <table:table-cell table:number-columns-repeated="2"/>
        </table:table-row>
        <table:table-row table:style-name="ro1">
          <table:table-cell office:value-type="float" office:value="0.966867804527283" calcext:value-type="float">
            <text:p>0.966867804527283</text:p>
          </table:table-cell>
          <table:table-cell table:number-columns-repeated="2"/>
        </table:table-row>
        <table:table-row table:style-name="ro1">
          <table:table-cell office:value-type="float" office:value="0.966810166835785" calcext:value-type="float">
            <text:p>0.966810166835785</text:p>
          </table:table-cell>
          <table:table-cell table:number-columns-repeated="2"/>
        </table:table-row>
        <table:table-row table:style-name="ro1">
          <table:table-cell office:value-type="float" office:value="0.96706223487854" calcext:value-type="float">
            <text:p>0.96706223487854</text:p>
          </table:table-cell>
          <table:table-cell table:number-columns-repeated="2"/>
        </table:table-row>
        <table:table-row table:style-name="ro1">
          <table:table-cell office:value-type="float" office:value="0.966966032981873" calcext:value-type="float">
            <text:p>0.966966032981873</text:p>
          </table:table-cell>
          <table:table-cell table:number-columns-repeated="2"/>
        </table:table-row>
        <table:table-row table:style-name="ro1">
          <table:table-cell office:value-type="float" office:value="0.967040121555328" calcext:value-type="float">
            <text:p>0.967040121555328</text:p>
          </table:table-cell>
          <table:table-cell table:number-columns-repeated="2"/>
        </table:table-row>
        <table:table-row table:style-name="ro1">
          <table:table-cell office:value-type="float" office:value="0.966806054115295" calcext:value-type="float">
            <text:p>0.966806054115295</text:p>
          </table:table-cell>
          <table:table-cell table:number-columns-repeated="2"/>
        </table:table-row>
        <table:table-row table:style-name="ro1">
          <table:table-cell office:value-type="float" office:value="0.966917753219604" calcext:value-type="float">
            <text:p>0.966917753219604</text:p>
          </table:table-cell>
          <table:table-cell table:number-columns-repeated="2"/>
        </table:table-row>
        <table:table-row table:style-name="ro1">
          <table:table-cell office:value-type="float" office:value="0.966977000236511" calcext:value-type="float">
            <text:p>0.966977000236511</text:p>
          </table:table-cell>
          <table:table-cell table:number-columns-repeated="2"/>
        </table:table-row>
        <table:table-row table:style-name="ro1">
          <table:table-cell office:value-type="float" office:value="0.966972291469574" calcext:value-type="float">
            <text:p>0.966972291469574</text:p>
          </table:table-cell>
          <table:table-cell table:number-columns-repeated="2"/>
        </table:table-row>
        <table:table-row table:style-name="ro1">
          <table:table-cell office:value-type="float" office:value="0.96689647436142" calcext:value-type="float">
            <text:p>0.96689647436142</text:p>
          </table:table-cell>
          <table:table-cell table:number-columns-repeated="2"/>
        </table:table-row>
        <table:table-row table:style-name="ro1">
          <table:table-cell office:value-type="float" office:value="0.967262268066406" calcext:value-type="float">
            <text:p>0.967262268066406</text:p>
          </table:table-cell>
          <table:table-cell table:number-columns-repeated="2"/>
        </table:table-row>
        <table:table-row table:style-name="ro1">
          <table:table-cell office:value-type="float" office:value="0.967161536216736" calcext:value-type="float">
            <text:p>0.967161536216736</text:p>
          </table:table-cell>
          <table:table-cell table:number-columns-repeated="2"/>
        </table:table-row>
        <table:table-row table:style-name="ro1">
          <table:table-cell office:value-type="float" office:value="0.967233657836914" calcext:value-type="float">
            <text:p>0.967233657836914</text:p>
          </table:table-cell>
          <table:table-cell table:number-columns-repeated="2"/>
        </table:table-row>
        <table:table-row table:style-name="ro1">
          <table:table-cell office:value-type="float" office:value="0.967335999011993" calcext:value-type="float">
            <text:p>0.967335999011993</text:p>
          </table:table-cell>
          <table:table-cell table:number-columns-repeated="2"/>
        </table:table-row>
        <table:table-row table:style-name="ro1">
          <table:table-cell office:value-type="float" office:value="0.967379808425903" calcext:value-type="float">
            <text:p>0.967379808425903</text:p>
          </table:table-cell>
          <table:table-cell table:number-columns-repeated="2"/>
        </table:table-row>
        <table:table-row table:style-name="ro1">
          <table:table-cell office:value-type="float" office:value="0.967306077480316" calcext:value-type="float">
            <text:p>0.967306077480316</text:p>
          </table:table-cell>
          <table:table-cell table:number-columns-repeated="2"/>
        </table:table-row>
        <table:table-row table:style-name="ro1">
          <table:table-cell office:value-type="float" office:value="0.966830432415008" calcext:value-type="float">
            <text:p>0.966830432415008</text:p>
          </table:table-cell>
          <table:table-cell table:number-columns-repeated="2"/>
        </table:table-row>
        <table:table-row table:style-name="ro1">
          <table:table-cell office:value-type="float" office:value="0.966480314731598" calcext:value-type="float">
            <text:p>0.966480314731598</text:p>
          </table:table-cell>
          <table:table-cell table:number-columns-repeated="2"/>
        </table:table-row>
        <table:table-row table:style-name="ro1">
          <table:table-cell office:value-type="float" office:value="0.96657407283783" calcext:value-type="float">
            <text:p>0.96657407283783</text:p>
          </table:table-cell>
          <table:table-cell table:number-columns-repeated="2"/>
        </table:table-row>
        <table:table-row table:style-name="ro1">
          <table:table-cell office:value-type="float" office:value="0.966104924678802" calcext:value-type="float">
            <text:p>0.966104924678802</text:p>
          </table:table-cell>
          <table:table-cell table:number-columns-repeated="2"/>
        </table:table-row>
        <table:table-row table:style-name="ro1">
          <table:table-cell office:value-type="float" office:value="0.966331720352173" calcext:value-type="float">
            <text:p>0.966331720352173</text:p>
          </table:table-cell>
          <table:table-cell table:number-columns-repeated="2"/>
        </table:table-row>
        <table:table-row table:style-name="ro1">
          <table:table-cell office:value-type="float" office:value="0.965984642505646" calcext:value-type="float">
            <text:p>0.965984642505646</text:p>
          </table:table-cell>
          <table:table-cell table:number-columns-repeated="2"/>
        </table:table-row>
        <table:table-row table:style-name="ro1">
          <table:table-cell office:value-type="float" office:value="0.966199398040772" calcext:value-type="float">
            <text:p>0.966199398040772</text:p>
          </table:table-cell>
          <table:table-cell table:number-columns-repeated="2"/>
        </table:table-row>
        <table:table-row table:style-name="ro1">
          <table:table-cell office:value-type="float" office:value="0.966191232204437" calcext:value-type="float">
            <text:p>0.966191232204437</text:p>
          </table:table-cell>
          <table:table-cell table:number-columns-repeated="2"/>
        </table:table-row>
        <table:table-row table:style-name="ro1">
          <table:table-cell office:value-type="float" office:value="0.966205954551697" calcext:value-type="float">
            <text:p>0.966205954551697</text:p>
          </table:table-cell>
          <table:table-cell table:number-columns-repeated="2"/>
        </table:table-row>
        <table:table-row table:style-name="ro1">
          <table:table-cell office:value-type="float" office:value="0.965902149677277" calcext:value-type="float">
            <text:p>0.965902149677277</text:p>
          </table:table-cell>
          <table:table-cell table:number-columns-repeated="2"/>
        </table:table-row>
        <table:table-row table:style-name="ro1">
          <table:table-cell office:value-type="float" office:value="0.965951144695282" calcext:value-type="float">
            <text:p>0.965951144695282</text:p>
          </table:table-cell>
          <table:table-cell table:number-columns-repeated="2"/>
        </table:table-row>
        <table:table-row table:style-name="ro1">
          <table:table-cell office:value-type="float" office:value="0.96590256690979" calcext:value-type="float">
            <text:p>0.96590256690979</text:p>
          </table:table-cell>
          <table:table-cell table:number-columns-repeated="2"/>
        </table:table-row>
        <table:table-row table:style-name="ro1">
          <table:table-cell office:value-type="float" office:value="0.965618371963501" calcext:value-type="float">
            <text:p>0.965618371963501</text:p>
          </table:table-cell>
          <table:table-cell table:number-columns-repeated="2"/>
        </table:table-row>
        <table:table-row table:style-name="ro1">
          <table:table-cell office:value-type="float" office:value="0.965512692928314" calcext:value-type="float">
            <text:p>0.965512692928314</text:p>
          </table:table-cell>
          <table:table-cell table:number-columns-repeated="2"/>
        </table:table-row>
        <table:table-row table:style-name="ro1">
          <table:table-cell office:value-type="float" office:value="0.965609610080719" calcext:value-type="float">
            <text:p>0.965609610080719</text:p>
          </table:table-cell>
          <table:table-cell table:number-columns-repeated="2"/>
        </table:table-row>
        <table:table-row table:style-name="ro1">
          <table:table-cell office:value-type="float" office:value="0.965432465076446" calcext:value-type="float">
            <text:p>0.965432465076446</text:p>
          </table:table-cell>
          <table:table-cell table:number-columns-repeated="2"/>
        </table:table-row>
        <table:table-row table:style-name="ro1">
          <table:table-cell office:value-type="float" office:value="0.965309500694275" calcext:value-type="float">
            <text:p>0.965309500694275</text:p>
          </table:table-cell>
          <table:table-cell table:number-columns-repeated="2"/>
        </table:table-row>
        <table:table-row table:style-name="ro1">
          <table:table-cell office:value-type="float" office:value="0.965375900268555" calcext:value-type="float">
            <text:p>0.965375900268555</text:p>
          </table:table-cell>
          <table:table-cell table:number-columns-repeated="2"/>
        </table:table-row>
        <table:table-row table:style-name="ro1">
          <table:table-cell office:value-type="float" office:value="0.965444684028626" calcext:value-type="float">
            <text:p>0.965444684028626</text:p>
          </table:table-cell>
          <table:table-cell table:number-columns-repeated="2"/>
        </table:table-row>
        <table:table-row table:style-name="ro1">
          <table:table-cell office:value-type="float" office:value="0.965459585189819" calcext:value-type="float">
            <text:p>0.965459585189819</text:p>
          </table:table-cell>
          <table:table-cell table:number-columns-repeated="2"/>
        </table:table-row>
        <table:table-row table:style-name="ro1">
          <table:table-cell office:value-type="float" office:value="0.965414345264435" calcext:value-type="float">
            <text:p>0.965414345264435</text:p>
          </table:table-cell>
          <table:table-cell table:number-columns-repeated="2"/>
        </table:table-row>
        <table:table-row table:style-name="ro1">
          <table:table-cell office:value-type="float" office:value="0.96446692943573" calcext:value-type="float">
            <text:p>0.96446692943573</text:p>
          </table:table-cell>
          <table:table-cell table:number-columns-repeated="2"/>
        </table:table-row>
        <table:table-row table:style-name="ro1">
          <table:table-cell office:value-type="float" office:value="0.964511692523956" calcext:value-type="float">
            <text:p>0.964511692523956</text:p>
          </table:table-cell>
          <table:table-cell table:number-columns-repeated="2"/>
        </table:table-row>
        <table:table-row table:style-name="ro1">
          <table:table-cell office:value-type="float" office:value="0.963465869426727" calcext:value-type="float">
            <text:p>0.963465869426727</text:p>
          </table:table-cell>
          <table:table-cell table:number-columns-repeated="2"/>
        </table:table-row>
        <table:table-row table:style-name="ro1">
          <table:table-cell office:value-type="float" office:value="0.963590323925018" calcext:value-type="float">
            <text:p>0.963590323925018</text:p>
          </table:table-cell>
          <table:table-cell table:number-columns-repeated="2"/>
        </table:table-row>
        <table:table-row table:style-name="ro1">
          <table:table-cell office:value-type="float" office:value="0.963606894016266" calcext:value-type="float">
            <text:p>0.963606894016266</text:p>
          </table:table-cell>
          <table:table-cell table:number-columns-repeated="2"/>
        </table:table-row>
        <table:table-row table:style-name="ro1">
          <table:table-cell office:value-type="float" office:value="0.963166117668152" calcext:value-type="float">
            <text:p>0.963166117668152</text:p>
          </table:table-cell>
          <table:table-cell table:number-columns-repeated="2"/>
        </table:table-row>
        <table:table-row table:style-name="ro1">
          <table:table-cell office:value-type="float" office:value="0.963120341300964" calcext:value-type="float">
            <text:p>0.963120341300964</text:p>
          </table:table-cell>
          <table:table-cell table:number-columns-repeated="2"/>
        </table:table-row>
        <table:table-row table:style-name="ro1">
          <table:table-cell office:value-type="float" office:value="0.96323025226593" calcext:value-type="float">
            <text:p>0.96323025226593</text:p>
          </table:table-cell>
          <table:table-cell table:number-columns-repeated="2"/>
        </table:table-row>
        <table:table-row table:style-name="ro1">
          <table:table-cell office:value-type="float" office:value="0.96307373046875" calcext:value-type="float">
            <text:p>0.96307373046875</text:p>
          </table:table-cell>
          <table:table-cell table:number-columns-repeated="2"/>
        </table:table-row>
        <table:table-row table:style-name="ro1">
          <table:table-cell office:value-type="float" office:value="0.963339924812317" calcext:value-type="float">
            <text:p>0.963339924812317</text:p>
          </table:table-cell>
          <table:table-cell table:number-columns-repeated="2"/>
        </table:table-row>
        <table:table-row table:style-name="ro1">
          <table:table-cell office:value-type="float" office:value="0.963330388069153" calcext:value-type="float">
            <text:p>0.963330388069153</text:p>
          </table:table-cell>
          <table:table-cell table:number-columns-repeated="2"/>
        </table:table-row>
        <table:table-row table:style-name="ro1">
          <table:table-cell office:value-type="float" office:value="0.963030219078064" calcext:value-type="float">
            <text:p>0.963030219078064</text:p>
          </table:table-cell>
          <table:table-cell table:number-columns-repeated="2"/>
        </table:table-row>
        <table:table-row table:style-name="ro1">
          <table:table-cell office:value-type="float" office:value="0.963010966777802" calcext:value-type="float">
            <text:p>0.963010966777802</text:p>
          </table:table-cell>
          <table:table-cell table:number-columns-repeated="2"/>
        </table:table-row>
        <table:table-row table:style-name="ro1">
          <table:table-cell office:value-type="float" office:value="0.963058531284332" calcext:value-type="float">
            <text:p>0.963058531284332</text:p>
          </table:table-cell>
          <table:table-cell table:number-columns-repeated="2"/>
        </table:table-row>
        <table:table-row table:style-name="ro1">
          <table:table-cell office:value-type="float" office:value="0.962734282016754" calcext:value-type="float">
            <text:p>0.962734282016754</text:p>
          </table:table-cell>
          <table:table-cell table:number-columns-repeated="2"/>
        </table:table-row>
        <table:table-row table:style-name="ro1">
          <table:table-cell office:value-type="float" office:value="0.962655067443848" calcext:value-type="float">
            <text:p>0.962655067443848</text:p>
          </table:table-cell>
          <table:table-cell table:number-columns-repeated="2"/>
        </table:table-row>
        <table:table-row table:style-name="ro1">
          <table:table-cell office:value-type="float" office:value="0.962709605693817" calcext:value-type="float">
            <text:p>0.962709605693817</text:p>
          </table:table-cell>
          <table:table-cell table:number-columns-repeated="2"/>
        </table:table-row>
        <table:table-row table:style-name="ro1">
          <table:table-cell office:value-type="float" office:value="0.962070643901825" calcext:value-type="float">
            <text:p>0.962070643901825</text:p>
          </table:table-cell>
          <table:table-cell table:number-columns-repeated="2"/>
        </table:table-row>
        <table:table-row table:style-name="ro1">
          <table:table-cell office:value-type="float" office:value="0.962325155735016" calcext:value-type="float">
            <text:p>0.962325155735016</text:p>
          </table:table-cell>
          <table:table-cell table:number-columns-repeated="2"/>
        </table:table-row>
        <table:table-row table:style-name="ro1">
          <table:table-cell office:value-type="float" office:value="0.962343573570251" calcext:value-type="float">
            <text:p>0.962343573570251</text:p>
          </table:table-cell>
          <table:table-cell table:number-columns-repeated="2"/>
        </table:table-row>
        <table:table-row table:style-name="ro1">
          <table:table-cell office:value-type="float" office:value="0.961346209049225" calcext:value-type="float">
            <text:p>0.961346209049225</text:p>
          </table:table-cell>
          <table:table-cell table:number-columns-repeated="2"/>
        </table:table-row>
        <table:table-row table:style-name="ro1">
          <table:table-cell office:value-type="float" office:value="0.961301386356354" calcext:value-type="float">
            <text:p>0.961301386356354</text:p>
          </table:table-cell>
          <table:table-cell table:number-columns-repeated="2"/>
        </table:table-row>
        <table:table-row table:style-name="ro1">
          <table:table-cell office:value-type="float" office:value="0.961437046527862" calcext:value-type="float">
            <text:p>0.961437046527862</text:p>
          </table:table-cell>
          <table:table-cell table:number-columns-repeated="2"/>
        </table:table-row>
        <table:table-row table:style-name="ro1">
          <table:table-cell office:value-type="float" office:value="0.960096120834351" calcext:value-type="float">
            <text:p>0.960096120834351</text:p>
          </table:table-cell>
          <table:table-cell table:number-columns-repeated="2"/>
        </table:table-row>
        <table:table-row table:style-name="ro1">
          <table:table-cell office:value-type="float" office:value="0.9600989818573" calcext:value-type="float">
            <text:p>0.9600989818573</text:p>
          </table:table-cell>
          <table:table-cell table:number-columns-repeated="2"/>
        </table:table-row>
        <table:table-row table:style-name="ro1">
          <table:table-cell office:value-type="float" office:value="0.960024058818817" calcext:value-type="float">
            <text:p>0.960024058818817</text:p>
          </table:table-cell>
          <table:table-cell table:number-columns-repeated="2"/>
        </table:table-row>
        <table:table-row table:style-name="ro1">
          <table:table-cell office:value-type="float" office:value="0.959205687046051" calcext:value-type="float">
            <text:p>0.959205687046051</text:p>
          </table:table-cell>
          <table:table-cell table:number-columns-repeated="2"/>
        </table:table-row>
        <table:table-row table:style-name="ro1">
          <table:table-cell office:value-type="float" office:value="0.959114491939545" calcext:value-type="float">
            <text:p>0.959114491939545</text:p>
          </table:table-cell>
          <table:table-cell table:number-columns-repeated="2"/>
        </table:table-row>
        <table:table-row table:style-name="ro1">
          <table:table-cell office:value-type="float" office:value="0.959029018878937" calcext:value-type="float">
            <text:p>0.959029018878937</text:p>
          </table:table-cell>
          <table:table-cell table:number-columns-repeated="2"/>
        </table:table-row>
        <table:table-row table:style-name="ro1">
          <table:table-cell office:value-type="float" office:value="0.957400977611541" calcext:value-type="float">
            <text:p>0.957400977611541</text:p>
          </table:table-cell>
          <table:table-cell table:number-columns-repeated="2"/>
        </table:table-row>
        <table:table-row table:style-name="ro1">
          <table:table-cell office:value-type="float" office:value="0.957389414310455" calcext:value-type="float">
            <text:p>0.957389414310455</text:p>
          </table:table-cell>
          <table:table-cell table:number-columns-repeated="2"/>
        </table:table-row>
        <table:table-row table:style-name="ro1">
          <table:table-cell office:value-type="float" office:value="0.956736922264099" calcext:value-type="float">
            <text:p>0.956736922264099</text:p>
          </table:table-cell>
          <table:table-cell table:number-columns-repeated="2"/>
        </table:table-row>
        <table:table-row table:style-name="ro1">
          <table:table-cell office:value-type="float" office:value="0.95656555891037" calcext:value-type="float">
            <text:p>0.95656555891037</text:p>
          </table:table-cell>
          <table:table-cell table:number-columns-repeated="2"/>
        </table:table-row>
        <table:table-row table:style-name="ro1">
          <table:table-cell office:value-type="float" office:value="0.956887245178223" calcext:value-type="float">
            <text:p>0.956887245178223</text:p>
          </table:table-cell>
          <table:table-cell table:number-columns-repeated="2"/>
        </table:table-row>
        <table:table-row table:style-name="ro1">
          <table:table-cell office:value-type="float" office:value="0.955969452857971" calcext:value-type="float">
            <text:p>0.955969452857971</text:p>
          </table:table-cell>
          <table:table-cell table:number-columns-repeated="2"/>
        </table:table-row>
        <table:table-row table:style-name="ro1">
          <table:table-cell office:value-type="float" office:value="0.956106007099152" calcext:value-type="float">
            <text:p>0.956106007099152</text:p>
          </table:table-cell>
          <table:table-cell table:number-columns-repeated="2"/>
        </table:table-row>
        <table:table-row table:style-name="ro1">
          <table:table-cell office:value-type="float" office:value="0.956063210964203" calcext:value-type="float">
            <text:p>0.956063210964203</text:p>
          </table:table-cell>
          <table:table-cell table:number-columns-repeated="2"/>
        </table:table-row>
        <table:table-row table:style-name="ro1">
          <table:table-cell office:value-type="float" office:value="0.955165863037109" calcext:value-type="float">
            <text:p>0.955165863037109</text:p>
          </table:table-cell>
          <table:table-cell table:number-columns-repeated="2"/>
        </table:table-row>
        <table:table-row table:style-name="ro1">
          <table:table-cell office:value-type="float" office:value="0.954757273197174" calcext:value-type="float">
            <text:p>0.954757273197174</text:p>
          </table:table-cell>
          <table:table-cell table:number-columns-repeated="2"/>
        </table:table-row>
        <table:table-row table:style-name="ro1">
          <table:table-cell office:value-type="float" office:value="0.95484322309494" calcext:value-type="float">
            <text:p>0.95484322309494</text:p>
          </table:table-cell>
          <table:table-cell table:number-columns-repeated="2"/>
        </table:table-row>
        <table:table-row table:style-name="ro1">
          <table:table-cell office:value-type="float" office:value="0.954992234706879" calcext:value-type="float">
            <text:p>0.954992234706879</text:p>
          </table:table-cell>
          <table:table-cell table:number-columns-repeated="2"/>
        </table:table-row>
        <table:table-row table:style-name="ro1">
          <table:table-cell office:value-type="float" office:value="0.954892575740814" calcext:value-type="float">
            <text:p>0.954892575740814</text:p>
          </table:table-cell>
          <table:table-cell table:number-columns-repeated="2"/>
        </table:table-row>
        <table:table-row table:style-name="ro1">
          <table:table-cell office:value-type="float" office:value="0.954621255397797" calcext:value-type="float">
            <text:p>0.954621255397797</text:p>
          </table:table-cell>
          <table:table-cell table:number-columns-repeated="2"/>
        </table:table-row>
        <table:table-row table:style-name="ro1">
          <table:table-cell office:value-type="float" office:value="0.952999532222748" calcext:value-type="float">
            <text:p>0.952999532222748</text:p>
          </table:table-cell>
          <table:table-cell table:number-columns-repeated="2"/>
        </table:table-row>
        <table:table-row table:style-name="ro1">
          <table:table-cell office:value-type="float" office:value="0.95272558927536" calcext:value-type="float">
            <text:p>0.95272558927536</text:p>
          </table:table-cell>
          <table:table-cell table:number-columns-repeated="2"/>
        </table:table-row>
        <table:table-row table:style-name="ro1">
          <table:table-cell office:value-type="float" office:value="0.952864587306976" calcext:value-type="float">
            <text:p>0.952864587306976</text:p>
          </table:table-cell>
          <table:table-cell table:number-columns-repeated="2"/>
        </table:table-row>
        <table:table-row table:style-name="ro1">
          <table:table-cell office:value-type="float" office:value="0.950766563415527" calcext:value-type="float">
            <text:p>0.950766563415527</text:p>
          </table:table-cell>
          <table:table-cell table:number-columns-repeated="2"/>
        </table:table-row>
        <table:table-row table:style-name="ro1">
          <table:table-cell office:value-type="float" office:value="0.950842499732971" calcext:value-type="float">
            <text:p>0.950842499732971</text:p>
          </table:table-cell>
          <table:table-cell table:number-columns-repeated="2"/>
        </table:table-row>
        <table:table-row table:style-name="ro1">
          <table:table-cell office:value-type="float" office:value="0.950959801673889" calcext:value-type="float">
            <text:p>0.950959801673889</text:p>
          </table:table-cell>
          <table:table-cell table:number-columns-repeated="2"/>
        </table:table-row>
        <table:table-row table:style-name="ro1">
          <table:table-cell office:value-type="float" office:value="0.948645830154419" calcext:value-type="float">
            <text:p>0.948645830154419</text:p>
          </table:table-cell>
          <table:table-cell table:number-columns-repeated="2"/>
        </table:table-row>
        <table:table-row table:style-name="ro1">
          <table:table-cell office:value-type="float" office:value="0.948578715324402" calcext:value-type="float">
            <text:p>0.948578715324402</text:p>
          </table:table-cell>
          <table:table-cell table:number-columns-repeated="2"/>
        </table:table-row>
        <table:table-row table:style-name="ro1">
          <table:table-cell office:value-type="float" office:value="0.948634624481201" calcext:value-type="float">
            <text:p>0.948634624481201</text:p>
          </table:table-cell>
          <table:table-cell table:number-columns-repeated="2"/>
        </table:table-row>
        <table:table-row table:style-name="ro1">
          <table:table-cell office:value-type="float" office:value="0.945392489433289" calcext:value-type="float">
            <text:p>0.945392489433289</text:p>
          </table:table-cell>
          <table:table-cell table:number-columns-repeated="2"/>
        </table:table-row>
        <table:table-row table:style-name="ro1">
          <table:table-cell office:value-type="float" office:value="0.945379197597504" calcext:value-type="float">
            <text:p>0.945379197597504</text:p>
          </table:table-cell>
          <table:table-cell table:number-columns-repeated="2"/>
        </table:table-row>
        <table:table-row table:style-name="ro1">
          <table:table-cell office:value-type="float" office:value="0.945360422134399" calcext:value-type="float">
            <text:p>0.945360422134399</text:p>
          </table:table-cell>
          <table:table-cell table:number-columns-repeated="2"/>
        </table:table-row>
        <table:table-row table:style-name="ro1">
          <table:table-cell office:value-type="float" office:value="0.945803761482239" calcext:value-type="float">
            <text:p>0.945803761482239</text:p>
          </table:table-cell>
          <table:table-cell table:number-columns-repeated="2"/>
        </table:table-row>
        <table:table-row table:style-name="ro1">
          <table:table-cell office:value-type="float" office:value="0.945805966854095" calcext:value-type="float">
            <text:p>0.945805966854095</text:p>
          </table:table-cell>
          <table:table-cell table:number-columns-repeated="2"/>
        </table:table-row>
        <table:table-row table:style-name="ro1">
          <table:table-cell office:value-type="float" office:value="0.945802986621857" calcext:value-type="float">
            <text:p>0.945802986621857</text:p>
          </table:table-cell>
          <table:table-cell table:number-columns-repeated="2"/>
        </table:table-row>
        <table:table-row table:style-name="ro1">
          <table:table-cell office:value-type="float" office:value="0.94502866268158" calcext:value-type="float">
            <text:p>0.94502866268158</text:p>
          </table:table-cell>
          <table:table-cell table:number-columns-repeated="2"/>
        </table:table-row>
        <table:table-row table:style-name="ro1">
          <table:table-cell office:value-type="float" office:value="0.94489848613739" calcext:value-type="float">
            <text:p>0.94489848613739</text:p>
          </table:table-cell>
          <table:table-cell table:number-columns-repeated="2"/>
        </table:table-row>
        <table:table-row table:style-name="ro1">
          <table:table-cell office:value-type="float" office:value="0.944801151752472" calcext:value-type="float">
            <text:p>0.944801151752472</text:p>
          </table:table-cell>
          <table:table-cell table:number-columns-repeated="2"/>
        </table:table-row>
        <table:table-row table:style-name="ro1">
          <table:table-cell office:value-type="float" office:value="0.944810688495636" calcext:value-type="float">
            <text:p>0.944810688495636</text:p>
          </table:table-cell>
          <table:table-cell table:number-columns-repeated="2"/>
        </table:table-row>
        <table:table-row table:style-name="ro1">
          <table:table-cell office:value-type="float" office:value="0.944749534130096" calcext:value-type="float">
            <text:p>0.944749534130096</text:p>
          </table:table-cell>
          <table:table-cell table:number-columns-repeated="2"/>
        </table:table-row>
        <table:table-row table:style-name="ro1">
          <table:table-cell office:value-type="float" office:value="0.945199191570282" calcext:value-type="float">
            <text:p>0.945199191570282</text:p>
          </table:table-cell>
          <table:table-cell table:number-columns-repeated="2"/>
        </table:table-row>
        <table:table-row table:style-name="ro1">
          <table:table-cell office:value-type="float" office:value="0.945159256458282" calcext:value-type="float">
            <text:p>0.945159256458282</text:p>
          </table:table-cell>
          <table:table-cell table:number-columns-repeated="2"/>
        </table:table-row>
        <table:table-row table:style-name="ro1">
          <table:table-cell office:value-type="float" office:value="0.945319890975952" calcext:value-type="float">
            <text:p>0.945319890975952</text:p>
          </table:table-cell>
          <table:table-cell table:number-columns-repeated="2"/>
        </table:table-row>
        <table:table-row table:style-name="ro1">
          <table:table-cell office:value-type="float" office:value="0.945713996887207" calcext:value-type="float">
            <text:p>0.945713996887207</text:p>
          </table:table-cell>
          <table:table-cell table:number-columns-repeated="2"/>
        </table:table-row>
        <table:table-row table:style-name="ro1">
          <table:table-cell office:value-type="float" office:value="0.945742189884186" calcext:value-type="float">
            <text:p>0.945742189884186</text:p>
          </table:table-cell>
          <table:table-cell table:number-columns-repeated="2"/>
        </table:table-row>
        <table:table-row table:style-name="ro1">
          <table:table-cell office:value-type="float" office:value="0.945734739303589" calcext:value-type="float">
            <text:p>0.945734739303589</text:p>
          </table:table-cell>
          <table:table-cell table:number-columns-repeated="2"/>
        </table:table-row>
        <table:table-row table:style-name="ro1">
          <table:table-cell office:value-type="float" office:value="0.946159064769745" calcext:value-type="float">
            <text:p>0.946159064769745</text:p>
          </table:table-cell>
          <table:table-cell table:number-columns-repeated="2"/>
        </table:table-row>
        <table:table-row table:style-name="ro1">
          <table:table-cell office:value-type="float" office:value="0.94622665643692" calcext:value-type="float">
            <text:p>0.94622665643692</text:p>
          </table:table-cell>
          <table:table-cell table:number-columns-repeated="2"/>
        </table:table-row>
        <table:table-row table:style-name="ro1">
          <table:table-cell office:value-type="float" office:value="0.946258783340454" calcext:value-type="float">
            <text:p>0.946258783340454</text:p>
          </table:table-cell>
          <table:table-cell table:number-columns-repeated="2"/>
        </table:table-row>
        <table:table-row table:style-name="ro1">
          <table:table-cell office:value-type="float" office:value="0.952945947647095" calcext:value-type="float">
            <text:p>0.952945947647095</text:p>
          </table:table-cell>
          <table:table-cell table:number-columns-repeated="2"/>
        </table:table-row>
        <table:table-row table:style-name="ro1">
          <table:table-cell office:value-type="float" office:value="0.952950060367584" calcext:value-type="float">
            <text:p>0.952950060367584</text:p>
          </table:table-cell>
          <table:table-cell table:number-columns-repeated="2"/>
        </table:table-row>
        <table:table-row table:style-name="ro1">
          <table:table-cell office:value-type="float" office:value="0.953537881374359" calcext:value-type="float">
            <text:p>0.953537881374359</text:p>
          </table:table-cell>
          <table:table-cell table:number-columns-repeated="2"/>
        </table:table-row>
        <table:table-row table:style-name="ro1">
          <table:table-cell office:value-type="float" office:value="0.957237899303436" calcext:value-type="float">
            <text:p>0.957237899303436</text:p>
          </table:table-cell>
          <table:table-cell table:number-columns-repeated="2"/>
        </table:table-row>
        <table:table-row table:style-name="ro1">
          <table:table-cell office:value-type="float" office:value="0.956782877445221" calcext:value-type="float">
            <text:p>0.956782877445221</text:p>
          </table:table-cell>
          <table:table-cell table:number-columns-repeated="2"/>
        </table:table-row>
        <table:table-row table:style-name="ro1">
          <table:table-cell office:value-type="float" office:value="0.956584990024567" calcext:value-type="float">
            <text:p>0.956584990024567</text:p>
          </table:table-cell>
          <table:table-cell table:number-columns-repeated="2"/>
        </table:table-row>
        <table:table-row table:style-name="ro1">
          <table:table-cell office:value-type="float" office:value="0.955740749835968" calcext:value-type="float">
            <text:p>0.955740749835968</text:p>
          </table:table-cell>
          <table:table-cell table:number-columns-repeated="2"/>
        </table:table-row>
        <table:table-row table:style-name="ro1">
          <table:table-cell office:value-type="float" office:value="0.955671906471252" calcext:value-type="float">
            <text:p>0.955671906471252</text:p>
          </table:table-cell>
          <table:table-cell table:number-columns-repeated="2"/>
        </table:table-row>
        <table:table-row table:style-name="ro1">
          <table:table-cell office:value-type="float" office:value="0.955719172954559" calcext:value-type="float">
            <text:p>0.955719172954559</text:p>
          </table:table-cell>
          <table:table-cell table:number-columns-repeated="2"/>
        </table:table-row>
        <table:table-row table:style-name="ro1">
          <table:table-cell office:value-type="float" office:value="0.958901464939117" calcext:value-type="float">
            <text:p>0.958901464939117</text:p>
          </table:table-cell>
          <table:table-cell table:number-columns-repeated="2"/>
        </table:table-row>
        <table:table-row table:style-name="ro1">
          <table:table-cell office:value-type="float" office:value="0.958956897258758" calcext:value-type="float">
            <text:p>0.958956897258758</text:p>
          </table:table-cell>
          <table:table-cell table:number-columns-repeated="2"/>
        </table:table-row>
        <table:table-row table:style-name="ro1">
          <table:table-cell office:value-type="float" office:value="0.95888614654541" calcext:value-type="float">
            <text:p>0.95888614654541</text:p>
          </table:table-cell>
          <table:table-cell table:number-columns-repeated="2"/>
        </table:table-row>
        <table:table-row table:style-name="ro1">
          <table:table-cell office:value-type="float" office:value="0.95756733417511" calcext:value-type="float">
            <text:p>0.95756733417511</text:p>
          </table:table-cell>
          <table:table-cell table:number-columns-repeated="2"/>
        </table:table-row>
        <table:table-row table:style-name="ro1">
          <table:table-cell office:value-type="float" office:value="0.957440793514252" calcext:value-type="float">
            <text:p>0.957440793514252</text:p>
          </table:table-cell>
          <table:table-cell table:number-columns-repeated="2"/>
        </table:table-row>
        <table:table-row table:style-name="ro1">
          <table:table-cell office:value-type="float" office:value="0.957390189170837" calcext:value-type="float">
            <text:p>0.957390189170837</text:p>
          </table:table-cell>
          <table:table-cell table:number-columns-repeated="2"/>
        </table:table-row>
        <table:table-row table:style-name="ro1">
          <table:table-cell office:value-type="float" office:value="0.951611936092377" calcext:value-type="float">
            <text:p>0.951611936092377</text:p>
          </table:table-cell>
          <table:table-cell table:number-columns-repeated="2"/>
        </table:table-row>
        <table:table-row table:style-name="ro1">
          <table:table-cell office:value-type="float" office:value="0.951778173446655" calcext:value-type="float">
            <text:p>0.951778173446655</text:p>
          </table:table-cell>
          <table:table-cell table:number-columns-repeated="2"/>
        </table:table-row>
        <table:table-row table:style-name="ro1">
          <table:table-cell office:value-type="float" office:value="0.953430831432342" calcext:value-type="float">
            <text:p>0.953430831432342</text:p>
          </table:table-cell>
          <table:table-cell table:number-columns-repeated="2"/>
        </table:table-row>
        <table:table-row table:style-name="ro1">
          <table:table-cell office:value-type="float" office:value="0.953534066677094" calcext:value-type="float">
            <text:p>0.953534066677094</text:p>
          </table:table-cell>
          <table:table-cell table:number-columns-repeated="2"/>
        </table:table-row>
        <table:table-row table:style-name="ro1">
          <table:table-cell office:value-type="float" office:value="0.953528881072998" calcext:value-type="float">
            <text:p>0.953528881072998</text:p>
          </table:table-cell>
          <table:table-cell table:number-columns-repeated="2"/>
        </table:table-row>
        <table:table-row table:style-name="ro1">
          <table:table-cell office:value-type="float" office:value="0.956196367740631" calcext:value-type="float">
            <text:p>0.956196367740631</text:p>
          </table:table-cell>
          <table:table-cell table:number-columns-repeated="2"/>
        </table:table-row>
        <table:table-row table:style-name="ro1">
          <table:table-cell office:value-type="float" office:value="0.956230461597443" calcext:value-type="float">
            <text:p>0.956230461597443</text:p>
          </table:table-cell>
          <table:table-cell table:number-columns-repeated="2"/>
        </table:table-row>
        <table:table-row table:style-name="ro1">
          <table:table-cell office:value-type="float" office:value="0.956179678440094" calcext:value-type="float">
            <text:p>0.956179678440094</text:p>
          </table:table-cell>
          <table:table-cell table:number-columns-repeated="2"/>
        </table:table-row>
        <table:table-row table:style-name="ro1">
          <table:table-cell office:value-type="float" office:value="0.953711867332458" calcext:value-type="float">
            <text:p>0.953711867332458</text:p>
          </table:table-cell>
          <table:table-cell table:number-columns-repeated="2"/>
        </table:table-row>
        <table:table-row table:style-name="ro1">
          <table:table-cell office:value-type="float" office:value="0.95372861623764" calcext:value-type="float">
            <text:p>0.95372861623764</text:p>
          </table:table-cell>
          <table:table-cell table:number-columns-repeated="2"/>
        </table:table-row>
        <table:table-row table:style-name="ro1">
          <table:table-cell office:value-type="float" office:value="0.953543603420258" calcext:value-type="float">
            <text:p>0.953543603420258</text:p>
          </table:table-cell>
          <table:table-cell table:number-columns-repeated="2"/>
        </table:table-row>
        <table:table-row table:style-name="ro1">
          <table:table-cell office:value-type="float" office:value="0.950694441795349" calcext:value-type="float">
            <text:p>0.950694441795349</text:p>
          </table:table-cell>
          <table:table-cell table:number-columns-repeated="2"/>
        </table:table-row>
        <table:table-row table:style-name="ro1">
          <table:table-cell office:value-type="float" office:value="0.950758814811706" calcext:value-type="float">
            <text:p>0.950758814811706</text:p>
          </table:table-cell>
          <table:table-cell table:number-columns-repeated="2"/>
        </table:table-row>
        <table:table-row table:style-name="ro1">
          <table:table-cell office:value-type="float" office:value="0.950808942317963" calcext:value-type="float">
            <text:p>0.950808942317963</text:p>
          </table:table-cell>
          <table:table-cell table:number-columns-repeated="2"/>
        </table:table-row>
        <table:table-row table:style-name="ro1">
          <table:table-cell office:value-type="float" office:value="0.944576025009155" calcext:value-type="float">
            <text:p>0.944576025009155</text:p>
          </table:table-cell>
          <table:table-cell table:number-columns-repeated="2"/>
        </table:table-row>
        <table:table-row table:style-name="ro1">
          <table:table-cell office:value-type="float" office:value="0.944443166255951" calcext:value-type="float">
            <text:p>0.944443166255951</text:p>
          </table:table-cell>
          <table:table-cell table:number-columns-repeated="2"/>
        </table:table-row>
        <table:table-row table:style-name="ro1">
          <table:table-cell office:value-type="float" office:value="0.944426834583282" calcext:value-type="float">
            <text:p>0.944426834583282</text:p>
          </table:table-cell>
          <table:table-cell table:number-columns-repeated="2"/>
        </table:table-row>
        <table:table-row table:style-name="ro1">
          <table:table-cell office:value-type="float" office:value="0.943192601203918" calcext:value-type="float">
            <text:p>0.943192601203918</text:p>
          </table:table-cell>
          <table:table-cell table:number-columns-repeated="2"/>
        </table:table-row>
        <table:table-row table:style-name="ro1">
          <table:table-cell office:value-type="float" office:value="0.94314980506897" calcext:value-type="float">
            <text:p>0.94314980506897</text:p>
          </table:table-cell>
          <table:table-cell table:number-columns-repeated="2"/>
        </table:table-row>
        <table:table-row table:style-name="ro1">
          <table:table-cell office:value-type="float" office:value="0.943223178386688" calcext:value-type="float">
            <text:p>0.943223178386688</text:p>
          </table:table-cell>
          <table:table-cell table:number-columns-repeated="2"/>
        </table:table-row>
        <table:table-row table:style-name="ro1">
          <table:table-cell office:value-type="float" office:value="0.947216987609863" calcext:value-type="float">
            <text:p>0.947216987609863</text:p>
          </table:table-cell>
          <table:table-cell table:number-columns-repeated="2"/>
        </table:table-row>
        <table:table-row table:style-name="ro1">
          <table:table-cell office:value-type="float" office:value="0.947247862815857" calcext:value-type="float">
            <text:p>0.947247862815857</text:p>
          </table:table-cell>
          <table:table-cell table:number-columns-repeated="2"/>
        </table:table-row>
        <table:table-row table:style-name="ro1">
          <table:table-cell office:value-type="float" office:value="0.947151839733124" calcext:value-type="float">
            <text:p>0.947151839733124</text:p>
          </table:table-cell>
          <table:table-cell table:number-columns-repeated="2"/>
        </table:table-row>
        <table:table-row table:style-name="ro1">
          <table:table-cell office:value-type="float" office:value="0.955744802951813" calcext:value-type="float">
            <text:p>0.955744802951813</text:p>
          </table:table-cell>
          <table:table-cell table:number-columns-repeated="2"/>
        </table:table-row>
        <table:table-row table:style-name="ro1">
          <table:table-cell office:value-type="float" office:value="0.955683171749115" calcext:value-type="float">
            <text:p>0.955683171749115</text:p>
          </table:table-cell>
          <table:table-cell table:number-columns-repeated="2"/>
        </table:table-row>
        <table:table-row table:style-name="ro1">
          <table:table-cell office:value-type="float" office:value="0.955751776695251" calcext:value-type="float">
            <text:p>0.955751776695251</text:p>
          </table:table-cell>
          <table:table-cell table:number-columns-repeated="2"/>
        </table:table-row>
        <table:table-row table:style-name="ro1">
          <table:table-cell office:value-type="float" office:value="0.954044759273529" calcext:value-type="float">
            <text:p>0.954044759273529</text:p>
          </table:table-cell>
          <table:table-cell table:number-columns-repeated="2"/>
        </table:table-row>
        <table:table-row table:style-name="ro1">
          <table:table-cell office:value-type="float" office:value="0.954250276088715" calcext:value-type="float">
            <text:p>0.954250276088715</text:p>
          </table:table-cell>
          <table:table-cell table:number-columns-repeated="2"/>
        </table:table-row>
        <table:table-row table:style-name="ro1">
          <table:table-cell office:value-type="float" office:value="0.9542196393013" calcext:value-type="float">
            <text:p>0.9542196393013</text:p>
          </table:table-cell>
          <table:table-cell table:number-columns-repeated="2"/>
        </table:table-row>
        <table:table-row table:style-name="ro1">
          <table:table-cell office:value-type="float" office:value="0.95444929599762" calcext:value-type="float">
            <text:p>0.95444929599762</text:p>
          </table:table-cell>
          <table:table-cell table:number-columns-repeated="2"/>
        </table:table-row>
        <table:table-row table:style-name="ro1">
          <table:table-cell office:value-type="float" office:value="0.954448759555817" calcext:value-type="float">
            <text:p>0.954448759555817</text:p>
          </table:table-cell>
          <table:table-cell table:number-columns-repeated="2"/>
        </table:table-row>
        <table:table-row table:style-name="ro1">
          <table:table-cell office:value-type="float" office:value="0.952662706375122" calcext:value-type="float">
            <text:p>0.952662706375122</text:p>
          </table:table-cell>
          <table:table-cell table:number-columns-repeated="2"/>
        </table:table-row>
        <table:table-row table:style-name="ro1">
          <table:table-cell office:value-type="float" office:value="0.952677309513092" calcext:value-type="float">
            <text:p>0.952677309513092</text:p>
          </table:table-cell>
          <table:table-cell table:number-columns-repeated="2"/>
        </table:table-row>
        <table:table-row table:style-name="ro1">
          <table:table-cell office:value-type="float" office:value="0.952706873416901" calcext:value-type="float">
            <text:p>0.952706873416901</text:p>
          </table:table-cell>
          <table:table-cell table:number-columns-repeated="2"/>
        </table:table-row>
        <table:table-row table:style-name="ro1">
          <table:table-cell office:value-type="float" office:value="0.951423287391663" calcext:value-type="float">
            <text:p>0.951423287391663</text:p>
          </table:table-cell>
          <table:table-cell table:number-columns-repeated="2"/>
        </table:table-row>
        <table:table-row table:style-name="ro1">
          <table:table-cell office:value-type="float" office:value="0.951351284980774" calcext:value-type="float">
            <text:p>0.951351284980774</text:p>
          </table:table-cell>
          <table:table-cell table:number-columns-repeated="2"/>
        </table:table-row>
        <table:table-row table:style-name="ro1">
          <table:table-cell office:value-type="float" office:value="0.951339066028595" calcext:value-type="float">
            <text:p>0.951339066028595</text:p>
          </table:table-cell>
          <table:table-cell table:number-columns-repeated="2"/>
        </table:table-row>
        <table:table-row table:style-name="ro1">
          <table:table-cell office:value-type="float" office:value="0.951982855796814" calcext:value-type="float">
            <text:p>0.951982855796814</text:p>
          </table:table-cell>
          <table:table-cell table:number-columns-repeated="2"/>
        </table:table-row>
        <table:table-row table:style-name="ro1">
          <table:table-cell office:value-type="float" office:value="0.95195722579956" calcext:value-type="float">
            <text:p>0.95195722579956</text:p>
          </table:table-cell>
          <table:table-cell table:number-columns-repeated="2"/>
        </table:table-row>
        <table:table-row table:style-name="ro1">
          <table:table-cell office:value-type="float" office:value="0.951883018016815" calcext:value-type="float">
            <text:p>0.951883018016815</text:p>
          </table:table-cell>
          <table:table-cell table:number-columns-repeated="2"/>
        </table:table-row>
        <table:table-row table:style-name="ro1">
          <table:table-cell office:value-type="float" office:value="0.95177161693573" calcext:value-type="float">
            <text:p>0.95177161693573</text:p>
          </table:table-cell>
          <table:table-cell table:number-columns-repeated="2"/>
        </table:table-row>
        <table:table-row table:style-name="ro1">
          <table:table-cell office:value-type="float" office:value="0.951757907867431" calcext:value-type="float">
            <text:p>0.951757907867431</text:p>
          </table:table-cell>
          <table:table-cell table:number-columns-repeated="2"/>
        </table:table-row>
        <table:table-row table:style-name="ro1">
          <table:table-cell office:value-type="float" office:value="0.951774775981903" calcext:value-type="float">
            <text:p>0.951774775981903</text:p>
          </table:table-cell>
          <table:table-cell table:number-columns-repeated="2"/>
        </table:table-row>
        <table:table-row table:style-name="ro1">
          <table:table-cell office:value-type="float" office:value="0.946957647800446" calcext:value-type="float">
            <text:p>0.946957647800446</text:p>
          </table:table-cell>
          <table:table-cell table:number-columns-repeated="2"/>
        </table:table-row>
        <table:table-row table:style-name="ro1">
          <table:table-cell office:value-type="float" office:value="0.946749150753021" calcext:value-type="float">
            <text:p>0.946749150753021</text:p>
          </table:table-cell>
          <table:table-cell table:number-columns-repeated="2"/>
        </table:table-row>
        <table:table-row table:style-name="ro1">
          <table:table-cell office:value-type="float" office:value="0.946934640407562" calcext:value-type="float">
            <text:p>0.946934640407562</text:p>
          </table:table-cell>
          <table:table-cell table:number-columns-repeated="2"/>
        </table:table-row>
        <table:table-row table:style-name="ro1">
          <table:table-cell office:value-type="float" office:value="0.945018827915192" calcext:value-type="float">
            <text:p>0.945018827915192</text:p>
          </table:table-cell>
          <table:table-cell table:number-columns-repeated="2"/>
        </table:table-row>
        <table:table-row table:style-name="ro1">
          <table:table-cell office:value-type="float" office:value="0.944931626319885" calcext:value-type="float">
            <text:p>0.944931626319885</text:p>
          </table:table-cell>
          <table:table-cell table:number-columns-repeated="2"/>
        </table:table-row>
        <table:table-row table:style-name="ro1">
          <table:table-cell office:value-type="float" office:value="0.944925785064697" calcext:value-type="float">
            <text:p>0.944925785064697</text:p>
          </table:table-cell>
          <table:table-cell table:number-columns-repeated="2"/>
        </table:table-row>
        <table:table-row table:style-name="ro1">
          <table:table-cell office:value-type="float" office:value="0.951449394226074" calcext:value-type="float">
            <text:p>0.951449394226074</text:p>
          </table:table-cell>
          <table:table-cell table:number-columns-repeated="2"/>
        </table:table-row>
        <table:table-row table:style-name="ro1">
          <table:table-cell office:value-type="float" office:value="0.951513051986694" calcext:value-type="float">
            <text:p>0.951513051986694</text:p>
          </table:table-cell>
          <table:table-cell table:number-columns-repeated="2"/>
        </table:table-row>
        <table:table-row table:style-name="ro1">
          <table:table-cell office:value-type="float" office:value="0.951525688171387" calcext:value-type="float">
            <text:p>0.951525688171387</text:p>
          </table:table-cell>
          <table:table-cell table:number-columns-repeated="2"/>
        </table:table-row>
        <table:table-row table:style-name="ro1">
          <table:table-cell office:value-type="float" office:value="0.954741060733795" calcext:value-type="float">
            <text:p>0.954741060733795</text:p>
          </table:table-cell>
          <table:table-cell table:number-columns-repeated="2"/>
        </table:table-row>
        <table:table-row table:style-name="ro1">
          <table:table-cell office:value-type="float" office:value="0.954743325710297" calcext:value-type="float">
            <text:p>0.954743325710297</text:p>
          </table:table-cell>
          <table:table-cell table:number-columns-repeated="2"/>
        </table:table-row>
        <table:table-row table:style-name="ro1">
          <table:table-cell office:value-type="float" office:value="0.954726278781891" calcext:value-type="float">
            <text:p>0.954726278781891</text:p>
          </table:table-cell>
          <table:table-cell table:number-columns-repeated="2"/>
        </table:table-row>
        <table:table-row table:style-name="ro1">
          <table:table-cell office:value-type="float" office:value="0.954829812049866" calcext:value-type="float">
            <text:p>0.954829812049866</text:p>
          </table:table-cell>
          <table:table-cell table:number-columns-repeated="2"/>
        </table:table-row>
        <table:table-row table:style-name="ro1">
          <table:table-cell office:value-type="float" office:value="0.954792618751526" calcext:value-type="float">
            <text:p>0.954792618751526</text:p>
          </table:table-cell>
          <table:table-cell table:number-columns-repeated="2"/>
        </table:table-row>
        <table:table-row table:style-name="ro1">
          <table:table-cell office:value-type="float" office:value="0.954785048961639" calcext:value-type="float">
            <text:p>0.954785048961639</text:p>
          </table:table-cell>
          <table:table-cell table:number-columns-repeated="2"/>
        </table:table-row>
        <table:table-row table:style-name="ro1">
          <table:table-cell office:value-type="float" office:value="0.953062653541565" calcext:value-type="float">
            <text:p>0.953062653541565</text:p>
          </table:table-cell>
          <table:table-cell table:number-columns-repeated="2"/>
        </table:table-row>
        <table:table-row table:style-name="ro1">
          <table:table-cell office:value-type="float" office:value="0.95306009054184" calcext:value-type="float">
            <text:p>0.95306009054184</text:p>
          </table:table-cell>
          <table:table-cell table:number-columns-repeated="2"/>
        </table:table-row>
        <table:table-row table:style-name="ro1">
          <table:table-cell office:value-type="float" office:value="0.95126461982727" calcext:value-type="float">
            <text:p>0.95126461982727</text:p>
          </table:table-cell>
          <table:table-cell table:number-columns-repeated="2"/>
        </table:table-row>
        <table:table-row table:style-name="ro1">
          <table:table-cell office:value-type="float" office:value="0.951272368431091" calcext:value-type="float">
            <text:p>0.951272368431091</text:p>
          </table:table-cell>
          <table:table-cell table:number-columns-repeated="2"/>
        </table:table-row>
        <table:table-row table:style-name="ro1">
          <table:table-cell office:value-type="float" office:value="0.951290369033814" calcext:value-type="float">
            <text:p>0.951290369033814</text:p>
          </table:table-cell>
          <table:table-cell table:number-columns-repeated="2"/>
        </table:table-row>
        <table:table-row table:style-name="ro1">
          <table:table-cell office:value-type="float" office:value="0.949784100055695" calcext:value-type="float">
            <text:p>0.949784100055695</text:p>
          </table:table-cell>
          <table:table-cell table:number-columns-repeated="2"/>
        </table:table-row>
        <table:table-row table:style-name="ro1">
          <table:table-cell office:value-type="float" office:value="0.949854910373688" calcext:value-type="float">
            <text:p>0.949854910373688</text:p>
          </table:table-cell>
          <table:table-cell table:number-columns-repeated="2"/>
        </table:table-row>
        <table:table-row table:style-name="ro1">
          <table:table-cell office:value-type="float" office:value="0.949901103973389" calcext:value-type="float">
            <text:p>0.949901103973389</text:p>
          </table:table-cell>
          <table:table-cell table:number-columns-repeated="2"/>
        </table:table-row>
        <table:table-row table:style-name="ro1">
          <table:table-cell office:value-type="float" office:value="0.949540019035339" calcext:value-type="float">
            <text:p>0.949540019035339</text:p>
          </table:table-cell>
          <table:table-cell table:number-columns-repeated="2"/>
        </table:table-row>
        <table:table-row table:style-name="ro1">
          <table:table-cell office:value-type="float" office:value="0.949559390544891" calcext:value-type="float">
            <text:p>0.949559390544891</text:p>
          </table:table-cell>
          <table:table-cell table:number-columns-repeated="2"/>
        </table:table-row>
        <table:table-row table:style-name="ro1">
          <table:table-cell office:value-type="float" office:value="0.949557840824127" calcext:value-type="float">
            <text:p>0.949557840824127</text:p>
          </table:table-cell>
          <table:table-cell table:number-columns-repeated="2"/>
        </table:table-row>
        <table:table-row table:style-name="ro1">
          <table:table-cell office:value-type="float" office:value="0.94886976480484" calcext:value-type="float">
            <text:p>0.94886976480484</text:p>
          </table:table-cell>
          <table:table-cell table:number-columns-repeated="2"/>
        </table:table-row>
        <table:table-row table:style-name="ro1">
          <table:table-cell office:value-type="float" office:value="0.948912024497986" calcext:value-type="float">
            <text:p>0.948912024497986</text:p>
          </table:table-cell>
          <table:table-cell table:number-columns-repeated="2"/>
        </table:table-row>
        <table:table-row table:style-name="ro1">
          <table:table-cell office:value-type="float" office:value="0.94891232252121" calcext:value-type="float">
            <text:p>0.94891232252121</text:p>
          </table:table-cell>
          <table:table-cell table:number-columns-repeated="2"/>
        </table:table-row>
        <table:table-row table:style-name="ro1">
          <table:table-cell office:value-type="float" office:value="0.947535276412964" calcext:value-type="float">
            <text:p>0.947535276412964</text:p>
          </table:table-cell>
          <table:table-cell table:number-columns-repeated="2"/>
        </table:table-row>
        <table:table-row table:style-name="ro1">
          <table:table-cell office:value-type="float" office:value="0.94750452041626" calcext:value-type="float">
            <text:p>0.94750452041626</text:p>
          </table:table-cell>
          <table:table-cell table:number-columns-repeated="2"/>
        </table:table-row>
        <table:table-row table:style-name="ro1">
          <table:table-cell office:value-type="float" office:value="0.947534203529358" calcext:value-type="float">
            <text:p>0.947534203529358</text:p>
          </table:table-cell>
          <table:table-cell table:number-columns-repeated="2"/>
        </table:table-row>
        <table:table-row table:style-name="ro1">
          <table:table-cell office:value-type="float" office:value="0.942140936851501" calcext:value-type="float">
            <text:p>0.942140936851501</text:p>
          </table:table-cell>
          <table:table-cell table:number-columns-repeated="2"/>
        </table:table-row>
        <table:table-row table:style-name="ro1">
          <table:table-cell office:value-type="float" office:value="0.9421226978302" calcext:value-type="float">
            <text:p>0.9421226978302</text:p>
          </table:table-cell>
          <table:table-cell table:number-columns-repeated="2"/>
        </table:table-row>
        <table:table-row table:style-name="ro1">
          <table:table-cell office:value-type="float" office:value="0.942164778709412" calcext:value-type="float">
            <text:p>0.942164778709412</text:p>
          </table:table-cell>
          <table:table-cell table:number-columns-repeated="2"/>
        </table:table-row>
        <table:table-row table:style-name="ro1">
          <table:table-cell office:value-type="float" office:value="0.946192741394043" calcext:value-type="float">
            <text:p>0.946192741394043</text:p>
          </table:table-cell>
          <table:table-cell table:number-columns-repeated="2"/>
        </table:table-row>
        <table:table-row table:style-name="ro1">
          <table:table-cell office:value-type="float" office:value="0.946095764636993" calcext:value-type="float">
            <text:p>0.946095764636993</text:p>
          </table:table-cell>
          <table:table-cell table:number-columns-repeated="2"/>
        </table:table-row>
        <table:table-row table:style-name="ro1">
          <table:table-cell office:value-type="float" office:value="0.946160733699799" calcext:value-type="float">
            <text:p>0.946160733699799</text:p>
          </table:table-cell>
          <table:table-cell table:number-columns-repeated="2"/>
        </table:table-row>
        <table:table-row table:style-name="ro1">
          <table:table-cell office:value-type="float" office:value="0.944106936454773" calcext:value-type="float">
            <text:p>0.944106936454773</text:p>
          </table:table-cell>
          <table:table-cell table:number-columns-repeated="2"/>
        </table:table-row>
        <table:table-row table:style-name="ro1">
          <table:table-cell office:value-type="float" office:value="0.944198310375214" calcext:value-type="float">
            <text:p>0.944198310375214</text:p>
          </table:table-cell>
          <table:table-cell table:number-columns-repeated="2"/>
        </table:table-row>
        <table:table-row table:style-name="ro1">
          <table:table-cell office:value-type="float" office:value="0.943933129310608" calcext:value-type="float">
            <text:p>0.943933129310608</text:p>
          </table:table-cell>
          <table:table-cell table:number-columns-repeated="2"/>
        </table:table-row>
        <table:table-row table:style-name="ro1">
          <table:table-cell office:value-type="float" office:value="0.93781453371048" calcext:value-type="float">
            <text:p>0.93781453371048</text:p>
          </table:table-cell>
          <table:table-cell table:number-columns-repeated="2"/>
        </table:table-row>
        <table:table-row table:style-name="ro1">
          <table:table-cell office:value-type="float" office:value="0.937824189662933" calcext:value-type="float">
            <text:p>0.937824189662933</text:p>
          </table:table-cell>
          <table:table-cell table:number-columns-repeated="2"/>
        </table:table-row>
        <table:table-row table:style-name="ro1">
          <table:table-cell office:value-type="float" office:value="0.937840461730957" calcext:value-type="float">
            <text:p>0.937840461730957</text:p>
          </table:table-cell>
          <table:table-cell table:number-columns-repeated="2"/>
        </table:table-row>
        <table:table-row table:style-name="ro1">
          <table:table-cell office:value-type="float" office:value="0.938376486301422" calcext:value-type="float">
            <text:p>0.938376486301422</text:p>
          </table:table-cell>
          <table:table-cell table:number-columns-repeated="2"/>
        </table:table-row>
        <table:table-row table:style-name="ro1">
          <table:table-cell office:value-type="float" office:value="0.938365697860718" calcext:value-type="float">
            <text:p>0.938365697860718</text:p>
          </table:table-cell>
          <table:table-cell table:number-columns-repeated="2"/>
        </table:table-row>
        <table:table-row table:style-name="ro1">
          <table:table-cell office:value-type="float" office:value="0.938642978668213" calcext:value-type="float">
            <text:p>0.938642978668213</text:p>
          </table:table-cell>
          <table:table-cell table:number-columns-repeated="2"/>
        </table:table-row>
        <table:table-row table:style-name="ro1">
          <table:table-cell office:value-type="float" office:value="0.938590168952942" calcext:value-type="float">
            <text:p>0.938590168952942</text:p>
          </table:table-cell>
          <table:table-cell table:number-columns-repeated="2"/>
        </table:table-row>
        <table:table-row table:style-name="ro1">
          <table:table-cell office:value-type="float" office:value="0.938711106777191" calcext:value-type="float">
            <text:p>0.938711106777191</text:p>
          </table:table-cell>
          <table:table-cell table:number-columns-repeated="2"/>
        </table:table-row>
        <table:table-row table:style-name="ro1">
          <table:table-cell office:value-type="float" office:value="0.946161687374115" calcext:value-type="float">
            <text:p>0.946161687374115</text:p>
          </table:table-cell>
          <table:table-cell table:number-columns-repeated="2"/>
        </table:table-row>
        <table:table-row table:style-name="ro1">
          <table:table-cell office:value-type="float" office:value="0.946145951747894" calcext:value-type="float">
            <text:p>0.946145951747894</text:p>
          </table:table-cell>
          <table:table-cell table:number-columns-repeated="2"/>
        </table:table-row>
        <table:table-row table:style-name="ro1">
          <table:table-cell office:value-type="float" office:value="0.946226000785827" calcext:value-type="float">
            <text:p>0.946226000785827</text:p>
          </table:table-cell>
          <table:table-cell table:number-columns-repeated="2"/>
        </table:table-row>
        <table:table-row table:style-name="ro1">
          <table:table-cell office:value-type="float" office:value="0.94798195362091" calcext:value-type="float">
            <text:p>0.94798195362091</text:p>
          </table:table-cell>
          <table:table-cell table:number-columns-repeated="2"/>
        </table:table-row>
        <table:table-row table:style-name="ro1">
          <table:table-cell office:value-type="float" office:value="0.948090553283691" calcext:value-type="float">
            <text:p>0.948090553283691</text:p>
          </table:table-cell>
          <table:table-cell table:number-columns-repeated="2"/>
        </table:table-row>
        <table:table-row table:style-name="ro1">
          <table:table-cell office:value-type="float" office:value="0.948083937168121" calcext:value-type="float">
            <text:p>0.948083937168121</text:p>
          </table:table-cell>
          <table:table-cell table:number-columns-repeated="2"/>
        </table:table-row>
        <table:table-row table:style-name="ro1">
          <table:table-cell office:value-type="float" office:value="0.952038943767548" calcext:value-type="float">
            <text:p>0.952038943767548</text:p>
          </table:table-cell>
          <table:table-cell table:number-columns-repeated="2"/>
        </table:table-row>
        <table:table-row table:style-name="ro1">
          <table:table-cell office:value-type="float" office:value="0.952061653137207" calcext:value-type="float">
            <text:p>0.952061653137207</text:p>
          </table:table-cell>
          <table:table-cell table:number-columns-repeated="2"/>
        </table:table-row>
        <table:table-row table:style-name="ro1">
          <table:table-cell office:value-type="float" office:value="0.952054560184479" calcext:value-type="float">
            <text:p>0.952054560184479</text:p>
          </table:table-cell>
          <table:table-cell table:number-columns-repeated="2"/>
        </table:table-row>
        <table:table-row table:style-name="ro1">
          <table:table-cell office:value-type="float" office:value="0.950457990169525" calcext:value-type="float">
            <text:p>0.950457990169525</text:p>
          </table:table-cell>
          <table:table-cell table:number-columns-repeated="2"/>
        </table:table-row>
        <table:table-row table:style-name="ro1">
          <table:table-cell office:value-type="float" office:value="0.950490117073059" calcext:value-type="float">
            <text:p>0.950490117073059</text:p>
          </table:table-cell>
          <table:table-cell table:number-columns-repeated="2"/>
        </table:table-row>
        <table:table-row table:style-name="ro1">
          <table:table-cell office:value-type="float" office:value="0.950471818447113" calcext:value-type="float">
            <text:p>0.950471818447113</text:p>
          </table:table-cell>
          <table:table-cell table:number-columns-repeated="2"/>
        </table:table-row>
        <table:table-row table:style-name="ro1">
          <table:table-cell office:value-type="float" office:value="0.952132940292358" calcext:value-type="float">
            <text:p>0.952132940292358</text:p>
          </table:table-cell>
          <table:table-cell table:number-columns-repeated="2"/>
        </table:table-row>
        <table:table-row table:style-name="ro1">
          <table:table-cell office:value-type="float" office:value="0.952073037624359" calcext:value-type="float">
            <text:p>0.952073037624359</text:p>
          </table:table-cell>
          <table:table-cell table:number-columns-repeated="2"/>
        </table:table-row>
        <table:table-row table:style-name="ro1">
          <table:table-cell office:value-type="float" office:value="0.952072978019714" calcext:value-type="float">
            <text:p>0.952072978019714</text:p>
          </table:table-cell>
          <table:table-cell table:number-columns-repeated="2"/>
        </table:table-row>
        <table:table-row table:style-name="ro1">
          <table:table-cell office:value-type="float" office:value="0.953310489654541" calcext:value-type="float">
            <text:p>0.953310489654541</text:p>
          </table:table-cell>
          <table:table-cell table:number-columns-repeated="2"/>
        </table:table-row>
        <table:table-row table:style-name="ro1">
          <table:table-cell office:value-type="float" office:value="0.953356862068176" calcext:value-type="float">
            <text:p>0.953356862068176</text:p>
          </table:table-cell>
          <table:table-cell table:number-columns-repeated="2"/>
        </table:table-row>
        <table:table-row table:style-name="ro1">
          <table:table-cell office:value-type="float" office:value="0.953350186347961" calcext:value-type="float">
            <text:p>0.953350186347961</text:p>
          </table:table-cell>
          <table:table-cell table:number-columns-repeated="2"/>
        </table:table-row>
        <table:table-row table:style-name="ro1">
          <table:table-cell office:value-type="float" office:value="0.957156419754028" calcext:value-type="float">
            <text:p>0.957156419754028</text:p>
          </table:table-cell>
          <table:table-cell table:number-columns-repeated="2"/>
        </table:table-row>
        <table:table-row table:style-name="ro1">
          <table:table-cell office:value-type="float" office:value="0.957064032554626" calcext:value-type="float">
            <text:p>0.957064032554626</text:p>
          </table:table-cell>
          <table:table-cell table:number-columns-repeated="2"/>
        </table:table-row>
        <table:table-row table:style-name="ro1">
          <table:table-cell office:value-type="float" office:value="0.957050502300262" calcext:value-type="float">
            <text:p>0.957050502300262</text:p>
          </table:table-cell>
          <table:table-cell table:number-columns-repeated="2"/>
        </table:table-row>
        <table:table-row table:style-name="ro1">
          <table:table-cell office:value-type="float" office:value="0.954074740409851" calcext:value-type="float">
            <text:p>0.954074740409851</text:p>
          </table:table-cell>
          <table:table-cell table:number-columns-repeated="2"/>
        </table:table-row>
        <table:table-row table:style-name="ro1">
          <table:table-cell office:value-type="float" office:value="0.954063355922699" calcext:value-type="float">
            <text:p>0.954063355922699</text:p>
          </table:table-cell>
          <table:table-cell table:number-columns-repeated="2"/>
        </table:table-row>
        <table:table-row table:style-name="ro1">
          <table:table-cell office:value-type="float" office:value="0.954138875007629" calcext:value-type="float">
            <text:p>0.954138875007629</text:p>
          </table:table-cell>
          <table:table-cell table:number-columns-repeated="2"/>
        </table:table-row>
        <table:table-row table:style-name="ro1">
          <table:table-cell office:value-type="float" office:value="0.954308092594147" calcext:value-type="float">
            <text:p>0.954308092594147</text:p>
          </table:table-cell>
          <table:table-cell table:number-columns-repeated="2"/>
        </table:table-row>
        <table:table-row table:style-name="ro1">
          <table:table-cell office:value-type="float" office:value="0.954291999340057" calcext:value-type="float">
            <text:p>0.954291999340057</text:p>
          </table:table-cell>
          <table:table-cell table:number-columns-repeated="2"/>
        </table:table-row>
        <table:table-row table:style-name="ro1">
          <table:table-cell office:value-type="float" office:value="0.962522208690643" calcext:value-type="float">
            <text:p>0.962522208690643</text:p>
          </table:table-cell>
          <table:table-cell table:number-columns-repeated="2"/>
        </table:table-row>
        <table:table-row table:style-name="ro1">
          <table:table-cell office:value-type="float" office:value="0.962706446647644" calcext:value-type="float">
            <text:p>0.962706446647644</text:p>
          </table:table-cell>
          <table:table-cell table:number-columns-repeated="2"/>
        </table:table-row>
        <table:table-row table:style-name="ro1">
          <table:table-cell office:value-type="float" office:value="0.962724685668945" calcext:value-type="float">
            <text:p>0.962724685668945</text:p>
          </table:table-cell>
          <table:table-cell table:number-columns-repeated="2"/>
        </table:table-row>
        <table:table-row table:style-name="ro1">
          <table:table-cell office:value-type="float" office:value="0.954652369022369" calcext:value-type="float">
            <text:p>0.954652369022369</text:p>
          </table:table-cell>
          <table:table-cell table:number-columns-repeated="2"/>
        </table:table-row>
        <table:table-row table:style-name="ro1">
          <table:table-cell office:value-type="float" office:value="0.954545795917511" calcext:value-type="float">
            <text:p>0.954545795917511</text:p>
          </table:table-cell>
          <table:table-cell table:number-columns-repeated="2"/>
        </table:table-row>
        <table:table-row table:style-name="ro1">
          <table:table-cell office:value-type="float" office:value="0.954602837562561" calcext:value-type="float">
            <text:p>0.954602837562561</text:p>
          </table:table-cell>
          <table:table-cell table:number-columns-repeated="2"/>
        </table:table-row>
        <table:table-row table:style-name="ro1">
          <table:table-cell office:value-type="float" office:value="0.95421552658081" calcext:value-type="float">
            <text:p>0.95421552658081</text:p>
          </table:table-cell>
          <table:table-cell table:number-columns-repeated="2"/>
        </table:table-row>
        <table:table-row table:style-name="ro1">
          <table:table-cell office:value-type="float" office:value="0.954208135604858" calcext:value-type="float">
            <text:p>0.954208135604858</text:p>
          </table:table-cell>
          <table:table-cell table:number-columns-repeated="2"/>
        </table:table-row>
        <table:table-row table:style-name="ro1">
          <table:table-cell office:value-type="float" office:value="0.954220831394196" calcext:value-type="float">
            <text:p>0.954220831394196</text:p>
          </table:table-cell>
          <table:table-cell table:number-columns-repeated="2"/>
        </table:table-row>
        <table:table-row table:style-name="ro1">
          <table:table-cell office:value-type="float" office:value="0.955911576747894" calcext:value-type="float">
            <text:p>0.955911576747894</text:p>
          </table:table-cell>
          <table:table-cell table:number-columns-repeated="2"/>
        </table:table-row>
        <table:table-row table:style-name="ro1">
          <table:table-cell office:value-type="float" office:value="0.955866873264313" calcext:value-type="float">
            <text:p>0.955866873264313</text:p>
          </table:table-cell>
          <table:table-cell table:number-columns-repeated="2"/>
        </table:table-row>
        <table:table-row table:style-name="ro1">
          <table:table-cell office:value-type="float" office:value="0.955984234809876" calcext:value-type="float">
            <text:p>0.955984234809876</text:p>
          </table:table-cell>
          <table:table-cell table:number-columns-repeated="2"/>
        </table:table-row>
        <table:table-row table:style-name="ro1">
          <table:table-cell office:value-type="float" office:value="0.936046957969666" calcext:value-type="float">
            <text:p>0.936046957969666</text:p>
          </table:table-cell>
          <table:table-cell table:number-columns-repeated="2"/>
        </table:table-row>
        <table:table-row table:style-name="ro1">
          <table:table-cell office:value-type="float" office:value="0.935906112194061" calcext:value-type="float">
            <text:p>0.935906112194061</text:p>
          </table:table-cell>
          <table:table-cell table:number-columns-repeated="2"/>
        </table:table-row>
        <table:table-row table:style-name="ro1">
          <table:table-cell office:value-type="float" office:value="0.934578597545624" calcext:value-type="float">
            <text:p>0.934578597545624</text:p>
          </table:table-cell>
          <table:table-cell table:number-columns-repeated="2"/>
        </table:table-row>
        <table:table-row table:style-name="ro1">
          <table:table-cell office:value-type="float" office:value="0.949688017368317" calcext:value-type="float">
            <text:p>0.949688017368317</text:p>
          </table:table-cell>
          <table:table-cell table:number-columns-repeated="2"/>
        </table:table-row>
        <table:table-row table:style-name="ro1">
          <table:table-cell office:value-type="float" office:value="0.949702501296997" calcext:value-type="float">
            <text:p>0.949702501296997</text:p>
          </table:table-cell>
          <table:table-cell table:number-columns-repeated="2"/>
        </table:table-row>
        <table:table-row table:style-name="ro1">
          <table:table-cell office:value-type="float" office:value="0.949677467346191" calcext:value-type="float">
            <text:p>0.949677467346191</text:p>
          </table:table-cell>
          <table:table-cell table:number-columns-repeated="2"/>
        </table:table-row>
        <table:table-row table:style-name="ro1">
          <table:table-cell office:value-type="float" office:value="0.963370084762573" calcext:value-type="float">
            <text:p>0.963370084762573</text:p>
          </table:table-cell>
          <table:table-cell table:number-columns-repeated="2"/>
        </table:table-row>
        <table:table-row table:style-name="ro1">
          <table:table-cell office:value-type="float" office:value="0.963346600532532" calcext:value-type="float">
            <text:p>0.963346600532532</text:p>
          </table:table-cell>
          <table:table-cell table:number-columns-repeated="2"/>
        </table:table-row>
        <table:table-row table:style-name="ro1">
          <table:table-cell office:value-type="float" office:value="0.963315963745117" calcext:value-type="float">
            <text:p>0.963315963745117</text:p>
          </table:table-cell>
          <table:table-cell table:number-columns-repeated="2"/>
        </table:table-row>
        <table:table-row table:style-name="ro1">
          <table:table-cell office:value-type="float" office:value="0.95669412612915" calcext:value-type="float">
            <text:p>0.95669412612915</text:p>
          </table:table-cell>
          <table:table-cell table:number-columns-repeated="2"/>
        </table:table-row>
        <table:table-row table:style-name="ro1">
          <table:table-cell office:value-type="float" office:value="0.956693649291992" calcext:value-type="float">
            <text:p>0.956693649291992</text:p>
          </table:table-cell>
          <table:table-cell table:number-columns-repeated="2"/>
        </table:table-row>
        <table:table-row table:style-name="ro1">
          <table:table-cell office:value-type="float" office:value="0.956709504127502" calcext:value-type="float">
            <text:p>0.956709504127502</text:p>
          </table:table-cell>
          <table:table-cell table:number-columns-repeated="2"/>
        </table:table-row>
        <table:table-row table:style-name="ro1">
          <table:table-cell office:value-type="float" office:value="0.952268004417419" calcext:value-type="float">
            <text:p>0.952268004417419</text:p>
          </table:table-cell>
          <table:table-cell table:number-columns-repeated="2"/>
        </table:table-row>
        <table:table-row table:style-name="ro1">
          <table:table-cell office:value-type="float" office:value="0.952179670333862" calcext:value-type="float">
            <text:p>0.952179670333862</text:p>
          </table:table-cell>
          <table:table-cell table:number-columns-repeated="2"/>
        </table:table-row>
        <table:table-row table:style-name="ro1">
          <table:table-cell office:value-type="float" office:value="0.952142536640167" calcext:value-type="float">
            <text:p>0.952142536640167</text:p>
          </table:table-cell>
          <table:table-cell table:number-columns-repeated="2"/>
        </table:table-row>
        <table:table-row table:style-name="ro1">
          <table:table-cell office:value-type="float" office:value="0.954894542694092" calcext:value-type="float">
            <text:p>0.954894542694092</text:p>
          </table:table-cell>
          <table:table-cell table:number-columns-repeated="2"/>
        </table:table-row>
        <table:table-row table:style-name="ro1">
          <table:table-cell office:value-type="float" office:value="0.955045521259308" calcext:value-type="float">
            <text:p>0.955045521259308</text:p>
          </table:table-cell>
          <table:table-cell table:number-columns-repeated="2"/>
        </table:table-row>
        <table:table-row table:style-name="ro1">
          <table:table-cell office:value-type="float" office:value="0.962996304035187" calcext:value-type="float">
            <text:p>0.962996304035187</text:p>
          </table:table-cell>
          <table:table-cell table:number-columns-repeated="2"/>
        </table:table-row>
        <table:table-row table:style-name="ro1">
          <table:table-cell office:value-type="float" office:value="0.962979972362518" calcext:value-type="float">
            <text:p>0.962979972362518</text:p>
          </table:table-cell>
          <table:table-cell table:number-columns-repeated="2"/>
        </table:table-row>
        <table:table-row table:style-name="ro1">
          <table:table-cell office:value-type="float" office:value="0.962985396385193" calcext:value-type="float">
            <text:p>0.962985396385193</text:p>
          </table:table-cell>
          <table:table-cell table:number-columns-repeated="2"/>
        </table:table-row>
        <table:table-row table:style-name="ro1">
          <table:table-cell office:value-type="float" office:value="0.966365575790405" calcext:value-type="float">
            <text:p>0.966365575790405</text:p>
          </table:table-cell>
          <table:table-cell table:number-columns-repeated="2"/>
        </table:table-row>
        <table:table-row table:style-name="ro1">
          <table:table-cell office:value-type="float" office:value="0.966283857822418" calcext:value-type="float">
            <text:p>0.966283857822418</text:p>
          </table:table-cell>
          <table:table-cell table:number-columns-repeated="2"/>
        </table:table-row>
        <table:table-row table:style-name="ro1">
          <table:table-cell office:value-type="float" office:value="0.966303884983063" calcext:value-type="float">
            <text:p>0.966303884983063</text:p>
          </table:table-cell>
          <table:table-cell table:number-columns-repeated="2"/>
        </table:table-row>
        <table:table-row table:style-name="ro1">
          <table:table-cell office:value-type="float" office:value="0.964950621128082" calcext:value-type="float">
            <text:p>0.964950621128082</text:p>
          </table:table-cell>
          <table:table-cell table:number-columns-repeated="2"/>
        </table:table-row>
        <table:table-row table:style-name="ro1">
          <table:table-cell office:value-type="float" office:value="0.964951276779175" calcext:value-type="float">
            <text:p>0.964951276779175</text:p>
          </table:table-cell>
          <table:table-cell table:number-columns-repeated="2"/>
        </table:table-row>
        <table:table-row table:style-name="ro1">
          <table:table-cell office:value-type="float" office:value="0.96504282951355" calcext:value-type="float">
            <text:p>0.96504282951355</text:p>
          </table:table-cell>
          <table:table-cell table:number-columns-repeated="2"/>
        </table:table-row>
        <table:table-row table:style-name="ro1">
          <table:table-cell office:value-type="float" office:value="0.963858962059021" calcext:value-type="float">
            <text:p>0.963858962059021</text:p>
          </table:table-cell>
          <table:table-cell table:number-columns-repeated="2"/>
        </table:table-row>
        <table:table-row table:style-name="ro1">
          <table:table-cell office:value-type="float" office:value="0.963933885097504" calcext:value-type="float">
            <text:p>0.963933885097504</text:p>
          </table:table-cell>
          <table:table-cell table:number-columns-repeated="2"/>
        </table:table-row>
        <table:table-row table:style-name="ro1">
          <table:table-cell office:value-type="float" office:value="0.964076817035675" calcext:value-type="float">
            <text:p>0.964076817035675</text:p>
          </table:table-cell>
          <table:table-cell table:number-columns-repeated="2"/>
        </table:table-row>
        <table:table-row table:style-name="ro1">
          <table:table-cell office:value-type="float" office:value="0.965333521366119" calcext:value-type="float">
            <text:p>0.965333521366119</text:p>
          </table:table-cell>
          <table:table-cell table:number-columns-repeated="2"/>
        </table:table-row>
        <table:table-row table:style-name="ro1">
          <table:table-cell office:value-type="float" office:value="0.96531730890274" calcext:value-type="float">
            <text:p>0.96531730890274</text:p>
          </table:table-cell>
          <table:table-cell table:number-columns-repeated="2"/>
        </table:table-row>
        <table:table-row table:style-name="ro1">
          <table:table-cell office:value-type="float" office:value="0.96528685092926" calcext:value-type="float">
            <text:p>0.96528685092926</text:p>
          </table:table-cell>
          <table:table-cell table:number-columns-repeated="2"/>
        </table:table-row>
        <table:table-row table:style-name="ro1">
          <table:table-cell office:value-type="float" office:value="0.959824502468109" calcext:value-type="float">
            <text:p>0.959824502468109</text:p>
          </table:table-cell>
          <table:table-cell table:number-columns-repeated="2"/>
        </table:table-row>
        <table:table-row table:style-name="ro1">
          <table:table-cell office:value-type="float" office:value="0.959782838821411" calcext:value-type="float">
            <text:p>0.959782838821411</text:p>
          </table:table-cell>
          <table:table-cell table:number-columns-repeated="2"/>
        </table:table-row>
        <table:table-row table:style-name="ro1">
          <table:table-cell office:value-type="float" office:value="0.959833860397339" calcext:value-type="float">
            <text:p>0.959833860397339</text:p>
          </table:table-cell>
          <table:table-cell table:number-columns-repeated="2"/>
        </table:table-row>
        <table:table-row table:style-name="ro1">
          <table:table-cell office:value-type="float" office:value="0.960769593715668" calcext:value-type="float">
            <text:p>0.960769593715668</text:p>
          </table:table-cell>
          <table:table-cell table:number-columns-repeated="2"/>
        </table:table-row>
        <table:table-row table:style-name="ro1">
          <table:table-cell office:value-type="float" office:value="0.960810363292694" calcext:value-type="float">
            <text:p>0.960810363292694</text:p>
          </table:table-cell>
          <table:table-cell table:number-columns-repeated="2"/>
        </table:table-row>
        <table:table-row table:style-name="ro1">
          <table:table-cell office:value-type="float" office:value="0.960850954055786" calcext:value-type="float">
            <text:p>0.960850954055786</text:p>
          </table:table-cell>
          <table:table-cell table:number-columns-repeated="2"/>
        </table:table-row>
        <table:table-row table:style-name="ro1">
          <table:table-cell office:value-type="float" office:value="0.959792375564575" calcext:value-type="float">
            <text:p>0.959792375564575</text:p>
          </table:table-cell>
          <table:table-cell table:number-columns-repeated="2"/>
        </table:table-row>
        <table:table-row table:style-name="ro1">
          <table:table-cell office:value-type="float" office:value="0.959792494773865" calcext:value-type="float">
            <text:p>0.959792494773865</text:p>
          </table:table-cell>
          <table:table-cell table:number-columns-repeated="2"/>
        </table:table-row>
        <table:table-row table:style-name="ro1">
          <table:table-cell office:value-type="float" office:value="0.959866404533386" calcext:value-type="float">
            <text:p>0.959866404533386</text:p>
          </table:table-cell>
          <table:table-cell table:number-columns-repeated="2"/>
        </table:table-row>
        <table:table-row table:style-name="ro1">
          <table:table-cell office:value-type="float" office:value="0.96060711145401" calcext:value-type="float">
            <text:p>0.96060711145401</text:p>
          </table:table-cell>
          <table:table-cell table:number-columns-repeated="2"/>
        </table:table-row>
        <table:table-row table:style-name="ro1">
          <table:table-cell office:value-type="float" office:value="0.956793785095215" calcext:value-type="float">
            <text:p>0.956793785095215</text:p>
          </table:table-cell>
          <table:table-cell table:number-columns-repeated="2"/>
        </table:table-row>
        <table:table-row table:style-name="ro1">
          <table:table-cell office:value-type="float" office:value="0.956689536571503" calcext:value-type="float">
            <text:p>0.956689536571503</text:p>
          </table:table-cell>
          <table:table-cell table:number-columns-repeated="2"/>
        </table:table-row>
        <table:table-row table:style-name="ro1">
          <table:table-cell office:value-type="float" office:value="0.952027797698975" calcext:value-type="float">
            <text:p>0.952027797698975</text:p>
          </table:table-cell>
          <table:table-cell table:number-columns-repeated="2"/>
        </table:table-row>
        <table:table-row table:style-name="ro1">
          <table:table-cell office:value-type="float" office:value="0.952023327350616" calcext:value-type="float">
            <text:p>0.952023327350616</text:p>
          </table:table-cell>
          <table:table-cell table:number-columns-repeated="2"/>
        </table:table-row>
        <table:table-row table:style-name="ro1">
          <table:table-cell office:value-type="float" office:value="0.956651389598846" calcext:value-type="float">
            <text:p>0.956651389598846</text:p>
          </table:table-cell>
          <table:table-cell table:number-columns-repeated="2"/>
        </table:table-row>
        <table:table-row table:style-name="ro1">
          <table:table-cell office:value-type="float" office:value="0.956641376018524" calcext:value-type="float">
            <text:p>0.956641376018524</text:p>
          </table:table-cell>
          <table:table-cell table:number-columns-repeated="2"/>
        </table:table-row>
        <table:table-row table:style-name="ro1">
          <table:table-cell office:value-type="float" office:value="0.956675410270691" calcext:value-type="float">
            <text:p>0.956675410270691</text:p>
          </table:table-cell>
          <table:table-cell table:number-columns-repeated="2"/>
        </table:table-row>
        <table:table-row table:style-name="ro1">
          <table:table-cell office:value-type="float" office:value="0.94051057100296" calcext:value-type="float">
            <text:p>0.94051057100296</text:p>
          </table:table-cell>
          <table:table-cell table:number-columns-repeated="2"/>
        </table:table-row>
        <table:table-row table:style-name="ro1">
          <table:table-cell office:value-type="float" office:value="0.940567791461945" calcext:value-type="float">
            <text:p>0.940567791461945</text:p>
          </table:table-cell>
          <table:table-cell table:number-columns-repeated="2"/>
        </table:table-row>
        <table:table-row table:style-name="ro1">
          <table:table-cell office:value-type="float" office:value="0.940598607063293" calcext:value-type="float">
            <text:p>0.940598607063293</text:p>
          </table:table-cell>
          <table:table-cell table:number-columns-repeated="2"/>
        </table:table-row>
        <table:table-row table:style-name="ro1">
          <table:table-cell office:value-type="float" office:value="0.959583699703217" calcext:value-type="float">
            <text:p>0.959583699703217</text:p>
          </table:table-cell>
          <table:table-cell table:number-columns-repeated="2"/>
        </table:table-row>
        <table:table-row table:style-name="ro1">
          <table:table-cell office:value-type="float" office:value="0.959554553031921" calcext:value-type="float">
            <text:p>0.959554553031921</text:p>
          </table:table-cell>
          <table:table-cell table:number-columns-repeated="2"/>
        </table:table-row>
        <table:table-row table:style-name="ro1">
          <table:table-cell office:value-type="float" office:value="0.959552526473999" calcext:value-type="float">
            <text:p>0.959552526473999</text:p>
          </table:table-cell>
          <table:table-cell table:number-columns-repeated="2"/>
        </table:table-row>
        <table:table-row table:style-name="ro1">
          <table:table-cell office:value-type="float" office:value="0.965143322944641" calcext:value-type="float">
            <text:p>0.965143322944641</text:p>
          </table:table-cell>
          <table:table-cell table:number-columns-repeated="2"/>
        </table:table-row>
        <table:table-row table:style-name="ro1">
          <table:table-cell office:value-type="float" office:value="0.96525639295578" calcext:value-type="float">
            <text:p>0.96525639295578</text:p>
          </table:table-cell>
          <table:table-cell table:number-columns-repeated="2"/>
        </table:table-row>
        <table:table-row table:style-name="ro1">
          <table:table-cell office:value-type="float" office:value="0.965207636356354" calcext:value-type="float">
            <text:p>0.965207636356354</text:p>
          </table:table-cell>
          <table:table-cell table:number-columns-repeated="2"/>
        </table:table-row>
        <table:table-row table:style-name="ro1">
          <table:table-cell office:value-type="float" office:value="0.964624166488647" calcext:value-type="float">
            <text:p>0.964624166488647</text:p>
          </table:table-cell>
          <table:table-cell table:number-columns-repeated="2"/>
        </table:table-row>
        <table:table-row table:style-name="ro1">
          <table:table-cell office:value-type="float" office:value="0.964650690555572" calcext:value-type="float">
            <text:p>0.964650690555572</text:p>
          </table:table-cell>
          <table:table-cell table:number-columns-repeated="2"/>
        </table:table-row>
        <table:table-row table:style-name="ro1">
          <table:table-cell office:value-type="float" office:value="0.964577913284302" calcext:value-type="float">
            <text:p>0.964577913284302</text:p>
          </table:table-cell>
          <table:table-cell table:number-columns-repeated="2"/>
        </table:table-row>
        <table:table-row table:style-name="ro1">
          <table:table-cell office:value-type="float" office:value="0.963182091712952" calcext:value-type="float">
            <text:p>0.963182091712952</text:p>
          </table:table-cell>
          <table:table-cell table:number-columns-repeated="2"/>
        </table:table-row>
        <table:table-row table:style-name="ro1">
          <table:table-cell office:value-type="float" office:value="0.963185727596283" calcext:value-type="float">
            <text:p>0.963185727596283</text:p>
          </table:table-cell>
          <table:table-cell table:number-columns-repeated="2"/>
        </table:table-row>
        <table:table-row table:style-name="ro1">
          <table:table-cell office:value-type="float" office:value="0.963166534900665" calcext:value-type="float">
            <text:p>0.963166534900665</text:p>
          </table:table-cell>
          <table:table-cell table:number-columns-repeated="2"/>
        </table:table-row>
        <table:table-row table:style-name="ro1">
          <table:table-cell office:value-type="float" office:value="0.958328127861023" calcext:value-type="float">
            <text:p>0.958328127861023</text:p>
          </table:table-cell>
          <table:table-cell table:number-columns-repeated="2"/>
        </table:table-row>
        <table:table-row table:style-name="ro1">
          <table:table-cell office:value-type="float" office:value="0.958324372768402" calcext:value-type="float">
            <text:p>0.958324372768402</text:p>
          </table:table-cell>
          <table:table-cell table:number-columns-repeated="2"/>
        </table:table-row>
        <table:table-row table:style-name="ro1">
          <table:table-cell office:value-type="float" office:value="0.958286821842194" calcext:value-type="float">
            <text:p>0.958286821842194</text:p>
          </table:table-cell>
          <table:table-cell table:number-columns-repeated="2"/>
        </table:table-row>
        <table:table-row table:style-name="ro1">
          <table:table-cell office:value-type="float" office:value="0.952515244483948" calcext:value-type="float">
            <text:p>0.952515244483948</text:p>
          </table:table-cell>
          <table:table-cell table:number-columns-repeated="2"/>
        </table:table-row>
        <table:table-row table:style-name="ro1">
          <table:table-cell office:value-type="float" office:value="0.952522099018097" calcext:value-type="float">
            <text:p>0.952522099018097</text:p>
          </table:table-cell>
          <table:table-cell table:number-columns-repeated="2"/>
        </table:table-row>
        <table:table-row table:style-name="ro1">
          <table:table-cell office:value-type="float" office:value="0.952547013759613" calcext:value-type="float">
            <text:p>0.952547013759613</text:p>
          </table:table-cell>
          <table:table-cell table:number-columns-repeated="2"/>
        </table:table-row>
        <table:table-row table:style-name="ro1">
          <table:table-cell office:value-type="float" office:value="0.957071363925934" calcext:value-type="float">
            <text:p>0.957071363925934</text:p>
          </table:table-cell>
          <table:table-cell table:number-columns-repeated="2"/>
        </table:table-row>
        <table:table-row table:style-name="ro1">
          <table:table-cell office:value-type="float" office:value="0.957041203975678" calcext:value-type="float">
            <text:p>0.957041203975678</text:p>
          </table:table-cell>
          <table:table-cell table:number-columns-repeated="2"/>
        </table:table-row>
        <table:table-row table:style-name="ro1">
          <table:table-cell office:value-type="float" office:value="0.957081496715546" calcext:value-type="float">
            <text:p>0.957081496715546</text:p>
          </table:table-cell>
          <table:table-cell table:number-columns-repeated="2"/>
        </table:table-row>
        <table:table-row table:style-name="ro1">
          <table:table-cell office:value-type="float" office:value="0.94683837890625" calcext:value-type="float">
            <text:p>0.94683837890625</text:p>
          </table:table-cell>
          <table:table-cell table:number-columns-repeated="2"/>
        </table:table-row>
        <table:table-row table:style-name="ro1">
          <table:table-cell office:value-type="float" office:value="0.946726143360138" calcext:value-type="float">
            <text:p>0.946726143360138</text:p>
          </table:table-cell>
          <table:table-cell table:number-columns-repeated="2"/>
        </table:table-row>
        <table:table-row table:style-name="ro1">
          <table:table-cell office:value-type="float" office:value="0.941981494426727" calcext:value-type="float">
            <text:p>0.941981494426727</text:p>
          </table:table-cell>
          <table:table-cell table:number-columns-repeated="2"/>
        </table:table-row>
        <table:table-row table:style-name="ro1">
          <table:table-cell office:value-type="float" office:value="0.942002177238464" calcext:value-type="float">
            <text:p>0.942002177238464</text:p>
          </table:table-cell>
          <table:table-cell table:number-columns-repeated="2"/>
        </table:table-row>
        <table:table-row table:style-name="ro1">
          <table:table-cell office:value-type="float" office:value="0.941994547843933" calcext:value-type="float">
            <text:p>0.941994547843933</text:p>
          </table:table-cell>
          <table:table-cell table:number-columns-repeated="2"/>
        </table:table-row>
        <table:table-row table:style-name="ro1">
          <table:table-cell office:value-type="float" office:value="0.95243775844574" calcext:value-type="float">
            <text:p>0.95243775844574</text:p>
          </table:table-cell>
          <table:table-cell table:number-columns-repeated="2"/>
        </table:table-row>
        <table:table-row table:style-name="ro1">
          <table:table-cell office:value-type="float" office:value="0.953000724315643" calcext:value-type="float">
            <text:p>0.953000724315643</text:p>
          </table:table-cell>
          <table:table-cell table:number-columns-repeated="2"/>
        </table:table-row>
        <table:table-row table:style-name="ro1">
          <table:table-cell office:value-type="float" office:value="0.953450620174408" calcext:value-type="float">
            <text:p>0.953450620174408</text:p>
          </table:table-cell>
          <table:table-cell table:number-columns-repeated="2"/>
        </table:table-row>
        <table:table-row table:style-name="ro1">
          <table:table-cell office:value-type="float" office:value="0.955360114574432" calcext:value-type="float">
            <text:p>0.955360114574432</text:p>
          </table:table-cell>
          <table:table-cell table:number-columns-repeated="2"/>
        </table:table-row>
        <table:table-row table:style-name="ro1">
          <table:table-cell office:value-type="float" office:value="0.955336093902588" calcext:value-type="float">
            <text:p>0.955336093902588</text:p>
          </table:table-cell>
          <table:table-cell table:number-columns-repeated="2"/>
        </table:table-row>
        <table:table-row table:style-name="ro1">
          <table:table-cell office:value-type="float" office:value="0.954840540885925" calcext:value-type="float">
            <text:p>0.954840540885925</text:p>
          </table:table-cell>
          <table:table-cell table:number-columns-repeated="2"/>
        </table:table-row>
        <table:table-row table:style-name="ro1">
          <table:table-cell office:value-type="float" office:value="0.943469822406769" calcext:value-type="float">
            <text:p>0.943469822406769</text:p>
          </table:table-cell>
          <table:table-cell table:number-columns-repeated="2"/>
        </table:table-row>
        <table:table-row table:style-name="ro1">
          <table:table-cell office:value-type="float" office:value="0.943475782871246" calcext:value-type="float">
            <text:p>0.943475782871246</text:p>
          </table:table-cell>
          <table:table-cell table:number-columns-repeated="2"/>
        </table:table-row>
        <table:table-row table:style-name="ro1">
          <table:table-cell office:value-type="float" office:value="0.943477690219879" calcext:value-type="float">
            <text:p>0.943477690219879</text:p>
          </table:table-cell>
          <table:table-cell table:number-columns-repeated="2"/>
        </table:table-row>
        <table:table-row table:style-name="ro1">
          <table:table-cell office:value-type="float" office:value="0.943184733390808" calcext:value-type="float">
            <text:p>0.943184733390808</text:p>
          </table:table-cell>
          <table:table-cell table:number-columns-repeated="2"/>
        </table:table-row>
        <table:table-row table:style-name="ro1">
          <table:table-cell office:value-type="float" office:value="0.943256497383118" calcext:value-type="float">
            <text:p>0.943256497383118</text:p>
          </table:table-cell>
          <table:table-cell table:number-columns-repeated="2"/>
        </table:table-row>
        <table:table-row table:style-name="ro1">
          <table:table-cell office:value-type="float" office:value="0.943402051925659" calcext:value-type="float">
            <text:p>0.943402051925659</text:p>
          </table:table-cell>
          <table:table-cell table:number-columns-repeated="2"/>
        </table:table-row>
        <table:table-row table:style-name="ro1">
          <table:table-cell office:value-type="float" office:value="0.943772494792938" calcext:value-type="float">
            <text:p>0.943772494792938</text:p>
          </table:table-cell>
          <table:table-cell table:number-columns-repeated="2"/>
        </table:table-row>
        <table:table-row table:style-name="ro1">
          <table:table-cell office:value-type="float" office:value="0.943705677986145" calcext:value-type="float">
            <text:p>0.943705677986145</text:p>
          </table:table-cell>
          <table:table-cell table:number-columns-repeated="2"/>
        </table:table-row>
        <table:table-row table:style-name="ro1">
          <table:table-cell office:value-type="float" office:value="0.943763911724091" calcext:value-type="float">
            <text:p>0.943763911724091</text:p>
          </table:table-cell>
          <table:table-cell table:number-columns-repeated="2"/>
        </table:table-row>
        <table:table-row table:style-name="ro1">
          <table:table-cell office:value-type="float" office:value="0.936929941177368" calcext:value-type="float">
            <text:p>0.936929941177368</text:p>
          </table:table-cell>
          <table:table-cell table:number-columns-repeated="2"/>
        </table:table-row>
        <table:table-row table:style-name="ro1">
          <table:table-cell office:value-type="float" office:value="0.936890721321106" calcext:value-type="float">
            <text:p>0.936890721321106</text:p>
          </table:table-cell>
          <table:table-cell table:number-columns-repeated="2"/>
        </table:table-row>
        <table:table-row table:style-name="ro1">
          <table:table-cell office:value-type="float" office:value="0.936927914619446" calcext:value-type="float">
            <text:p>0.936927914619446</text:p>
          </table:table-cell>
          <table:table-cell table:number-columns-repeated="2"/>
        </table:table-row>
        <table:table-row table:style-name="ro1">
          <table:table-cell office:value-type="float" office:value="0.932401478290558" calcext:value-type="float">
            <text:p>0.932401478290558</text:p>
          </table:table-cell>
          <table:table-cell table:number-columns-repeated="2"/>
        </table:table-row>
        <table:table-row table:style-name="ro1">
          <table:table-cell office:value-type="float" office:value="0.932459115982056" calcext:value-type="float">
            <text:p>0.932459115982056</text:p>
          </table:table-cell>
          <table:table-cell table:number-columns-repeated="2"/>
        </table:table-row>
        <table:table-row table:style-name="ro1">
          <table:table-cell office:value-type="float" office:value="0.932404220104218" calcext:value-type="float">
            <text:p>0.932404220104218</text:p>
          </table:table-cell>
          <table:table-cell table:number-columns-repeated="2"/>
        </table:table-row>
        <table:table-row table:style-name="ro1">
          <table:table-cell office:value-type="float" office:value="0.935419917106628" calcext:value-type="float">
            <text:p>0.935419917106628</text:p>
          </table:table-cell>
          <table:table-cell table:number-columns-repeated="2"/>
        </table:table-row>
        <table:table-row table:style-name="ro1">
          <table:table-cell office:value-type="float" office:value="0.935510098934174" calcext:value-type="float">
            <text:p>0.935510098934174</text:p>
          </table:table-cell>
          <table:table-cell table:number-columns-repeated="2"/>
        </table:table-row>
        <table:table-row table:style-name="ro1">
          <table:table-cell office:value-type="float" office:value="0.935504019260406" calcext:value-type="float">
            <text:p>0.935504019260406</text:p>
          </table:table-cell>
          <table:table-cell table:number-columns-repeated="2"/>
        </table:table-row>
        <table:table-row table:style-name="ro1">
          <table:table-cell office:value-type="float" office:value="0.936443150043488" calcext:value-type="float">
            <text:p>0.936443150043488</text:p>
          </table:table-cell>
          <table:table-cell table:number-columns-repeated="2"/>
        </table:table-row>
        <table:table-row table:style-name="ro1">
          <table:table-cell office:value-type="float" office:value="0.936607837677002" calcext:value-type="float">
            <text:p>0.936607837677002</text:p>
          </table:table-cell>
          <table:table-cell table:number-columns-repeated="2"/>
        </table:table-row>
        <table:table-row table:style-name="ro1">
          <table:table-cell office:value-type="float" office:value="0.937761783599854" calcext:value-type="float">
            <text:p>0.937761783599854</text:p>
          </table:table-cell>
          <table:table-cell table:number-columns-repeated="2"/>
        </table:table-row>
        <table:table-row table:style-name="ro1">
          <table:table-cell office:value-type="float" office:value="0.937861323356628" calcext:value-type="float">
            <text:p>0.937861323356628</text:p>
          </table:table-cell>
          <table:table-cell table:number-columns-repeated="2"/>
        </table:table-row>
        <table:table-row table:style-name="ro1">
          <table:table-cell office:value-type="float" office:value="0.937947511672974" calcext:value-type="float">
            <text:p>0.937947511672974</text:p>
          </table:table-cell>
          <table:table-cell table:number-columns-repeated="2"/>
        </table:table-row>
        <table:table-row table:style-name="ro1">
          <table:table-cell office:value-type="float" office:value="0.94132000207901" calcext:value-type="float">
            <text:p>0.94132000207901</text:p>
          </table:table-cell>
          <table:table-cell table:number-columns-repeated="2"/>
        </table:table-row>
        <table:table-row table:style-name="ro1">
          <table:table-cell office:value-type="float" office:value="0.941326856613159" calcext:value-type="float">
            <text:p>0.941326856613159</text:p>
          </table:table-cell>
          <table:table-cell table:number-columns-repeated="2"/>
        </table:table-row>
        <table:table-row table:style-name="ro1">
          <table:table-cell office:value-type="float" office:value="0.941317021846771" calcext:value-type="float">
            <text:p>0.941317021846771</text:p>
          </table:table-cell>
          <table:table-cell table:number-columns-repeated="2"/>
        </table:table-row>
        <table:table-row table:style-name="ro1">
          <table:table-cell office:value-type="float" office:value="0.954511642456055" calcext:value-type="float">
            <text:p>0.954511642456055</text:p>
          </table:table-cell>
          <table:table-cell table:number-columns-repeated="2"/>
        </table:table-row>
        <table:table-row table:style-name="ro1">
          <table:table-cell office:value-type="float" office:value="0.954663813114166" calcext:value-type="float">
            <text:p>0.954663813114166</text:p>
          </table:table-cell>
          <table:table-cell table:number-columns-repeated="2"/>
        </table:table-row>
        <table:table-row table:style-name="ro1">
          <table:table-cell office:value-type="float" office:value="0.954715013504028" calcext:value-type="float">
            <text:p>0.954715013504028</text:p>
          </table:table-cell>
          <table:table-cell table:number-columns-repeated="2"/>
        </table:table-row>
        <table:table-row table:style-name="ro1">
          <table:table-cell office:value-type="float" office:value="0.954462170600891" calcext:value-type="float">
            <text:p>0.954462170600891</text:p>
          </table:table-cell>
          <table:table-cell table:number-columns-repeated="2"/>
        </table:table-row>
        <table:table-row table:style-name="ro1">
          <table:table-cell office:value-type="float" office:value="0.954340875148773" calcext:value-type="float">
            <text:p>0.954340875148773</text:p>
          </table:table-cell>
          <table:table-cell table:number-columns-repeated="2"/>
        </table:table-row>
        <table:table-row table:style-name="ro1">
          <table:table-cell office:value-type="float" office:value="0.954318642616272" calcext:value-type="float">
            <text:p>0.954318642616272</text:p>
          </table:table-cell>
          <table:table-cell table:number-columns-repeated="2"/>
        </table:table-row>
        <table:table-row table:style-name="ro1">
          <table:table-cell office:value-type="float" office:value="0.960967659950256" calcext:value-type="float">
            <text:p>0.960967659950256</text:p>
          </table:table-cell>
          <table:table-cell table:number-columns-repeated="2"/>
        </table:table-row>
        <table:table-row table:style-name="ro1">
          <table:table-cell office:value-type="float" office:value="0.960948824882507" calcext:value-type="float">
            <text:p>0.960948824882507</text:p>
          </table:table-cell>
          <table:table-cell table:number-columns-repeated="2"/>
        </table:table-row>
        <table:table-row table:style-name="ro1">
          <table:table-cell office:value-type="float" office:value="0.960543274879456" calcext:value-type="float">
            <text:p>0.960543274879456</text:p>
          </table:table-cell>
          <table:table-cell table:number-columns-repeated="2"/>
        </table:table-row>
        <table:table-row table:style-name="ro1">
          <table:table-cell office:value-type="float" office:value="0.95702338218689" calcext:value-type="float">
            <text:p>0.95702338218689</text:p>
          </table:table-cell>
          <table:table-cell table:number-columns-repeated="2"/>
        </table:table-row>
        <table:table-row table:style-name="ro1">
          <table:table-cell office:value-type="float" office:value="0.956972777843475" calcext:value-type="float">
            <text:p>0.956972777843475</text:p>
          </table:table-cell>
          <table:table-cell table:number-columns-repeated="2"/>
        </table:table-row>
        <table:table-row table:style-name="ro1">
          <table:table-cell office:value-type="float" office:value="0.956626772880554" calcext:value-type="float">
            <text:p>0.956626772880554</text:p>
          </table:table-cell>
          <table:table-cell table:number-columns-repeated="2"/>
        </table:table-row>
        <table:table-row table:style-name="ro1">
          <table:table-cell office:value-type="float" office:value="0.954476475715637" calcext:value-type="float">
            <text:p>0.954476475715637</text:p>
          </table:table-cell>
          <table:table-cell table:number-columns-repeated="2"/>
        </table:table-row>
        <table:table-row table:style-name="ro1">
          <table:table-cell office:value-type="float" office:value="0.954548478126526" calcext:value-type="float">
            <text:p>0.954548478126526</text:p>
          </table:table-cell>
          <table:table-cell table:number-columns-repeated="2"/>
        </table:table-row>
        <table:table-row table:style-name="ro1">
          <table:table-cell office:value-type="float" office:value="0.954549431800842" calcext:value-type="float">
            <text:p>0.954549431800842</text:p>
          </table:table-cell>
          <table:table-cell table:number-columns-repeated="2"/>
        </table:table-row>
        <table:table-row table:style-name="ro1">
          <table:table-cell office:value-type="float" office:value="0.95946604013443" calcext:value-type="float">
            <text:p>0.95946604013443</text:p>
          </table:table-cell>
          <table:table-cell table:number-columns-repeated="2"/>
        </table:table-row>
        <table:table-row table:style-name="ro1">
          <table:table-cell office:value-type="float" office:value="0.959431171417236" calcext:value-type="float">
            <text:p>0.959431171417236</text:p>
          </table:table-cell>
          <table:table-cell table:number-columns-repeated="2"/>
        </table:table-row>
        <table:table-row table:style-name="ro1">
          <table:table-cell office:value-type="float" office:value="0.960094809532166" calcext:value-type="float">
            <text:p>0.960094809532166</text:p>
          </table:table-cell>
          <table:table-cell table:number-columns-repeated="2"/>
        </table:table-row>
        <table:table-row table:style-name="ro1">
          <table:table-cell office:value-type="float" office:value="0.954200923442841" calcext:value-type="float">
            <text:p>0.954200923442841</text:p>
          </table:table-cell>
          <table:table-cell table:number-columns-repeated="2"/>
        </table:table-row>
        <table:table-row table:style-name="ro1">
          <table:table-cell office:value-type="float" office:value="0.954204380512238" calcext:value-type="float">
            <text:p>0.954204380512238</text:p>
          </table:table-cell>
          <table:table-cell table:number-columns-repeated="2"/>
        </table:table-row>
        <table:table-row table:style-name="ro1">
          <table:table-cell office:value-type="float" office:value="0.954194724559784" calcext:value-type="float">
            <text:p>0.954194724559784</text:p>
          </table:table-cell>
          <table:table-cell table:number-columns-repeated="2"/>
        </table:table-row>
        <table:table-row table:style-name="ro1">
          <table:table-cell office:value-type="float" office:value="0.950864195823669" calcext:value-type="float">
            <text:p>0.950864195823669</text:p>
          </table:table-cell>
          <table:table-cell table:number-columns-repeated="2"/>
        </table:table-row>
        <table:table-row table:style-name="ro1">
          <table:table-cell office:value-type="float" office:value="0.95087206363678" calcext:value-type="float">
            <text:p>0.95087206363678</text:p>
          </table:table-cell>
          <table:table-cell table:number-columns-repeated="2"/>
        </table:table-row>
        <table:table-row table:style-name="ro1">
          <table:table-cell office:value-type="float" office:value="0.46041414141655" calcext:value-type="float">
            <text:p>0.46041414141655</text:p>
          </table:table-cell>
          <table:table-cell table:number-columns-repeated="2"/>
        </table:table-row>
        <table:table-row table:style-name="ro1">
          <table:table-cell office:value-type="float" office:value="0.951982378959656" calcext:value-type="float">
            <text:p>0.951982378959656</text:p>
          </table:table-cell>
          <table:table-cell table:number-columns-repeated="2"/>
        </table:table-row>
        <table:table-row table:style-name="ro1">
          <table:table-cell office:value-type="float" office:value="0.460388243198395" calcext:value-type="float">
            <text:p>0.460388243198395</text:p>
          </table:table-cell>
          <table:table-cell table:number-columns-repeated="2"/>
        </table:table-row>
        <table:table-row table:style-name="ro1">
          <table:table-cell office:value-type="float" office:value="0.952170729637146" calcext:value-type="float">
            <text:p>0.952170729637146</text:p>
          </table:table-cell>
          <table:table-cell table:number-columns-repeated="2"/>
        </table:table-row>
        <table:table-row table:style-name="ro1">
          <table:table-cell office:value-type="float" office:value="0.457839041948319" calcext:value-type="float">
            <text:p>0.457839041948319</text:p>
          </table:table-cell>
          <table:table-cell table:number-columns-repeated="2"/>
        </table:table-row>
        <table:table-row table:style-name="ro1">
          <table:table-cell office:value-type="float" office:value="0.952044427394867" calcext:value-type="float">
            <text:p>0.952044427394867</text:p>
          </table:table-cell>
          <table:table-cell table:number-columns-repeated="2"/>
        </table:table-row>
        <table:table-row table:style-name="ro1">
          <table:table-cell office:value-type="float" office:value="0.441703855991363" calcext:value-type="float">
            <text:p>0.441703855991363</text:p>
          </table:table-cell>
          <table:table-cell table:number-columns-repeated="2"/>
        </table:table-row>
        <table:table-row table:style-name="ro1">
          <table:table-cell office:value-type="float" office:value="0.952798783779144" calcext:value-type="float">
            <text:p>0.952798783779144</text:p>
          </table:table-cell>
          <table:table-cell table:number-columns-repeated="2"/>
        </table:table-row>
        <table:table-row table:style-name="ro1">
          <table:table-cell office:value-type="float" office:value="0.44165712594986" calcext:value-type="float">
            <text:p>0.44165712594986</text:p>
          </table:table-cell>
          <table:table-cell table:number-columns-repeated="2"/>
        </table:table-row>
        <table:table-row table:style-name="ro1">
          <table:table-cell office:value-type="float" office:value="0.952793776988983" calcext:value-type="float">
            <text:p>0.952793776988983</text:p>
          </table:table-cell>
          <table:table-cell table:number-columns-repeated="2"/>
        </table:table-row>
        <table:table-row table:style-name="ro1">
          <table:table-cell office:value-type="float" office:value="0.441851943731308" calcext:value-type="float">
            <text:p>0.441851943731308</text:p>
          </table:table-cell>
          <table:table-cell table:number-columns-repeated="2"/>
        </table:table-row>
        <table:table-row table:style-name="ro1">
          <table:table-cell office:value-type="float" office:value="0.952742576599121" calcext:value-type="float">
            <text:p>0.952742576599121</text:p>
          </table:table-cell>
          <table:table-cell table:number-columns-repeated="2"/>
        </table:table-row>
        <table:table-row table:style-name="ro1">
          <table:table-cell office:value-type="float" office:value="0.419575572013855" calcext:value-type="float">
            <text:p>0.419575572013855</text:p>
          </table:table-cell>
          <table:table-cell table:number-columns-repeated="2"/>
        </table:table-row>
        <table:table-row table:style-name="ro1">
          <table:table-cell office:value-type="float" office:value="0.951452970504761" calcext:value-type="float">
            <text:p>0.951452970504761</text:p>
          </table:table-cell>
          <table:table-cell table:number-columns-repeated="2"/>
        </table:table-row>
        <table:table-row table:style-name="ro1">
          <table:table-cell office:value-type="float" office:value="0.419529795646668" calcext:value-type="float">
            <text:p>0.419529795646668</text:p>
          </table:table-cell>
          <table:table-cell table:number-columns-repeated="2"/>
        </table:table-row>
        <table:table-row table:style-name="ro1">
          <table:table-cell office:value-type="float" office:value="0.951465249061584" calcext:value-type="float">
            <text:p>0.951465249061584</text:p>
          </table:table-cell>
          <table:table-cell table:number-columns-repeated="2"/>
        </table:table-row>
        <table:table-row table:style-name="ro1">
          <table:table-cell office:value-type="float" office:value="0.419264942407608" calcext:value-type="float">
            <text:p>0.419264942407608</text:p>
          </table:table-cell>
          <table:table-cell table:number-columns-repeated="2"/>
        </table:table-row>
        <table:table-row table:style-name="ro1">
          <table:table-cell office:value-type="float" office:value="0.951470971107483" calcext:value-type="float">
            <text:p>0.951470971107483</text:p>
          </table:table-cell>
          <table:table-cell table:number-columns-repeated="2"/>
        </table:table-row>
        <table:table-row table:style-name="ro1">
          <table:table-cell office:value-type="float" office:value="0.424743920564652" calcext:value-type="float">
            <text:p>0.424743920564652</text:p>
          </table:table-cell>
          <table:table-cell table:number-columns-repeated="2"/>
        </table:table-row>
        <table:table-row table:style-name="ro1">
          <table:table-cell office:value-type="float" office:value="0.928929328918457" calcext:value-type="float">
            <text:p>0.928929328918457</text:p>
          </table:table-cell>
          <table:table-cell table:number-columns-repeated="2"/>
        </table:table-row>
        <table:table-row table:style-name="ro1">
          <table:table-cell office:value-type="float" office:value="0.425479799509048" calcext:value-type="float">
            <text:p>0.425479799509048</text:p>
          </table:table-cell>
          <table:table-cell table:number-columns-repeated="2"/>
        </table:table-row>
        <table:table-row table:style-name="ro1">
          <table:table-cell office:value-type="float" office:value="0.929632782936096" calcext:value-type="float">
            <text:p>0.929632782936096</text:p>
          </table:table-cell>
          <table:table-cell table:number-columns-repeated="2"/>
        </table:table-row>
        <table:table-row table:style-name="ro1">
          <table:table-cell office:value-type="float" office:value="0.425634890794754" calcext:value-type="float">
            <text:p>0.425634890794754</text:p>
          </table:table-cell>
          <table:table-cell table:number-columns-repeated="2"/>
        </table:table-row>
        <table:table-row table:style-name="ro1">
          <table:table-cell office:value-type="float" office:value="0.929766535758972" calcext:value-type="float">
            <text:p>0.929766535758972</text:p>
          </table:table-cell>
          <table:table-cell table:number-columns-repeated="2"/>
        </table:table-row>
        <table:table-row table:style-name="ro1">
          <table:table-cell office:value-type="float" office:value="0.298139661550522" calcext:value-type="float">
            <text:p>0.298139661550522</text:p>
          </table:table-cell>
          <table:table-cell table:number-columns-repeated="2"/>
        </table:table-row>
        <table:table-row table:style-name="ro1">
          <table:table-cell office:value-type="float" office:value="0.906274557113647" calcext:value-type="float">
            <text:p>0.906274557113647</text:p>
          </table:table-cell>
          <table:table-cell table:number-columns-repeated="2"/>
        </table:table-row>
        <table:table-row table:style-name="ro1">
          <table:table-cell office:value-type="float" office:value="0.298043072223663" calcext:value-type="float">
            <text:p>0.298043072223663</text:p>
          </table:table-cell>
          <table:table-cell table:number-columns-repeated="2"/>
        </table:table-row>
        <table:table-row table:style-name="ro1">
          <table:table-cell office:value-type="float" office:value="0.906531810760498" calcext:value-type="float">
            <text:p>0.906531810760498</text:p>
          </table:table-cell>
          <table:table-cell table:number-columns-repeated="2"/>
        </table:table-row>
        <table:table-row table:style-name="ro1">
          <table:table-cell office:value-type="float" office:value="0.297839850187302" calcext:value-type="float">
            <text:p>0.297839850187302</text:p>
          </table:table-cell>
          <table:table-cell table:number-columns-repeated="2"/>
        </table:table-row>
        <table:table-row table:style-name="ro1">
          <table:table-cell office:value-type="float" office:value="0.906238496303558" calcext:value-type="float">
            <text:p>0.906238496303558</text:p>
          </table:table-cell>
          <table:table-cell table:number-columns-repeated="2"/>
        </table:table-row>
        <table:table-row table:style-name="ro1">
          <table:table-cell office:value-type="float" office:value="0.904481589794159" calcext:value-type="float">
            <text:p>0.904481589794159</text:p>
          </table:table-cell>
          <table:table-cell table:number-columns-repeated="2"/>
        </table:table-row>
        <table:table-row table:style-name="ro1">
          <table:table-cell office:value-type="float" office:value="0.904379606246948" calcext:value-type="float">
            <text:p>0.904379606246948</text:p>
          </table:table-cell>
          <table:table-cell table:number-columns-repeated="2"/>
        </table:table-row>
        <table:table-row table:style-name="ro1">
          <table:table-cell office:value-type="float" office:value="0.905068755149841" calcext:value-type="float">
            <text:p>0.905068755149841</text:p>
          </table:table-cell>
          <table:table-cell table:number-columns-repeated="2"/>
        </table:table-row>
        <table:table-row table:style-name="ro1">
          <table:table-cell office:value-type="float" office:value="0.252669870853424" calcext:value-type="float">
            <text:p>0.252669870853424</text:p>
          </table:table-cell>
          <table:table-cell table:number-columns-repeated="2"/>
        </table:table-row>
        <table:table-row table:style-name="ro1">
          <table:table-cell office:value-type="float" office:value="0.876013159751892" calcext:value-type="float">
            <text:p>0.876013159751892</text:p>
          </table:table-cell>
          <table:table-cell table:number-columns-repeated="2"/>
        </table:table-row>
        <table:table-row table:style-name="ro1">
          <table:table-cell office:value-type="float" office:value="0.250754594802856" calcext:value-type="float">
            <text:p>0.250754594802856</text:p>
          </table:table-cell>
          <table:table-cell table:number-columns-repeated="2"/>
        </table:table-row>
        <table:table-row table:style-name="ro1">
          <table:table-cell office:value-type="float" office:value="0.875452876091003" calcext:value-type="float">
            <text:p>0.875452876091003</text:p>
          </table:table-cell>
          <table:table-cell table:number-columns-repeated="2"/>
        </table:table-row>
        <table:table-row table:style-name="ro1">
          <table:table-cell office:value-type="float" office:value="0.252603828907013" calcext:value-type="float">
            <text:p>0.252603828907013</text:p>
          </table:table-cell>
          <table:table-cell table:number-columns-repeated="2"/>
        </table:table-row>
        <table:table-row table:style-name="ro1">
          <table:table-cell office:value-type="float" office:value="0.876305162906647" calcext:value-type="float">
            <text:p>0.876305162906647</text:p>
          </table:table-cell>
          <table:table-cell table:number-columns-repeated="2"/>
        </table:table-row>
        <table:table-row table:style-name="ro1">
          <table:table-cell office:value-type="float" office:value="0.933005630970001" calcext:value-type="float">
            <text:p>0.933005630970001</text:p>
          </table:table-cell>
          <table:table-cell table:number-columns-repeated="2"/>
        </table:table-row>
        <table:table-row table:style-name="ro1">
          <table:table-cell office:value-type="float" office:value="0.933031857013702" calcext:value-type="float">
            <text:p>0.933031857013702</text:p>
          </table:table-cell>
          <table:table-cell table:number-columns-repeated="2"/>
        </table:table-row>
        <table:table-row table:style-name="ro1">
          <table:table-cell office:value-type="float" office:value="0.933074533939362" calcext:value-type="float">
            <text:p>0.933074533939362</text:p>
          </table:table-cell>
          <table:table-cell table:number-columns-repeated="2"/>
        </table:table-row>
        <table:table-row table:style-name="ro1">
          <table:table-cell office:value-type="float" office:value="0.319873303174973" calcext:value-type="float">
            <text:p>0.319873303174973</text:p>
          </table:table-cell>
          <table:table-cell table:number-columns-repeated="2"/>
        </table:table-row>
        <table:table-row table:style-name="ro1">
          <table:table-cell office:value-type="float" office:value="0.871484518051147" calcext:value-type="float">
            <text:p>0.871484518051147</text:p>
          </table:table-cell>
          <table:table-cell table:number-columns-repeated="2"/>
        </table:table-row>
        <table:table-row table:style-name="ro1">
          <table:table-cell office:value-type="float" office:value="0.320068597793579" calcext:value-type="float">
            <text:p>0.320068597793579</text:p>
          </table:table-cell>
          <table:table-cell table:number-columns-repeated="2"/>
        </table:table-row>
        <table:table-row table:style-name="ro1">
          <table:table-cell office:value-type="float" office:value="0.871593952178955" calcext:value-type="float">
            <text:p>0.871593952178955</text:p>
          </table:table-cell>
          <table:table-cell table:number-columns-repeated="2"/>
        </table:table-row>
        <table:table-row table:style-name="ro1">
          <table:table-cell office:value-type="float" office:value="0.320170938968658" calcext:value-type="float">
            <text:p>0.320170938968658</text:p>
          </table:table-cell>
          <table:table-cell table:number-columns-repeated="2"/>
        </table:table-row>
        <table:table-row table:style-name="ro1">
          <table:table-cell office:value-type="float" office:value="0.871648728847504" calcext:value-type="float">
            <text:p>0.871648728847504</text:p>
          </table:table-cell>
          <table:table-cell table:number-columns-repeated="2"/>
        </table:table-row>
        <table:table-row table:style-name="ro1">
          <table:table-cell office:value-type="float" office:value="0.8749058842659" calcext:value-type="float">
            <text:p>0.8749058842659</text:p>
          </table:table-cell>
          <table:table-cell table:number-columns-repeated="2"/>
        </table:table-row>
        <table:table-row table:style-name="ro1">
          <table:table-cell office:value-type="float" office:value="0.875275433063507" calcext:value-type="float">
            <text:p>0.875275433063507</text:p>
          </table:table-cell>
          <table:table-cell table:number-columns-repeated="2"/>
        </table:table-row>
        <table:table-row table:style-name="ro1">
          <table:table-cell office:value-type="float" office:value="0.868879079818726" calcext:value-type="float">
            <text:p>0.868879079818726</text:p>
          </table:table-cell>
          <table:table-cell table:number-columns-repeated="2"/>
        </table:table-row>
        <table:table-row table:style-name="ro1">
          <table:table-cell office:value-type="float" office:value="0.869566202163696" calcext:value-type="float">
            <text:p>0.869566202163696</text:p>
          </table:table-cell>
          <table:table-cell table:number-columns-repeated="2"/>
        </table:table-row>
        <table:table-row table:style-name="ro1">
          <table:table-cell office:value-type="float" office:value="0.869412481784821" calcext:value-type="float">
            <text:p>0.869412481784821</text:p>
          </table:table-cell>
          <table:table-cell table:number-columns-repeated="2"/>
        </table:table-row>
        <table:table-row table:style-name="ro1">
          <table:table-cell office:value-type="float" office:value="0.856819689273834" calcext:value-type="float">
            <text:p>0.856819689273834</text:p>
          </table:table-cell>
          <table:table-cell table:number-columns-repeated="2"/>
        </table:table-row>
        <table:table-row table:style-name="ro1">
          <table:table-cell office:value-type="float" office:value="0.856975853443146" calcext:value-type="float">
            <text:p>0.856975853443146</text:p>
          </table:table-cell>
          <table:table-cell table:number-columns-repeated="2"/>
        </table:table-row>
        <table:table-row table:style-name="ro1">
          <table:table-cell office:value-type="float" office:value="0.856099486351013" calcext:value-type="float">
            <text:p>0.856099486351013</text:p>
          </table:table-cell>
          <table:table-cell table:number-columns-repeated="2"/>
        </table:table-row>
        <table:table-row table:style-name="ro1">
          <table:table-cell office:value-type="float" office:value="0.854228436946869" calcext:value-type="float">
            <text:p>0.854228436946869</text:p>
          </table:table-cell>
          <table:table-cell table:number-columns-repeated="2"/>
        </table:table-row>
        <table:table-row table:style-name="ro1">
          <table:table-cell office:value-type="float" office:value="0.854181349277496" calcext:value-type="float">
            <text:p>0.854181349277496</text:p>
          </table:table-cell>
          <table:table-cell table:number-columns-repeated="2"/>
        </table:table-row>
        <table:table-row table:style-name="ro1">
          <table:table-cell office:value-type="float" office:value="0.855139315128326" calcext:value-type="float">
            <text:p>0.855139315128326</text:p>
          </table:table-cell>
          <table:table-cell table:number-columns-repeated="2"/>
        </table:table-row>
        <table:table-row table:style-name="ro1">
          <table:table-cell office:value-type="float" office:value="0.830342352390289" calcext:value-type="float">
            <text:p>0.830342352390289</text:p>
          </table:table-cell>
          <table:table-cell table:number-columns-repeated="2"/>
        </table:table-row>
        <table:table-row table:style-name="ro1">
          <table:table-cell office:value-type="float" office:value="0.830438554286957" calcext:value-type="float">
            <text:p>0.830438554286957</text:p>
          </table:table-cell>
          <table:table-cell table:number-columns-repeated="2"/>
        </table:table-row>
        <table:table-row table:style-name="ro1">
          <table:table-cell office:value-type="float" office:value="0.830491006374359" calcext:value-type="float">
            <text:p>0.830491006374359</text:p>
          </table:table-cell>
          <table:table-cell table:number-columns-repeated="2"/>
        </table:table-row>
        <table:table-row table:style-name="ro1">
          <table:table-cell office:value-type="float" office:value="0.820190131664276" calcext:value-type="float">
            <text:p>0.820190131664276</text:p>
          </table:table-cell>
          <table:table-cell table:number-columns-repeated="2"/>
        </table:table-row>
        <table:table-row table:style-name="ro1">
          <table:table-cell office:value-type="float" office:value="0.819914698600769" calcext:value-type="float">
            <text:p>0.819914698600769</text:p>
          </table:table-cell>
          <table:table-cell table:number-columns-repeated="2"/>
        </table:table-row>
        <table:table-row table:style-name="ro1">
          <table:table-cell office:value-type="float" office:value="0.819793164730072" calcext:value-type="float">
            <text:p>0.819793164730072</text:p>
          </table:table-cell>
          <table:table-cell table:number-columns-repeated="2"/>
        </table:table-row>
        <table:table-row table:style-name="ro1">
          <table:table-cell office:value-type="float" office:value="0.808651447296143" calcext:value-type="float">
            <text:p>0.808651447296143</text:p>
          </table:table-cell>
          <table:table-cell table:number-columns-repeated="2"/>
        </table:table-row>
        <table:table-row table:style-name="ro1">
          <table:table-cell office:value-type="float" office:value="0.809836864471435" calcext:value-type="float">
            <text:p>0.809836864471435</text:p>
          </table:table-cell>
          <table:table-cell table:number-columns-repeated="2"/>
        </table:table-row>
        <table:table-row table:style-name="ro1">
          <table:table-cell office:value-type="float" office:value="0.805000066757202" calcext:value-type="float">
            <text:p>0.805000066757202</text:p>
          </table:table-cell>
          <table:table-cell table:number-columns-repeated="2"/>
        </table:table-row>
        <table:table-row table:style-name="ro1">
          <table:table-cell office:value-type="float" office:value="0.807670831680298" calcext:value-type="float">
            <text:p>0.807670831680298</text:p>
          </table:table-cell>
          <table:table-cell table:number-columns-repeated="2"/>
        </table:table-row>
        <table:table-row table:style-name="ro1">
          <table:table-cell office:value-type="float" office:value="0.807288348674774" calcext:value-type="float">
            <text:p>0.807288348674774</text:p>
          </table:table-cell>
          <table:table-cell table:number-columns-repeated="2"/>
        </table:table-row>
        <table:table-row table:style-name="ro1">
          <table:table-cell office:value-type="float" office:value="0.808475613594055" calcext:value-type="float">
            <text:p>0.808475613594055</text:p>
          </table:table-cell>
          <table:table-cell table:number-columns-repeated="2"/>
        </table:table-row>
        <table:table-row table:style-name="ro1">
          <table:table-cell office:value-type="float" office:value="0.818388283252716" calcext:value-type="float">
            <text:p>0.818388283252716</text:p>
          </table:table-cell>
          <table:table-cell table:number-columns-repeated="2"/>
        </table:table-row>
        <table:table-row table:style-name="ro1">
          <table:table-cell office:value-type="float" office:value="0.819133937358856" calcext:value-type="float">
            <text:p>0.819133937358856</text:p>
          </table:table-cell>
          <table:table-cell table:number-columns-repeated="2"/>
        </table:table-row>
        <table:table-row table:style-name="ro1">
          <table:table-cell office:value-type="float" office:value="0.819197595119476" calcext:value-type="float">
            <text:p>0.819197595119476</text:p>
          </table:table-cell>
          <table:table-cell table:number-columns-repeated="2"/>
        </table:table-row>
        <table:table-row table:style-name="ro1">
          <table:table-cell office:value-type="float" office:value="0.822749853134155" calcext:value-type="float">
            <text:p>0.822749853134155</text:p>
          </table:table-cell>
          <table:table-cell table:number-columns-repeated="2"/>
        </table:table-row>
        <table:table-row table:style-name="ro1">
          <table:table-cell office:value-type="float" office:value="0.818983614444733" calcext:value-type="float">
            <text:p>0.818983614444733</text:p>
          </table:table-cell>
          <table:table-cell table:number-columns-repeated="2"/>
        </table:table-row>
        <table:table-row table:style-name="ro1">
          <table:table-cell office:value-type="float" office:value="0.819527387619019" calcext:value-type="float">
            <text:p>0.819527387619019</text:p>
          </table:table-cell>
          <table:table-cell table:number-columns-repeated="2"/>
        </table:table-row>
        <table:table-row table:style-name="ro1">
          <table:table-cell office:value-type="float" office:value="0.828188180923462" calcext:value-type="float">
            <text:p>0.828188180923462</text:p>
          </table:table-cell>
          <table:table-cell table:number-columns-repeated="2"/>
        </table:table-row>
        <table:table-row table:style-name="ro1">
          <table:table-cell office:value-type="float" office:value="0.827970266342163" calcext:value-type="float">
            <text:p>0.827970266342163</text:p>
          </table:table-cell>
          <table:table-cell table:number-columns-repeated="2"/>
        </table:table-row>
        <table:table-row table:style-name="ro1">
          <table:table-cell office:value-type="float" office:value="0.829591393470764" calcext:value-type="float">
            <text:p>0.829591393470764</text:p>
          </table:table-cell>
          <table:table-cell table:number-columns-repeated="2"/>
        </table:table-row>
        <table:table-row table:style-name="ro1">
          <table:table-cell office:value-type="float" office:value="0.830381274223328" calcext:value-type="float">
            <text:p>0.830381274223328</text:p>
          </table:table-cell>
          <table:table-cell table:number-columns-repeated="2"/>
        </table:table-row>
        <table:table-row table:style-name="ro1">
          <table:table-cell office:value-type="float" office:value="0.830591201782227" calcext:value-type="float">
            <text:p>0.830591201782227</text:p>
          </table:table-cell>
          <table:table-cell table:number-columns-repeated="2"/>
        </table:table-row>
        <table:table-row table:style-name="ro1">
          <table:table-cell office:value-type="float" office:value="0.824206531047821" calcext:value-type="float">
            <text:p>0.824206531047821</text:p>
          </table:table-cell>
          <table:table-cell table:number-columns-repeated="2"/>
        </table:table-row>
        <table:table-row table:style-name="ro1">
          <table:table-cell office:value-type="float" office:value="0.824072122573852" calcext:value-type="float">
            <text:p>0.824072122573852</text:p>
          </table:table-cell>
          <table:table-cell table:number-columns-repeated="2"/>
        </table:table-row>
        <table:table-row table:style-name="ro1">
          <table:table-cell office:value-type="float" office:value="0.824789762496948" calcext:value-type="float">
            <text:p>0.824789762496948</text:p>
          </table:table-cell>
          <table:table-cell table:number-columns-repeated="2"/>
        </table:table-row>
        <table:table-row table:style-name="ro1">
          <table:table-cell office:value-type="float" office:value="0.798149943351746" calcext:value-type="float">
            <text:p>0.798149943351746</text:p>
          </table:table-cell>
          <table:table-cell table:number-columns-repeated="2"/>
        </table:table-row>
        <table:table-row table:style-name="ro1">
          <table:table-cell office:value-type="float" office:value="0.798633694648743" calcext:value-type="float">
            <text:p>0.798633694648743</text:p>
          </table:table-cell>
          <table:table-cell table:number-columns-repeated="2"/>
        </table:table-row>
        <table:table-row table:style-name="ro1">
          <table:table-cell office:value-type="float" office:value="0.798843324184418" calcext:value-type="float">
            <text:p>0.798843324184418</text:p>
          </table:table-cell>
          <table:table-cell table:number-columns-repeated="2"/>
        </table:table-row>
        <table:table-row table:style-name="ro1">
          <table:table-cell office:value-type="float" office:value="0.808528602123261" calcext:value-type="float">
            <text:p>0.808528602123261</text:p>
          </table:table-cell>
          <table:table-cell table:number-columns-repeated="2"/>
        </table:table-row>
        <table:table-row table:style-name="ro1">
          <table:table-cell office:value-type="float" office:value="0.808709383010864" calcext:value-type="float">
            <text:p>0.808709383010864</text:p>
          </table:table-cell>
          <table:table-cell table:number-columns-repeated="2"/>
        </table:table-row>
        <table:table-row table:style-name="ro1">
          <table:table-cell office:value-type="float" office:value="0.808712124824524" calcext:value-type="float">
            <text:p>0.808712124824524</text:p>
          </table:table-cell>
          <table:table-cell table:number-columns-repeated="2"/>
        </table:table-row>
        <table:table-row table:style-name="ro1">
          <table:table-cell office:value-type="float" office:value="0.81727522611618" calcext:value-type="float">
            <text:p>0.81727522611618</text:p>
          </table:table-cell>
          <table:table-cell table:number-columns-repeated="2"/>
        </table:table-row>
        <table:table-row table:style-name="ro1">
          <table:table-cell office:value-type="float" office:value="0.816288709640503" calcext:value-type="float">
            <text:p>0.816288709640503</text:p>
          </table:table-cell>
          <table:table-cell table:number-columns-repeated="2"/>
        </table:table-row>
        <table:table-row table:style-name="ro1">
          <table:table-cell office:value-type="float" office:value="0.814777135848999" calcext:value-type="float">
            <text:p>0.814777135848999</text:p>
          </table:table-cell>
          <table:table-cell table:number-columns-repeated="2"/>
        </table:table-row>
        <table:table-row table:style-name="ro1">
          <table:table-cell office:value-type="float" office:value="0.825895190238953" calcext:value-type="float">
            <text:p>0.825895190238953</text:p>
          </table:table-cell>
          <table:table-cell table:number-columns-repeated="2"/>
        </table:table-row>
        <table:table-row table:style-name="ro1">
          <table:table-cell office:value-type="float" office:value="0.825892865657806" calcext:value-type="float">
            <text:p>0.825892865657806</text:p>
          </table:table-cell>
          <table:table-cell table:number-columns-repeated="2"/>
        </table:table-row>
        <table:table-row table:style-name="ro1">
          <table:table-cell office:value-type="float" office:value="0.825903058052063" calcext:value-type="float">
            <text:p>0.825903058052063</text:p>
          </table:table-cell>
          <table:table-cell table:number-columns-repeated="2"/>
        </table:table-row>
        <table:table-row table:style-name="ro1">
          <table:table-cell office:value-type="float" office:value="0.811436951160431" calcext:value-type="float">
            <text:p>0.811436951160431</text:p>
          </table:table-cell>
          <table:table-cell table:number-columns-repeated="2"/>
        </table:table-row>
        <table:table-row table:style-name="ro1">
          <table:table-cell office:value-type="float" office:value="0.811671316623688" calcext:value-type="float">
            <text:p>0.811671316623688</text:p>
          </table:table-cell>
          <table:table-cell table:number-columns-repeated="2"/>
        </table:table-row>
        <table:table-row table:style-name="ro1">
          <table:table-cell office:value-type="float" office:value="0.811666011810303" calcext:value-type="float">
            <text:p>0.811666011810303</text:p>
          </table:table-cell>
          <table:table-cell table:number-columns-repeated="2"/>
        </table:table-row>
        <table:table-row table:style-name="ro1">
          <table:table-cell office:value-type="float" office:value="0.895017802715302" calcext:value-type="float">
            <text:p>0.895017802715302</text:p>
          </table:table-cell>
          <table:table-cell table:number-columns-repeated="2"/>
        </table:table-row>
        <table:table-row table:style-name="ro1">
          <table:table-cell office:value-type="float" office:value="0.894997596740723" calcext:value-type="float">
            <text:p>0.894997596740723</text:p>
          </table:table-cell>
          <table:table-cell table:number-columns-repeated="2"/>
        </table:table-row>
        <table:table-row table:style-name="ro1">
          <table:table-cell office:value-type="float" office:value="0.894616305828095" calcext:value-type="float">
            <text:p>0.894616305828095</text:p>
          </table:table-cell>
          <table:table-cell table:number-columns-repeated="2"/>
        </table:table-row>
        <table:table-row table:style-name="ro1">
          <table:table-cell office:value-type="float" office:value="0.879217088222504" calcext:value-type="float">
            <text:p>0.879217088222504</text:p>
          </table:table-cell>
          <table:table-cell table:number-columns-repeated="2"/>
        </table:table-row>
        <table:table-row table:style-name="ro1">
          <table:table-cell office:value-type="float" office:value="0.878768682479858" calcext:value-type="float">
            <text:p>0.878768682479858</text:p>
          </table:table-cell>
          <table:table-cell table:number-columns-repeated="2"/>
        </table:table-row>
        <table:table-row table:style-name="ro1">
          <table:table-cell office:value-type="float" office:value="0.877859115600586" calcext:value-type="float">
            <text:p>0.877859115600586</text:p>
          </table:table-cell>
          <table:table-cell table:number-columns-repeated="2"/>
        </table:table-row>
        <table:table-row table:style-name="ro1">
          <table:table-cell office:value-type="float" office:value="0.840298354625702" calcext:value-type="float">
            <text:p>0.840298354625702</text:p>
          </table:table-cell>
          <table:table-cell table:number-columns-repeated="2"/>
        </table:table-row>
        <table:table-row table:style-name="ro1">
          <table:table-cell office:value-type="float" office:value="0.842842519283295" calcext:value-type="float">
            <text:p>0.842842519283295</text:p>
          </table:table-cell>
          <table:table-cell table:number-columns-repeated="2"/>
        </table:table-row>
        <table:table-row table:style-name="ro1">
          <table:table-cell office:value-type="float" office:value="0.846170127391815" calcext:value-type="float">
            <text:p>0.846170127391815</text:p>
          </table:table-cell>
          <table:table-cell table:number-columns-repeated="2"/>
        </table:table-row>
        <table:table-row table:style-name="ro1">
          <table:table-cell office:value-type="float" office:value="0.846549868583679" calcext:value-type="float">
            <text:p>0.846549868583679</text:p>
          </table:table-cell>
          <table:table-cell table:number-columns-repeated="2"/>
        </table:table-row>
        <table:table-row table:style-name="ro1">
          <table:table-cell office:value-type="float" office:value="0.844679772853851" calcext:value-type="float">
            <text:p>0.844679772853851</text:p>
          </table:table-cell>
          <table:table-cell table:number-columns-repeated="2"/>
        </table:table-row>
        <table:table-row table:style-name="ro1">
          <table:table-cell office:value-type="float" office:value="0.773225665092468" calcext:value-type="float">
            <text:p>0.773225665092468</text:p>
          </table:table-cell>
          <table:table-cell table:number-columns-repeated="2"/>
        </table:table-row>
        <table:table-row table:style-name="ro1">
          <table:table-cell office:value-type="float" office:value="0.774702489376068" calcext:value-type="float">
            <text:p>0.774702489376068</text:p>
          </table:table-cell>
          <table:table-cell table:number-columns-repeated="2"/>
        </table:table-row>
        <table:table-row table:style-name="ro1">
          <table:table-cell office:value-type="float" office:value="0.772551894187927" calcext:value-type="float">
            <text:p>0.772551894187927</text:p>
          </table:table-cell>
          <table:table-cell table:number-columns-repeated="2"/>
        </table:table-row>
        <table:table-row table:style-name="ro1">
          <table:table-cell office:value-type="float" office:value="0.464039951562882" calcext:value-type="float">
            <text:p>0.464039951562882</text:p>
          </table:table-cell>
          <table:table-cell table:number-columns-repeated="2"/>
        </table:table-row>
        <table:table-row table:style-name="ro1">
          <table:table-cell office:value-type="float" office:value="0.875814259052277" calcext:value-type="float">
            <text:p>0.875814259052277</text:p>
          </table:table-cell>
          <table:table-cell table:number-columns-repeated="2"/>
        </table:table-row>
        <table:table-row table:style-name="ro1">
          <table:table-cell office:value-type="float" office:value="0.462672412395477" calcext:value-type="float">
            <text:p>0.462672412395477</text:p>
          </table:table-cell>
          <table:table-cell table:number-columns-repeated="2"/>
        </table:table-row>
        <table:table-row table:style-name="ro1">
          <table:table-cell office:value-type="float" office:value="0.877035915851593" calcext:value-type="float">
            <text:p>0.877035915851593</text:p>
          </table:table-cell>
          <table:table-cell table:number-columns-repeated="2"/>
        </table:table-row>
        <table:table-row table:style-name="ro1">
          <table:table-cell office:value-type="float" office:value="0.46275931596756" calcext:value-type="float">
            <text:p>0.46275931596756</text:p>
          </table:table-cell>
          <table:table-cell table:number-columns-repeated="2"/>
        </table:table-row>
        <table:table-row table:style-name="ro1">
          <table:table-cell office:value-type="float" office:value="0.877439439296722" calcext:value-type="float">
            <text:p>0.877439439296722</text:p>
          </table:table-cell>
          <table:table-cell table:number-columns-repeated="2"/>
        </table:table-row>
        <table:table-row table:style-name="ro1">
          <table:table-cell office:value-type="float" office:value="0.879310429096222" calcext:value-type="float">
            <text:p>0.879310429096222</text:p>
          </table:table-cell>
          <table:table-cell table:number-columns-repeated="2"/>
        </table:table-row>
        <table:table-row table:style-name="ro1">
          <table:table-cell office:value-type="float" office:value="0.879069089889526" calcext:value-type="float">
            <text:p>0.879069089889526</text:p>
          </table:table-cell>
          <table:table-cell table:number-columns-repeated="2"/>
        </table:table-row>
        <table:table-row table:style-name="ro1">
          <table:table-cell office:value-type="float" office:value="0.879760563373566" calcext:value-type="float">
            <text:p>0.879760563373566</text:p>
          </table:table-cell>
          <table:table-cell table:number-columns-repeated="2"/>
        </table:table-row>
        <table:table-row table:style-name="ro1">
          <table:table-cell office:value-type="float" office:value="0.323506563901901" calcext:value-type="float">
            <text:p>0.323506563901901</text:p>
          </table:table-cell>
          <table:table-cell table:number-columns-repeated="2"/>
        </table:table-row>
        <table:table-row table:style-name="ro1">
          <table:table-cell office:value-type="float" office:value="0.891290426254272" calcext:value-type="float">
            <text:p>0.891290426254272</text:p>
          </table:table-cell>
          <table:table-cell table:number-columns-repeated="2"/>
        </table:table-row>
        <table:table-row table:style-name="ro1">
          <table:table-cell office:value-type="float" office:value="0.323567390441895" calcext:value-type="float">
            <text:p>0.323567390441895</text:p>
          </table:table-cell>
          <table:table-cell table:number-columns-repeated="2"/>
        </table:table-row>
        <table:table-row table:style-name="ro1">
          <table:table-cell office:value-type="float" office:value="0.891338586807251" calcext:value-type="float">
            <text:p>0.891338586807251</text:p>
          </table:table-cell>
          <table:table-cell table:number-columns-repeated="2"/>
        </table:table-row>
        <table:table-row table:style-name="ro1">
          <table:table-cell office:value-type="float" office:value="0.323414772748947" calcext:value-type="float">
            <text:p>0.323414772748947</text:p>
          </table:table-cell>
          <table:table-cell table:number-columns-repeated="2"/>
        </table:table-row>
        <table:table-row table:style-name="ro1">
          <table:table-cell office:value-type="float" office:value="0.891374349594116" calcext:value-type="float">
            <text:p>0.891374349594116</text:p>
          </table:table-cell>
          <table:table-cell table:number-columns-repeated="2"/>
        </table:table-row>
        <table:table-row table:style-name="ro1">
          <table:table-cell office:value-type="float" office:value="0.411308079957962" calcext:value-type="float">
            <text:p>0.411308079957962</text:p>
          </table:table-cell>
          <table:table-cell table:number-columns-repeated="2"/>
        </table:table-row>
        <table:table-row table:style-name="ro1">
          <table:table-cell office:value-type="float" office:value="0.923540532588959" calcext:value-type="float">
            <text:p>0.923540532588959</text:p>
          </table:table-cell>
          <table:table-cell table:number-columns-repeated="2"/>
        </table:table-row>
        <table:table-row table:style-name="ro1">
          <table:table-cell office:value-type="float" office:value="0.412501752376556" calcext:value-type="float">
            <text:p>0.412501752376556</text:p>
          </table:table-cell>
          <table:table-cell table:number-columns-repeated="2"/>
        </table:table-row>
        <table:table-row table:style-name="ro1">
          <table:table-cell office:value-type="float" office:value="0.92357748746872" calcext:value-type="float">
            <text:p>0.92357748746872</text:p>
          </table:table-cell>
          <table:table-cell table:number-columns-repeated="2"/>
        </table:table-row>
        <table:table-row table:style-name="ro1">
          <table:table-cell office:value-type="float" office:value="0.412742435932159" calcext:value-type="float">
            <text:p>0.412742435932159</text:p>
          </table:table-cell>
          <table:table-cell table:number-columns-repeated="2"/>
        </table:table-row>
        <table:table-row table:style-name="ro1">
          <table:table-cell office:value-type="float" office:value="0.92367023229599" calcext:value-type="float">
            <text:p>0.92367023229599</text:p>
          </table:table-cell>
          <table:table-cell table:number-columns-repeated="2"/>
        </table:table-row>
        <table:table-row table:style-name="ro1">
          <table:table-cell office:value-type="float" office:value="0.454974800348282" calcext:value-type="float">
            <text:p>0.454974800348282</text:p>
          </table:table-cell>
          <table:table-cell table:number-columns-repeated="2"/>
        </table:table-row>
        <table:table-row table:style-name="ro1">
          <table:table-cell office:value-type="float" office:value="0.927297592163086" calcext:value-type="float">
            <text:p>0.927297592163086</text:p>
          </table:table-cell>
          <table:table-cell table:number-columns-repeated="2"/>
        </table:table-row>
        <table:table-row table:style-name="ro1">
          <table:table-cell office:value-type="float" office:value="0.458651155233383" calcext:value-type="float">
            <text:p>0.458651155233383</text:p>
          </table:table-cell>
          <table:table-cell table:number-columns-repeated="2"/>
        </table:table-row>
        <table:table-row table:style-name="ro1">
          <table:table-cell office:value-type="float" office:value="0.927790939807892" calcext:value-type="float">
            <text:p>0.927790939807892</text:p>
          </table:table-cell>
          <table:table-cell table:number-columns-repeated="2"/>
        </table:table-row>
        <table:table-row table:style-name="ro1">
          <table:table-cell office:value-type="float" office:value="0.46085587143898" calcext:value-type="float">
            <text:p>0.46085587143898</text:p>
          </table:table-cell>
          <table:table-cell table:number-columns-repeated="2"/>
        </table:table-row>
        <table:table-row table:style-name="ro1">
          <table:table-cell office:value-type="float" office:value="0.927764773368835" calcext:value-type="float">
            <text:p>0.927764773368835</text:p>
          </table:table-cell>
          <table:table-cell table:number-columns-repeated="2"/>
        </table:table-row>
        <table:table-row table:style-name="ro1">
          <table:table-cell office:value-type="float" office:value="0.9340540766716" calcext:value-type="float">
            <text:p>0.9340540766716</text:p>
          </table:table-cell>
          <table:table-cell table:number-columns-repeated="2"/>
        </table:table-row>
        <table:table-row table:style-name="ro1">
          <table:table-cell office:value-type="float" office:value="0.934088706970215" calcext:value-type="float">
            <text:p>0.934088706970215</text:p>
          </table:table-cell>
          <table:table-cell table:number-columns-repeated="2"/>
        </table:table-row>
        <table:table-row table:style-name="ro1">
          <table:table-cell office:value-type="float" office:value="0.934285640716553" calcext:value-type="float">
            <text:p>0.934285640716553</text:p>
          </table:table-cell>
          <table:table-cell table:number-columns-repeated="2"/>
        </table:table-row>
        <table:table-row table:style-name="ro1">
          <table:table-cell office:value-type="float" office:value="0.943653643131256" calcext:value-type="float">
            <text:p>0.943653643131256</text:p>
          </table:table-cell>
          <table:table-cell table:number-columns-repeated="2"/>
        </table:table-row>
        <table:table-row table:style-name="ro1">
          <table:table-cell office:value-type="float" office:value="0.943641543388367" calcext:value-type="float">
            <text:p>0.943641543388367</text:p>
          </table:table-cell>
          <table:table-cell table:number-columns-repeated="2"/>
        </table:table-row>
        <table:table-row table:style-name="ro1">
          <table:table-cell office:value-type="float" office:value="0.943643152713776" calcext:value-type="float">
            <text:p>0.943643152713776</text:p>
          </table:table-cell>
          <table:table-cell table:number-columns-repeated="2"/>
        </table:table-row>
        <table:table-row table:style-name="ro1">
          <table:table-cell office:value-type="float" office:value="0.948415219783783" calcext:value-type="float">
            <text:p>0.948415219783783</text:p>
          </table:table-cell>
          <table:table-cell table:number-columns-repeated="2"/>
        </table:table-row>
        <table:table-row table:style-name="ro1">
          <table:table-cell office:value-type="float" office:value="0.948396027088165" calcext:value-type="float">
            <text:p>0.948396027088165</text:p>
          </table:table-cell>
          <table:table-cell table:number-columns-repeated="2"/>
        </table:table-row>
        <table:table-row table:style-name="ro1">
          <table:table-cell office:value-type="float" office:value="0.355760395526886" calcext:value-type="float">
            <text:p>0.355760395526886</text:p>
          </table:table-cell>
          <table:table-cell table:number-columns-repeated="2"/>
        </table:table-row>
        <table:table-row table:style-name="ro1">
          <table:table-cell office:value-type="float" office:value="0.959311783313751" calcext:value-type="float">
            <text:p>0.959311783313751</text:p>
          </table:table-cell>
          <table:table-cell table:number-columns-repeated="2"/>
        </table:table-row>
        <table:table-row table:style-name="ro1">
          <table:table-cell office:value-type="float" office:value="0.355730444192886" calcext:value-type="float">
            <text:p>0.355730444192886</text:p>
          </table:table-cell>
          <table:table-cell table:number-columns-repeated="2"/>
        </table:table-row>
        <table:table-row table:style-name="ro1">
          <table:table-cell office:value-type="float" office:value="0.959273099899292" calcext:value-type="float">
            <text:p>0.959273099899292</text:p>
          </table:table-cell>
          <table:table-cell table:number-columns-repeated="2"/>
        </table:table-row>
        <table:table-row table:style-name="ro1">
          <table:table-cell office:value-type="float" office:value="0.355922371149063" calcext:value-type="float">
            <text:p>0.355922371149063</text:p>
          </table:table-cell>
          <table:table-cell table:number-columns-repeated="2"/>
        </table:table-row>
        <table:table-row table:style-name="ro1">
          <table:table-cell office:value-type="float" office:value="0.959202527999878" calcext:value-type="float">
            <text:p>0.959202527999878</text:p>
          </table:table-cell>
          <table:table-cell table:number-columns-repeated="2"/>
        </table:table-row>
        <table:table-row table:style-name="ro1">
          <table:table-cell office:value-type="float" office:value="0.960850596427918" calcext:value-type="float">
            <text:p>0.960850596427918</text:p>
          </table:table-cell>
          <table:table-cell table:number-columns-repeated="2"/>
        </table:table-row>
        <table:table-row table:style-name="ro1">
          <table:table-cell office:value-type="float" office:value="0.960915148258209" calcext:value-type="float">
            <text:p>0.960915148258209</text:p>
          </table:table-cell>
          <table:table-cell table:number-columns-repeated="2"/>
        </table:table-row>
        <table:table-row table:style-name="ro1">
          <table:table-cell office:value-type="float" office:value="0.960812389850616" calcext:value-type="float">
            <text:p>0.960812389850616</text:p>
          </table:table-cell>
          <table:table-cell table:number-columns-repeated="2"/>
        </table:table-row>
        <table:table-row table:style-name="ro1">
          <table:table-cell office:value-type="float" office:value="0.949569165706634" calcext:value-type="float">
            <text:p>0.949569165706634</text:p>
          </table:table-cell>
          <table:table-cell table:number-columns-repeated="2"/>
        </table:table-row>
        <table:table-row table:style-name="ro1">
          <table:table-cell office:value-type="float" office:value="0.94963675737381" calcext:value-type="float">
            <text:p>0.94963675737381</text:p>
          </table:table-cell>
          <table:table-cell table:number-columns-repeated="2"/>
        </table:table-row>
        <table:table-row table:style-name="ro1">
          <table:table-cell office:value-type="float" office:value="0.949613451957702" calcext:value-type="float">
            <text:p>0.949613451957702</text:p>
          </table:table-cell>
          <table:table-cell table:number-columns-repeated="2"/>
        </table:table-row>
        <table:table-row table:style-name="ro1">
          <table:table-cell office:value-type="float" office:value="0.953329861164093" calcext:value-type="float">
            <text:p>0.953329861164093</text:p>
          </table:table-cell>
          <table:table-cell table:number-columns-repeated="2"/>
        </table:table-row>
        <table:table-row table:style-name="ro1">
          <table:table-cell office:value-type="float" office:value="0.953332662582397" calcext:value-type="float">
            <text:p>0.953332662582397</text:p>
          </table:table-cell>
          <table:table-cell table:number-columns-repeated="2"/>
        </table:table-row>
        <table:table-row table:style-name="ro1">
          <table:table-cell office:value-type="float" office:value="0.953314244747162" calcext:value-type="float">
            <text:p>0.953314244747162</text:p>
          </table:table-cell>
          <table:table-cell table:number-columns-repeated="2"/>
        </table:table-row>
        <table:table-row table:style-name="ro1">
          <table:table-cell office:value-type="float" office:value="0.949946880340576" calcext:value-type="float">
            <text:p>0.949946880340576</text:p>
          </table:table-cell>
          <table:table-cell table:number-columns-repeated="2"/>
        </table:table-row>
        <table:table-row table:style-name="ro1">
          <table:table-cell office:value-type="float" office:value="0.949904382228851" calcext:value-type="float">
            <text:p>0.949904382228851</text:p>
          </table:table-cell>
          <table:table-cell table:number-columns-repeated="2"/>
        </table:table-row>
        <table:table-row table:style-name="ro1">
          <table:table-cell office:value-type="float" office:value="0.950289130210876" calcext:value-type="float">
            <text:p>0.950289130210876</text:p>
          </table:table-cell>
          <table:table-cell table:number-columns-repeated="2"/>
        </table:table-row>
        <table:table-row table:style-name="ro1">
          <table:table-cell office:value-type="float" office:value="0.948579549789429" calcext:value-type="float">
            <text:p>0.948579549789429</text:p>
          </table:table-cell>
          <table:table-cell table:number-columns-repeated="2"/>
        </table:table-row>
        <table:table-row table:style-name="ro1">
          <table:table-cell office:value-type="float" office:value="0.948583126068115" calcext:value-type="float">
            <text:p>0.948583126068115</text:p>
          </table:table-cell>
          <table:table-cell table:number-columns-repeated="2"/>
        </table:table-row>
        <table:table-row table:style-name="ro1">
          <table:table-cell office:value-type="float" office:value="0.948571443557739" calcext:value-type="float">
            <text:p>0.948571443557739</text:p>
          </table:table-cell>
          <table:table-cell table:number-columns-repeated="2"/>
        </table:table-row>
        <table:table-row table:style-name="ro1">
          <table:table-cell office:value-type="float" office:value="0.946064651012421" calcext:value-type="float">
            <text:p>0.946064651012421</text:p>
          </table:table-cell>
          <table:table-cell table:number-columns-repeated="2"/>
        </table:table-row>
        <table:table-row table:style-name="ro1">
          <table:table-cell office:value-type="float" office:value="0.945989727973938" calcext:value-type="float">
            <text:p>0.945989727973938</text:p>
          </table:table-cell>
          <table:table-cell table:number-columns-repeated="2"/>
        </table:table-row>
        <table:table-row table:style-name="ro1">
          <table:table-cell office:value-type="float" office:value="0.946024715900421" calcext:value-type="float">
            <text:p>0.946024715900421</text:p>
          </table:table-cell>
          <table:table-cell table:number-columns-repeated="2"/>
        </table:table-row>
        <table:table-row table:style-name="ro1">
          <table:table-cell office:value-type="float" office:value="0.945387423038483" calcext:value-type="float">
            <text:p>0.945387423038483</text:p>
          </table:table-cell>
          <table:table-cell table:number-columns-repeated="2"/>
        </table:table-row>
        <table:table-row table:style-name="ro1">
          <table:table-cell office:value-type="float" office:value="0.946667730808258" calcext:value-type="float">
            <text:p>0.946667730808258</text:p>
          </table:table-cell>
          <table:table-cell table:number-columns-repeated="2"/>
        </table:table-row>
        <table:table-row table:style-name="ro1">
          <table:table-cell office:value-type="float" office:value="0.946349859237671" calcext:value-type="float">
            <text:p>0.946349859237671</text:p>
          </table:table-cell>
          <table:table-cell table:number-columns-repeated="2"/>
        </table:table-row>
        <table:table-row table:style-name="ro1">
          <table:table-cell office:value-type="float" office:value="0.954253435134888" calcext:value-type="float">
            <text:p>0.954253435134888</text:p>
          </table:table-cell>
          <table:table-cell table:number-columns-repeated="2"/>
        </table:table-row>
        <table:table-row table:style-name="ro1">
          <table:table-cell office:value-type="float" office:value="0.95415723323822" calcext:value-type="float">
            <text:p>0.95415723323822</text:p>
          </table:table-cell>
          <table:table-cell table:number-columns-repeated="2"/>
        </table:table-row>
        <table:table-row table:style-name="ro1">
          <table:table-cell office:value-type="float" office:value="0.95430326461792" calcext:value-type="float">
            <text:p>0.95430326461792</text:p>
          </table:table-cell>
          <table:table-cell table:number-columns-repeated="2"/>
        </table:table-row>
        <table:table-row table:style-name="ro1">
          <table:table-cell office:value-type="float" office:value="0.949547529220581" calcext:value-type="float">
            <text:p>0.949547529220581</text:p>
          </table:table-cell>
          <table:table-cell table:number-columns-repeated="2"/>
        </table:table-row>
        <table:table-row table:style-name="ro1">
          <table:table-cell office:value-type="float" office:value="0.94952267408371" calcext:value-type="float">
            <text:p>0.94952267408371</text:p>
          </table:table-cell>
          <table:table-cell table:number-columns-repeated="2"/>
        </table:table-row>
        <table:table-row table:style-name="ro1">
          <table:table-cell office:value-type="float" office:value="0.948950529098511" calcext:value-type="float">
            <text:p>0.948950529098511</text:p>
          </table:table-cell>
          <table:table-cell table:number-columns-repeated="2"/>
        </table:table-row>
        <table:table-row table:style-name="ro1">
          <table:table-cell office:value-type="float" office:value="0.948980748653412" calcext:value-type="float">
            <text:p>0.948980748653412</text:p>
          </table:table-cell>
          <table:table-cell table:number-columns-repeated="2"/>
        </table:table-row>
        <table:table-row table:style-name="ro1">
          <table:table-cell office:value-type="float" office:value="0.94897472858429" calcext:value-type="float">
            <text:p>0.94897472858429</text:p>
          </table:table-cell>
          <table:table-cell table:number-columns-repeated="2"/>
        </table:table-row>
        <table:table-row table:style-name="ro1">
          <table:table-cell office:value-type="float" office:value="0.949136555194855" calcext:value-type="float">
            <text:p>0.949136555194855</text:p>
          </table:table-cell>
          <table:table-cell table:number-columns-repeated="2"/>
        </table:table-row>
        <table:table-row table:style-name="ro1">
          <table:table-cell office:value-type="float" office:value="0.949150383472443" calcext:value-type="float">
            <text:p>0.949150383472443</text:p>
          </table:table-cell>
          <table:table-cell table:number-columns-repeated="2"/>
        </table:table-row>
        <table:table-row table:style-name="ro1">
          <table:table-cell office:value-type="float" office:value="0.949186146259308" calcext:value-type="float">
            <text:p>0.949186146259308</text:p>
          </table:table-cell>
          <table:table-cell table:number-columns-repeated="2"/>
        </table:table-row>
        <table:table-row table:style-name="ro1">
          <table:table-cell office:value-type="float" office:value="0.953867137432098" calcext:value-type="float">
            <text:p>0.953867137432098</text:p>
          </table:table-cell>
          <table:table-cell table:number-columns-repeated="2"/>
        </table:table-row>
        <table:table-row table:style-name="ro1">
          <table:table-cell office:value-type="float" office:value="0.953860819339752" calcext:value-type="float">
            <text:p>0.953860819339752</text:p>
          </table:table-cell>
          <table:table-cell table:number-columns-repeated="2"/>
        </table:table-row>
        <table:table-row table:style-name="ro1">
          <table:table-cell office:value-type="float" office:value="0.953868091106415" calcext:value-type="float">
            <text:p>0.953868091106415</text:p>
          </table:table-cell>
          <table:table-cell table:number-columns-repeated="2"/>
        </table:table-row>
        <table:table-row table:style-name="ro1">
          <table:table-cell office:value-type="float" office:value="0.958061575889587" calcext:value-type="float">
            <text:p>0.958061575889587</text:p>
          </table:table-cell>
          <table:table-cell table:number-columns-repeated="2"/>
        </table:table-row>
        <table:table-row table:style-name="ro1">
          <table:table-cell office:value-type="float" office:value="0.958079397678375" calcext:value-type="float">
            <text:p>0.958079397678375</text:p>
          </table:table-cell>
          <table:table-cell table:number-columns-repeated="2"/>
        </table:table-row>
        <table:table-row table:style-name="ro1">
          <table:table-cell office:value-type="float" office:value="0.958099663257599" calcext:value-type="float">
            <text:p>0.958099663257599</text:p>
          </table:table-cell>
          <table:table-cell table:number-columns-repeated="2"/>
        </table:table-row>
        <table:table-row table:style-name="ro1">
          <table:table-cell office:value-type="float" office:value="0.947347521781921" calcext:value-type="float">
            <text:p>0.947347521781921</text:p>
          </table:table-cell>
          <table:table-cell table:number-columns-repeated="2"/>
        </table:table-row>
        <table:table-row table:style-name="ro1">
          <table:table-cell office:value-type="float" office:value="0.947347521781921" calcext:value-type="float">
            <text:p>0.947347521781921</text:p>
          </table:table-cell>
          <table:table-cell table:number-columns-repeated="2"/>
        </table:table-row>
        <table:table-row table:style-name="ro1">
          <table:table-cell office:value-type="float" office:value="0.947473704814911" calcext:value-type="float">
            <text:p>0.947473704814911</text:p>
          </table:table-cell>
          <table:table-cell table:number-columns-repeated="2"/>
        </table:table-row>
        <table:table-row table:style-name="ro1">
          <table:table-cell office:value-type="float" office:value="0.94331681728363" calcext:value-type="float">
            <text:p>0.94331681728363</text:p>
          </table:table-cell>
          <table:table-cell table:number-columns-repeated="2"/>
        </table:table-row>
        <table:table-row table:style-name="ro1">
          <table:table-cell office:value-type="float" office:value="0.943390607833862" calcext:value-type="float">
            <text:p>0.943390607833862</text:p>
          </table:table-cell>
          <table:table-cell table:number-columns-repeated="2"/>
        </table:table-row>
        <table:table-row table:style-name="ro1">
          <table:table-cell office:value-type="float" office:value="0.943347334861755" calcext:value-type="float">
            <text:p>0.943347334861755</text:p>
          </table:table-cell>
          <table:table-cell table:number-columns-repeated="2"/>
        </table:table-row>
        <table:table-row table:style-name="ro1">
          <table:table-cell office:value-type="float" office:value="0.93035227060318" calcext:value-type="float">
            <text:p>0.93035227060318</text:p>
          </table:table-cell>
          <table:table-cell table:number-columns-repeated="2"/>
        </table:table-row>
        <table:table-row table:style-name="ro1">
          <table:table-cell office:value-type="float" office:value="0.93000340461731" calcext:value-type="float">
            <text:p>0.93000340461731</text:p>
          </table:table-cell>
          <table:table-cell table:number-columns-repeated="2"/>
        </table:table-row>
        <table:table-row table:style-name="ro1">
          <table:table-cell office:value-type="float" office:value="0.930071473121643" calcext:value-type="float">
            <text:p>0.930071473121643</text:p>
          </table:table-cell>
          <table:table-cell table:number-columns-repeated="2"/>
        </table:table-row>
        <table:table-row table:style-name="ro1">
          <table:table-cell office:value-type="float" office:value="0.93004983663559" calcext:value-type="float">
            <text:p>0.93004983663559</text:p>
          </table:table-cell>
          <table:table-cell table:number-columns-repeated="2"/>
        </table:table-row>
        <table:table-row table:style-name="ro1">
          <table:table-cell office:value-type="float" office:value="0.930538356304169" calcext:value-type="float">
            <text:p>0.930538356304169</text:p>
          </table:table-cell>
          <table:table-cell table:number-columns-repeated="2"/>
        </table:table-row>
        <table:table-row table:style-name="ro1">
          <table:table-cell office:value-type="float" office:value="0.930456340312958" calcext:value-type="float">
            <text:p>0.930456340312958</text:p>
          </table:table-cell>
          <table:table-cell table:number-columns-repeated="2"/>
        </table:table-row>
        <table:table-row table:style-name="ro1">
          <table:table-cell office:value-type="float" office:value="0.942514598369598" calcext:value-type="float">
            <text:p>0.942514598369598</text:p>
          </table:table-cell>
          <table:table-cell table:number-columns-repeated="2"/>
        </table:table-row>
        <table:table-row table:style-name="ro1">
          <table:table-cell office:value-type="float" office:value="0.942514777183533" calcext:value-type="float">
            <text:p>0.942514777183533</text:p>
          </table:table-cell>
          <table:table-cell table:number-columns-repeated="2"/>
        </table:table-row>
        <table:table-row table:style-name="ro1">
          <table:table-cell office:value-type="float" office:value="0.942522466182709" calcext:value-type="float">
            <text:p>0.942522466182709</text:p>
          </table:table-cell>
          <table:table-cell table:number-columns-repeated="2"/>
        </table:table-row>
        <table:table-row table:style-name="ro1">
          <table:table-cell office:value-type="float" office:value="0.940220415592194" calcext:value-type="float">
            <text:p>0.940220415592194</text:p>
          </table:table-cell>
          <table:table-cell table:number-columns-repeated="2"/>
        </table:table-row>
        <table:table-row table:style-name="ro1">
          <table:table-cell office:value-type="float" office:value="0.940022468566894" calcext:value-type="float">
            <text:p>0.940022468566894</text:p>
          </table:table-cell>
          <table:table-cell table:number-columns-repeated="2"/>
        </table:table-row>
        <table:table-row table:style-name="ro1">
          <table:table-cell office:value-type="float" office:value="0.944718301296234" calcext:value-type="float">
            <text:p>0.944718301296234</text:p>
          </table:table-cell>
          <table:table-cell table:number-columns-repeated="2"/>
        </table:table-row>
        <table:table-row table:style-name="ro1">
          <table:table-cell office:value-type="float" office:value="0.944945216178894" calcext:value-type="float">
            <text:p>0.944945216178894</text:p>
          </table:table-cell>
          <table:table-cell table:number-columns-repeated="2"/>
        </table:table-row>
        <table:table-row table:style-name="ro1">
          <table:table-cell office:value-type="float" office:value="0.944874107837677" calcext:value-type="float">
            <text:p>0.944874107837677</text:p>
          </table:table-cell>
          <table:table-cell table:number-columns-repeated="2"/>
        </table:table-row>
        <table:table-row table:style-name="ro1">
          <table:table-cell office:value-type="float" office:value="0.940938889980316" calcext:value-type="float">
            <text:p>0.940938889980316</text:p>
          </table:table-cell>
          <table:table-cell table:number-columns-repeated="2"/>
        </table:table-row>
        <table:table-row table:style-name="ro1">
          <table:table-cell office:value-type="float" office:value="0.940911173820496" calcext:value-type="float">
            <text:p>0.940911173820496</text:p>
          </table:table-cell>
          <table:table-cell table:number-columns-repeated="2"/>
        </table:table-row>
        <table:table-row table:style-name="ro1">
          <table:table-cell office:value-type="float" office:value="0.94092458486557" calcext:value-type="float">
            <text:p>0.94092458486557</text:p>
          </table:table-cell>
          <table:table-cell table:number-columns-repeated="2"/>
        </table:table-row>
        <table:table-row table:style-name="ro1">
          <table:table-cell office:value-type="float" office:value="0.944274306297302" calcext:value-type="float">
            <text:p>0.944274306297302</text:p>
          </table:table-cell>
          <table:table-cell table:number-columns-repeated="2"/>
        </table:table-row>
        <table:table-row table:style-name="ro1">
          <table:table-cell office:value-type="float" office:value="0.944468021392822" calcext:value-type="float">
            <text:p>0.944468021392822</text:p>
          </table:table-cell>
          <table:table-cell table:number-columns-repeated="2"/>
        </table:table-row>
        <table:table-row table:style-name="ro1">
          <table:table-cell office:value-type="float" office:value="0.944370329380035" calcext:value-type="float">
            <text:p>0.944370329380035</text:p>
          </table:table-cell>
          <table:table-cell table:number-columns-repeated="2"/>
        </table:table-row>
        <table:table-row table:style-name="ro1">
          <table:table-cell office:value-type="float" office:value="0.945886254310608" calcext:value-type="float">
            <text:p>0.945886254310608</text:p>
          </table:table-cell>
          <table:table-cell table:number-columns-repeated="2"/>
        </table:table-row>
        <table:table-row table:style-name="ro1">
          <table:table-cell office:value-type="float" office:value="0.945735812187195" calcext:value-type="float">
            <text:p>0.945735812187195</text:p>
          </table:table-cell>
          <table:table-cell table:number-columns-repeated="2"/>
        </table:table-row>
        <table:table-row table:style-name="ro1">
          <table:table-cell office:value-type="float" office:value="0.945841550827026" calcext:value-type="float">
            <text:p>0.945841550827026</text:p>
          </table:table-cell>
          <table:table-cell table:number-columns-repeated="2"/>
        </table:table-row>
        <table:table-row table:style-name="ro1">
          <table:table-cell office:value-type="float" office:value="0.950147449970245" calcext:value-type="float">
            <text:p>0.950147449970245</text:p>
          </table:table-cell>
          <table:table-cell table:number-columns-repeated="2"/>
        </table:table-row>
        <table:table-row table:style-name="ro1">
          <table:table-cell office:value-type="float" office:value="0.950161695480347" calcext:value-type="float">
            <text:p>0.950161695480347</text:p>
          </table:table-cell>
          <table:table-cell table:number-columns-repeated="2"/>
        </table:table-row>
        <table:table-row table:style-name="ro1">
          <table:table-cell office:value-type="float" office:value="0.950137734413147" calcext:value-type="float">
            <text:p>0.950137734413147</text:p>
          </table:table-cell>
          <table:table-cell table:number-columns-repeated="2"/>
        </table:table-row>
        <table:table-row table:style-name="ro1">
          <table:table-cell office:value-type="float" office:value="0.951260447502136" calcext:value-type="float">
            <text:p>0.951260447502136</text:p>
          </table:table-cell>
          <table:table-cell table:number-columns-repeated="2"/>
        </table:table-row>
        <table:table-row table:style-name="ro1">
          <table:table-cell office:value-type="float" office:value="0.951298654079437" calcext:value-type="float">
            <text:p>0.951298654079437</text:p>
          </table:table-cell>
          <table:table-cell table:number-columns-repeated="2"/>
        </table:table-row>
        <table:table-row table:style-name="ro1">
          <table:table-cell office:value-type="float" office:value="0.95134437084198" calcext:value-type="float">
            <text:p>0.95134437084198</text:p>
          </table:table-cell>
          <table:table-cell table:number-columns-repeated="2"/>
        </table:table-row>
        <table:table-row table:style-name="ro1">
          <table:table-cell office:value-type="float" office:value="0.951715648174286" calcext:value-type="float">
            <text:p>0.951715648174286</text:p>
          </table:table-cell>
          <table:table-cell table:number-columns-repeated="2"/>
        </table:table-row>
        <table:table-row table:style-name="ro1">
          <table:table-cell office:value-type="float" office:value="0.951704740524292" calcext:value-type="float">
            <text:p>0.951704740524292</text:p>
          </table:table-cell>
          <table:table-cell table:number-columns-repeated="2"/>
        </table:table-row>
        <table:table-row table:style-name="ro1">
          <table:table-cell office:value-type="float" office:value="0.951802134513855" calcext:value-type="float">
            <text:p>0.951802134513855</text:p>
          </table:table-cell>
          <table:table-cell table:number-columns-repeated="2"/>
        </table:table-row>
        <table:table-row table:style-name="ro1">
          <table:table-cell office:value-type="float" office:value="0.951699376106262" calcext:value-type="float">
            <text:p>0.951699376106262</text:p>
          </table:table-cell>
          <table:table-cell table:number-columns-repeated="2"/>
        </table:table-row>
        <table:table-row table:style-name="ro1">
          <table:table-cell office:value-type="float" office:value="0.951681315898895" calcext:value-type="float">
            <text:p>0.951681315898895</text:p>
          </table:table-cell>
          <table:table-cell table:number-columns-repeated="2"/>
        </table:table-row>
        <table:table-row table:style-name="ro1">
          <table:table-cell office:value-type="float" office:value="0.95163893699646" calcext:value-type="float">
            <text:p>0.95163893699646</text:p>
          </table:table-cell>
          <table:table-cell table:number-columns-repeated="2"/>
        </table:table-row>
        <table:table-row table:style-name="ro1">
          <table:table-cell office:value-type="float" office:value="0.951449990272522" calcext:value-type="float">
            <text:p>0.951449990272522</text:p>
          </table:table-cell>
          <table:table-cell table:number-columns-repeated="2"/>
        </table:table-row>
        <table:table-row table:style-name="ro1">
          <table:table-cell office:value-type="float" office:value="0.951447248458862" calcext:value-type="float">
            <text:p>0.951447248458862</text:p>
          </table:table-cell>
          <table:table-cell table:number-columns-repeated="2"/>
        </table:table-row>
        <table:table-row table:style-name="ro1">
          <table:table-cell office:value-type="float" office:value="0.951403439044952" calcext:value-type="float">
            <text:p>0.951403439044952</text:p>
          </table:table-cell>
          <table:table-cell table:number-columns-repeated="2"/>
        </table:table-row>
        <table:table-row table:style-name="ro1">
          <table:table-cell office:value-type="float" office:value="0.951660811901092" calcext:value-type="float">
            <text:p>0.951660811901092</text:p>
          </table:table-cell>
          <table:table-cell table:number-columns-repeated="2"/>
        </table:table-row>
        <table:table-row table:style-name="ro1">
          <table:table-cell office:value-type="float" office:value="0.951561152935028" calcext:value-type="float">
            <text:p>0.951561152935028</text:p>
          </table:table-cell>
          <table:table-cell table:number-columns-repeated="2"/>
        </table:table-row>
        <table:table-row table:style-name="ro1">
          <table:table-cell office:value-type="float" office:value="0.952731370925903" calcext:value-type="float">
            <text:p>0.952731370925903</text:p>
          </table:table-cell>
          <table:table-cell table:number-columns-repeated="2"/>
        </table:table-row>
        <table:table-row table:style-name="ro1">
          <table:table-cell office:value-type="float" office:value="0.95268964767456" calcext:value-type="float">
            <text:p>0.95268964767456</text:p>
          </table:table-cell>
          <table:table-cell table:number-columns-repeated="2"/>
        </table:table-row>
        <table:table-row table:style-name="ro1">
          <table:table-cell office:value-type="float" office:value="0.952692627906799" calcext:value-type="float">
            <text:p>0.952692627906799</text:p>
          </table:table-cell>
          <table:table-cell table:number-columns-repeated="2"/>
        </table:table-row>
        <table:table-row table:style-name="ro1">
          <table:table-cell office:value-type="float" office:value="0.953080892562866" calcext:value-type="float">
            <text:p>0.953080892562866</text:p>
          </table:table-cell>
          <table:table-cell table:number-columns-repeated="2"/>
        </table:table-row>
        <table:table-row table:style-name="ro1">
          <table:table-cell office:value-type="float" office:value="0.953095853328705" calcext:value-type="float">
            <text:p>0.953095853328705</text:p>
          </table:table-cell>
          <table:table-cell table:number-columns-repeated="2"/>
        </table:table-row>
        <table:table-row table:style-name="ro1">
          <table:table-cell office:value-type="float" office:value="0.953135371208191" calcext:value-type="float">
            <text:p>0.953135371208191</text:p>
          </table:table-cell>
          <table:table-cell table:number-columns-repeated="2"/>
        </table:table-row>
        <table:table-row table:style-name="ro1">
          <table:table-cell office:value-type="float" office:value="0.954045593738556" calcext:value-type="float">
            <text:p>0.954045593738556</text:p>
          </table:table-cell>
          <table:table-cell table:number-columns-repeated="2"/>
        </table:table-row>
        <table:table-row table:style-name="ro1">
          <table:table-cell office:value-type="float" office:value="0.95412278175354" calcext:value-type="float">
            <text:p>0.95412278175354</text:p>
          </table:table-cell>
          <table:table-cell table:number-columns-repeated="2"/>
        </table:table-row>
        <table:table-row table:style-name="ro1">
          <table:table-cell office:value-type="float" office:value="0.954062104225159" calcext:value-type="float">
            <text:p>0.954062104225159</text:p>
          </table:table-cell>
          <table:table-cell table:number-columns-repeated="2"/>
        </table:table-row>
        <table:table-row table:style-name="ro1">
          <table:table-cell office:value-type="float" office:value="0.954241156578064" calcext:value-type="float">
            <text:p>0.954241156578064</text:p>
          </table:table-cell>
          <table:table-cell table:number-columns-repeated="2"/>
        </table:table-row>
        <table:table-row table:style-name="ro1">
          <table:table-cell office:value-type="float" office:value="0.954324126243591" calcext:value-type="float">
            <text:p>0.954324126243591</text:p>
          </table:table-cell>
          <table:table-cell table:number-columns-repeated="2"/>
        </table:table-row>
        <table:table-row table:style-name="ro1">
          <table:table-cell office:value-type="float" office:value="0.954287827014923" calcext:value-type="float">
            <text:p>0.954287827014923</text:p>
          </table:table-cell>
          <table:table-cell table:number-columns-repeated="2"/>
        </table:table-row>
        <table:table-row table:style-name="ro1">
          <table:table-cell office:value-type="float" office:value="0.954853177070618" calcext:value-type="float">
            <text:p>0.954853177070618</text:p>
          </table:table-cell>
          <table:table-cell table:number-columns-repeated="2"/>
        </table:table-row>
        <table:table-row table:style-name="ro1">
          <table:table-cell office:value-type="float" office:value="0.954897880554199" calcext:value-type="float">
            <text:p>0.954897880554199</text:p>
          </table:table-cell>
          <table:table-cell table:number-columns-repeated="2"/>
        </table:table-row>
        <table:table-row table:style-name="ro1">
          <table:table-cell office:value-type="float" office:value="0.954917550086975" calcext:value-type="float">
            <text:p>0.954917550086975</text:p>
          </table:table-cell>
          <table:table-cell table:number-columns-repeated="2"/>
        </table:table-row>
        <table:table-row table:style-name="ro1">
          <table:table-cell office:value-type="float" office:value="0.954801321029663" calcext:value-type="float">
            <text:p>0.954801321029663</text:p>
          </table:table-cell>
          <table:table-cell table:number-columns-repeated="2"/>
        </table:table-row>
        <table:table-row table:style-name="ro1">
          <table:table-cell office:value-type="float" office:value="0.954838931560516" calcext:value-type="float">
            <text:p>0.954838931560516</text:p>
          </table:table-cell>
          <table:table-cell table:number-columns-repeated="2"/>
        </table:table-row>
        <table:table-row table:style-name="ro1">
          <table:table-cell office:value-type="float" office:value="0.954813480377197" calcext:value-type="float">
            <text:p>0.954813480377197</text:p>
          </table:table-cell>
          <table:table-cell table:number-columns-repeated="2"/>
        </table:table-row>
        <table:table-row table:style-name="ro1">
          <table:table-cell office:value-type="float" office:value="0.953396618366241" calcext:value-type="float">
            <text:p>0.953396618366241</text:p>
          </table:table-cell>
          <table:table-cell table:number-columns-repeated="2"/>
        </table:table-row>
        <table:table-row table:style-name="ro1">
          <table:table-cell office:value-type="float" office:value="0.953464448451996" calcext:value-type="float">
            <text:p>0.953464448451996</text:p>
          </table:table-cell>
          <table:table-cell table:number-columns-repeated="2"/>
        </table:table-row>
        <table:table-row table:style-name="ro1">
          <table:table-cell office:value-type="float" office:value="0.953360974788666" calcext:value-type="float">
            <text:p>0.953360974788666</text:p>
          </table:table-cell>
          <table:table-cell table:number-columns-repeated="2"/>
        </table:table-row>
        <table:table-row table:style-name="ro1">
          <table:table-cell office:value-type="float" office:value="0.957846820354462" calcext:value-type="float">
            <text:p>0.957846820354462</text:p>
          </table:table-cell>
          <table:table-cell table:number-columns-repeated="2"/>
        </table:table-row>
        <table:table-row table:style-name="ro1">
          <table:table-cell office:value-type="float" office:value="0.957804262638092" calcext:value-type="float">
            <text:p>0.957804262638092</text:p>
          </table:table-cell>
          <table:table-cell table:number-columns-repeated="2"/>
        </table:table-row>
        <table:table-row table:style-name="ro1">
          <table:table-cell office:value-type="float" office:value="0.957790434360504" calcext:value-type="float">
            <text:p>0.957790434360504</text:p>
          </table:table-cell>
          <table:table-cell table:number-columns-repeated="2"/>
        </table:table-row>
        <table:table-row table:style-name="ro1">
          <table:table-cell office:value-type="float" office:value="0.962658882141113" calcext:value-type="float">
            <text:p>0.962658882141113</text:p>
          </table:table-cell>
          <table:table-cell table:number-columns-repeated="2"/>
        </table:table-row>
        <table:table-row table:style-name="ro1">
          <table:table-cell office:value-type="float" office:value="0.962719261646271" calcext:value-type="float">
            <text:p>0.962719261646271</text:p>
          </table:table-cell>
          <table:table-cell table:number-columns-repeated="2"/>
        </table:table-row>
        <table:table-row table:style-name="ro1">
          <table:table-cell office:value-type="float" office:value="0.96273672580719" calcext:value-type="float">
            <text:p>0.96273672580719</text:p>
          </table:table-cell>
          <table:table-cell table:number-columns-repeated="2"/>
        </table:table-row>
        <table:table-row table:style-name="ro1">
          <table:table-cell office:value-type="float" office:value="0.962623715400696" calcext:value-type="float">
            <text:p>0.962623715400696</text:p>
          </table:table-cell>
          <table:table-cell table:number-columns-repeated="2"/>
        </table:table-row>
        <table:table-row table:style-name="ro1">
          <table:table-cell office:value-type="float" office:value="0.962651312351227" calcext:value-type="float">
            <text:p>0.962651312351227</text:p>
          </table:table-cell>
          <table:table-cell table:number-columns-repeated="2"/>
        </table:table-row>
        <table:table-row table:style-name="ro1">
          <table:table-cell office:value-type="float" office:value="0.963226437568665" calcext:value-type="float">
            <text:p>0.963226437568665</text:p>
          </table:table-cell>
          <table:table-cell table:number-columns-repeated="2"/>
        </table:table-row>
        <table:table-row table:style-name="ro1">
          <table:table-cell office:value-type="float" office:value="0.963248789310455" calcext:value-type="float">
            <text:p>0.963248789310455</text:p>
          </table:table-cell>
          <table:table-cell table:number-columns-repeated="2"/>
        </table:table-row>
        <table:table-row table:style-name="ro1">
          <table:table-cell office:value-type="float" office:value="0.963190078735352" calcext:value-type="float">
            <text:p>0.963190078735352</text:p>
          </table:table-cell>
          <table:table-cell table:number-columns-repeated="2"/>
        </table:table-row>
        <table:table-row table:style-name="ro1">
          <table:table-cell office:value-type="float" office:value="0.957153379917145" calcext:value-type="float">
            <text:p>0.957153379917145</text:p>
          </table:table-cell>
          <table:table-cell table:number-columns-repeated="2"/>
        </table:table-row>
        <table:table-row table:style-name="ro1">
          <table:table-cell office:value-type="float" office:value="0.95721036195755" calcext:value-type="float">
            <text:p>0.95721036195755</text:p>
          </table:table-cell>
          <table:table-cell table:number-columns-repeated="2"/>
        </table:table-row>
        <table:table-row table:style-name="ro1">
          <table:table-cell office:value-type="float" office:value="0.957253336906433" calcext:value-type="float">
            <text:p>0.957253336906433</text:p>
          </table:table-cell>
          <table:table-cell table:number-columns-repeated="2"/>
        </table:table-row>
        <table:table-row table:style-name="ro1">
          <table:table-cell office:value-type="float" office:value="0.948924481868744" calcext:value-type="float">
            <text:p>0.948924481868744</text:p>
          </table:table-cell>
          <table:table-cell table:number-columns-repeated="2"/>
        </table:table-row>
        <table:table-row table:style-name="ro1">
          <table:table-cell office:value-type="float" office:value="0.948845744132996" calcext:value-type="float">
            <text:p>0.948845744132996</text:p>
          </table:table-cell>
          <table:table-cell table:number-columns-repeated="2"/>
        </table:table-row>
        <table:table-row table:style-name="ro1">
          <table:table-cell office:value-type="float" office:value="0.948852241039276" calcext:value-type="float">
            <text:p>0.948852241039276</text:p>
          </table:table-cell>
          <table:table-cell table:number-columns-repeated="2"/>
        </table:table-row>
        <table:table-row table:style-name="ro1">
          <table:table-cell office:value-type="float" office:value="0.943483173847198" calcext:value-type="float">
            <text:p>0.943483173847198</text:p>
          </table:table-cell>
          <table:table-cell table:number-columns-repeated="2"/>
        </table:table-row>
        <table:table-row table:style-name="ro1">
          <table:table-cell office:value-type="float" office:value="0.943486750125885" calcext:value-type="float">
            <text:p>0.943486750125885</text:p>
          </table:table-cell>
          <table:table-cell table:number-columns-repeated="2"/>
        </table:table-row>
        <table:table-row table:style-name="ro1">
          <table:table-cell office:value-type="float" office:value="0.943508327007294" calcext:value-type="float">
            <text:p>0.943508327007294</text:p>
          </table:table-cell>
          <table:table-cell table:number-columns-repeated="2"/>
        </table:table-row>
        <table:table-row table:style-name="ro1">
          <table:table-cell office:value-type="float" office:value="0.943260669708252" calcext:value-type="float">
            <text:p>0.943260669708252</text:p>
          </table:table-cell>
          <table:table-cell table:number-columns-repeated="2"/>
        </table:table-row>
        <table:table-row table:style-name="ro1">
          <table:table-cell office:value-type="float" office:value="0.943264603614807" calcext:value-type="float">
            <text:p>0.943264603614807</text:p>
          </table:table-cell>
          <table:table-cell table:number-columns-repeated="2"/>
        </table:table-row>
        <table:table-row table:style-name="ro1">
          <table:table-cell office:value-type="float" office:value="0.943206369876862" calcext:value-type="float">
            <text:p>0.943206369876862</text:p>
          </table:table-cell>
          <table:table-cell table:number-columns-repeated="2"/>
        </table:table-row>
        <table:table-row table:style-name="ro1">
          <table:table-cell office:value-type="float" office:value="0.956021726131439" calcext:value-type="float">
            <text:p>0.956021726131439</text:p>
          </table:table-cell>
          <table:table-cell table:number-columns-repeated="2"/>
        </table:table-row>
        <table:table-row table:style-name="ro1">
          <table:table-cell office:value-type="float" office:value="0.956288933753967" calcext:value-type="float">
            <text:p>0.956288933753967</text:p>
          </table:table-cell>
          <table:table-cell table:number-columns-repeated="2"/>
        </table:table-row>
        <table:table-row table:style-name="ro1">
          <table:table-cell office:value-type="float" office:value="0.956318140029907" calcext:value-type="float">
            <text:p>0.956318140029907</text:p>
          </table:table-cell>
          <table:table-cell table:number-columns-repeated="2"/>
        </table:table-row>
        <table:table-row table:style-name="ro1">
          <table:table-cell office:value-type="float" office:value="0.950354039669037" calcext:value-type="float">
            <text:p>0.950354039669037</text:p>
          </table:table-cell>
          <table:table-cell table:number-columns-repeated="2"/>
        </table:table-row>
        <table:table-row table:style-name="ro1">
          <table:table-cell office:value-type="float" office:value="0.950486898422241" calcext:value-type="float">
            <text:p>0.950486898422241</text:p>
          </table:table-cell>
          <table:table-cell table:number-columns-repeated="2"/>
        </table:table-row>
        <table:table-row table:style-name="ro1">
          <table:table-cell office:value-type="float" office:value="0.950569927692413" calcext:value-type="float">
            <text:p>0.950569927692413</text:p>
          </table:table-cell>
          <table:table-cell table:number-columns-repeated="2"/>
        </table:table-row>
        <table:table-row table:style-name="ro1">
          <table:table-cell office:value-type="float" office:value="0.95381224155426" calcext:value-type="float">
            <text:p>0.95381224155426</text:p>
          </table:table-cell>
          <table:table-cell table:number-columns-repeated="2"/>
        </table:table-row>
        <table:table-row table:style-name="ro1">
          <table:table-cell office:value-type="float" office:value="0.95383495092392" calcext:value-type="float">
            <text:p>0.95383495092392</text:p>
          </table:table-cell>
          <table:table-cell table:number-columns-repeated="2"/>
        </table:table-row>
        <table:table-row table:style-name="ro1">
          <table:table-cell office:value-type="float" office:value="0.953802525997162" calcext:value-type="float">
            <text:p>0.953802525997162</text:p>
          </table:table-cell>
          <table:table-cell table:number-columns-repeated="2"/>
        </table:table-row>
        <table:table-row table:style-name="ro1">
          <table:table-cell office:value-type="float" office:value="0.952315270900726" calcext:value-type="float">
            <text:p>0.952315270900726</text:p>
          </table:table-cell>
          <table:table-cell table:number-columns-repeated="2"/>
        </table:table-row>
        <table:table-row table:style-name="ro1">
          <table:table-cell office:value-type="float" office:value="0.952417492866516" calcext:value-type="float">
            <text:p>0.952417492866516</text:p>
          </table:table-cell>
          <table:table-cell table:number-columns-repeated="2"/>
        </table:table-row>
        <table:table-row table:style-name="ro1">
          <table:table-cell office:value-type="float" office:value="0.952399134635925" calcext:value-type="float">
            <text:p>0.952399134635925</text:p>
          </table:table-cell>
          <table:table-cell table:number-columns-repeated="2"/>
        </table:table-row>
        <table:table-row table:style-name="ro1">
          <table:table-cell office:value-type="float" office:value="0.944639980792999" calcext:value-type="float">
            <text:p>0.944639980792999</text:p>
          </table:table-cell>
          <table:table-cell table:number-columns-repeated="2"/>
        </table:table-row>
        <table:table-row table:style-name="ro1">
          <table:table-cell office:value-type="float" office:value="0.944657862186432" calcext:value-type="float">
            <text:p>0.944657862186432</text:p>
          </table:table-cell>
          <table:table-cell table:number-columns-repeated="2"/>
        </table:table-row>
        <table:table-row table:style-name="ro1">
          <table:table-cell office:value-type="float" office:value="0.941892802715302" calcext:value-type="float">
            <text:p>0.941892802715302</text:p>
          </table:table-cell>
          <table:table-cell table:number-columns-repeated="2"/>
        </table:table-row>
        <table:table-row table:style-name="ro1">
          <table:table-cell office:value-type="float" office:value="0.941884517669678" calcext:value-type="float">
            <text:p>0.941884517669678</text:p>
          </table:table-cell>
          <table:table-cell table:number-columns-repeated="2"/>
        </table:table-row>
        <table:table-row table:style-name="ro1">
          <table:table-cell office:value-type="float" office:value="0.941892445087433" calcext:value-type="float">
            <text:p>0.941892445087433</text:p>
          </table:table-cell>
          <table:table-cell table:number-columns-repeated="2"/>
        </table:table-row>
        <table:table-row table:style-name="ro1">
          <table:table-cell office:value-type="float" office:value="0.948074638843536" calcext:value-type="float">
            <text:p>0.948074638843536</text:p>
          </table:table-cell>
          <table:table-cell table:number-columns-repeated="2"/>
        </table:table-row>
        <table:table-row table:style-name="ro1">
          <table:table-cell office:value-type="float" office:value="0.948082804679871" calcext:value-type="float">
            <text:p>0.948082804679871</text:p>
          </table:table-cell>
          <table:table-cell table:number-columns-repeated="2"/>
        </table:table-row>
        <table:table-row table:style-name="ro1">
          <table:table-cell office:value-type="float" office:value="0.948068618774414" calcext:value-type="float">
            <text:p>0.948068618774414</text:p>
          </table:table-cell>
          <table:table-cell table:number-columns-repeated="2"/>
        </table:table-row>
        <table:table-row table:style-name="ro1">
          <table:table-cell office:value-type="float" office:value="0.947694778442383" calcext:value-type="float">
            <text:p>0.947694778442383</text:p>
          </table:table-cell>
          <table:table-cell table:number-columns-repeated="2"/>
        </table:table-row>
        <table:table-row table:style-name="ro1">
          <table:table-cell office:value-type="float" office:value="0.947672128677368" calcext:value-type="float">
            <text:p>0.947672128677368</text:p>
          </table:table-cell>
          <table:table-cell table:number-columns-repeated="2"/>
        </table:table-row>
        <table:table-row table:style-name="ro1">
          <table:table-cell office:value-type="float" office:value="0.947549045085907" calcext:value-type="float">
            <text:p>0.947549045085907</text:p>
          </table:table-cell>
          <table:table-cell table:number-columns-repeated="2"/>
        </table:table-row>
        <table:table-row table:style-name="ro1">
          <table:table-cell office:value-type="float" office:value="0.940883159637451" calcext:value-type="float">
            <text:p>0.940883159637451</text:p>
          </table:table-cell>
          <table:table-cell table:number-columns-repeated="2"/>
        </table:table-row>
        <table:table-row table:style-name="ro1">
          <table:table-cell office:value-type="float" office:value="0.940881907939911" calcext:value-type="float">
            <text:p>0.940881907939911</text:p>
          </table:table-cell>
          <table:table-cell table:number-columns-repeated="2"/>
        </table:table-row>
        <table:table-row table:style-name="ro1">
          <table:table-cell office:value-type="float" office:value="0.940888226032257" calcext:value-type="float">
            <text:p>0.940888226032257</text:p>
          </table:table-cell>
          <table:table-cell table:number-columns-repeated="2"/>
        </table:table-row>
        <table:table-row table:style-name="ro1">
          <table:table-cell office:value-type="float" office:value="0.950884640216827" calcext:value-type="float">
            <text:p>0.950884640216827</text:p>
          </table:table-cell>
          <table:table-cell table:number-columns-repeated="2"/>
        </table:table-row>
        <table:table-row table:style-name="ro1">
          <table:table-cell office:value-type="float" office:value="0.950954794883728" calcext:value-type="float">
            <text:p>0.950954794883728</text:p>
          </table:table-cell>
          <table:table-cell table:number-columns-repeated="2"/>
        </table:table-row>
        <table:table-row table:style-name="ro1">
          <table:table-cell office:value-type="float" office:value="0.950781106948852" calcext:value-type="float">
            <text:p>0.950781106948852</text:p>
          </table:table-cell>
          <table:table-cell table:number-columns-repeated="2"/>
        </table:table-row>
        <table:table-row table:style-name="ro1">
          <table:table-cell office:value-type="float" office:value="0.956389248371124" calcext:value-type="float">
            <text:p>0.956389248371124</text:p>
          </table:table-cell>
          <table:table-cell table:number-columns-repeated="2"/>
        </table:table-row>
        <table:table-row table:style-name="ro1">
          <table:table-cell office:value-type="float" office:value="0.956451833248138" calcext:value-type="float">
            <text:p>0.956451833248138</text:p>
          </table:table-cell>
          <table:table-cell table:number-columns-repeated="2"/>
        </table:table-row>
        <table:table-row table:style-name="ro1">
          <table:table-cell office:value-type="float" office:value="0.956484198570251" calcext:value-type="float">
            <text:p>0.956484198570251</text:p>
          </table:table-cell>
          <table:table-cell table:number-columns-repeated="2"/>
        </table:table-row>
        <table:table-row table:style-name="ro1">
          <table:table-cell office:value-type="float" office:value="0.94741278886795" calcext:value-type="float">
            <text:p>0.94741278886795</text:p>
          </table:table-cell>
          <table:table-cell table:number-columns-repeated="2"/>
        </table:table-row>
        <table:table-row table:style-name="ro1">
          <table:table-cell office:value-type="float" office:value="0.947320401668549" calcext:value-type="float">
            <text:p>0.947320401668549</text:p>
          </table:table-cell>
          <table:table-cell table:number-columns-repeated="2"/>
        </table:table-row>
        <table:table-row table:style-name="ro1">
          <table:table-cell office:value-type="float" office:value="0.94736260175705" calcext:value-type="float">
            <text:p>0.94736260175705</text:p>
          </table:table-cell>
          <table:table-cell table:number-columns-repeated="2"/>
        </table:table-row>
        <table:table-row table:style-name="ro1">
          <table:table-cell office:value-type="float" office:value="0.94263106584549" calcext:value-type="float">
            <text:p>0.94263106584549</text:p>
          </table:table-cell>
          <table:table-cell table:number-columns-repeated="2"/>
        </table:table-row>
        <table:table-row table:style-name="ro1">
          <table:table-cell office:value-type="float" office:value="0.942655146121979" calcext:value-type="float">
            <text:p>0.942655146121979</text:p>
          </table:table-cell>
          <table:table-cell table:number-columns-repeated="2"/>
        </table:table-row>
        <table:table-row table:style-name="ro1">
          <table:table-cell office:value-type="float" office:value="0.942744672298431" calcext:value-type="float">
            <text:p>0.942744672298431</text:p>
          </table:table-cell>
          <table:table-cell table:number-columns-repeated="2"/>
        </table:table-row>
        <table:table-row table:style-name="ro1">
          <table:table-cell office:value-type="float" office:value="0.936187028884888" calcext:value-type="float">
            <text:p>0.936187028884888</text:p>
          </table:table-cell>
          <table:table-cell table:number-columns-repeated="2"/>
        </table:table-row>
        <table:table-row table:style-name="ro1">
          <table:table-cell office:value-type="float" office:value="0.936192333698273" calcext:value-type="float">
            <text:p>0.936192333698273</text:p>
          </table:table-cell>
          <table:table-cell table:number-columns-repeated="2"/>
        </table:table-row>
        <table:table-row table:style-name="ro1">
          <table:table-cell office:value-type="float" office:value="0.936142921447754" calcext:value-type="float">
            <text:p>0.936142921447754</text:p>
          </table:table-cell>
          <table:table-cell table:number-columns-repeated="2"/>
        </table:table-row>
        <table:table-row table:style-name="ro1">
          <table:table-cell office:value-type="float" office:value="0.930089116096497" calcext:value-type="float">
            <text:p>0.930089116096497</text:p>
          </table:table-cell>
          <table:table-cell table:number-columns-repeated="2"/>
        </table:table-row>
        <table:table-row table:style-name="ro1">
          <table:table-cell office:value-type="float" office:value="0.930200040340424" calcext:value-type="float">
            <text:p>0.930200040340424</text:p>
          </table:table-cell>
          <table:table-cell table:number-columns-repeated="2"/>
        </table:table-row>
        <table:table-row table:style-name="ro1">
          <table:table-cell office:value-type="float" office:value="0.95041161775589" calcext:value-type="float">
            <text:p>0.95041161775589</text:p>
          </table:table-cell>
          <table:table-cell table:number-columns-repeated="2"/>
        </table:table-row>
        <table:table-row table:style-name="ro1">
          <table:table-cell office:value-type="float" office:value="0.950536489486694" calcext:value-type="float">
            <text:p>0.950536489486694</text:p>
          </table:table-cell>
          <table:table-cell table:number-columns-repeated="2"/>
        </table:table-row>
        <table:table-row table:style-name="ro1">
          <table:table-cell office:value-type="float" office:value="0.950952410697937" calcext:value-type="float">
            <text:p>0.950952410697937</text:p>
          </table:table-cell>
          <table:table-cell table:number-columns-repeated="2"/>
        </table:table-row>
        <table:table-row table:style-name="ro1">
          <table:table-cell office:value-type="float" office:value="0.95721709728241" calcext:value-type="float">
            <text:p>0.95721709728241</text:p>
          </table:table-cell>
          <table:table-cell table:number-columns-repeated="2"/>
        </table:table-row>
        <table:table-row table:style-name="ro1">
          <table:table-cell office:value-type="float" office:value="0.957158803939819" calcext:value-type="float">
            <text:p>0.957158803939819</text:p>
          </table:table-cell>
          <table:table-cell table:number-columns-repeated="2"/>
        </table:table-row>
        <table:table-row table:style-name="ro1">
          <table:table-cell office:value-type="float" office:value="0.957212090492248" calcext:value-type="float">
            <text:p>0.957212090492248</text:p>
          </table:table-cell>
          <table:table-cell table:number-columns-repeated="2"/>
        </table:table-row>
        <table:table-row table:style-name="ro1">
          <table:table-cell office:value-type="float" office:value="0.96307635307312" calcext:value-type="float">
            <text:p>0.96307635307312</text:p>
          </table:table-cell>
          <table:table-cell table:number-columns-repeated="2"/>
        </table:table-row>
        <table:table-row table:style-name="ro1">
          <table:table-cell office:value-type="float" office:value="0.963068127632141" calcext:value-type="float">
            <text:p>0.963068127632141</text:p>
          </table:table-cell>
          <table:table-cell table:number-columns-repeated="2"/>
        </table:table-row>
        <table:table-row table:style-name="ro1">
          <table:table-cell office:value-type="float" office:value="0.963082730770111" calcext:value-type="float">
            <text:p>0.963082730770111</text:p>
          </table:table-cell>
          <table:table-cell table:number-columns-repeated="2"/>
        </table:table-row>
        <table:table-row table:style-name="ro1">
          <table:table-cell office:value-type="float" office:value="0.943953037261963" calcext:value-type="float">
            <text:p>0.943953037261963</text:p>
          </table:table-cell>
          <table:table-cell table:number-columns-repeated="2"/>
        </table:table-row>
        <table:table-row table:style-name="ro1">
          <table:table-cell office:value-type="float" office:value="0.943997204303741" calcext:value-type="float">
            <text:p>0.943997204303741</text:p>
          </table:table-cell>
          <table:table-cell table:number-columns-repeated="2"/>
        </table:table-row>
        <table:table-row table:style-name="ro1">
          <table:table-cell office:value-type="float" office:value="0.943899571895599" calcext:value-type="float">
            <text:p>0.943899571895599</text:p>
          </table:table-cell>
          <table:table-cell table:number-columns-repeated="2"/>
        </table:table-row>
        <table:table-row table:style-name="ro1">
          <table:table-cell office:value-type="float" office:value="0.951999366283417" calcext:value-type="float">
            <text:p>0.951999366283417</text:p>
          </table:table-cell>
          <table:table-cell table:number-columns-repeated="2"/>
        </table:table-row>
        <table:table-row table:style-name="ro1">
          <table:table-cell office:value-type="float" office:value="0.952012658119202" calcext:value-type="float">
            <text:p>0.952012658119202</text:p>
          </table:table-cell>
          <table:table-cell table:number-columns-repeated="2"/>
        </table:table-row>
        <table:table-row table:style-name="ro1">
          <table:table-cell office:value-type="float" office:value="0.951890707015991" calcext:value-type="float">
            <text:p>0.951890707015991</text:p>
          </table:table-cell>
          <table:table-cell table:number-columns-repeated="2"/>
        </table:table-row>
        <table:table-row table:style-name="ro1">
          <table:table-cell office:value-type="float" office:value="0.940401136875153" calcext:value-type="float">
            <text:p>0.940401136875153</text:p>
          </table:table-cell>
          <table:table-cell table:number-columns-repeated="2"/>
        </table:table-row>
        <table:table-row table:style-name="ro1">
          <table:table-cell office:value-type="float" office:value="0.940441012382507" calcext:value-type="float">
            <text:p>0.940441012382507</text:p>
          </table:table-cell>
          <table:table-cell table:number-columns-repeated="2"/>
        </table:table-row>
        <table:table-row table:style-name="ro1">
          <table:table-cell office:value-type="float" office:value="0.940487623214722" calcext:value-type="float">
            <text:p>0.940487623214722</text:p>
          </table:table-cell>
          <table:table-cell table:number-columns-repeated="2"/>
        </table:table-row>
        <table:table-row table:style-name="ro1">
          <table:table-cell office:value-type="float" office:value="0.915600001811981" calcext:value-type="float">
            <text:p>0.915600001811981</text:p>
          </table:table-cell>
          <table:table-cell table:number-columns-repeated="2"/>
        </table:table-row>
        <table:table-row table:style-name="ro1">
          <table:table-cell office:value-type="float" office:value="0.915582418441772" calcext:value-type="float">
            <text:p>0.915582418441772</text:p>
          </table:table-cell>
          <table:table-cell table:number-columns-repeated="2"/>
        </table:table-row>
        <table:table-row table:style-name="ro1">
          <table:table-cell office:value-type="float" office:value="0.915316939353943" calcext:value-type="float">
            <text:p>0.915316939353943</text:p>
          </table:table-cell>
          <table:table-cell table:number-columns-repeated="2"/>
        </table:table-row>
        <table:table-row table:style-name="ro1">
          <table:table-cell office:value-type="float" office:value="0.870876610279083" calcext:value-type="float">
            <text:p>0.870876610279083</text:p>
          </table:table-cell>
          <table:table-cell table:number-columns-repeated="2"/>
        </table:table-row>
        <table:table-row table:style-name="ro1">
          <table:table-cell office:value-type="float" office:value="0.865772426128387" calcext:value-type="float">
            <text:p>0.865772426128387</text:p>
          </table:table-cell>
          <table:table-cell table:number-columns-repeated="2"/>
        </table:table-row>
        <table:table-row table:style-name="ro1">
          <table:table-cell office:value-type="float" office:value="0.869530439376831" calcext:value-type="float">
            <text:p>0.869530439376831</text:p>
          </table:table-cell>
          <table:table-cell table:number-columns-repeated="2"/>
        </table:table-row>
        <table:table-row table:style-name="ro1">
          <table:table-cell office:value-type="float" office:value="0.855710566043854" calcext:value-type="float">
            <text:p>0.855710566043854</text:p>
          </table:table-cell>
          <table:table-cell table:number-columns-repeated="2"/>
        </table:table-row>
        <table:table-row table:style-name="ro1">
          <table:table-cell office:value-type="float" office:value="0.855508983135223" calcext:value-type="float">
            <text:p>0.855508983135223</text:p>
          </table:table-cell>
          <table:table-cell table:number-columns-repeated="2"/>
        </table:table-row>
        <table:table-row table:style-name="ro1">
          <table:table-cell office:value-type="float" office:value="0.855454087257385" calcext:value-type="float">
            <text:p>0.855454087257385</text:p>
          </table:table-cell>
          <table:table-cell table:number-columns-repeated="2"/>
        </table:table-row>
        <table:table-row table:style-name="ro1">
          <table:table-cell office:value-type="float" office:value="0.86843603849411" calcext:value-type="float">
            <text:p>0.86843603849411</text:p>
          </table:table-cell>
          <table:table-cell table:number-columns-repeated="2"/>
        </table:table-row>
        <table:table-row table:style-name="ro1">
          <table:table-cell office:value-type="float" office:value="0.868143141269684" calcext:value-type="float">
            <text:p>0.868143141269684</text:p>
          </table:table-cell>
          <table:table-cell table:number-columns-repeated="2"/>
        </table:table-row>
        <table:table-row table:style-name="ro1">
          <table:table-cell office:value-type="float" office:value="0.844448089599609" calcext:value-type="float">
            <text:p>0.844448089599609</text:p>
          </table:table-cell>
          <table:table-cell table:number-columns-repeated="2"/>
        </table:table-row>
        <table:table-row table:style-name="ro1">
          <table:table-cell office:value-type="float" office:value="0.845333695411682" calcext:value-type="float">
            <text:p>0.845333695411682</text:p>
          </table:table-cell>
          <table:table-cell table:number-columns-repeated="2"/>
        </table:table-row>
        <table:table-row table:style-name="ro1">
          <table:table-cell office:value-type="float" office:value="0.845046639442444" calcext:value-type="float">
            <text:p>0.845046639442444</text:p>
          </table:table-cell>
          <table:table-cell table:number-columns-repeated="2"/>
        </table:table-row>
        <table:table-row table:style-name="ro1">
          <table:table-cell office:value-type="float" office:value="0.833114326000214" calcext:value-type="float">
            <text:p>0.833114326000214</text:p>
          </table:table-cell>
          <table:table-cell table:number-columns-repeated="2"/>
        </table:table-row>
        <table:table-row table:style-name="ro1">
          <table:table-cell office:value-type="float" office:value="0.83327054977417" calcext:value-type="float">
            <text:p>0.83327054977417</text:p>
          </table:table-cell>
          <table:table-cell table:number-columns-repeated="2"/>
        </table:table-row>
        <table:table-row table:style-name="ro1">
          <table:table-cell office:value-type="float" office:value="0.834150433540344" calcext:value-type="float">
            <text:p>0.834150433540344</text:p>
          </table:table-cell>
          <table:table-cell table:number-columns-repeated="2"/>
        </table:table-row>
        <table:table-row table:style-name="ro1">
          <table:table-cell office:value-type="float" office:value="0.881449937820435" calcext:value-type="float">
            <text:p>0.881449937820435</text:p>
          </table:table-cell>
          <table:table-cell table:number-columns-repeated="2"/>
        </table:table-row>
        <table:table-row table:style-name="ro1">
          <table:table-cell office:value-type="float" office:value="0.881354808807373" calcext:value-type="float">
            <text:p>0.881354808807373</text:p>
          </table:table-cell>
          <table:table-cell table:number-columns-repeated="2"/>
        </table:table-row>
        <table:table-row table:style-name="ro1">
          <table:table-cell office:value-type="float" office:value="0.881592571735382" calcext:value-type="float">
            <text:p>0.881592571735382</text:p>
          </table:table-cell>
          <table:table-cell table:number-columns-repeated="2"/>
        </table:table-row>
        <table:table-row table:style-name="ro1">
          <table:table-cell office:value-type="float" office:value="0.890830516815185" calcext:value-type="float">
            <text:p>0.890830516815185</text:p>
          </table:table-cell>
          <table:table-cell table:number-columns-repeated="2"/>
        </table:table-row>
        <table:table-row table:style-name="ro1">
          <table:table-cell office:value-type="float" office:value="0.89094465970993" calcext:value-type="float">
            <text:p>0.89094465970993</text:p>
          </table:table-cell>
          <table:table-cell table:number-columns-repeated="2"/>
        </table:table-row>
        <table:table-row table:style-name="ro1">
          <table:table-cell office:value-type="float" office:value="0.890546500682831" calcext:value-type="float">
            <text:p>0.890546500682831</text:p>
          </table:table-cell>
          <table:table-cell table:number-columns-repeated="2"/>
        </table:table-row>
        <table:table-row table:style-name="ro1">
          <table:table-cell office:value-type="float" office:value="0.887498080730438" calcext:value-type="float">
            <text:p>0.887498080730438</text:p>
          </table:table-cell>
          <table:table-cell table:number-columns-repeated="2"/>
        </table:table-row>
        <table:table-row table:style-name="ro1">
          <table:table-cell office:value-type="float" office:value="0.887835025787354" calcext:value-type="float">
            <text:p>0.887835025787354</text:p>
          </table:table-cell>
          <table:table-cell table:number-columns-repeated="2"/>
        </table:table-row>
        <table:table-row table:style-name="ro1">
          <table:table-cell office:value-type="float" office:value="0.888011038303375" calcext:value-type="float">
            <text:p>0.888011038303375</text:p>
          </table:table-cell>
          <table:table-cell table:number-columns-repeated="2"/>
        </table:table-row>
        <table:table-row table:style-name="ro1">
          <table:table-cell office:value-type="float" office:value="0.902297258377075" calcext:value-type="float">
            <text:p>0.902297258377075</text:p>
          </table:table-cell>
          <table:table-cell table:number-columns-repeated="2"/>
        </table:table-row>
        <table:table-row table:style-name="ro1">
          <table:table-cell office:value-type="float" office:value="0.902688980102539" calcext:value-type="float">
            <text:p>0.902688980102539</text:p>
          </table:table-cell>
          <table:table-cell table:number-columns-repeated="2"/>
        </table:table-row>
        <table:table-row table:style-name="ro1">
          <table:table-cell office:value-type="float" office:value="0.902894675731659" calcext:value-type="float">
            <text:p>0.902894675731659</text:p>
          </table:table-cell>
          <table:table-cell table:number-columns-repeated="2"/>
        </table:table-row>
        <table:table-row table:style-name="ro1">
          <table:table-cell office:value-type="float" office:value="0.900145709514618" calcext:value-type="float">
            <text:p>0.900145709514618</text:p>
          </table:table-cell>
          <table:table-cell table:number-columns-repeated="2"/>
        </table:table-row>
        <table:table-row table:style-name="ro1">
          <table:table-cell office:value-type="float" office:value="0.900067806243897" calcext:value-type="float">
            <text:p>0.900067806243897</text:p>
          </table:table-cell>
          <table:table-cell table:number-columns-repeated="2"/>
        </table:table-row>
        <table:table-row table:style-name="ro1">
          <table:table-cell office:value-type="float" office:value="0.89936363697052" calcext:value-type="float">
            <text:p>0.89936363697052</text:p>
          </table:table-cell>
          <table:table-cell table:number-columns-repeated="2"/>
        </table:table-row>
        <table:table-row table:style-name="ro1">
          <table:table-cell office:value-type="float" office:value="0.905642092227936" calcext:value-type="float">
            <text:p>0.905642092227936</text:p>
          </table:table-cell>
          <table:table-cell table:number-columns-repeated="2"/>
        </table:table-row>
        <table:table-row table:style-name="ro1">
          <table:table-cell office:value-type="float" office:value="0.905567646026611" calcext:value-type="float">
            <text:p>0.905567646026611</text:p>
          </table:table-cell>
          <table:table-cell table:number-columns-repeated="2"/>
        </table:table-row>
        <table:table-row table:style-name="ro1">
          <table:table-cell office:value-type="float" office:value="0.905620455741882" calcext:value-type="float">
            <text:p>0.905620455741882</text:p>
          </table:table-cell>
          <table:table-cell table:number-columns-repeated="2"/>
        </table:table-row>
        <table:table-row table:style-name="ro1">
          <table:table-cell office:value-type="float" office:value="0.920864522457123" calcext:value-type="float">
            <text:p>0.920864522457123</text:p>
          </table:table-cell>
          <table:table-cell table:number-columns-repeated="2"/>
        </table:table-row>
        <table:table-row table:style-name="ro1">
          <table:table-cell office:value-type="float" office:value="0.920761525630951" calcext:value-type="float">
            <text:p>0.920761525630951</text:p>
          </table:table-cell>
          <table:table-cell table:number-columns-repeated="2"/>
        </table:table-row>
        <table:table-row table:style-name="ro1">
          <table:table-cell office:value-type="float" office:value="0.920833885669708" calcext:value-type="float">
            <text:p>0.920833885669708</text:p>
          </table:table-cell>
          <table:table-cell table:number-columns-repeated="2"/>
        </table:table-row>
        <table:table-row table:style-name="ro1">
          <table:table-cell office:value-type="float" office:value="0.925162136554718" calcext:value-type="float">
            <text:p>0.925162136554718</text:p>
          </table:table-cell>
          <table:table-cell table:number-columns-repeated="2"/>
        </table:table-row>
        <table:table-row table:style-name="ro1">
          <table:table-cell office:value-type="float" office:value="0.925191819667816" calcext:value-type="float">
            <text:p>0.925191819667816</text:p>
          </table:table-cell>
          <table:table-cell table:number-columns-repeated="2"/>
        </table:table-row>
        <table:table-row table:style-name="ro1">
          <table:table-cell office:value-type="float" office:value="0.941462814807892" calcext:value-type="float">
            <text:p>0.941462814807892</text:p>
          </table:table-cell>
          <table:table-cell table:number-columns-repeated="2"/>
        </table:table-row>
        <table:table-row table:style-name="ro1">
          <table:table-cell office:value-type="float" office:value="0.941427230834961" calcext:value-type="float">
            <text:p>0.941427230834961</text:p>
          </table:table-cell>
          <table:table-cell table:number-columns-repeated="2"/>
        </table:table-row>
        <table:table-row table:style-name="ro1">
          <table:table-cell office:value-type="float" office:value="0.941458702087402" calcext:value-type="float">
            <text:p>0.941458702087402</text:p>
          </table:table-cell>
          <table:table-cell table:number-columns-repeated="2"/>
        </table:table-row>
        <table:table-row table:style-name="ro1">
          <table:table-cell office:value-type="float" office:value="0.939911425113678" calcext:value-type="float">
            <text:p>0.939911425113678</text:p>
          </table:table-cell>
          <table:table-cell table:number-columns-repeated="2"/>
        </table:table-row>
        <table:table-row table:style-name="ro1">
          <table:table-cell office:value-type="float" office:value="0.93989759683609" calcext:value-type="float">
            <text:p>0.93989759683609</text:p>
          </table:table-cell>
          <table:table-cell table:number-columns-repeated="2"/>
        </table:table-row>
        <table:table-row table:style-name="ro1">
          <table:table-cell office:value-type="float" office:value="0.939899384975433" calcext:value-type="float">
            <text:p>0.939899384975433</text:p>
          </table:table-cell>
          <table:table-cell table:number-columns-repeated="2"/>
        </table:table-row>
        <table:table-row table:style-name="ro1">
          <table:table-cell office:value-type="float" office:value="0.929433047771454" calcext:value-type="float">
            <text:p>0.929433047771454</text:p>
          </table:table-cell>
          <table:table-cell table:number-columns-repeated="2"/>
        </table:table-row>
        <table:table-row table:style-name="ro1">
          <table:table-cell office:value-type="float" office:value="0.9294273853302" calcext:value-type="float">
            <text:p>0.9294273853302</text:p>
          </table:table-cell>
          <table:table-cell table:number-columns-repeated="2"/>
        </table:table-row>
        <table:table-row table:style-name="ro1">
          <table:table-cell office:value-type="float" office:value="0.929442226886749" calcext:value-type="float">
            <text:p>0.929442226886749</text:p>
          </table:table-cell>
          <table:table-cell table:number-columns-repeated="2"/>
        </table:table-row>
        <table:table-row table:style-name="ro1">
          <table:table-cell office:value-type="float" office:value="0.929058372974396" calcext:value-type="float">
            <text:p>0.929058372974396</text:p>
          </table:table-cell>
          <table:table-cell table:number-columns-repeated="2"/>
        </table:table-row>
        <table:table-row table:style-name="ro1">
          <table:table-cell office:value-type="float" office:value="0.929000079631805" calcext:value-type="float">
            <text:p>0.929000079631805</text:p>
          </table:table-cell>
          <table:table-cell table:number-columns-repeated="2"/>
        </table:table-row>
        <table:table-row table:style-name="ro1">
          <table:table-cell office:value-type="float" office:value="0.929070889949799" calcext:value-type="float">
            <text:p>0.929070889949799</text:p>
          </table:table-cell>
          <table:table-cell table:number-columns-repeated="2"/>
        </table:table-row>
        <table:table-row table:style-name="ro1">
          <table:table-cell office:value-type="float" office:value="0.918682098388672" calcext:value-type="float">
            <text:p>0.918682098388672</text:p>
          </table:table-cell>
          <table:table-cell table:number-columns-repeated="2"/>
        </table:table-row>
        <table:table-row table:style-name="ro1">
          <table:table-cell office:value-type="float" office:value="0.918728172779083" calcext:value-type="float">
            <text:p>0.918728172779083</text:p>
          </table:table-cell>
          <table:table-cell table:number-columns-repeated="2"/>
        </table:table-row>
        <table:table-row table:style-name="ro1">
          <table:table-cell office:value-type="float" office:value="0.918753981590271" calcext:value-type="float">
            <text:p>0.918753981590271</text:p>
          </table:table-cell>
          <table:table-cell table:number-columns-repeated="2"/>
        </table:table-row>
        <table:table-row table:style-name="ro1">
          <table:table-cell office:value-type="float" office:value="0.918016493320465" calcext:value-type="float">
            <text:p>0.918016493320465</text:p>
          </table:table-cell>
          <table:table-cell table:number-columns-repeated="2"/>
        </table:table-row>
        <table:table-row table:style-name="ro1">
          <table:table-cell office:value-type="float" office:value="0.917478442192077" calcext:value-type="float">
            <text:p>0.917478442192077</text:p>
          </table:table-cell>
          <table:table-cell table:number-columns-repeated="2"/>
        </table:table-row>
        <table:table-row table:style-name="ro1">
          <table:table-cell office:value-type="float" office:value="0.917400240898132" calcext:value-type="float">
            <text:p>0.917400240898132</text:p>
          </table:table-cell>
          <table:table-cell table:number-columns-repeated="2"/>
        </table:table-row>
        <table:table-row table:style-name="ro1">
          <table:table-cell office:value-type="float" office:value="0.916753530502319" calcext:value-type="float">
            <text:p>0.916753530502319</text:p>
          </table:table-cell>
          <table:table-cell table:number-columns-repeated="2"/>
        </table:table-row>
        <table:table-row table:style-name="ro1">
          <table:table-cell office:value-type="float" office:value="0.916817128658295" calcext:value-type="float">
            <text:p>0.916817128658295</text:p>
          </table:table-cell>
          <table:table-cell table:number-columns-repeated="2"/>
        </table:table-row>
        <table:table-row table:style-name="ro1">
          <table:table-cell office:value-type="float" office:value="0.916448533535004" calcext:value-type="float">
            <text:p>0.916448533535004</text:p>
          </table:table-cell>
          <table:table-cell table:number-columns-repeated="2"/>
        </table:table-row>
        <table:table-row table:style-name="ro1">
          <table:table-cell office:value-type="float" office:value="0.925024271011352" calcext:value-type="float">
            <text:p>0.925024271011352</text:p>
          </table:table-cell>
          <table:table-cell table:number-columns-repeated="2"/>
        </table:table-row>
        <table:table-row table:style-name="ro1">
          <table:table-cell office:value-type="float" office:value="0.925056338310242" calcext:value-type="float">
            <text:p>0.925056338310242</text:p>
          </table:table-cell>
          <table:table-cell table:number-columns-repeated="2"/>
        </table:table-row>
        <table:table-row table:style-name="ro1">
          <table:table-cell office:value-type="float" office:value="0.925145506858826" calcext:value-type="float">
            <text:p>0.925145506858826</text:p>
          </table:table-cell>
          <table:table-cell table:number-columns-repeated="2"/>
        </table:table-row>
        <table:table-row table:style-name="ro1">
          <table:table-cell office:value-type="float" office:value="0.938457906246185" calcext:value-type="float">
            <text:p>0.938457906246185</text:p>
          </table:table-cell>
          <table:table-cell table:number-columns-repeated="2"/>
        </table:table-row>
        <table:table-row table:style-name="ro1">
          <table:table-cell office:value-type="float" office:value="0.93846070766449" calcext:value-type="float">
            <text:p>0.93846070766449</text:p>
          </table:table-cell>
          <table:table-cell table:number-columns-repeated="2"/>
        </table:table-row>
        <table:table-row table:style-name="ro1">
          <table:table-cell office:value-type="float" office:value="0.938472986221314" calcext:value-type="float">
            <text:p>0.938472986221314</text:p>
          </table:table-cell>
          <table:table-cell table:number-columns-repeated="2"/>
        </table:table-row>
        <table:table-row table:style-name="ro1">
          <table:table-cell office:value-type="float" office:value="0.941683769226074" calcext:value-type="float">
            <text:p>0.941683769226074</text:p>
          </table:table-cell>
          <table:table-cell table:number-columns-repeated="2"/>
        </table:table-row>
        <table:table-row table:style-name="ro1">
          <table:table-cell office:value-type="float" office:value="0.941717386245728" calcext:value-type="float">
            <text:p>0.941717386245728</text:p>
          </table:table-cell>
          <table:table-cell table:number-columns-repeated="2"/>
        </table:table-row>
        <table:table-row table:style-name="ro1">
          <table:table-cell office:value-type="float" office:value="0.942711472511292" calcext:value-type="float">
            <text:p>0.942711472511292</text:p>
          </table:table-cell>
          <table:table-cell table:number-columns-repeated="2"/>
        </table:table-row>
        <table:table-row table:style-name="ro1">
          <table:table-cell office:value-type="float" office:value="0.9427250623703" calcext:value-type="float">
            <text:p>0.9427250623703</text:p>
          </table:table-cell>
          <table:table-cell table:number-columns-repeated="2"/>
        </table:table-row>
        <table:table-row table:style-name="ro1">
          <table:table-cell office:value-type="float" office:value="0.942733705043793" calcext:value-type="float">
            <text:p>0.942733705043793</text:p>
          </table:table-cell>
          <table:table-cell table:number-columns-repeated="2"/>
        </table:table-row>
        <table:table-row table:style-name="ro1">
          <table:table-cell office:value-type="float" office:value="0.948863208293915" calcext:value-type="float">
            <text:p>0.948863208293915</text:p>
          </table:table-cell>
          <table:table-cell table:number-columns-repeated="2"/>
        </table:table-row>
        <table:table-row table:style-name="ro1">
          <table:table-cell office:value-type="float" office:value="0.948877036571503" calcext:value-type="float">
            <text:p>0.948877036571503</text:p>
          </table:table-cell>
          <table:table-cell table:number-columns-repeated="2"/>
        </table:table-row>
        <table:table-row table:style-name="ro1">
          <table:table-cell office:value-type="float" office:value="0.948436558246612" calcext:value-type="float">
            <text:p>0.948436558246612</text:p>
          </table:table-cell>
          <table:table-cell table:number-columns-repeated="2"/>
        </table:table-row>
        <table:table-row table:style-name="ro1">
          <table:table-cell office:value-type="float" office:value="0.952415585517883" calcext:value-type="float">
            <text:p>0.952415585517883</text:p>
          </table:table-cell>
          <table:table-cell table:number-columns-repeated="2"/>
        </table:table-row>
        <table:table-row table:style-name="ro1">
          <table:table-cell office:value-type="float" office:value="0.95234876871109" calcext:value-type="float">
            <text:p>0.95234876871109</text:p>
          </table:table-cell>
          <table:table-cell table:number-columns-repeated="2"/>
        </table:table-row>
        <table:table-row table:style-name="ro1">
          <table:table-cell office:value-type="float" office:value="0.952360689640045" calcext:value-type="float">
            <text:p>0.952360689640045</text:p>
          </table:table-cell>
          <table:table-cell table:number-columns-repeated="2"/>
        </table:table-row>
        <table:table-row table:style-name="ro1">
          <table:table-cell office:value-type="float" office:value="0.953515887260437" calcext:value-type="float">
            <text:p>0.953515887260437</text:p>
          </table:table-cell>
          <table:table-cell table:number-columns-repeated="2"/>
        </table:table-row>
        <table:table-row table:style-name="ro1">
          <table:table-cell office:value-type="float" office:value="0.95346999168396" calcext:value-type="float">
            <text:p>0.95346999168396</text:p>
          </table:table-cell>
          <table:table-cell table:number-columns-repeated="2"/>
        </table:table-row>
        <table:table-row table:style-name="ro1">
          <table:table-cell office:value-type="float" office:value="0.953369617462158" calcext:value-type="float">
            <text:p>0.953369617462158</text:p>
          </table:table-cell>
          <table:table-cell table:number-columns-repeated="2"/>
        </table:table-row>
        <table:table-row table:style-name="ro1">
          <table:table-cell office:value-type="float" office:value="0.945021152496338" calcext:value-type="float">
            <text:p>0.945021152496338</text:p>
          </table:table-cell>
          <table:table-cell table:number-columns-repeated="2"/>
        </table:table-row>
        <table:table-row table:style-name="ro1">
          <table:table-cell office:value-type="float" office:value="0.945006668567658" calcext:value-type="float">
            <text:p>0.945006668567658</text:p>
          </table:table-cell>
          <table:table-cell table:number-columns-repeated="2"/>
        </table:table-row>
        <table:table-row table:style-name="ro1">
          <table:table-cell office:value-type="float" office:value="0.945072531700134" calcext:value-type="float">
            <text:p>0.945072531700134</text:p>
          </table:table-cell>
          <table:table-cell table:number-columns-repeated="2"/>
        </table:table-row>
        <table:table-row table:style-name="ro1">
          <table:table-cell office:value-type="float" office:value="0.937354683876038" calcext:value-type="float">
            <text:p>0.937354683876038</text:p>
          </table:table-cell>
          <table:table-cell table:number-columns-repeated="2"/>
        </table:table-row>
        <table:table-row table:style-name="ro1">
          <table:table-cell office:value-type="float" office:value="0.937744617462158" calcext:value-type="float">
            <text:p>0.937744617462158</text:p>
          </table:table-cell>
          <table:table-cell table:number-columns-repeated="2"/>
        </table:table-row>
        <table:table-row table:style-name="ro1">
          <table:table-cell office:value-type="float" office:value="0.937860071659088" calcext:value-type="float">
            <text:p>0.937860071659088</text:p>
          </table:table-cell>
          <table:table-cell table:number-columns-repeated="2"/>
        </table:table-row>
        <table:table-row table:style-name="ro1">
          <table:table-cell office:value-type="float" office:value="0.946313142776489" calcext:value-type="float">
            <text:p>0.946313142776489</text:p>
          </table:table-cell>
          <table:table-cell table:number-columns-repeated="2"/>
        </table:table-row>
        <table:table-row table:style-name="ro1">
          <table:table-cell office:value-type="float" office:value="0.946345865726471" calcext:value-type="float">
            <text:p>0.946345865726471</text:p>
          </table:table-cell>
          <table:table-cell table:number-columns-repeated="2"/>
        </table:table-row>
        <table:table-row table:style-name="ro1">
          <table:table-cell office:value-type="float" office:value="0.94633823633194" calcext:value-type="float">
            <text:p>0.94633823633194</text:p>
          </table:table-cell>
          <table:table-cell table:number-columns-repeated="2"/>
        </table:table-row>
        <table:table-row table:style-name="ro1">
          <table:table-cell office:value-type="float" office:value="0.941561579704285" calcext:value-type="float">
            <text:p>0.941561579704285</text:p>
          </table:table-cell>
          <table:table-cell table:number-columns-repeated="2"/>
        </table:table-row>
        <table:table-row table:style-name="ro1">
          <table:table-cell office:value-type="float" office:value="0.941570997238159" calcext:value-type="float">
            <text:p>0.941570997238159</text:p>
          </table:table-cell>
          <table:table-cell table:number-columns-repeated="2"/>
        </table:table-row>
        <table:table-row table:style-name="ro1">
          <table:table-cell office:value-type="float" office:value="0.941466748714447" calcext:value-type="float">
            <text:p>0.941466748714447</text:p>
          </table:table-cell>
          <table:table-cell table:number-columns-repeated="2"/>
        </table:table-row>
        <table:table-row table:style-name="ro1">
          <table:table-cell office:value-type="float" office:value="0.94248229265213" calcext:value-type="float">
            <text:p>0.94248229265213</text:p>
          </table:table-cell>
          <table:table-cell table:number-columns-repeated="2"/>
        </table:table-row>
        <table:table-row table:style-name="ro1">
          <table:table-cell office:value-type="float" office:value="0.942513763904572" calcext:value-type="float">
            <text:p>0.942513763904572</text:p>
          </table:table-cell>
          <table:table-cell table:number-columns-repeated="2"/>
        </table:table-row>
        <table:table-row table:style-name="ro1">
          <table:table-cell office:value-type="float" office:value="0.942521750926971" calcext:value-type="float">
            <text:p>0.942521750926971</text:p>
          </table:table-cell>
          <table:table-cell table:number-columns-repeated="2"/>
        </table:table-row>
        <table:table-row table:style-name="ro1">
          <table:table-cell office:value-type="float" office:value="0.943848609924316" calcext:value-type="float">
            <text:p>0.943848609924316</text:p>
          </table:table-cell>
          <table:table-cell table:number-columns-repeated="2"/>
        </table:table-row>
        <table:table-row table:style-name="ro1">
          <table:table-cell office:value-type="float" office:value="0.943839490413666" calcext:value-type="float">
            <text:p>0.943839490413666</text:p>
          </table:table-cell>
          <table:table-cell table:number-columns-repeated="2"/>
        </table:table-row>
        <table:table-row table:style-name="ro1">
          <table:table-cell office:value-type="float" office:value="0.945530235767364" calcext:value-type="float">
            <text:p>0.945530235767364</text:p>
          </table:table-cell>
          <table:table-cell table:number-columns-repeated="2"/>
        </table:table-row>
        <table:table-row table:style-name="ro1">
          <table:table-cell office:value-type="float" office:value="0.9455406665802" calcext:value-type="float">
            <text:p>0.9455406665802</text:p>
          </table:table-cell>
          <table:table-cell table:number-columns-repeated="2"/>
        </table:table-row>
        <table:table-row table:style-name="ro1">
          <table:table-cell office:value-type="float" office:value="0.945538341999054" calcext:value-type="float">
            <text:p>0.945538341999054</text:p>
          </table:table-cell>
          <table:table-cell table:number-columns-repeated="2"/>
        </table:table-row>
        <table:table-row table:style-name="ro1">
          <table:table-cell office:value-type="float" office:value="0.950450778007507" calcext:value-type="float">
            <text:p>0.950450778007507</text:p>
          </table:table-cell>
          <table:table-cell table:number-columns-repeated="2"/>
        </table:table-row>
        <table:table-row table:style-name="ro1">
          <table:table-cell office:value-type="float" office:value="0.950329124927521" calcext:value-type="float">
            <text:p>0.950329124927521</text:p>
          </table:table-cell>
          <table:table-cell table:number-columns-repeated="2"/>
        </table:table-row>
        <table:table-row table:style-name="ro1">
          <table:table-cell office:value-type="float" office:value="0.950311481952667" calcext:value-type="float">
            <text:p>0.950311481952667</text:p>
          </table:table-cell>
          <table:table-cell table:number-columns-repeated="2"/>
        </table:table-row>
        <table:table-row table:style-name="ro1">
          <table:table-cell office:value-type="float" office:value="0.951268434524536" calcext:value-type="float">
            <text:p>0.951268434524536</text:p>
          </table:table-cell>
          <table:table-cell table:number-columns-repeated="2"/>
        </table:table-row>
        <table:table-row table:style-name="ro1">
          <table:table-cell office:value-type="float" office:value="0.951327502727508" calcext:value-type="float">
            <text:p>0.951327502727508</text:p>
          </table:table-cell>
          <table:table-cell table:number-columns-repeated="2"/>
        </table:table-row>
        <table:table-row table:style-name="ro1">
          <table:table-cell office:value-type="float" office:value="0.951727092266083" calcext:value-type="float">
            <text:p>0.951727092266083</text:p>
          </table:table-cell>
          <table:table-cell table:number-columns-repeated="2"/>
        </table:table-row>
        <table:table-row table:style-name="ro1">
          <table:table-cell office:value-type="float" office:value="0.915078997612" calcext:value-type="float">
            <text:p>0.915078997612</text:p>
          </table:table-cell>
          <table:table-cell table:number-columns-repeated="2"/>
        </table:table-row>
        <table:table-row table:style-name="ro1">
          <table:table-cell office:value-type="float" office:value="0.916110932826996" calcext:value-type="float">
            <text:p>0.916110932826996</text:p>
          </table:table-cell>
          <table:table-cell table:number-columns-repeated="2"/>
        </table:table-row>
        <table:table-row table:style-name="ro1">
          <table:table-cell office:value-type="float" office:value="0.915487885475159" calcext:value-type="float">
            <text:p>0.915487885475159</text:p>
          </table:table-cell>
          <table:table-cell table:number-columns-repeated="2"/>
        </table:table-row>
        <table:table-row table:style-name="ro1">
          <table:table-cell office:value-type="float" office:value="0.894412577152252" calcext:value-type="float">
            <text:p>0.894412577152252</text:p>
          </table:table-cell>
          <table:table-cell table:number-columns-repeated="2"/>
        </table:table-row>
        <table:table-row table:style-name="ro1">
          <table:table-cell office:value-type="float" office:value="0.894599258899689" calcext:value-type="float">
            <text:p>0.894599258899689</text:p>
          </table:table-cell>
          <table:table-cell table:number-columns-repeated="2"/>
        </table:table-row>
        <table:table-row table:style-name="ro1">
          <table:table-cell office:value-type="float" office:value="0.895359218120575" calcext:value-type="float">
            <text:p>0.895359218120575</text:p>
          </table:table-cell>
          <table:table-cell table:number-columns-repeated="2"/>
        </table:table-row>
        <table:table-row table:style-name="ro1">
          <table:table-cell office:value-type="float" office:value="0.912759125232696" calcext:value-type="float">
            <text:p>0.912759125232696</text:p>
          </table:table-cell>
          <table:table-cell table:number-columns-repeated="2"/>
        </table:table-row>
        <table:table-row table:style-name="ro1">
          <table:table-cell office:value-type="float" office:value="0.912118256092072" calcext:value-type="float">
            <text:p>0.912118256092072</text:p>
          </table:table-cell>
          <table:table-cell table:number-columns-repeated="2"/>
        </table:table-row>
        <table:table-row table:style-name="ro1">
          <table:table-cell office:value-type="float" office:value="0.911894738674164" calcext:value-type="float">
            <text:p>0.911894738674164</text:p>
          </table:table-cell>
          <table:table-cell table:number-columns-repeated="2"/>
        </table:table-row>
        <table:table-row table:style-name="ro1">
          <table:table-cell office:value-type="float" office:value="0.937371551990509" calcext:value-type="float">
            <text:p>0.937371551990509</text:p>
          </table:table-cell>
          <table:table-cell table:number-columns-repeated="2"/>
        </table:table-row>
        <table:table-row table:style-name="ro1">
          <table:table-cell office:value-type="float" office:value="0.937360286712646" calcext:value-type="float">
            <text:p>0.937360286712646</text:p>
          </table:table-cell>
          <table:table-cell table:number-columns-repeated="2"/>
        </table:table-row>
        <table:table-row table:style-name="ro1">
          <table:table-cell office:value-type="float" office:value="0.937610328197479" calcext:value-type="float">
            <text:p>0.937610328197479</text:p>
          </table:table-cell>
          <table:table-cell table:number-columns-repeated="2"/>
        </table:table-row>
        <table:table-row table:style-name="ro1">
          <table:table-cell office:value-type="float" office:value="0.940235912799835" calcext:value-type="float">
            <text:p>0.940235912799835</text:p>
          </table:table-cell>
          <table:table-cell table:number-columns-repeated="2"/>
        </table:table-row>
        <table:table-row table:style-name="ro1">
          <table:table-cell office:value-type="float" office:value="0.940166890621185" calcext:value-type="float">
            <text:p>0.940166890621185</text:p>
          </table:table-cell>
          <table:table-cell table:number-columns-repeated="2"/>
        </table:table-row>
        <table:table-row table:style-name="ro1">
          <table:table-cell office:value-type="float" office:value="0.940250277519226" calcext:value-type="float">
            <text:p>0.940250277519226</text:p>
          </table:table-cell>
          <table:table-cell table:number-columns-repeated="2"/>
        </table:table-row>
        <table:table-row table:style-name="ro1">
          <table:table-cell office:value-type="float" office:value="0.936811566352844" calcext:value-type="float">
            <text:p>0.936811566352844</text:p>
          </table:table-cell>
          <table:table-cell table:number-columns-repeated="2"/>
        </table:table-row>
        <table:table-row table:style-name="ro1">
          <table:table-cell office:value-type="float" office:value="0.93689227104187" calcext:value-type="float">
            <text:p>0.93689227104187</text:p>
          </table:table-cell>
          <table:table-cell table:number-columns-repeated="2"/>
        </table:table-row>
        <table:table-row table:style-name="ro1">
          <table:table-cell office:value-type="float" office:value="0.936741173267364" calcext:value-type="float">
            <text:p>0.936741173267364</text:p>
          </table:table-cell>
          <table:table-cell table:number-columns-repeated="2"/>
        </table:table-row>
        <table:table-row table:style-name="ro1">
          <table:table-cell office:value-type="float" office:value="0.926281034946442" calcext:value-type="float">
            <text:p>0.926281034946442</text:p>
          </table:table-cell>
          <table:table-cell table:number-columns-repeated="2"/>
        </table:table-row>
        <table:table-row table:style-name="ro1">
          <table:table-cell office:value-type="float" office:value="0.925999760627747" calcext:value-type="float">
            <text:p>0.925999760627747</text:p>
          </table:table-cell>
          <table:table-cell table:number-columns-repeated="2"/>
        </table:table-row>
        <table:table-row table:style-name="ro1">
          <table:table-cell office:value-type="float" office:value="0.925846755504608" calcext:value-type="float">
            <text:p>0.925846755504608</text:p>
          </table:table-cell>
          <table:table-cell table:number-columns-repeated="2"/>
        </table:table-row>
        <table:table-row table:style-name="ro1">
          <table:table-cell office:value-type="float" office:value="0.925817549228668" calcext:value-type="float">
            <text:p>0.925817549228668</text:p>
          </table:table-cell>
          <table:table-cell table:number-columns-repeated="2"/>
        </table:table-row>
        <table:table-row table:style-name="ro1">
          <table:table-cell office:value-type="float" office:value="0.925673484802246" calcext:value-type="float">
            <text:p>0.925673484802246</text:p>
          </table:table-cell>
          <table:table-cell table:number-columns-repeated="2"/>
        </table:table-row>
        <table:table-row table:style-name="ro1">
          <table:table-cell office:value-type="float" office:value="0.929253101348877" calcext:value-type="float">
            <text:p>0.929253101348877</text:p>
          </table:table-cell>
          <table:table-cell table:number-columns-repeated="2"/>
        </table:table-row>
        <table:table-row table:style-name="ro1">
          <table:table-cell office:value-type="float" office:value="0.929454147815704" calcext:value-type="float">
            <text:p>0.929454147815704</text:p>
          </table:table-cell>
          <table:table-cell table:number-columns-repeated="2"/>
        </table:table-row>
        <table:table-row table:style-name="ro1">
          <table:table-cell office:value-type="float" office:value="0.929659068584442" calcext:value-type="float">
            <text:p>0.929659068584442</text:p>
          </table:table-cell>
          <table:table-cell table:number-columns-repeated="2"/>
        </table:table-row>
        <table:table-row table:style-name="ro1">
          <table:table-cell office:value-type="float" office:value="0.931638121604919" calcext:value-type="float">
            <text:p>0.931638121604919</text:p>
          </table:table-cell>
          <table:table-cell table:number-columns-repeated="2"/>
        </table:table-row>
        <table:table-row table:style-name="ro1">
          <table:table-cell office:value-type="float" office:value="0.931259214878082" calcext:value-type="float">
            <text:p>0.931259214878082</text:p>
          </table:table-cell>
          <table:table-cell table:number-columns-repeated="2"/>
        </table:table-row>
        <table:table-row table:style-name="ro1">
          <table:table-cell office:value-type="float" office:value="0.931105017662048" calcext:value-type="float">
            <text:p>0.931105017662048</text:p>
          </table:table-cell>
          <table:table-cell table:number-columns-repeated="2"/>
        </table:table-row>
        <table:table-row table:style-name="ro1">
          <table:table-cell office:value-type="float" office:value="0.952365159988403" calcext:value-type="float">
            <text:p>0.952365159988403</text:p>
          </table:table-cell>
          <table:table-cell table:number-columns-repeated="2"/>
        </table:table-row>
        <table:table-row table:style-name="ro1">
          <table:table-cell office:value-type="float" office:value="0.952487587928772" calcext:value-type="float">
            <text:p>0.952487587928772</text:p>
          </table:table-cell>
          <table:table-cell table:number-columns-repeated="2"/>
        </table:table-row>
        <table:table-row table:style-name="ro1">
          <table:table-cell office:value-type="float" office:value="0.952466249465942" calcext:value-type="float">
            <text:p>0.952466249465942</text:p>
          </table:table-cell>
          <table:table-cell table:number-columns-repeated="2"/>
        </table:table-row>
        <table:table-row table:style-name="ro1">
          <table:table-cell office:value-type="float" office:value="0.959765136241913" calcext:value-type="float">
            <text:p>0.959765136241913</text:p>
          </table:table-cell>
          <table:table-cell table:number-columns-repeated="2"/>
        </table:table-row>
        <table:table-row table:style-name="ro1">
          <table:table-cell office:value-type="float" office:value="0.959766030311584" calcext:value-type="float">
            <text:p>0.959766030311584</text:p>
          </table:table-cell>
          <table:table-cell table:number-columns-repeated="2"/>
        </table:table-row>
        <table:table-row table:style-name="ro1">
          <table:table-cell office:value-type="float" office:value="0.959768891334534" calcext:value-type="float">
            <text:p>0.959768891334534</text:p>
          </table:table-cell>
          <table:table-cell table:number-columns-repeated="2"/>
        </table:table-row>
        <table:table-row table:style-name="ro1">
          <table:table-cell office:value-type="float" office:value="0.95387613773346" calcext:value-type="float">
            <text:p>0.95387613773346</text:p>
          </table:table-cell>
          <table:table-cell table:number-columns-repeated="2"/>
        </table:table-row>
        <table:table-row table:style-name="ro1">
          <table:table-cell office:value-type="float" office:value="0.954335033893585" calcext:value-type="float">
            <text:p>0.954335033893585</text:p>
          </table:table-cell>
          <table:table-cell table:number-columns-repeated="2"/>
        </table:table-row>
        <table:table-row table:style-name="ro1">
          <table:table-cell office:value-type="float" office:value="0.954086601734161" calcext:value-type="float">
            <text:p>0.954086601734161</text:p>
          </table:table-cell>
          <table:table-cell table:number-columns-repeated="2"/>
        </table:table-row>
        <table:table-row table:style-name="ro1">
          <table:table-cell office:value-type="float" office:value="0.914580821990967" calcext:value-type="float">
            <text:p>0.914580821990967</text:p>
          </table:table-cell>
          <table:table-cell table:number-columns-repeated="2"/>
        </table:table-row>
        <table:table-row table:style-name="ro1">
          <table:table-cell office:value-type="float" office:value="0.915261209011078" calcext:value-type="float">
            <text:p>0.915261209011078</text:p>
          </table:table-cell>
          <table:table-cell table:number-columns-repeated="2"/>
        </table:table-row>
        <table:table-row table:style-name="ro1">
          <table:table-cell office:value-type="float" office:value="0.915372848510742" calcext:value-type="float">
            <text:p>0.915372848510742</text:p>
          </table:table-cell>
          <table:table-cell table:number-columns-repeated="2"/>
        </table:table-row>
        <table:table-row table:style-name="ro1">
          <table:table-cell office:value-type="float" office:value="0.91184914112091" calcext:value-type="float">
            <text:p>0.91184914112091</text:p>
          </table:table-cell>
          <table:table-cell table:number-columns-repeated="2"/>
        </table:table-row>
        <table:table-row table:style-name="ro1">
          <table:table-cell office:value-type="float" office:value="0.911876022815704" calcext:value-type="float">
            <text:p>0.911876022815704</text:p>
          </table:table-cell>
          <table:table-cell table:number-columns-repeated="2"/>
        </table:table-row>
        <table:table-row table:style-name="ro1">
          <table:table-cell office:value-type="float" office:value="0.911861896514893" calcext:value-type="float">
            <text:p>0.911861896514893</text:p>
          </table:table-cell>
          <table:table-cell table:number-columns-repeated="2"/>
        </table:table-row>
        <table:table-row table:style-name="ro1">
          <table:table-cell office:value-type="float" office:value="0.942218840122223" calcext:value-type="float">
            <text:p>0.942218840122223</text:p>
          </table:table-cell>
          <table:table-cell table:number-columns-repeated="2"/>
        </table:table-row>
        <table:table-row table:style-name="ro1">
          <table:table-cell office:value-type="float" office:value="0.941941738128662" calcext:value-type="float">
            <text:p>0.941941738128662</text:p>
          </table:table-cell>
          <table:table-cell table:number-columns-repeated="2"/>
        </table:table-row>
        <table:table-row table:style-name="ro1">
          <table:table-cell office:value-type="float" office:value="0.941924393177032" calcext:value-type="float">
            <text:p>0.941924393177032</text:p>
          </table:table-cell>
          <table:table-cell table:number-columns-repeated="2"/>
        </table:table-row>
        <table:table-row table:style-name="ro1">
          <table:table-cell office:value-type="float" office:value="0.949692904949188" calcext:value-type="float">
            <text:p>0.949692904949188</text:p>
          </table:table-cell>
          <table:table-cell table:number-columns-repeated="2"/>
        </table:table-row>
        <table:table-row table:style-name="ro1">
          <table:table-cell office:value-type="float" office:value="0.949445307254791" calcext:value-type="float">
            <text:p>0.949445307254791</text:p>
          </table:table-cell>
          <table:table-cell table:number-columns-repeated="2"/>
        </table:table-row>
        <table:table-row table:style-name="ro1">
          <table:table-cell office:value-type="float" office:value="0.921461284160614" calcext:value-type="float">
            <text:p>0.921461284160614</text:p>
          </table:table-cell>
          <table:table-cell table:number-columns-repeated="2"/>
        </table:table-row>
        <table:table-row table:style-name="ro1">
          <table:table-cell office:value-type="float" office:value="0.921512544155121" calcext:value-type="float">
            <text:p>0.921512544155121</text:p>
          </table:table-cell>
          <table:table-cell table:number-columns-repeated="2"/>
        </table:table-row>
        <table:table-row table:style-name="ro1">
          <table:table-cell office:value-type="float" office:value="0.921462595462799" calcext:value-type="float">
            <text:p>0.921462595462799</text:p>
          </table:table-cell>
          <table:table-cell table:number-columns-repeated="2"/>
        </table:table-row>
        <table:table-row table:style-name="ro1">
          <table:table-cell office:value-type="float" office:value="0.951014637947082" calcext:value-type="float">
            <text:p>0.951014637947082</text:p>
          </table:table-cell>
          <table:table-cell table:number-columns-repeated="2"/>
        </table:table-row>
        <table:table-row table:style-name="ro1">
          <table:table-cell office:value-type="float" office:value="0.951010763645172" calcext:value-type="float">
            <text:p>0.951010763645172</text:p>
          </table:table-cell>
          <table:table-cell table:number-columns-repeated="2"/>
        </table:table-row>
        <table:table-row table:style-name="ro1">
          <table:table-cell office:value-type="float" office:value="0.951004028320312" calcext:value-type="float">
            <text:p>0.951004028320312</text:p>
          </table:table-cell>
          <table:table-cell table:number-columns-repeated="2"/>
        </table:table-row>
        <table:table-row table:style-name="ro1">
          <table:table-cell office:value-type="float" office:value="0.945794522762299" calcext:value-type="float">
            <text:p>0.945794522762299</text:p>
          </table:table-cell>
          <table:table-cell table:number-columns-repeated="2"/>
        </table:table-row>
        <table:table-row table:style-name="ro1">
          <table:table-cell office:value-type="float" office:value="0.946107864379883" calcext:value-type="float">
            <text:p>0.946107864379883</text:p>
          </table:table-cell>
          <table:table-cell table:number-columns-repeated="2"/>
        </table:table-row>
        <table:table-row table:style-name="ro1">
          <table:table-cell office:value-type="float" office:value="0.94623738527298" calcext:value-type="float">
            <text:p>0.94623738527298</text:p>
          </table:table-cell>
          <table:table-cell table:number-columns-repeated="2"/>
        </table:table-row>
        <table:table-row table:style-name="ro1">
          <table:table-cell office:value-type="float" office:value="0.94474732875824" calcext:value-type="float">
            <text:p>0.94474732875824</text:p>
          </table:table-cell>
          <table:table-cell table:number-columns-repeated="2"/>
        </table:table-row>
        <table:table-row table:style-name="ro1">
          <table:table-cell office:value-type="float" office:value="0.944834589958191" calcext:value-type="float">
            <text:p>0.944834589958191</text:p>
          </table:table-cell>
          <table:table-cell table:number-columns-repeated="2"/>
        </table:table-row>
        <table:table-row table:style-name="ro1">
          <table:table-cell office:value-type="float" office:value="0.944872260093689" calcext:value-type="float">
            <text:p>0.944872260093689</text:p>
          </table:table-cell>
          <table:table-cell table:number-columns-repeated="2"/>
        </table:table-row>
        <table:table-row table:style-name="ro1">
          <table:table-cell office:value-type="float" office:value="0.948068916797638" calcext:value-type="float">
            <text:p>0.948068916797638</text:p>
          </table:table-cell>
          <table:table-cell table:number-columns-repeated="2"/>
        </table:table-row>
        <table:table-row table:style-name="ro1">
          <table:table-cell office:value-type="float" office:value="0.948373138904572" calcext:value-type="float">
            <text:p>0.948373138904572</text:p>
          </table:table-cell>
          <table:table-cell table:number-columns-repeated="2"/>
        </table:table-row>
        <table:table-row table:style-name="ro1">
          <table:table-cell office:value-type="float" office:value="0.9479660987854" calcext:value-type="float">
            <text:p>0.9479660987854</text:p>
          </table:table-cell>
          <table:table-cell table:number-columns-repeated="2"/>
        </table:table-row>
        <table:table-row table:style-name="ro1">
          <table:table-cell office:value-type="float" office:value="0.94514137506485" calcext:value-type="float">
            <text:p>0.94514137506485</text:p>
          </table:table-cell>
          <table:table-cell table:number-columns-repeated="2"/>
        </table:table-row>
        <table:table-row table:style-name="ro1">
          <table:table-cell office:value-type="float" office:value="0.945266902446747" calcext:value-type="float">
            <text:p>0.945266902446747</text:p>
          </table:table-cell>
          <table:table-cell table:number-columns-repeated="2"/>
        </table:table-row>
        <table:table-row table:style-name="ro1">
          <table:table-cell office:value-type="float" office:value="0.945254445075989" calcext:value-type="float">
            <text:p>0.945254445075989</text:p>
          </table:table-cell>
          <table:table-cell table:number-columns-repeated="2"/>
        </table:table-row>
        <table:table-row table:style-name="ro1">
          <table:table-cell office:value-type="float" office:value="0.94112902879715" calcext:value-type="float">
            <text:p>0.94112902879715</text:p>
          </table:table-cell>
          <table:table-cell table:number-columns-repeated="2"/>
        </table:table-row>
        <table:table-row table:style-name="ro1">
          <table:table-cell office:value-type="float" office:value="0.941188991069794" calcext:value-type="float">
            <text:p>0.941188991069794</text:p>
          </table:table-cell>
          <table:table-cell table:number-columns-repeated="2"/>
        </table:table-row>
        <table:table-row table:style-name="ro1">
          <table:table-cell office:value-type="float" office:value="0.941332519054413" calcext:value-type="float">
            <text:p>0.941332519054413</text:p>
          </table:table-cell>
          <table:table-cell table:number-columns-repeated="2"/>
        </table:table-row>
        <table:table-row table:style-name="ro1">
          <table:table-cell office:value-type="float" office:value="0.947498142719269" calcext:value-type="float">
            <text:p>0.947498142719269</text:p>
          </table:table-cell>
          <table:table-cell table:number-columns-repeated="2"/>
        </table:table-row>
        <table:table-row table:style-name="ro1">
          <table:table-cell office:value-type="float" office:value="0.947581470012665" calcext:value-type="float">
            <text:p>0.947581470012665</text:p>
          </table:table-cell>
          <table:table-cell table:number-columns-repeated="2"/>
        </table:table-row>
        <table:table-row table:style-name="ro1">
          <table:table-cell office:value-type="float" office:value="0.947568833827972" calcext:value-type="float">
            <text:p>0.947568833827972</text:p>
          </table:table-cell>
          <table:table-cell table:number-columns-repeated="2"/>
        </table:table-row>
        <table:table-row table:style-name="ro1">
          <table:table-cell office:value-type="float" office:value="0.950744032859802" calcext:value-type="float">
            <text:p>0.950744032859802</text:p>
          </table:table-cell>
          <table:table-cell table:number-columns-repeated="2"/>
        </table:table-row>
        <table:table-row table:style-name="ro1">
          <table:table-cell office:value-type="float" office:value="0.950758755207062" calcext:value-type="float">
            <text:p>0.950758755207062</text:p>
          </table:table-cell>
          <table:table-cell table:number-columns-repeated="2"/>
        </table:table-row>
        <table:table-row table:style-name="ro1">
          <table:table-cell office:value-type="float" office:value="0.950675547122955" calcext:value-type="float">
            <text:p>0.950675547122955</text:p>
          </table:table-cell>
          <table:table-cell table:number-columns-repeated="2"/>
        </table:table-row>
        <table:table-row table:style-name="ro1">
          <table:table-cell office:value-type="float" office:value="0.955336153507233" calcext:value-type="float">
            <text:p>0.955336153507233</text:p>
          </table:table-cell>
          <table:table-cell table:number-columns-repeated="2"/>
        </table:table-row>
        <table:table-row table:style-name="ro1">
          <table:table-cell office:value-type="float" office:value="0.955320537090302" calcext:value-type="float">
            <text:p>0.955320537090302</text:p>
          </table:table-cell>
          <table:table-cell table:number-columns-repeated="2"/>
        </table:table-row>
        <table:table-row table:style-name="ro1">
          <table:table-cell office:value-type="float" office:value="0.950215697288513" calcext:value-type="float">
            <text:p>0.950215697288513</text:p>
          </table:table-cell>
          <table:table-cell table:number-columns-repeated="2"/>
        </table:table-row>
        <table:table-row table:style-name="ro1">
          <table:table-cell office:value-type="float" office:value="0.95036643743515" calcext:value-type="float">
            <text:p>0.95036643743515</text:p>
          </table:table-cell>
          <table:table-cell table:number-columns-repeated="2"/>
        </table:table-row>
        <table:table-row table:style-name="ro1">
          <table:table-cell office:value-type="float" office:value="0.95034795999527" calcext:value-type="float">
            <text:p>0.95034795999527</text:p>
          </table:table-cell>
          <table:table-cell table:number-columns-repeated="2"/>
        </table:table-row>
        <table:table-row table:style-name="ro1">
          <table:table-cell office:value-type="float" office:value="0.937174618244171" calcext:value-type="float">
            <text:p>0.937174618244171</text:p>
          </table:table-cell>
          <table:table-cell table:number-columns-repeated="2"/>
        </table:table-row>
        <table:table-row table:style-name="ro1">
          <table:table-cell office:value-type="float" office:value="0.937619864940643" calcext:value-type="float">
            <text:p>0.937619864940643</text:p>
          </table:table-cell>
          <table:table-cell table:number-columns-repeated="2"/>
        </table:table-row>
        <table:table-row table:style-name="ro1">
          <table:table-cell office:value-type="float" office:value="0.93756890296936" calcext:value-type="float">
            <text:p>0.93756890296936</text:p>
          </table:table-cell>
          <table:table-cell table:number-columns-repeated="2"/>
        </table:table-row>
        <table:table-row table:style-name="ro1">
          <table:table-cell office:value-type="float" office:value="0.937559068202972" calcext:value-type="float">
            <text:p>0.937559068202972</text:p>
          </table:table-cell>
          <table:table-cell table:number-columns-repeated="2"/>
        </table:table-row>
        <table:table-row table:style-name="ro1">
          <table:table-cell office:value-type="float" office:value="0.937546789646149" calcext:value-type="float">
            <text:p>0.937546789646149</text:p>
          </table:table-cell>
          <table:table-cell table:number-columns-repeated="2"/>
        </table:table-row>
        <table:table-row table:style-name="ro1">
          <table:table-cell office:value-type="float" office:value="0.937530219554901" calcext:value-type="float">
            <text:p>0.937530219554901</text:p>
          </table:table-cell>
          <table:table-cell table:number-columns-repeated="2"/>
        </table:table-row>
        <table:table-row table:style-name="ro1">
          <table:table-cell office:value-type="float" office:value="0.939130067825317" calcext:value-type="float">
            <text:p>0.939130067825317</text:p>
          </table:table-cell>
          <table:table-cell table:number-columns-repeated="2"/>
        </table:table-row>
        <table:table-row table:style-name="ro1">
          <table:table-cell office:value-type="float" office:value="0.939142346382141" calcext:value-type="float">
            <text:p>0.939142346382141</text:p>
          </table:table-cell>
          <table:table-cell table:number-columns-repeated="2"/>
        </table:table-row>
        <table:table-row table:style-name="ro1">
          <table:table-cell office:value-type="float" office:value="0.939020454883575" calcext:value-type="float">
            <text:p>0.939020454883575</text:p>
          </table:table-cell>
          <table:table-cell table:number-columns-repeated="2"/>
        </table:table-row>
        <table:table-row table:style-name="ro1">
          <table:table-cell office:value-type="float" office:value="0.94133597612381" calcext:value-type="float">
            <text:p>0.94133597612381</text:p>
          </table:table-cell>
          <table:table-cell table:number-columns-repeated="2"/>
        </table:table-row>
        <table:table-row table:style-name="ro1">
          <table:table-cell office:value-type="float" office:value="0.941201269626617" calcext:value-type="float">
            <text:p>0.941201269626617</text:p>
          </table:table-cell>
          <table:table-cell table:number-columns-repeated="2"/>
        </table:table-row>
        <table:table-row table:style-name="ro1">
          <table:table-cell office:value-type="float" office:value="0.941174685955048" calcext:value-type="float">
            <text:p>0.941174685955048</text:p>
          </table:table-cell>
          <table:table-cell table:number-columns-repeated="2"/>
        </table:table-row>
        <table:table-row table:style-name="ro1">
          <table:table-cell office:value-type="float" office:value="0.957852721214294" calcext:value-type="float">
            <text:p>0.957852721214294</text:p>
          </table:table-cell>
          <table:table-cell table:number-columns-repeated="2"/>
        </table:table-row>
        <table:table-row table:style-name="ro1">
          <table:table-cell office:value-type="float" office:value="0.957870244979858" calcext:value-type="float">
            <text:p>0.957870244979858</text:p>
          </table:table-cell>
          <table:table-cell table:number-columns-repeated="2"/>
        </table:table-row>
        <table:table-row table:style-name="ro1">
          <table:table-cell office:value-type="float" office:value="0.957861185073852" calcext:value-type="float">
            <text:p>0.957861185073852</text:p>
          </table:table-cell>
          <table:table-cell table:number-columns-repeated="2"/>
        </table:table-row>
        <table:table-row table:style-name="ro1">
          <table:table-cell office:value-type="float" office:value="0.96012955904007" calcext:value-type="float">
            <text:p>0.96012955904007</text:p>
          </table:table-cell>
          <table:table-cell table:number-columns-repeated="2"/>
        </table:table-row>
        <table:table-row table:style-name="ro1">
          <table:table-cell office:value-type="float" office:value="0.960227489471436" calcext:value-type="float">
            <text:p>0.960227489471436</text:p>
          </table:table-cell>
          <table:table-cell table:number-columns-repeated="2"/>
        </table:table-row>
        <table:table-row table:style-name="ro1">
          <table:table-cell office:value-type="float" office:value="0.96009624004364" calcext:value-type="float">
            <text:p>0.96009624004364</text:p>
          </table:table-cell>
          <table:table-cell table:number-columns-repeated="2"/>
        </table:table-row>
        <table:table-row table:style-name="ro1">
          <table:table-cell office:value-type="float" office:value="0.931865096092224" calcext:value-type="float">
            <text:p>0.931865096092224</text:p>
          </table:table-cell>
          <table:table-cell table:number-columns-repeated="2"/>
        </table:table-row>
        <table:table-row table:style-name="ro1">
          <table:table-cell office:value-type="float" office:value="0.931997776031494" calcext:value-type="float">
            <text:p>0.931997776031494</text:p>
          </table:table-cell>
          <table:table-cell table:number-columns-repeated="2"/>
        </table:table-row>
        <table:table-row table:style-name="ro1">
          <table:table-cell office:value-type="float" office:value="0.931995511054993" calcext:value-type="float">
            <text:p>0.931995511054993</text:p>
          </table:table-cell>
          <table:table-cell table:number-columns-repeated="2"/>
        </table:table-row>
        <table:table-row table:style-name="ro1">
          <table:table-cell office:value-type="float" office:value="0.911502718925476" calcext:value-type="float">
            <text:p>0.911502718925476</text:p>
          </table:table-cell>
          <table:table-cell table:number-columns-repeated="2"/>
        </table:table-row>
        <table:table-row table:style-name="ro1">
          <table:table-cell office:value-type="float" office:value="0.911581516265869" calcext:value-type="float">
            <text:p>0.911581516265869</text:p>
          </table:table-cell>
          <table:table-cell table:number-columns-repeated="2"/>
        </table:table-row>
        <table:table-row table:style-name="ro1">
          <table:table-cell office:value-type="float" office:value="0.911633849143982" calcext:value-type="float">
            <text:p>0.911633849143982</text:p>
          </table:table-cell>
          <table:table-cell table:number-columns-repeated="2"/>
        </table:table-row>
        <table:table-row table:style-name="ro1">
          <table:table-cell office:value-type="float" office:value="0.906981706619263" calcext:value-type="float">
            <text:p>0.906981706619263</text:p>
          </table:table-cell>
          <table:table-cell table:number-columns-repeated="2"/>
        </table:table-row>
        <table:table-row table:style-name="ro1">
          <table:table-cell office:value-type="float" office:value="0.90701150894165" calcext:value-type="float">
            <text:p>0.90701150894165</text:p>
          </table:table-cell>
          <table:table-cell table:number-columns-repeated="2"/>
        </table:table-row>
        <table:table-row table:style-name="ro1">
          <table:table-cell office:value-type="float" office:value="0.90517246723175" calcext:value-type="float">
            <text:p>0.90517246723175</text:p>
          </table:table-cell>
          <table:table-cell table:number-columns-repeated="2"/>
        </table:table-row>
        <table:table-row table:style-name="ro1">
          <table:table-cell office:value-type="float" office:value="0.905131995677948" calcext:value-type="float">
            <text:p>0.905131995677948</text:p>
          </table:table-cell>
          <table:table-cell table:number-columns-repeated="2"/>
        </table:table-row>
        <table:table-row table:style-name="ro1">
          <table:table-cell office:value-type="float" office:value="0.905041933059692" calcext:value-type="float">
            <text:p>0.905041933059692</text:p>
          </table:table-cell>
          <table:table-cell table:number-columns-repeated="2"/>
        </table:table-row>
        <table:table-row table:style-name="ro1">
          <table:table-cell office:value-type="float" office:value="0.900219261646271" calcext:value-type="float">
            <text:p>0.900219261646271</text:p>
          </table:table-cell>
          <table:table-cell table:number-columns-repeated="2"/>
        </table:table-row>
        <table:table-row table:style-name="ro1">
          <table:table-cell office:value-type="float" office:value="0.900100409984589" calcext:value-type="float">
            <text:p>0.900100409984589</text:p>
          </table:table-cell>
          <table:table-cell table:number-columns-repeated="2"/>
        </table:table-row>
        <table:table-row table:style-name="ro1">
          <table:table-cell office:value-type="float" office:value="0.900179982185364" calcext:value-type="float">
            <text:p>0.900179982185364</text:p>
          </table:table-cell>
          <table:table-cell table:number-columns-repeated="2"/>
        </table:table-row>
        <table:table-row table:style-name="ro1">
          <table:table-cell office:value-type="float" office:value="0.908045530319214" calcext:value-type="float">
            <text:p>0.908045530319214</text:p>
          </table:table-cell>
          <table:table-cell table:number-columns-repeated="2"/>
        </table:table-row>
        <table:table-row table:style-name="ro1">
          <table:table-cell office:value-type="float" office:value="0.908055067062378" calcext:value-type="float">
            <text:p>0.908055067062378</text:p>
          </table:table-cell>
          <table:table-cell table:number-columns-repeated="2"/>
        </table:table-row>
        <table:table-row table:style-name="ro1">
          <table:table-cell office:value-type="float" office:value="0.907952725887299" calcext:value-type="float">
            <text:p>0.907952725887299</text:p>
          </table:table-cell>
          <table:table-cell table:number-columns-repeated="2"/>
        </table:table-row>
        <table:table-row table:style-name="ro1">
          <table:table-cell office:value-type="float" office:value="0.919709503650665" calcext:value-type="float">
            <text:p>0.919709503650665</text:p>
          </table:table-cell>
          <table:table-cell table:number-columns-repeated="2"/>
        </table:table-row>
        <table:table-row table:style-name="ro1">
          <table:table-cell office:value-type="float" office:value="0.919731259346008" calcext:value-type="float">
            <text:p>0.919731259346008</text:p>
          </table:table-cell>
          <table:table-cell table:number-columns-repeated="2"/>
        </table:table-row>
        <table:table-row table:style-name="ro1">
          <table:table-cell office:value-type="float" office:value="0.919674456119537" calcext:value-type="float">
            <text:p>0.919674456119537</text:p>
          </table:table-cell>
          <table:table-cell table:number-columns-repeated="2"/>
        </table:table-row>
        <table:table-row table:style-name="ro1">
          <table:table-cell office:value-type="float" office:value="0.929514288902283" calcext:value-type="float">
            <text:p>0.929514288902283</text:p>
          </table:table-cell>
          <table:table-cell table:number-columns-repeated="2"/>
        </table:table-row>
        <table:table-row table:style-name="ro1">
          <table:table-cell office:value-type="float" office:value="0.92948180437088" calcext:value-type="float">
            <text:p>0.92948180437088</text:p>
          </table:table-cell>
          <table:table-cell table:number-columns-repeated="2"/>
        </table:table-row>
        <table:table-row table:style-name="ro1">
          <table:table-cell office:value-type="float" office:value="0.929359078407288" calcext:value-type="float">
            <text:p>0.929359078407288</text:p>
          </table:table-cell>
          <table:table-cell table:number-columns-repeated="2"/>
        </table:table-row>
        <table:table-row table:style-name="ro1">
          <table:table-cell office:value-type="float" office:value="0.949119865894318" calcext:value-type="float">
            <text:p>0.949119865894318</text:p>
          </table:table-cell>
          <table:table-cell table:number-columns-repeated="2"/>
        </table:table-row>
        <table:table-row table:style-name="ro1">
          <table:table-cell office:value-type="float" office:value="0.949162364006042" calcext:value-type="float">
            <text:p>0.949162364006042</text:p>
          </table:table-cell>
          <table:table-cell table:number-columns-repeated="2"/>
        </table:table-row>
        <table:table-row table:style-name="ro1">
          <table:table-cell office:value-type="float" office:value="0.949161946773529" calcext:value-type="float">
            <text:p>0.949161946773529</text:p>
          </table:table-cell>
          <table:table-cell table:number-columns-repeated="2"/>
        </table:table-row>
        <table:table-row table:style-name="ro1">
          <table:table-cell office:value-type="float" office:value="0.95208466053009" calcext:value-type="float">
            <text:p>0.95208466053009</text:p>
          </table:table-cell>
          <table:table-cell table:number-columns-repeated="2"/>
        </table:table-row>
        <table:table-row table:style-name="ro1">
          <table:table-cell office:value-type="float" office:value="0.952084124088287" calcext:value-type="float">
            <text:p>0.952084124088287</text:p>
          </table:table-cell>
          <table:table-cell table:number-columns-repeated="2"/>
        </table:table-row>
        <table:table-row table:style-name="ro1">
          <table:table-cell office:value-type="float" office:value="0.951873421669006" calcext:value-type="float">
            <text:p>0.951873421669006</text:p>
          </table:table-cell>
          <table:table-cell table:number-columns-repeated="2"/>
        </table:table-row>
        <table:table-row table:style-name="ro1">
          <table:table-cell office:value-type="float" office:value="0.93865317106247" calcext:value-type="float">
            <text:p>0.93865317106247</text:p>
          </table:table-cell>
          <table:table-cell table:number-columns-repeated="2"/>
        </table:table-row>
        <table:table-row table:style-name="ro1">
          <table:table-cell office:value-type="float" office:value="0.938707947731018" calcext:value-type="float">
            <text:p>0.938707947731018</text:p>
          </table:table-cell>
          <table:table-cell table:number-columns-repeated="2"/>
        </table:table-row>
        <table:table-row table:style-name="ro1">
          <table:table-cell office:value-type="float" office:value="0.938595652580261" calcext:value-type="float">
            <text:p>0.938595652580261</text:p>
          </table:table-cell>
          <table:table-cell table:number-columns-repeated="2"/>
        </table:table-row>
        <table:table-row table:style-name="ro1">
          <table:table-cell office:value-type="float" office:value="0.902411758899689" calcext:value-type="float">
            <text:p>0.902411758899689</text:p>
          </table:table-cell>
          <table:table-cell table:number-columns-repeated="2"/>
        </table:table-row>
        <table:table-row table:style-name="ro1">
          <table:table-cell office:value-type="float" office:value="0.9024418592453" calcext:value-type="float">
            <text:p>0.9024418592453</text:p>
          </table:table-cell>
          <table:table-cell table:number-columns-repeated="2"/>
        </table:table-row>
        <table:table-row table:style-name="ro1">
          <table:table-cell office:value-type="float" office:value="0.902302384376526" calcext:value-type="float">
            <text:p>0.902302384376526</text:p>
          </table:table-cell>
          <table:table-cell table:number-columns-repeated="2"/>
        </table:table-row>
        <table:table-row table:style-name="ro1">
          <table:table-cell office:value-type="float" office:value="0.919718623161316" calcext:value-type="float">
            <text:p>0.919718623161316</text:p>
          </table:table-cell>
          <table:table-cell table:number-columns-repeated="2"/>
        </table:table-row>
        <table:table-row table:style-name="ro1">
          <table:table-cell office:value-type="float" office:value="0.919811308383942" calcext:value-type="float">
            <text:p>0.919811308383942</text:p>
          </table:table-cell>
          <table:table-cell table:number-columns-repeated="2"/>
        </table:table-row>
        <table:table-row table:style-name="ro1">
          <table:table-cell office:value-type="float" office:value="0.912529170513153" calcext:value-type="float">
            <text:p>0.912529170513153</text:p>
          </table:table-cell>
          <table:table-cell table:number-columns-repeated="2"/>
        </table:table-row>
        <table:table-row table:style-name="ro1">
          <table:table-cell office:value-type="float" office:value="0.91249018907547" calcext:value-type="float">
            <text:p>0.91249018907547</text:p>
          </table:table-cell>
          <table:table-cell table:number-columns-repeated="2"/>
        </table:table-row>
        <table:table-row table:style-name="ro1">
          <table:table-cell office:value-type="float" office:value="0.912396430969238" calcext:value-type="float">
            <text:p>0.912396430969238</text:p>
          </table:table-cell>
          <table:table-cell table:number-columns-repeated="2"/>
        </table:table-row>
        <table:table-row table:style-name="ro1">
          <table:table-cell office:value-type="float" office:value="0.914820313453674" calcext:value-type="float">
            <text:p>0.914820313453674</text:p>
          </table:table-cell>
          <table:table-cell table:number-columns-repeated="2"/>
        </table:table-row>
        <table:table-row table:style-name="ro1">
          <table:table-cell office:value-type="float" office:value="0.914713621139526" calcext:value-type="float">
            <text:p>0.914713621139526</text:p>
          </table:table-cell>
          <table:table-cell table:number-columns-repeated="2"/>
        </table:table-row>
        <table:table-row table:style-name="ro1">
          <table:table-cell office:value-type="float" office:value="0.914386630058289" calcext:value-type="float">
            <text:p>0.914386630058289</text:p>
          </table:table-cell>
          <table:table-cell table:number-columns-repeated="2"/>
        </table:table-row>
        <table:table-row table:style-name="ro1">
          <table:table-cell office:value-type="float" office:value="0.885415375232697" calcext:value-type="float">
            <text:p>0.885415375232697</text:p>
          </table:table-cell>
          <table:table-cell table:number-columns-repeated="2"/>
        </table:table-row>
        <table:table-row table:style-name="ro1">
          <table:table-cell office:value-type="float" office:value="0.885607302188873" calcext:value-type="float">
            <text:p>0.885607302188873</text:p>
          </table:table-cell>
          <table:table-cell table:number-columns-repeated="2"/>
        </table:table-row>
        <table:table-row table:style-name="ro1">
          <table:table-cell office:value-type="float" office:value="0.885459184646606" calcext:value-type="float">
            <text:p>0.885459184646606</text:p>
          </table:table-cell>
          <table:table-cell table:number-columns-repeated="2"/>
        </table:table-row>
        <table:table-row table:style-name="ro1">
          <table:table-cell office:value-type="float" office:value="0.850117146968842" calcext:value-type="float">
            <text:p>0.850117146968842</text:p>
          </table:table-cell>
          <table:table-cell table:number-columns-repeated="2"/>
        </table:table-row>
        <table:table-row table:style-name="ro1">
          <table:table-cell office:value-type="float" office:value="0.850521206855774" calcext:value-type="float">
            <text:p>0.850521206855774</text:p>
          </table:table-cell>
          <table:table-cell table:number-columns-repeated="2"/>
        </table:table-row>
        <table:table-row table:style-name="ro1">
          <table:table-cell office:value-type="float" office:value="0.851461410522461" calcext:value-type="float">
            <text:p>0.851461410522461</text:p>
          </table:table-cell>
          <table:table-cell table:number-columns-repeated="2"/>
        </table:table-row>
        <table:table-row table:style-name="ro1">
          <table:table-cell office:value-type="float" office:value="0.911518275737762" calcext:value-type="float">
            <text:p>0.911518275737762</text:p>
          </table:table-cell>
          <table:table-cell table:number-columns-repeated="2"/>
        </table:table-row>
        <table:table-row table:style-name="ro1">
          <table:table-cell office:value-type="float" office:value="0.911604940891266" calcext:value-type="float">
            <text:p>0.911604940891266</text:p>
          </table:table-cell>
          <table:table-cell table:number-columns-repeated="2"/>
        </table:table-row>
        <table:table-row table:style-name="ro1">
          <table:table-cell office:value-type="float" office:value="0.911641657352448" calcext:value-type="float">
            <text:p>0.911641657352448</text:p>
          </table:table-cell>
          <table:table-cell table:number-columns-repeated="2"/>
        </table:table-row>
        <table:table-row table:style-name="ro1">
          <table:table-cell office:value-type="float" office:value="0.931829333305359" calcext:value-type="float">
            <text:p>0.931829333305359</text:p>
          </table:table-cell>
          <table:table-cell table:number-columns-repeated="2"/>
        </table:table-row>
        <table:table-row table:style-name="ro1">
          <table:table-cell office:value-type="float" office:value="0.931656777858734" calcext:value-type="float">
            <text:p>0.931656777858734</text:p>
          </table:table-cell>
          <table:table-cell table:number-columns-repeated="2"/>
        </table:table-row>
        <table:table-row table:style-name="ro1">
          <table:table-cell office:value-type="float" office:value="0.932033240795136" calcext:value-type="float">
            <text:p>0.932033240795136</text:p>
          </table:table-cell>
          <table:table-cell table:number-columns-repeated="2"/>
        </table:table-row>
        <table:table-row table:style-name="ro1">
          <table:table-cell office:value-type="float" office:value="0.949361443519592" calcext:value-type="float">
            <text:p>0.949361443519592</text:p>
          </table:table-cell>
          <table:table-cell table:number-columns-repeated="2"/>
        </table:table-row>
        <table:table-row table:style-name="ro1">
          <table:table-cell office:value-type="float" office:value="0.949274659156799" calcext:value-type="float">
            <text:p>0.949274659156799</text:p>
          </table:table-cell>
          <table:table-cell table:number-columns-repeated="2"/>
        </table:table-row>
        <table:table-row table:style-name="ro1">
          <table:table-cell office:value-type="float" office:value="0.949290096759796" calcext:value-type="float">
            <text:p>0.949290096759796</text:p>
          </table:table-cell>
          <table:table-cell table:number-columns-repeated="2"/>
        </table:table-row>
        <table:table-row table:style-name="ro1">
          <table:table-cell office:value-type="float" office:value="0.949732959270477" calcext:value-type="float">
            <text:p>0.949732959270477</text:p>
          </table:table-cell>
          <table:table-cell table:number-columns-repeated="2"/>
        </table:table-row>
        <table:table-row table:style-name="ro1">
          <table:table-cell office:value-type="float" office:value="0.9497230052948" calcext:value-type="float">
            <text:p>0.9497230052948</text:p>
          </table:table-cell>
          <table:table-cell table:number-columns-repeated="2"/>
        </table:table-row>
        <table:table-row table:style-name="ro1">
          <table:table-cell office:value-type="float" office:value="0.949723899364471" calcext:value-type="float">
            <text:p>0.949723899364471</text:p>
          </table:table-cell>
          <table:table-cell table:number-columns-repeated="2"/>
        </table:table-row>
        <table:table-row table:style-name="ro1">
          <table:table-cell office:value-type="float" office:value="0.944292962551117" calcext:value-type="float">
            <text:p>0.944292962551117</text:p>
          </table:table-cell>
          <table:table-cell table:number-columns-repeated="2"/>
        </table:table-row>
        <table:table-row table:style-name="ro1">
          <table:table-cell office:value-type="float" office:value="0.944310247898102" calcext:value-type="float">
            <text:p>0.944310247898102</text:p>
          </table:table-cell>
          <table:table-cell table:number-columns-repeated="2"/>
        </table:table-row>
        <table:table-row table:style-name="ro1">
          <table:table-cell office:value-type="float" office:value="0.944323182106018" calcext:value-type="float">
            <text:p>0.944323182106018</text:p>
          </table:table-cell>
          <table:table-cell table:number-columns-repeated="2"/>
        </table:table-row>
        <table:table-row table:style-name="ro1">
          <table:table-cell office:value-type="float" office:value="0.96056991815567" calcext:value-type="float">
            <text:p>0.96056991815567</text:p>
          </table:table-cell>
          <table:table-cell table:number-columns-repeated="2"/>
        </table:table-row>
        <table:table-row table:style-name="ro1">
          <table:table-cell office:value-type="float" office:value="0.960576057434082" calcext:value-type="float">
            <text:p>0.960576057434082</text:p>
          </table:table-cell>
          <table:table-cell table:number-columns-repeated="2"/>
        </table:table-row>
        <table:table-row table:style-name="ro1">
          <table:table-cell office:value-type="float" office:value="0.955129504203796" calcext:value-type="float">
            <text:p>0.955129504203796</text:p>
          </table:table-cell>
          <table:table-cell table:number-columns-repeated="2"/>
        </table:table-row>
        <table:table-row table:style-name="ro1">
          <table:table-cell office:value-type="float" office:value="0.955324709415436" calcext:value-type="float">
            <text:p>0.955324709415436</text:p>
          </table:table-cell>
          <table:table-cell table:number-columns-repeated="2"/>
        </table:table-row>
        <table:table-row table:style-name="ro1">
          <table:table-cell office:value-type="float" office:value="0.955682814121246" calcext:value-type="float">
            <text:p>0.955682814121246</text:p>
          </table:table-cell>
          <table:table-cell table:number-columns-repeated="2"/>
        </table:table-row>
        <table:table-row table:style-name="ro1">
          <table:table-cell office:value-type="float" office:value="0.919199645519257" calcext:value-type="float">
            <text:p>0.919199645519257</text:p>
          </table:table-cell>
          <table:table-cell table:number-columns-repeated="2"/>
        </table:table-row>
        <table:table-row table:style-name="ro1">
          <table:table-cell office:value-type="float" office:value="0.919194638729095" calcext:value-type="float">
            <text:p>0.919194638729095</text:p>
          </table:table-cell>
          <table:table-cell table:number-columns-repeated="2"/>
        </table:table-row>
        <table:table-row table:style-name="ro1">
          <table:table-cell office:value-type="float" office:value="0.919154047966003" calcext:value-type="float">
            <text:p>0.919154047966003</text:p>
          </table:table-cell>
          <table:table-cell table:number-columns-repeated="2"/>
        </table:table-row>
        <table:table-row table:style-name="ro1">
          <table:table-cell office:value-type="float" office:value="0.918326675891876" calcext:value-type="float">
            <text:p>0.918326675891876</text:p>
          </table:table-cell>
          <table:table-cell table:number-columns-repeated="2"/>
        </table:table-row>
        <table:table-row table:style-name="ro1">
          <table:table-cell office:value-type="float" office:value="0.918749511241913" calcext:value-type="float">
            <text:p>0.918749511241913</text:p>
          </table:table-cell>
          <table:table-cell/>
          <table:table-cell office:value-type="string" calcext:value-type="string">
            <text:p>認識率</text:p>
          </table:table-cell>
        </table:table-row>
        <table:table-row table:style-name="ro1">
          <table:table-cell office:value-type="float" office:value="0.918217122554779" calcext:value-type="float">
            <text:p>0.918217122554779</text:p>
          </table:table-cell>
          <table:table-cell/>
          <table:table-cell table:formula="of:=AVERAGE([.A1:.A3340])" office:value-type="float" office:value="0.907791113585769" calcext:value-type="float">
            <text:p>0.907791113585769</text:p>
          </table:table-cell>
        </table:table-row>
        <table:table-row table:style-name="ro1">
          <table:table-cell office:value-type="float" office:value="0.9132199883461" calcext:value-type="float">
            <text:p>0.9132199883461</text:p>
          </table:table-cell>
          <table:table-cell table:number-columns-repeated="2"/>
        </table:table-row>
        <table:table-row table:style-name="ro1">
          <table:table-cell office:value-type="float" office:value="0.913241147994995" calcext:value-type="float">
            <text:p>0.913241147994995</text:p>
          </table:table-cell>
          <table:table-cell table:number-columns-repeated="2"/>
        </table:table-row>
        <table:table-row table:style-name="ro1">
          <table:table-cell office:value-type="float" office:value="0.913221001625061" calcext:value-type="float">
            <text:p>0.913221001625061</text:p>
          </table:table-cell>
          <table:table-cell table:number-columns-repeated="2"/>
        </table:table-row>
        <table:table-row table:style-name="ro1">
          <table:table-cell office:value-type="float" office:value="0.892656028270721" calcext:value-type="float">
            <text:p>0.892656028270721</text:p>
          </table:table-cell>
          <table:table-cell table:number-columns-repeated="2"/>
        </table:table-row>
        <table:table-row table:style-name="ro1">
          <table:table-cell office:value-type="float" office:value="0.892625451087952" calcext:value-type="float">
            <text:p>0.892625451087952</text:p>
          </table:table-cell>
          <table:table-cell table:number-columns-repeated="2"/>
        </table:table-row>
        <table:table-row table:style-name="ro1">
          <table:table-cell office:value-type="float" office:value="0.892725110054016" calcext:value-type="float">
            <text:p>0.892725110054016</text:p>
          </table:table-cell>
          <table:table-cell table:number-columns-repeated="2"/>
        </table:table-row>
        <table:table-row table:style-name="ro1">
          <table:table-cell office:value-type="float" office:value="0.904836118221283" calcext:value-type="float">
            <text:p>0.904836118221283</text:p>
          </table:table-cell>
          <table:table-cell table:number-columns-repeated="2"/>
        </table:table-row>
        <table:table-row table:style-name="ro1">
          <table:table-cell office:value-type="float" office:value="0.904880106449127" calcext:value-type="float">
            <text:p>0.904880106449127</text:p>
          </table:table-cell>
          <table:table-cell table:number-columns-repeated="2"/>
        </table:table-row>
        <table:table-row table:style-name="ro1">
          <table:table-cell office:value-type="float" office:value="0.904792666435242" calcext:value-type="float">
            <text:p>0.904792666435242</text:p>
          </table:table-cell>
          <table:table-cell table:number-columns-repeated="2"/>
        </table:table-row>
        <table:table-row table:style-name="ro1">
          <table:table-cell office:value-type="float" office:value="0.927517294883728" calcext:value-type="float">
            <text:p>0.927517294883728</text:p>
          </table:table-cell>
          <table:table-cell table:number-columns-repeated="2"/>
        </table:table-row>
        <table:table-row table:style-name="ro1">
          <table:table-cell office:value-type="float" office:value="0.927454173564911" calcext:value-type="float">
            <text:p>0.927454173564911</text:p>
          </table:table-cell>
          <table:table-cell table:number-columns-repeated="2"/>
        </table:table-row>
        <table:table-row table:style-name="ro1">
          <table:table-cell office:value-type="float" office:value="0.927504241466522" calcext:value-type="float">
            <text:p>0.927504241466522</text:p>
          </table:table-cell>
          <table:table-cell table:number-columns-repeated="2"/>
        </table:table-row>
        <table:table-row table:style-name="ro1">
          <table:table-cell office:value-type="float" office:value="0.921133935451508" calcext:value-type="float">
            <text:p>0.921133935451508</text:p>
          </table:table-cell>
          <table:table-cell table:number-columns-repeated="2"/>
        </table:table-row>
        <table:table-row table:style-name="ro1">
          <table:table-cell office:value-type="float" office:value="0.92069137096405" calcext:value-type="float">
            <text:p>0.92069137096405</text:p>
          </table:table-cell>
          <table:table-cell table:number-columns-repeated="2"/>
        </table:table-row>
        <table:table-row table:style-name="ro1">
          <table:table-cell office:value-type="float" office:value="0.920719981193542" calcext:value-type="float">
            <text:p>0.920719981193542</text:p>
          </table:table-cell>
          <table:table-cell table:number-columns-repeated="2"/>
        </table:table-row>
        <table:table-row table:style-name="ro1">
          <table:table-cell office:value-type="float" office:value="0.917784094810486" calcext:value-type="float">
            <text:p>0.917784094810486</text:p>
          </table:table-cell>
          <table:table-cell table:number-columns-repeated="2"/>
        </table:table-row>
        <table:table-row table:style-name="ro1">
          <table:table-cell office:value-type="float" office:value="0.918224811553955" calcext:value-type="float">
            <text:p>0.918224811553955</text:p>
          </table:table-cell>
          <table:table-cell table:number-columns-repeated="2"/>
        </table:table-row>
        <table:table-row table:style-name="ro1">
          <table:table-cell office:value-type="float" office:value="0.918217599391937" calcext:value-type="float">
            <text:p>0.918217599391937</text:p>
          </table:table-cell>
          <table:table-cell table:number-columns-repeated="2"/>
        </table:table-row>
        <table:table-row table:style-name="ro1">
          <table:table-cell office:value-type="float" office:value="0.915245056152344" calcext:value-type="float">
            <text:p>0.915245056152344</text:p>
          </table:table-cell>
          <table:table-cell table:number-columns-repeated="2"/>
        </table:table-row>
        <table:table-row table:style-name="ro1">
          <table:table-cell office:value-type="float" office:value="0.915255188941956" calcext:value-type="float">
            <text:p>0.9152551889419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00/00/00</text:date>, <text:time style:data-style-name="N2" text:time-value="15:29:43.33325733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15:31:52.072710143</dc:date>
    <meta:editing-duration>PT5M21S</meta:editing-duration>
    <meta:editing-cycles>2</meta:editing-cycles>
    <meta:generator>LibreOffice/6.4.7.2$Linux_X86_64 LibreOffice_project/40$Build-2</meta:generator>
    <meta:document-statistic meta:table-count="1" meta:cell-count="33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130_151710conf_memo.A1:20230130_151710conf_memo.A3340" svg:x="0.32cm" svg:y="0.18cm" svg:width="13.255cm" svg:height="8.64cm">
          <chartooo:coordinate-region svg:x="1.047cm" svg:y="0.38cm" svg:width="12.15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130_151710conf_memo.A1:20230130_151710conf_memo.A3340" chart:class="chart:scatter">
            <chart:data-point chart:repeated="33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6151187419891">
                <text:p>0.956151187419891</text:p>
                <draw:g>
                  <svg:desc>20230130_151710conf_memo.A1:20230130_151710conf_memo.A3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6102252006531">
                <text:p>0.956102252006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6112027168274">
                <text:p>0.956112027168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6733524799347">
                <text:p>0.956733524799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823706626892">
                <text:p>0.956823706626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6842303276062">
                <text:p>0.956842303276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4716255664825">
                <text:p>0.964716255664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4670836925507">
                <text:p>0.964670836925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4764297008514">
                <text:p>0.964764297008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2969005107879">
                <text:p>0.962969005107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2950527667999">
                <text:p>0.962950527667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2957143783569">
                <text:p>0.962957143783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6351280212402">
                <text:p>0.9563512802124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6350982189178">
                <text:p>0.956350982189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6364750862122">
                <text:p>0.956364750862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1823234558106">
                <text:p>0.951823234558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1764106750488">
                <text:p>0.951764106750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171445608139">
                <text:p>0.95171445608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8059022426605">
                <text:p>0.948059022426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8073923587799">
                <text:p>0.948073923587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7961151599884">
                <text:p>0.947961151599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3637957572937">
                <text:p>0.953637957572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3694522380829">
                <text:p>0.953694522380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3721642494202">
                <text:p>0.953721642494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3526318073273">
                <text:p>0.953526318073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3532040119171">
                <text:p>0.953532040119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3534364700317">
                <text:p>0.953534364700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079295873642">
                <text:p>0.960792958736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0807621479034">
                <text:p>0.960807621479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0320949554443">
                <text:p>0.960320949554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0212588310242">
                <text:p>0.960212588310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0290491580963">
                <text:p>0.960290491580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1910138130188">
                <text:p>0.951910138130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171856880188">
                <text:p>0.95171856880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1681911945343">
                <text:p>0.951681911945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5811212062836">
                <text:p>0.945811212062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5782959461212">
                <text:p>0.945782959461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5917069911957">
                <text:p>0.9459170699119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8741445541382">
                <text:p>0.938741445541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8747823238373">
                <text:p>0.938747823238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882018327713">
                <text:p>0.938820183277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5057272911072">
                <text:p>0.945057272911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45032477378845">
                <text:p>0.945032477378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45106148719788">
                <text:p>0.945106148719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5707857608795">
                <text:p>0.945707857608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5672452449799">
                <text:p>0.9456724524497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5683419704437">
                <text:p>0.945683419704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2991137504577">
                <text:p>0.942991137504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3023562431335">
                <text:p>0.943023562431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307553768158">
                <text:p>0.94307553768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4935542345047">
                <text:p>0.94935542345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49274361133575">
                <text:p>0.949274361133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9226856231689">
                <text:p>0.949226856231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0599908828735">
                <text:p>0.950599908828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0642466545105">
                <text:p>0.950642466545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0674772262573">
                <text:p>0.950674772262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8806762695312">
                <text:p>0.948806762695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8853850364685">
                <text:p>0.948853850364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5687940120697">
                <text:p>0.9556879401206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5653309822082">
                <text:p>0.955653309822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55644845962524">
                <text:p>0.9556448459625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0995087623596">
                <text:p>0.950995087623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1004505157471">
                <text:p>0.951004505157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1031029224396">
                <text:p>0.9510310292243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3997263908386">
                <text:p>0.9439972639083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3986177444458">
                <text:p>0.9439861774444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43954586982727">
                <text:p>0.9439545869827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4007277488708">
                <text:p>0.944007277488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44009125232696">
                <text:p>0.944009125232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4020330905914">
                <text:p>0.944020330905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721161365509">
                <text:p>0.957211613655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7195222377777">
                <text:p>0.9571952223777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7112371921539">
                <text:p>0.957112371921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7306027412415">
                <text:p>0.9573060274124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7348823547363">
                <text:p>0.9573488235473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7203686237335">
                <text:p>0.9572036862373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42732214927673">
                <text:p>0.9427322149276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42783892154694">
                <text:p>0.942783892154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2786991596222">
                <text:p>0.942786991596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917905330658">
                <text:p>0.949179053306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903290271759">
                <text:p>0.949032902717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9280619621277">
                <text:p>0.9492806196212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3802237510681">
                <text:p>0.9438022375106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377326965332">
                <text:p>0.94377326965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3872392177582">
                <text:p>0.9438723921775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4804439544678">
                <text:p>0.934804439544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479859828949">
                <text:p>0.934798598289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97429728508">
                <text:p>0.9497429728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4974809885025">
                <text:p>0.94974809885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9796855449676">
                <text:p>0.9497968554496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5324590206146">
                <text:p>0.955324590206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5329060554504">
                <text:p>0.955329060554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5048680305481">
                <text:p>0.9550486803054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3329205513">
                <text:p>0.9533292055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3329205513">
                <text:p>0.953329205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3382074832916">
                <text:p>0.953382074832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8931167125702">
                <text:p>0.9389311671257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8856601715088">
                <text:p>0.9388566017150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8922762870789">
                <text:p>0.938922762870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5652008056641">
                <text:p>0.945652008056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5677697658539">
                <text:p>0.9456776976585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45424556732178">
                <text:p>0.9454245567321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1148340702057">
                <text:p>0.941148340702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1191494464874">
                <text:p>0.9411914944648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41189765930176">
                <text:p>0.941189765930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4766025543213">
                <text:p>0.9647660255432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4632093906403">
                <text:p>0.9646320939064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4608490467072">
                <text:p>0.9646084904670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50361967086792">
                <text:p>0.9503619670867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50335562229156">
                <text:p>0.9503355622291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031201839447">
                <text:p>0.950312018394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51190650463104">
                <text:p>0.951190650463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51172888278961">
                <text:p>0.9511728882789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51217353343964">
                <text:p>0.9512173533439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2614358663559">
                <text:p>0.926143586635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26086604595184">
                <text:p>0.9260866045951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30486381053925">
                <text:p>0.9304863810539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3044126033783">
                <text:p>0.93044126033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30448293685913">
                <text:p>0.9304482936859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8426852226257">
                <text:p>0.9384268522262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38066482543945">
                <text:p>0.9380664825439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8466191291809">
                <text:p>0.938466191291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7456946372986">
                <text:p>0.9574569463729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57459449768066">
                <text:p>0.9574594497680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57381546497345">
                <text:p>0.9573815464973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45845782756805">
                <text:p>0.945845782756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45478141307831">
                <text:p>0.9454781413078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5315301418304">
                <text:p>0.9453153014183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7393476963043">
                <text:p>0.9473934769630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47570323944092">
                <text:p>0.9475703239440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47604596614838">
                <text:p>0.947604596614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49488997459412">
                <text:p>0.9494889974594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49367880821228">
                <text:p>0.9493678808212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49686110019684">
                <text:p>0.9496861100196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4865608215332">
                <text:p>0.948656082153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48660850524902">
                <text:p>0.9486608505249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48714017868042">
                <text:p>0.9487140178680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41177189350128">
                <text:p>0.9411771893501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41152453422546">
                <text:p>0.9411524534225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0797746181488">
                <text:p>0.9407977461814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42076027393341">
                <text:p>0.9420760273933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41993117332458">
                <text:p>0.9419931173324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201272726059">
                <text:p>0.94201272726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44843888282776">
                <text:p>0.944843888282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44817781448364">
                <text:p>0.9448177814483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44855093955994">
                <text:p>0.9448550939559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44862067699432">
                <text:p>0.9448620676994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44779276847839">
                <text:p>0.9447792768478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0053045749664">
                <text:p>0.9400530457496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40154016017914">
                <text:p>0.940154016017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0047144889832">
                <text:p>0.9400471448898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39380764961243">
                <text:p>0.9393807649612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9379453659058">
                <text:p>0.9393794536590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39397633075714">
                <text:p>0.9393976330757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182825088501">
                <text:p>0.941828250885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41745340824127">
                <text:p>0.9417453408241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1733956336975">
                <text:p>0.9417339563369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909240722656">
                <text:p>0.9429092407226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2937672138214">
                <text:p>0.9429376721382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42902028560638">
                <text:p>0.942902028560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41821575164795">
                <text:p>0.941821575164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41668748855591">
                <text:p>0.9416687488555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41662549972534">
                <text:p>0.9416625499725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40155446529388">
                <text:p>0.9401554465293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40350651741028">
                <text:p>0.9403506517410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40114974975586">
                <text:p>0.9401149749755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43723082542419">
                <text:p>0.943723082542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43727135658264">
                <text:p>0.9437271356582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43484604358673">
                <text:p>0.943484604358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55215573310852">
                <text:p>0.9552155733108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55151379108429">
                <text:p>0.9551513791084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55034136772156">
                <text:p>0.9550341367721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39566433429718">
                <text:p>0.9395664334297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39598798751831">
                <text:p>0.9395987987518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8032746315002">
                <text:p>0.9380327463150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7975883483887">
                <text:p>0.9379758834838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37939465045929">
                <text:p>0.9379394650459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34110105037689">
                <text:p>0.9341101050376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34120178222656">
                <text:p>0.934120178222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4103846549988">
                <text:p>0.934103846549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31812047958374">
                <text:p>0.9318120479583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31656062602997">
                <text:p>0.931656062602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31661069393158">
                <text:p>0.9316610693931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37565088272095">
                <text:p>0.9375650882720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37555849552154">
                <text:p>0.937555849552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37767922878265">
                <text:p>0.9377679228782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3516204357147">
                <text:p>0.9335162043571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3519423007965">
                <text:p>0.933519423007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33511674404144">
                <text:p>0.9335116744041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3955898284912">
                <text:p>0.9439558982849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43998575210571">
                <text:p>0.9439985752105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43991243839264">
                <text:p>0.9439912438392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44900095462799">
                <text:p>0.9449000954627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44836616516113">
                <text:p>0.9448366165161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4892704486847">
                <text:p>0.944892704486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45757508277893">
                <text:p>0.9457575082778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45803582668304">
                <text:p>0.9458035826683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45770561695099">
                <text:p>0.9457705616950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46678459644318">
                <text:p>0.9466784596443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46634292602539">
                <text:p>0.946634292602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46792542934418">
                <text:p>0.9467925429344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36679005622864">
                <text:p>0.9366790056228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36746299266815">
                <text:p>0.936746299266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41571593284607">
                <text:p>0.9415715932846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41697955131531">
                <text:p>0.9416979551315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41153168678284">
                <text:p>0.9411531686782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30378913879394">
                <text:p>0.9303789138793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30370330810547">
                <text:p>0.9303703308105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30330455303192">
                <text:p>0.9303304553031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45908486843109">
                <text:p>0.945908486843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46111440658569">
                <text:p>0.9461114406585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46118295192718">
                <text:p>0.9461182951927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4240808486938">
                <text:p>0.9442408084869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44327890872955">
                <text:p>0.9443278908729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44353938102722">
                <text:p>0.9443539381027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3828159570694">
                <text:p>0.938281595706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38043236732483">
                <text:p>0.9380432367324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38272774219513">
                <text:p>0.9382727742195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37379896640778">
                <text:p>0.9373798966407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37409162521362">
                <text:p>0.9374091625213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37278032302856">
                <text:p>0.9372780323028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3675684928894">
                <text:p>0.936756849288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36307847499847">
                <text:p>0.9363078474998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6306536197662">
                <text:p>0.9363065361976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40072655677795">
                <text:p>0.9400726556777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0289974212646">
                <text:p>0.9402899742126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0363049507141">
                <text:p>0.9403630495071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1586792469025">
                <text:p>0.9415867924690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41531002521515">
                <text:p>0.9415310025215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41350996494293">
                <text:p>0.9413509964942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5649743080139">
                <text:p>0.9456497430801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5698857307434">
                <text:p>0.9456988573074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47827219963074">
                <text:p>0.9478272199630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47719573974609">
                <text:p>0.9477195739746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47692215442658">
                <text:p>0.9476922154426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46218371391296">
                <text:p>0.9462183713912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46285605430603">
                <text:p>0.9462856054306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4624662399292">
                <text:p>0.946246623992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4209212064743">
                <text:p>0.942092120647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42073702812195">
                <text:p>0.9420737028121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41996335983276">
                <text:p>0.9419963359832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43760991096497">
                <text:p>0.943760991096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4388872385025">
                <text:p>0.943888723850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44026827812195">
                <text:p>0.9440268278121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52479839324951">
                <text:p>0.952479839324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52526271343231">
                <text:p>0.9525262713432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52542245388031">
                <text:p>0.9525422453880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35701608657837">
                <text:p>0.9357016086578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35682892799377">
                <text:p>0.9356828927993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35683310031891">
                <text:p>0.9356833100318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28995251655579">
                <text:p>0.9289952516555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28921401500702">
                <text:p>0.9289214015007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28905665874481">
                <text:p>0.9289056658744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27424728870392">
                <text:p>0.9274247288703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27484035491943">
                <text:p>0.9274840354919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28072333335876">
                <text:p>0.9280723333358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33459877967834">
                <text:p>0.9334598779678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33454036712646">
                <text:p>0.9334540367126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33441400527954">
                <text:p>0.9334414005279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47137773036957">
                <text:p>0.9471377730369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47228610515594">
                <text:p>0.9472286105155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52723860740662">
                <text:p>0.9527238607406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52615976333618">
                <text:p>0.9526159763336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52631115913391">
                <text:p>0.9526311159133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49573934078217">
                <text:p>0.9495739340782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49580073356628">
                <text:p>0.9495800733566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49525713920593">
                <text:p>0.9495257139205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44985330104828">
                <text:p>0.9449853301048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44697022438049">
                <text:p>0.9446970224380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44503426551819">
                <text:p>0.9445034265518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25968706607819">
                <text:p>0.9259687066078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26241278648376">
                <text:p>0.926241278648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25883769989014">
                <text:p>0.9258837699890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23488020896912">
                <text:p>0.9234880208969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23525214195251">
                <text:p>0.9235252141952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23430860042572">
                <text:p>0.9234308600425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16433990001678">
                <text:p>0.9164339900016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16465163230896">
                <text:p>0.9164651632308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16441202163696">
                <text:p>0.9164412021636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20744776725769">
                <text:p>0.920744776725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20732021331787">
                <text:p>0.9207320213317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2070472240448">
                <text:p>0.920704722404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19725775718689">
                <text:p>0.9197257757186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20315861701965">
                <text:p>0.9203158617019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19678628444672">
                <text:p>0.9196786284446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15499806404114">
                <text:p>0.9154998064041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15544629096985">
                <text:p>0.9155446290969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15508985519409">
                <text:p>0.9155089855194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19920086860657">
                <text:p>0.9199200868606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19957160949707">
                <text:p>0.9199571609497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31027829647064">
                <text:p>0.9310278296470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30906236171722">
                <text:p>0.9309062361717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30916249752045">
                <text:p>0.9309162497520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31412816047668">
                <text:p>0.9314128160476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31429445743561">
                <text:p>0.9314294457435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31522488594055">
                <text:p>0.9315224885940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17776584625244">
                <text:p>0.9177765846252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17783677577972">
                <text:p>0.9177836775779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17671263217926">
                <text:p>0.9176712632179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1718685626983">
                <text:p>0.8917186856269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91628086566925">
                <text:p>0.8916280865669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91727089881897">
                <text:p>0.8917270898818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14635539054871">
                <text:p>0.9146355390548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14791643619537">
                <text:p>0.9147916436195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15062606334686">
                <text:p>0.9150626063346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30703699588776">
                <text:p>0.9307036995887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30681586265564">
                <text:p>0.9306815862655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30540800094604">
                <text:p>0.9305408000946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36401426792145">
                <text:p>0.9364014267921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36385154724121">
                <text:p>0.9363851547241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36242580413818">
                <text:p>0.9362425804138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39649283885956">
                <text:p>0.9396492838859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39620018005371">
                <text:p>0.9396200180053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39655780792236">
                <text:p>0.9396557807922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48988020420074">
                <text:p>0.9489880204200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49047207832336">
                <text:p>0.9490472078323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4903975725174">
                <text:p>0.94903975725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49327766895294">
                <text:p>0.9493277668952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49618637561798">
                <text:p>0.9496186375617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57379221916199">
                <text:p>0.9573792219161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57515120506287">
                <text:p>0.9575151205062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57543253898621">
                <text:p>0.9575432538986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41123962402344">
                <text:p>0.9411239624023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41002666950226">
                <text:p>0.9410026669502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4096440076828">
                <text:p>0.940964400768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51789498329163">
                <text:p>0.9517894983291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51777696609497">
                <text:p>0.9517776966094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51725959777832">
                <text:p>0.9517259597778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46001768112183">
                <text:p>0.9460017681121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45987582206726">
                <text:p>0.945987582206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45989012718201">
                <text:p>0.9459890127182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52357709407806">
                <text:p>0.9523577094078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52404856681824">
                <text:p>0.952404856681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52340304851532">
                <text:p>0.9523403048515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376927614212">
                <text:p>0.943769276142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43750858306885">
                <text:p>0.9437508583068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43772077560425">
                <text:p>0.9437720775604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40488815307617">
                <text:p>0.9404888153076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40468072891235">
                <text:p>0.9404680728912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40414011478424">
                <text:p>0.940414011478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52464520931244">
                <text:p>0.9524645209312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52425241470337">
                <text:p>0.9524252414703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52524125576019">
                <text:p>0.9525241255760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50019657611847">
                <text:p>0.9500196576118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5002543926239">
                <text:p>0.950025439262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50003087520599">
                <text:p>0.9500030875205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50464487075806">
                <text:p>0.9504644870758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50468897819519">
                <text:p>0.9504688978195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60531175136566">
                <text:p>0.9605311751365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60520803928375">
                <text:p>0.9605208039283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60629105567932">
                <text:p>0.9606291055679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44485247135162">
                <text:p>0.9444852471351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44481730461121">
                <text:p>0.9444817304611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44497466087341">
                <text:p>0.9444974660873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4424170255661">
                <text:p>0.944241702556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44370269775391">
                <text:p>0.9443702697753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44401860237122">
                <text:p>0.9444018602371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51499044895172">
                <text:p>0.9514990448951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515261054039">
                <text:p>0.95152610540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51607286930084">
                <text:p>0.9516072869300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38866198062897">
                <text:p>0.9388661980628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38851356506348">
                <text:p>0.9388513565063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38993632793426">
                <text:p>0.9389936327934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37750935554504">
                <text:p>0.9377509355545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37787473201752">
                <text:p>0.9377874732017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38065826892853">
                <text:p>0.9380658268928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49444532394409">
                <text:p>0.9494445323944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49395775794983">
                <text:p>0.9493957757949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49350953102112">
                <text:p>0.949350953102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48425531387329">
                <text:p>0.9484255313873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48627412319183">
                <text:p>0.9486274123191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48641240596771">
                <text:p>0.9486412405967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56445336341858">
                <text:p>0.9564453363418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56444501876831">
                <text:p>0.9564445018768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56453621387482">
                <text:p>0.9564536213874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55931901931763">
                <text:p>0.9559319019317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55800712108612">
                <text:p>0.9558007121086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66316938400269">
                <text:p>0.9663169384002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66460466384888">
                <text:p>0.9664604663848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6665358543396">
                <text:p>0.966653585433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51462686061859">
                <text:p>0.9514626860618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0803816318512">
                <text:p>0.9508038163185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025622844696">
                <text:p>0.950256228446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50197219848633">
                <text:p>0.9501972198486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50186371803284">
                <text:p>0.9501863718032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5058023929596">
                <text:p>0.950580239295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58496332168579">
                <text:p>0.9584963321685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58796501159668">
                <text:p>0.9587965011596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58789110183716">
                <text:p>0.9587891101837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46072697639465">
                <text:p>0.9460726976394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46151554584503">
                <text:p>0.9461515545845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46380198001862">
                <text:p>0.946380198001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57915127277374">
                <text:p>0.9579151272773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57882046699524">
                <text:p>0.9578820466995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57925021648407">
                <text:p>0.9579250216484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61597561836243">
                <text:p>0.9615975618362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62049543857574">
                <text:p>0.9620495438575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61932182312012">
                <text:p>0.9619321823120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56161320209503">
                <text:p>0.9561613202095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56267058849335">
                <text:p>0.9562670588493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56258475780487">
                <text:p>0.9562584757804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67274367809296">
                <text:p>0.9672743678092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67263042926788">
                <text:p>0.9672630429267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67365205287933">
                <text:p>0.9673652052879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64370846748352">
                <text:p>0.9643708467483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6439391374588">
                <text:p>0.964393913745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73799526691437">
                <text:p>0.9737995266914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73776936531067">
                <text:p>0.9737769365310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73789572715759">
                <text:p>0.9737895727157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51010465621948">
                <text:p>0.9510104656219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51017022132874">
                <text:p>0.9510170221328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51048374176025">
                <text:p>0.9510483741760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61464822292328">
                <text:p>0.9614648222923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6136873960495">
                <text:p>0.961368739604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61232781410217">
                <text:p>0.9612327814102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57379758358002">
                <text:p>0.9573797583580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57368612289429">
                <text:p>0.9573686122894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57411289215088">
                <text:p>0.9574112892150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58919703960419">
                <text:p>0.9589197039604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58859860897064">
                <text:p>0.9588598608970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5888340473175">
                <text:p>0.958883404731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8466922044754">
                <text:p>0.284669220447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66908097267151">
                <text:p>0.9669080972671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84214556217194">
                <text:p>0.2842145562171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66909229755402">
                <text:p>0.9669092297554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80445367097855">
                <text:p>0.2804453670978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67054665088654">
                <text:p>0.9670546650886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55114722251892">
                <text:p>0.9551147222518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55124914646149">
                <text:p>0.9551249146461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5513379573822">
                <text:p>0.955133795738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29969310760498">
                <text:p>0.4299693107604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54431414604187">
                <text:p>0.9544314146041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29768204689026">
                <text:p>0.4297682046890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5444905757904">
                <text:p>0.954449057579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29547816514969">
                <text:p>0.4295478165149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54249501228332">
                <text:p>0.9542495012283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3919280767441">
                <text:p>0.4339192807674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55362617969513">
                <text:p>0.9553626179695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4122353792191">
                <text:p>0.4341223537921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55273509025574">
                <text:p>0.9552735090255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34262692928314">
                <text:p>0.4342626929283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5526772737503">
                <text:p>0.955267727375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31734502315521">
                <text:p>0.4317345023155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5331859588623">
                <text:p>0.953318595886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1550055742264">
                <text:p>0.4315500557422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53373730182648">
                <text:p>0.9533737301826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5776492357254">
                <text:p>0.4457764923572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53637361526489">
                <text:p>0.9536373615264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6151822805405">
                <text:p>0.4461518228054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53688681125641">
                <text:p>0.9536886811256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46044832468033">
                <text:p>0.4460448324680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53677296638489">
                <text:p>0.9536772966384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4811201095581">
                <text:p>0.948112010955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61305946111679">
                <text:p>0.4613059461116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48183119297028">
                <text:p>0.9481831192970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61229711771011">
                <text:p>0.4612297117710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48159217834473">
                <text:p>0.9481592178344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47972238063812">
                <text:p>0.9479722380638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48075234889984">
                <text:p>0.9480752348899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48055565357208">
                <text:p>0.9480555653572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43996429443359">
                <text:p>0.9439964294433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44064855575562">
                <text:p>0.9440648555755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44116950035095">
                <text:p>0.9441169500350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37171399593353">
                <text:p>0.9371713995933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3706226348877">
                <text:p>0.937062263488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37315881252289">
                <text:p>0.9373158812522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43376004695892">
                <text:p>0.943376004695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435173869133">
                <text:p>0.94351738691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43471491336822">
                <text:p>0.9434714913368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39970850944519">
                <text:p>0.9399708509445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39858794212341">
                <text:p>0.9398587942123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39548254013062">
                <text:p>0.9395482540130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3793135881424">
                <text:p>0.937931358814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37934339046478">
                <text:p>0.9379343390464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37893450260162">
                <text:p>0.9378934502601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5896714925766">
                <text:p>0.958967149257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58953857421875">
                <text:p>0.958953857421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5879602432251">
                <text:p>0.958796024322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32068383693695">
                <text:p>0.3320683836936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65469121932983">
                <text:p>0.9654691219329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29963207244873">
                <text:p>0.3299632072448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6548867225647">
                <text:p>0.965488672256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65906381607056">
                <text:p>0.9659063816070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65893685817718">
                <text:p>0.9658936858177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65900957584381">
                <text:p>0.9659009575843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65151786804199">
                <text:p>0.9651517868041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65162992477417">
                <text:p>0.9651629924774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65183079242706">
                <text:p>0.9651830792427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64724719524384">
                <text:p>0.9647247195243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64698612689972">
                <text:p>0.9646986126899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64688539505005">
                <text:p>0.9646885395050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6359658241272">
                <text:p>0.963596582412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63628351688385">
                <text:p>0.9636283516883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63599741458893">
                <text:p>0.9635997414588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58294749259949">
                <text:p>0.9582947492599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58293318748474">
                <text:p>0.9582933187484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58249449729919">
                <text:p>0.9582494497299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41773295402527">
                <text:p>0.9417732954025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41666066646576">
                <text:p>0.9416660666465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41679775714874">
                <text:p>0.9416797757148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38552141189575">
                <text:p>0.9385521411895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38502788543701">
                <text:p>0.9385027885437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38527822494507">
                <text:p>0.9385278224945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29423332214356">
                <text:p>0.9294233322143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29502069950104">
                <text:p>0.9295020699501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29558217525482">
                <text:p>0.9295582175254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4065272808075">
                <text:p>0.940652728080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40526068210602">
                <text:p>0.9405260682106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40490484237671">
                <text:p>0.9404904842376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61351573467254">
                <text:p>0.9613515734672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6135002374649">
                <text:p>0.961350023746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51481521129608">
                <text:p>0.9514815211296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51467871665955">
                <text:p>0.9514678716659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51499938964844">
                <text:p>0.9514999389648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57635879516602">
                <text:p>0.9576358795166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57538187503815">
                <text:p>0.9575381875038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5758444070816">
                <text:p>0.957584440708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4092720746994">
                <text:p>0.940927207469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41030561923981">
                <text:p>0.9410305619239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41064834594727">
                <text:p>0.9410648345947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5175164937973">
                <text:p>0.951751649379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51744198799133">
                <text:p>0.951744198799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51665580272675">
                <text:p>0.9516655802726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59226727485657">
                <text:p>0.9592267274856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59217488765717">
                <text:p>0.9592174887657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59261238574982">
                <text:p>0.9592612385749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46361362934112">
                <text:p>0.9463613629341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46153581142426">
                <text:p>0.94615358114242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4692587852478">
                <text:p>0.946925878524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61554646492004">
                <text:p>0.9615546464920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6157717704773">
                <text:p>0.961577177047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61575031280518">
                <text:p>0.9615750312805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45827543735504">
                <text:p>0.9458275437355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4589751958847">
                <text:p>0.945897519588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45788562297821">
                <text:p>0.9457885622978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6555083990097">
                <text:p>0.965550839900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65767025947571">
                <text:p>0.9657670259475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65590953826904">
                <text:p>0.9655909538269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53245520591736">
                <text:p>0.9532455205917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53256189823151">
                <text:p>0.9532561898231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55547630786896">
                <text:p>0.9555476307868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55589056015015">
                <text:p>0.9555890560150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55594897270202">
                <text:p>0.9555948972702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59759414196014">
                <text:p>0.9597594141960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59746837615967">
                <text:p>0.9597468376159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59726691246033">
                <text:p>0.9597266912460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55705523490906">
                <text:p>0.9557055234909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55505192279816">
                <text:p>0.9555051922798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55514371395111">
                <text:p>0.9555143713951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68080818653107">
                <text:p>0.9680808186531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68078672885895">
                <text:p>0.9680786728858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68080282211304">
                <text:p>0.9680802822113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59042847156525">
                <text:p>0.9590428471565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59048092365265">
                <text:p>0.9590480923652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58977282047272">
                <text:p>0.95897728204727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54415738582611">
                <text:p>0.9544157385826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54264521598816">
                <text:p>0.9542645215988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54285204410553">
                <text:p>0.9542852044105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63818073272705">
                <text:p>0.9638180732727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63731050491333">
                <text:p>0.9637310504913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63725626468658">
                <text:p>0.9637256264686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62682008743286">
                <text:p>0.9626820087432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62637782096863">
                <text:p>0.9626377820968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62805688381195">
                <text:p>0.9628056883811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50196981430054">
                <text:p>0.9501969814300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50140058994293">
                <text:p>0.9501400589942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50137853622436">
                <text:p>0.9501378536224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64527547359467">
                <text:p>0.9645275473594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64508950710297">
                <text:p>0.9645089507102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74852800369263">
                <text:p>0.9748528003692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74831581115723">
                <text:p>0.9748315811157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74843204021454">
                <text:p>0.9748432040214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63769197463989">
                <text:p>0.9637691974639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63857531547546">
                <text:p>0.9638575315475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63676631450653">
                <text:p>0.9636766314506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62889671325684">
                <text:p>0.9628896713256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62875127792358">
                <text:p>0.9628751277923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62947368621826">
                <text:p>0.9629473686218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51931059360504">
                <text:p>0.9519310593605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51946675777435">
                <text:p>0.9519466757774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51936185359955">
                <text:p>0.9519361853599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63277697563171">
                <text:p>0.9632776975631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63206648826599">
                <text:p>0.9632066488265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63318467140198">
                <text:p>0.9633184671401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5330548286438">
                <text:p>0.953305482864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53299820423126">
                <text:p>0.9532998204231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53382551670074">
                <text:p>0.9533825516700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49131786823273">
                <text:p>0.9491317868232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49127376079559">
                <text:p>0.9491273760795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49076652526856">
                <text:p>0.9490766525268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56927359104156">
                <text:p>0.95692735910415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56875681877136">
                <text:p>0.95687568187713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56851005554199">
                <text:p>0.9568510055541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61071312427521">
                <text:p>0.9610713124275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6111410856247">
                <text:p>0.961114108562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61044609546661">
                <text:p>0.9610446095466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14767563343048">
                <text:p>0.9147675633430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14916694164276">
                <text:p>0.9149166941642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3735659122467">
                <text:p>0.937356591224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37407553195953">
                <text:p>0.9374075531959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37425673007965">
                <text:p>0.9374256730079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48869884014129">
                <text:p>0.9488698840141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488485455513">
                <text:p>0.94884854555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48983252048492">
                <text:p>0.9489832520484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52816963195801">
                <text:p>0.9528169631958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52792346477508">
                <text:p>0.9527923464775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52745914459228">
                <text:p>0.9527459144592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39134359359741">
                <text:p>0.9391343593597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39272880554199">
                <text:p>0.9392728805541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39369916915894">
                <text:p>0.9393699169158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35806751251221">
                <text:p>0.9358067512512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35699880123138">
                <text:p>0.93569988012313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35607850551605">
                <text:p>0.9356078505516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35990691184998">
                <text:p>0.9359906911849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36078667640686">
                <text:p>0.9360786676406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36010241508484">
                <text:p>0.9360102415084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32467103004456">
                <text:p>0.9324671030044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32473480701446">
                <text:p>0.9324734807014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3248587846756">
                <text:p>0.932485878467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25519049167633">
                <text:p>0.9255190491676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25540804862976">
                <text:p>0.9255408048629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25471007823944">
                <text:p>0.9254710078239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39403176307678">
                <text:p>0.9394031763076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39318239688873">
                <text:p>0.93931823968887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39320266246796">
                <text:p>0.9393202662467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54154372215271">
                <text:p>0.9541543722152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54177856445312">
                <text:p>0.9541778564453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44404780864716">
                <text:p>0.9444047808647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44302499294281">
                <text:p>0.9443024992942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44303333759308">
                <text:p>0.9443033337593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38665747642517">
                <text:p>0.9386657476425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3850839138031">
                <text:p>0.938508391380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38766479492188">
                <text:p>0.93876647949218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59847092628479">
                <text:p>0.9598470926284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59855139255524">
                <text:p>0.9598551392555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59876716136932">
                <text:p>0.9598767161369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57223415374756">
                <text:p>0.9572234153747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57220911979675">
                <text:p>0.9572209119796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5719987154007">
                <text:p>0.957199871540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59331393241882">
                <text:p>0.95933139324188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59326565265656">
                <text:p>0.9593265652656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5903068780899">
                <text:p>0.959030687808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60576415061951">
                <text:p>0.9605764150619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60821688175201">
                <text:p>0.9608216881752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60847020149231">
                <text:p>0.9608470201492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59400177001953">
                <text:p>0.9594001770019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59415674209595">
                <text:p>0.9594156742095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59390759468079">
                <text:p>0.95939075946807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58661317825317">
                <text:p>0.9586613178253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58674013614654">
                <text:p>0.9586740136146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5859706401825">
                <text:p>0.95859706401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57472503185272">
                <text:p>0.9574725031852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57456052303314">
                <text:p>0.9574560523033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57468628883362">
                <text:p>0.9574686288833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531369805336">
                <text:p>0.9531369805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52995598316193">
                <text:p>0.9529955983161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5181542634964">
                <text:p>0.951815426349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51802015304565">
                <text:p>0.9518020153045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51805710792542">
                <text:p>0.9518057107925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53111231327057">
                <text:p>0.9531112313270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53166544437408">
                <text:p>0.9531665444374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53177630901337">
                <text:p>0.9531776309013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64247804880142">
                <text:p>0.2642478048801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53764379024506">
                <text:p>0.95376437902450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64281898736954">
                <text:p>0.2642818987369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53779697418213">
                <text:p>0.9537796974182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65730261802673">
                <text:p>0.2657302618026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53732192516327">
                <text:p>0.9537321925163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4818764925003">
                <text:p>0.948187649250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48196411132812">
                <text:p>0.9481964111328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48155224323273">
                <text:p>0.9481552243232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3910551071167">
                <text:p>0.939105510711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39103960990906">
                <text:p>0.9391039609909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39102590084076">
                <text:p>0.9391025900840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33771789073944">
                <text:p>0.9337717890739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33832168579102">
                <text:p>0.9338321685791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33844029903412">
                <text:p>0.9338440299034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3104612827301">
                <text:p>0.931046128273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30824816226959">
                <text:p>0.93082481622695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30800378322601">
                <text:p>0.9308003783226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28273916244507">
                <text:p>0.9282739162445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28462147712708">
                <text:p>0.9284621477127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28480863571167">
                <text:p>0.9284808635711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25558090209961">
                <text:p>0.9255580902099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25547957420349">
                <text:p>0.9255479574203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25410330295563">
                <text:p>0.9254103302955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27072703838348">
                <text:p>0.9270727038383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27895307540894">
                <text:p>0.92789530754089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36489045619965">
                <text:p>0.9364890456199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36277568340302">
                <text:p>0.9362775683403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36419725418091">
                <text:p>0.9364197254180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73577332496643">
                <text:p>0.2735773324966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44973289966583">
                <text:p>0.9449732899665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74699419736862">
                <text:p>0.2746994197368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44966554641724">
                <text:p>0.9449665546417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73018836975098">
                <text:p>0.2730188369750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45016026496887">
                <text:p>0.9450160264968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30624067783356">
                <text:p>0.9306240677833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31164622306824">
                <text:p>0.9311646223068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31246638298035">
                <text:p>0.9312466382980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36297714710236">
                <text:p>0.9362977147102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36430215835571">
                <text:p>0.9364302158355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36436474323273">
                <text:p>0.93643647432327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28292512893677">
                <text:p>0.92829251289367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28096234798431">
                <text:p>0.9280962347984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2658531665802">
                <text:p>0.926585316658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34763073921204">
                <text:p>0.9347630739212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34911012649536">
                <text:p>0.93491101264953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34516966342926">
                <text:p>0.9345169663429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33903694152832">
                <text:p>0.9339036941528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33550357818604">
                <text:p>0.9335503578186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933451175689697">
                <text:p>0.9334511756896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37839210033417">
                <text:p>0.9378392100334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38068509101868">
                <text:p>0.9380685091018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38075363636017">
                <text:p>0.9380753636360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4994306564331">
                <text:p>0.949943065643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49916064739227">
                <text:p>0.9499160647392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50024247169495">
                <text:p>0.9500242471694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64449346065521">
                <text:p>0.96444934606552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964450001716614">
                <text:p>0.9644500017166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58035528659821">
                <text:p>0.9580355286598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58160519599915">
                <text:p>0.9581605195999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58085894584656">
                <text:p>0.9580858945846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53515648841858">
                <text:p>0.95351564884185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53637540340424">
                <text:p>0.9536375403404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5364111661911">
                <text:p>0.953641116619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37930345535278">
                <text:p>0.93793034553527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937963366508484">
                <text:p>0.9379633665084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37755346298218">
                <text:p>0.9377553462982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53050315380096">
                <text:p>0.95305031538009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53184187412262">
                <text:p>0.9531841874122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53165292739868">
                <text:p>0.9531652927398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5161360502243">
                <text:p>0.951613605022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51597154140472">
                <text:p>0.9515971541404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951737403869629">
                <text:p>0.9517374038696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944555640220642">
                <text:p>0.94455564022064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944521188735962">
                <text:p>0.9445211887359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44767892360687">
                <text:p>0.94476789236068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938195824623108">
                <text:p>0.9381958246231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38227891921997">
                <text:p>0.9382278919219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38235223293304">
                <text:p>0.93823522329330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25761520862579">
                <text:p>0.9257615208625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25756216049194">
                <text:p>0.9257562160491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25592660903931">
                <text:p>0.92559266090393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28382158279419">
                <text:p>0.9283821582794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28399622440338">
                <text:p>0.9283996224403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28434669971466">
                <text:p>0.9284346699714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33921575546265">
                <text:p>0.9339215755462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34094309806824">
                <text:p>0.9340943098068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42960619926452">
                <text:p>0.9429606199264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42744731903076">
                <text:p>0.9427447319030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42959904670715">
                <text:p>0.9429599046707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42976415157318">
                <text:p>0.9429764151573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43115234375">
                <text:p>0.9431152343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43038880825043">
                <text:p>0.9430388808250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3397843837738">
                <text:p>0.933978438377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34003174304962">
                <text:p>0.9340031743049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33923423290253">
                <text:p>0.9339234232902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45902109146118">
                <text:p>0.9459021091461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45912182331085">
                <text:p>0.9459121823310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4585794210434">
                <text:p>0.945857942104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48775768280029">
                <text:p>0.9487757682800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48813438415527">
                <text:p>0.9488134384155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48766112327576">
                <text:p>0.9487661123275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5402330160141">
                <text:p>0.954023301601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54038202762604">
                <text:p>0.9540382027626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54046845436096">
                <text:p>0.9540468454360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67065751552582">
                <text:p>0.96706575155258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67066645622253">
                <text:p>0.9670666456222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67424154281616">
                <text:p>0.9674241542816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60732281208038">
                <text:p>0.9607322812080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60709273815155">
                <text:p>0.9607092738151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60606396198273">
                <text:p>0.9606063961982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46720480918884">
                <text:p>0.9467204809188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47371065616608">
                <text:p>0.9473710656166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47400569915772">
                <text:p>0.9474005699157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56748008728027">
                <text:p>0.95674800872802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56725597381592">
                <text:p>0.9567255973815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62561905384064">
                <text:p>0.9625619053840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62516844272614">
                <text:p>0.9625168442726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62501347064972">
                <text:p>0.9625013470649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62617218494415">
                <text:p>0.9626172184944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62671339511871">
                <text:p>0.96267133951187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62754309177399">
                <text:p>0.9627543091773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64412868022919">
                <text:p>0.9644128680229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6432763338089">
                <text:p>0.964327633380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6432900428772">
                <text:p>0.964329004287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60270762443542">
                <text:p>0.9602707624435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60258662700653">
                <text:p>0.9602586627006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60244953632355">
                <text:p>0.9602449536323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34025049209595">
                <text:p>0.9340250492095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34034526348114">
                <text:p>0.9340345263481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3408066034317">
                <text:p>0.934080660343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50132071971893">
                <text:p>0.9501320719718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50219631195068">
                <text:p>0.9502196311950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50059652328491">
                <text:p>0.9500596523284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48921859264374">
                <text:p>0.9489218592643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48901236057282">
                <text:p>0.9489012360572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48908090591431">
                <text:p>0.94890809059143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65176284313202">
                <text:p>0.9651762843132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65218424797058">
                <text:p>0.9652184247970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65273201465607">
                <text:p>0.9652732014656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59040641784668">
                <text:p>0.9590406417846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5891261100769">
                <text:p>0.958912611007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58875477313995">
                <text:p>0.9588754773139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50262069702148">
                <text:p>0.95026206970214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50272083282471">
                <text:p>0.9502720832824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55990672111511">
                <text:p>0.9559906721115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55981373786926">
                <text:p>0.9559813737869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55986022949219">
                <text:p>0.9559860229492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52620208263397">
                <text:p>0.9526202082633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52587127685547">
                <text:p>0.95258712768554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52572703361511">
                <text:p>0.9525727033615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53993260860443">
                <text:p>0.9539932608604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54015910625458">
                <text:p>0.9540159106254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54179286956787">
                <text:p>0.95417928695678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5861291885376">
                <text:p>0.958612918853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5810866355896">
                <text:p>0.958108663558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58683490753174">
                <text:p>0.9586834907531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54022526741028">
                <text:p>0.95402252674102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53980803489685">
                <text:p>0.9539808034896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54011142253876">
                <text:p>0.9540111422538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50997531414032">
                <text:p>0.9509975314140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51007068157196">
                <text:p>0.9510070681571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50950741767883">
                <text:p>0.9509507417678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59293961524963">
                <text:p>0.95929396152496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59437668323517">
                <text:p>0.9594376683235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59401786327362">
                <text:p>0.9594017863273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59054946899414">
                <text:p>0.9590549468994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59049105644226">
                <text:p>0.9590491056442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59060311317444">
                <text:p>0.9590603113174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60417926311493">
                <text:p>0.9604179263114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60537075996399">
                <text:p>0.9605370759963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960292160511017">
                <text:p>0.9602921605110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46684718132019">
                <text:p>0.9466847181320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46691870689392">
                <text:p>0.9466918706893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43031370639801">
                <text:p>0.9430313706398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43007349967956">
                <text:p>0.94300734996795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42762136459351">
                <text:p>0.9427621364593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51472520828247">
                <text:p>0.9514725208282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51829016208649">
                <text:p>0.9518290162086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51484382152557">
                <text:p>0.9514843821525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27509248256683">
                <text:p>0.9275092482566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27448451519012">
                <text:p>0.9274484515190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27467882633209">
                <text:p>0.9274678826332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34745371341705">
                <text:p>0.9347453713417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34587597846985">
                <text:p>0.93458759784698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33017194271088">
                <text:p>0.9330171942710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35355246067047">
                <text:p>0.9353552460670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3544590473175">
                <text:p>0.935445904731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35717105865478">
                <text:p>0.9357171058654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22793924808502">
                <text:p>0.9227939248085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2280524969101">
                <text:p>0.922805249691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22782361507416">
                <text:p>0.9227823615074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21238899230957">
                <text:p>0.9212388992309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21187698841095">
                <text:p>0.9211876988410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21211361885071">
                <text:p>0.9212113618850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918819010257721">
                <text:p>0.9188190102577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18823957443237">
                <text:p>0.9188239574432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919022142887116">
                <text:p>0.9190221428871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19165074825287">
                <text:p>0.9191650748252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19164896011352">
                <text:p>0.9191648960113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1917484998703">
                <text:p>0.919174849987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20045375823975">
                <text:p>0.9200453758239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20053601264954">
                <text:p>0.9200536012649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21101570129394">
                <text:p>0.9211015701293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21214520931244">
                <text:p>0.9212145209312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21115219593048">
                <text:p>0.9211152195930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29288744926452">
                <text:p>0.9292887449264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29214835166931">
                <text:p>0.9292148351669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29181516170502">
                <text:p>0.92918151617050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34254229068756">
                <text:p>0.9342542290687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34178113937378">
                <text:p>0.9341781139373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34127986431122">
                <text:p>0.9341279864311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40536499023438">
                <text:p>0.94053649902343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40829813480377">
                <text:p>0.9408298134803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940781474113464">
                <text:p>0.9407814741134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2069011926651">
                <text:p>0.920690119266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21114683151245">
                <text:p>0.9211146831512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20777976512909">
                <text:p>0.9207779765129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32423150539398">
                <text:p>0.8324231505393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33449721336365">
                <text:p>0.8334497213363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33913922309876">
                <text:p>0.8339139223098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4700953960419">
                <text:p>0.8847009539604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4601652622223">
                <text:p>0.8846016526222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4388029575348">
                <text:p>0.8843880295753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22419488430023">
                <text:p>0.9224194884300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21538174152374">
                <text:p>0.9215381741523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21661615371704">
                <text:p>0.9216616153717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39521551132202">
                <text:p>0.9395215511322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39600467681885">
                <text:p>0.9396004676818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39754366874695">
                <text:p>0.9397543668746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960195422172546">
                <text:p>0.9601954221725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60293173789978">
                <text:p>0.96029317378997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63766574859619">
                <text:p>0.9637665748596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63868081569672">
                <text:p>0.9638680815696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963989973068237">
                <text:p>0.9639899730682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65022146701813">
                <text:p>0.9650221467018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65044736862183">
                <text:p>0.9650447368621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64566946029663">
                <text:p>0.9645669460296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64925408363342">
                <text:p>0.9649254083633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64945197105408">
                <text:p>0.9649451971054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64952707290649">
                <text:p>0.9649527072906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31206226348877">
                <text:p>0.93120622634887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28734719753265">
                <text:p>0.9287347197532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27950024604797">
                <text:p>0.9279500246047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74767923355102">
                <text:p>0.9747679233551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74607467651367">
                <text:p>0.9746074676513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74622666835785">
                <text:p>0.9746226668357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5442795753479">
                <text:p>0.9544279575347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54395174980164">
                <text:p>0.9543951749801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54285264015198">
                <text:p>0.9542852640151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65448141098022">
                <text:p>0.9654481410980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65430498123169">
                <text:p>0.9654304981231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65467870235443">
                <text:p>0.9654678702354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62967038154602">
                <text:p>0.96296703815460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6300208568573">
                <text:p>0.9630020856857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62968409061432">
                <text:p>0.9629684090614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62267160415649">
                <text:p>0.9622671604156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62266981601715">
                <text:p>0.9622669816017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62235033512116">
                <text:p>0.9622350335121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58170294761658">
                <text:p>0.9581702947616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58222508430481">
                <text:p>0.9582225084304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52192842960358">
                <text:p>0.9521928429603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52157378196716">
                <text:p>0.9521573781967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52183306217194">
                <text:p>0.9521833062171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51743245124817">
                <text:p>0.9517432451248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51592564582825">
                <text:p>0.9515925645828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51597929000854">
                <text:p>0.9515979290008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55190420150757">
                <text:p>0.9551904201507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55240488052368">
                <text:p>0.9552404880523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5521891117096">
                <text:p>0.955218911170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47007060050964">
                <text:p>0.9470070600509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46994185447693">
                <text:p>0.9469941854476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46987628936768">
                <text:p>0.9469876289367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6303555965424">
                <text:p>0.9363035559654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6287224292755">
                <text:p>0.9362872242927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6477184295654">
                <text:p>0.9364771842956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42477166652679">
                <text:p>0.94247716665267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42317545413971">
                <text:p>0.9423175454139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2243337631226">
                <text:p>0.9422433376312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53748643398285">
                <text:p>0.9537486433982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53639566898346">
                <text:p>0.9536395668983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53541815280914">
                <text:p>0.9535418152809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64621007442474">
                <text:p>0.96462100744247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6465653181076">
                <text:p>0.964656531810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64693129062653">
                <text:p>0.9646931290626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70259070396423">
                <text:p>0.9702590703964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70235049724579">
                <text:p>0.97023504972457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70301806926727">
                <text:p>0.9703018069267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60969507694244">
                <text:p>0.9609695076942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60959136486053">
                <text:p>0.9609591364860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6051230430603">
                <text:p>0.9560512304306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6046283245087">
                <text:p>0.9560462832450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6022024154663">
                <text:p>0.95602202415466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2430546283722">
                <text:p>0.9524305462837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2452182769775">
                <text:p>0.9524521827697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2455103397369">
                <text:p>0.9524551033973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5859899520874">
                <text:p>0.95585989952087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55919623374939">
                <text:p>0.9559196233749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55915153026581">
                <text:p>0.95591515302658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48059678077698">
                <text:p>0.94805967807769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48031961917877">
                <text:p>0.9480319619178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48119699954987">
                <text:p>0.94811969995498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57086801528931">
                <text:p>0.95708680152893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57119107246399">
                <text:p>0.9571191072463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57150936126709">
                <text:p>0.9571509361267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50977206230164">
                <text:p>0.9509772062301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50904905796051">
                <text:p>0.9509049057960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50915932655334">
                <text:p>0.9509159326553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36968624591827">
                <text:p>0.93696862459182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37072336673737">
                <text:p>0.93707233667373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36990976333618">
                <text:p>0.9369909763336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4546914100647">
                <text:p>0.9454691410064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45435643196106">
                <text:p>0.9454356431961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45436298847198">
                <text:p>0.9454362988471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44286704063416">
                <text:p>0.94428670406341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44335699081421">
                <text:p>0.9443356990814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44258093833923">
                <text:p>0.9442580938339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654820561409">
                <text:p>0.96548205614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65470314025879">
                <text:p>0.9654703140258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5833660364151">
                <text:p>0.583366036415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69273924827576">
                <text:p>0.9692739248275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83906173706055">
                <text:p>0.5839061737060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69317734241486">
                <text:p>0.9693177342414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586661577224731">
                <text:p>0.58666157722473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69106435775757">
                <text:p>0.96910643577575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614183127880096">
                <text:p>0.6141831278800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41861569881439">
                <text:p>0.94186156988143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614395618438721">
                <text:p>0.6143956184387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4184023141861">
                <text:p>0.941840231418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61498087644577">
                <text:p>0.614980876445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41794514656067">
                <text:p>0.9417945146560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619699597358704">
                <text:p>0.6196995973587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70461666584015">
                <text:p>0.9704616665840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20701491832733">
                <text:p>0.62070149183273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70302581787109">
                <text:p>0.9703025817871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621479690074921">
                <text:p>0.6214796900749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70491707324982">
                <text:p>0.9704917073249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98906123638153">
                <text:p>0.69890612363815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47563707828522">
                <text:p>0.94756370782852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69860702753067">
                <text:p>0.6986070275306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47494506835938">
                <text:p>0.94749450683593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698056757450104">
                <text:p>0.69805675745010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47150886058807">
                <text:p>0.94715088605880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667190730571747">
                <text:p>0.66719073057174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34717357158661">
                <text:p>0.9347173571586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667370796203613">
                <text:p>0.6673707962036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34703946113586">
                <text:p>0.9347039461135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666290879249573">
                <text:p>0.66629087924957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34602320194244">
                <text:p>0.9346023201942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681552767753601">
                <text:p>0.68155276775360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35045480728149">
                <text:p>0.9350454807281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681472361087799">
                <text:p>0.68147236108779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35043811798096">
                <text:p>0.93504381179809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81102633476257">
                <text:p>0.68110263347625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35076475143433">
                <text:p>0.9350764751434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6791752576828">
                <text:p>0.679175257682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347043633461">
                <text:p>0.934704363346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67926025390625">
                <text:p>0.679260253906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34731185436249">
                <text:p>0.93473118543624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67930269241333">
                <text:p>0.6793026924133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34787392616272">
                <text:p>0.93478739261627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77425503730774">
                <text:p>0.67742550373077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33517754077911">
                <text:p>0.9335177540779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676409542560577">
                <text:p>0.67640954256057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33405518531799">
                <text:p>0.93340551853179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676928639411926">
                <text:p>0.67692863941192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33469235897064">
                <text:p>0.9334692358970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666127979755402">
                <text:p>0.66612797975540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32378351688385">
                <text:p>0.93237835168838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666375577449799">
                <text:p>0.66637557744979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32349145412445">
                <text:p>0.93234914541244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665489852428436">
                <text:p>0.66548985242843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32199835777283">
                <text:p>0.93219983577728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670257270336151">
                <text:p>0.6702572703361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33994889259338">
                <text:p>0.93399488925933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67027086019516">
                <text:p>0.6702708601951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3400102853775">
                <text:p>0.9340010285377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666868329048157">
                <text:p>0.66686832904815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34246838092804">
                <text:p>0.93424683809280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666542589664459">
                <text:p>0.66654258966445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34239625930786">
                <text:p>0.93423962593078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666569232940674">
                <text:p>0.66656923294067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34293568134308">
                <text:p>0.93429356813430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653828859329224">
                <text:p>0.65382885932922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33736383914948">
                <text:p>0.93373638391494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653963387012482">
                <text:p>0.65396338701248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33793485164642">
                <text:p>0.9337934851646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653821527957916">
                <text:p>0.65382152795791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33973610401154">
                <text:p>0.93397361040115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640954256057739">
                <text:p>0.64095425605773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33817028999329">
                <text:p>0.93381702899932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640891134738922">
                <text:p>0.64089113473892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33765649795532">
                <text:p>0.9337656497955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640986800193787">
                <text:p>0.64098680019378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933807611465454">
                <text:p>0.93380761146545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644582569599152">
                <text:p>0.64458256959915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933465540409088">
                <text:p>0.9334655404090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645278811454773">
                <text:p>0.64527881145477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933410882949829">
                <text:p>0.93341088294982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644092082977295">
                <text:p>0.64409208297729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3349152803421">
                <text:p>0.933491528034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655716717243195">
                <text:p>0.65571671724319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937654078006744">
                <text:p>0.93765407800674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655716717243195">
                <text:p>0.65571671724319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937654078006744">
                <text:p>0.93765407800674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650602102279663">
                <text:p>0.65060210227966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93845146894455">
                <text:p>0.9384514689445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649275958538055">
                <text:p>0.6492759585380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934036612510681">
                <text:p>0.93403661251068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649266362190247">
                <text:p>0.64926636219024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933910310268402">
                <text:p>0.93391031026840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649478316307068">
                <text:p>0.64947831630706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933908760547638">
                <text:p>0.93390876054763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661351263523102">
                <text:p>0.66135126352310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934844613075256">
                <text:p>0.93484461307525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663052380084991">
                <text:p>0.6630523800849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934655845165253">
                <text:p>0.93465584516525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663734018802643">
                <text:p>0.66373401880264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934781789779663">
                <text:p>0.93478178977966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66124939918518">
                <text:p>0.66612493991851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933158338069916">
                <text:p>0.93315833806991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666751742362976">
                <text:p>0.66675174236297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93304705619812">
                <text:p>0.9330470561981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66406214237213">
                <text:p>0.66640621423721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932982265949249">
                <text:p>0.93298226594924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63864129781723">
                <text:p>0.6386412978172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931814610958099">
                <text:p>0.93181461095809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38511002063751">
                <text:p>0.6385110020637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931782782077789">
                <text:p>0.93178278207778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638320326805115">
                <text:p>0.63832032680511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31725859642029">
                <text:p>0.93172585964202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635938823223114">
                <text:p>0.63593882322311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937197208404541">
                <text:p>0.9371972084045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636690020561218">
                <text:p>0.63669002056121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37253773212433">
                <text:p>0.9372537732124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627698540687561">
                <text:p>0.62769854068756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936792612075806">
                <text:p>0.93679261207580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628327429294586">
                <text:p>0.62832742929458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936759054660797">
                <text:p>0.93675905466079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627707898616791">
                <text:p>0.6277078986167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936846494674683">
                <text:p>0.93684649467468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667609035968781">
                <text:p>0.6676090359687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939844846725464">
                <text:p>0.93984484672546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667398154735565">
                <text:p>0.66739815473556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939790546894074">
                <text:p>0.93979054689407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668014883995056">
                <text:p>0.6680148839950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940182864665985">
                <text:p>0.94018286466598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9676433801651">
                <text:p>0.967643380165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967644810676575">
                <text:p>0.96764481067657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967669367790222">
                <text:p>0.96766936779022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961739838123322">
                <text:p>0.96173983812332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962094008922577">
                <text:p>0.96209400892257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962500870227814">
                <text:p>0.96250087022781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633897662162781">
                <text:p>0.63389766216278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938576340675354">
                <text:p>0.93857634067535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632877171039581">
                <text:p>0.63287717103958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938601315021515">
                <text:p>0.93860131502151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632185637950897">
                <text:p>0.63218563795089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938580453395844">
                <text:p>0.93858045339584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580213785171509">
                <text:p>0.58021378517150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949471414089203">
                <text:p>0.94947141408920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579210638999939">
                <text:p>0.57921063899993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949472308158874">
                <text:p>0.94947230815887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580889284610748">
                <text:p>0.5808892846107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949487507343292">
                <text:p>0.94948750734329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965205729007721">
                <text:p>0.96520572900772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965157866477966">
                <text:p>0.96515786647796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6547919511795">
                <text:p>0.9654791951179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954723417758942">
                <text:p>0.95472341775894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954622149467468">
                <text:p>0.95462214946746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954591274261475">
                <text:p>0.95459127426147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958946406841278">
                <text:p>0.95894640684127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958915829658508">
                <text:p>0.95891582965850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9590904712677">
                <text:p>0.959090471267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934691429138184">
                <text:p>0.93469142913818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934438765048981">
                <text:p>0.93443876504898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958891689777374">
                <text:p>0.95889168977737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958987355232239">
                <text:p>0.95898735523223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959035217761993">
                <text:p>0.95903521776199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957014977931976">
                <text:p>0.95701497793197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957027316093445">
                <text:p>0.9570273160934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957112729549408">
                <text:p>0.95711272954940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940370261669159">
                <text:p>0.94037026166915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940362930297852">
                <text:p>0.94036293029785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940360903739929">
                <text:p>0.9403609037399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947900414466858">
                <text:p>0.94790041446685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948000252246857">
                <text:p>0.94800025224685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947962522506714">
                <text:p>0.94796252250671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43238139152527">
                <text:p>0.94323813915252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943242073059082">
                <text:p>0.94324207305908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943310081958771">
                <text:p>0.94331008195877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950104355812073">
                <text:p>0.95010435581207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950152099132538">
                <text:p>0.95015209913253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950105309486389">
                <text:p>0.95010530948638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949973821640015">
                <text:p>0.94997382164001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949895918369293">
                <text:p>0.94989591836929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49955940246582">
                <text:p>0.94995594024658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951385855674744">
                <text:p>0.95138585567474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951488256454468">
                <text:p>0.95148825645446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951320469379425">
                <text:p>0.9513204693794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940244317054748">
                <text:p>0.9402443170547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940308332443237">
                <text:p>0.94030833244323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940344214439392">
                <text:p>0.94034421443939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959066212177277">
                <text:p>0.95906621217727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959043860435486">
                <text:p>0.95904386043548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955506801605225">
                <text:p>0.9555068016052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955375969409943">
                <text:p>0.9553759694099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955361604690552">
                <text:p>0.95536160469055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942501485347748">
                <text:p>0.94250148534774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942628681659698">
                <text:p>0.94262868165969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942646622657776">
                <text:p>0.94264662265777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947444021701813">
                <text:p>0.94744402170181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947424948215485">
                <text:p>0.94742494821548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947397768497467">
                <text:p>0.94739776849746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934721291065216">
                <text:p>0.9347212910652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934686958789825">
                <text:p>0.93468695878982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934759855270386">
                <text:p>0.93475985527038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936432242393494">
                <text:p>0.93643224239349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936431348323822">
                <text:p>0.93643134832382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936487853527069">
                <text:p>0.93648785352706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935073375701904">
                <text:p>0.93507337570190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934860050678253">
                <text:p>0.93486005067825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934933125972748">
                <text:p>0.93493312597274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938010692596436">
                <text:p>0.93801069259643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938047051429748">
                <text:p>0.93804705142974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938169717788696">
                <text:p>0.93816971778869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940958619117737">
                <text:p>0.94095861911773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940555036067963">
                <text:p>0.94055503606796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940033376216888">
                <text:p>0.94003337621688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59827482700348">
                <text:p>0.95982748270034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959768116474152">
                <text:p>0.95976811647415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959750413894653">
                <text:p>0.95975041389465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955983579158783">
                <text:p>0.95598357915878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955868244171143">
                <text:p>0.9558682441711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948451220989227">
                <text:p>0.94845122098922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948458611965179">
                <text:p>0.94845861196517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948362052440643">
                <text:p>0.94836205244064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949276387691498">
                <text:p>0.94927638769149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949174284934998">
                <text:p>0.94917428493499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949216544628143">
                <text:p>0.94921654462814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973328053951263">
                <text:p>0.97332805395126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973330080509186">
                <text:p>0.97333008050918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973332345485687">
                <text:p>0.9733323454856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973070621490478">
                <text:p>0.97307062149047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973032116889954">
                <text:p>0.97303211688995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973066985607147">
                <text:p>0.97306698560714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959642171859741">
                <text:p>0.95964217185974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959628582000732">
                <text:p>0.95962858200073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959620594978332">
                <text:p>0.95962059497833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947940409183502">
                <text:p>0.94794040918350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947902917861938">
                <text:p>0.94790291786193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947867214679718">
                <text:p>0.94786721467971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953425168991089">
                <text:p>0.95342516899108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953496336936951">
                <text:p>0.95349633693695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53393876552582">
                <text:p>0.95339387655258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956253588199616">
                <text:p>0.95625358819961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956460893154144">
                <text:p>0.95646089315414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956286311149597">
                <text:p>0.95628631114959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64353561401367">
                <text:p>0.96435356140136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964359402656555">
                <text:p>0.96435940265655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964369595050812">
                <text:p>0.96436959505081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969812631607056">
                <text:p>0.96981263160705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969880282878876">
                <text:p>0.96988028287887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96773374080658">
                <text:p>0.9677337408065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967798590660095">
                <text:p>0.96779859066009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967760622501373">
                <text:p>0.96776062250137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948347687721252">
                <text:p>0.94834768772125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948368191719055">
                <text:p>0.94836819171905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948402225971222">
                <text:p>0.94840222597122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952837824821472">
                <text:p>0.95283782482147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952827751636505">
                <text:p>0.95282775163650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952869236469269">
                <text:p>0.95286923646926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950373470783233">
                <text:p>0.95037347078323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950350701808929">
                <text:p>0.95035070180892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950314998626709">
                <text:p>0.95031499862670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945339024066925">
                <text:p>0.94533902406692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945290267467499">
                <text:p>0.94529026746749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945317208766937">
                <text:p>0.94531720876693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94651585817337">
                <text:p>0.9465158581733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94648540019989">
                <text:p>0.9464854001998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946448564529419">
                <text:p>0.94644856452941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931722521781921">
                <text:p>0.9317225217819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931740462779999">
                <text:p>0.93174046277999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931732892990112">
                <text:p>0.93173289299011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944262206554413">
                <text:p>0.94426220655441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944399118423462">
                <text:p>0.94439911842346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944528579711914">
                <text:p>0.9445285797119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950215458869934">
                <text:p>0.95021545886993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950277388095856">
                <text:p>0.95027738809585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950098693370819">
                <text:p>0.9500986933708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953584790229797">
                <text:p>0.95358479022979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953606247901916">
                <text:p>0.95360624790191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96058589220047">
                <text:p>0.9605858922004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960607290267944">
                <text:p>0.96060729026794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96056592464447">
                <text:p>0.9605659246444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937632501125336">
                <text:p>0.93763250112533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937771797180176">
                <text:p>0.93777179718017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938419461250305">
                <text:p>0.93841946125030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937220990657806">
                <text:p>0.93722099065780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937248229980469">
                <text:p>0.93724822998046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93723714351654">
                <text:p>0.9372371435165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942672312259674">
                <text:p>0.94267231225967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94279158115387">
                <text:p>0.9427915811538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942726910114288">
                <text:p>0.94272691011428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953239023685455">
                <text:p>0.95323902368545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953610956668854">
                <text:p>0.95361095666885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95359718799591">
                <text:p>0.9535971879959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950933039188385">
                <text:p>0.95093303918838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950997948646545">
                <text:p>0.95099794864654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950903415679931">
                <text:p>0.95090341567993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947694659233093">
                <text:p>0.94769465923309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947686731815338">
                <text:p>0.94768673181533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947717905044556">
                <text:p>0.94771790504455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949599623680115">
                <text:p>0.94959962368011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94951456785202">
                <text:p>0.9495145678520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949499905109406">
                <text:p>0.94949990510940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936827838420868">
                <text:p>0.93682783842086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936832070350647">
                <text:p>0.93683207035064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936711966991425">
                <text:p>0.93671196699142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943323194980621">
                <text:p>0.94332319498062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943349242210388">
                <text:p>0.94334924221038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942651033401489">
                <text:p>0.94265103340148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942331910133362">
                <text:p>0.94233191013336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942263245582581">
                <text:p>0.94226324558258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94112628698349">
                <text:p>0.9411262869834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94102418422699">
                <text:p>0.9410241842269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941057085990906">
                <text:p>0.94105708599090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953163206577301">
                <text:p>0.95316320657730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953119277954102">
                <text:p>0.95311927795410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953103601932526">
                <text:p>0.95310360193252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954510688781738">
                <text:p>0.95451068878173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954550445079803">
                <text:p>0.95455044507980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954473972320556">
                <text:p>0.95447397232055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968696057796478">
                <text:p>0.96869605779647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968597650527954">
                <text:p>0.96859765052795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968628644943237">
                <text:p>0.96862864494323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961719393730164">
                <text:p>0.96171939373016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961400747299194">
                <text:p>0.96140074729919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961416900157928">
                <text:p>0.96141690015792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958796620368958">
                <text:p>0.9587966203689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95878940820694">
                <text:p>0.9587894082069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958743155002594">
                <text:p>0.95874315500259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944345414638519">
                <text:p>0.94434541463851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944340169429779">
                <text:p>0.94434016942977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944369554519653">
                <text:p>0.94436955451965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948522210121155">
                <text:p>0.94852221012115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948515772819519">
                <text:p>0.94851577281951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948657751083374">
                <text:p>0.94865775108337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947896540164948">
                <text:p>0.9478965401649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947953164577484">
                <text:p>0.94795316457748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946076095104218">
                <text:p>0.94607609510421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946102559566498">
                <text:p>0.94610255956649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945999383926392">
                <text:p>0.94599938392639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950638949871063">
                <text:p>0.95063894987106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950667977333069">
                <text:p>0.95066797733306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950662791728973">
                <text:p>0.95066279172897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94829249382019">
                <text:p>0.9482924938201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948312282562256">
                <text:p>0.94831228256225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948268592357636">
                <text:p>0.94826859235763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9562047123909">
                <text:p>0.956204712390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956292927265167">
                <text:p>0.9562929272651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956162929534912">
                <text:p>0.95616292953491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937311708927154">
                <text:p>0.93731170892715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937328219413757">
                <text:p>0.93732821941375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937342703342438">
                <text:p>0.93734270334243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932438790798187">
                <text:p>0.93243879079818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932360768318176">
                <text:p>0.93236076831817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932431817054748">
                <text:p>0.93243181705474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9496830701828">
                <text:p>0.949683070182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949892222881317">
                <text:p>0.94989222288131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950057327747345">
                <text:p>0.9500573277473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935701966285706">
                <text:p>0.93570196628570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935686588287354">
                <text:p>0.93568658828735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935494899749756">
                <text:p>0.93549489974975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84327054023743">
                <text:p>0.88432705402374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8843914270401">
                <text:p>0.884391427040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885766685009003">
                <text:p>0.88576668500900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944382131099701">
                <text:p>0.94438213109970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944300770759582">
                <text:p>0.94430077075958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945925176143646">
                <text:p>0.94592517614364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945739328861237">
                <text:p>0.94573932886123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945741534233093">
                <text:p>0.94574153423309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945877015590668">
                <text:p>0.94587701559066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945847928524017">
                <text:p>0.94584792852401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945794999599457">
                <text:p>0.94579499959945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946518242359161">
                <text:p>0.94651824235916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946910321712494">
                <text:p>0.94691032171249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946548342704773">
                <text:p>0.94654834270477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951386988162994">
                <text:p>0.95138698816299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951288998126983">
                <text:p>0.95128899812698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951445937156677">
                <text:p>0.95144593715667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930231213569641">
                <text:p>0.93023121356964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930617570877075">
                <text:p>0.93061757087707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93043315410614">
                <text:p>0.9304331541061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903847515583038">
                <text:p>0.90384751558303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904029488563538">
                <text:p>0.90402948856353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903966248035431">
                <text:p>0.90396624803543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920220971107483">
                <text:p>0.92022097110748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920463144779205">
                <text:p>0.92046314477920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920165181159973">
                <text:p>0.92016518115997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932171165943146">
                <text:p>0.93217116594314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932101786136627">
                <text:p>0.93210178613662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932278692722321">
                <text:p>0.93227869272232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945226669311523">
                <text:p>0.94522666931152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945974409580231">
                <text:p>0.94597440958023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945444226264954">
                <text:p>0.94544422626495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944413959980011">
                <text:p>0.94441395998001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944368243217468">
                <text:p>0.94436824321746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97166508436203">
                <text:p>0.9716650843620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971660435199738">
                <text:p>0.97166043519973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971660315990448">
                <text:p>0.97166031599044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970577538013458">
                <text:p>0.97057753801345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970541179180145">
                <text:p>0.97054117918014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970474600791931">
                <text:p>0.97047460079193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963090360164642">
                <text:p>0.96309036016464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96318382024765">
                <text:p>0.9631838202476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963203728199005">
                <text:p>0.96320372819900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949612259864807">
                <text:p>0.94961225986480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949587762355804">
                <text:p>0.94958776235580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949518084526062">
                <text:p>0.94951808452606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962699711322784">
                <text:p>0.96269971132278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96269816160202">
                <text:p>0.9626981616020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96263325214386">
                <text:p>0.9626332521438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954530596733093">
                <text:p>0.95453059673309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954508423805237">
                <text:p>0.95450842380523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954489409923553">
                <text:p>0.95448940992355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961706519126892">
                <text:p>0.96170651912689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961692273616791">
                <text:p>0.96169227361679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961715638637543">
                <text:p>0.96171563863754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954432547092438">
                <text:p>0.95443254709243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954467475414276">
                <text:p>0.95446747541427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954432547092438">
                <text:p>0.95443254709243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95564067363739">
                <text:p>0.9556406736373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955642461776733">
                <text:p>0.95564246177673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955643117427826">
                <text:p>0.95564311742782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947548151016235">
                <text:p>0.94754815101623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947611451148987">
                <text:p>0.94761145114898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953273773193359">
                <text:p>0.95327377319335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953335464000702">
                <text:p>0.95333546400070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953296422958374">
                <text:p>0.95329642295837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948598086833954">
                <text:p>0.9485980868339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948608756065369">
                <text:p>0.9486087560653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948727130889893">
                <text:p>0.94872713088989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955253183841705">
                <text:p>0.95525318384170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955176889896393">
                <text:p>0.95517688989639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955190598964691">
                <text:p>0.95519059896469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948943912982941">
                <text:p>0.9489439129829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948993861675262">
                <text:p>0.94899386167526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949010908603668">
                <text:p>0.94901090860366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948859810829163">
                <text:p>0.94885981082916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948874294757843">
                <text:p>0.94887429475784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948924839496612">
                <text:p>0.94892483949661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955837190151215">
                <text:p>0.95583719015121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955815374851227">
                <text:p>0.95581537485122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955885887145996">
                <text:p>0.95588588714599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949834644794464">
                <text:p>0.94983464479446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949818253517151">
                <text:p>0.94981825351715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949897944927216">
                <text:p>0.94989794492721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950979769229889">
                <text:p>0.95097976922988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950981914997101">
                <text:p>0.95098191499710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950960755348206">
                <text:p>0.95096075534820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952624499797821">
                <text:p>0.95262449979782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952669084072113">
                <text:p>0.95266908407211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952617347240448">
                <text:p>0.95261734724044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947669208049774">
                <text:p>0.94766920804977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947692573070526">
                <text:p>0.94769257307052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947933256626129">
                <text:p>0.94793325662612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948004007339478">
                <text:p>0.94800400733947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948006749153137">
                <text:p>0.94800674915313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947161853313446">
                <text:p>0.94716185331344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947140574455261">
                <text:p>0.94714057445526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947284877300262">
                <text:p>0.94728487730026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939432144165039">
                <text:p>0.93943214416503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939432621002197">
                <text:p>0.93943262100219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93936961889267">
                <text:p>0.9393696188926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942798495292664">
                <text:p>0.94279849529266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942809879779816">
                <text:p>0.94280987977981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942837238311768">
                <text:p>0.94283723831176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924709618091583">
                <text:p>0.92470961809158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924672186374664">
                <text:p>0.92467218637466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924701511859894">
                <text:p>0.92470151185989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925581395626068">
                <text:p>0.92558139562606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925509095191956">
                <text:p>0.92550909519195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925602972507477">
                <text:p>0.92560297250747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933534502983093">
                <text:p>0.93353450298309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933428049087524">
                <text:p>0.93342804908752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932898223400116">
                <text:p>0.93289822340011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932545006275177">
                <text:p>0.93254500627517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932479500770569">
                <text:p>0.93247950077056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932600975036621">
                <text:p>0.93260097503662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936480522155762">
                <text:p>0.93648052215576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936595618724823">
                <text:p>0.93659561872482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936665177345276">
                <text:p>0.93666517734527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957722902297974">
                <text:p>0.95772290229797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957503914833069">
                <text:p>0.95750391483306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963249504566193">
                <text:p>0.96324950456619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96327668428421">
                <text:p>0.9632766842842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963228344917297">
                <text:p>0.96322834491729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970908224582672">
                <text:p>0.97090822458267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970908761024475">
                <text:p>0.97090876102447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970908164978027">
                <text:p>0.97090816497802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971169948577881">
                <text:p>0.97116994857788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971163332462311">
                <text:p>0.97116333246231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971211671829224">
                <text:p>0.97121167182922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963819444179535">
                <text:p>0.96381944417953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963875472545624">
                <text:p>0.96387547254562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963851869106293">
                <text:p>0.9638518691062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959676444530487">
                <text:p>0.95967644453048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9596266746521">
                <text:p>0.959626674652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959606826305389">
                <text:p>0.95960682630538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954564929008484">
                <text:p>0.95456492900848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954541027545929">
                <text:p>0.95454102754592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954540848731995">
                <text:p>0.95454084873199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950833201408386">
                <text:p>0.95083320140838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950811207294464">
                <text:p>0.95081120729446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950831115245819">
                <text:p>0.95083111524581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950743019580841">
                <text:p>0.95074301958084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950749278068542">
                <text:p>0.9507492780685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950701832771301">
                <text:p>0.95070183277130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951290488243103">
                <text:p>0.95129048824310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950987577438354">
                <text:p>0.9509875774383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950953125953674">
                <text:p>0.95095312595367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953003346920013">
                <text:p>0.95300334692001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953017771244049">
                <text:p>0.95301777124404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953320145606995">
                <text:p>0.95332014560699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953320682048798">
                <text:p>0.95332068204879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953319609165192">
                <text:p>0.95331960916519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955758929252624">
                <text:p>0.95575892925262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955772638320923">
                <text:p>0.95577263832092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955780327320099">
                <text:p>0.95578032732009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958138346672058">
                <text:p>0.9581383466720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958230018615723">
                <text:p>0.95823001861572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958302915096283">
                <text:p>0.95830291509628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959920465946198">
                <text:p>0.95992046594619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959924876689911">
                <text:p>0.95992487668991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959945797920227">
                <text:p>0.95994579792022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948458075523376">
                <text:p>0.94845807552337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948460876941681">
                <text:p>0.94846087694168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948430180549622">
                <text:p>0.94843018054962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943430542945862">
                <text:p>0.94343054294586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943299353122711">
                <text:p>0.94329935312271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943132877349854">
                <text:p>0.94313287734985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940805733203888">
                <text:p>0.94080573320388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94075608253479">
                <text:p>0.9407560825347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940759420394897">
                <text:p>0.94075942039489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9233558177948">
                <text:p>0.923355817794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923346698284149">
                <text:p>0.92334669828414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923388659954071">
                <text:p>0.92338865995407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912377297878265">
                <text:p>0.91237729787826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912413716316223">
                <text:p>0.91241371631622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912371039390564">
                <text:p>0.91237103939056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916135489940643">
                <text:p>0.91613548994064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916198194026947">
                <text:p>0.91619819402694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916687309741974">
                <text:p>0.91668730974197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916389167308807">
                <text:p>0.91638916730880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916802287101746">
                <text:p>0.91680228710174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82950747013092">
                <text:p>0.8295074701309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829063773155212">
                <text:p>0.82906377315521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829763889312744">
                <text:p>0.82976388931274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455418318510056">
                <text:p>0.45541831851005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454287081956863">
                <text:p>0.45428708195686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452317953109741">
                <text:p>0.45231795310974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536768198013306">
                <text:p>0.53676819801330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537350535392761">
                <text:p>0.53735053539276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512659966945648">
                <text:p>0.51265996694564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410088658332825">
                <text:p>0.41008865833282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440431356430054">
                <text:p>0.44043135643005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808085560798645">
                <text:p>0.80808556079864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807071328163147">
                <text:p>0.80707132816314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803121864795685">
                <text:p>0.80312186479568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914986848831177">
                <text:p>0.91498684883117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914767742156982">
                <text:p>0.91476774215698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914582133293152">
                <text:p>0.91458213329315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927331805229187">
                <text:p>0.92733180522918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927302658557892">
                <text:p>0.92730265855789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927501797676086">
                <text:p>0.92750179767608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941147983074188">
                <text:p>0.94114798307418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941073477268219">
                <text:p>0.94107347726821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941044688224792">
                <text:p>0.94104468822479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932032108306885">
                <text:p>0.93203210830688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932016789913178">
                <text:p>0.93201678991317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932345271110535">
                <text:p>0.93234527111053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913814306259155">
                <text:p>0.91381430625915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913875997066498">
                <text:p>0.91387599706649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914002239704132">
                <text:p>0.91400223970413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932413995265961">
                <text:p>0.93241399526596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932542860507965">
                <text:p>0.93254286050796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932796835899353">
                <text:p>0.93279683589935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921120703220367">
                <text:p>0.92112070322036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921285510063171">
                <text:p>0.92128551006317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921426236629486">
                <text:p>0.92142623662948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886736154556274">
                <text:p>0.88673615455627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886849105358124">
                <text:p>0.88684910535812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887237787246704">
                <text:p>0.88723778724670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880750060081482">
                <text:p>0.88075006008148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880086362361908">
                <text:p>0.88008636236190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913084447383881">
                <text:p>0.91308444738388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913361430168152">
                <text:p>0.91336143016815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913262188434601">
                <text:p>0.91326218843460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903962850570679">
                <text:p>0.90396285057067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903737425804138">
                <text:p>0.90373742580413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904037594795227">
                <text:p>0.9040375947952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866014838218689">
                <text:p>0.86601483821868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866472423076629">
                <text:p>0.8664724230766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866233766078949">
                <text:p>0.86623376607894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764994204044342">
                <text:p>0.76499420404434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761479139328003">
                <text:p>0.76147913932800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762303113937378">
                <text:p>0.76230311393737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379447519779205">
                <text:p>0.37944751977920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375848531723022">
                <text:p>0.37584853172302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37654834985733">
                <text:p>0.3765483498573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573115944862366">
                <text:p>0.57311594486236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573089718818665">
                <text:p>0.57308971881866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575729072093964">
                <text:p>0.57572907209396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670955955982208">
                <text:p>0.67095595598220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669699788093567">
                <text:p>0.66969978809356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685220777988434">
                <text:p>0.68522077798843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684576451778412">
                <text:p>0.68457645177841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681971311569214">
                <text:p>0.68197131156921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66290146112442">
                <text:p>0.6629014611244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664620876312256">
                <text:p>0.66462087631225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669959604740143">
                <text:p>0.66995960474014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654264390468597">
                <text:p>0.65426439046859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652845025062561">
                <text:p>0.65284502506256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658405303955078">
                <text:p>0.65840530395507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63796877861023">
                <text:p>0.6379687786102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638450622558594">
                <text:p>0.63845062255859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638501346111298">
                <text:p>0.63850134611129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596151411533356">
                <text:p>0.59615141153335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595199286937714">
                <text:p>0.59519928693771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595725297927856">
                <text:p>0.59572529792785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56050580739975">
                <text:p>0.5605058073997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557403087615967">
                <text:p>0.55740308761596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559427917003632">
                <text:p>0.55942791700363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510840237140656">
                <text:p>0.51084023714065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509647130966187">
                <text:p>0.50964713096618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510726809501648">
                <text:p>0.51072680950164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493324398994446">
                <text:p>0.49332439899444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492789715528488">
                <text:p>0.49278971552848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490518480539322">
                <text:p>0.49051848053932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478672295808792">
                <text:p>0.47867229580879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480922609567642">
                <text:p>0.48092260956764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483539819717407">
                <text:p>0.48353981971740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467491328716278">
                <text:p>0.46749132871627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471827536821365">
                <text:p>0.47182753682136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407739132642746">
                <text:p>0.40773913264274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40774342417717">
                <text:p>0.4077434241771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406229138374329">
                <text:p>0.4062291383743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381476223468781">
                <text:p>0.38147622346878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385967910289764">
                <text:p>0.38596791028976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385951429605484">
                <text:p>0.38595142960548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339079171419144">
                <text:p>0.33907917141914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338661551475525">
                <text:p>0.33866155147552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336227566003799">
                <text:p>0.33622756600379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362513720989227">
                <text:p>0.36251372098922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365130633115768">
                <text:p>0.36513063311576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367076843976974">
                <text:p>0.36707684397697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361250072717667">
                <text:p>0.36125007271766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360818445682526">
                <text:p>0.36081844568252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35168194770813">
                <text:p>0.3516819477081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359823703765869">
                <text:p>0.35982370376586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363375067710876">
                <text:p>0.36337506771087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364180475473404">
                <text:p>0.36418047547340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316278338432312">
                <text:p>0.31627833843231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316442161798477">
                <text:p>0.31644216179847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31382605433464">
                <text:p>0.3138260543346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309456050395966">
                <text:p>0.30945605039596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311423599720001">
                <text:p>0.31142359972000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30940967798233">
                <text:p>0.3094096779823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276203006505966">
                <text:p>0.27620300650596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276240140199661">
                <text:p>0.27624014019966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278497964143753">
                <text:p>0.27849796414375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267850697040558">
                <text:p>0.26785069704055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268726378679276">
                <text:p>0.26872637867927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271223455667496">
                <text:p>0.27122345566749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27009853720665">
                <text:p>0.2700985372066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271032482385635">
                <text:p>0.27103248238563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613935589790344">
                <text:p>0.61393558979034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612722754478455">
                <text:p>0.61272275447845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617287814617157">
                <text:p>0.61728781461715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577550828456879">
                <text:p>0.57755082845687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590411722660065">
                <text:p>0.59041172266006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59269118309021">
                <text:p>0.5926911830902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626100897789001">
                <text:p>0.62610089778900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621825039386749">
                <text:p>0.6218250393867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622145175933838">
                <text:p>0.62214517593383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737367570400238">
                <text:p>0.73736757040023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73865818977356">
                <text:p>0.7386581897735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736940979957581">
                <text:p>0.73694097995758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792697846889496">
                <text:p>0.79269784688949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792951226234436">
                <text:p>0.79295122623443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793996453285217">
                <text:p>0.79399645328521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74099862575531">
                <text:p>0.7409986257553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740826487541199">
                <text:p>0.74082648754119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742038369178772">
                <text:p>0.74203836917877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759925544261932">
                <text:p>0.75992554426193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758648753166199">
                <text:p>0.75864875316619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756614446640015">
                <text:p>0.75661444664001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767461478710175">
                <text:p>0.76746147871017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768115103244782">
                <text:p>0.76811510324478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767251551151276">
                <text:p>0.76725155115127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772022306919098">
                <text:p>0.77202230691909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773226499557495">
                <text:p>0.77322649955749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797501921653748">
                <text:p>0.79750192165374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797858536243439">
                <text:p>0.79785853624343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79777467250824">
                <text:p>0.7977746725082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810622036457062">
                <text:p>0.81062203645706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810453474521637">
                <text:p>0.81045347452163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811718106269836">
                <text:p>0.81171810626983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813560724258423">
                <text:p>0.81356072425842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816756248474121">
                <text:p>0.81675624847412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816961228847504">
                <text:p>0.81696122884750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824211716651917">
                <text:p>0.82421171665191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822195172309876">
                <text:p>0.82219517230987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822270810604095">
                <text:p>0.82227081060409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825548589229584">
                <text:p>0.82554858922958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825267434120178">
                <text:p>0.82526743412017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825198352336883">
                <text:p>0.82519835233688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823543250560761">
                <text:p>0.82354325056076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823409795761108">
                <text:p>0.82340979576110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825901687145233">
                <text:p>0.82590168714523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826951205730438">
                <text:p>0.82695120573043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827381789684296">
                <text:p>0.82738178968429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82639092206955">
                <text:p>0.8263909220695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822575271129608">
                <text:p>0.82257527112960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823245584964752">
                <text:p>0.82324558496475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822664201259613">
                <text:p>0.82266420125961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817072510719299">
                <text:p>0.81707251071929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817183256149292">
                <text:p>0.81718325614929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816375911235809">
                <text:p>0.81637591123580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812581658363342">
                <text:p>0.81258165836334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814427852630615">
                <text:p>0.81442785263061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810025990009308">
                <text:p>0.81002599000930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809282183647156">
                <text:p>0.80928218364715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810975730419159">
                <text:p>0.81097573041915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8082115650177">
                <text:p>0.808211565017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809194207191467">
                <text:p>0.80919420719146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81008368730545">
                <text:p>0.8100836873054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817959606647491">
                <text:p>0.81795960664749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817923367023468">
                <text:p>0.81792336702346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817654192447662">
                <text:p>0.81765419244766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808861613273621">
                <text:p>0.80886161327362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809159398078918">
                <text:p>0.80915939807891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809107959270477">
                <text:p>0.80910795927047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807052314281464">
                <text:p>0.8070523142814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808001041412354">
                <text:p>0.80800104141235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807755887508392">
                <text:p>0.80775588750839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807776868343353">
                <text:p>0.80777686834335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808342039585114">
                <text:p>0.80834203958511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80900514125824">
                <text:p>0.8090051412582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797557055950165">
                <text:p>0.79755705595016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797119379043579">
                <text:p>0.79711937904357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798750877380371">
                <text:p>0.79875087738037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795417606830597">
                <text:p>0.79541760683059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795965850353241">
                <text:p>0.79596585035324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796305596828461">
                <text:p>0.79630559682846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823674142360687">
                <text:p>0.82367414236068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825426518917084">
                <text:p>0.82542651891708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824887573719025">
                <text:p>0.82488757371902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821974098682404">
                <text:p>0.82197409868240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820992946624756">
                <text:p>0.82099294662475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819827318191528">
                <text:p>0.81982731819152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820734024047852">
                <text:p>0.82073402404785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820191919803619">
                <text:p>0.82019191980361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821537792682648">
                <text:p>0.82153779268264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82170706987381">
                <text:p>0.8217070698738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821607232093811">
                <text:p>0.82160723209381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82299679517746">
                <text:p>0.8229967951774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823243618011475">
                <text:p>0.82324361801147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824605584144592">
                <text:p>0.82460558414459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831272304058075">
                <text:p>0.83127230405807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831471145153046">
                <text:p>0.83147114515304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832522928714752">
                <text:p>0.83252292871475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828942775726318">
                <text:p>0.82894277572631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829259932041168">
                <text:p>0.82925993204116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829613924026489">
                <text:p>0.82961392402648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827136695384979">
                <text:p>0.82713669538497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827241897583008">
                <text:p>0.82724189758300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828189790248871">
                <text:p>0.82818979024887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829805076122284">
                <text:p>0.82980507612228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829903244972229">
                <text:p>0.82990324497222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831667959690094">
                <text:p>0.83166795969009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832512080669403">
                <text:p>0.83251208066940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832624018192291">
                <text:p>0.83262401819229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832221031188965">
                <text:p>0.83222103118896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827138125896454">
                <text:p>0.82713812589645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827505707740784">
                <text:p>0.82750570774078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827448487281799">
                <text:p>0.82744848728179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829518973827362">
                <text:p>0.82951897382736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831308007240295">
                <text:p>0.83130800724029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83319216966629">
                <text:p>0.8331921696662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833682894706726">
                <text:p>0.83368289470672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833805084228516">
                <text:p>0.83380508422851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817220032215118">
                <text:p>0.81722003221511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818826198577881">
                <text:p>0.81882619857788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818596482276917">
                <text:p>0.81859648227691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828701853752136">
                <text:p>0.82870185375213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828885614871979">
                <text:p>0.82888561487197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827556014060974">
                <text:p>0.82755601406097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908135890960693">
                <text:p>0.90813589096069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907995879650116">
                <text:p>0.90799587965011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907732248306274">
                <text:p>0.90773224830627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919592022895813">
                <text:p>0.91959202289581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919497668743134">
                <text:p>0.91949766874313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919573664665222">
                <text:p>0.91957366466522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893641769886017">
                <text:p>0.89364176988601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89374190568924">
                <text:p>0.8937419056892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893511593341827">
                <text:p>0.89351159334182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898660123348236">
                <text:p>0.89866012334823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898934125900269">
                <text:p>0.89893412590026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898855566978455">
                <text:p>0.89885556697845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878384709358215">
                <text:p>0.87838470935821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878459990024567">
                <text:p>0.87845999002456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878349721431732">
                <text:p>0.87834972143173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743262887001038">
                <text:p>0.74326288700103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74315357208252">
                <text:p>0.7431535720825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743604958057404">
                <text:p>0.74360495805740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314080983400345">
                <text:p>0.31408098340034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309250175952911">
                <text:p>0.30925017595291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260985791683197">
                <text:p>0.26098579168319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320751637220383">
                <text:p>0.32075163722038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320322334766388">
                <text:p>0.32032233476638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317160964012146">
                <text:p>0.31716096401214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329670369625092">
                <text:p>0.32967036962509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33299919962883">
                <text:p>0.3329991996288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335272282361984">
                <text:p>0.33527228236198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90628969669342">
                <text:p>0.9062896966934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90602719783783">
                <text:p>0.9060271978378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918786585330963">
                <text:p>0.91878658533096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918791234493256">
                <text:p>0.91879123449325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918769001960754">
                <text:p>0.91876900196075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924991548061371">
                <text:p>0.92499154806137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925042748451233">
                <text:p>0.92504274845123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925012290477753">
                <text:p>0.92501229047775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909842789173126">
                <text:p>0.90984278917312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910056054592133">
                <text:p>0.91005605459213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910043299198151">
                <text:p>0.91004329919815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953286647796631">
                <text:p>0.95328664779663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95329999923706">
                <text:p>0.9532999992370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953305423259735">
                <text:p>0.95330542325973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955783367156982">
                <text:p>0.95578336715698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955792486667633">
                <text:p>0.95579248666763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955829679965973">
                <text:p>0.95582967996597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949573397636414">
                <text:p>0.9495733976364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949569046497345">
                <text:p>0.94956904649734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949609994888306">
                <text:p>0.94960999488830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9610635638237">
                <text:p>0.961063563823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961006164550781">
                <text:p>0.96100616455078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960951685905456">
                <text:p>0.96095168590545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948850750923157">
                <text:p>0.94885075092315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948948800563812">
                <text:p>0.94894880056381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949011325836181">
                <text:p>0.94901132583618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960819005966186">
                <text:p>0.96081900596618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960769414901733">
                <text:p>0.96076941490173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960806369781494">
                <text:p>0.96080636978149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96348637342453">
                <text:p>0.9634863734245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963484466075897">
                <text:p>0.96348446607589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955416917800903">
                <text:p>0.95541691780090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955449104309082">
                <text:p>0.95544910430908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955408275127411">
                <text:p>0.95540827512741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960051894187927">
                <text:p>0.96005189418792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960051655769348">
                <text:p>0.96005165576934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960033118724823">
                <text:p>0.96003311872482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958070278167725">
                <text:p>0.95807027816772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95808482170105">
                <text:p>0.9580848217010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958048284053802">
                <text:p>0.95804828405380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958280563354492">
                <text:p>0.95828056335449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958279550075531">
                <text:p>0.95827955007553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958640158176422">
                <text:p>0.95864015817642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953724801540375">
                <text:p>0.95372480154037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953660786151886">
                <text:p>0.95366078615188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953578472137451">
                <text:p>0.95357847213745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967160999774933">
                <text:p>0.96716099977493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967211961746216">
                <text:p>0.96721196174621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967171728610992">
                <text:p>0.96717172861099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882667601108551">
                <text:p>0.88266760110855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882546961307526">
                <text:p>0.88254696130752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883668661117554">
                <text:p>0.88366866111755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966120600700378">
                <text:p>0.96612060070037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966112077236176">
                <text:p>0.96611207723617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966095089912415">
                <text:p>0.96609508991241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95055627822876">
                <text:p>0.9505562782287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950563967227936">
                <text:p>0.95056396722793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950471520423889">
                <text:p>0.95047152042388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95895504951477">
                <text:p>0.9589550495147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958978414535522">
                <text:p>0.95897841453552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964260995388031">
                <text:p>0.96426099538803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96417635679245">
                <text:p>0.9641763567924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963650226593018">
                <text:p>0.96365022659301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964147627353668">
                <text:p>0.96414762735366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964197158813477">
                <text:p>0.96419715881347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964333951473236">
                <text:p>0.96433395147323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954708337783814">
                <text:p>0.95470833778381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955144107341766">
                <text:p>0.95514410734176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955068290233612">
                <text:p>0.95506829023361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948138773441315">
                <text:p>0.94813877344131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94813460111618">
                <text:p>0.9481346011161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948024868965149">
                <text:p>0.94802486896514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971563458442688">
                <text:p>0.97156345844268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971835076808929">
                <text:p>0.97183507680892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971782505512238">
                <text:p>0.97178250551223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948452651500702">
                <text:p>0.94845265150070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948412179946899">
                <text:p>0.94841217994689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948566317558289">
                <text:p>0.94856631755828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95980840921402">
                <text:p>0.9598084092140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959619522094727">
                <text:p>0.95961952209472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959587872028351">
                <text:p>0.95958787202835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955418884754181">
                <text:p>0.95541888475418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955387353897095">
                <text:p>0.95538735389709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955400884151459">
                <text:p>0.95540088415145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967086791992188">
                <text:p>0.96708679199218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967346906661987">
                <text:p>0.96734690666198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967350423336029">
                <text:p>0.96735042333602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960137069225311">
                <text:p>0.96013706922531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960367858409882">
                <text:p>0.96036785840988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954505681991577">
                <text:p>0.95450568199157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954541087150574">
                <text:p>0.95454108715057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954488635063171">
                <text:p>0.95448863506317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948691368103027">
                <text:p>0.94869136810302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948727071285248">
                <text:p>0.94872707128524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948686838150024">
                <text:p>0.94868683815002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96736079454422">
                <text:p>0.9673607945442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967395901679993">
                <text:p>0.96739590167999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967325150966644">
                <text:p>0.96732515096664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95765209197998">
                <text:p>0.9576520919799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957697987556458">
                <text:p>0.95769798755645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95771312713623">
                <text:p>0.9577131271362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956375896930695">
                <text:p>0.95637589693069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956312954425812">
                <text:p>0.95631295442581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95637047290802">
                <text:p>0.9563704729080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953356862068176">
                <text:p>0.95335686206817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953334510326386">
                <text:p>0.95333451032638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953281819820404">
                <text:p>0.95328181982040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960081219673157">
                <text:p>0.96008121967315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960163831710815">
                <text:p>0.96016383171081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959979891777039">
                <text:p>0.95997989177703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960075855255127">
                <text:p>0.96007585525512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960151374340057">
                <text:p>0.9601513743400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960095226764679">
                <text:p>0.96009522676467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964383244514465">
                <text:p>0.96438324451446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964415907859802">
                <text:p>0.96441590785980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964418947696686">
                <text:p>0.96441894769668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946588933467865">
                <text:p>0.94658893346786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94646942615509">
                <text:p>0.9464694261550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944381177425384">
                <text:p>0.94438117742538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944330334663391">
                <text:p>0.94433033466339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944383859634399">
                <text:p>0.94438385963439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947318255901337">
                <text:p>0.94731825590133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947312653064728">
                <text:p>0.94731265306472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947299897670746">
                <text:p>0.94729989767074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965523242950439">
                <text:p>0.96552324295043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965514600276947">
                <text:p>0.96551460027694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96570098400116">
                <text:p>0.9657009840011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94403201341629">
                <text:p>0.9440320134162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943978071212769">
                <text:p>0.94397807121276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943598031997681">
                <text:p>0.94359803199768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957770705223084">
                <text:p>0.95777070522308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957645893096924">
                <text:p>0.95764589309692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95765870809555">
                <text:p>0.9576587080955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945071518421173">
                <text:p>0.94507151842117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945069849491119">
                <text:p>0.94506984949111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945069313049316">
                <text:p>0.94506931304931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95541787147522">
                <text:p>0.9554178714752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955369591712952">
                <text:p>0.9553695917129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955499947071075">
                <text:p>0.95549994707107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957078039646149">
                <text:p>0.95707803964614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957080066204071">
                <text:p>0.95708006620407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957087814807892">
                <text:p>0.95708781480789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963502526283264">
                <text:p>0.96350252628326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963369369506836">
                <text:p>0.96336936950683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963409721851349">
                <text:p>0.96340972185134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946993470191956">
                <text:p>0.94699347019195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947035074234009">
                <text:p>0.94703507423400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94436651468277">
                <text:p>0.9443665146827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944394111633301">
                <text:p>0.94439411163330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944551467895508">
                <text:p>0.94455146789550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937033832073212">
                <text:p>0.93703383207321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937048673629761">
                <text:p>0.93704867362976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937105536460876">
                <text:p>0.93710553646087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952912509441376">
                <text:p>0.95291250944137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952947437763214">
                <text:p>0.95294743776321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952971041202545">
                <text:p>0.95297104120254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931493818759918">
                <text:p>0.93149381875991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931482195854187">
                <text:p>0.93148219585418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931513428688049">
                <text:p>0.93151342868804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917133271694183">
                <text:p>0.91713327169418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916950881481171">
                <text:p>0.91695088148117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916430175304413">
                <text:p>0.91643017530441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9472895860672">
                <text:p>0.947289586067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947095334529877">
                <text:p>0.94709533452987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94716340303421">
                <text:p>0.9471634030342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913454711437225">
                <text:p>0.91345471143722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913326442241669">
                <text:p>0.91332644224166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913143396377564">
                <text:p>0.91314339637756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296513646841049">
                <text:p>0.29651364684104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299524366855621">
                <text:p>0.29952436685562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301815092563629">
                <text:p>0.30181509256362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844585180282593">
                <text:p>0.84458518028259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844580292701721">
                <text:p>0.84458029270172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844515562057495">
                <text:p>0.84451556205749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93234646320343">
                <text:p>0.9323464632034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932516932487488">
                <text:p>0.93251693248748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932394981384277">
                <text:p>0.93239498138427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939303398132324">
                <text:p>0.93930339813232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939278900623322">
                <text:p>0.93927890062332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939201772212982">
                <text:p>0.93920177221298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933032929897308">
                <text:p>0.93303292989730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933106958866119">
                <text:p>0.93310695886611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940502762794495">
                <text:p>0.94050276279449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940542578697205">
                <text:p>0.94054257869720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940565705299377">
                <text:p>0.94056570529937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921288013458252">
                <text:p>0.92128801345825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921270608901978">
                <text:p>0.92127060890197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921346306800842">
                <text:p>0.92134630680084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932295382022858">
                <text:p>0.93229538202285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932265520095825">
                <text:p>0.93226552009582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9322429895401">
                <text:p>0.932242989540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941045999526978">
                <text:p>0.94104599952697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941116631031036">
                <text:p>0.94111663103103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941098511219025">
                <text:p>0.94109851121902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940316438674927">
                <text:p>0.94031643867492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940269947052002">
                <text:p>0.94026994705200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9402015209198">
                <text:p>0.940201520919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938750803470612">
                <text:p>0.93875080347061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938705801963806">
                <text:p>0.93870580196380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938722252845764">
                <text:p>0.93872225284576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965008199214935">
                <text:p>0.96500819921493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965000331401825">
                <text:p>0.96500033140182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964974761009216">
                <text:p>0.96497476100921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95213234424591">
                <text:p>0.9521323442459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95211923122406">
                <text:p>0.9521192312240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951993525028229">
                <text:p>0.95199352502822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952059328556061">
                <text:p>0.95205932855606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951995968818665">
                <text:p>0.95199596881866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951988995075226">
                <text:p>0.95198899507522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956342399120331">
                <text:p>0.95634239912033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956330478191376">
                <text:p>0.95633047819137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959518074989319">
                <text:p>0.95951807498931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959158360958099">
                <text:p>0.95915836095809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959135591983795">
                <text:p>0.95913559198379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969425678253174">
                <text:p>0.96942567825317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969499826431274">
                <text:p>0.96949982643127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9695143699646">
                <text:p>0.969514369964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965557157993317">
                <text:p>0.96555715799331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965552389621735">
                <text:p>0.96555238962173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96556544303894">
                <text:p>0.9655654430389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958482623100281">
                <text:p>0.95848262310028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958476960659027">
                <text:p>0.95847696065902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958465218544006">
                <text:p>0.95846521854400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959412813186646">
                <text:p>0.95941281318664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95939439535141">
                <text:p>0.9593943953514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959404170513153">
                <text:p>0.95940417051315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962926208972931">
                <text:p>0.96292620897293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962927937507629">
                <text:p>0.96292793750762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962905943393707">
                <text:p>0.96290594339370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968367874622345">
                <text:p>0.9683678746223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968283176422119">
                <text:p>0.96828317642211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968378782272339">
                <text:p>0.96837878227233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959918260574341">
                <text:p>0.95991826057434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959886789321899">
                <text:p>0.95988678932189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959826588630676">
                <text:p>0.95982658863067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964436292648315">
                <text:p>0.96443629264831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964426636695862">
                <text:p>0.96442663669586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964462041854858">
                <text:p>0.96446204185485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965056121349335">
                <text:p>0.96505612134933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965044677257538">
                <text:p>0.96504467725753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966996490955353">
                <text:p>0.96699649095535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967009425163269">
                <text:p>0.96700942516326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966976761817932">
                <text:p>0.96697676181793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966986775398254">
                <text:p>0.96698677539825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966952323913574">
                <text:p>0.96695232391357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967008411884308">
                <text:p>0.96700841188430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962648808956146">
                <text:p>0.96264880895614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962621569633484">
                <text:p>0.96262156963348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962623834609985">
                <text:p>0.96262383460998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962966799736023">
                <text:p>0.96296679973602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962970972061157">
                <text:p>0.96297097206115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963007926940918">
                <text:p>0.96300792694091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963577568531036">
                <text:p>0.96357756853103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963579177856445">
                <text:p>0.96357917785644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963658452033997">
                <text:p>0.96365845203399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961883902549744">
                <text:p>0.96188390254974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961900234222412">
                <text:p>0.96190023422241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961812257766724">
                <text:p>0.96181225776672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956511676311493">
                <text:p>0.95651167631149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956509590148926">
                <text:p>0.95650959014892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956552624702454">
                <text:p>0.95655262470245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952217221260071">
                <text:p>0.95221722126007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952179312705994">
                <text:p>0.95217931270599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952082991600037">
                <text:p>0.95208299160003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95183140039444">
                <text:p>0.9518314003944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951813817024231">
                <text:p>0.95181381702423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951872766017914">
                <text:p>0.95187276601791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95161509513855">
                <text:p>0.9516150951385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951573133468628">
                <text:p>0.95157313346862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951379895210266">
                <text:p>0.95137989521026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951313555240631">
                <text:p>0.95131355524063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951417148113251">
                <text:p>0.95141714811325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954837799072266">
                <text:p>0.95483779907226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954751491546631">
                <text:p>0.95475149154663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954998850822449">
                <text:p>0.95499885082244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956932246685028">
                <text:p>0.95693224668502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956956565380096">
                <text:p>0.95695656538009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957110404968262">
                <text:p>0.95711040496826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959243655204773">
                <text:p>0.95924365520477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959328889846802">
                <text:p>0.95932888984680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959266364574432">
                <text:p>0.95926636457443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960218906402588">
                <text:p>0.96021890640258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960198700428009">
                <text:p>0.96019870042800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960102498531342">
                <text:p>0.96010249853134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960144996643066">
                <text:p>0.96014499664306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960176467895508">
                <text:p>0.96017646789550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960337936878204">
                <text:p>0.96033793687820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960708737373352">
                <text:p>0.96070873737335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960768282413483">
                <text:p>0.96076828241348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960842788219452">
                <text:p>0.96084278821945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960386157035827">
                <text:p>0.96038615703582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960509538650513">
                <text:p>0.96050953865051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960550606250763">
                <text:p>0.96055060625076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959044098854065">
                <text:p>0.9590440988540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95915812253952">
                <text:p>0.9591581225395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95930027961731">
                <text:p>0.9593002796173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959434390068054">
                <text:p>0.95943439006805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959257543087006">
                <text:p>0.95925754308700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959245085716248">
                <text:p>0.95924508571624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959264278411865">
                <text:p>0.95926427841186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95930951833725">
                <text:p>0.9593095183372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959864318370819">
                <text:p>0.95986431837081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95983225107193">
                <text:p>0.9598322510719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960001468658447">
                <text:p>0.96000146865844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959780812263489">
                <text:p>0.95978081226348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959772765636444">
                <text:p>0.95977276563644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959768235683441">
                <text:p>0.95976823568344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95991051197052">
                <text:p>0.9599105119705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959901034832001">
                <text:p>0.95990103483200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959818959236145">
                <text:p>0.95981895923614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95991975069046">
                <text:p>0.95991975069046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959862470626831">
                <text:p>0.95986247062683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959891140460968">
                <text:p>0.95989114046096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959671378135681">
                <text:p>0.95967137813568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959656357765198">
                <text:p>0.95965635776519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959656357765198">
                <text:p>0.95965635776519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961166441440582">
                <text:p>0.96116644144058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961111485958099">
                <text:p>0.96111148595809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961112678050995">
                <text:p>0.96111267805099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963075280189514">
                <text:p>0.96307528018951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963055610656738">
                <text:p>0.96305561065673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963057577610016">
                <text:p>0.96305757761001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963148355484009">
                <text:p>0.96314835548400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963143467903137">
                <text:p>0.96314346790313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963115692138672">
                <text:p>0.96311569213867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96174156665802">
                <text:p>0.9617415666580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961791932582855">
                <text:p>0.96179193258285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961341321468353">
                <text:p>0.96134132146835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961342930793762">
                <text:p>0.96134293079376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961311459541321">
                <text:p>0.96131145954132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963065445423126">
                <text:p>0.96306544542312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963065207004547">
                <text:p>0.96306520700454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963060677051544">
                <text:p>0.96306067705154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962854743003845">
                <text:p>0.96285474300384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96285879611969">
                <text:p>0.9628587961196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962888240814209">
                <text:p>0.96288824081420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963482618331909">
                <text:p>0.96348261833190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963356494903564">
                <text:p>0.96335649490356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963415026664734">
                <text:p>0.96341502666473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960706889629364">
                <text:p>0.96070688962936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96081417798996">
                <text:p>0.9608141779899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960702478885651">
                <text:p>0.96070247888565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95646870136261">
                <text:p>0.9564687013626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956495404243469">
                <text:p>0.95649540424346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956423938274384">
                <text:p>0.95642393827438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956846594810486">
                <text:p>0.95684659481048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956788003444672">
                <text:p>0.95678800344467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956780314445496">
                <text:p>0.95678031444549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954330682754517">
                <text:p>0.95433068275451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954362630844116">
                <text:p>0.95436263084411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954347133636475">
                <text:p>0.95434713363647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954104661941528">
                <text:p>0.95410466194152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954083561897278">
                <text:p>0.95408356189727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954133093357086">
                <text:p>0.95413309335708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954565405845642">
                <text:p>0.95456540584564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95455938577652">
                <text:p>0.9545593857765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95321649312973">
                <text:p>0.9532164931297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953228294849396">
                <text:p>0.95322829484939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953222274780273">
                <text:p>0.95322227478027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953718721866608">
                <text:p>0.95371872186660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953645825386047">
                <text:p>0.953645825386047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953749418258667">
                <text:p>0.95374941825866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953032374382019">
                <text:p>0.95303237438201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95304411649704">
                <text:p>0.9530441164970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953013956546783">
                <text:p>0.95301395654678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953674614429474">
                <text:p>0.95367461442947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953667998313904">
                <text:p>0.95366799831390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953648209571838">
                <text:p>0.95364820957183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956463694572449">
                <text:p>0.95646369457244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956458985805512">
                <text:p>0.95645898580551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956386089324951">
                <text:p>0.95638608932495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957802832126617">
                <text:p>0.95780283212661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957744836807251">
                <text:p>0.95774483680725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957784593105316">
                <text:p>0.95778459310531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955374538898468">
                <text:p>0.95537453889846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955321788787842">
                <text:p>0.95532178878784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955331861972809">
                <text:p>0.955331861972809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957963347434998">
                <text:p>0.95796334743499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957937955856323">
                <text:p>0.957937955856323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957949578762054">
                <text:p>0.95794957876205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960983157157898">
                <text:p>0.96098315715789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96098792552948">
                <text:p>0.9609879255294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961001813411713">
                <text:p>0.96100181341171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963398873806">
                <text:p>0.963398873806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963385462760925">
                <text:p>0.96338546276092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966510593891144">
                <text:p>0.966510593891144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966435253620148">
                <text:p>0.96643525362014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966657757759094">
                <text:p>0.96665775775909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963921904563904">
                <text:p>0.96392190456390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9639652967453">
                <text:p>0.963965296745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964028894901276">
                <text:p>0.964028894901276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958092272281647">
                <text:p>0.95809227228164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958049297332764">
                <text:p>0.95804929733276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958267331123352">
                <text:p>0.95826733112335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959062278270721">
                <text:p>0.95906227827072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95904940366745">
                <text:p>0.9590494036674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959045767784119">
                <text:p>0.95904576778411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961455702781677">
                <text:p>0.96145570278167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961447358131409">
                <text:p>0.96144735813140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961403489112854">
                <text:p>0.96140348911285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964122712612152">
                <text:p>0.96412271261215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963855564594269">
                <text:p>0.96385556459426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963803768157959">
                <text:p>0.96380376815795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962318599224091">
                <text:p>0.96231859922409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96238100528717">
                <text:p>0.9623810052871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962368488311768">
                <text:p>0.96236848831176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966544210910797">
                <text:p>0.96654421091079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966538429260254">
                <text:p>0.96653842926025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966522812843323">
                <text:p>0.96652281284332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965086042881012">
                <text:p>0.96508604288101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9652139544487">
                <text:p>0.965213954448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96531093120575">
                <text:p>0.9653109312057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962496280670166">
                <text:p>0.96249628067016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962368965148926">
                <text:p>0.962368965148926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963019549846649">
                <text:p>0.96301954984664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962984502315521">
                <text:p>0.96298450231552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963106632232666">
                <text:p>0.96310663223266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962202727794647">
                <text:p>0.96220272779464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962310552597046">
                <text:p>0.96231055259704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962343215942383">
                <text:p>0.96234321594238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960692405700684">
                <text:p>0.96069240570068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961015224456787">
                <text:p>0.96101522445678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960945606231689">
                <text:p>0.96094560623168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960932314395904">
                <text:p>0.96093231439590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960852921009064">
                <text:p>0.96085292100906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960887372493744">
                <text:p>0.96088737249374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963238179683685">
                <text:p>0.96323817968368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963237404823303">
                <text:p>0.963237404823303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963238716125488">
                <text:p>0.96323871612548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96309244632721">
                <text:p>0.9630924463272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963270783424377">
                <text:p>0.963270783424377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963258445262909">
                <text:p>0.96325844526290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963328421115875">
                <text:p>0.96332842111587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963155090808868">
                <text:p>0.96315509080886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963221669197082">
                <text:p>0.96322166919708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96276843547821">
                <text:p>0.9627684354782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962818264961243">
                <text:p>0.96281826496124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962797582149506">
                <text:p>0.96279758214950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959756672382355">
                <text:p>0.95975667238235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959737181663513">
                <text:p>0.95973718166351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959901392459869">
                <text:p>0.95990139245986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956632971763611">
                <text:p>0.956632971763611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956649720668793">
                <text:p>0.95664972066879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956620395183563">
                <text:p>0.95662039518356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956516802310944">
                <text:p>0.95651680231094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956822097301483">
                <text:p>0.95682209730148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957185387611389">
                <text:p>0.95718538761138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957127213478088">
                <text:p>0.95712721347808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957144320011139">
                <text:p>0.957144320011139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957813441753387">
                <text:p>0.95781344175338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957805871963501">
                <text:p>0.95780587196350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95785391330719">
                <text:p>0.9578539133071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958432257175446">
                <text:p>0.95843225717544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958155691623688">
                <text:p>0.95815569162368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958178341388702">
                <text:p>0.95817834138870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959242343902588">
                <text:p>0.95924234390258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959283709526062">
                <text:p>0.959283709526062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959140241146088">
                <text:p>0.95914024114608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959404468536377">
                <text:p>0.959404468536377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959395229816437">
                <text:p>0.95939522981643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959401249885559">
                <text:p>0.95940124988555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9600390791893">
                <text:p>0.960039079189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9600390791893">
                <text:p>0.960039079189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960127890110016">
                <text:p>0.96012789011001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96040666103363">
                <text:p>0.96040666103363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960201621055603">
                <text:p>0.960201621055603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960248172283173">
                <text:p>0.96024817228317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960221350193024">
                <text:p>0.96022135019302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9601930975914">
                <text:p>0.960193097591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96003645658493">
                <text:p>0.9600364565849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960224092006683">
                <text:p>0.96022409200668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96026223897934">
                <text:p>0.9602622389793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960364460945129">
                <text:p>0.96036446094512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960245430469513">
                <text:p>0.96024543046951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960242927074432">
                <text:p>0.96024292707443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960508823394775">
                <text:p>0.96050882339477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960548102855682">
                <text:p>0.96054810285568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960497140884399">
                <text:p>0.96049714088439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961417496204376">
                <text:p>0.961417496204376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961402475833893">
                <text:p>0.96140247583389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961380004882812">
                <text:p>0.96138000488281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960657775402069">
                <text:p>0.96065777540206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960664510726929">
                <text:p>0.96066451072692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960631370544434">
                <text:p>0.96063137054443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961517691612244">
                <text:p>0.96151769161224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961437344551086">
                <text:p>0.9614373445510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961431920528412">
                <text:p>0.96143192052841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959537267684936">
                <text:p>0.95953726768493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95966100692749">
                <text:p>0.95966100692749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959643006324768">
                <text:p>0.95964300632476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959985136985779">
                <text:p>0.959985136985779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959982872009277">
                <text:p>0.959982872009277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960040152072906">
                <text:p>0.960040152072906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960113525390625">
                <text:p>0.96011352539062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960102736949921">
                <text:p>0.96010273694992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960380375385284">
                <text:p>0.96038037538528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961848795413971">
                <text:p>0.96184879541397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961679697036743">
                <text:p>0.96167969703674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961719572544098">
                <text:p>0.961719572544098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96314150094986">
                <text:p>0.9631415009498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963213622570038">
                <text:p>0.963213622570038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964163720607758">
                <text:p>0.96416372060775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964182913303375">
                <text:p>0.96418291330337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964165508747101">
                <text:p>0.96416550874710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964707612991333">
                <text:p>0.96470761299133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964632213115692">
                <text:p>0.96463221311569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964634120464325">
                <text:p>0.96463412046432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964179635047913">
                <text:p>0.964179635047913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964184463024139">
                <text:p>0.96418446302413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964212596416473">
                <text:p>0.96421259641647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964751958847046">
                <text:p>0.96475195884704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964685380458832">
                <text:p>0.96468538045883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964730203151703">
                <text:p>0.964730203151703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967002511024475">
                <text:p>0.96700251102447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967190861701965">
                <text:p>0.96719086170196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966993510723114">
                <text:p>0.96699351072311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968358993530273">
                <text:p>0.96835899353027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968366026878357">
                <text:p>0.9683660268783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968362748622894">
                <text:p>0.96836274862289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966865479946136">
                <text:p>0.966865479946136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966867804527283">
                <text:p>0.96686780452728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966810166835785">
                <text:p>0.96681016683578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96706223487854">
                <text:p>0.9670622348785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966966032981873">
                <text:p>0.96696603298187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967040121555328">
                <text:p>0.96704012155532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966806054115295">
                <text:p>0.96680605411529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966917753219604">
                <text:p>0.96691775321960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966977000236511">
                <text:p>0.96697700023651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966972291469574">
                <text:p>0.96697229146957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96689647436142">
                <text:p>0.9668964743614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967262268066406">
                <text:p>0.96726226806640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967161536216736">
                <text:p>0.967161536216736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967233657836914">
                <text:p>0.96723365783691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967335999011993">
                <text:p>0.96733599901199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967379808425903">
                <text:p>0.967379808425903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967306077480316">
                <text:p>0.96730607748031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966830432415008">
                <text:p>0.96683043241500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966480314731598">
                <text:p>0.96648031473159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96657407283783">
                <text:p>0.9665740728378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966104924678802">
                <text:p>0.96610492467880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966331720352173">
                <text:p>0.96633172035217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965984642505646">
                <text:p>0.965984642505646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966199398040772">
                <text:p>0.96619939804077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966191232204437">
                <text:p>0.96619123220443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966205954551697">
                <text:p>0.96620595455169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965902149677277">
                <text:p>0.965902149677277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965951144695282">
                <text:p>0.96595114469528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96590256690979">
                <text:p>0.96590256690979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965618371963501">
                <text:p>0.96561837196350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965512692928314">
                <text:p>0.965512692928314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965609610080719">
                <text:p>0.96560961008071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965432465076446">
                <text:p>0.965432465076446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965309500694275">
                <text:p>0.96530950069427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965375900268555">
                <text:p>0.96537590026855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965444684028626">
                <text:p>0.96544468402862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965459585189819">
                <text:p>0.96545958518981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965414345264435">
                <text:p>0.96541434526443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96446692943573">
                <text:p>0.9644669294357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964511692523956">
                <text:p>0.96451169252395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963465869426727">
                <text:p>0.96346586942672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963590323925018">
                <text:p>0.96359032392501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963606894016266">
                <text:p>0.96360689401626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963166117668152">
                <text:p>0.96316611766815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963120341300964">
                <text:p>0.96312034130096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96323025226593">
                <text:p>0.9632302522659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96307373046875">
                <text:p>0.9630737304687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963339924812317">
                <text:p>0.963339924812317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963330388069153">
                <text:p>0.96333038806915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963030219078064">
                <text:p>0.96303021907806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963010966777802">
                <text:p>0.96301096677780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963058531284332">
                <text:p>0.96305853128433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962734282016754">
                <text:p>0.96273428201675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962655067443848">
                <text:p>0.96265506744384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962709605693817">
                <text:p>0.96270960569381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962070643901825">
                <text:p>0.96207064390182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962325155735016">
                <text:p>0.9623251557350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962343573570251">
                <text:p>0.96234357357025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961346209049225">
                <text:p>0.96134620904922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961301386356354">
                <text:p>0.961301386356354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961437046527862">
                <text:p>0.96143704652786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960096120834351">
                <text:p>0.96009612083435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9600989818573">
                <text:p>0.960098981857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960024058818817">
                <text:p>0.96002405881881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959205687046051">
                <text:p>0.95920568704605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959114491939545">
                <text:p>0.95911449193954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959029018878937">
                <text:p>0.959029018878937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957400977611541">
                <text:p>0.957400977611541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957389414310455">
                <text:p>0.95738941431045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956736922264099">
                <text:p>0.95673692226409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95656555891037">
                <text:p>0.9565655589103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956887245178223">
                <text:p>0.956887245178223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955969452857971">
                <text:p>0.95596945285797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956106007099152">
                <text:p>0.95610600709915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956063210964203">
                <text:p>0.95606321096420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955165863037109">
                <text:p>0.95516586303710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954757273197174">
                <text:p>0.95475727319717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95484322309494">
                <text:p>0.95484322309494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954992234706879">
                <text:p>0.95499223470687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954892575740814">
                <text:p>0.954892575740814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954621255397797">
                <text:p>0.95462125539779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952999532222748">
                <text:p>0.95299953222274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95272558927536">
                <text:p>0.95272558927536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952864587306976">
                <text:p>0.952864587306976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950766563415527">
                <text:p>0.95076656341552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950842499732971">
                <text:p>0.95084249973297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950959801673889">
                <text:p>0.95095980167388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948645830154419">
                <text:p>0.94864583015441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948578715324402">
                <text:p>0.948578715324402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948634624481201">
                <text:p>0.948634624481201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945392489433289">
                <text:p>0.945392489433289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945379197597504">
                <text:p>0.94537919759750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945360422134399">
                <text:p>0.945360422134399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945803761482239">
                <text:p>0.94580376148223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945805966854095">
                <text:p>0.94580596685409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945802986621857">
                <text:p>0.945802986621857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94502866268158">
                <text:p>0.94502866268158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94489848613739">
                <text:p>0.9448984861373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944801151752472">
                <text:p>0.944801151752472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944810688495636">
                <text:p>0.94481068849563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944749534130096">
                <text:p>0.94474953413009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945199191570282">
                <text:p>0.945199191570282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945159256458282">
                <text:p>0.94515925645828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945319890975952">
                <text:p>0.945319890975952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945713996887207">
                <text:p>0.945713996887207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945742189884186">
                <text:p>0.945742189884186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945734739303589">
                <text:p>0.94573473930358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946159064769745">
                <text:p>0.94615906476974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94622665643692">
                <text:p>0.9462266564369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946258783340454">
                <text:p>0.94625878334045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952945947647095">
                <text:p>0.95294594764709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952950060367584">
                <text:p>0.952950060367584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953537881374359">
                <text:p>0.95353788137435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957237899303436">
                <text:p>0.95723789930343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956782877445221">
                <text:p>0.956782877445221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956584990024567">
                <text:p>0.956584990024567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955740749835968">
                <text:p>0.95574074983596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955671906471252">
                <text:p>0.95567190647125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955719172954559">
                <text:p>0.95571917295455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958901464939117">
                <text:p>0.95890146493911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958956897258758">
                <text:p>0.95895689725875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95888614654541">
                <text:p>0.9588861465454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95756733417511">
                <text:p>0.9575673341751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957440793514252">
                <text:p>0.95744079351425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957390189170837">
                <text:p>0.95739018917083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951611936092377">
                <text:p>0.95161193609237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951778173446655">
                <text:p>0.95177817344665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953430831432342">
                <text:p>0.95343083143234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953534066677094">
                <text:p>0.953534066677094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953528881072998">
                <text:p>0.953528881072998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956196367740631">
                <text:p>0.956196367740631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956230461597443">
                <text:p>0.95623046159744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956179678440094">
                <text:p>0.956179678440094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953711867332458">
                <text:p>0.95371186733245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95372861623764">
                <text:p>0.9537286162376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953543603420258">
                <text:p>0.95354360342025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950694441795349">
                <text:p>0.95069444179534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950758814811706">
                <text:p>0.95075881481170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950808942317963">
                <text:p>0.950808942317963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944576025009155">
                <text:p>0.94457602500915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944443166255951">
                <text:p>0.94444316625595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944426834583282">
                <text:p>0.94442683458328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943192601203918">
                <text:p>0.94319260120391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94314980506897">
                <text:p>0.94314980506897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943223178386688">
                <text:p>0.94322317838668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947216987609863">
                <text:p>0.94721698760986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947247862815857">
                <text:p>0.94724786281585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947151839733124">
                <text:p>0.94715183973312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955744802951813">
                <text:p>0.95574480295181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955683171749115">
                <text:p>0.95568317174911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955751776695251">
                <text:p>0.95575177669525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954044759273529">
                <text:p>0.954044759273529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954250276088715">
                <text:p>0.954250276088715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9542196393013">
                <text:p>0.954219639301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95444929599762">
                <text:p>0.95444929599762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954448759555817">
                <text:p>0.95444875955581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952662706375122">
                <text:p>0.952662706375122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952677309513092">
                <text:p>0.95267730951309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952706873416901">
                <text:p>0.95270687341690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951423287391663">
                <text:p>0.95142328739166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951351284980774">
                <text:p>0.95135128498077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951339066028595">
                <text:p>0.95133906602859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951982855796814">
                <text:p>0.95198285579681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95195722579956">
                <text:p>0.9519572257995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951883018016815">
                <text:p>0.95188301801681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95177161693573">
                <text:p>0.95177161693573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951757907867431">
                <text:p>0.95175790786743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951774775981903">
                <text:p>0.95177477598190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946957647800446">
                <text:p>0.94695764780044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946749150753021">
                <text:p>0.946749150753021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946934640407562">
                <text:p>0.94693464040756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945018827915192">
                <text:p>0.94501882791519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944931626319885">
                <text:p>0.94493162631988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944925785064697">
                <text:p>0.94492578506469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951449394226074">
                <text:p>0.951449394226074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951513051986694">
                <text:p>0.95151305198669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951525688171387">
                <text:p>0.95152568817138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954741060733795">
                <text:p>0.95474106073379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954743325710297">
                <text:p>0.954743325710297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954726278781891">
                <text:p>0.95472627878189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954829812049866">
                <text:p>0.95482981204986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954792618751526">
                <text:p>0.954792618751526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954785048961639">
                <text:p>0.95478504896163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953062653541565">
                <text:p>0.95306265354156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95306009054184">
                <text:p>0.95306009054184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95126461982727">
                <text:p>0.9512646198272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951272368431091">
                <text:p>0.951272368431091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951290369033814">
                <text:p>0.951290369033814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949784100055695">
                <text:p>0.94978410005569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949854910373688">
                <text:p>0.94985491037368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949901103973389">
                <text:p>0.94990110397338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949540019035339">
                <text:p>0.94954001903533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949559390544891">
                <text:p>0.94955939054489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949557840824127">
                <text:p>0.94955784082412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94886976480484">
                <text:p>0.94886976480484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948912024497986">
                <text:p>0.948912024497986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94891232252121">
                <text:p>0.9489123225212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947535276412964">
                <text:p>0.94753527641296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94750452041626">
                <text:p>0.9475045204162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947534203529358">
                <text:p>0.947534203529358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942140936851501">
                <text:p>0.94214093685150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9421226978302">
                <text:p>0.942122697830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942164778709412">
                <text:p>0.94216477870941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946192741394043">
                <text:p>0.946192741394043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946095764636993">
                <text:p>0.946095764636993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946160733699799">
                <text:p>0.94616073369979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944106936454773">
                <text:p>0.94410693645477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944198310375214">
                <text:p>0.944198310375214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943933129310608">
                <text:p>0.94393312931060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93781453371048">
                <text:p>0.9378145337104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937824189662933">
                <text:p>0.937824189662933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937840461730957">
                <text:p>0.937840461730957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938376486301422">
                <text:p>0.9383764863014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938365697860718">
                <text:p>0.9383656978607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938642978668213">
                <text:p>0.938642978668213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938590168952942">
                <text:p>0.93859016895294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938711106777191">
                <text:p>0.938711106777191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946161687374115">
                <text:p>0.946161687374115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946145951747894">
                <text:p>0.946145951747894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946226000785827">
                <text:p>0.94622600078582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94798195362091">
                <text:p>0.9479819536209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948090553283691">
                <text:p>0.94809055328369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948083937168121">
                <text:p>0.948083937168121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952038943767548">
                <text:p>0.952038943767548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952061653137207">
                <text:p>0.952061653137207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952054560184479">
                <text:p>0.95205456018447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950457990169525">
                <text:p>0.950457990169525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950490117073059">
                <text:p>0.95049011707305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950471818447113">
                <text:p>0.950471818447113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952132940292358">
                <text:p>0.95213294029235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952073037624359">
                <text:p>0.95207303762435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952072978019714">
                <text:p>0.952072978019714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953310489654541">
                <text:p>0.95331048965454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953356862068176">
                <text:p>0.953356862068176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953350186347961">
                <text:p>0.953350186347961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957156419754028">
                <text:p>0.957156419754028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957064032554626">
                <text:p>0.957064032554626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957050502300262">
                <text:p>0.95705050230026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954074740409851">
                <text:p>0.95407474040985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954063355922699">
                <text:p>0.95406335592269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954138875007629">
                <text:p>0.954138875007629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954308092594147">
                <text:p>0.95430809259414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954291999340057">
                <text:p>0.954291999340057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962522208690643">
                <text:p>0.96252220869064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962706446647644">
                <text:p>0.96270644664764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962724685668945">
                <text:p>0.962724685668945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954652369022369">
                <text:p>0.95465236902236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954545795917511">
                <text:p>0.95454579591751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954602837562561">
                <text:p>0.954602837562561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95421552658081">
                <text:p>0.9542155265808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954208135604858">
                <text:p>0.954208135604858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954220831394196">
                <text:p>0.95422083139419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955911576747894">
                <text:p>0.955911576747894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955866873264313">
                <text:p>0.955866873264313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955984234809876">
                <text:p>0.955984234809876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936046957969666">
                <text:p>0.936046957969666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935906112194061">
                <text:p>0.935906112194061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934578597545624">
                <text:p>0.934578597545624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949688017368317">
                <text:p>0.949688017368317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949702501296997">
                <text:p>0.949702501296997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949677467346191">
                <text:p>0.94967746734619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963370084762573">
                <text:p>0.96337008476257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963346600532532">
                <text:p>0.9633466005325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963315963745117">
                <text:p>0.963315963745117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95669412612915">
                <text:p>0.95669412612915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956693649291992">
                <text:p>0.956693649291992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956709504127502">
                <text:p>0.95670950412750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952268004417419">
                <text:p>0.95226800441741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952179670333862">
                <text:p>0.95217967033386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952142536640167">
                <text:p>0.952142536640167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954894542694092">
                <text:p>0.95489454269409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955045521259308">
                <text:p>0.95504552125930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962996304035187">
                <text:p>0.962996304035187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962979972362518">
                <text:p>0.96297997236251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962985396385193">
                <text:p>0.96298539638519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966365575790405">
                <text:p>0.96636557579040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966283857822418">
                <text:p>0.966283857822418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966303884983063">
                <text:p>0.966303884983063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964950621128082">
                <text:p>0.96495062112808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964951276779175">
                <text:p>0.96495127677917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96504282951355">
                <text:p>0.9650428295135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963858962059021">
                <text:p>0.96385896205902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963933885097504">
                <text:p>0.963933885097504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964076817035675">
                <text:p>0.96407681703567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965333521366119">
                <text:p>0.965333521366119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96531730890274">
                <text:p>0.9653173089027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96528685092926">
                <text:p>0.9652868509292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959824502468109">
                <text:p>0.959824502468109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.959782838821411">
                <text:p>0.959782838821411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959833860397339">
                <text:p>0.95983386039733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960769593715668">
                <text:p>0.960769593715668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960810363292694">
                <text:p>0.960810363292694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960850954055786">
                <text:p>0.960850954055786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959792375564575">
                <text:p>0.95979237556457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959792494773865">
                <text:p>0.959792494773865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959866404533386">
                <text:p>0.959866404533386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96060711145401">
                <text:p>0.9606071114540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956793785095215">
                <text:p>0.95679378509521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956689536571503">
                <text:p>0.95668953657150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952027797698975">
                <text:p>0.95202779769897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952023327350616">
                <text:p>0.952023327350616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956651389598846">
                <text:p>0.95665138959884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956641376018524">
                <text:p>0.956641376018524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956675410270691">
                <text:p>0.956675410270691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94051057100296">
                <text:p>0.94051057100296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940567791461945">
                <text:p>0.940567791461945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940598607063293">
                <text:p>0.94059860706329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959583699703217">
                <text:p>0.959583699703217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959554553031921">
                <text:p>0.95955455303192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959552526473999">
                <text:p>0.959552526473999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965143322944641">
                <text:p>0.96514332294464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96525639295578">
                <text:p>0.96525639295578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965207636356354">
                <text:p>0.965207636356354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964624166488647">
                <text:p>0.964624166488647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964650690555572">
                <text:p>0.96465069055557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964577913284302">
                <text:p>0.96457791328430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963182091712952">
                <text:p>0.96318209171295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963185727596283">
                <text:p>0.96318572759628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963166534900665">
                <text:p>0.96316653490066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958328127861023">
                <text:p>0.95832812786102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958324372768402">
                <text:p>0.95832437276840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958286821842194">
                <text:p>0.958286821842194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952515244483948">
                <text:p>0.952515244483948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952522099018097">
                <text:p>0.95252209901809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952547013759613">
                <text:p>0.95254701375961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957071363925934">
                <text:p>0.95707136392593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957041203975678">
                <text:p>0.957041203975678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957081496715546">
                <text:p>0.957081496715546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94683837890625">
                <text:p>0.9468383789062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946726143360138">
                <text:p>0.94672614336013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941981494426727">
                <text:p>0.941981494426727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942002177238464">
                <text:p>0.942002177238464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941994547843933">
                <text:p>0.9419945478439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95243775844574">
                <text:p>0.9524377584457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953000724315643">
                <text:p>0.953000724315643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953450620174408">
                <text:p>0.953450620174408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955360114574432">
                <text:p>0.955360114574432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955336093902588">
                <text:p>0.95533609390258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954840540885925">
                <text:p>0.954840540885925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943469822406769">
                <text:p>0.943469822406769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943475782871246">
                <text:p>0.943475782871246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943477690219879">
                <text:p>0.94347769021987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943184733390808">
                <text:p>0.94318473339080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943256497383118">
                <text:p>0.94325649738311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943402051925659">
                <text:p>0.943402051925659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943772494792938">
                <text:p>0.943772494792938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943705677986145">
                <text:p>0.9437056779861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943763911724091">
                <text:p>0.94376391172409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936929941177368">
                <text:p>0.936929941177368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936890721321106">
                <text:p>0.93689072132110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936927914619446">
                <text:p>0.936927914619446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932401478290558">
                <text:p>0.93240147829055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.932459115982056">
                <text:p>0.932459115982056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932404220104218">
                <text:p>0.93240422010421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935419917106628">
                <text:p>0.93541991710662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935510098934174">
                <text:p>0.93551009893417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935504019260406">
                <text:p>0.93550401926040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936443150043488">
                <text:p>0.93644315004348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936607837677002">
                <text:p>0.936607837677002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937761783599854">
                <text:p>0.937761783599854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937861323356628">
                <text:p>0.937861323356628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937947511672974">
                <text:p>0.937947511672974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94132000207901">
                <text:p>0.9413200020790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941326856613159">
                <text:p>0.94132685661315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941317021846771">
                <text:p>0.94131702184677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954511642456055">
                <text:p>0.954511642456055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954663813114166">
                <text:p>0.95466381311416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954715013504028">
                <text:p>0.954715013504028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954462170600891">
                <text:p>0.95446217060089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954340875148773">
                <text:p>0.95434087514877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954318642616272">
                <text:p>0.954318642616272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960967659950256">
                <text:p>0.96096765995025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960948824882507">
                <text:p>0.960948824882507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960543274879456">
                <text:p>0.960543274879456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95702338218689">
                <text:p>0.95702338218689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956972777843475">
                <text:p>0.95697277784347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956626772880554">
                <text:p>0.95662677288055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954476475715637">
                <text:p>0.954476475715637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954548478126526">
                <text:p>0.954548478126526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954549431800842">
                <text:p>0.95454943180084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95946604013443">
                <text:p>0.9594660401344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959431171417236">
                <text:p>0.959431171417236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960094809532166">
                <text:p>0.960094809532166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954200923442841">
                <text:p>0.95420092344284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954204380512238">
                <text:p>0.954204380512238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954194724559784">
                <text:p>0.95419472455978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950864195823669">
                <text:p>0.950864195823669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95087206363678">
                <text:p>0.95087206363678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46041414141655">
                <text:p>0.4604141414165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951982378959656">
                <text:p>0.951982378959656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460388243198395">
                <text:p>0.46038824319839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952170729637146">
                <text:p>0.952170729637146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457839041948319">
                <text:p>0.45783904194831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952044427394867">
                <text:p>0.952044427394867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441703855991363">
                <text:p>0.441703855991363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952798783779144">
                <text:p>0.95279878377914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44165712594986">
                <text:p>0.44165712594986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952793776988983">
                <text:p>0.952793776988983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441851943731308">
                <text:p>0.44185194373130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952742576599121">
                <text:p>0.95274257659912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419575572013855">
                <text:p>0.41957557201385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951452970504761">
                <text:p>0.95145297050476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419529795646668">
                <text:p>0.41952979564666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951465249061584">
                <text:p>0.951465249061584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419264942407608">
                <text:p>0.419264942407608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951470971107483">
                <text:p>0.95147097110748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424743920564652">
                <text:p>0.42474392056465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928929328918457">
                <text:p>0.928929328918457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425479799509048">
                <text:p>0.42547979950904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929632782936096">
                <text:p>0.929632782936096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425634890794754">
                <text:p>0.425634890794754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929766535758972">
                <text:p>0.929766535758972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298139661550522">
                <text:p>0.29813966155052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906274557113647">
                <text:p>0.906274557113647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.298043072223663">
                <text:p>0.298043072223663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.906531810760498">
                <text:p>0.906531810760498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.297839850187302">
                <text:p>0.29783985018730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906238496303558">
                <text:p>0.906238496303558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.904481589794159">
                <text:p>0.90448158979415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.904379606246948">
                <text:p>0.904379606246948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.905068755149841">
                <text:p>0.905068755149841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.252669870853424">
                <text:p>0.252669870853424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.876013159751892">
                <text:p>0.87601315975189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.250754594802856">
                <text:p>0.250754594802856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.875452876091003">
                <text:p>0.87545287609100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.252603828907013">
                <text:p>0.25260382890701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876305162906647">
                <text:p>0.876305162906647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.933005630970001">
                <text:p>0.93300563097000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.933031857013702">
                <text:p>0.933031857013702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.933074533939362">
                <text:p>0.93307453393936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.319873303174973">
                <text:p>0.319873303174973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.871484518051147">
                <text:p>0.87148451805114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.320068597793579">
                <text:p>0.320068597793579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871593952178955">
                <text:p>0.87159395217895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.320170938968658">
                <text:p>0.32017093896865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.871648728847504">
                <text:p>0.871648728847504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.8749058842659">
                <text:p>0.874905884265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.875275433063507">
                <text:p>0.875275433063507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.868879079818726">
                <text:p>0.868879079818726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.869566202163696">
                <text:p>0.86956620216369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869412481784821">
                <text:p>0.869412481784821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856819689273834">
                <text:p>0.856819689273834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.856975853443146">
                <text:p>0.856975853443146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856099486351013">
                <text:p>0.856099486351013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854228436946869">
                <text:p>0.85422843694686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.854181349277496">
                <text:p>0.85418134927749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.855139315128326">
                <text:p>0.85513931512832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830342352390289">
                <text:p>0.830342352390289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830438554286957">
                <text:p>0.830438554286957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830491006374359">
                <text:p>0.830491006374359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.820190131664276">
                <text:p>0.820190131664276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.819914698600769">
                <text:p>0.819914698600769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819793164730072">
                <text:p>0.81979316473007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808651447296143">
                <text:p>0.808651447296143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.809836864471435">
                <text:p>0.80983686447143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805000066757202">
                <text:p>0.80500006675720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807670831680298">
                <text:p>0.807670831680298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.807288348674774">
                <text:p>0.807288348674774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808475613594055">
                <text:p>0.808475613594055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818388283252716">
                <text:p>0.818388283252716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819133937358856">
                <text:p>0.81913393735885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819197595119476">
                <text:p>0.819197595119476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822749853134155">
                <text:p>0.82274985313415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818983614444733">
                <text:p>0.81898361444473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819527387619019">
                <text:p>0.81952738761901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828188180923462">
                <text:p>0.82818818092346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827970266342163">
                <text:p>0.827970266342163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829591393470764">
                <text:p>0.829591393470764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.830381274223328">
                <text:p>0.83038127422332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830591201782227">
                <text:p>0.83059120178222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.824206531047821">
                <text:p>0.82420653104782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.824072122573852">
                <text:p>0.82407212257385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.824789762496948">
                <text:p>0.824789762496948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.798149943351746">
                <text:p>0.798149943351746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798633694648743">
                <text:p>0.798633694648743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798843324184418">
                <text:p>0.79884332418441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.808528602123261">
                <text:p>0.80852860212326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.808709383010864">
                <text:p>0.808709383010864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.808712124824524">
                <text:p>0.80871212482452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.81727522611618">
                <text:p>0.8172752261161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.816288709640503">
                <text:p>0.81628870964050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.814777135848999">
                <text:p>0.814777135848999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.825895190238953">
                <text:p>0.825895190238953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.825892865657806">
                <text:p>0.825892865657806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.825903058052063">
                <text:p>0.825903058052063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.811436951160431">
                <text:p>0.811436951160431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.811671316623688">
                <text:p>0.811671316623688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.811666011810303">
                <text:p>0.811666011810303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.895017802715302">
                <text:p>0.895017802715302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.894997596740723">
                <text:p>0.89499759674072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.894616305828095">
                <text:p>0.89461630582809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.879217088222504">
                <text:p>0.879217088222504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878768682479858">
                <text:p>0.878768682479858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.877859115600586">
                <text:p>0.877859115600586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.840298354625702">
                <text:p>0.84029835462570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.842842519283295">
                <text:p>0.84284251928329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.846170127391815">
                <text:p>0.846170127391815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.846549868583679">
                <text:p>0.84654986858367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.844679772853851">
                <text:p>0.84467977285385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.773225665092468">
                <text:p>0.773225665092468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.774702489376068">
                <text:p>0.77470248937606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.772551894187927">
                <text:p>0.77255189418792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.464039951562882">
                <text:p>0.46403995156288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.875814259052277">
                <text:p>0.87581425905227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.462672412395477">
                <text:p>0.46267241239547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.877035915851593">
                <text:p>0.877035915851593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.46275931596756">
                <text:p>0.46275931596756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.877439439296722">
                <text:p>0.87743943929672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.879310429096222">
                <text:p>0.8793104290962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.879069089889526">
                <text:p>0.879069089889526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.879760563373566">
                <text:p>0.879760563373566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.323506563901901">
                <text:p>0.32350656390190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.891290426254272">
                <text:p>0.891290426254272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.323567390441895">
                <text:p>0.323567390441895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.891338586807251">
                <text:p>0.89133858680725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.323414772748947">
                <text:p>0.323414772748947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.891374349594116">
                <text:p>0.891374349594116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.411308079957962">
                <text:p>0.41130807995796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.923540532588959">
                <text:p>0.923540532588959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.412501752376556">
                <text:p>0.41250175237655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.92357748746872">
                <text:p>0.92357748746872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.412742435932159">
                <text:p>0.41274243593215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.92367023229599">
                <text:p>0.92367023229599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.454974800348282">
                <text:p>0.454974800348282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.927297592163086">
                <text:p>0.92729759216308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.458651155233383">
                <text:p>0.458651155233383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.927790939807892">
                <text:p>0.927790939807892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.46085587143898">
                <text:p>0.46085587143898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.927764773368835">
                <text:p>0.92776477336883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.9340540766716">
                <text:p>0.9340540766716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.934088706970215">
                <text:p>0.93408870697021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.934285640716553">
                <text:p>0.934285640716553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.943653643131256">
                <text:p>0.943653643131256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.943641543388367">
                <text:p>0.943641543388367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.943643152713776">
                <text:p>0.943643152713776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.948415219783783">
                <text:p>0.948415219783783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.948396027088165">
                <text:p>0.94839602708816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.355760395526886">
                <text:p>0.355760395526886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.959311783313751">
                <text:p>0.959311783313751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.355730444192886">
                <text:p>0.355730444192886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.959273099899292">
                <text:p>0.959273099899292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.355922371149063">
                <text:p>0.35592237114906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.959202527999878">
                <text:p>0.959202527999878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.960850596427918">
                <text:p>0.96085059642791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.960915148258209">
                <text:p>0.960915148258209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.960812389850616">
                <text:p>0.960812389850616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.949569165706634">
                <text:p>0.949569165706634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.94963675737381">
                <text:p>0.9496367573738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.949613451957702">
                <text:p>0.94961345195770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.953329861164093">
                <text:p>0.95332986116409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.953332662582397">
                <text:p>0.95333266258239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.953314244747162">
                <text:p>0.95331424474716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.949946880340576">
                <text:p>0.94994688034057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.949904382228851">
                <text:p>0.949904382228851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.950289130210876">
                <text:p>0.95028913021087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.948579549789429">
                <text:p>0.94857954978942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.948583126068115">
                <text:p>0.94858312606811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.948571443557739">
                <text:p>0.948571443557739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.946064651012421">
                <text:p>0.946064651012421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.945989727973938">
                <text:p>0.945989727973938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.946024715900421">
                <text:p>0.94602471590042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.945387423038483">
                <text:p>0.945387423038483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.946667730808258">
                <text:p>0.946667730808258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.946349859237671">
                <text:p>0.946349859237671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.954253435134888">
                <text:p>0.95425343513488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.95415723323822">
                <text:p>0.95415723323822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.95430326461792">
                <text:p>0.9543032646179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.949547529220581">
                <text:p>0.94954752922058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.94952267408371">
                <text:p>0.9495226740837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.948950529098511">
                <text:p>0.94895052909851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.948980748653412">
                <text:p>0.948980748653412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.94897472858429">
                <text:p>0.9489747285842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.949136555194855">
                <text:p>0.94913655519485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.949150383472443">
                <text:p>0.949150383472443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.949186146259308">
                <text:p>0.949186146259308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.953867137432098">
                <text:p>0.953867137432098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.953860819339752">
                <text:p>0.95386081933975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.953868091106415">
                <text:p>0.95386809110641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.958061575889587">
                <text:p>0.958061575889587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.958079397678375">
                <text:p>0.958079397678375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.958099663257599">
                <text:p>0.958099663257599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.947347521781921">
                <text:p>0.947347521781921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.947347521781921">
                <text:p>0.947347521781921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.947473704814911">
                <text:p>0.947473704814911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.94331681728363">
                <text:p>0.94331681728363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.943390607833862">
                <text:p>0.94339060783386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.943347334861755">
                <text:p>0.94334733486175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.93035227060318">
                <text:p>0.9303522706031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.93000340461731">
                <text:p>0.93000340461731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.930071473121643">
                <text:p>0.930071473121643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.93004983663559">
                <text:p>0.93004983663559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.930538356304169">
                <text:p>0.930538356304169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930456340312958">
                <text:p>0.930456340312958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.942514598369598">
                <text:p>0.942514598369598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.942514777183533">
                <text:p>0.94251477718353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.942522466182709">
                <text:p>0.942522466182709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.940220415592194">
                <text:p>0.940220415592194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.940022468566894">
                <text:p>0.940022468566894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.944718301296234">
                <text:p>0.944718301296234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.944945216178894">
                <text:p>0.944945216178894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.944874107837677">
                <text:p>0.944874107837677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.940938889980316">
                <text:p>0.940938889980316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.940911173820496">
                <text:p>0.940911173820496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.94092458486557">
                <text:p>0.94092458486557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.944274306297302">
                <text:p>0.944274306297302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.944468021392822">
                <text:p>0.94446802139282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.944370329380035">
                <text:p>0.94437032938003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.945886254310608">
                <text:p>0.94588625431060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.945735812187195">
                <text:p>0.94573581218719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.945841550827026">
                <text:p>0.94584155082702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.950147449970245">
                <text:p>0.95014744997024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.950161695480347">
                <text:p>0.95016169548034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.950137734413147">
                <text:p>0.950137734413147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.951260447502136">
                <text:p>0.951260447502136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.951298654079437">
                <text:p>0.95129865407943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.95134437084198">
                <text:p>0.9513443708419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.951715648174286">
                <text:p>0.951715648174286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.951704740524292">
                <text:p>0.951704740524292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.951802134513855">
                <text:p>0.95180213451385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.951699376106262">
                <text:p>0.951699376106262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.951681315898895">
                <text:p>0.95168131589889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.95163893699646">
                <text:p>0.95163893699646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.951449990272522">
                <text:p>0.95144999027252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.951447248458862">
                <text:p>0.951447248458862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.951403439044952">
                <text:p>0.95140343904495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.951660811901092">
                <text:p>0.951660811901092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.951561152935028">
                <text:p>0.951561152935028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.952731370925903">
                <text:p>0.952731370925903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.95268964767456">
                <text:p>0.95268964767456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.952692627906799">
                <text:p>0.952692627906799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.953080892562866">
                <text:p>0.953080892562866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.953095853328705">
                <text:p>0.95309585332870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.953135371208191">
                <text:p>0.953135371208191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.954045593738556">
                <text:p>0.95404559373855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.95412278175354">
                <text:p>0.95412278175354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.954062104225159">
                <text:p>0.95406210422515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.954241156578064">
                <text:p>0.954241156578064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.954324126243591">
                <text:p>0.95432412624359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.954287827014923">
                <text:p>0.954287827014923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.954853177070618">
                <text:p>0.954853177070618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.954897880554199">
                <text:p>0.954897880554199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.954917550086975">
                <text:p>0.954917550086975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.954801321029663">
                <text:p>0.95480132102966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.954838931560516">
                <text:p>0.954838931560516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.954813480377197">
                <text:p>0.95481348037719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.953396618366241">
                <text:p>0.95339661836624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.953464448451996">
                <text:p>0.95346444845199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.953360974788666">
                <text:p>0.953360974788666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.957846820354462">
                <text:p>0.95784682035446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.957804262638092">
                <text:p>0.957804262638092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.957790434360504">
                <text:p>0.95779043436050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.962658882141113">
                <text:p>0.962658882141113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.962719261646271">
                <text:p>0.96271926164627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.96273672580719">
                <text:p>0.9627367258071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.962623715400696">
                <text:p>0.962623715400696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.962651312351227">
                <text:p>0.962651312351227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.963226437568665">
                <text:p>0.963226437568665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.963248789310455">
                <text:p>0.96324878931045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.963190078735352">
                <text:p>0.96319007873535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.957153379917145">
                <text:p>0.957153379917145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.95721036195755">
                <text:p>0.9572103619575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.957253336906433">
                <text:p>0.957253336906433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.948924481868744">
                <text:p>0.948924481868744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.948845744132996">
                <text:p>0.948845744132996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.948852241039276">
                <text:p>0.94885224103927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.943483173847198">
                <text:p>0.94348317384719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.943486750125885">
                <text:p>0.94348675012588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.943508327007294">
                <text:p>0.943508327007294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.943260669708252">
                <text:p>0.9432606697082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.943264603614807">
                <text:p>0.943264603614807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.943206369876862">
                <text:p>0.943206369876862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.956021726131439">
                <text:p>0.956021726131439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.956288933753967">
                <text:p>0.956288933753967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.956318140029907">
                <text:p>0.95631814002990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.950354039669037">
                <text:p>0.950354039669037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.950486898422241">
                <text:p>0.95048689842224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.950569927692413">
                <text:p>0.950569927692413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.95381224155426">
                <text:p>0.95381224155426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.95383495092392">
                <text:p>0.95383495092392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.953802525997162">
                <text:p>0.95380252599716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.952315270900726">
                <text:p>0.952315270900726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.952417492866516">
                <text:p>0.952417492866516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.952399134635925">
                <text:p>0.95239913463592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.944639980792999">
                <text:p>0.944639980792999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.944657862186432">
                <text:p>0.94465786218643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.941892802715302">
                <text:p>0.941892802715302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.941884517669678">
                <text:p>0.94188451766967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.941892445087433">
                <text:p>0.941892445087433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.948074638843536">
                <text:p>0.948074638843536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.948082804679871">
                <text:p>0.948082804679871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.948068618774414">
                <text:p>0.948068618774414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.947694778442383">
                <text:p>0.94769477844238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947672128677368">
                <text:p>0.947672128677368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.947549045085907">
                <text:p>0.94754904508590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.940883159637451">
                <text:p>0.940883159637451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.940881907939911">
                <text:p>0.940881907939911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.940888226032257">
                <text:p>0.940888226032257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.950884640216827">
                <text:p>0.950884640216827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.950954794883728">
                <text:p>0.950954794883728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.950781106948852">
                <text:p>0.95078110694885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.956389248371124">
                <text:p>0.956389248371124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.956451833248138">
                <text:p>0.956451833248138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.956484198570251">
                <text:p>0.95648419857025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.94741278886795">
                <text:p>0.94741278886795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.947320401668549">
                <text:p>0.947320401668549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.94736260175705">
                <text:p>0.94736260175705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.94263106584549">
                <text:p>0.9426310658454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.942655146121979">
                <text:p>0.942655146121979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.942744672298431">
                <text:p>0.94274467229843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.936187028884888">
                <text:p>0.936187028884888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.936192333698273">
                <text:p>0.936192333698273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.936142921447754">
                <text:p>0.936142921447754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.930089116096497">
                <text:p>0.930089116096497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.930200040340424">
                <text:p>0.930200040340424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.95041161775589">
                <text:p>0.95041161775589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.950536489486694">
                <text:p>0.95053648948669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.950952410697937">
                <text:p>0.95095241069793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.95721709728241">
                <text:p>0.95721709728241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.957158803939819">
                <text:p>0.957158803939819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.957212090492248">
                <text:p>0.957212090492248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.96307635307312">
                <text:p>0.9630763530731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.963068127632141">
                <text:p>0.963068127632141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.963082730770111">
                <text:p>0.963082730770111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.943953037261963">
                <text:p>0.943953037261963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.943997204303741">
                <text:p>0.943997204303741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.943899571895599">
                <text:p>0.943899571895599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.951999366283417">
                <text:p>0.951999366283417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.952012658119202">
                <text:p>0.952012658119202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.951890707015991">
                <text:p>0.951890707015991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.940401136875153">
                <text:p>0.94040113687515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.940441012382507">
                <text:p>0.940441012382507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.940487623214722">
                <text:p>0.940487623214722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.915600001811981">
                <text:p>0.915600001811981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.915582418441772">
                <text:p>0.915582418441772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.915316939353943">
                <text:p>0.915316939353943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.870876610279083">
                <text:p>0.870876610279083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.865772426128387">
                <text:p>0.86577242612838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.869530439376831">
                <text:p>0.869530439376831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.855710566043854">
                <text:p>0.855710566043854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.855508983135223">
                <text:p>0.855508983135223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.855454087257385">
                <text:p>0.855454087257385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.86843603849411">
                <text:p>0.86843603849411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.868143141269684">
                <text:p>0.868143141269684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.844448089599609">
                <text:p>0.844448089599609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.845333695411682">
                <text:p>0.84533369541168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.845046639442444">
                <text:p>0.845046639442444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.833114326000214">
                <text:p>0.833114326000214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.83327054977417">
                <text:p>0.83327054977417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.834150433540344">
                <text:p>0.834150433540344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.881449937820435">
                <text:p>0.881449937820435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.881354808807373">
                <text:p>0.881354808807373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.881592571735382">
                <text:p>0.88159257173538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.890830516815185">
                <text:p>0.890830516815185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.89094465970993">
                <text:p>0.8909446597099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.890546500682831">
                <text:p>0.890546500682831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.887498080730438">
                <text:p>0.887498080730438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.887835025787354">
                <text:p>0.887835025787354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.888011038303375">
                <text:p>0.88801103830337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.902297258377075">
                <text:p>0.90229725837707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.902688980102539">
                <text:p>0.902688980102539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.902894675731659">
                <text:p>0.902894675731659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.900145709514618">
                <text:p>0.90014570951461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.900067806243897">
                <text:p>0.900067806243897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.89936363697052">
                <text:p>0.8993636369705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.905642092227936">
                <text:p>0.90564209222793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.905567646026611">
                <text:p>0.905567646026611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.905620455741882">
                <text:p>0.90562045574188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.920864522457123">
                <text:p>0.92086452245712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.920761525630951">
                <text:p>0.92076152563095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.920833885669708">
                <text:p>0.920833885669708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.925162136554718">
                <text:p>0.925162136554718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.925191819667816">
                <text:p>0.925191819667816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.941462814807892">
                <text:p>0.941462814807892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.941427230834961">
                <text:p>0.941427230834961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.941458702087402">
                <text:p>0.94145870208740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.939911425113678">
                <text:p>0.939911425113678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.93989759683609">
                <text:p>0.93989759683609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.939899384975433">
                <text:p>0.939899384975433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.929433047771454">
                <text:p>0.929433047771454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.9294273853302">
                <text:p>0.929427385330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.929442226886749">
                <text:p>0.929442226886749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.929058372974396">
                <text:p>0.929058372974396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.929000079631805">
                <text:p>0.929000079631805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.929070889949799">
                <text:p>0.929070889949799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.918682098388672">
                <text:p>0.91868209838867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.918728172779083">
                <text:p>0.918728172779083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.918753981590271">
                <text:p>0.918753981590271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.918016493320465">
                <text:p>0.918016493320465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.917478442192077">
                <text:p>0.91747844219207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.917400240898132">
                <text:p>0.91740024089813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.916753530502319">
                <text:p>0.91675353050231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.916817128658295">
                <text:p>0.916817128658295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.916448533535004">
                <text:p>0.916448533535004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.925024271011352">
                <text:p>0.925024271011352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.925056338310242">
                <text:p>0.925056338310242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.925145506858826">
                <text:p>0.925145506858826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.938457906246185">
                <text:p>0.938457906246185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.93846070766449">
                <text:p>0.9384607076644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.938472986221314">
                <text:p>0.938472986221314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.941683769226074">
                <text:p>0.941683769226074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.941717386245728">
                <text:p>0.941717386245728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.942711472511292">
                <text:p>0.942711472511292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.9427250623703">
                <text:p>0.9427250623703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.942733705043793">
                <text:p>0.94273370504379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.948863208293915">
                <text:p>0.948863208293915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.948877036571503">
                <text:p>0.948877036571503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.948436558246612">
                <text:p>0.948436558246612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.952415585517883">
                <text:p>0.952415585517883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.95234876871109">
                <text:p>0.9523487687110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.952360689640045">
                <text:p>0.952360689640045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.953515887260437">
                <text:p>0.95351588726043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.95346999168396">
                <text:p>0.95346999168396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.953369617462158">
                <text:p>0.953369617462158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.945021152496338">
                <text:p>0.945021152496338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.945006668567658">
                <text:p>0.945006668567658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.945072531700134">
                <text:p>0.945072531700134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.937354683876038">
                <text:p>0.93735468387603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.937744617462158">
                <text:p>0.937744617462158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.937860071659088">
                <text:p>0.937860071659088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.946313142776489">
                <text:p>0.946313142776489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.946345865726471">
                <text:p>0.946345865726471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.94633823633194">
                <text:p>0.94633823633194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.941561579704285">
                <text:p>0.941561579704285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.941570997238159">
                <text:p>0.941570997238159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.941466748714447">
                <text:p>0.941466748714447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.94248229265213">
                <text:p>0.94248229265213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.942513763904572">
                <text:p>0.942513763904572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.942521750926971">
                <text:p>0.942521750926971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.943848609924316">
                <text:p>0.943848609924316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.943839490413666">
                <text:p>0.943839490413666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.945530235767364">
                <text:p>0.945530235767364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.9455406665802">
                <text:p>0.945540666580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.945538341999054">
                <text:p>0.945538341999054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.950450778007507">
                <text:p>0.950450778007507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.950329124927521">
                <text:p>0.95032912492752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.950311481952667">
                <text:p>0.950311481952667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.951268434524536">
                <text:p>0.95126843452453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.951327502727508">
                <text:p>0.951327502727508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.951727092266083">
                <text:p>0.951727092266083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.915078997612">
                <text:p>0.91507899761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.916110932826996">
                <text:p>0.916110932826996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.915487885475159">
                <text:p>0.915487885475159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.894412577152252">
                <text:p>0.89441257715225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.894599258899689">
                <text:p>0.89459925889968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.895359218120575">
                <text:p>0.89535921812057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.912759125232696">
                <text:p>0.912759125232696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.912118256092072">
                <text:p>0.91211825609207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.911894738674164">
                <text:p>0.911894738674164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.937371551990509">
                <text:p>0.937371551990509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.937360286712646">
                <text:p>0.937360286712646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.937610328197479">
                <text:p>0.937610328197479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.940235912799835">
                <text:p>0.940235912799835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.940166890621185">
                <text:p>0.940166890621185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.940250277519226">
                <text:p>0.940250277519226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.936811566352844">
                <text:p>0.93681156635284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.93689227104187">
                <text:p>0.9368922710418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.936741173267364">
                <text:p>0.936741173267364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.926281034946442">
                <text:p>0.926281034946442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.925999760627747">
                <text:p>0.925999760627747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.925846755504608">
                <text:p>0.925846755504608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.925817549228668">
                <text:p>0.92581754922866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.925673484802246">
                <text:p>0.925673484802246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.929253101348877">
                <text:p>0.929253101348877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.929454147815704">
                <text:p>0.929454147815704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.929659068584442">
                <text:p>0.929659068584442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.931638121604919">
                <text:p>0.931638121604919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.931259214878082">
                <text:p>0.931259214878082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.931105017662048">
                <text:p>0.931105017662048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.952365159988403">
                <text:p>0.952365159988403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0.952487587928772">
                <text:p>0.952487587928772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.952466249465942">
                <text:p>0.952466249465942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.959765136241913">
                <text:p>0.959765136241913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.959766030311584">
                <text:p>0.95976603031158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.959768891334534">
                <text:p>0.95976889133453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.95387613773346">
                <text:p>0.95387613773346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.954335033893585">
                <text:p>0.95433503389358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0.954086601734161">
                <text:p>0.95408660173416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0.914580821990967">
                <text:p>0.914580821990967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.915261209011078">
                <text:p>0.915261209011078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.915372848510742">
                <text:p>0.915372848510742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.91184914112091">
                <text:p>0.91184914112091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.911876022815704">
                <text:p>0.911876022815704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.911861896514893">
                <text:p>0.911861896514893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.942218840122223">
                <text:p>0.942218840122223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.941941738128662">
                <text:p>0.941941738128662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.941924393177032">
                <text:p>0.941924393177032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.949692904949188">
                <text:p>0.949692904949188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.949445307254791">
                <text:p>0.94944530725479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.921461284160614">
                <text:p>0.921461284160614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.921512544155121">
                <text:p>0.921512544155121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.921462595462799">
                <text:p>0.92146259546279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0.951014637947082">
                <text:p>0.95101463794708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.951010763645172">
                <text:p>0.95101076364517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.951004028320312">
                <text:p>0.95100402832031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.945794522762299">
                <text:p>0.945794522762299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.946107864379883">
                <text:p>0.946107864379883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.94623738527298">
                <text:p>0.94623738527298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.94474732875824">
                <text:p>0.94474732875824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.944834589958191">
                <text:p>0.94483458995819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.944872260093689">
                <text:p>0.944872260093689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.948068916797638">
                <text:p>0.948068916797638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.948373138904572">
                <text:p>0.948373138904572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.9479660987854">
                <text:p>0.9479660987854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.94514137506485">
                <text:p>0.94514137506485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.945266902446747">
                <text:p>0.945266902446747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.945254445075989">
                <text:p>0.945254445075989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.94112902879715">
                <text:p>0.94112902879715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.941188991069794">
                <text:p>0.94118899106979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.941332519054413">
                <text:p>0.941332519054413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.947498142719269">
                <text:p>0.947498142719269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.947581470012665">
                <text:p>0.947581470012665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.947568833827972">
                <text:p>0.947568833827972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0.950744032859802">
                <text:p>0.950744032859802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0.950758755207062">
                <text:p>0.95075875520706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.950675547122955">
                <text:p>0.950675547122955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.955336153507233">
                <text:p>0.955336153507233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.955320537090302">
                <text:p>0.955320537090302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.950215697288513">
                <text:p>0.950215697288513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.95036643743515">
                <text:p>0.95036643743515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.95034795999527">
                <text:p>0.95034795999527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.937174618244171">
                <text:p>0.937174618244171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.937619864940643">
                <text:p>0.937619864940643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.93756890296936">
                <text:p>0.93756890296936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.937559068202972">
                <text:p>0.937559068202972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.937546789646149">
                <text:p>0.937546789646149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.937530219554901">
                <text:p>0.937530219554901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0.939130067825317">
                <text:p>0.93913006782531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.939142346382141">
                <text:p>0.939142346382141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0.939020454883575">
                <text:p>0.939020454883575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.94133597612381">
                <text:p>0.94133597612381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.941201269626617">
                <text:p>0.941201269626617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.941174685955048">
                <text:p>0.94117468595504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.957852721214294">
                <text:p>0.957852721214294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.957870244979858">
                <text:p>0.957870244979858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0.957861185073852">
                <text:p>0.957861185073852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0.96012955904007">
                <text:p>0.96012955904007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.960227489471436">
                <text:p>0.960227489471436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.96009624004364">
                <text:p>0.96009624004364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.931865096092224">
                <text:p>0.931865096092224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.931997776031494">
                <text:p>0.931997776031494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.931995511054993">
                <text:p>0.931995511054993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0.911502718925476">
                <text:p>0.911502718925476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0.911581516265869">
                <text:p>0.911581516265869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.911633849143982">
                <text:p>0.91163384914398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.906981706619263">
                <text:p>0.906981706619263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.90701150894165">
                <text:p>0.90701150894165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.90517246723175">
                <text:p>0.90517246723175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.905131995677948">
                <text:p>0.905131995677948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0.905041933059692">
                <text:p>0.90504193305969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0.900219261646271">
                <text:p>0.900219261646271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.900100409984589">
                <text:p>0.900100409984589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.900179982185364">
                <text:p>0.900179982185364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.908045530319214">
                <text:p>0.908045530319214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.908055067062378">
                <text:p>0.908055067062378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.907952725887299">
                <text:p>0.907952725887299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.919709503650665">
                <text:p>0.919709503650665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0.919731259346008">
                <text:p>0.919731259346008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.919674456119537">
                <text:p>0.919674456119537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.929514288902283">
                <text:p>0.92951428890228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.92948180437088">
                <text:p>0.92948180437088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.929359078407288">
                <text:p>0.92935907840728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.949119865894318">
                <text:p>0.949119865894318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.949162364006042">
                <text:p>0.94916236400604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.949161946773529">
                <text:p>0.94916194677352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.95208466053009">
                <text:p>0.95208466053009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.952084124088287">
                <text:p>0.952084124088287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.951873421669006">
                <text:p>0.951873421669006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.93865317106247">
                <text:p>0.93865317106247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.938707947731018">
                <text:p>0.938707947731018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.938595652580261">
                <text:p>0.938595652580261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.902411758899689">
                <text:p>0.902411758899689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.9024418592453">
                <text:p>0.9024418592453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.902302384376526">
                <text:p>0.90230238437652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.919718623161316">
                <text:p>0.919718623161316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.919811308383942">
                <text:p>0.919811308383942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.912529170513153">
                <text:p>0.912529170513153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.91249018907547">
                <text:p>0.91249018907547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.912396430969238">
                <text:p>0.912396430969238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.914820313453674">
                <text:p>0.91482031345367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0.914713621139526">
                <text:p>0.914713621139526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.914386630058289">
                <text:p>0.914386630058289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.885415375232697">
                <text:p>0.885415375232697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.885607302188873">
                <text:p>0.885607302188873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.885459184646606">
                <text:p>0.885459184646606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.850117146968842">
                <text:p>0.850117146968842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.850521206855774">
                <text:p>0.850521206855774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.851461410522461">
                <text:p>0.851461410522461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.911518275737762">
                <text:p>0.911518275737762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.911604940891266">
                <text:p>0.911604940891266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.911641657352448">
                <text:p>0.911641657352448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.931829333305359">
                <text:p>0.931829333305359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.931656777858734">
                <text:p>0.931656777858734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.932033240795136">
                <text:p>0.93203324079513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.949361443519592">
                <text:p>0.949361443519592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.949274659156799">
                <text:p>0.94927465915679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.949290096759796">
                <text:p>0.949290096759796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.949732959270477">
                <text:p>0.949732959270477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.9497230052948">
                <text:p>0.949723005294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.949723899364471">
                <text:p>0.949723899364471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.944292962551117">
                <text:p>0.944292962551117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.944310247898102">
                <text:p>0.944310247898102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.944323182106018">
                <text:p>0.944323182106018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0.96056991815567">
                <text:p>0.96056991815567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.960576057434082">
                <text:p>0.960576057434082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.955129504203796">
                <text:p>0.95512950420379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.955324709415436">
                <text:p>0.955324709415436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0.955682814121246">
                <text:p>0.955682814121246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.919199645519257">
                <text:p>0.91919964551925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.919194638729095">
                <text:p>0.91919463872909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.919154047966003">
                <text:p>0.919154047966003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.918326675891876">
                <text:p>0.918326675891876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.918749511241913">
                <text:p>0.91874951124191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.918217122554779">
                <text:p>0.918217122554779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.9132199883461">
                <text:p>0.913219988346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.913241147994995">
                <text:p>0.913241147994995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.913221001625061">
                <text:p>0.913221001625061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.892656028270721">
                <text:p>0.89265602827072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.892625451087952">
                <text:p>0.892625451087952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.892725110054016">
                <text:p>0.892725110054016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0.904836118221283">
                <text:p>0.904836118221283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.904880106449127">
                <text:p>0.904880106449127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.904792666435242">
                <text:p>0.904792666435242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.927517294883728">
                <text:p>0.927517294883728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.927454173564911">
                <text:p>0.92745417356491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.927504241466522">
                <text:p>0.927504241466522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0.921133935451508">
                <text:p>0.921133935451508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0.92069137096405">
                <text:p>0.92069137096405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0.920719981193542">
                <text:p>0.92071998119354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.917784094810486">
                <text:p>0.917784094810486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.918224811553955">
                <text:p>0.918224811553955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.918217599391937">
                <text:p>0.918217599391937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0.915245056152344">
                <text:p>0.915245056152344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.915255188941956">
                <text:p>0.915255188941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